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Verdana" svg:font-family="Verdana, Geneva, sans-serif"/>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automatic-styles>
    <style:style style:name="sposoby_5f_slovotvoru" style:display-name="sposoby_slovotvoru" style:family="table">
      <style:table-properties style:width="6.4965in" style:rel-width="100%" table:align="left"/>
    </style:style>
    <style:style style:name="sposoby_5f_slovotvoru.A" style:display-name="sposoby_slovotvoru.A" style:family="table-column">
      <style:table-column-properties style:column-width="1.6236in" style:rel-column-width="2338*"/>
    </style:style>
    <style:style style:name="sposoby_5f_slovotvoru.B" style:display-name="sposoby_slovotvoru.B" style:family="table-column">
      <style:table-column-properties style:column-width="3.2486in" style:rel-column-width="4678*"/>
    </style:style>
    <style:style style:name="sposoby_5f_slovotvoru.C" style:display-name="sposoby_slovotvoru.C" style:family="table-column">
      <style:table-column-properties style:column-width="1.6243in" style:rel-column-width="2339*"/>
    </style:style>
    <style:style style:name="sposoby_5f_slovotvoru.A1" style:display-name="sposoby_slovotvoru.A1" style:family="table-cell">
      <style:table-cell-properties style:vertical-align="bottom" fo:background-color="transparent" fo:padding="0.0382in" fo:border-left="0.25pt solid #000000" fo:border-right="none" fo:border-top="0.25pt solid #000000" fo:border-bottom="0.25pt solid #000000">
        <style:background-image/>
      </style:table-cell-properties>
    </style:style>
    <style:style style:name="sposoby_5f_slovotvoru.C1" style:display-name="sposoby_slovotvoru.C1" style:family="table-cell">
      <style:table-cell-properties style:vertical-align="bottom" fo:background-color="transparent" fo:padding="0.0382in" fo:border="0.25pt solid #000000">
        <style:background-image/>
      </style:table-cell-properties>
    </style:style>
    <style:style style:name="sposoby_5f_slovotvoru.A2" style:display-name="sposoby_slovotvoru.A2" style:family="table-cell">
      <style:table-cell-properties style:vertical-align="bottom" fo:background-color="transparent" fo:padding="0.0382in" fo:border-left="0.25pt solid #000000" fo:border-right="none" fo:border-top="none" fo:border-bottom="0.25pt solid #000000">
        <style:background-image/>
      </style:table-cell-properties>
    </style:style>
    <style:style style:name="sposoby_5f_slovotvoru.C2" style:display-name="sposoby_slovotvoru.C2" style:family="table-cell">
      <style:table-cell-properties style:vertical-align="bottom" fo:background-color="transparent" fo:padding="0.0382in" fo:border-left="0.25pt solid #000000" fo:border-right="0.25pt solid #000000" fo:border-top="none" fo:border-bottom="0.25pt solid #000000">
        <style:background-image/>
      </style:table-cell-properties>
    </style:style>
    <style:style style:name="Dictionary" style:family="table">
      <style:table-properties style:width="6.4965in" fo:margin-top="0in" fo:margin-bottom="0in" fo:break-before="auto" fo:break-after="auto" table:align="margins"/>
    </style:style>
    <style:style style:name="Dictionary.A" style:family="table-column">
      <style:table-column-properties style:column-width="3.2472in" style:rel-column-width="32760*"/>
    </style:style>
    <style:style style:name="Dictionary.B" style:family="table-column">
      <style:table-column-properties style:column-width="3.2493in" style:rel-column-width="32775*"/>
    </style:style>
    <style:style style:name="Dictionary.A1" style:family="table-cell">
      <style:table-cell-properties fo:padding="0.0201in" fo:border-left="0.25pt solid #000000" fo:border-right="none" fo:border-top="0.25pt solid #000000" fo:border-bottom="0.25pt solid #000000"/>
    </style:style>
    <style:style style:name="Dictionary.B1" style:family="table-cell">
      <style:table-cell-properties fo:padding="0.0201in" fo:border="0.25pt solid #000000"/>
    </style:style>
    <style:style style:name="Dictionary.A2" style:family="table-cell">
      <style:table-cell-properties fo:padding="0.0201in" fo:border-left="0.25pt solid #000000" fo:border-right="none" fo:border-top="none" fo:border-bottom="0.25pt solid #000000"/>
    </style:style>
    <style:style style:name="Dictionary.B2" style:family="table-cell">
      <style:table-cell-properties fo:padding="0.0201in" fo:border-left="0.25pt solid #000000" fo:border-right="0.25pt solid #000000" fo:border-top="none" fo:border-bottom="0.25pt solid #000000"/>
    </style:style>
    <style:style style:name="P1" style:family="paragraph" style:parent-style-name="Д_5f_Верх.Колонтитул">
      <style:paragraph-properties fo:text-align="center" style:justify-single-word="false"/>
    </style:style>
    <style:style style:name="P2" style:family="paragraph" style:parent-style-name="Standard">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Times New Roman" fo:font-size="14pt" fo:language="uk" fo:country="UA" fo:font-style="italic" style:font-size-asian="14pt" style:font-style-asian="italic" style:font-size-complex="14pt" style:font-style-complex="italic"/>
    </style:style>
    <style:style style:name="P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5"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9"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bold" style:font-size-complex="14pt" style:font-style-complex="normal" style:font-weight-complex="bold"/>
    </style:style>
    <style:style style:name="P10"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Д_5f_Абзац_20_после_20_таблицы">
      <style:paragraph-properties fo:margin-left="0in" fo:margin-right="0in" fo:text-indent="0in" style:auto-text-indent="false"/>
    </style:style>
    <style:style style:name="P13" style:family="paragraph" style:parent-style-name="Д_5f_Абзац_20_перед_20_рисунком">
      <style:paragraph-properties fo:margin-left="0in" fo:margin-right="0in" fo:text-indent="0in" style:auto-text-indent="false"/>
    </style:style>
    <style:style style:name="P14" style:family="paragraph" style:parent-style-name="Text_20_body">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15" style:family="paragraph" style:parent-style-name="Text_20_body">
      <style:paragraph-properties fo:line-height="150%" fo:text-align="start" style:justify-single-word="false"/>
      <style:text-properties style:font-name="Times New Roman" fo:font-size="14pt" fo:font-weight="bold" style:font-size-asian="14pt" style:font-size-complex="14pt"/>
    </style:style>
    <style:style style:name="P16" style:family="paragraph" style:parent-style-name="Text_20_body">
      <style:paragraph-properties fo:line-height="150%" fo:text-align="start" style:justify-single-word="false"/>
      <style:text-properties style:font-name="Times New Roman" fo:font-size="14pt" fo:font-weight="bold" style:font-size-asian="14pt" style:font-weight-asian="normal" style:font-size-complex="14pt" style:font-weight-complex="normal"/>
    </style:style>
    <style:style style:name="P17" style:family="paragraph" style:parent-style-name="Text_20_body">
      <style:paragraph-properties fo:line-height="150%" fo:text-align="start" style:justify-single-word="false"/>
      <style:text-properties style:font-name="Times New Roman" fo:font-size="14pt" fo:font-weight="bold" style:font-size-asian="14pt" style:font-style-asian="italic" style:font-weight-asian="bold" style:font-size-complex="14pt" style:font-style-complex="italic" style:font-weight-complex="bold" style:text-overline-style="none" style:text-overline-color="font-color"/>
    </style:style>
    <style:style style:name="P18" style:family="paragraph" style:parent-style-name="Text_20_body">
      <style:paragraph-properties fo:line-height="150%" fo:text-align="start" style:justify-single-word="false"/>
      <style:text-properties style:font-name="Times New Roman" fo:font-size="14pt" style:font-size-asian="14pt" style:font-size-complex="14pt"/>
    </style:style>
    <style:style style:name="P19" style:family="paragraph" style:parent-style-name="Text_20_body">
      <style:paragraph-properties fo:line-height="150%" fo:text-align="start" style:justify-single-word="false"/>
      <style:text-properties style:font-name="Times New Roman" fo:font-size="14pt" fo:font-style="italic" style:font-size-asian="14pt" style:font-style-asian="italic" style:font-size-complex="14pt" style:font-style-complex="italic"/>
    </style:style>
    <style:style style:name="P20" style:family="paragraph" style:parent-style-name="Text_20_body">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21"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size-complex="14pt"/>
    </style:style>
    <style:style style:name="P22"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P23" style:family="paragraph" style:parent-style-name="Text_20_body">
      <style:paragraph-properties fo:line-height="150%" fo:text-align="start" style:justify-single-word="false"/>
    </style:style>
    <style:style style:name="P24" style:family="paragraph" style:parent-style-name="Д_5f_Згл._20_Общий">
      <style:paragraph-properties fo:break-before="page"/>
    </style:style>
    <style:style style:name="P25" style:family="paragraph" style:parent-style-name="Д_5f_Згл._20_Глава">
      <style:paragraph-properties fo:break-before="page"/>
    </style:style>
    <style:style style:name="P26" style:family="paragraph" style:parent-style-name="Д_5f_Згл._20_Пункт">
      <style:paragraph-properties fo:break-before="page"/>
      <style:text-properties fo:font-size="14pt" fo:font-weight="normal" style:font-size-asian="14pt" style:font-weight-asian="normal" style:font-size-complex="14pt" style:font-weight-complex="normal"/>
    </style:style>
    <style:style style:name="P27" style:family="paragraph" style:parent-style-name="Д_5f_Згл._20_Пункт">
      <style:text-properties style:font-weight-asian="bold" style:font-weight-complex="bold"/>
    </style:style>
    <style:style style:name="P28" style:family="paragraph" style:parent-style-name="Д_5f_Згл._20_Пункт">
      <style:text-properties fo:font-variant="normal" fo:text-transform="none" fo:color="#000000" fo:letter-spacing="normal"/>
    </style:style>
    <style:style style:name="P29" style:family="paragraph" style:parent-style-name="Д_5f_Основной_20_текст">
      <style:text-properties fo:font-style="italic" style:font-style-asian="italic" style:font-style-complex="italic"/>
    </style:style>
    <style:style style:name="P30" style:family="paragraph" style:parent-style-name="Д_5f_Основной_20_текст">
      <style:paragraph-properties fo:text-align="end" style:justify-single-word="false"/>
      <style:text-properties fo:font-style="italic" style:font-style-asian="italic" style:font-style-complex="italic"/>
    </style:style>
    <style:style style:name="P31" style:family="paragraph" style:parent-style-name="Д_5f_Основной_20_текст">
      <style:text-properties fo:font-variant="normal" fo:text-transform="none" fo:color="#000000" fo:letter-spacing="normal"/>
    </style:style>
    <style:style style:name="P32" style:family="paragraph" style:parent-style-name="Д_5f_Основной_20_текст">
      <style:text-properties fo:font-variant="normal" fo:text-transform="none" fo:color="#000000" fo:letter-spacing="normal" fo:font-style="normal" fo:font-weight="normal"/>
    </style:style>
    <style:style style:name="P33" style:family="paragraph" style:parent-style-name="Д_5f_Основной_20_текст">
      <style:paragraph-properties fo:text-align="center" style:justify-single-word="false"/>
      <style:text-properties fo:font-weight="normal" style:font-weight-asian="normal" style:font-weight-complex="normal"/>
    </style:style>
    <style:style style:name="P34" style:family="paragraph" style:parent-style-name="Д_5f_Основной_20_текст">
      <style:paragraph-properties fo:text-align="end" style:justify-single-word="false"/>
      <style:text-properties fo:font-weight="normal" style:font-weight-asian="normal" style:font-weight-complex="normal"/>
    </style:style>
    <style:style style:name="P35" style:family="paragraph" style:parent-style-name="Д_5f_Основной_20_текст">
      <style:paragraph-properties fo:text-align="center" style:justify-single-word="false"/>
    </style:style>
    <style:style style:name="P36" style:family="paragraph" style:parent-style-name="Д_5f_Основной_20_текст">
      <style:text-properties fo:font-weight="bold" style:font-weight-asian="bold" style:font-weight-complex="bold"/>
    </style:style>
    <style:style style:name="P37" style:family="paragraph" style:parent-style-name="Д_5f_Основной_20_текст">
      <style:paragraph-properties fo:text-align="end" style:justify-single-word="false"/>
    </style:style>
    <style:style style:name="P38" style:family="paragraph" style:parent-style-name="Д_5f_Основной_20_текст">
      <style:paragraph-properties fo:text-align="center" style:justify-single-word="false"/>
      <style:text-properties fo:font-size="22pt" style:font-size-asian="22pt" style:font-size-complex="22pt"/>
    </style:style>
    <style:style style:name="P39" style:family="paragraph" style:parent-style-name="Д_5f_Основной_20_текст">
      <style:text-properties style:font-name="Times New Roman" fo:font-size="14pt" fo:background-color="transparent" style:font-size-asian="14pt" style:font-size-complex="14pt"/>
    </style:style>
    <style:style style:name="P40" style:family="paragraph" style:parent-style-name="Д_5f_Основной_20_текст">
      <style:text-properties fo:background-color="transparent"/>
    </style:style>
    <style:style style:name="P41" style:family="paragraph" style:parent-style-name="Д_5f_Основной_20_текст">
      <style:text-properties fo:color="#000000" fo:letter-spacing="0.0055in"/>
    </style:style>
    <style:style style:name="P42" style:family="paragraph" style:parent-style-name="Д_5f_Основной_20_текст">
      <style:text-properties fo:language="uk" fo:country="UA" fo:font-style="normal" style:text-underline-style="none" fo:font-weight="normal" style:font-style-asian="normal" style:font-weight-asian="normal" style:font-style-complex="normal" style:font-weight-complex="normal"/>
    </style:style>
    <style:style style:name="P43" style:family="paragraph" style:parent-style-name="Д_5f_Абзац_20_перед_20_рисунком">
      <style:paragraph-properties fo:text-align="end" style:justify-single-word="false"/>
      <style:text-properties fo:font-size="14pt" fo:font-style="normal" style:font-size-asian="14pt" style:font-style-asian="normal" style:font-size-complex="14pt" style:font-style-complex="normal"/>
    </style:style>
    <style:style style:name="P44" style:family="paragraph" style:parent-style-name="Д_5f_Сноска_5f_Постраничная">
      <style:text-properties fo:font-style="normal" style:text-underline-style="none" fo:font-weight="normal" style:font-style-asian="normal" style:font-weight-asian="normal" style:font-style-complex="normal" style:font-weight-complex="normal"/>
    </style:style>
    <style:style style:name="P45" style:family="paragraph" style:parent-style-name="Д_5f_Сноска_5f_Постраничная">
      <style:text-properties fo:font-style="normal" style:text-underline-style="none" style:font-style-asian="normal" style:font-style-complex="normal"/>
    </style:style>
    <style:style style:name="P46" style:family="paragraph" style:parent-style-name="Д_5f_Сноска_5f_Постраничная">
      <style:text-properties fo:font-variant="normal" fo:text-transform="none" fo:color="#000000" style:font-name="Times New Roman" fo:letter-spacing="normal" fo:font-style="normal" fo:font-weight="normal"/>
    </style:style>
    <style:style style:name="P47" style:family="paragraph" style:parent-style-name="Д_5f_Сноска_5f_Постраничная">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P48" style:family="paragraph" style:parent-style-name="Д_5f_Сноска_5f_Постраничная">
      <style:text-properties fo:font-variant="normal" fo:text-transform="none" fo:color="#231f20" fo:letter-spacing="normal" fo:font-style="normal" fo:font-weight="normal"/>
    </style:style>
    <style:style style:name="P49" style:family="paragraph" style:parent-style-name="Д_5f_Сноска_5f_Постраничная">
      <style:text-properties style:font-name="Times New Roman"/>
    </style:style>
    <style:style style:name="P50" style:family="paragraph" style:parent-style-name="Д_5f_Сноска_5f_Постраничная">
      <style:text-properties fo:font-size="12pt" style:font-size-asian="12pt" style:font-size-complex="12pt"/>
    </style:style>
    <style:style style:name="P51" style:family="paragraph" style:parent-style-name="Д_5f_Сноска_5f_Постраничная">
      <style:text-properties fo:font-size="12pt" fo:font-style="normal" style:text-underline-style="none" style:font-size-asian="12pt" style:font-style-asian="normal" style:font-size-complex="12pt" style:font-style-complex="normal"/>
    </style:style>
    <style:style style:name="P52" style:family="paragraph" style:parent-style-name="Д_5f_Сноска_5f_Постраничная">
      <style:text-properties fo:font-size="12pt" fo:language="uk" fo:country="UA" style:font-size-asian="12pt" style:font-size-complex="12pt"/>
    </style:style>
    <style:style style:name="P53" style:family="paragraph" style:parent-style-name="Д_5f_Сноска_5f_Постраничная">
      <style:text-properties fo:font-size="12pt" fo:language="uk" fo:country="UA" fo:font-style="normal" style:font-size-asian="12pt" style:font-style-asian="normal" style:font-size-complex="12pt" style:font-style-complex="normal"/>
    </style:style>
    <style:style style:name="P54" style:family="paragraph" style:parent-style-name="Д_5f_Сноска_5f_Постраничная">
      <style:text-properties fo:font-weight="normal" style:font-weight-asian="normal" style:font-weight-complex="normal"/>
    </style:style>
    <style:style style:name="P55" style:family="paragraph" style:parent-style-name="Д_5f_Сноска_5f_Постраничная">
      <style:text-properties fo:language="uk" fo:country="UA"/>
    </style:style>
    <style:style style:name="P56" style:family="paragraph" style:parent-style-name="Д_5f_Сноска_5f_Постраничная">
      <style:text-properties fo:language="uk" fo:country="UA" fo:font-style="normal" style:font-style-asian="normal" style:font-style-complex="normal"/>
    </style:style>
    <style:style style:name="P57" style:family="paragraph" style:parent-style-name="Д_5f_Згл._20_Пункт">
      <style:paragraph-properties fo:margin-left="0.4925in" fo:margin-right="0in" fo:text-indent="0in" style:auto-text-indent="false"/>
    </style:style>
    <style:style style:name="P58"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font-weight="normal" style:font-size-asian="14pt" style:font-weight-asian="normal" style:font-size-complex="14pt" style:font-weight-complex="normal"/>
    </style:style>
    <style:style style:name="P59" style:family="paragraph" style:parent-style-name="Standard">
      <style:paragraph-properties fo:margin-left="0in" fo:margin-right="0in" fo:line-height="150%" fo:text-align="justify" style:justify-single-word="false" fo:text-indent="0.3937in" style:auto-text-indent="false"/>
    </style:style>
    <style:style style:name="P60" style:family="paragraph" style:parent-style-name="Standard">
      <style:paragraph-properties fo:margin-left="0in" fo:margin-right="0in" fo:line-height="150%" fo:text-align="justify" style:justify-single-word="false" fo:text-indent="0.3937in" style:auto-text-indent="false">
        <style:tab-stops>
          <style:tab-stop style:position="1.6354in"/>
        </style:tab-stops>
      </style:paragraph-properties>
    </style:style>
    <style:style style:name="P61"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style:font-size-asian="14pt" style:font-name-complex="Times New Roman" style:font-size-complex="14pt"/>
    </style:style>
    <style:style style:name="P62" style:family="paragraph" style:parent-style-name="Standard">
      <style:paragraph-properties fo:margin-left="0in" fo:margin-right="0in" fo:line-height="150%" fo:text-align="justify" style:justify-single-word="false" fo:text-indent="0.3937in" style:auto-text-indent="false">
        <style:tab-stops>
          <style:tab-stop style:position="1.6354in"/>
        </style:tab-stops>
      </style:paragraph-properties>
      <style:text-properties style:font-name="Times New Roman" fo:font-size="14pt" fo:language="uk" fo:country="UA" style:font-size-asian="14pt" style:font-name-complex="Times New Roman" style:font-size-complex="14pt"/>
    </style:style>
    <style:style style:name="P63" style:family="paragraph" style:parent-style-name="Text_20_body">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64" style:family="paragraph" style:parent-style-name="Text_20_body">
      <style:paragraph-properties fo:line-height="150%" fo:text-align="start" style:justify-single-word="false"/>
      <style:text-properties style:font-name="Times New Roman" fo:font-size="14pt" fo:font-weight="bold" style:font-size-asian="14pt" style:font-size-complex="14pt"/>
    </style:style>
    <style:style style:name="P65" style:family="paragraph" style:parent-style-name="Text_20_body">
      <style:paragraph-properties fo:line-height="150%" fo:text-align="start" style:justify-single-word="false"/>
      <style:text-properties style:font-name="Times New Roman" fo:font-size="14pt" style:font-size-asian="14pt" style:font-size-complex="14pt"/>
    </style:style>
    <style:style style:name="P66" style:family="paragraph" style:parent-style-name="Text_20_body">
      <style:paragraph-properties fo:line-height="150%" fo:text-align="start" style:justify-single-word="false"/>
      <style:text-properties style:font-name="Times New Roman" fo:font-size="14pt" fo:font-style="italic" style:font-size-asian="14pt" style:font-style-asian="italic" style:font-size-complex="14pt" style:font-style-complex="italic"/>
    </style:style>
    <style:style style:name="P67" style:family="paragraph" style:parent-style-name="Text_20_body">
      <style:paragraph-properties fo:line-height="150%" fo:text-align="start" style:justify-single-word="false"/>
      <style:text-properties style:font-name="Times New Roman" fo:font-size="14pt"/>
    </style:style>
    <style:style style:name="P68"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size-complex="14pt"/>
    </style:style>
    <style:style style:name="P69" style:family="paragraph" style:parent-style-name="Text_20_body">
      <style:text-properties style:font-name="Times New Roman" fo:font-size="14pt" fo:font-weight="bold" style:font-size-asian="14pt" style:font-weight-asian="bold" style:font-size-complex="14pt" style:font-weight-complex="bold"/>
    </style:style>
    <style:style style:name="P70" style:family="paragraph" style:parent-style-name="Text_20_body">
      <style:text-properties style:font-name="Times New Roman" fo:font-size="14pt" style:font-size-asian="14pt" style:font-size-complex="14pt"/>
    </style:style>
    <style:style style:name="P71" style:family="paragraph" style:parent-style-name="Text_20_body">
      <style:text-properties style:font-name="Times New Roman" fo:font-size="14pt" fo:font-style="italic" style:font-size-asian="14pt" style:font-style-asian="italic" style:font-size-complex="14pt" style:font-style-complex="italic"/>
    </style:style>
    <style:style style:name="P72" style:family="paragraph" style:parent-style-name="Text_20_body">
      <style:paragraph-properties fo:margin-left="0.3126in" fo:margin-right="0in" fo:margin-top="0in" fo:margin-bottom="0in" style:line-height-at-least="0.1354in" fo:orphans="2" fo:widows="2" fo:text-indent="0in" style:auto-text-indent="false" fo:padding="0in" fo:border="none"/>
    </style:style>
    <style:style style:name="P73" style:family="paragraph" style:parent-style-name="Text_20_body">
      <style:paragraph-properties fo:margin-left="0in" fo:margin-right="0in" style:line-height-at-least="0.1354in" fo:orphans="2" fo:widows="2" fo:text-indent="0in" style:auto-text-indent="false" fo:padding="0in" fo:border="none"/>
      <style:text-properties fo:font-variant="normal" fo:text-transform="none" fo:color="#000000" style:font-name="Verdana" fo:font-size="9pt" fo:letter-spacing="normal" fo:font-style="normal" fo:font-weight="normal"/>
    </style:style>
    <style:style style:name="P74" style:family="paragraph" style:parent-style-name="Text_20_body">
      <style:paragraph-properties fo:margin-left="0in" fo:margin-right="0in" style:line-height-at-least="0.1354in" fo:orphans="2" fo:widows="2" fo:text-indent="0in" style:auto-text-indent="false" fo:padding="0in" fo:border="none"/>
      <style:text-properties fo:font-variant="normal" fo:text-transform="none" fo:color="#008000" style:font-name="Verdana" fo:font-size="9pt" fo:letter-spacing="normal" fo:font-style="normal" fo:font-weight="normal"/>
    </style:style>
    <style:style style:name="P75" style:family="paragraph" style:parent-style-name="Text_20_body">
      <style:paragraph-properties fo:margin-left="0in" fo:margin-right="0in" style:line-height-at-least="0.1354in" fo:orphans="2" fo:widows="2" fo:text-indent="0in" style:auto-text-indent="false" fo:padding="0in" fo:border="none"/>
      <style:text-properties style:font-name="Verdana" fo:font-size="9pt"/>
    </style:style>
    <style:style style:name="P76" style:family="paragraph" style:parent-style-name="Text_20_body">
      <style:paragraph-properties fo:margin-left="0in" fo:margin-right="0in" style:line-height-at-least="0.1354in" fo:orphans="2" fo:widows="2" fo:text-indent="0in" style:auto-text-indent="false" fo:padding="0in" fo:border="none"/>
      <style:text-properties style:font-name="Verdana" fo:font-size="9pt" fo:font-weight="normal"/>
    </style:style>
    <style:style style:name="P77" style:family="paragraph" style:parent-style-name="Text_20_body">
      <style:paragraph-properties fo:margin-left="0in" fo:margin-right="0in" style:line-height-at-least="0.1354in" fo:orphans="2" fo:widows="2" fo:text-indent="0in" style:auto-text-indent="false" fo:padding="0in" fo:border="none"/>
      <style:text-properties style:font-name="Verdana" fo:font-size="9pt" fo:font-style="normal" fo:font-weight="normal"/>
    </style:style>
    <style:style style:name="P78" style:family="paragraph" style:parent-style-name="Text_20_body">
      <style:paragraph-properties fo:margin-left="0in" fo:margin-right="0in" style:line-height-at-least="0.1354in" fo:orphans="2" fo:widows="2" fo:text-indent="0in" style:auto-text-indent="false" fo:padding="0in" fo:border="none"/>
    </style:style>
    <style:style style:name="P79" style:family="paragraph" style:parent-style-name="Text_20_body">
      <style:paragraph-properties fo:margin-left="0in" fo:margin-right="0in" fo:line-height="150%" fo:text-align="justify" style:justify-single-word="false" fo:text-indent="0.3937in" style:auto-text-indent="false"/>
    </style:style>
    <style:style style:name="P80" style:family="paragraph" style:parent-style-name="Text_20_body">
      <style:paragraph-properties fo:margin-left="0in" fo:margin-right="0in" fo:line-height="150%" fo:text-align="justify" style:justify-single-word="false" fo:text-indent="0.3937in" style:auto-text-indent="false">
        <style:tab-stops>
          <style:tab-stop style:position="1.6354in"/>
        </style:tab-stops>
      </style:paragraph-properties>
    </style:style>
    <style:style style:name="P81" style:family="paragraph" style:parent-style-name="Text_20_body">
      <style:paragraph-properties fo:margin-left="0in" fo:margin-right="0in" fo:line-height="150%" fo:text-align="justify" style:justify-single-word="false" fo:text-indent="0.3937in" style:auto-text-indent="false"/>
      <style:text-properties style:font-name="Times New Roman" fo:font-size="14pt" style:font-size-asian="14pt" style:font-name-complex="Times New Roman" style:font-size-complex="14pt"/>
    </style:style>
    <style:style style:name="P82" style:family="paragraph" style:parent-style-name="Text_20_body">
      <style:paragraph-properties fo:margin-left="0in" fo:margin-right="0in" fo:line-height="150%" fo:text-align="justify" style:justify-single-word="false" fo:text-indent="0.3937in" style:auto-text-indent="false">
        <style:tab-stops>
          <style:tab-stop style:position="1.6354in"/>
        </style:tab-stops>
      </style:paragraph-properties>
      <style:text-properties style:font-name="Times New Roman" fo:font-size="14pt" style:font-size-asian="14pt" style:font-name-complex="Times New Roman" style:font-size-complex="14pt"/>
    </style:style>
    <style:style style:name="P83" style:family="paragraph" style:parent-style-name="Text_20_body">
      <style:paragraph-properties fo:margin-left="0in" fo:margin-right="0in" fo:line-height="150%" fo:text-align="justify" style:justify-single-word="false" fo:text-indent="0.3937in" style:auto-text-indent="false"/>
      <style:text-properties style:font-name="Times New Roman" fo:font-size="14pt" fo:font-weight="normal" style:font-size-asian="14pt" style:font-weight-asian="normal" style:font-name-complex="Times New Roman" style:font-size-complex="14pt" style:font-weight-complex="normal"/>
    </style:style>
    <style:style style:name="P84" style:family="paragraph" style:parent-style-name="Text_20_body">
      <style:paragraph-properties fo:margin-left="0in" fo:margin-right="0in" fo:line-height="150%" fo:text-align="justify" style:justify-single-word="false" fo:text-indent="0.3937in" style:auto-text-indent="false"/>
      <style:text-properties style:font-name="Times New Roman" fo:font-size="14pt" fo:font-style="italic" fo:font-weight="normal" style:font-size-asian="14pt" style:font-style-asian="italic" style:font-weight-asian="normal" style:font-name-complex="Times New Roman" style:font-size-complex="14pt" style:font-style-complex="italic" style:font-weight-complex="normal"/>
    </style:style>
    <style:style style:name="P85" style:family="paragraph" style:parent-style-name="Text_20_body">
      <style:paragraph-properties fo:margin-left="0in" fo:margin-right="0in" fo:line-height="150%" fo:text-align="justify" style:justify-single-word="false" fo:text-indent="0.3937in" style:auto-text-indent="false"/>
      <style:text-properties style:font-name="Times New Roman" fo:font-size="14pt" fo:font-weight="normal" style:font-size-asian="14pt" style:font-weight-asian="normal" style:font-size-complex="14pt" style:font-weight-complex="normal"/>
    </style:style>
    <style:style style:name="P86" style:family="paragraph" style:parent-style-name="Text_20_body">
      <style:paragraph-properties fo:margin-left="0in" fo:margin-right="0in" fo:line-height="150%" fo:text-align="justify" style:justify-single-word="false" fo:text-indent="0.3937in" style:auto-text-indent="false"/>
      <style:text-properties style:font-name="Times New Roman" fo:font-size="14pt" fo:font-style="normal" fo:font-weight="bold" style:font-size-asian="14pt" style:font-style-asian="normal" style:font-size-complex="14pt" style:font-style-complex="normal"/>
    </style:style>
    <style:style style:name="P87" style:family="paragraph" style:parent-style-name="Text_20_body">
      <style:paragraph-properties fo:margin-left="0in" fo:margin-right="0in" fo:line-height="150%" fo:text-align="justify" style:justify-single-word="false" fo:text-indent="0.3937in" style:auto-text-indent="false"/>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88" style:family="paragraph" style:parent-style-name="Д_5f_Библиография" style:list-style-name="L40"/>
    <style:style style:name="P89" style:family="paragraph" style:parent-style-name="Д_5f_Библиография" style:list-style-name="L40">
      <style:text-properties fo:language="ru" fo:country="RU"/>
    </style:style>
    <style:style style:name="P90" style:family="paragraph" style:parent-style-name="Д_5f_Библиография" style:list-style-name="L40">
      <style:text-properties fo:letter-spacing="0.0055in" fo:background-color="transparent"/>
    </style:style>
    <style:style style:name="P91" style:family="paragraph" style:parent-style-name="Д_5f_Библиография" style:list-style-name="L40">
      <style:text-properties fo:background-color="transparent"/>
    </style:style>
    <style:style style:name="P92" style:family="paragraph" style:parent-style-name="Д_5f_Библиография" style:list-style-name="L40">
      <style:text-properties fo:font-size="14pt" style:font-size-asian="14pt" style:font-size-complex="14pt"/>
    </style:style>
    <style:style style:name="P93" style:family="paragraph" style:parent-style-name="Д_5f_Библиография" style:list-style-name="L40">
      <style:text-properties fo:language="uk" fo:country="UA"/>
    </style:style>
    <style:style style:name="P94" style:family="paragraph" style:parent-style-name="Д_5f_Згл._20_Общий" style:master-page-name="Standard">
      <style:paragraph-properties style:page-number="4"/>
    </style:style>
    <style:style style:name="P95" style:family="paragraph" style:parent-style-name="Д_5f_Згл._20_Глава" style:list-style-name="L3">
      <style:paragraph-properties fo:break-before="page"/>
      <style:text-properties style:font-name="Times New Roman" fo:font-size="14pt" fo:language="uk" fo:country="UA" fo:font-weight="normal" style:font-size-asian="14pt" style:font-weight-asian="normal" style:font-size-complex="14pt" style:font-weight-complex="normal"/>
    </style:style>
    <style:style style:name="P96" style:family="paragraph" style:parent-style-name="Д_5f_Оглавление">
      <style:paragraph-properties>
        <style:tab-stops>
          <style:tab-stop style:position="6.4965in" style:type="right" style:leader-style="dotted" style:leader-text="."/>
        </style:tab-stops>
      </style:paragraph-properties>
    </style:style>
    <style:style style:name="P97" style:family="paragraph" style:parent-style-name="Д_5f_Абзац_20_перед_20_рисунком" style:list-style-name="L22"/>
    <style:style style:name="P98" style:family="paragraph" style:parent-style-name="Д_5f_Абзац_20_перед_20_рисунком" style:list-style-name="L24"/>
    <style:style style:name="P99" style:family="paragraph" style:parent-style-name="Д_5f_Абзац_20_перед_20_рисунком" style:list-style-name="L26">
      <style:paragraph-properties fo:line-height="150%"/>
    </style:style>
    <style:style style:name="P100" style:family="paragraph" style:parent-style-name="Д_5f_Абзац_20_перед_20_рисунком" style:list-style-name="L29"/>
    <style:style style:name="P101" style:family="paragraph" style:parent-style-name="Д_5f_Абзац_20_перед_20_рисунком" style:list-style-name="L30"/>
    <style:style style:name="P102" style:family="paragraph" style:parent-style-name="Д_5f_Абзац_20_перед_20_рисунком" style:list-style-name="L32"/>
    <style:style style:name="P103" style:family="paragraph" style:parent-style-name="Д_5f_Абзац_20_перед_20_рисунком" style:list-style-name="L35"/>
    <style:style style:name="P104" style:family="paragraph" style:parent-style-name="Д_5f_Основной_20_текст" style:list-style-name="L1">
      <style:text-properties fo:font-style="normal" style:text-underline-style="none" style:font-style-asian="normal" style:font-style-complex="normal"/>
    </style:style>
    <style:style style:name="P105" style:family="paragraph" style:parent-style-name="Д_5f_Основной_20_текст" style:list-style-name="L2"/>
    <style:style style:name="P106" style:family="paragraph" style:parent-style-name="Д_5f_Основной_20_текст" style:list-style-name="L2">
      <style:text-properties fo:font-size="14pt" style:font-size-asian="14pt" style:font-name-complex="Calibri" style:font-size-complex="14pt"/>
    </style:style>
    <style:style style:name="P107" style:family="paragraph" style:parent-style-name="Д_5f_Основной_20_текст" style:list-style-name="L2">
      <style:text-properties fo:font-size="14pt" fo:font-style="normal" style:text-underline-style="none" style:font-size-asian="14pt" style:font-style-asian="normal" style:font-name-complex="Calibri" style:font-size-complex="14pt" style:font-style-complex="normal"/>
    </style:style>
    <style:style style:name="P108" style:family="paragraph" style:parent-style-name="Д_5f_Основной_20_текст" style:list-style-name="L4"/>
    <style:style style:name="P109" style:family="paragraph" style:parent-style-name="Д_5f_Основной_20_текст" style:list-style-name="L5"/>
    <style:style style:name="P110" style:family="paragraph" style:parent-style-name="Д_5f_Основной_20_текст" style:list-style-name="L6"/>
    <style:style style:name="P111" style:family="paragraph" style:parent-style-name="Д_5f_Основной_20_текст" style:list-style-name="L7"/>
    <style:style style:name="P112" style:family="paragraph" style:parent-style-name="Д_5f_Основной_20_текст" style:list-style-name="L8"/>
    <style:style style:name="P113" style:family="paragraph" style:parent-style-name="Д_5f_Основной_20_текст" style:list-style-name="L9"/>
    <style:style style:name="P114" style:family="paragraph" style:parent-style-name="Д_5f_Основной_20_текст" style:list-style-name="L10"/>
    <style:style style:name="P115" style:family="paragraph" style:parent-style-name="Д_5f_Основной_20_текст" style:list-style-name="L11"/>
    <style:style style:name="P116" style:family="paragraph" style:parent-style-name="Д_5f_Основной_20_текст" style:list-style-name="L12"/>
    <style:style style:name="P117" style:family="paragraph" style:parent-style-name="Д_5f_Основной_20_текст" style:list-style-name="L13"/>
    <style:style style:name="P118" style:family="paragraph" style:parent-style-name="Д_5f_Основной_20_текст" style:list-style-name="L14"/>
    <style:style style:name="P119" style:family="paragraph" style:parent-style-name="Д_5f_Основной_20_текст" style:list-style-name="L15"/>
    <style:style style:name="P120" style:family="paragraph" style:parent-style-name="Д_5f_Основной_20_текст" style:list-style-name="L16">
      <style:text-properties fo:font-variant="normal" fo:text-transform="none" fo:color="#000000" fo:letter-spacing="normal" fo:font-style="normal" fo:font-weight="normal"/>
    </style:style>
    <style:style style:name="P121" style:family="paragraph" style:parent-style-name="Д_5f_Основной_20_текст" style:list-style-name="L17">
      <style:text-properties fo:font-variant="normal" fo:text-transform="none" fo:color="#000000" fo:letter-spacing="normal" fo:font-style="normal" fo:font-weight="normal"/>
    </style:style>
    <style:style style:name="P122" style:family="paragraph" style:parent-style-name="Д_5f_Основной_20_текст" style:list-style-name="L18">
      <style:text-properties fo:font-variant="normal" fo:text-transform="none" fo:color="#000000" fo:letter-spacing="normal" fo:font-style="normal" fo:font-weight="normal"/>
    </style:style>
    <style:style style:name="P123" style:family="paragraph" style:parent-style-name="Д_5f_Основной_20_текст" style:list-style-name="L21">
      <style:text-properties fo:font-variant="normal" fo:text-transform="none" fo:color="#000000" fo:letter-spacing="normal"/>
    </style:style>
    <style:style style:name="P124" style:family="paragraph" style:parent-style-name="Д_5f_Основной_20_текст" style:list-style-name="L23">
      <style:text-properties fo:font-variant="normal" fo:text-transform="none" fo:color="#000000" fo:letter-spacing="normal"/>
    </style:style>
    <style:style style:name="P125" style:family="paragraph" style:parent-style-name="Д_5f_Основной_20_текст" style:list-style-name="L24">
      <style:text-properties fo:font-variant="normal" fo:text-transform="none" fo:color="#000000" fo:letter-spacing="normal"/>
    </style:style>
    <style:style style:name="P126" style:family="paragraph" style:parent-style-name="Д_5f_Основной_20_текст" style:list-style-name="L30">
      <style:text-properties fo:font-variant="normal" fo:text-transform="none" fo:color="#000000" fo:letter-spacing="normal"/>
    </style:style>
    <style:style style:name="P127" style:family="paragraph" style:parent-style-name="Д_5f_Основной_20_текст" style:list-style-name="L32">
      <style:text-properties fo:font-variant="normal" fo:text-transform="none" fo:color="#000000" fo:letter-spacing="normal"/>
    </style:style>
    <style:style style:name="P128" style:family="paragraph" style:parent-style-name="Д_5f_Основной_20_текст" style:list-style-name="L33">
      <style:text-properties fo:font-variant="normal" fo:text-transform="none" fo:color="#000000" fo:letter-spacing="normal"/>
    </style:style>
    <style:style style:name="P129" style:family="paragraph" style:parent-style-name="Д_5f_Основной_20_текст" style:list-style-name="L22">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130" style:family="paragraph" style:parent-style-name="Д_5f_Основной_20_текст" style:list-style-name="L26">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131" style:family="paragraph" style:parent-style-name="Д_5f_Основной_20_текст" style:list-style-name="L17"/>
    <style:style style:name="P132" style:family="paragraph" style:parent-style-name="Д_5f_Основной_20_текст" style:list-style-name="L18"/>
    <style:style style:name="P133" style:family="paragraph" style:parent-style-name="Д_5f_Основной_20_текст" style:list-style-name="L19"/>
    <style:style style:name="P134" style:family="paragraph" style:parent-style-name="Д_5f_Основной_20_текст" style:list-style-name="L20"/>
    <style:style style:name="P135" style:family="paragraph" style:parent-style-name="Д_5f_Основной_20_текст" style:list-style-name="L22"/>
    <style:style style:name="P136" style:family="paragraph" style:parent-style-name="Д_5f_Основной_20_текст" style:list-style-name="L24"/>
    <style:style style:name="P137" style:family="paragraph" style:parent-style-name="Д_5f_Основной_20_текст" style:list-style-name="L25"/>
    <style:style style:name="P138" style:family="paragraph" style:parent-style-name="Д_5f_Основной_20_текст" style:list-style-name="L26"/>
    <style:style style:name="P139" style:family="paragraph" style:parent-style-name="Д_5f_Основной_20_текст" style:list-style-name="L27"/>
    <style:style style:name="P140" style:family="paragraph" style:parent-style-name="Д_5f_Основной_20_текст" style:list-style-name="L28"/>
    <style:style style:name="P141" style:family="paragraph" style:parent-style-name="Д_5f_Основной_20_текст" style:list-style-name="L29"/>
    <style:style style:name="P142" style:family="paragraph" style:parent-style-name="Д_5f_Основной_20_текст" style:list-style-name="L31"/>
    <style:style style:name="P143" style:family="paragraph" style:parent-style-name="Д_5f_Основной_20_текст" style:list-style-name="L32"/>
    <style:style style:name="P144" style:family="paragraph" style:parent-style-name="Д_5f_Основной_20_текст" style:list-style-name="L33"/>
    <style:style style:name="P145" style:family="paragraph" style:parent-style-name="Д_5f_Основной_20_текст" style:list-style-name="L34"/>
    <style:style style:name="P146" style:family="paragraph" style:parent-style-name="Д_5f_Основной_20_текст" style:list-style-name="L35"/>
    <style:style style:name="P147" style:family="paragraph" style:parent-style-name="Д_5f_Основной_20_текст" style:list-style-name="L35">
      <style:text-properties fo:font-weight="normal" style:font-weight-asian="normal" style:font-weight-complex="normal"/>
    </style:style>
    <style:style style:name="P148" style:family="paragraph" style:parent-style-name="Д_5f_Основной_20_текст" style:list-style-name="L36"/>
    <style:style style:name="P149" style:family="paragraph" style:parent-style-name="Д_5f_Основной_20_текст" style:list-style-name="L37"/>
    <style:style style:name="P150" style:family="paragraph" style:parent-style-name="Д_5f_Основной_20_текст" style:list-style-name="L38"/>
    <style:style style:name="P151" style:family="paragraph" style:parent-style-name="Д_5f_Основной_20_текст" style:list-style-name="WW8Num2"/>
    <style:style style:name="P152" style:family="paragraph" style:parent-style-name="Д_5f_Основной_20_текст" style:list-style-name="L39"/>
    <style:style style:name="P153" style:family="paragraph" style:parent-style-name="Д_5f_Основной_20_текст" style:list-style-name="L2">
      <style:text-properties fo:color="#000000" fo:font-size="14pt" fo:letter-spacing="0.0055in" fo:font-style="normal" style:text-underline-style="none" style:font-size-asian="14pt" style:font-style-asian="normal" style:font-name-complex="Calibri" style:font-size-complex="14pt" style:font-style-complex="normal"/>
    </style:style>
    <style:style style:name="P154" style:family="paragraph" style:parent-style-name="Д_5f_Основной_20_текст">
      <style:paragraph-properties fo:text-align="center" style:justify-single-word="false"/>
    </style:style>
    <style:style style:name="P155" style:family="paragraph" style:parent-style-name="Д_5f_Основной_20_текст">
      <style:paragraph-properties fo:text-align="start" style:justify-single-word="false"/>
    </style:style>
    <style:style style:name="P156" style:family="paragraph" style:parent-style-name="Д_5f_Основной_20_текст" style:master-page-name="First_20_Page">
      <style:paragraph-properties fo:text-align="center" style:justify-single-word="false" style:page-number="4" fo:break-before="page"/>
    </style:style>
    <style:style style:name="P157" style:family="paragraph" style:parent-style-name="Heading_20_2">
      <style:paragraph-properties fo:line-height="150%" fo:text-align="start" style:justify-single-word="false"/>
      <style:text-properties fo:font-variant="normal" fo:text-transform="none" fo:color="#000000" style:font-name="Verdana" fo:font-size="14pt" fo:letter-spacing="normal" fo:font-style="normal" fo:font-weight="normal" style:font-size-asian="14pt" style:font-size-complex="14pt"/>
    </style:style>
    <style:style style:name="P158" style:family="paragraph" style:parent-style-name="Heading_20_2">
      <style:paragraph-properties fo:line-height="150%" fo:text-align="start" style:justify-single-word="false"/>
      <style:text-properties fo:font-variant="normal" fo:text-transform="none" fo:color="#000000" style:font-name="Verdana" fo:font-size="14pt" fo:letter-spacing="normal" fo:font-style="normal" fo:font-weight="normal" style:font-size-asian="14pt" style:font-weight-asian="bold" style:font-size-complex="14pt" style:font-weight-complex="bold"/>
    </style:style>
    <style:style style:name="P159" style:family="paragraph" style:parent-style-name="Heading_20_2">
      <style:paragraph-properties fo:line-height="150%" fo:text-align="start" style:justify-single-word="false"/>
      <style:text-properties fo:font-variant="normal" fo:text-transform="none" fo:color="#000000" style:font-name="Verdana" fo:font-size="14pt" fo:letter-spacing="normal" fo:font-style="normal" fo:font-weight="bold" style:font-size-asian="14pt" style:font-size-complex="14pt"/>
    </style:style>
    <style:style style:name="P160" style:family="paragraph" style:parent-style-name="Heading_20_2">
      <style:paragraph-properties fo:margin-left="0in" fo:margin-right="0in" fo:line-height="150%" fo:text-align="justify" style:justify-single-word="false" fo:text-indent="0.3937in" style:auto-text-indent="false"/>
      <style:text-properties fo:font-variant="normal" fo:text-transform="none" fo:color="#000000" style:font-name="Verdana" fo:font-size="14pt" fo:letter-spacing="normal" fo:font-style="normal" fo:font-weight="bold" style:font-size-asian="14pt" style:font-style-asian="normal" style:font-size-complex="14pt" style:font-style-complex="normal"/>
    </style:style>
    <style:style style:name="T1" style:family="text">
      <style:text-properties style:use-window-font-color="true" style:font-name="Times New Roman" fo:font-size="14pt" style:font-size-asian="14pt" style:font-size-complex="14pt"/>
    </style:style>
    <style:style style:name="T2" style:family="text">
      <style:text-properties fo:font-style="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text-overline-style="none" style:text-overline-color="font-color"/>
    </style:style>
    <style:style style:name="T8" style:family="text">
      <style:text-properties fo:font-style="normal" fo:font-weight="normal"/>
    </style:style>
    <style:style style:name="T9" style:family="text">
      <style:text-properties fo:font-style="normal" fo:font-weight="normal" style:font-style-asian="italic"/>
    </style:style>
    <style:style style:name="T10" style:family="text">
      <style:text-properties fo:font-style="normal" fo:font-weight="normal" style:font-style-asian="italic" style:font-style-complex="italic"/>
    </style:style>
    <style:style style:name="T11" style:family="text">
      <style:text-properties fo:font-style="normal" fo:font-weight="normal"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italic"/>
    </style:style>
    <style:style style:name="T14" style:family="text">
      <style:text-properties fo:font-style="normal" style:font-style-asian="italic"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italic" style:font-weight-complex="bold"/>
    </style:style>
    <style:style style:name="T17" style:family="text">
      <style:text-properties fo:font-style="normal" style:font-name-asian="Times New Roman" style:font-style-asian="normal" style:font-style-complex="normal"/>
    </style:style>
    <style:style style:name="T18"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20" style:family="text">
      <style:text-properties style:font-name="Times New Roman" fo:font-size="14pt" fo:language="uk" fo:country="UA" fo:font-style="italic" style:text-underline-style="none" fo:font-weight="normal" style:font-size-asian="14pt" style:font-style-asian="italic" style:font-weight-asian="normal" style:font-size-complex="14pt" style:font-style-complex="italic" style:font-weight-complex="normal"/>
    </style:style>
    <style:style style:name="T21" style:family="text">
      <style:text-properties style:font-name="Times New Roman" fo:font-size="14pt" fo:language="uk" fo:country="UA" style:font-size-asian="14pt" style:font-size-complex="14pt"/>
    </style:style>
    <style:style style:name="T22"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3" style:family="text">
      <style:text-properties style:font-name="Times New Roman" fo:font-size="14pt" fo:font-weight="normal" style:font-size-asian="14pt" style:font-weight-asian="normal" style:font-size-complex="14pt" style:font-weight-complex="normal"/>
    </style:style>
    <style:style style:name="T24" style:family="text">
      <style:text-properties style:font-name="Times New Roman" fo:font-size="14pt" fo:font-weight="bold" style:font-size-asian="14pt" style:font-weight-asian="bold" style:font-size-complex="14pt" style:font-weight-complex="bold"/>
    </style:style>
    <style:style style:name="T25" style:family="text">
      <style:text-properties style:font-name="Times New Roman" fo:font-size="14pt" fo:letter-spacing="0.0055in" fo:language="uk" fo:country="UA" fo:background-color="transparent" style:font-size-asian="14pt" style:font-size-complex="14pt"/>
    </style:style>
    <style:style style:name="T26" style:family="text">
      <style:text-properties style:font-name="Times New Roman" fo:font-size="14pt" fo:letter-spacing="0.0055in" fo:language="uk" fo:country="UA" fo:background-color="transparent" style:font-size-asian="14pt" style:font-size-complex="14pt" style:font-style-complex="italic"/>
    </style:style>
    <style:style style:name="T27" style:family="text">
      <style:text-properties style:font-name="Times New Roman" fo:font-size="14pt" fo:letter-spacing="0.0055in" fo:language="en" fo:country="US" fo:background-color="transparent" style:font-size-asian="14pt" style:font-size-complex="14pt"/>
    </style:style>
    <style:style style:name="T28" style:family="text">
      <style:text-properties style:font-name="Times New Roman" fo:font-size="14pt" fo:letter-spacing="0.0055in" fo:language="ru" fo:country="RU" fo:background-color="transparent" style:font-size-asian="14pt" style:font-size-complex="14pt"/>
    </style:style>
    <style:style style:name="T29" style:family="text">
      <style:text-properties style:font-name="Times New Roman" fo:font-size="12pt" fo:language="uk" fo:country="UA" style:font-size-asian="12pt" style:font-size-complex="12pt"/>
    </style:style>
    <style:style style:name="T30" style:family="text">
      <style:text-properties style:font-name="Times New Roman" fo:font-size="12pt" fo:letter-spacing="0.0055in" fo:language="uk" fo:country="UA" fo:background-color="transparent" style:font-size-asian="12pt" style:font-size-complex="12pt"/>
    </style:style>
    <style:style style:name="T31" style:family="text">
      <style:text-properties style:font-name="Times New Roman" fo:font-size="12pt" fo:letter-spacing="0.0055in" fo:language="uk" fo:country="UA" fo:background-color="transparent" style:font-size-asian="12pt" style:font-size-complex="12pt" style:font-style-complex="italic"/>
    </style:style>
    <style:style style:name="T32" style:family="text">
      <style:text-properties style:font-name="Times New Roman" fo:font-size="12pt" fo:letter-spacing="0.0055in" fo:language="en" fo:country="US" fo:background-color="transparent" style:font-size-asian="12pt" style:font-size-complex="12pt"/>
    </style:style>
    <style:style style:name="T33" style:family="text">
      <style:text-properties style:font-name="Times New Roman" fo:font-size="12pt" fo:letter-spacing="0.0055in" fo:language="ru" fo:country="RU" fo:background-color="transparent" style:font-size-asian="12pt" style:font-size-complex="12pt"/>
    </style:style>
    <style:style style:name="T34" style:family="text">
      <style:text-properties style:font-name="Times New Roman" fo:font-size="10pt" fo:language="uk" fo:country="UA" style:font-size-asian="10pt" style:font-size-complex="10pt"/>
    </style:style>
    <style:style style:name="T35" style:family="text">
      <style:text-properties style:font-name="Times New Roman" fo:font-size="10pt" fo:language="uk" fo:country="UA" fo:font-weight="normal" style:font-size-asian="10pt" style:font-weight-asian="normal" style:font-size-complex="10pt" style:font-weight-complex="normal"/>
    </style:style>
    <style:style style:name="T36" style:family="text">
      <style:text-properties style:font-name="Times New Roman" fo:font-style="normal" style:text-underline-style="none" fo:font-weight="normal" style:font-style-asian="normal" style:font-weight-asian="normal" style:font-style-complex="normal" style:font-weight-complex="normal"/>
    </style:style>
    <style:style style:name="T37" style:family="text">
      <style:text-properties style:font-name="Times New Roman" fo:font-style="normal" style:text-underline-style="none" style:font-style-asian="normal" style:font-style-complex="normal"/>
    </style:style>
    <style:style style:name="T38"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39" style:family="text">
      <style:text-properties style:font-name="Times New Roman" fo:language="uk" fo:country="UA" fo:font-style="normal" fo:font-weight="normal"/>
    </style:style>
    <style:style style:name="T40" style:family="text">
      <style:text-properties style:font-name="Times New Roman" fo:language="uk" fo:country="UA" fo:font-style="normal" fo:font-weight="normal" style:font-style-asian="italic"/>
    </style:style>
    <style:style style:name="T41" style:family="text">
      <style:text-properties style:font-name="Times New Roman" fo:language="uk" fo:country="UA" fo:font-style="normal" fo:font-weight="normal" style:font-style-asian="italic" style:font-style-complex="italic"/>
    </style:style>
    <style:style style:name="T42" style:family="text">
      <style:text-properties style:font-name="Times New Roman" fo:language="uk" fo:country="UA" fo:font-style="normal" fo:font-weight="normal" style:font-style-asian="italic" style:font-weight-asian="bold" style:font-style-complex="italic"/>
    </style:style>
    <style:style style:name="T43" style:family="text">
      <style:text-properties style:font-name="Times New Roman" fo:language="uk" fo:country="UA" fo:font-style="normal" fo:font-weight="normal" style:font-style-asian="normal" style:font-style-complex="normal"/>
    </style:style>
    <style:style style:name="T44" style:family="text">
      <style:text-properties style:font-name="Times New Roman" style:text-underline-style="none" fo:font-weight="normal" style:font-weight-asian="normal" style:font-weight-complex="normal"/>
    </style:style>
    <style:style style:name="T45" style:family="text">
      <style:text-properties fo:language="en" fo:country="US"/>
    </style:style>
    <style:style style:name="T46" style:family="text">
      <style:text-properties fo:language="en" fo:country="US" fo:font-style="normal" style:font-style-asian="normal" style:font-style-complex="normal"/>
    </style:style>
    <style:style style:name="T47" style:family="text">
      <style:text-properties fo:language="en" fo:country="US" style:font-name-complex="Times New Roman"/>
    </style:style>
    <style:style style:name="T48" style:family="text">
      <style:text-properties fo:language="en" fo:country="US" style:font-name-asian="Times New Roman" style:font-name-complex="Times New Roman"/>
    </style:style>
    <style:style style:name="T49" style:family="text">
      <style:text-properties fo:font-weight="bold"/>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style:font-weight-asian="bold" style:font-style-complex="italic" style:font-weight-complex="bold"/>
    </style:style>
    <style:style style:name="T53" style:family="text">
      <style:text-properties fo:font-weight="bold" style:font-style-asian="normal" style:font-weight-asian="normal" style:font-style-complex="normal" style:font-weight-complex="normal" style:text-overline-style="none" style:text-overline-color="font-color"/>
    </style:style>
    <style:style style:name="T54" style:family="text">
      <style:text-properties fo:language="uk" fo:country="UA"/>
    </style:style>
    <style:style style:name="T55" style:family="text">
      <style:text-properties fo:language="uk" fo:country="UA" fo:font-style="normal"/>
    </style:style>
    <style:style style:name="T56" style:family="text">
      <style:text-properties fo:language="uk" fo:country="UA" fo:font-style="normal" style:font-style-asian="normal" style:font-style-complex="normal"/>
    </style:style>
    <style:style style:name="T57" style:family="text">
      <style:text-properties fo:language="uk" fo:country="UA" fo:font-style="normal" style:font-style-asian="normal" style:font-style-complex="normal" style:font-weight-complex="bold"/>
    </style:style>
    <style:style style:name="T58" style:family="text">
      <style:text-properties fo:language="uk" fo:country="UA" fo:font-style="normal" fo:font-weight="normal"/>
    </style:style>
    <style:style style:name="T59" style:family="text">
      <style:text-properties fo:language="uk" fo:country="UA" fo:font-style="normal" fo:font-weight="normal" style:font-style-asian="normal" style:font-weight-asian="normal" style:font-style-complex="normal" style:font-weight-complex="normal"/>
    </style:style>
    <style:style style:name="T60" style:family="text">
      <style:text-properties fo:language="uk" fo:country="UA" fo:font-style="normal" fo:font-weight="normal" style:font-style-asian="italic" style:font-style-complex="italic"/>
    </style:style>
    <style:style style:name="T61" style:family="text">
      <style:text-properties fo:language="uk" fo:country="UA" fo:font-style="normal" fo:font-weight="bold" style:font-style-asian="normal" style:font-weight-asian="bold" style:font-style-complex="normal" style:font-weight-complex="bold"/>
    </style:style>
    <style:style style:name="T62" style:family="text">
      <style:text-properties fo:language="uk" fo:country="UA" fo:font-style="normal" style:text-underline-style="none" fo:font-weight="normal" style:font-style-asian="normal" style:font-weight-asian="normal" style:font-style-complex="normal" style:font-weight-complex="normal"/>
    </style:style>
    <style:style style:name="T63" style:family="text">
      <style:text-properties fo:language="uk" fo:country="UA" fo:font-style="italic" style:font-style-asian="italic" style:font-style-complex="italic"/>
    </style:style>
    <style:style style:name="T64" style:family="text">
      <style:text-properties fo:language="uk" fo:country="UA" fo:font-style="italic" style:font-style-asian="italic" style:font-name-complex="Times New Roman" style:font-style-complex="italic"/>
    </style:style>
    <style:style style:name="T65" style:family="text">
      <style:text-properties fo:language="uk" fo:country="UA" fo:font-style="italic" fo:font-weight="bold" style:font-style-asian="italic" style:font-weight-asian="bold" style:font-style-complex="italic"/>
    </style:style>
    <style:style style:name="T66" style:family="text">
      <style:text-properties fo:language="uk" fo:country="UA" fo:font-style="italic" fo:font-weight="bold" style:font-style-asian="italic" style:font-weight-asian="bold" style:font-name-complex="Times New Roman" style:font-style-complex="italic"/>
    </style:style>
    <style:style style:name="T67" style:family="text">
      <style:text-properties fo:language="uk" fo:country="UA" fo:font-style="italic" style:font-name-asian="Times New Roman" style:font-style-asian="italic" style:font-name-complex="Times New Roman" style:font-style-complex="italic"/>
    </style:style>
    <style:style style:name="T68" style:family="text">
      <style:text-properties fo:language="uk" fo:country="UA" style:font-style-complex="normal"/>
    </style:style>
    <style:style style:name="T69" style:family="text">
      <style:text-properties fo:language="uk" fo:country="UA" style:font-weight-complex="bold"/>
    </style:style>
    <style:style style:name="T70" style:family="text">
      <style:text-properties fo:language="uk" fo:country="UA" fo:font-weight="normal" style:font-weight-asian="normal" style:font-weight-complex="normal"/>
    </style:style>
    <style:style style:name="T71" style:family="text">
      <style:text-properties fo:language="uk" fo:country="UA" fo:font-weight="bold" style:font-weight-asian="bold" style:font-weight-complex="bold"/>
    </style:style>
    <style:style style:name="T72" style:family="text">
      <style:text-properties fo:language="uk" fo:country="UA" style:font-name-complex="Times New Roman"/>
    </style:style>
    <style:style style:name="T73" style:family="text">
      <style:text-properties fo:language="uk" fo:country="UA" style:font-name-asian="Times New Roman" style:font-name-complex="Times New Roman"/>
    </style:style>
    <style:style style:name="T74" style:family="text">
      <style:text-properties fo:font-size="14pt" style:font-size-asian="14pt" style:font-size-complex="14pt"/>
    </style:style>
    <style:style style:name="T75" style:family="text">
      <style:text-properties fo:font-size="14pt" style:font-size-asian="14pt" style:font-name-complex="Calibri" style:font-size-complex="14pt"/>
    </style:style>
    <style:style style:name="T76" style:family="text">
      <style:text-properties fo:font-size="14pt" fo:background-color="transparent" style:font-size-asian="14pt" style:font-size-complex="14pt"/>
    </style:style>
    <style:style style:name="T77" style:family="text">
      <style:text-properties fo:font-size="14pt" fo:background-color="transparent" style:font-name-asian="Times New Roman Cyr" style:font-size-asian="14pt" style:font-name-complex="Times New Roman Cyr" style:font-size-complex="14pt"/>
    </style:style>
    <style:style style:name="T78" style:family="text">
      <style:text-properties fo:font-size="14pt" fo:background-color="transparent" style:font-name-asian="Times New Roman" style:font-size-asian="14pt" style:font-name-complex="Times New Roman" style:font-size-complex="14pt"/>
    </style:style>
    <style:style style:name="T79" style:family="text">
      <style:text-properties fo:font-size="14pt" fo:font-weight="normal" style:font-size-asian="14pt" style:font-weight-asian="normal" style:font-size-complex="14pt" style:font-weight-complex="normal"/>
    </style:style>
    <style:style style:name="T80" style:family="text">
      <style:text-properties fo:font-size="14pt" fo:language="uk" fo:country="UA" fo:background-color="transparent" style:font-size-asian="14pt" style:font-size-complex="14pt"/>
    </style:style>
    <style:style style:name="T81" style:family="text">
      <style:text-properties fo:font-size="14pt" fo:font-weight="bold" style:font-size-asian="14pt" style:font-weight-asian="bold" style:font-size-complex="14pt" style:font-weight-complex="bold"/>
    </style:style>
    <style:style style:name="T82" style:family="text">
      <style:text-properties fo:font-size="14pt" fo:font-style="normal" style:text-underline-style="none" style:font-size-asian="14pt" style:font-style-asian="normal" style:font-name-complex="Calibri" style:font-size-complex="14pt" style:font-style-complex="normal"/>
    </style:style>
    <style:style style:name="T8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84" style:family="text">
      <style:text-properties fo:font-variant="small-caps"/>
    </style:style>
    <style:style style:name="T85" style:family="text">
      <style:text-properties fo:font-variant="small-caps" fo:color="#000000" fo:letter-spacing="0.0055in"/>
    </style:style>
    <style:style style:name="T86" style:family="text">
      <style:text-properties fo:font-size="12pt" fo:language="uk" fo:country="UA" fo:font-style="normal" style:font-size-asian="12pt" style:font-style-asian="normal" style:font-size-complex="12pt"/>
    </style:style>
    <style:style style:name="T87" style:family="text">
      <style:text-properties fo:font-size="12pt" fo:language="uk" fo:country="UA" fo:font-style="normal" style:font-size-asian="12pt" style:font-style-asian="normal" style:font-size-complex="12pt" style:font-style-complex="normal"/>
    </style:style>
    <style:style style:name="T88"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89" style:family="text">
      <style:text-properties fo:font-size="12pt" fo:language="uk" fo:country="UA" fo:font-style="italic" style:font-size-asian="12pt" style:font-style-asian="italic" style:font-size-complex="12pt" style:font-style-complex="italic"/>
    </style:style>
    <style:style style:name="T90" style:family="text">
      <style:text-properties fo:font-size="12pt" fo:language="uk" fo:country="UA" fo:font-style="italic" fo:font-weight="normal" style:font-size-asian="12pt" style:font-style-asian="italic" style:font-weight-asian="normal" style:font-size-complex="12pt" style:font-style-complex="italic" style:font-weight-complex="normal"/>
    </style:style>
    <style:style style:name="T91" style:family="text">
      <style:text-properties fo:font-size="12pt" fo:language="uk" fo:country="UA" fo:font-weight="normal" style:font-size-asian="12pt" style:font-weight-asian="normal" style:font-size-complex="12pt" style:font-weight-complex="normal"/>
    </style:style>
    <style:style style:name="T92" style:family="text">
      <style:text-properties fo:font-size="12pt" fo:language="uk" fo:country="UA" fo:font-weight="normal" style:font-size-asian="12pt" style:font-weight-asian="normal" style:font-size-complex="12pt" style:font-style-complex="italic" style:font-weight-complex="normal"/>
    </style:style>
    <style:style style:name="T93" style:family="text">
      <style:text-properties fo:font-size="12pt" fo:language="uk" fo:country="UA" style:font-size-asian="12pt" style:font-size-complex="12pt"/>
    </style:style>
    <style:style style:name="T94" style:family="text">
      <style:text-properties fo:font-size="12pt" fo:language="ru" fo:country="RU" fo:font-style="normal" style:font-size-asian="12pt" style:font-style-asian="normal" style:font-size-complex="12pt"/>
    </style:style>
    <style:style style:name="T95" style:family="text">
      <style:text-properties fo:font-size="12pt" fo:language="en" fo:country="US" fo:font-weight="normal" style:font-size-asian="12pt" style:font-weight-asian="normal" style:font-size-complex="12pt" style:font-weight-complex="normal"/>
    </style:style>
    <style:style style:name="T96" style:family="text">
      <style:text-properties fo:font-size="12pt" fo:language="en" fo:country="US" fo:font-weight="normal" style:font-size-asian="12pt" style:font-weight-asian="normal" style:font-size-complex="12pt" style:font-style-complex="italic" style:font-weight-complex="normal"/>
    </style:style>
    <style:style style:name="T97" style:family="text">
      <style:text-properties style:font-name-asian="Times New Roman1" style:font-name-complex="Times New Roman1"/>
    </style:style>
    <style:style style:name="T98" style:family="text">
      <style:text-properties style:font-name-asian="Droid Sans Fallback" style:font-name-complex="Lohit Hindi"/>
    </style:style>
    <style:style style:name="T99" style:family="text">
      <style:text-properties fo:font-variant="normal" fo:text-transform="none" fo:color="#000000" fo:letter-spacing="normal"/>
    </style:style>
    <style:style style:name="T100"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101" style:family="text">
      <style:text-properties fo:font-variant="normal" fo:text-transform="none" fo:color="#000000" fo:letter-spacing="normal" fo:language="uk" fo:country="UA" fo:font-style="normal" fo:font-weight="normal"/>
    </style:style>
    <style:style style:name="T102" style:family="text">
      <style:text-properties fo:font-variant="normal" fo:text-transform="none" fo:color="#000000" fo:letter-spacing="normal" fo:font-style="normal"/>
    </style:style>
    <style:style style:name="T103" style:family="text">
      <style:text-properties fo:font-variant="normal" fo:text-transform="none" fo:color="#000000" fo:letter-spacing="normal" fo:font-style="normal" fo:font-weight="normal"/>
    </style:style>
    <style:style style:name="T104" style:family="text">
      <style:text-properties fo:font-variant="normal" fo:text-transform="none" fo:color="#000000" fo:letter-spacing="normal" fo:font-weight="bold" style:font-weight-asian="bold" style:font-weight-complex="bold"/>
    </style:style>
    <style:style style:name="T105" style:family="text">
      <style:text-properties fo:font-variant="normal" fo:text-transform="none" fo:color="#000000" fo:letter-spacing="normal" fo:font-style="italic"/>
    </style:style>
    <style:style style:name="T106" style:family="text">
      <style:text-properties fo:font-variant="normal" fo:text-transform="none" fo:color="#000000" fo:letter-spacing="normal" fo:font-style="italic" style:font-style-asian="italic" style:font-style-complex="italic"/>
    </style:style>
    <style:style style:name="T107" style:family="text">
      <style:text-properties fo:font-variant="normal" fo:text-transform="none" fo:color="#000000" fo:letter-spacing="normal" fo:font-style="italic" fo:font-weight="normal"/>
    </style:style>
    <style:style style:name="T108"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9"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10" style:family="text">
      <style:text-properties fo:font-variant="normal" fo:text-transform="none" fo:color="#000000" style:font-name="Times New Roman"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111" style:family="text">
      <style:text-properties fo:font-variant="normal" fo:text-transform="none" fo:color="#000000" style:font-name="Times New Roman" fo:letter-spacing="normal" fo:language="uk" fo:country="UA" fo:font-style="normal"/>
    </style:style>
    <style:style style:name="T112" style:family="text">
      <style:text-properties fo:font-variant="normal" fo:text-transform="none" fo:color="#000000" style:font-name="Times New Roman"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113" style:family="text">
      <style:text-properties fo:font-variant="normal" fo:text-transform="none" fo:color="#000000" style:font-name="Times New Roman" fo:letter-spacing="normal" fo:language="uk" fo:country="UA" fo:font-style="normal" fo:font-weight="normal"/>
    </style:style>
    <style:style style:name="T114" style:family="text">
      <style:text-properties fo:font-variant="normal" fo:text-transform="none"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15"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16" style:family="text">
      <style:text-properties fo:font-variant="normal" fo:text-transform="none" fo:color="#0000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7" style:family="text">
      <style:text-properties fo:font-variant="normal" fo:text-transform="none" fo:color="#000000" style:font-name="Times New Roman1"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118" style:family="text">
      <style:text-properties fo:font-variant="normal" fo:text-transform="none" fo:color="#000000" style:font-name="Times New Roman1" fo:letter-spacing="normal" fo:font-weight="bold" style:font-weight-asian="bold" style:font-weight-complex="bold"/>
    </style:style>
    <style:style style:name="T119" style:family="text">
      <style:text-properties fo:font-variant="normal" fo:text-transform="none" fo:color="#000000" style:font-name="Times New Roman2" fo:letter-spacing="0.0008in" fo:language="ru" fo:country="RU" fo:font-style="normal" style:font-style-asian="normal" style:font-weight-asian="normal" style:font-weight-complex="normal"/>
    </style:style>
    <style:style style:name="T120" style:family="text">
      <style:text-properties fo:font-variant="normal" fo:text-transform="none" fo:color="#000000" style:font-name="Times New Roman2" fo:letter-spacing="normal" fo:language="ru" fo:country="RU" fo:font-style="normal" style:font-style-asian="normal" style:font-weight-asian="normal" style:font-weight-complex="normal"/>
    </style:style>
    <style:style style:name="T121" style:family="text">
      <style:text-properties fo:font-variant="normal" fo:text-transform="none" fo:color="#000000" style:font-name="Verdana" fo:font-size="9pt" fo:letter-spacing="normal" fo:font-style="normal" fo:font-weight="normal"/>
    </style:style>
    <style:style style:name="T122" style:family="text">
      <style:text-properties fo:font-variant="normal" fo:text-transform="none" fo:color="#000000" style:font-name="Verdana" fo:font-size="9pt" fo:letter-spacing="normal" fo:font-style="italic" fo:font-weight="normal"/>
    </style:style>
    <style:style style:name="T123" style:family="text">
      <style:text-properties fo:font-variant="normal" fo:text-transform="none" fo:letter-spacing="normal"/>
    </style:style>
    <style:style style:name="T124" style:family="text">
      <style:text-properties fo:font-variant="normal" fo:text-transform="none" fo:letter-spacing="normal" fo:font-style="normal"/>
    </style:style>
    <style:style style:name="T125" style:family="text">
      <style:text-properties fo:font-variant="normal" fo:text-transform="none" fo:letter-spacing="normal" fo:font-style="normal" fo:font-weight="normal"/>
    </style:style>
    <style:style style:name="T126" style:family="text">
      <style:text-properties fo:font-variant="normal" fo:text-transform="none" fo:letter-spacing="normal" fo:font-style="normal" fo:font-weight="normal" style:font-style-asian="normal" style:font-style-complex="normal"/>
    </style:style>
    <style:style style:name="T127" style:family="text">
      <style:text-properties fo:font-variant="normal" fo:text-transform="none" fo:letter-spacing="normal" fo:font-style="normal" fo:font-weight="normal" style:font-style-asian="normal" style:font-weight-asian="bold" style:font-style-complex="normal" style:font-weight-complex="bold"/>
    </style:style>
    <style:style style:name="T128" style:family="text">
      <style:text-properties fo:font-variant="normal" fo:text-transform="none" fo:letter-spacing="normal" fo:font-style="normal" fo:font-weight="normal" style:font-weight-asian="bold" style:font-weight-complex="bold"/>
    </style:style>
    <style:style style:name="T129" style:family="text">
      <style:text-properties fo:font-variant="normal" fo:text-transform="none" fo:letter-spacing="normal" fo:font-style="normal" fo:font-weight="normal" style:font-style-complex="italic"/>
    </style:style>
    <style:style style:name="T130" style:family="text">
      <style:text-properties fo:font-variant="normal" fo:text-transform="none" fo:letter-spacing="normal" fo:font-style="normal" fo:font-weight="normal" style:font-weight-asian="normal" style:font-style-complex="italic" style:font-weight-complex="normal"/>
    </style:style>
    <style:style style:name="T131" style:family="text">
      <style:text-properties fo:font-variant="normal" fo:text-transform="none" fo:letter-spacing="normal" fo:font-style="normal" fo:font-weight="normal" style:font-style-asian="italic"/>
    </style:style>
    <style:style style:name="T132" style:family="text">
      <style:text-properties fo:font-variant="normal" fo:text-transform="none" fo:letter-spacing="normal" fo:font-style="normal" fo:font-weight="normal" style:font-style-asian="italic" style:font-style-complex="italic" style:text-overline-style="none" style:text-overline-color="font-color"/>
    </style:style>
    <style:style style:name="T133" style:family="text">
      <style:text-properties fo:font-variant="normal" fo:text-transform="none" fo:letter-spacing="normal" fo:font-style="normal" fo:font-weight="normal" style:font-size-asian="14pt" style:font-size-complex="14pt"/>
    </style:style>
    <style:style style:name="T134" style:family="text">
      <style:text-properties fo:font-variant="normal" fo:text-transform="none" fo:letter-spacing="normal" fo:font-style="normal" fo:font-weight="normal" style:font-size-asian="14pt" style:font-weight-asian="bold" style:font-size-complex="14pt" style:font-weight-complex="bold"/>
    </style:style>
    <style:style style:name="T135" style:family="text">
      <style:text-properties fo:font-variant="normal" fo:text-transform="none" fo:letter-spacing="normal" fo:font-style="normal" style:font-weight-asian="bold" style:font-weight-complex="bold"/>
    </style:style>
    <style:style style:name="T136" style:family="text">
      <style:text-properties fo:font-variant="normal" fo:text-transform="none" fo:letter-spacing="normal" fo:font-style="normal" style:font-style-asian="normal" style:font-style-complex="normal"/>
    </style:style>
    <style:style style:name="T137" style:family="text">
      <style:text-properties fo:font-variant="normal" fo:text-transform="none" fo:letter-spacing="normal" fo:font-style="normal" style:font-style-asian="normal" style:font-weight-asian="bold" style:font-style-complex="normal" style:font-weight-complex="bold"/>
    </style:style>
    <style:style style:name="T138" style:family="text">
      <style:text-properties fo:font-variant="normal" fo:text-transform="none" fo:letter-spacing="normal" fo:font-style="normal" fo:font-weight="bold" style:font-weight-asian="bold" style:font-style-complex="italic" style:font-weight-complex="bold"/>
    </style:style>
    <style:style style:name="T139" style:family="text">
      <style:text-properties fo:font-variant="normal" fo:text-transform="none" fo:letter-spacing="normal" fo:font-style="normal" fo:font-weight="bold" style:font-weight-asian="bold" style:font-weight-complex="bold"/>
    </style:style>
    <style:style style:name="T140" style:family="text">
      <style:text-properties fo:font-variant="normal" fo:text-transform="none" fo:letter-spacing="normal" fo:font-style="italic"/>
    </style:style>
    <style:style style:name="T141" style:family="text">
      <style:text-properties fo:font-variant="normal" fo:text-transform="none" fo:letter-spacing="normal" fo:font-style="italic" fo:font-weight="normal"/>
    </style:style>
    <style:style style:name="T142" style:family="text">
      <style:text-properties fo:font-variant="normal" fo:text-transform="none" fo:letter-spacing="normal" fo:font-style="italic" fo:font-weight="normal" style:font-size-asian="14pt" style:font-size-complex="14pt"/>
    </style:style>
    <style:style style:name="T143" style:family="text">
      <style:text-properties fo:font-variant="normal" fo:text-transform="none" fo:letter-spacing="normal" fo:font-style="italic" fo:font-weight="normal" style:font-style-asian="italic" style:font-style-complex="italic" style:text-overline-style="none" style:text-overline-color="font-color"/>
    </style:style>
    <style:style style:name="T144" style:family="text">
      <style:text-properties fo:font-variant="normal" fo:text-transform="none" fo:letter-spacing="normal" style:font-weight-asian="bold" style:font-weight-complex="bold"/>
    </style:style>
    <style:style style:name="T145" style:family="text">
      <style:text-properties fo:font-variant="normal" fo:text-transform="none" fo:letter-spacing="normal" fo:font-weight="bold"/>
    </style:style>
    <style:style style:name="T146" style:family="text">
      <style:text-properties fo:font-variant="normal" fo:text-transform="none" fo:letter-spacing="normal" fo:language="uk" fo:country="UA" fo:font-style="normal" fo:font-weight="normal"/>
    </style:style>
    <style:style style:name="T147" style:family="text">
      <style:text-properties fo:font-variant="normal" fo:text-transform="none" fo:letter-spacing="normal" fo:language="uk" fo:country="UA" fo:font-style="normal" fo:font-weight="normal" style:font-size-asian="14pt" style:font-size-complex="14pt"/>
    </style:style>
    <style:style style:name="T148" style:family="text">
      <style:text-properties fo:font-variant="normal" fo:text-transform="none" style:use-window-font-color="true" fo:letter-spacing="normal" fo:font-style="normal" fo:font-weight="bold"/>
    </style:style>
    <style:style style:name="T149" style:family="text">
      <style:text-properties fo:font-variant="normal" fo:text-transform="none" style:use-window-font-color="true" fo:letter-spacing="normal" fo:font-style="normal" fo:font-weight="normal"/>
    </style:style>
    <style:style style:name="T150" style:family="text">
      <style:text-properties fo:font-variant="normal" fo:text-transform="none" style:use-window-font-color="true" fo:letter-spacing="normal" fo:font-style="normal" fo:font-weight="normal" style:font-style-asian="normal" style:font-weight-asian="normal" style:font-style-complex="normal" style:font-weight-complex="normal" style:text-overline-style="none" style:text-overline-color="font-color"/>
    </style:style>
    <style:style style:name="T151" style:family="text">
      <style:text-properties fo:font-variant="normal" fo:text-transform="none" style:use-window-font-color="true" fo:letter-spacing="normal" fo:font-style="normal" fo:font-weight="normal" style:font-style-asian="normal" style:font-weight-asian="bold" style:font-style-complex="normal" style:font-weight-complex="bold"/>
    </style:style>
    <style:style style:name="T152" style:family="text">
      <style:text-properties fo:font-variant="normal" fo:text-transform="none" style:use-window-font-color="true" fo:letter-spacing="normal" fo:font-style="normal" fo:font-weight="normal" style:font-weight-asian="bold" style:font-weight-complex="bold"/>
    </style:style>
    <style:style style:name="T153" style:family="text">
      <style:text-properties fo:font-variant="normal" fo:text-transform="none" style:use-window-font-color="true" fo:letter-spacing="normal" fo:font-style="italic" fo:font-weight="normal"/>
    </style:style>
    <style:style style:name="T154" style:family="text">
      <style:text-properties fo:font-variant="normal" fo:text-transform="none" style:use-window-font-color="true" fo:letter-spacing="normal" fo:font-style="italic" fo:font-weight="normal" style:font-style-asian="normal" style:font-weight-asian="normal" style:font-style-complex="normal" style:font-weight-complex="normal" style:text-overline-style="none" style:text-overline-color="font-color"/>
    </style:style>
    <style:style style:name="T155" style:family="text">
      <style:text-properties fo:font-variant="normal" fo:text-transform="none" style:use-window-font-color="true" fo:letter-spacing="normal" fo:font-style="italic" fo:font-weight="bold"/>
    </style:style>
    <style:style style:name="T156"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57" style:family="text">
      <style:text-properties fo:font-variant="normal" fo:text-transform="none" style:use-window-font-color="true" style:font-name="Times New Roman" fo:font-size="14pt" fo:letter-spacing="normal" fo:font-style="normal" fo:font-weight="normal" style:font-size-asian="14pt" style:font-style-asian="normal" style:font-weight-asian="bold" style:font-size-complex="14pt" style:font-style-complex="normal" style:font-weight-complex="bold"/>
    </style:style>
    <style:style style:name="T158" style:family="text">
      <style:text-properties fo:font-variant="normal" fo:text-transform="none" style:use-window-font-color="true" style:font-name="Times New Roman" fo:font-size="14pt" fo:letter-spacing="normal" fo:font-style="italic" fo:font-weight="normal" style:font-size-asian="14pt" style:font-size-complex="14pt"/>
    </style:style>
    <style:style style:name="T159" style:family="text">
      <style:text-properties fo:font-variant="normal" fo:text-transform="none" style:use-window-font-color="true" style:font-name="Times New Roman" fo:font-size="14pt" fo:letter-spacing="normal" fo:language="uk" fo:country="UA" fo:font-style="normal" fo:font-weight="normal" style:font-size-asian="14pt" style:font-size-complex="14pt"/>
    </style:style>
    <style:style style:name="T160" style:family="text">
      <style:text-properties fo:font-variant="normal" fo:text-transform="none" style:use-window-font-color="true" style:font-name="Times New Roman" fo:letter-spacing="normal" fo:language="uk" fo:country="UA" fo:font-style="normal" fo:font-weight="normal"/>
    </style:style>
    <style:style style:name="T161" style:family="text">
      <style:text-properties fo:font-variant="normal" fo:text-transform="none" style:use-window-font-color="true" style:font-name="Times New Roman" fo:letter-spacing="normal" fo:language="uk" fo:country="UA" fo:font-style="normal" fo:font-weight="normal" style:font-style-asian="normal" style:font-weight-asian="normal" style:font-style-complex="normal" style:font-weight-complex="normal" style:text-overline-style="none" style:text-overline-color="font-color"/>
    </style:style>
    <style:style style:name="T162" style:family="text">
      <style:text-properties fo:font-variant="normal" fo:text-transform="none" style:font-name="Times New Roman" fo:letter-spacing="normal" fo:language="uk" fo:country="UA" fo:font-style="normal"/>
    </style:style>
    <style:style style:name="T163" style:family="text">
      <style:text-properties fo:font-variant="normal" fo:text-transform="none" style:font-name="Times New Roman" fo:letter-spacing="normal" fo:language="uk" fo:country="UA" fo:font-style="normal" fo:font-weight="normal"/>
    </style:style>
    <style:style style:name="T164" style:family="text">
      <style:text-properties fo:font-variant="normal" fo:text-transform="none" style:font-name="Times New Roman" fo:letter-spacing="normal" fo:language="uk" fo:country="UA" fo:font-style="normal" fo:font-weight="normal" style:font-size-asian="14pt" style:font-size-complex="14pt"/>
    </style:style>
    <style:style style:name="T165" style:family="text">
      <style:text-properties fo:font-variant="normal" fo:text-transform="none" fo:color="#222222" fo:font-size="12pt" fo:letter-spacing="normal" fo:font-style="normal" fo:font-weight="normal" style:font-size-asian="12pt" style:font-size-complex="12pt"/>
    </style:style>
    <style:style style:name="T166" style:family="text">
      <style:text-properties fo:font-variant="normal" fo:text-transform="none" fo:color="#222222" style:font-name="Times New Roman" fo:font-size="14pt" fo:letter-spacing="normal" fo:font-weight="normal" style:font-size-asian="14pt" style:font-weight-asian="normal" style:font-size-complex="14pt" style:font-weight-complex="normal"/>
    </style:style>
    <style:style style:name="T167" style:family="text">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T168" style:family="text">
      <style:text-properties fo:font-variant="normal" fo:text-transform="none" fo:color="#222222" style:font-name="Times New Roman" fo:font-size="12pt" fo:letter-spacing="normal" fo:font-weight="normal" style:font-size-asian="12pt" style:font-weight-asian="normal" style:font-size-complex="12pt" style:font-weight-complex="normal"/>
    </style:style>
    <style:style style:name="T169"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170" style:family="text">
      <style:text-properties fo:font-variant="normal" fo:text-transform="none" fo:color="#1b75bc" style:font-name="Verdana" fo:font-size="9pt" fo:letter-spacing="normal" fo:font-style="normal" fo:font-weight="normal"/>
    </style:style>
    <style:style style:name="T171" style:family="text">
      <style:text-properties fo:font-variant="normal" fo:text-transform="none" fo:color="#1b75bc" style:font-name="Verdana" fo:font-size="9pt" fo:letter-spacing="normal" fo:font-style="normal" fo:font-weight="normal" fo:background-color="transparent"/>
    </style:style>
    <style:style style:name="T172" style:family="text">
      <style:text-properties fo:font-variant="normal" fo:text-transform="none" fo:color="#008000" fo:letter-spacing="normal" fo:font-style="italic"/>
    </style:style>
    <style:style style:name="T173" style:family="text">
      <style:text-properties fo:font-variant="normal" fo:text-transform="none" fo:color="#008000" fo:letter-spacing="normal" fo:font-style="italic" fo:font-weight="normal"/>
    </style:style>
    <style:style style:name="T174" style:family="text">
      <style:text-properties fo:font-variant="normal" fo:text-transform="none" fo:color="#008000" style:font-name="Verdana" fo:font-size="9pt" fo:letter-spacing="normal" fo:font-style="italic" fo:font-weight="normal"/>
    </style:style>
    <style:style style:name="T175" style:family="text">
      <style:text-properties fo:font-style="italic"/>
    </style:style>
    <style:style style:name="T176" style:family="text">
      <style:text-properties fo:font-style="italic" style:font-style-asian="italic"/>
    </style:style>
    <style:style style:name="T177" style:family="text">
      <style:text-properties fo:font-style="italic" style:font-style-asian="italic" style:font-style-complex="italic"/>
    </style:style>
    <style:style style:name="T178" style:family="text">
      <style:text-properties fo:font-style="italic" fo:font-weight="bold" style:font-style-asian="italic" style:font-weight-asian="bold"/>
    </style:style>
    <style:style style:name="T179" style:family="text">
      <style:text-properties fo:font-style="italic" fo:font-weight="bold" style:font-style-asian="italic" style:font-weight-asian="bold" style:font-style-complex="italic"/>
    </style:style>
    <style:style style:name="T180" style:family="text">
      <style:text-properties fo:font-style="italic" fo:font-weight="bold" style:font-style-asian="italic" style:font-weight-asian="bold" style:font-style-complex="italic" style:font-weight-complex="bold"/>
    </style:style>
    <style:style style:name="T181" style:family="text">
      <style:text-properties fo:font-style="italic" fo:font-weight="bold" style:font-style-asian="italic" style:font-weight-asian="bold" style:font-weight-complex="bold"/>
    </style:style>
    <style:style style:name="T182" style:family="text">
      <style:text-properties fo:font-style="italic" fo:font-weight="normal"/>
    </style:style>
    <style:style style:name="T183" style:family="text">
      <style:text-properties fo:font-style="italic" fo:font-weight="normal" style:font-style-asian="italic" style:font-weight-asian="normal" style:font-style-complex="italic" style:font-weight-complex="normal"/>
    </style:style>
    <style:style style:name="T184" style:family="text">
      <style:text-properties fo:font-style="italic" fo:font-weight="normal" style:font-style-asian="italic" style:font-weight-asian="normal" style:font-weight-complex="normal"/>
    </style:style>
    <style:style style:name="T185" style:family="text">
      <style:text-properties fo:font-style="italic" style:font-name-asian="Times New Roman" style:font-style-asian="italic"/>
    </style:style>
    <style:style style:name="T186" style:family="text">
      <style:text-properties fo:font-weight="normal"/>
    </style:style>
    <style:style style:name="T187" style:family="text">
      <style:text-properties fo:font-weight="normal" style:font-weight-asian="normal" style:font-weight-complex="normal"/>
    </style:style>
    <style:style style:name="T188" style:family="text">
      <style:text-properties fo:font-weight="normal" style:font-weight-asian="normal" style:font-style-complex="italic" style:font-weight-complex="normal"/>
    </style:style>
    <style:style style:name="T189" style:family="text">
      <style:text-properties fo:font-weight="normal" style:font-style-asian="normal" style:font-weight-asian="bold" style:font-style-complex="normal" style:font-weight-complex="bold"/>
    </style:style>
    <style:style style:name="T190" style:family="text">
      <style:text-properties fo:font-weight="normal" style:font-style-asian="normal" style:font-weight-asian="normal" style:font-style-complex="normal" style:font-weight-complex="normal"/>
    </style:style>
    <style:style style:name="T191" style:family="text">
      <style:text-properties fo:font-weight="normal" style:font-style-complex="italic"/>
    </style:style>
    <style:style style:name="T192" style:family="text">
      <style:text-properties fo:font-weight="normal" style:font-weight-complex="normal"/>
    </style:style>
    <style:style style:name="T193" style:family="text">
      <style:text-properties style:font-style-asian="normal" style:font-weight-asian="bold" style:font-style-complex="normal" style:font-weight-complex="bold"/>
    </style:style>
    <style:style style:name="T194" style:family="text">
      <style:text-properties style:font-style-asian="normal" style:font-weight-asian="normal" style:font-style-complex="normal" style:font-weight-complex="normal" style:text-overline-style="none" style:text-overline-color="font-color"/>
    </style:style>
    <style:style style:name="T195" style:family="text">
      <style:text-properties style:font-style-complex="italic"/>
    </style:style>
    <style:style style:name="T196" style:family="text">
      <style:text-properties fo:text-transform="uppercase"/>
    </style:style>
    <style:style style:name="T197" style:family="text">
      <style:text-properties fo:text-transform="uppercase" fo:font-weight="bold" style:font-weight-asian="bold"/>
    </style:style>
    <style:style style:name="T198" style:family="text">
      <style:text-properties fo:text-transform="uppercase" fo:font-weight="bold" style:font-weight-asian="bold" style:font-style-complex="italic" style:font-weight-complex="bold"/>
    </style:style>
    <style:style style:name="T199" style:family="text">
      <style:text-properties fo:text-transform="uppercase" fo:font-weight="bold" style:font-weight-asian="bold" style:font-weight-complex="bold"/>
    </style:style>
    <style:style style:name="T200" style:family="text">
      <style:text-properties fo:text-transform="uppercase" fo:font-style="normal" fo:font-weight="bold" style:font-style-asian="normal" style:font-weight-asian="bold" style:font-style-complex="italic" style:font-weight-complex="bold"/>
    </style:style>
    <style:style style:name="T201" style:family="text">
      <style:text-properties fo:text-transform="uppercase" style:font-name="Times New Roman" fo:language="uk" fo:country="UA" fo:font-weight="normal" style:font-weight-asian="normal" style:font-weight-complex="normal"/>
    </style:style>
    <style:style style:name="T202" style:family="text">
      <style:text-properties fo:text-transform="uppercase" style:font-name="Times New Roman" fo:language="ru" fo:country="RU" fo:font-weight="normal" style:font-weight-asian="normal" style:font-weight-complex="normal"/>
    </style:style>
    <style:style style:name="T203" style:family="text">
      <style:text-properties style:font-weight-asian="bold" style:font-weight-complex="bold"/>
    </style:style>
    <style:style style:name="T204" style:family="text">
      <style:text-properties style:font-weight-asian="bold" style:font-style-complex="italic" style:font-weight-complex="bold"/>
    </style:style>
    <style:style style:name="T205" style:family="text">
      <style:text-properties style:font-weight-asian="normal" style:font-weight-complex="normal"/>
    </style:style>
    <style:style style:name="T206" style:family="text">
      <style:text-properties style:font-weight-complex="bold"/>
    </style:style>
    <style:style style:name="T207" style:family="text">
      <style:text-properties style:font-style-asian="italic"/>
    </style:style>
    <style:style style:name="T208" style:family="text">
      <style:text-properties style:font-weight-complex="normal"/>
    </style:style>
    <style:style style:name="T209" style:family="text">
      <style:text-properties fo:language="ru" fo:country="RU"/>
    </style:style>
    <style:style style:name="T210" style:family="text">
      <style:text-properties fo:color="#000000" style:font-name="Times New Roman" fo:letter-spacing="0.0055in" fo:font-style="normal" style:text-underline-style="none" fo:font-weight="normal" style:font-style-asian="normal" style:font-weight-asian="normal" style:font-style-complex="italic" style:font-weight-complex="bold"/>
    </style:style>
    <style:style style:name="T211"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212" style:family="text">
      <style:text-properties fo:color="#000000" style:font-name="Times New Roman" fo:letter-spacing="0.0055in" fo:language="ru" fo:country="RU" fo:font-style="normal" style:text-underline-style="none" fo:font-weight="normal" style:font-style-asian="normal" style:font-weight-asian="normal" style:font-style-complex="italic" style:font-weight-complex="bold"/>
    </style:style>
    <style:style style:name="T213" style:family="text">
      <style:text-properties fo:color="#000000" style:font-name="Times New Roman" fo:letter-spacing="0.0055in" fo:language="ru" fo:country="RU" fo:font-style="normal" style:text-underline-style="none" fo:background-color="transparent" style:font-style-asian="normal" style:font-style-complex="normal"/>
    </style:style>
    <style:style style:name="T214"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215"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216" style:family="text">
      <style:text-properties fo:color="#000000" style:font-name="Times New Roman" fo:letter-spacing="0.0055in" fo:language="en" fo:country="US" fo:font-style="normal" style:text-underline-style="none" fo:background-color="transparent" style:font-style-asian="normal" style:font-style-complex="normal"/>
    </style:style>
    <style:style style:name="T217" style:family="text">
      <style:text-properties fo:color="#000000" style:font-name="Times New Roman" fo:font-size="14pt" fo:letter-spacing="0.0055in" fo:language="uk" fo:country="UA" fo:font-style="normal" fo:font-weight="normal"/>
    </style:style>
    <style:style style:name="T218" style:family="text">
      <style:text-properties fo:color="#000000" fo:letter-spacing="0.0055in"/>
    </style:style>
    <style:style style:name="T219"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220" style:family="text">
      <style:text-properties style:language-asian="ru" style:country-asian="RU"/>
    </style:style>
    <style:style style:name="T221" style:family="text">
      <style:text-properties style:font-name-asian="Times New Roman Cyr" style:font-name-complex="Times New Roman Cyr"/>
    </style:style>
    <style:style style:name="T222" style:family="text">
      <style:text-properties fo:letter-spacing="0.0055in" fo:background-color="transparent"/>
    </style:style>
    <style:style style:name="T223" style:family="text">
      <style:text-properties fo:letter-spacing="0.0055in" fo:background-color="transparent" style:font-style-complex="italic"/>
    </style:style>
    <style:style style:name="T224" style:family="text">
      <style:text-properties fo:letter-spacing="0.0055in" fo:language="en" fo:country="US" fo:background-color="transparent"/>
    </style:style>
    <style:style style:name="T225" style:family="text">
      <style:text-properties fo:letter-spacing="0.0055in" fo:font-style="italic" fo:background-color="transparent" style:font-style-asian="italic" style:font-style-complex="italic"/>
    </style:style>
    <style:style style:name="T226" style:family="text">
      <style:text-properties fo:background-color="transparent"/>
    </style:style>
    <style:style style:name="T227" style:family="text">
      <style:text-properties fo:letter-spacing="0.0008in" fo:language="ru" fo:country="RU"/>
    </style:style>
    <style:style style:name="T228" style:family="text">
      <style:text-properties style:font-name="Times New Roman" fo:font-size="14pt" fo:language="uk" fo:country="UA" fo:font-style="italic" style:font-size-asian="14pt" style:font-style-asian="italic" style:font-name-complex="Times New Roman" style:font-size-complex="14pt"/>
    </style:style>
    <style:style style:name="T229" style:family="text">
      <style:text-properties style:font-name="Times New Roman" fo:font-size="14pt" fo:language="uk" fo:country="UA" fo:font-style="italic" style:font-name-asian="Times New Roman" style:font-size-asian="14pt" style:font-style-asian="italic" style:font-name-complex="Times New Roman" style:font-size-complex="14pt"/>
    </style:style>
    <style:style style:name="T230" style:family="text">
      <style:text-properties style:font-name="Times New Roman" fo:font-size="14pt" fo:language="uk" fo:country="UA" fo:font-style="italic" fo:font-weight="bold" style:font-size-asian="14pt" style:font-style-asian="italic" style:font-weight-asian="bold" style:font-name-complex="Times New Roman" style:font-size-complex="14pt"/>
    </style:style>
    <style:style style:name="T231" style:family="text">
      <style:text-properties style:font-name="Times New Roman" fo:font-size="14pt" fo:language="uk" fo:country="UA" fo:font-style="italic" fo:font-weight="bold" style:font-name-asian="Times New Roman" style:font-size-asian="14pt" style:font-style-asian="italic" style:font-weight-asian="bold" style:font-name-complex="Times New Roman" style:font-size-complex="14pt"/>
    </style:style>
    <style:style style:name="T232" style:family="text">
      <style:text-properties style:font-name="Times New Roman" fo:font-size="14pt" fo:language="uk" fo:country="UA" style:font-size-asian="14pt" style:font-name-complex="Times New Roman" style:font-size-complex="14pt"/>
    </style:style>
    <style:style style:name="T233" style:family="text">
      <style:text-properties style:font-name="Times New Roman" fo:font-size="14pt" fo:language="uk" fo:country="UA" style:font-name-asian="Times New Roman" style:font-size-asian="14pt" style:font-name-complex="Times New Roman" style:font-size-complex="14pt"/>
    </style:style>
    <style:style style:name="T234" style:family="text">
      <style:text-properties style:font-name="Times New Roman" fo:font-size="14pt" fo:language="uk" fo:country="UA" fo:font-weight="bold" style:font-size-asian="14pt" style:font-weight-asian="bold" style:font-name-complex="Times New Roman" style:font-size-complex="14pt"/>
    </style:style>
    <style:style style:name="T235" style:family="text">
      <style:text-properties style:font-name="Times New Roman" fo:font-size="14pt" fo:language="uk" fo:country="UA" fo:font-style="normal" style:font-size-asian="14pt" style:font-style-asian="normal" style:font-name-complex="Times New Roman" style:font-size-complex="14pt" style:font-style-complex="normal"/>
    </style:style>
    <style:style style:name="T236" style:family="text">
      <style:text-properties style:font-name="Times New Roman" fo:font-size="14pt" fo:language="uk" fo:country="UA" fo:font-style="normal" style:font-name-asian="Times New Roman" style:font-size-asian="14pt" style:font-style-asian="normal" style:font-name-complex="Times New Roman" style:font-size-complex="14pt" style:font-style-complex="normal"/>
    </style:style>
    <style:style style:name="T237" style:family="text">
      <style:text-properties style:font-name="Times New Roman" fo:font-size="14pt" fo:language="en" fo:country="US" style:font-name-asian="Times New Roman" style:font-size-asian="14pt" style:font-name-complex="Times New Roman" style:font-size-complex="14pt"/>
    </style:style>
    <style:style style:name="T238" style:family="text">
      <style:text-properties style:font-name="Times New Roman" fo:font-size="14pt" fo:language="en" fo:country="US" fo:font-style="italic" style:font-size-asian="14pt" style:font-style-asian="italic" style:font-name-complex="Times New Roman" style:font-size-complex="14pt"/>
    </style:style>
    <style:style style:name="T239" style:family="text">
      <style:text-properties style:font-name="Times New Roman" fo:font-size="14pt" fo:language="en" fo:country="US" fo:font-style="italic" style:font-name-asian="Times New Roman" style:font-size-asian="14pt" style:font-style-asian="italic" style:font-name-complex="Times New Roman" style:font-size-complex="14pt"/>
    </style:style>
    <style:style style:name="T240" style:family="text">
      <style:text-properties style:font-name="Times New Roman" fo:font-size="14pt" style:font-size-asian="14pt" style:font-name-complex="Times New Roman" style:font-size-complex="14pt"/>
    </style:style>
    <style:style style:name="T241" style:family="text">
      <style:text-properties style:font-name="Times New Roman" fo:font-size="14pt" fo:font-style="italic" style:font-size-asian="14pt" style:font-style-asian="italic" style:font-name-complex="Times New Roman" style:font-size-complex="14pt"/>
    </style:style>
    <style:style style:name="T242" style:family="text">
      <style:text-properties style:font-name="Times New Roman" fo:font-size="14pt" fo:font-style="italic" style:font-name-asian="Times New Roman" style:font-size-asian="14pt" style:font-style-asian="italic" style:font-name-complex="Times New Roman" style:font-size-complex="14pt"/>
    </style:style>
    <style:style style:name="T243" style:family="text">
      <style:text-properties style:font-name="Times New Roman" fo:font-size="14pt" style:font-name-asian="Times New Roman" style:font-size-asian="14pt" style:font-name-complex="Times New Roman" style:font-size-complex="14pt"/>
    </style:style>
    <style:style style:name="T244" style:family="text">
      <style:text-properties style:font-name="Times New Roman" fo:font-size="14pt" fo:language="ru" fo:country="RU" fo:font-style="italic" style:font-size-asian="14pt" style:font-style-asian="italic" style:font-name-complex="Times New Roman" style:font-size-complex="14pt"/>
    </style:style>
    <style:style style:name="T245" style:family="text">
      <style:text-properties style:font-name="Times New Roman" fo:font-size="14pt" fo:font-weight="bold" style:font-size-asian="14pt" style:font-weight-asian="bold" style:font-name-complex="Times New Roman" style:font-size-complex="14pt"/>
    </style:style>
    <style:style style:name="T246" style:family="text">
      <style:text-properties style:font-name="Times New Roman" fo:font-size="14pt" fo:font-weight="bold" style:font-name-asian="Times New Roman" style:font-size-asian="14pt" style:font-weight-asian="bold" style:font-name-complex="Times New Roman" style:font-size-complex="14pt"/>
    </style:style>
    <style:style style:name="T247" style:family="text">
      <style:text-properties style:font-name="Times New Roman" fo:language="uk" fo:country="UA" fo:font-style="italic" style:font-style-asian="italic" style:font-name-complex="Times New Roman"/>
    </style:style>
    <style:style style:name="T248" style:family="text">
      <style:text-properties style:font-name="Times New Roman" fo:language="uk" fo:country="UA" fo:font-style="italic" style:font-name-asian="Times New Roman" style:font-style-asian="italic" style:font-name-complex="Times New Roman"/>
    </style:style>
    <style:style style:name="T249" style:family="text">
      <style:text-properties style:font-name="Times New Roman" fo:language="uk" fo:country="UA" style:font-name-complex="Times New Roman"/>
    </style:style>
    <style:style style:name="T250" style:family="text">
      <style:text-properties style:font-name="Times New Roman" fo:language="uk" fo:country="UA" style:font-name-asian="Times New Roman" style:font-name-complex="Times New Roman"/>
    </style:style>
    <style:style style:name="T251" style:family="text">
      <style:text-properties style:font-name="Times New Roman" fo:language="uk" fo:country="UA" fo:font-weight="bold" style:font-weight-asian="bold" style:font-name-complex="Times New Roman"/>
    </style:style>
    <style:style style:name="T252" style:family="text">
      <style:text-properties style:font-name="Times New Roman" fo:language="uk" fo:country="UA" fo:font-style="normal" style:font-style-asian="normal" style:font-name-complex="Times New Roman" style:font-style-complex="normal"/>
    </style:style>
    <style:style style:name="T253" style:family="text">
      <style:text-properties style:font-name="Times New Roman" fo:language="uk" fo:country="UA" fo:font-style="normal" style:font-name-asian="Times New Roman" style:font-style-asian="normal" style:font-name-complex="Times New Roman" style:font-style-complex="normal"/>
    </style:style>
    <style:style style:name="T254" style:family="text">
      <style:text-properties style:font-name="Times New Roman" fo:font-style="italic" style:font-style-asian="italic" style:font-weight-asian="normal" style:font-name-complex="Times New Roman" style:font-weight-complex="normal"/>
    </style:style>
    <style:style style:name="T255" style:family="text">
      <style:text-properties style:font-name="Times New Roman" fo:font-style="italic" style:font-style-asian="italic" style:font-name-complex="Times New Roman"/>
    </style:style>
    <style:style style:name="T256" style:family="text">
      <style:text-properties style:font-name="Times New Roman" fo:font-style="italic" fo:font-weight="normal" style:font-style-asian="italic" style:font-weight-asian="normal" style:font-name-complex="Times New Roman" style:font-weight-complex="normal"/>
    </style:style>
    <style:style style:name="T257" style:family="text">
      <style:text-properties style:font-name="Times New Roman" fo:font-style="italic" style:font-name-asian="Times New Roman" style:font-style-asian="italic" style:font-name-complex="Times New Roman"/>
    </style:style>
    <style:style style:name="T258" style:family="text">
      <style:text-properties style:font-name="Times New Roman" fo:font-style="italic" fo:font-weight="bold" style:font-style-asian="italic" style:font-weight-asian="bold" style:font-name-complex="Times New Roman"/>
    </style:style>
    <style:style style:name="T259" style:family="text">
      <style:text-properties style:font-name="Times New Roman" style:font-name-complex="Times New Roman"/>
    </style:style>
    <style:style style:name="T260" style:family="text">
      <style:text-properties style:font-name="Times New Roman" fo:font-weight="normal" style:font-weight-asian="normal" style:font-name-complex="Times New Roman" style:font-weight-complex="normal"/>
    </style:style>
    <style:style style:name="T261" style:family="text">
      <style:text-properties style:font-name="Times New Roman" fo:font-style="normal" style:font-style-asian="normal" style:font-name-complex="Times New Roman" style:font-style-complex="normal"/>
    </style:style>
    <style:style style:name="T262" style:family="text">
      <style:text-properties style:font-name="Times New Roman" fo:font-style="normal" style:font-name-asian="Times New Roman" style:font-style-asian="normal" style:font-name-complex="Times New Roman" style:font-style-complex="normal"/>
    </style:style>
    <style:style style:name="T263" style:family="text">
      <style:text-properties style:font-name-asian="Times New Roman"/>
    </style:style>
    <style:style style:name="T264" style:family="text">
      <style:text-properties fo:color="#ff0000" fo:font-weight="bold"/>
    </style:style>
    <style:style style:name="T265" style:family="text">
      <style:text-properties fo:color="#008000"/>
    </style:style>
    <style:style style:name="T266" style:family="text">
      <style:text-properties fo:color="#008000" fo:font-style="italic"/>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а, б, .., аа, аб, ... (ru)">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Оглавление1_Head">
            <text:h text:style-name="P94" text:outline-level="1"><text:soft-page-break/>Зміст</text:h>
          </text:index-title>
          <text:p text:style-name="P96"><text:a xlink:type="simple" xlink:href="#__RefHeading__18019_1600925806" text:style-name="Index_20_Link" text:visited-style-name="Index_20_Link">Вступ<text:tab/>5</text:a></text:p>
          <text:p text:style-name="P96"><text:a xlink:type="simple" xlink:href="#__RefHeading__18021_1600925806" text:style-name="Index_20_Link" text:visited-style-name="Index_20_Link">1. Розділ І. Деривація та способи словотворення в сучасній українській літературній мові<text:tab/>15</text:a></text:p>
          <text:p text:style-name="P96"><text:a xlink:type="simple" xlink:href="#__RefHeading__34953_1443281443" text:style-name="Index_20_Link" text:visited-style-name="Index_20_Link"><text:s/>1.1 Таблиця способів словотворення<text:tab/>25</text:a></text:p>
          <text:p text:style-name="P96"><text:a xlink:type="simple" xlink:href="#__RefHeading__18023_1600925806" text:style-name="Index_20_Link" text:visited-style-name="Index_20_Link"><text:s text:c="2"/>1.1.1 Суфіксальний спосіб<text:tab/>27</text:a></text:p>
          <text:p text:style-name="P96"><text:a xlink:type="simple" xlink:href="#__RefHeading__18025_1600925806" text:style-name="Index_20_Link" text:visited-style-name="Index_20_Link"><text:s text:c="2"/>1.1.2 Префіксальний спосіб<text:tab/>28</text:a></text:p>
          <text:p text:style-name="P96"><text:a xlink:type="simple" xlink:href="#__RefHeading__18027_1600925806" text:style-name="Index_20_Link" text:visited-style-name="Index_20_Link"><text:s text:c="2"/>1.1.3 Постфіксальний спосіб<text:tab/>29</text:a></text:p>
          <text:p text:style-name="P96"><text:a xlink:type="simple" xlink:href="#__RefHeading__18029_1600925806" text:style-name="Index_20_Link" text:visited-style-name="Index_20_Link"><text:s text:c="2"/>1.1.4 Суфіксально-префіксальний спосіб<text:tab/>29</text:a></text:p>
          <text:p text:style-name="P96"><text:a xlink:type="simple" xlink:href="#__RefHeading__18031_1600925806" text:style-name="Index_20_Link" text:visited-style-name="Index_20_Link"><text:s text:c="2"/>1.1.5 Суфіксально-постфіксальний спосіб<text:tab/>30</text:a></text:p>
          <text:p text:style-name="P96"><text:a xlink:type="simple" xlink:href="#__RefHeading__18033_1600925806" text:style-name="Index_20_Link" text:visited-style-name="Index_20_Link"><text:s text:c="2"/>1.1.6 Суфіксально-префіксально-постфіксальний спосіб<text:tab/>31</text:a></text:p>
          <text:p text:style-name="P96"><text:a xlink:type="simple" xlink:href="#__RefHeading__18035_1600925806" text:style-name="Index_20_Link" text:visited-style-name="Index_20_Link"><text:s text:c="2"/>1.1.7 Префіксально-постфіксальний спосіб<text:tab/>31</text:a></text:p>
          <text:p text:style-name="P96"><text:a xlink:type="simple" xlink:href="#__RefHeading__18037_1600925806" text:style-name="Index_20_Link" text:visited-style-name="Index_20_Link"><text:s text:c="2"/>1.1.8 Спосіб основоскладання<text:tab/>32</text:a></text:p>
          <text:p text:style-name="P96"><text:a xlink:type="simple" xlink:href="#__RefHeading__18039_1600925806" text:style-name="Index_20_Link" text:visited-style-name="Index_20_Link"><text:s text:c="2"/>1.1.9 Спосіб словоскладання<text:tab/>32</text:a></text:p>
          <text:p text:style-name="P96"><text:a xlink:type="simple" xlink:href="#__RefHeading__18041_1600925806" text:style-name="Index_20_Link" text:visited-style-name="Index_20_Link"><text:s text:c="2"/>1.1.10 Абревіатурний спосіб<text:tab/>34</text:a></text:p>
          <text:p text:style-name="P96"><text:a xlink:type="simple" xlink:href="#__RefHeading__18043_1600925806" text:style-name="Index_20_Link" text:visited-style-name="Index_20_Link"><text:s text:c="2"/>1.1.11 Спосіб зрощення<text:tab/>35</text:a></text:p>
          <text:p text:style-name="P96"><text:a xlink:type="simple" xlink:href="#__RefHeading__18045_1600925806" text:style-name="Index_20_Link" text:visited-style-name="Index_20_Link"><text:s text:c="2"/>1.1.13 Універбаційний спосіб<text:tab/>36</text:a></text:p>
          <text:p text:style-name="P96"><text:a xlink:type="simple" xlink:href="#__RefHeading__18047_1600925806" text:style-name="Index_20_Link" text:visited-style-name="Index_20_Link"><text:s text:c="2"/>1.1.14 Конверсійний спосіб<text:tab/>37</text:a></text:p>
          <text:p text:style-name="P96"><text:a xlink:type="simple" xlink:href="#__RefHeading__18049_1600925806" text:style-name="Index_20_Link" text:visited-style-name="Index_20_Link"><text:s text:c="2"/>1.1.15 Флективний спосіб<text:tab/>38</text:a></text:p>
          <text:p text:style-name="P96"><text:a xlink:type="simple" xlink:href="#__RefHeading__18053_1600925806" text:style-name="Index_20_Link" text:visited-style-name="Index_20_Link">2. Розділ ІІ. Індивідуально-авторське словотворення у збірці В. Стуса «Палімпсести»<text:tab/>40</text:a></text:p>
          <text:p text:style-name="P96"><text:a xlink:type="simple" xlink:href="#__RefHeading__18055_1600925806" text:style-name="Index_20_Link" text:visited-style-name="Index_20_Link"><text:s/>2.1 Словникова стаття. Характеристика слів реєстру<text:tab/>42</text:a></text:p>
          <text:p text:style-name="P96"><text:a xlink:type="simple" xlink:href="#__RefHeading__18057_1600925806" text:style-name="Index_20_Link" text:visited-style-name="Index_20_Link"><text:s/>2.2 Умовні позначення<text:tab/>44</text:a></text:p>
          <text:p text:style-name="P96"><text:a xlink:type="simple" xlink:href="#__RefHeading__18059_1600925806" text:style-name="Index_20_Link" text:visited-style-name="Index_20_Link"><text:s/>2.3 Словник індивідуально‑авторських новотворів В. Стуса<text:tab/>46</text:a></text:p>
          <text:p text:style-name="P96"><text:a xlink:type="simple" xlink:href="#__RefHeading__18061_1600925806" text:style-name="Index_20_Link" text:visited-style-name="Index_20_Link">3. Розділ ІІІ. Структурно‑семантичні та стилістичні функції індивідуально‑авторської лексики В. Стуса<text:tab/>141</text:a></text:p>
          <text:p text:style-name="P96"><text:a xlink:type="simple" xlink:href="#__RefHeading__18063_1600925806" text:style-name="Index_20_Link" text:visited-style-name="Index_20_Link">Висновки<text:tab/>157</text:a></text:p>
          <text:p text:style-name="P96"><text:a xlink:type="simple" xlink:href="#__RefHeading__55132_178389612" text:style-name="Index_20_Link" text:visited-style-name="Index_20_Link">Список використаної літератури<text:tab/>159</text:a></text:p>
        </text:index-body>
      </text:table-of-content>
      <text:h text:style-name="P24" text:outline-level="1"><text:bookmark text:name="__RefHeading__18019_1600925806"/>Вступ<text:bookmark-end text:name="__RefHeading__18019_1600925806"/></text:h>
      <text:p text:style-name="P30">Той, хто продукує оказіоналізм-новацію,<text:tab/><text:tab/><text:tab/></text:p>
      <text:p text:style-name="P30">свідомо деформує норму і відчуває при цьому<text:tab/><text:tab/></text:p>
      <text:p text:style-name="P30">естетичне задоволення від своїх мовотворчих<text:tab/><text:tab/></text:p>
      <text:p text:style-name="P30">здібностей, а той, хто сприймає, дивується<text:tab/><text:tab/></text:p>
      <text:p text:style-name="P30">хистові автора і &lt;…&gt; дістає естетичне<text:tab/><text:tab/></text:p>
      <text:p text:style-name="P30">задоволення від співучасті в акті творчості, від<text:tab/></text:p>
      <text:p text:style-name="P30">розуміння своєї підготовленості до цього акту.<text:tab/></text:p>
      <text:p text:style-name="P43">В. Чабаненко</text:p>
      <text:p text:style-name="Д_5f_Абзац_20_после_20_таблицы"><text:span text:style-name="T3">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3"><text:note text:id="ftn1" text:note-class="footnote"><text:note-citation>1</text:note-citation><text:note-body><text:p text:style-name="Д_5f_Сноска_5f_Постраничная">Колоїз Ж. В. Українська оказіональна деривація: Монографія. — Київ: Акцент, 2007. — С. 5</text:p></text:note-body></text:note></text:span></text:p>
      <text:p text:style-name="Д_5f_Основной_20_текст">Серед неологізмів виділяють загальномовні та індивідуально-авторські. Саме авторські неологізми, які є предметом цього дослідження, називають ще художніми, поетичними, стилістичними. Інколи для позначення цього поняття використовують термін <text:span text:style-name="T12">оказіоналізм</text:span>.</text:p>
      <text:p text:style-name="Д_5f_Основной_20_текст">Кінець ХХ століття, за влучним висловом О. Земської, називають «віком оказіоналізмів»<text:note text:id="ftn2" text:note-class="footnote"><text:note-citation>2</text:note-citation><text:note-body><text:p text:style-name="P44">Земская Е. А. Активные процессы современного словопроизводства // Русский язык конца ХХ столетия (1985‑1995). — Москва: Языки русской культуры, 1996. — С. 128</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Д_5f_Сноска_5f_Постраничная">Колоїз Ж. В. Українська оказіональна деривація: Монографія. — Київ: Акцент, 2007. — С. 8</text:p></text:note-body></text:note></text:p>
      <text:p text:style-name="Д_5f_Основной_20_текст"><text:soft-page-break/><text:span text:style-name="T71">Оказіоналізм</text:span><text:span text:style-name="T54"> (від латинського </text:span><text:span text:style-name="T46">occasionalis </text:span><text:span text:style-name="T45">—</text:span><text:span text:style-name="T54"> випадковий) — незвичне, </text:span><text:span text:style-name="T54">здебільшого експресивно забарвлене слово, утворене з порушенням законів словотворення чи мовної норми й існує лише в певному контексті, в якому воно виникло. Оказіоналізми зіставляються зі словами узуальними, від неологізмів відрізняються тим, що зберігають свою новизну незалежно від реального часу їх утворення. Оказіоналізми створюється авторами літературного твору з певною стилістичною метою. Розрізняють Оказіоналізми авторські, дитячі та розмовні, що побутують в усному мовленні, як правило, вони стають фактами загальнонародної мови.</text:span><text:span text:style-name="T54"><text:note text:id="ftn4" text:note-class="footnote"><text:note-citation>1</text:note-citation><text:note-body><text:p text:style-name="Д_5f_Сноска_5f_Постраничная">Українська мова: Енциклопедія. / Редкол.: Русанівський В. М., Тараненко О. О., Зяблюк М. П. та ін.  — К.: Українська енциклопедія, 2000. — С. ???</text:p></text:note-body></text:note></text:span></text:p>
      <text:p text:style-name="Д_5f_Основной_20_текст"><text:span text:style-name="T54">Проте не всі вчені визнають рівнозначність термінів на позначення авторських неологізмів. Зокрема, літературознавець Анатолій Ткаченко пропонує таке розмежування: «неологізми — тільки поширені, а оказіоналізми — принагідні авторські новотворення. В усякому разі, це ширше, ніж стилістичні неологізми, бо ж не завжди нове слово є неодмінною ознакою певного стилю. Частіше це — авторська знахідка (миттєво-спонтанно чи й продумано), яка допомагає краще передати душевний порух, настрій, кут зору, нюанс думки, своєрідність відчуття і т. д.».</text:span><text:span text:style-name="T54"><text:note text:id="ftn5" text:note-class="footnote"><text:note-citation>2</text:note-citation><text:note-body><text:p text:style-name="P55">Ткаченко А. О. Мистецтво слова: Вступ до літературознавства: Підручник. — К., 2003. — С. ???</text:p></text:note-body></text:note></text:span></text:p>
      <text:p text:style-name="Д_5f_Основной_20_текст">Отже, оказіоналізми, чи авторські неологізми, створюють переважно письменники, поети. Як відзначає Жанна Колоїз: «творчий індивідуум, насамперед письменник, у процесі практичної діяльності завжди відчуває потребу в небуденному, оригінальному вираженні думки, у підсилювально-впливовому найменуванні вже названих понять. А відтак оказіональне словотворення є ідеальним засобом для реалізації індивідуально авторських задумів як у номінації нових реалій дійсності, так і в переномінації вже названих у мові предметів, явищ, понять».</text:p>
      <text:p text:style-name="Д_5f_Основной_20_текст">Ця ж дослідниця пише, що «увага до проблем оказіонально утворених слів протягом останніх десятиліть є значно активніша, їх вивчення стало <text:soft-page-break/>більш інтенсивним».<text:note text:id="ftn6" text:note-class="footnote"><text:note-citation>1</text:note-citation><text:note-body><text:p text:style-name="Д_5f_Сноска_5f_Постраничная">Колоїз Ж. В. Українська оказіональна деривація: Монографія. — Київ: Акцент, 2007. — С. ???</text:p></text:note-body></text:note> З’являється багато статей, досліджень оказіоналізмів як у творчості окремих авторів так і за певними їх типами, як-от номінації осіб чи відфраземні деривати-неологізми. Серед дослідників цієї проблеми Жанна Колоїз, Олександр Стішов, Святослав Караванський, Віталій Русанівський та ін. Крім цього, проблема авторських неологізмів розглядається у всіх працях з лексикології, у літературознавчих дослідженнях мови художніх творів.<text:note text:id="ftn7" text:note-class="footnote"><text:note-citation>2</text:note-citation><text:note-body><text:p text:style-name="Д_5f_Сноска_5f_Постраничная">Шміло. — С. 1</text:p></text:note-body></text:note></text:p>
      <text:p text:style-name="Д_5f_Основной_20_текст"><text:span text:style-name="T3">Термін «</text:span><text:span text:style-name="T4">неологія</text:span><text:span text:style-name="T3">» використовується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p>
      <text:p text:style-name="Д_5f_Основной_20_текст">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span text:style-name="T3"><text:note text:id="ftn8" text:note-class="footnote"><text:note-citation>3</text:note-citation><text:note-body><text:p text:style-name="Д_5f_Сноска_5f_Постраничная">Українська мова: Енциклопедія. / Редкол.: Русанівський В. М., Тараненко О. О., Зяблюк М. П. та ін.  — К.: Українська енциклопедія, 2000. — С. 377</text:p></text:note-body></text:note></text:span></text:p>
      <text:p text:style-name="Д_5f_Основной_20_текст"><text:span text:style-name="T3">У перекладі з грецької </text:span><text:span text:style-name="T4">неологізм</text:span><text:span text:style-name="T3">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3"><text:note text:id="ftn9" text:note-class="footnote"><text:note-citation>4</text:note-citation><text:note-body><text:p text:style-name="Д_5f_Сноска_5f_Постраничная">Шанский Н. М. Неологизмы // Лексикология современного русского языка: Пособие для студентов пед. ин‑тов. — Москва: Просвещение, 1964. — С. 156</text:p></text:note-body></text:note></text:span><text:span text:style-name="T3"> До розряду неологізмів зараховують новопредставлені лексеми, що, отримавши нову, нетрадиційну форму вираження, набувають, відповідно, й нового, нетрадиційного змісту. Подібні визначення з’ясовують сутність, так би мовити, лексичних неологізмів, «у яких на тому чи іншому етапі розвитку мови новими є і зміст, і звукова оболонка слова».</text:span><text:span text:style-name="T3"><text:note text:id="ftn10" text:note-class="footnote"><text:note-citation>5</text:note-citation><text:note-body><text:p text:style-name="P44">Сучасна українська літературна мова: Лексика і фразеологія / За заг. ред. І. К. Білодіда. — К.: Наукова думка, 1973. — С. 243</text:p></text:note-body></text:note></text:span><text:span text:style-name="T3"> Термінологічне сполучення </text:span><text:soft-page-break/><text:span text:style-name="T3">«лексичний неологізм»</text:span><text:span text:style-name="T3"><text:note text:id="ftn11" text:note-class="footnote"><text:note-citation>1</text:note-citation><text:note-body><text:p text:style-name="Д_5f_Сноска_5f_Постраничная">Фомина М. И. Новые слова и их типы // Современный русский язык: Лексикология. — Москва: Высшая школа, 1990. — С. 290</text:p></text:note-body></text:note></text:span><text:span text:style-name="T3">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3"><text:note text:id="ftn12" text:note-class="footnote"><text:note-citation>2</text:note-citation><text:note-body><text:p text:style-name="P44">Сучасна українська літературна мова: Лексика і фразеологія / За заг. ред. І. К. Білодіда. — К.: Наукова думка, 1973. — С. 243</text:p></text:note-body></text:note></text:span></text:p>
      <text:p text:style-name="P42">Яскравою особливістю стильової манери Василя Стуса є неологізація його поетичної мови. Неологізми, як слова, що рідко вживаються мовцями, належать до пасивної лексики. Проте у поезії В. Стуса результати авторського словотворення ми віднесемо швидше до активного шару лексики.</text:p>
      <text:p text:style-name="Д_5f_Основной_20_текст"><text:span text:style-name="T62">У</text:span><text:span text:style-name="T62"> поезії Василя Стуса оказіоналізми є часто повторюваним явищем, яке надає яскравості вираженню думки, допомагає формуванню оригінального стилю, свідчить про непересічний світогляд автора.</text:span><text:span text:style-name="T62"><text:note text:id="ftn13" text:note-class="footnote"><text:note-citation>3</text:note-citation><text:note-body><text:p text:style-name="Д_5f_Сноска_5f_Постраничная">Шміло. — С. 1</text:p></text:note-body></text:note></text:span></text:p>
      <text:p text:style-name="Д_5f_Основной_20_текст"><text:span text:style-name="T19">Василь Стус </text:span><text:span text:style-name="T18">—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8">Караюсь, мучусь, але не каюсь»</text:span></text:span><text:span text:style-name="T18">.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Д_5f_Основной_20_текст">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Д_5f_Основной_20_текст">Це було першим випробуванням раннього стоїцизму. Пізніше, вже в мордовських таборах, він не раз оголошуватиме голодовку протесту проти <text:soft-page-break/>нелюдського ставлення до в’язнів і, можливо, згадуватиме «гарного, молоденького» лошака, якому татарин на його очах перерізав горло.</text:p>
      <text:p text:style-name="Д_5f_Основной_20_текст">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Д_5f_Основной_20_текст">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Д_5f_Основной_20_текст">Василь Стус вважав, що воля — найвище в світі, чого потребує людина.</text:p>
      <text:p text:style-name="Д_5f_Основной_20_текст"><text:span text:style-name="Emphasis"><text:span text:style-name="T20">...Сто чорних тіней довжаться, ростуть</text:span></text:span></text:p>
      <text:p text:style-name="Д_5f_Основной_20_текст"><text:span text:style-name="Emphasis"><text:span text:style-name="T20">І вже, як ліс соснової малечі,</text:span></text:span></text:p>
      <text:p text:style-name="Д_5f_Основной_20_текст"><text:span text:style-name="Emphasis"><text:span text:style-name="T20">Устріч рушають. Вдатися до втечі,</text:span></text:span></text:p>
      <text:p text:style-name="Д_5f_Основной_20_текст"><text:span text:style-name="Emphasis"><text:span text:style-name="T20">Стежину власну, ніби дріт згорнуть?</text:span></text:span></text:p>
      <text:p text:style-name="Д_5f_Основной_20_текст"><text:span text:style-name="Emphasis"><text:span text:style-name="T20">Ні. Вистояти. Вистояти. Ні —</text:span></text:span></text:p>
      <text:p text:style-name="Д_5f_Основной_20_текст"><text:span text:style-name="Emphasis"><text:span text:style-name="T20">Стояти. Тільки тут, у цьому полі,</text:span></text:span></text:p>
      <text:p text:style-name="Д_5f_Основной_20_текст"><text:span text:style-name="Emphasis"><text:span text:style-name="T20">Що наче льон, і власної неволі</text:span></text:span></text:p>
      <text:p text:style-name="Д_5f_Основной_20_текст"><text:span text:style-name="Emphasis"><text:span text:style-name="T20">Спізнати тут на рідній чужині.</text:span></text:span></text:p>
      <text:p text:style-name="Д_5f_Основной_20_текст">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Д_5f_Основной_20_текст"><text:span text:style-name="Emphasis"><text:span text:style-name="T18">«У суботу, 4 вересня, під час виступу автора фільму та його учасників, а 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text:span></text:span><text:soft-page-break/><text:span text:style-name="Emphasis"><text:span text:style-name="T18">кривавого 1933 року надто близька, щоб не можна було реагувати на будь-які подібні симптоми. Чисто психологічно, чисто громадянськи я не міг </text:span></text:span><text:span text:style-name="Emphasis"><text:span text:style-name="T18">стриматись. Я вважаю, що в таких умовах мовчанка є злочином...».</text:span></text:span></text:p>
      <text:p text:style-name="Д_5f_Основной_20_текст"><text:span text:style-name="T22">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22"><text:note text:id="ftn14" text:note-class="footnote"><text:note-citation>1</text:note-citation><text:note-body><text:p text:style-name="Д_5f_Сноска_5f_Постраничная"><text:a xlink:type="simple" xlink:href="http://blog.i.ua/community/3252/752359/"><text:span text:style-name="T54">Документальна трилогія «Просвітлої дороги свічка чорна». Пам’яті Василя Стуса</text:span></text:a></text:p></text:note-body></text:note></text:span></text:p>
      <text:p text:style-name="Д_5f_Основной_20_текст">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Д_5f_Основной_20_текст"><text:span text:style-name="T22">Хто знайомий з віршами Стуса, той знає, наскільки вони є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text:span><text:span text:style-name="T22">тлумаченні деяких слів та словосполучень.</text:span><text:span text:style-name="T22"><text:note text:id="ftn15" text:note-class="footnote"><text:note-citation>2</text:note-citation><text:note-body><text:p text:style-name="P45">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Поетична творчість В. Стуса під час «тривання на межі» <text:soft-page-break/>ознаменувалась невольничою збіркою «Палімпсести».<text:note text:id="ftn16" text:note-class="footnote"><text:note-citation>1</text:note-citation><text:note-body><text:p text:style-name="Д_5f_Сноска_5f_Постраничная"><text:a xlink:type="simple" xlink:href="http://stus.kiev.ua/stusoznavstvo.files/11%20Rar1.zip">Олег Рарицький. «Палімпсести» Василя </text:a><text:a xlink:type="simple" xlink:href="http://stus.kiev.ua/stusoznavstvo.files/11%20Rar1.zip">Стуса — </text:a><text:a xlink:type="simple" xlink:href="http://stus.kiev.ua/stusoznavstvo.files/11%20Rar1.zip">духовна домінанта.</text:a></text:p></text:note-body></text:note></text:p>
      <text:p text:style-name="Д_5f_Основной_20_текст"><text:span text:style-name="T74">Саме так — </text:span><text:span text:style-name="T81">палімпсестами </text:span><text:span text:style-name="T74">—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 визначення, що зближувало його творче самовираження з тим давнім, забутим, історично зумовленим способом фіксування нового змісту?</text:span><text:span text:style-name="T74"><text:note text:id="ftn17" text:note-class="footnote"><text:note-citation>2</text:note-citation><text:note-body><text:p text:style-name="Д_5f_Сноска_5f_Постраничная"><text:span text:style-name="T31">Коцюбинська М. Х. Новітні Палімпсести (Кілька думок про феномен Василя Стуса) // «Філософська і соціологічна думка», 1990, № 2. </text:span><text:span text:style-name="T30">— </text:span><text:span text:style-name="T32">C. </text:span><text:span text:style-name="T33">1 ???</text:span></text:p></text:note-body></text:note></text:span></text:p>
      <text:p text:style-name="Д_5f_Основной_20_текст">Михайлина Коцюбинська вбачає в цьому кілька асоціацій ідей, що накладаються одна на одну, творячи багатозначний образ.</text:p>
      <text:p text:style-name="Д_5f_Основной_20_текст">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Д_5f_Основной_20_текст">У поезії Стуса весь час нашаровуються різні стани душі, які на перший погляд<text:span text:style-name="T84">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інш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p>
      <text:p text:style-name="Д_5f_Основной_20_текст"><text:span text:style-name="T22">Та й сама доля Стусова, його «дорога долі, дорога болю», має в собі </text:span><text:soft-page-break/><text:span text:style-name="T22">щось від палімпсестів. Мав мужність стерти свою звичну, «таку, як у всіх» життєву дорогу і прокласти нову, свою, яка неминуче (і він це розумів) вела </text:span><text:span text:style-name="T22">людину такої емоційної наснаги, такого кришталевого сумління, такої абсолютної безкомпромісності, як він, на Голгофу.</text:span><text:span text:style-name="T22"><text:note text:id="ftn18" text:note-class="footnote"><text:note-citation>1</text:note-citation><text:note-body><text:p text:style-name="Д_5f_Сноска_5f_Постраничная"><text:span text:style-name="T31">Коцюбинська М. Х. Новітні Палімпсести (Кілька думок про феномен Василя Стуса) // «Філософська і соціологічна думка», 1990, № 2. </text:span><text:span text:style-name="T30">— </text:span><text:span text:style-name="T32">C. </text:span><text:span text:style-name="T33">100</text:span></text:p></text:note-body></text:note></text:span></text:p>
      <text:p text:style-name="Д_5f_Основной_20_текст"><text:span text:style-name="T22">Починаючи підготовку «Палімпсестів», що складають дві книги третього тому видання</text:span><text:span text:style-name="T22"><text:note text:id="ftn19" text:note-class="footnote"><text:note-citation>2</text:note-citation><text:note-body><text:p text:style-name="P44">Стус В. Зібрання творів: У 4‑х т., 6‑ти кн. — Львів: Просвіта, 1999.</text:p></text:note-body></text:note></text:span><text:span text:style-name="T22">,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22"><text:note text:id="ftn20" text:note-class="footnote"><text:note-citation>3</text:note-citation><text:note-body><text:p text:style-name="Д_5f_Сноска_5f_Постраничная"><text:a xlink:type="simple" xlink:href="http://stus.kiev.ua/stusoznavstvo.files/7%20D.Stus2.zip">Дмитро Стус. «ПАЛІМПСЕСТИ Василя Стуса</text:a><text:span text:style-name="T29">»</text:span></text:p></text:note-body></text:note></text:span></text:p>
      <text:p text:style-name="Д_5f_Основной_20_текст"><text:span text:style-name="T76">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76"><text:note text:id="ftn21" text:note-class="footnote"><text:note-citation>4</text:note-citation><text:note-body><text:p text:style-name="Д_5f_Сноска_5f_Постраничная"><text:span text:style-name="T86">Шум А. Поезія Василя Стуса // «Зимові дерева», Брюссель, Література і мистецтво, 1970, </text:span><text:span text:style-name="T94">С. 1‑2</text:span></text:p></text:note-body></text:note></text:span></text:p>
      <text:p text:style-name="Д_5f_Основной_20_текст"><text:span text:style-name="T74">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text:span><text:span text:style-name="T74"><text:note text:id="ftn22" text:note-class="footnote"><text:note-citation>5</text:note-citation><text:note-body><text:p text:style-name="P54">Піддубська І.<text:span text:style-name="T54"> </text:span><text:span text:style-name="T93">Функціональне навантаження дієслівних часових і способових форм у поезіях В. Стуса //</text:span>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Д_5f_Основной_20_текст"><text:span text:style-name="T22">Кожен вірш, кожен поетичний твір, не кажучи вже про збірку, народжується, очевидно, на небесах. І мова тут не лише про унікальність </text:span><text:soft-page-break/><text:span text:style-name="T22">творчого акту, завдяки якому постає текст. Мова про цілу низку побутових </text:span><text:span text:style-name="T22">ситуацій, що уможливлюють не лише написання, а й збереження створеного.</text:span><text:span text:style-name="T22"><text:note text:id="ftn23" text:note-class="footnote"><text:note-citation>1</text:note-citation><text:note-body><text:p text:style-name="Д_5f_Сноска_5f_Постраничная"><text:span text:style-name="T34"><text:s/></text:span><text:a xlink:type="simple" xlink:href="http://stus.kiev.ua/stusoznavstvo.files/7%20D.Stus2.zip">Дмитро Стус. «ПАЛІМПСЕСТИ Василя Стуса</text:a><text:span text:style-name="T34">»</text:span></text:p></text:note-body></text:note></text:span></text:p>
      <text:p text:style-name="Д_5f_Основной_20_текст"><text:span text:style-name="T22">Іншою проблемою, яку довелося вирішувати Василю Стусу при </text:span><text:span text:style-name="T22">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22"><text:note text:id="ftn24" text:note-class="footnote"><text:note-citation>2</text:note-citation><text:note-body><text:p text:style-name="Д_5f_Сноска_5f_Постраничная"><text:span text:style-name="T34"><text:s/></text:span><text:a xlink:type="simple" xlink:href="http://stus.kiev.ua/stusoznavstvo.files/7%20D.Stus2.zip">Дмитро Стус. «ПАЛІМПСЕСТИ Василя Стуса</text:a><text:span text:style-name="T35">»</text:span></text:p></text:note-body></text:note></text:span></text:p>
      <text:p text:style-name="Д_5f_Основной_20_текст"><text:span text:style-name="T23">Саме відсутністю такого всебічного дослідження пояснюється </text:span><text:span text:style-name="T24">актуальність </text:span><text:span text:style-name="T23">роботи.</text:span></text:p>
      <text:p text:style-name="Д_5f_Основной_20_текст">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 Герман (1999 р.), «Оказіоналізми у творчості Павла Загребельного: структурно-семантичний і стилістичний аспекти» Т. Юрченко (2003 р.).</text:p>
      <text:p text:style-name="Д_5f_Основной_20_текст">Дослідження проводилося на <text:span text:style-name="T51">матеріалах наукових праць</text:span>:</text:p>
      <text:list xml:id="list1109619705" text:style-name="L1">
        <text:list-item>
          <text:p text:style-name="P104">Словник поетичної мови Василя Стуса. Рідковживані слова та індивідуально‑авторські новотвори / Уклад. Л. В. Оліфіренко. — К.: Абрис, 2003. — 90 с.</text:p>
        </text:list-item>
        <text:list-item>
          <text:p text:style-name="P104">Стус В. Зібрання творів: У 4‑х т., 6‑ти кн. — Львів: Просвіта, 1999.</text:p>
        </text:list-item>
        <text:list-item>
          <text:p text:style-name="P104">Бусел В. Т. Великий тлумачний словник сучасної української мови. — <text:soft-page-break/>Київ, Ірпінь. — Перун, 2005. — 1728 с.</text:p>
        </text:list-item>
      </text:list>
      <text:p text:style-name="Д_5f_Основной_20_текст"><text:span text:style-name="T51">Тема дослідження </text:span><text:span text:style-name="T3">— індивідуально-авторські новотвори у збірці В. Стуса «Палімпсести».</text:span></text:p>
      <text:p text:style-name="Д_5f_Основной_20_текст"><text:span text:style-name="T51">Метою роботи </text:span>є дослідження та опис індивідуально-авторських новотворів і аналіз отриманих результатів.</text:p>
      <text:p text:style-name="Д_5f_Основной_20_текст"><text:span text:style-name="T51">Об’єктом дослідження</text:span> в роботі виступає збірка В. Стуса «Палімпсести».</text:p>
      <text:p text:style-name="Д_5f_Основной_20_текст"><text:span text:style-name="T51">Предметом дослідження</text:span> є індивідуально‑авторські новотвори, знайдені у збірці В. Стуса «Палімпсести».</text:p>
      <text:p text:style-name="P36">Завдання дипломної роботи:</text:p>
      <text:list xml:id="list741498340" text:style-name="L2">
        <text:list-item>
          <text:p text:style-name="P106">опрацювати статті та книги відомих учених, науковців з даної теми;</text:p>
        </text:list-item>
        <text:list-item>
          <text:p text:style-name="P105">розглянути життєвий і творчий шлях письменника;</text:p>
        </text:list-item>
        <text:list-item>
          <text:p text:style-name="P105">розкрити теоретичні питання деривації та неології, підтверджувати їх прикладами;</text:p>
        </text:list-item>
        <text:list-item>
          <text:p text:style-name="P105">розглянути основні способи словотворення в сучасній українській літературній мові;</text:p>
        </text:list-item>
        <text:list-item>
          <text:p text:style-name="P106">розглянути основні критерії класифікації неологізмів;</text:p>
        </text:list-item>
        <text:list-item>
          <text:p text:style-name="P105"><text:span text:style-name="T75">познайомитися з матеріалами с</text:span><text:span text:style-name="T82">ловника поетичної мови Василя Стуса</text:span><text:span text:style-name="T82"><text:note text:id="ftn25" text:note-class="footnote"><text:note-citation>1</text:note-citation><text:note-body><text:p text:style-name="P45">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82">, використовувати його як джерельну базу;</text:span></text:p>
        </text:list-item>
        <text:list-item>
          <text:p text:style-name="P107">укласти словник індивідуально-авторських новотворів письменника.</text:p>
        </text:list-item>
      </text:list>
      <text:list xml:id="list428084151" text:style-name="L3">
        <text:list-header>
          <text:h text:style-name="P95" text:outline-level="1"><text:bookmark text:name="__RefHeading__18021_1600925806"/>1. Розділ І. Деривація та способи словотворення в сучасній українській літературній мові<text:bookmark-end text:name="__RefHeading__18021_1600925806"/></text:h>
        </text:list-header>
      </text:list>
      <text:p text:style-name="Д_5f_Основной_20_текст">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p>
      <text:p text:style-name="Д_5f_Основной_20_текст">Термін <text:span text:style-name="T45">«</text:span><text:span text:style-name="T51">деривація</text:span>» має двояке значення:</text:p>
      <text:list xml:id="list1224617392" text:style-name="L4">
        <text:list-item>
          <text:p text:style-name="P108">це сама система словотвірної будови мови, яка утворювалася за своїми внутрішніми законами протягом усього історичного розвитку мови;<text:note text:id="ftn26" text:note-class="footnote"><text:note-citation>1</text:note-citation><text:note-body><text:p text:style-name="Д_5f_Сноска_5f_Постраничная">Вакарюк Л., Панцьо С. Українська мова. Морфеміка і словотвір. — Тернопіль, 2004, C. 89</text:p></text:note-body></text:note></text:p>
        </text:list-item>
        <text:list-item>
          <text:p text:style-name="P108">вчення про словотвірну будову мови як мовознавчу дисципліну.</text:p>
        </text:list-item>
      </text:list>
      <text:p text:style-name="Д_5f_Основной_20_текст">Перше значення — словотвір як процес є первинним, а друге — словотвір як вчення про словотвірну будову мови — вторинним.<text:note text:id="ftn27" text:note-class="footnote"><text:note-citation>2</text:note-citation><text:note-body><text:p text:style-name="Д_5f_Сноска_5f_Постраничная"><text:span text:style-name="Emphasis"><text:span text:style-name="T115">Ковалик</text:span></text:span><text:span text:style-name="T168"> </text:span><text:span text:style-name="T169">І. І. </text:span><text:span text:style-name="Emphasis"><text:span text:style-name="T115">Вчення</text:span></text:span><text:span text:style-name="T168"> </text:span><text:span text:style-name="T169">про </text:span><text:span text:style-name="Emphasis"><text:span text:style-name="T115">словотвір</text:span></text:span><text:span text:style-name="T169">. — </text:span><text:span text:style-name="Emphasis"><text:span text:style-name="T115">Львів</text:span></text:span><text:span text:style-name="T169">: Вид‑во </text:span><text:span text:style-name="Emphasis"><text:span text:style-name="T115">Львів</text:span></text:span><text:span text:style-name="T169">. ун‑ту, </text:span><text:span text:style-name="Emphasis"><text:span text:style-name="T115">1961</text:span></text:span><text:span text:style-name="T169">. — </text:span><text:span text:style-name="Emphasis"><text:span text:style-name="T115">Вип</text:span></text:span><text:span text:style-name="T169">. </text:span><text:span text:style-name="Emphasis"><text:span text:style-name="T115">2</text:span></text:span><text:span text:style-name="T169">. —С. 54</text:span></text:p></text:note-body></text:note></text:p>
      <text:p text:style-name="Д_5f_Основной_20_текст">Словотвір, як і мову в цілому, можна вивчати у двох аспектах: діахронічному і синхронічному.</text:p>
      <text:p text:style-name="Д_5f_Основной_20_текст"><text:span text:style-name="T51">Діахронічний</text:span>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p>
      <text:p text:style-name="Д_5f_Основной_20_текст"><text:span text:style-name="T51">Синхронічний</text:span> (описовий) — це вчення про похідну лексику у її взаємовідношенні з іншими словами на певному етапі розвитку мови протягом певного часу.<text:note text:id="ftn28" text:note-class="footnote"><text:note-citation>3</text:note-citation><text:note-body><text:p text:style-name="Д_5f_Сноска_5f_Постраничная">Вакарюк Л., Панцьо С. Українська мова. Морфеміка і словотвір. — Тернопіль, 2004, C. 89</text:p></text:note-body></text:note></text:p>
      <text:p text:style-name="Д_5f_Основной_20_текст">Об’єктом словотвору є слово, яке вивчається також в інших розділах лінгвістичної науки. 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Компонентами словотвірних відношень є похідність за формою і <text:soft-page-break/>мотивованість за смислом. Отже, об’єктом словотвору є похідні лексичні одиниці, які розглядаються не лише як окремі похідні слова, а як певні 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text:p>
      <text:list xml:id="list867948584" text:style-name="L5">
        <text:list-item>
          <text:p text:style-name="P109">вивчення конкретних формальних і семантичних ознак похідних слів, якими вони відрізняються від непохідних;</text:p>
        </text:list-item>
        <text:list-item>
          <text:p text:style-name="P109">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text:p>
        </text:list-item>
        <text:list-item>
          <text:p text:style-name="P109">виявлення основних закономірностей і тенденцій, що активно діють у словотворчих процесах постійного збагачення лексичного складу новими утвореннями.<text:note text:id="ftn29" text:note-class="footnote"><text:note-citation>1</text:note-citation><text:note-body><text:p text:style-name="Д_5f_Сноска_5f_Постраничная"><text:span text:style-name="T165">Ковалик І. І. Вступ. Дериватологія (словотвір) як самостійна лінгвістична дисципліна та її місце у системі науки про мову / Словотвір суч. укр. літ. Мови. — К.: Наукова думка, 1979. — С. </text:span>7</text:p></text:note-body></text:note></text:p>
        </text:list-item>
      </text:list>
      <text:p text:style-name="Д_5f_Основной_20_текст"><text:span text:style-name="T51">Похідне слово</text:span> — це найменша одиниця словотвірної системи. З формального боку її треба трактувати як найменше «синтагматичне ціле», як комбінацію одиниць нижчого порядку.</text:p>
      <text:p text:style-name="Д_5f_Основной_20_текст">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p>
      <text:p text:style-name="Д_5f_Основной_20_текст">Похідне слово виникає в мові як результат процесів словотворення, які у підсумку зводяться до процесів комбінаторики та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text:span text:style-name="T97">‪‫‪‏‪</text:span><text:span text:style-name="T98"> —</text:span> твірної основи і форманта.</text:p>
      <text:p text:style-name="Д_5f_Основной_20_текст">Комбінаторний характер похідного слова в ході здійснення словотвірного аналізу вимагає не лише виявлення твірної основи та <text:soft-page-break/>форманта, а, насамперед, — з’ясування словотвірної структури похідного слова. Термін «словотвірна структура похідного слова» набув поширення у науковій літературі, однак розуміється вченими по-різному і досить часто сплутується з іншим терміном — «морфемна (морфологічна) структура слова».</text:p>
      <text:p text:style-name="Д_5f_Основной_20_текст"><text:span text:style-name="T51">Словотвірна стуктура</text:span> — це подільність слова на елементи, які безпосередньо беруть участь у творенні даного слова.</text:p>
      <text:p text:style-name="Д_5f_Основной_20_текст">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p>
      <text:p text:style-name="Д_5f_Основной_20_текст">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p>
      <text:p text:style-name="Д_5f_Основной_20_текст">Як формальна, так і смислова структура похідного слова може бути виявлена лише як результат зіставлення двох одиниць — твірного слова та похідного. Як свідчать диференційні ознаки похідності, а також критерій Г. Винокура, будь-яке похідне слово завжди має поруч із собою слово твірне.</text:p>
      <text:p text:style-name="Д_5f_Основной_20_текст">Похідне та його твірне слово у словотвірній парі мають різний характер. Похідне слово структурою та семантикою зумовлюється твірним. Це означає, що будь-яке похідне слово з «необхідністю» «шукає» своє твірне, а тому зіставлення членів словотвірної пари відбувається в напрямку від похідного до твірного, хоча сам процес словотворення відбувається у зворотньому напрямку: від твірного до похідного, наприклад: край → краянин.</text:p>
      <text:p text:style-name="Д_5f_Основной_20_текст"><text:soft-page-break/>Твірне слово відображає джерело деривації, а також — опосередковано — і спосіб його творення. Основа похідного слова завжди містить у собі «натяк» на безпосередньо мотивувальне слово, яке цілком або частково входить до семантичної формули похідного слова.</text:p>
      <text:p text:style-name="Д_5f_Основной_20_текст">Твірне слово разом із похідним складають таку комплексну одиницю словотвірної системи, як словотвірна пара.</text:p>
      <text:p text:style-name="Д_5f_Основной_20_текст"><text:span text:style-name="T51">Словотвірна пара </text:span>— це таке зіставлення однокореневих слів, при якому одне з них включає мотиватор, інше, крім мотиватора, — ще й формант.</text:p>
      <text:p text:style-name="Д_5f_Основной_20_текст">Наприклад: інструмент → інструментарій, міський → приміський, комедія → комедіант та ін.</text:p>
      <text:p text:style-name="Д_5f_Основной_20_текст">Словотвірна пара як комплексна одиниця принципово важлива в системі словотвору. Це пояснюється рядом причин. Так, максимальна об’єктивність результатів словотвірного аналізу слова може бути досягнута лише за умови, коли цей аналіз здійснюватиметься на базі словотвірної пари.</text:p>
      <text:p text:style-name="Д_5f_Основной_20_текст">Словотвірна пара — це мінімальний, бінарний ланцюжок, який є складовим елементом словотвірного гнізда.<text:note text:id="ftn30" text:note-class="footnote"><text:note-citation>1</text:note-citation><text:note-body><text:p text:style-name="P46">Вакарюк Л., Панцьо С. Українська мова. Морфеміка і словотвір. — Тернопіль, 2004, C. 100‑105</text:p></text:note-body></text:note></text:p>
      <text:p text:style-name="Д_5f_Основной_20_текст">Найменша комплексна одиниця словотвірної системи називається <text:span text:style-name="T187">словотвірним типом</text:span>. Він становить одне з центральних понять системи словотворення. Словотвірний тип — це група слів однієї частини мови, які побудовані за єдиною схемою і об’єднуються за такими рисами:</text:p>
      <text:list xml:id="list683406200" text:style-name="L6">
        <text:list-item>
          <text:p text:style-name="P110">спільністю частиномовної належності твірних слів;</text:p>
        </text:list-item>
        <text:list-item>
          <text:p text:style-name="P110">спільністю (за значенням і структурою) форманта або навіть і способу словотворення (тобто, спільністю формального зв’язку між твірним і похідним);</text:p>
        </text:list-item>
        <text:list-item>
          <text:p text:style-name="P110">спільністю словотвірного значення (тобто, спільністю семантичного зв’язку між твірним і похідним).</text:p>
        </text:list-item>
      </text:list>
      <text:p text:style-name="Д_5f_Основной_20_текст"><text:span text:style-name="T51">Словотвірний тип </text:span>— це схема побудови слів певної частини мови. </text:p>
      <text:p text:style-name="Д_5f_Основной_20_текст">Між похідним словом і твірною базою існують такі різновиди <text:soft-page-break/>семантичних відношень (семантичної мотивації):</text:p>
      <text:list xml:id="list1599336606" text:style-name="L7">
        <text:list-item>
          <text:p text:style-name="P111"><text:span text:style-name="T51">Транспозиційні відношення</text:span>. При транспозиції твірного в похідне лексичне значення залишається незмінним, а саме твірне переходить в іншу частину мови, набуваючи нових категоріальних і граматичних ознак: перескладати → перескладання — лексичне значення залишилося незмінним, змінилася морфемна будова (зник інфінітивний суфікс <text:span text:style-name="T51">-ти</text:span> і з’явився іменниковий суфікс <text:span text:style-name="T51">-нн-я</text:span>), змінилася частина мови (від дієслова утворився іменник), похідне слово набуло нових граматичних ознак (іменник набув здатності відмінюватися, має відмінні морфологічні ознаки і нові синтаксичні функції): світлий → світлість, пишний → пишність.</text:p>
        </text:list-item>
        <text:list-item>
          <text:p text:style-name="P111"><text:span text:style-name="T51">Мутаційні відношення</text:span>. При мутації за допомогою словотвірних засобів змінюється лексичне значення (малювати → малюнок). Що ж до частиномовної належності і граматичного значення, то вони істотної ролі не відіграють, тобто можуть змінюватися, а можуть і не змінюватися:</text:p>
          <text:p text:style-name="P111">а) змінюються: кума → кумувати, куратор → кураторський, купити → купець;</text:p>
          <text:p text:style-name="P111">б) не змінюються: Байрон → байронізм, балет → балетник, ліс → лісник, бігун (особа) → бігунок (предмет) тощо.</text:p>
        </text:list-item>
        <text:list-item>
          <text:p text:style-name="P111"><text:span text:style-name="T51">Еквівалентні відношення</text:span>. Лексичне значення похідного при еквівалентних відношеннях є рівноцінним, тотожним значенню словотвірної бази (твірному слову чи словосполученню). Цей тип відношень характерний для таких типів словотворення:</text:p>
          <text:p text:style-name="P111">а) абревіації: ООН — Організація Об’єднаних Націй, профком — профспілковий комітет;</text:p>
          <text:p text:style-name="P111">б) усічення: зам → замісник, спец → спеціаліст, маг → магнітофон, телек → телевізор;</text:p>
          <text:p text:style-name="P111">в) універбації (семантичної конденсації): манна каша → манка, «Вечірній Київ» → «Вечірка», електричний поїзд → електричка, <text:soft-page-break/>кімната для прання → пральня.</text:p>
        </text:list-item>
        <text:list-item>
          <text:p text:style-name="P111"><text:span text:style-name="T51">Модифікаційні відношення</text:span>. Частиномовна належність і лексико-номінаційне значення не змінюються, семантика також не змінюється, але ускладнюється лише стилістичними відтінками.</text:p>
        </text:list-item>
      </text:list>
      <text:p text:style-name="Д_5f_Основной_20_текст">Модифікаційні відношення виникають при утворенні:</text:p>
      <text:list xml:id="list1357625454" text:style-name="L8">
        <text:list-item>
          <text:p text:style-name="P112">іменників, прикметників і прислівників за допомогою суфіксів суб’єктивної оцінки: відро → відерце, відерко, відеречко; мати → мама, ма, мамуня, матуся; Інна → Інночка, Іннуся; голубий → голубенький, голубуватий;</text:p>
        </text:list-item>
        <text:list-item>
          <text:p text:style-name="P112">збірних і одиничних іменників: студент → студентство, професор → професура, горох → горошина;</text:p>
        </text:list-item>
        <text:list-item>
          <text:p text:style-name="P112">назв істот із значенням недорослості: лисиця → лисеня, вовк → вовчата, кіт → котята;</text:p>
        </text:list-item>
        <text:list-item>
          <text:p text:style-name="P112">дієслів із значенням обмеженої дії: мовчати → помовчати, сидіти → посидіти, шуміти → відшуміти, говорити → заговорити.<text:note text:id="ftn31" text:note-class="footnote"><text:note-citation>1</text:note-citation><text:note-body><text:p text:style-name="P49">Горпинич В. О. Сучасна українська літературна мова. Морфеміка. Словотвір. Морфонологія: Навч. посіб. — К.: Вища шк., 1999. — С. 99‑100</text:p></text:note-body></text:note></text:p>
        </text:list-item>
      </text:list>
      <text:p text:style-name="Д_5f_Основной_20_текст">На базі семантичних відношень між твірною базою (твірним) і похідними словами формується <text:span text:style-name="T51">словотвірне значення</text:span>. Воно є суттєвою ознакою словотвірного типу як загальної схеми побудови слів. Існує два підходи до визначення словотвірного значення — вузький і широкий.</text:p>
      <text:p text:style-name="Д_5f_Основной_20_текст">У вузькому розумінні словотвірне значення — це той елемент значення похідного слова, яким воно відрізняється від твірного: Чернігів → чернігівець («той, хто з Чернігова»), жати → жнець («той, хто жне»), білий → біліти («виявляти білий колір»), сталь → стальний («той, що зі сталі»). Це «різницеве» визначення словотвірного значення, тому що воно базується на різниці в лексичному значенні похідного і твірного слова. Носієм словотвірного значення є формант, за яким воно і визначається.</text:p>
      <text:p text:style-name="Д_5f_Основной_20_текст">У широкому розумінні «під словотвірним значенням мають на увазі загальне категоріальне значення слів, об’єднаних у словотвірний тип, що ґрунтується на семантичному співвідношенні мотивованої і мотивуючої <text:soft-page-break/>основ», тобто словотвірне значення є спільним для похідних певного типу і виявляється на основі семантичного співвідношення твірних і похідних. Це «сумарне» визначення словотвірного значення, бо воно базується на взаємодії семантики форманта із семантикою твірних слів цілого словотвірного типу. Словотвірним значенням називається нове значення, що виникає в дериваті як результат поєднання даної твірної частини з певною формантною частиною.Наприклад:</text:p>
      <text:list xml:id="list791249970" text:style-name="L9">
        <text:list-item>
          <text:p text:style-name="P113">стріляти → стрілець — має словотвірне значення «особа за дією»;</text:p>
        </text:list-item>
        <text:list-item>
          <text:p text:style-name="P113">Суми → сумчани — має словотвірне значення «особа за місцем проживання»;</text:p>
        </text:list-item>
        <text:list-item>
          <text:p text:style-name="P113">Україна → українець — має словотвірне значення «особа за національністю»;</text:p>
        </text:list-item>
        <text:list-item>
          <text:p text:style-name="P113">соціалізм → соціаліст — має словотвірне значення «особа за політичними поглядами».</text:p>
        </text:list-item>
      </text:list>
      <text:p text:style-name="Д_5f_Основной_20_текст">Ці окремі (часткові) словотвірні значення об’єднуються в загальне словотвірне значення «особа за ознакою, названою твірним словом».</text:p>
      <text:p text:style-name="Д_5f_Основной_20_текст">На думку дериватологів, обидва визначення (і «різницеве», і «сумарне») правомірні і випливають із різних рівнів абстракції («різницеве» — з вищого рівня, а «сумарне» — з нижчого).<text:note text:id="ftn32" text:note-class="footnote"><text:note-citation>1</text:note-citation><text:note-body><text:p text:style-name="P49">Горпинич В. О. Сучасна українська літературна мова. Морфеміка. Словотвір. Морфонологія: Навч. посіб. — К.: Вища шк., 1999. — С. 102</text:p></text:note-body></text:note></text:p>
      <text:p text:style-name="Д_5f_Основной_20_текст">У мовознавчій літературі немає чіткого визначення таких лінгвістичних понять, як «<text:span text:style-name="T51">словотвірна модель</text:span>», а терміни «модель» і «тип» вживаються як синоніми, які наділяються тим змістом, що й поняття «тип».</text:p>
      <text:p text:style-name="Д_5f_Основной_20_текст">Одні дериватологи вважають, що «модель» — це структурна схема похідних слів з афіксами і категоріальною характеристикою твірної основи, наприклад: основа дієслова + <text:span text:style-name="T51">тель</text:span> (+ система флексій II відміни), основа прикметника + <text:span text:style-name="T51">ість</text:span> (+ система флексій III відміни)<text:span text:style-name="T45">.</text:span></text:p>
      <text:p text:style-name="Д_5f_Основной_20_текст">Модель — це еталон структури слова, який імітує граматичну (дериваційну) правильність відповідно до певної теорії. Словотворення за <text:soft-page-break/>моделлю — це утворення за правилами: якщо в топонімі наголос не падає на флексію і основа закінчується на [<text:span text:style-name="T51">х</text:span>], то прикметник від такого топоніма утворюється за допомогою суфікса <text:span text:style-name="T187">-ськ-ий</text:span>, перед яким <text:span text:style-name="T51">х</text:span> <text:span text:style-name="T187">:</text:span> <text:span text:style-name="T51">с</text:span> зливається з початковим звуком суфікса: Чорнухи → чорнуський; якщо топонім закінчується на <text:span text:style-name="T51">-н-</text:span> після приголосного (<text:span text:style-name="T51">*-ьн-</text:span>), то прикметник утворюється за допомогою суфікса <text:span text:style-name="T51">-ський</text:span> (<text:span text:style-name="T51">*-ьск-</text:span>), при цьому звук [<text:span text:style-name="T51">ь</text:span>] в -<text:span text:style-name="T51">ьск</text:span>- занепадає як слабкий, а в <text:span text:style-name="T51">-ьн-</text:span> перетворюється на [<text:span text:style-name="T51">е</text:span>] як сильний: Рівне → рівненський (<text:span text:style-name="T51">рівьн</text:span> + <text:span text:style-name="T51">ьский</text:span> → рівненс'кий).</text:p>
      <text:p text:style-name="Д_5f_Основной_20_текст">Складниками моделі є:</text:p>
      <text:list xml:id="list1293887090" text:style-name="L10">
        <text:list-item>
          <text:p text:style-name="P114">основа твірного слова як компонент семантичної бази похідного (тема похідного);</text:p>
        </text:list-item>
        <text:list-item>
          <text:p text:style-name="P114">дериватор як носій нового значення похідного (рема похідного);</text:p>
        </text:list-item>
        <text:list-item>
          <text:p text:style-name="P114">морфонологічні явища як засоби сполучуваності твірного слова з дериватором: вухо → вушний (тема <text:span text:style-name="T51">вух-</text:span>, рема <text:span text:style-name="T51">-н-ий</text:span>, морфонологічні явища <text:span text:style-name="T51">х</text:span> : <text:span text:style-name="T51">ш</text:span> і перехід наголосу з кореня на закінчення).</text:p>
        </text:list-item>
      </text:list>
      <text:p text:style-name="Д_5f_Основной_20_текст">Моделі поділяються на групи за частинами мови похідних: іменникові, прикметникові, дієслівні, прислівникові (Варшава, варшавський, варшавити, по-варшавськи). Кожна частина мови має свої моделі, оскільки кожна з них має свої власні суфікси.</text:p>
      <text:p text:style-name="Д_5f_Основной_20_текст">Словотвірні моделі розрізняються і за характером морфонологічних явищ. За цією ознакою виділяються моделі:</text:p>
      <text:list xml:id="list687661293" text:style-name="L11">
        <text:list-item>
          <text:p text:style-name="P115">з усіченням (елізією) і без нього: Шебелинка → шебелин(ка)ський, Харків → харківський;</text:p>
        </text:list-item>
        <text:list-item>
          <text:p text:style-name="P115">з інтерфіксацією і без неї: Борзна → борзн-ян-ський, Ніжин → ніжинський;</text:p>
        </text:list-item>
        <text:list-item>
          <text:p text:style-name="P115">з чергуванням і без нього: Кривий Ріг → криворізький, Полтава → полтавський;</text:p>
        </text:list-item>
        <text:list-item>
          <text:p text:style-name="P115">з накладанням і без нього: Одеса → одеський (<text:span text:style-name="T51">одес</text:span> + <text:span text:style-name="T51">ський</text:span>), Глухів → глухівський;</text:p>
        </text:list-item>
        <text:list-item>
          <text:p text:style-name="P115"><text:soft-page-break/>зі зміною наголосу і без неї: Одеса → одесити, Херсон → херсонці.<text:note text:id="ftn33" text:note-class="footnote"><text:note-citation>1</text:note-citation><text:note-body><text:p text:style-name="P49">Горпинич В. О. Сучасна українська літературна мова. Морфеміка. Словотвір. Морфонологія: Навч. посіб. — К.: Вища шк., 1999. — С. 106‑107</text:p></text:note-body></text:note></text:p>
        </text:list-item>
      </text:list>
      <text:p text:style-name="Д_5f_Основной_20_текст">Важливе явище у словотворенні — <text:span text:style-name="T51">твірна основа</text:span>. Це ті спільні для твірної бази і похідного слова структурно-семантичні або структурні компоненти, до яких приєднується формант у момент завершення словотвірного акту. Наприклад:</text:p>
      <text:list xml:id="list1248044046" text:style-name="L12">
        <text:list-item>
          <text:p text:style-name="P116">дарувати → дарунок — тут спільна частина <text:span text:style-name="T51">дару-</text:span>, до якої приєднується формант <text:span text:style-name="T51">-нок</text:span>;</text:p>
        </text:list-item>
        <text:list-item>
          <text:p text:style-name="P116">білий сніг → білосніжний — спільна частина <text:span text:style-name="T51">біл-</text:span>...<text:span text:style-name="T51">сніг</text:span> (<text:span text:style-name="T51">сніж</text:span>), до якої приєднується формант <text:span text:style-name="T51">-о-</text:span>...<text:span text:style-name="T51">-ний</text:span>.<text:note text:id="ftn34" text:note-class="footnote"><text:note-citation>2</text:note-citation><text:note-body><text:p text:style-name="P49">Горпинич В. О. Сучасна українська літературна мова. Морфеміка. Словотвір. Морфонологія: Навч. посіб. — К.: Вища шк., 1999. — С. 110</text:p></text:note-body></text:note></text:p>
        </text:list-item>
      </text:list>
      <text:p text:style-name="Д_5f_Основной_20_текст">Науково прийнятного визначення способу словотворення сучасна лінгвістика ще не сформулювала. Існують такі визначення:</text:p>
      <text:list xml:id="list829729994" text:style-name="L13">
        <text:list-item>
          <text:p text:style-name="P117">«Спосіб словотворення — це спосіб змінювання твірного слова чи словосполучення, внаслідок якого виникає нова лексична одиниця» або «формальна схема побудови похідного слова» (М. В. Нємченко);</text:p>
        </text:list-item>
        <text:list-item>
          <text:p text:style-name="P117">«Способом словотворення називаються ті дії, які здійснює мова, утворюючи нове слово» (Б. М. Головін);</text:p>
        </text:list-item>
        <text:list-item>
          <text:p text:style-name="P117">«Під способами словотворення слід розуміти тип словотворення або метод, за допомогою якого утворене те чи інше слово» (М. Д. Степанова);</text:p>
        </text:list-item>
        <text:list-item>
          <text:p text:style-name="P117">«Способи словотворення — це узагальнено-диференційоване визначення того, як утворені й утворюються нові слова» (О. І. Моісеєв);</text:p>
        </text:list-item>
        <text:list-item>
          <text:p text:style-name="P117">«Способи словотворення — це групи похідних слів, об’єднаних основним компонентом форманта» (О. М. Тихонов).</text:p>
        </text:list-item>
      </text:list>
      <text:p text:style-name="Д_5f_Основной_20_текст">Усі вони є робочими і якоюсь мірою розкривають поняття способу словотворення, але повністю не відповідають основним вимогам наукових дефініцій.</text:p>
      <text:p text:style-name="Д_5f_Основной_20_текст">Існують дві основні класифікації способів словотворення:</text:p>
      <text:list xml:id="list557756660" text:style-name="L14">
        <text:list-item>
          <text:p text:style-name="P118"><text:soft-page-break/>за лексико-граматичним характером словотвірної бази та словотвірних засобів (словотвірних ресурсів), вона називається традиційною;</text:p>
        </text:list-item>
        <text:list-item>
          <text:p text:style-name="P118">за видом словотвірних формантів, точніше, за основними компонентами словотвірних формантів.</text:p>
        </text:list-item>
      </text:list>
      <text:p text:style-name="Д_5f_Абзац_20_перед_20_рисунком">У нашій дипломній роботі ми будемо використовувати останню. За цією класифікацією виділяються способи словотворення, наведені у таблиці 1.1.<text:note text:id="ftn35" text:note-class="footnote"><text:note-citation>1</text:note-citation><text:note-body><text:p text:style-name="P49">Горпинич В. О. Сучасна українська літературна мова. Морфеміка. Словотвір. Морфонологія: Навч. посіб. — К.: Вища шк., 1999.— С. 112—113</text:p></text:note-body></text:note></text:p>
      <text:h text:style-name="P25" text:outline-level="1"><text:bookmark text:name="__RefHeading__34953_1443281443"/><text:tab/>1.1 Таблиця способів словотворення<text:bookmark-end text:name="__RefHeading__34953_1443281443"/></text:h>
      <table:table table:name="sposoby_slovotvoru" table:style-name="sposoby_5f_slovotvoru">
        <table:table-column table:style-name="sposoby_5f_slovotvoru.A"/>
        <table:table-column table:style-name="sposoby_5f_slovotvoru.B"/>
        <table:table-column table:style-name="sposoby_5f_slovotvoru.C"/>
        <table:table-row>
          <table:table-cell table:style-name="sposoby_5f_slovotvoru.A1" office:value-type="string">
            <text:p text:style-name="P10">Спосіб</text:p>
          </table:table-cell>
          <table:table-cell table:style-name="sposoby_5f_slovotvoru.A1" office:value-type="string">
            <text:p text:style-name="P10">У чому полягає</text:p>
          </table:table-cell>
          <table:table-cell table:style-name="sposoby_5f_slovotvoru.C1" office:value-type="string">
            <text:p text:style-name="P10">Приклади</text:p>
          </table:table-cell>
        </table:table-row>
        <table:table-row>
          <table:table-cell table:style-name="sposoby_5f_slovotvoru.A2" office:value-type="string">
            <text:p text:style-name="P7">Суфіксальний</text:p>
          </table:table-cell>
          <table:table-cell table:style-name="sposoby_5f_slovotvoru.A2" office:value-type="string">
            <text:p text:style-name="P6">Похідне слово утворюється за допомогою суфіксальних формантів</text:p>
          </table:table-cell>
          <table:table-cell table:style-name="sposoby_5f_slovotvoru.C2" office:value-type="string">
            <text:p text:style-name="P6">Низьк-ий → низьк-о</text:p>
          </table:table-cell>
        </table:table-row>
        <table:table-row>
          <table:table-cell table:style-name="sposoby_5f_slovotvoru.A2" office:value-type="string">
            <text:p text:style-name="P5"><text:span text:style-name="Emphasis"><text:span text:style-name="T111">Нульсуфіксальний</text:span></text:span></text:p>
          </table:table-cell>
          <table:table-cell table:style-name="sposoby_5f_slovotvoru.A2" office:value-type="string">
            <text:p text:style-name="P8">Похідне слово утворюється за допомогою нульових суфіксів</text:p>
          </table:table-cell>
          <table:table-cell table:style-name="sposoby_5f_slovotvoru.C2" office:value-type="string">
            <text:p text:style-name="P8">Добирати → добір</text:p>
          </table:table-cell>
        </table:table-row>
        <table:table-row>
          <table:table-cell table:style-name="sposoby_5f_slovotvoru.A2" office:value-type="string">
            <text:p text:style-name="P7">Складносуфіксальний</text:p>
          </table:table-cell>
          <table:table-cell table:style-name="sposoby_5f_slovotvoru.A2" office:value-type="string">
            <text:p text:style-name="P9">Похідне слово утворюється складанням основ з додаванням суфікса</text:p>
          </table:table-cell>
          <table:table-cell table:style-name="sposoby_5f_slovotvoru.C2" office:value-type="string">
            <text:p text:style-name="P8">Лівий бік → лівобічний</text:p>
          </table:table-cell>
        </table:table-row>
        <table:table-row>
          <table:table-cell table:style-name="sposoby_5f_slovotvoru.A2" office:value-type="string">
            <text:p text:style-name="P7">Префіксальний</text:p>
          </table:table-cell>
          <table:table-cell table:style-name="sposoby_5f_slovotvoru.A2" office:value-type="string">
            <text:p text:style-name="P6">Похідне слово утворюється шляхом приєднання префіксального форманта до твірного слова</text:p>
          </table:table-cell>
          <table:table-cell table:style-name="sposoby_5f_slovotvoru.C2" office:value-type="string">
            <text:p text:style-name="P6">День → перед-день</text:p>
          </table:table-cell>
        </table:table-row>
        <table:table-row>
          <table:table-cell table:style-name="sposoby_5f_slovotvoru.A2" office:value-type="string">
            <text:p text:style-name="P7">Префіксально-нульсуфіксальний</text:p>
          </table:table-cell>
          <table:table-cell table:style-name="sposoby_5f_slovotvoru.A2" office:value-type="string">
            <text:p text:style-name="P9">Похідне слово утворюється за допомогою поєднання префіксального і нульсуфіксального способів</text:p>
          </table:table-cell>
          <table:table-cell table:style-name="sposoby_5f_slovotvoru.C2" office:value-type="string">
            <text:p text:style-name="P6">Надвищ</text:p>
          </table:table-cell>
        </table:table-row>
        <table:table-row>
          <table:table-cell table:style-name="sposoby_5f_slovotvoru.A2" office:value-type="string">
            <text:p text:style-name="P7">Постфіксальний</text:p>
          </table:table-cell>
          <table:table-cell table:style-name="sposoby_5f_slovotvoru.A2" office:value-type="string">
            <text:p text:style-name="P6">Похідне слово утворюється за допомогою постфіксів</text:p>
          </table:table-cell>
          <table:table-cell table:style-name="sposoby_5f_slovotvoru.C2" office:value-type="string">
            <text:p text:style-name="P7">Навчати → навчати-ся</text:p>
          </table:table-cell>
        </table:table-row>
        <table:table-row>
          <table:table-cell table:style-name="sposoby_5f_slovotvoru.A2" office:value-type="string">
            <text:p text:style-name="P7">Суфіксально-префіксальний</text:p>
          </table:table-cell>
          <table:table-cell table:style-name="sposoby_5f_slovotvoru.A2" office:value-type="string">
            <text:p text:style-name="P6">Похідне слово утворюється шляхом одночасного приєднання префікса і суфікса</text:p>
          </table:table-cell>
          <table:table-cell table:style-name="sposoby_5f_slovotvoru.C2" office:value-type="string">
            <text:p text:style-name="P7">Берег → при-береж-ний</text:p>
          </table:table-cell>
        </table:table-row>
        <table:table-row>
          <table:table-cell table:style-name="sposoby_5f_slovotvoru.A2" office:value-type="string">
            <text:p text:style-name="P7">Суфіксально-постфіксальний</text:p>
          </table:table-cell>
          <table:table-cell table:style-name="sposoby_5f_slovotvoru.A2" office:value-type="string">
            <text:p text:style-name="P6">Похідне слово утворюється за допомогою одночасного приєднання до твірної основи суфікса і постфікса</text:p>
          </table:table-cell>
          <table:table-cell table:style-name="sposoby_5f_slovotvoru.C2" office:value-type="string">
            <text:p text:style-name="P11">Кристал → кристал-ізувати-ся</text:p>
          </table:table-cell>
        </table:table-row>
        <table:table-row>
          <table:table-cell table:style-name="sposoby_5f_slovotvoru.A2" office:value-type="string">
            <text:p text:style-name="P7">Суфіксально-префіксально-постфіксальний</text:p>
          </table:table-cell>
          <table:table-cell table:style-name="sposoby_5f_slovotvoru.A2" office:value-type="string">
            <text:p text:style-name="P6">Похідне слово утворюється за допомогою використання комбінації трьох словотворчих засобів: префікса, суфікса, постфікса</text:p>
          </table:table-cell>
          <table:table-cell table:style-name="sposoby_5f_slovotvoru.C2" office:value-type="string">
            <text:p text:style-name="P6">Щедр-ий → роз-щедр-и-ти-ся</text:p>
          </table:table-cell>
        </table:table-row>
        <table:table-row>
          <table:table-cell table:style-name="sposoby_5f_slovotvoru.A2" office:value-type="string">
            <text:p text:style-name="P7">Префіксально-постфіксальний</text:p>
          </table:table-cell>
          <table:table-cell table:style-name="sposoby_5f_slovotvoru.A2" office:value-type="string">
            <text:p text:style-name="P6">Похідне слово утворюється за допомогою префікса і постфікса, що <text:soft-page-break/>одночасно приєднуються до твірних основ</text:p>
          </table:table-cell>
          <table:table-cell table:style-name="sposoby_5f_slovotvoru.C2" office:value-type="string">
            <text:p text:style-name="P11">Їсти → на-їсти-ся</text:p>
          </table:table-cell>
        </table:table-row>
        <table:table-row>
          <table:table-cell table:style-name="sposoby_5f_slovotvoru.A2" office:value-type="string">
            <text:p text:style-name="P7">Основоскладання</text:p>
          </table:table-cell>
          <table:table-cell table:style-name="sposoby_5f_slovotvoru.A2" office:value-type="string">
            <text:p text:style-name="P6">Похідне слово утворюється поєднанням кількох основ за допомогою інтерфіксів <text:span text:style-name="T51">о</text:span>, <text:span text:style-name="T51">е</text:span> або без них</text:p>
          </table:table-cell>
          <table:table-cell table:style-name="sposoby_5f_slovotvoru.C2" office:value-type="string">
            <text:p text:style-name="P6">Лісоруб</text:p>
          </table:table-cell>
        </table:table-row>
        <table:table-row>
          <table:table-cell table:style-name="sposoby_5f_slovotvoru.A2" office:value-type="string">
            <text:p text:style-name="P7">Словоскладання</text:p>
          </table:table-cell>
          <table:table-cell table:style-name="sposoby_5f_slovotvoru.A2" office:value-type="string">
            <text:p text:style-name="P6">Похідне слово утворюється шляхом об’єднання в одне ціле двох чи більше слів</text:p>
          </table:table-cell>
          <table:table-cell table:style-name="sposoby_5f_slovotvoru.C2" office:value-type="string">
            <text:p text:style-name="P6">Хліб-сіль</text:p>
          </table:table-cell>
        </table:table-row>
        <table:table-row>
          <table:table-cell table:style-name="sposoby_5f_slovotvoru.A2" office:value-type="string">
            <text:p text:style-name="P7">Основословоскладання</text:p>
          </table:table-cell>
          <table:table-cell table:style-name="sposoby_5f_slovotvoru.A2" office:value-type="string">
            <text:p text:style-name="P8">Похідне слово утворюється шляхом поєднання двох або більше основ чи цілих слів або їх скорочень</text:p>
          </table:table-cell>
          <table:table-cell table:style-name="sposoby_5f_slovotvoru.C2" office:value-type="string">
            <text:p text:style-name="P6">Чорно-синій</text:p>
          </table:table-cell>
        </table:table-row>
        <table:table-row>
          <table:table-cell table:style-name="sposoby_5f_slovotvoru.A2" office:value-type="string">
            <text:p text:style-name="P7">Абревіатурний</text:p>
          </table:table-cell>
          <table:table-cell table:style-name="sposoby_5f_slovotvoru.A2" office:value-type="string">
            <text:p text:style-name="P11"><text:span text:style-name="T220">Похідне слово утворюється</text:span> з’єднанням компонентів кількох слів</text:p>
          </table:table-cell>
          <table:table-cell table:style-name="sposoby_5f_slovotvoru.C2" office:value-type="string">
            <text:p text:style-name="P11">УжНУ</text:p>
          </table:table-cell>
        </table:table-row>
        <table:table-row>
          <table:table-cell table:style-name="sposoby_5f_slovotvoru.A2" office:value-type="string">
            <text:p text:style-name="P7">Зрощення</text:p>
          </table:table-cell>
          <table:table-cell table:style-name="sposoby_5f_slovotvoru.A2" office:value-type="string">
            <text:p text:style-name="P6">Похідне слово утворюється на базі синтаксично вільного словосполучення, компоненти якого зливаються в єдину цілісну лексичну одиницю без будь-яких формально-граматичних змін</text:p>
          </table:table-cell>
          <table:table-cell table:style-name="sposoby_5f_slovotvoru.C2" office:value-type="string">
            <text:p text:style-name="P6">Добра ніч → добраніч</text:p>
          </table:table-cell>
        </table:table-row>
        <table:table-row>
          <table:table-cell table:style-name="sposoby_5f_slovotvoru.A2" office:value-type="string">
            <text:p text:style-name="P7">Семантичний</text:p>
          </table:table-cell>
          <table:table-cell table:style-name="sposoby_5f_slovotvoru.A2" office:value-type="string">
            <text:p text:style-name="P6">Спосіб, при якому звукова оболонка твірного слова залишається незмінною, але слово набуває нового значення і стає похідним</text:p>
          </table:table-cell>
          <table:table-cell table:style-name="sposoby_5f_slovotvoru.C2" office:value-type="string">
            <text:p text:style-name="P6">Свобода (воля) і “Свобода” (назва газети)</text:p>
          </table:table-cell>
        </table:table-row>
        <table:table-row>
          <table:table-cell table:style-name="sposoby_5f_slovotvoru.A2" office:value-type="string">
            <text:p text:style-name="P7">Універбаційний</text:p>
          </table:table-cell>
          <table:table-cell table:style-name="sposoby_5f_slovotvoru.A2" office:value-type="string">
            <text:p text:style-name="P6">Похідне слово утворюється шляхом універбації</text:p>
          </table:table-cell>
          <table:table-cell table:style-name="sposoby_5f_slovotvoru.C2" office:value-type="string">
            <text:p text:style-name="P7">«Вечірка» → «Вечірній Київ»</text:p>
          </table:table-cell>
        </table:table-row>
        <table:table-row>
          <table:table-cell table:style-name="sposoby_5f_slovotvoru.A2" office:value-type="string">
            <text:p text:style-name="P7">Конверсійний</text:p>
          </table:table-cell>
          <table:table-cell table:style-name="sposoby_5f_slovotvoru.A2" office:value-type="string">
            <text:p text:style-name="P11">Спосіб, при якому словотвірним засобом виступає лише парадигма слова без застосування якихось інших словотвірних засобів</text:p>
          </table:table-cell>
          <table:table-cell table:style-name="sposoby_5f_slovotvoru.C2" office:value-type="string">
            <text:p text:style-name="P7">Наречена</text:p>
          </table:table-cell>
        </table:table-row>
        <table:table-row>
          <table:table-cell table:style-name="sposoby_5f_slovotvoru.A2" office:value-type="string">
            <text:p text:style-name="P7">Флективний</text:p>
          </table:table-cell>
          <table:table-cell table:style-name="sposoby_5f_slovotvoru.A2" office:value-type="string">
            <text:p text:style-name="P11"><text:span text:style-name="T220">Похідне слово утворюється</text:span> за <text:soft-page-break/>допомогою флексій</text:p>
          </table:table-cell>
          <table:table-cell table:style-name="sposoby_5f_slovotvoru.C2" office:value-type="string">
            <text:p text:style-name="P7">Кум → кума</text:p>
          </table:table-cell>
        </table:table-row>
        <table:table-row>
          <table:table-cell table:style-name="sposoby_5f_slovotvoru.A2" office:value-type="string">
            <text:p text:style-name="P7">Складнофлективний</text:p>
          </table:table-cell>
          <table:table-cell table:style-name="sposoby_5f_slovotvoru.A2" office:value-type="string">
            <text:p text:style-name="P9">Похідне слово утворюється складанням основ з додаванням флексій</text:p>
          </table:table-cell>
          <table:table-cell table:style-name="sposoby_5f_slovotvoru.C2" office:value-type="string">
            <text:p text:style-name="P7">Мертвокрилий</text:p>
          </table:table-cell>
        </table:table-row>
        <table:table-row>
          <table:table-cell table:style-name="sposoby_5f_slovotvoru.A2" office:value-type="string">
            <text:p text:style-name="P7">Акцентуаційний</text:p>
          </table:table-cell>
          <table:table-cell table:style-name="sposoby_5f_slovotvoru.A2" office:value-type="string">
            <text:p text:style-name="P11"><text:span text:style-name="T220">Похідне слово утворюється</text:span> за допомогою зміни наголосу</text:p>
          </table:table-cell>
          <table:table-cell table:style-name="sposoby_5f_slovotvoru.C2" office:value-type="string">
            <text:p text:style-name="P7">За́мок → зам<text:span text:style-name="T123">о</text:span><text:span text:style-name="T145">́</text:span>к</text:p>
          </table:table-cell>
        </table:table-row>
      </table:table>
      <text:p text:style-name="P12"/>
      <text:h text:style-name="Д_5f_Згл._20_Пункт" text:outline-level="1"><text:bookmark text:name="__RefHeading__18023_1600925806"/><text:tab/><text:tab/>1.1.1 Суфіксальний спосіб<text:bookmark-end text:name="__RefHeading__18023_1600925806"/></text:h>
      <text:p text:style-name="Д_5f_Основной_20_текст">Суфіксальний спосіб є провідним в індоєвропейських мовах. Мабуть, найбільша кількість слів утворена саме суфіксальним способом. Суфіксальний спосіб застосовується при утворенні всіх повнозначних частин мови, крім займенників: іменників — <text:span text:style-name="T51">вмик-ач</text:span>, <text:span text:style-name="T51">переселен-ець</text:span>, <text:span text:style-name="T51">танцюр-ист</text:span>; прикметників — <text:span text:style-name="T51">капрон-ов-ий</text:span>, <text:span text:style-name="T51">денн-и-ий</text:span>, <text:span text:style-name="T51">борзн-янськ-ий</text:span>; числівників — <text:span text:style-name="T51">сем-ер-о</text:span>; дієслова — <text:span text:style-name="T51">жир-ува-ти</text:span>, <text:span text:style-name="T51">гик-а-ти</text:span>; прислівників — <text:span text:style-name="T51">швидк-о</text:span>, <text:span text:style-name="T51">три-чі</text:span>, <text:span text:style-name="T51">пішк-и</text:span>.<text:note text:id="ftn36"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16</text:p></text:note-body></text:note></text:p>
      <text:p text:style-name="Д_5f_Основной_20_текст">Суфіксальний спосіб має свої особливості:</text:p>
      <text:list xml:id="list685733719" text:style-name="L15">
        <text:list-item>
          <text:p text:style-name="P119">суфікси приєднуються як до твірної основи, так і до твірного слова (розум → розуміти);</text:p>
        </text:list-item>
        <text:list-item>
          <text:p text:style-name="P119">суфікси утворюють слова з новим лексичним значенням (ворог → ворогувати);</text:p>
        </text:list-item>
        <text:list-item>
          <text:p text:style-name="P119">суфікси утворюють слова з відтінком у значенні (гарний → гарнесенький);</text:p>
        </text:list-item>
        <text:list-item>
          <text:p text:style-name="P119">суфікси мають здатність переводити одну частину мови в іншу (дивний → дивно);</text:p>
        </text:list-item>
        <text:list-item>
          <text:p text:style-name="P119">суфікси служать класифікаційним засобом, показником певної частини мови, а також визначають граматичні особливості слів, формують категоріальне значення (суфікс -ість — показник жін. р.).</text:p>
        </text:list-item>
      </text:list>
      <text:p text:style-name="Д_5f_Абзац_20_перед_20_рисунком"><text:soft-page-break/>Суфіксальним способом творяться усі повнозначні частини мови, крім займенника. Суфіксація діє також у межах однієї частини мови, зокрема іменників, прикметників, рідше <text:span text:style-name="T103">—</text:span> дієслів. Наприклад: Україна → українець.<text:note text:id="ftn37" text:note-class="footnote"><text:note-citation>1</text:note-citation><text:note-body><text:p text:style-name="P46">Вакарюк Л., Панцьо С. Українська мова. Морфеміка і словотвір. — Тернопіль, 2004, C. 141</text:p></text:note-body></text:note></text:p>
      <text:h text:style-name="Д_5f_Згл._20_Пункт" text:outline-level="1"><text:bookmark text:name="__RefHeading__18025_1600925806"/><text:tab/><text:tab/>1.1.2 Префіксальний спосіб<text:bookmark-end text:name="__RefHeading__18025_1600925806"/></text:h>
      <text:p text:style-name="Д_5f_Основной_20_текст">Префіксальний спосіб словотворення <text:span text:style-name="T103">— вираження дериваційного значення похідного слова за допомогою префіксів.</text:span></text:p>
      <text:p text:style-name="Д_5f_Основной_20_текст">Префіксальним способом творяться:</text:p>
      <text:list xml:id="list235927962" text:style-name="L16">
        <text:list-item>
          <text:p text:style-name="P120">іменники: внук → правнук;</text:p>
        </text:list-item>
        <text:list-item>
          <text:p text:style-name="P120">прикметники: потужний → надпотужний;</text:p>
        </text:list-item>
        <text:list-item>
          <text:p text:style-name="P120">дієслова: бути → прибути;</text:p>
        </text:list-item>
        <text:list-item>
          <text:p text:style-name="P120">прислівники: завтра → післязавтра;</text:p>
        </text:list-item>
      </text:list>
      <text:p text:style-name="Д_5f_Основной_20_текст">Префіксація має свої особливості:</text:p>
      <text:p text:style-name="Д_5f_Основной_20_текст">а) при префіксації твірна основа може формально збігатися з твірним словом: співпраця, прадавній;</text:p>
      <text:p text:style-name="P32">б) нездатність префікса змінювати частиномовну належність похідного слова: науковий → антинауковий;</text:p>
      <text:p text:style-name="Д_5f_Основной_20_текст">Морфонологічні явища префіксального способу:</text:p>
      <text:list xml:id="list265442597" text:style-name="L17">
        <text:list-item>
          <text:p text:style-name="P121">зміна наголосу: куток → закуток;</text:p>
        </text:list-item>
        <text:list-item>
          <text:p text:style-name="P131">чергування: поїхати, пізнати.</text:p>
        </text:list-item>
      </text:list>
      <text:p text:style-name="Д_5f_Основной_20_текст">У процесі словотворення префікси виконують лише мутаційну функцію:</text:p>
      <text:p text:style-name="P32">воля → неволя, вічний → правічний.</text:p>
      <text:p text:style-name="Д_5f_Абзац_20_перед_20_рисунком"><text:span text:style-name="T103">Активними засобами префікси виступають у сфері дієслова, утворюючи видові пари з різними відтінками семантики: читати — </text:span><text:span text:style-name="T103">прочитати, перечитати, вичитати, зачитати, підчитати.</text:span><text:span text:style-name="T103"><text:note text:id="ftn38" text:note-class="footnote"><text:note-citation>2</text:note-citation><text:note-body><text:p text:style-name="P46">Вакарюк Л., Панцьо С. Українська мова. Морфеміка і словотвір. — Тернопіль, 2004, C. 145</text:p></text:note-body></text:note></text:span></text:p>
      <text:h text:style-name="P27" text:outline-level="1"><text:bookmark text:name="__RefHeading__18027_1600925806"/><text:soft-page-break/><text:tab/><text:tab/>1.1.3 Постфіксальний спосіб<text:bookmark-end text:name="__RefHeading__18027_1600925806"/></text:h>
      <text:p text:style-name="Д_5f_Основной_20_текст">В українській мові виділяється п’ять постфіксів:</text:p>
      <text:list xml:id="list1640642680" text:style-name="L18">
        <text:list-item>
          <text:p text:style-name="P122">постфікс -ся вживається при дієслівних основах: витирати → витиратися</text:p>
        </text:list-item>
        <text:list-item>
          <text:p text:style-name="P132"><text:s/>постфікс -сь вживається при займенникових і прислівникових основах: хтось, щось;</text:p>
        </text:list-item>
        <text:list-item>
          <text:p text:style-name="P132">постфікс -небудь вживається при займенникових і прислівникових основах: який-небудь, котрий-небудь</text:p>
        </text:list-item>
        <text:list-item>
          <text:p text:style-name="P132">постфікс -будь (нерегулярний): хто-будь, що-будь</text:p>
        </text:list-item>
        <text:list-item>
          <text:p text:style-name="P132">постфікс -то (нерегулярний): десь-то, якось-то.</text:p>
        </text:list-item>
      </text:list>
      <text:p text:style-name="Д_5f_Абзац_20_перед_20_рисунком">Постфікси в процесі словотворення виконують мутаційну функцію і цим зближуються з суфіксами. Однак відрізняються від них тим, що, на відміну від суфіксів, вони, змінюючи лексичне значення похідного слова, не змінюють його частиномовної належності: дістати (дієслово) — дістатися (дієслово), але пакувати (дієслово) — пакування (іменник); куди (прислівник) — кудись (прислівник), куди-небудь (прислівник), але куди (прислівник) — кудикати (дієслово).<text:span text:style-name="T103"><text:note text:id="ftn39"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0</text:p></text:note-body></text:note></text:span></text:p>
      <text:h text:style-name="P28" text:outline-level="1"><text:bookmark text:name="__RefHeading__18029_1600925806"/><text:tab/><text:tab/>1.1.4 Суфіксально-префіксальний спосіб<text:bookmark-end text:name="__RefHeading__18029_1600925806"/></text:h>
      <text:p text:style-name="Д_5f_Основной_20_текст">Суфіксально-префіксальним способом утворюються усі основні частини мови:</text:p>
      <text:list xml:id="list754196783" text:style-name="L19">
        <text:list-item>
          <text:p text:style-name="P133">іменики;</text:p>
        </text:list-item>
        <text:list-item>
          <text:p text:style-name="P133">прикметники;</text:p>
        </text:list-item>
        <text:list-item>
          <text:p text:style-name="P133">дієслова;</text:p>
        </text:list-item>
        <text:list-item>
          <text:p text:style-name="P133">прислівники.</text:p>
        </text:list-item>
      </text:list>
      <text:p text:style-name="Д_5f_Основной_20_текст">У кожній частині мови існують комплекси своїх префіксів і суфіксів. Багато з них використовуються широко і є продуктивними; інші <text:soft-page-break/>використовуються рідко і є малопродуктивними.<text:note text:id="ftn40" text:note-class="footnote"><text:note-citation>1</text:note-citation><text:note-body><text:p text:style-name="Д_5f_Сноска_5f_Постраничная">Вакарюк Л., Панцьо С. Українська мова. Морфеміка і словотвір. — Тернопіль, 2004, C. 146</text:p></text:note-body></text:note></text:p>
      <text:p text:style-name="Д_5f_Основной_20_текст">Нерідко трапляється така структура ізольованого слова, яка допускає неоднозначне тлумачення; наприклад, слово безграмотність:</text:p>
      <text:list xml:id="list1705708124" text:style-name="L20">
        <text:list-item>
          <text:p text:style-name="P134">якщо його співвідносити з прийменниково-відмінковою формою <text:span text:style-name="T177">без грамоти</text:span>, слід говорити про суфіксально-префіксальний спосіб: без + грамот(и) + ність = безграмотність;</text:p>
        </text:list-item>
        <text:list-item>
          <text:p text:style-name="P134">якщо його співвідносити з прикметником безграмотний, слід говорити про суфіксальний спосіб: безграмотн(ий) + ість;</text:p>
        </text:list-item>
        <text:list-item>
          <text:p text:style-name="P134">якщо його співвідносити з іменником грамотність, то треба говорити про префіксальний спосіб: без + грамотність. У мовленні (тексті) реалізується один із трьох можливих способів: «Перед нами поле, що не має меж. Ця безмежність приваблює» (тут суфіксально-префіксальний спосіб: безмеж → без+меж+ність); «Перед нами безмежне поле. Ця безмежність приваблює» (тут суфіксація: безмежний → безмежн + ість).</text:p>
        </text:list-item>
      </text:list>
      <text:p text:style-name="Д_5f_Абзац_20_перед_20_рисунком"><text:span text:style-name="T99">До суфіксально-префіксальних утворень належать похідні, в яких суфіксальний компонент форманта виражається і нульовою морфемою: безвихідь, безвість, нетель, безмаль, безмір, обмаль. За допомогою цього способу утворюються іменники, прикметники, дієслова і прислівники: ліс → Полісся, бік → узбіччя, звук → співзвучний, час → сучасний; низ → понизити, кров → знекровити; наш → по-нашому, добрий → по-доброму.</text:span><text:span text:style-name="T99"><text:note text:id="ftn41"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2</text:p></text:note-body></text:note></text:span></text:p>
      <text:h text:style-name="P28" text:outline-level="1"><text:bookmark text:name="__RefHeading__18031_1600925806"/><text:tab/><text:tab/>1.1.5 Суфіксально-постфіксальний спосіб<text:bookmark-end text:name="__RefHeading__18031_1600925806"/></text:h>
      <text:p text:style-name="Д_5f_Основной_20_текст">Цей спосіб властивий лише дієслову. Твірною базою суфіксально-постфіксальних дієслів виступають іменники, прикметники, формантом — постфікс <text:span text:style-name="T51">-ся</text:span> та дієслівні суфікси:</text:p>
      <text:list xml:id="list1270844998" text:style-name="L21">
        <text:list-item>
          <text:p text:style-name="P123"><text:span text:style-name="T51">-а-ти</text:span>: брат → брататися;</text:p>
        </text:list-item>
        <text:list-item>
          <text:p text:style-name="P123"><text:soft-page-break/><text:span text:style-name="T51">-и-ти</text:span>: гніздо → гніздитися;</text:p>
        </text:list-item>
        <text:list-item>
          <text:p text:style-name="P123"><text:span text:style-name="T51">-ува-ти</text:span>: краса → красуватися;</text:p>
        </text:list-item>
        <text:list-item>
          <text:p text:style-name="P123"><text:span text:style-name="T51">-і-ти</text:span>: видно → виднітися.</text:p>
        </text:list-item>
      </text:list>
      <text:p text:style-name="Д_5f_Абзац_20_перед_20_рисунком">Суфіксально-постфіксальний спосіб утворює похідні слова з новим значенням і новою частиномовною належністю.<text:note text:id="ftn42"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P57" text:outline-level="1"><text:bookmark text:name="__RefHeading__18033_1600925806"/><text:tab/><text:tab/>1.1.6 Суфіксально-префіксально-постфіксальний спосіб<text:bookmark-end text:name="__RefHeading__18033_1600925806"/></text:h>
      <text:p text:style-name="Д_5f_Основной_20_текст">Формантом є поєднання префікса, суфікса і постфікса. Похідні можливі лише у сфері дієслова. Твірною базою дериватів виступають:</text:p>
      <text:list xml:id="list98767422" text:style-name="L22">
        <text:list-item>
          <text:p text:style-name="P129">іменники: сміх → посміхатися;</text:p>
        </text:list-item>
        <text:list-item>
          <text:p text:style-name="P135">прикметники: щедрий → розщедритися;</text:p>
        </text:list-item>
        <text:list-item>
          <text:p text:style-name="P97"><text:span text:style-name="T108">дієслова: дзвонити → передзвонюватися.</text:span><text:span text:style-name="T108"><text:note text:id="ftn43" text:note-class="footnote"><text:note-citation>2</text:note-citation><text:note-body><text:p text:style-name="Д_5f_Сноска_5f_Постраничная">Вакарюк Л., Панцьо С. Українська мова. Морфеміка і словотвір. — Тернопіль, 2004, C. 151</text:p></text:note-body></text:note></text:span></text:p>
        </text:list-item>
      </text:list>
      <text:h text:style-name="P28" text:outline-level="1"><text:bookmark text:name="__RefHeading__18035_1600925806"/><text:tab/><text:tab/>1.1.7 Префіксально-постфіксальний спосіб<text:bookmark-end text:name="__RefHeading__18035_1600925806"/></text:h>
      <text:p text:style-name="Д_5f_Основной_20_текст">Твірною базою служать дієслова недоконаного виду. Цим способом утворюються дієслова. У префіксально-постфіксальному способі формантом є постфікс <text:span text:style-name="T51">-ся</text:span> і такі префікси:</text:p>
      <text:list xml:id="list1706208149" text:style-name="L23">
        <text:list-item>
          <text:p text:style-name="P124"><text:span text:style-name="T51">в-</text:span>: думати → вдуматися;</text:p>
        </text:list-item>
        <text:list-item>
          <text:p text:style-name="P124"><text:span text:style-name="T51">ви-</text:span>: бігати → вибігатися;</text:p>
        </text:list-item>
        <text:list-item>
          <text:p text:style-name="P124"><text:span text:style-name="T51">від-</text:span>: мовчати → відмовчатися;</text:p>
        </text:list-item>
        <text:list-item>
          <text:p text:style-name="P124"><text:span text:style-name="T51">за-</text:span>: горіти → загорітися;</text:p>
        </text:list-item>
        <text:list-item>
          <text:p text:style-name="P124"><text:span text:style-name="T51">на-</text:span>: воювати → навоюватися;</text:p>
        </text:list-item>
        <text:list-item>
          <text:p text:style-name="P124"><text:span text:style-name="T51">до-</text:span>: копати → докопатися;</text:p>
        </text:list-item>
        <text:list-item>
          <text:p text:style-name="P124"><text:span text:style-name="T51">об-</text:span>: мовити → обмовитися;</text:p>
        </text:list-item>
        <text:list-item>
          <text:p text:style-name="P124"><text:span text:style-name="T51">роз-</text:span>: плакати → розплакатися;</text:p>
        </text:list-item>
        <text:list-item>
          <text:p text:style-name="P124"><text:soft-page-break/><text:span text:style-name="T51">при-</text:span>: слухати → прислухатися;</text:p>
        </text:list-item>
        <text:list-item>
          <text:p text:style-name="P124"><text:span text:style-name="T51">про-</text:span>: рахувати → прорахуватися.</text:p>
        </text:list-item>
      </text:list>
      <text:p text:style-name="Д_5f_Абзац_20_перед_20_рисунком">Префіксально-постфіксальний спосіб виконує мутаційну функцію (змінює лексичне значення слова, а також зберігає частиномовну належність похідного слова).<text:note text:id="ftn44"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Д_5f_Згл._20_Пункт" text:outline-level="1"><text:bookmark text:name="__RefHeading__18037_1600925806"/><text:tab/><text:tab/>1.1.8 Спосіб основоскладання<text:bookmark-end text:name="__RefHeading__18037_1600925806"/></text:h>
      <text:p text:style-name="Д_5f_Основной_20_текст">Основоскладання може супроводжуватися такими морфонологічними явищами, як інтерфікси й усічення: пішохід (від ходити пішки — обидві основи усікалися: <text:span text:style-name="T51">ход-</text:span>, <text:span text:style-name="T51">піш-</text:span>, а поєднання їх відбулося за допомогою інтерфікса <text:span text:style-name="T51">-о-</text:span>), те саме у словах <text:span text:style-name="T177">водовоз</text:span>, <text:span text:style-name="T177">вертоліт</text:span>, <text:span text:style-name="T177">криголам</text:span> тощо.</text:p>
      <text:p text:style-name="Д_5f_Основной_20_текст">За характером словотвірних засобів розрізняють основоскладання:</text:p>
      <text:list xml:id="list1328315790" text:style-name="L24">
        <text:list-item>
          <text:p text:style-name="P136">чисте (похідне утворюється від основи залежного компонента і самостійного слова): водосховище (<text:span text:style-name="T51">вод + о + сховище</text:span>);</text:p>
        </text:list-item>
        <text:list-item>
          <text:p text:style-name="P125">складно-суфіксальне (процес злучення основ у похідне, що супроводжується суфіксацією): стара віра → старовірство <text:span text:style-name="T51">(стар + о + вір + ство</text:span>);</text:p>
        </text:list-item>
        <text:list-item>
          <text:p text:style-name="P136">складно-суфіксально-префіксальне:</text:p>
          <text:p text:style-name="P125">а) складно-флективний (похідні слова устворюються основоскладанням, яке завершується за допомогою флексії-суфікса): довгі крила → довгокрилий (<text:span text:style-name="T51">довг + о + крил + ий</text:span>);</text:p>
          <text:p text:style-name="P98"><text:span text:style-name="T99">б) складно-нульовий (основоскладання завершується нульовою суфіксацією): сталевар, шовкопряд, однолюб.</text:span><text:span text:style-name="T99"><text:note text:id="ftn45"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8‑129</text:p></text:note-body></text:note></text:span></text:p>
        </text:list-item>
      </text:list>
      <text:h text:style-name="P28" text:outline-level="1"><text:bookmark text:name="__RefHeading__18039_1600925806"/><text:tab/><text:tab/>1.1.9 Спосіб словоскладання<text:bookmark-end text:name="__RefHeading__18039_1600925806"/></text:h>
      <text:p text:style-name="Д_5f_Основной_20_текст">За допомогою словоскладання виражаються:</text:p>
      <text:list xml:id="list315045292" text:style-name="L25">
        <text:list-item>
          <text:p text:style-name="P137"><text:soft-page-break/>родо-видові відношення (<text:span text:style-name="T177">читець-декламатор</text:span>);</text:p>
        </text:list-item>
        <text:list-item>
          <text:p text:style-name="P137">частина від цілого (<text:span text:style-name="T177">бурят-монгол</text:span>);</text:p>
        </text:list-item>
        <text:list-item>
          <text:p text:style-name="P137">функціональне призначення (<text:span text:style-name="T177">салон-перукарня</text:span>);</text:p>
        </text:list-item>
        <text:list-item>
          <text:p text:style-name="P137">підсилена ознака (<text:span text:style-name="T177">перший-ліпший</text:span>);</text:p>
        </text:list-item>
        <text:list-item>
          <text:p text:style-name="P137">невизначеність (<text:span text:style-name="T177">хтозна-звідки</text:span>);</text:p>
        </text:list-item>
        <text:list-item>
          <text:p text:style-name="P137">визначеність (<text:span text:style-name="T177">навік-віки</text:span>);</text:p>
        </text:list-item>
        <text:list-item>
          <text:p text:style-name="P137">терміни (<text:span text:style-name="T177">гамма-проміння</text:span>);</text:p>
        </text:list-item>
        <text:list-item>
          <text:p text:style-name="P137">народні назви рослин (<text:span text:style-name="T177">сон-трава</text:span>).</text:p>
        </text:list-item>
      </text:list>
      <text:p text:style-name="Д_5f_Основной_20_текст">У системі складних слів існує чисте і змішане словоскладання.</text:p>
      <text:p text:style-name="Д_5f_Основной_20_текст">Чисте складання досить продуктивно діє у мові у межах композитних дериватів іменників, прикметників, прислівників. Композитні похідні співвідносяться з кількома типами словосполучень:</text:p>
      <text:list xml:id="list1510923478" text:style-name="L26">
        <text:list-item>
          <text:p text:style-name="P138">Складні іменники, утворені на базі словосполучення іменник + іменник:</text:p>
          <text:p text:style-name="P130">залізо і цемент → залізоцемент.</text:p>
          <text:p text:style-name="P138">До цього типу відносимо і похідні слова, в яких у словосполученні один з іменників є вторинним, віддієслівним утворенням і містить у собі афікси, проте ці віддієслівні іменники існують у мові як самостійні слова, наприклад: оновлення сорту → сортооновлення; але результатом складання з суфіксацією будуть композити на зразок <text:span text:style-name="T177">білокрівці</text:span>.</text:p>
        </text:list-item>
        <text:list-item>
          <text:p text:style-name="P138">Складні іменники, мотивовані сполученням прикметник + іменник:</text:p>
          <text:p text:style-name="P130">сухі фрукти → сухофрукти.</text:p>
          <text:p text:style-name="P138"><text:span text:style-name="T108">Утворення на зразок </text:span><text:span text:style-name="T110">жовтобрюх</text:span><text:span text:style-name="T117">Ø</text:span><text:span text:style-name="T116">, </text:span><text:span text:style-name="T117">чорноземØ</text:span><text:span text:style-name="T116"> та ін. належать до змішаного складання (складання з нуль-суфіксацією).</text:span></text:p>
        </text:list-item>
        <text:list-item>
          <text:p text:style-name="P138">Складні іменники, мотивовані сполученням числівник + іменник:</text:p>
          <text:p text:style-name="P130">перше джерело → першоджерело.</text:p>
        </text:list-item>
        <text:list-item>
          <text:p text:style-name="P138">Іменики, мотивовані сполученням займенник + іменник:</text:p>
          <text:p text:style-name="P138"><text:span text:style-name="T177">самоцвіт</text:span>, <text:span text:style-name="T177">самоконтроль</text:span>.</text:p>
          <text:p text:style-name="P138">У цих утвореннях займенник <text:span text:style-name="T177">сам</text:span> набуває значення префіксоїда, однак <text:soft-page-break/>подібні похідні вважаються композитними. До цього типу дериватів належить і слово <text:span text:style-name="T177">всесвіт</text:span>.</text:p>
        </text:list-item>
        <text:list-item>
          <text:p text:style-name="P99">Декілька іменників, утворених на основі сполучення прислівника та іменника:</text:p>
          <text:p text:style-name="P99"><text:span text:style-name="T177">багатоніжка</text:span>.<text:note text:id="ftn46" text:note-class="footnote"><text:note-citation>1</text:note-citation><text:note-body><text:p text:style-name="Д_5f_Сноска_5f_Постраничная">Вакарюк Л., Панцьо С. Українська мова. Морфеміка і словотвір. — Тернопіль, 2004, C. 157‑158</text:p></text:note-body></text:note></text:p>
        </text:list-item>
      </text:list>
      <text:h text:style-name="Д_5f_Згл._20_Пункт" text:outline-level="1"><text:bookmark text:name="__RefHeading__18041_1600925806"/><text:tab/><text:tab/>1.1.10 Абревіатурний спосіб<text:bookmark-end text:name="__RefHeading__18041_1600925806"/></text:h>
      <text:p text:style-name="Д_5f_Основной_20_текст">При абревіації з’єднувані компоненти є найчастіше асемантичними частинами слова або окремими звуками, «уламками» слів: колгосп (колективне господарство). Компонентом абревіатури може бути й ціле (неусічене) слово: </text:p>
      <text:list xml:id="list827581980" text:style-name="L27">
        <text:list-item>
          <text:p text:style-name="P139">райрада, земснаряд;</text:p>
        </text:list-item>
        <text:list-item>
          <text:p text:style-name="P139">метробуд, Львівсільмаш, Київметробуд.</text:p>
        </text:list-item>
      </text:list>
      <text:p text:style-name="Д_5f_Основной_20_текст">За допомогою абревіаційного способу утворюються головним чином іменники, зрідка — прикметники:</text:p>
      <text:list xml:id="list672949695" text:style-name="L28">
        <text:list-item>
          <text:p text:style-name="P140">лісостеп, медсанбат;</text:p>
        </text:list-item>
        <text:list-item>
          <text:p text:style-name="P140">агітмасовий, культмасовий.</text:p>
        </text:list-item>
      </text:list>
      <text:p text:style-name="Д_5f_Основной_20_текст">За структурою абревіатури поділяються на такі групи:</text:p>
      <text:list xml:id="list1652098723" text:style-name="L29">
        <text:list-item>
          <text:p text:style-name="P141">ініціальні — поєднання в абревіатуру початкових звуків або літер: ПТУ;</text:p>
        </text:list-item>
        <text:list-item>
          <text:p text:style-name="P141">уламкові — поєднання в абревіатуру асемантичних частин слова: філфак;</text:p>
        </text:list-item>
        <text:list-item>
          <text:p text:style-name="P141">змішані — поєднання частин слова з ініціальними звуками (літерами): міськвно;</text:p>
        </text:list-item>
        <text:list-item>
          <text:p text:style-name="P141">усічено-словесні — поєднання частини слова з повноцінним словом: запчастини;</text:p>
        </text:list-item>
        <text:list-item>
          <text:p text:style-name="P141">словоформні — поєднання частини слова з відмінковою словоформою: <text:soft-page-break/>завкафедрою;</text:p>
        </text:list-item>
        <text:list-item>
          <text:p text:style-name="P141">комбіновані — поєднання початкової частини першого слова з кінцем другого: мерон (малоелестичний капрон);</text:p>
        </text:list-item>
        <text:list-item>
          <text:p text:style-name="P100">ініціально-цифрові: Ту-134.<text:note text:id="ftn47"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9‑130</text:p></text:note-body></text:note></text:p>
        </text:list-item>
      </text:list>
      <text:h text:style-name="Д_5f_Згл._20_Пункт" text:outline-level="1"><text:bookmark text:name="__RefHeading__18043_1600925806"/><text:tab/><text:tab/>1.1.11 Спосіб зрощення<text:bookmark-end text:name="__RefHeading__18043_1600925806"/></text:h>
      <text:p text:style-name="P31">За характером словотвірної бази зрощення подібне до основоскладання, тому що в нове слово зливаються значеннєві компоненти синтаксичного словосполучення: вічно зелений → вічнозелений.</text:p>
      <text:p text:style-name="Д_5f_Основной_20_текст">Зрощення в усіх своїх формах тотожні компонентам твірного словосполучення: сьогодні, триста. Проте відмінності існують:</text:p>
      <text:list xml:id="list385774473" text:style-name="L30">
        <text:list-item>
          <text:p text:style-name="P126">у словосполученнях кілька наголосів, у зрощенні — один: цього дня → сьогодні;</text:p>
        </text:list-item>
        <text:list-item>
          <text:p text:style-name="P101"><text:span text:style-name="T99">при трансформації словосполучення в зрощення може змінюватися порядок компонентів: плинний швидко (час) → швидкоплинний.</text:span><text:span text:style-name="T99"><text:note text:id="ftn48"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30</text:p></text:note-body></text:note></text:span></text:p>
        </text:list-item>
      </text:list>
      <text:p text:style-name="Д_5f_Абзац_20_перед_20_рисунком"><text:tab/><text:tab/>1.1.12 Семантичний спосіб</text:p>
      <text:p text:style-name="Д_5f_Основной_20_текст"><text:span text:style-name="T99">При семантичному способі не застосовуються спеціальні словотворчі засоби, а формантом виступає зміна семантики.</text:span><text:span text:style-name="T99"><text:note text:id="ftn49" text:note-class="footnote"><text:note-citation>3</text:note-citation><text:note-body><text:p text:style-name="Д_5f_Сноска_5f_Постраничная">Горпинич В. О. Українська словотвірна дериватологія. — Дніпропетровськ, 1998. — С. 129</text:p></text:note-body></text:note></text:span><text:span text:style-name="T99"> Семантичний спосіб словотвору заснований на тому, що з колишнього багатозначного слова виділяється омонім, який втрачає семантичний зв’язок зі значенням цього багатозначного слова і, в результаті додаткового навантаження отримує нове </text:span><text:span text:style-name="T99">лексичне значення.</text:span><text:span text:style-name="T99"><text:note text:id="ftn50" text:note-class="footnote"><text:note-citation>4</text:note-citation><text:note-body><text:p text:style-name="Д_5f_Сноска_5f_Постраничная">Ковалик И. И. Вопросы словообразования имен существительных восточнославянских языков в сравнении с другими славянскими языками. — АДД: Львов, 1961. — С. 24</text:p></text:note-body></text:note></text:span></text:p>
      <text:p text:style-name="Д_5f_Основной_20_текст">Виділяють три різновиди семантичного словотворення:</text:p>
      <text:list xml:id="list780724353" text:style-name="L31">
        <text:list-item>
          <text:p text:style-name="P142">розщеплення полісемічного слова на омоніми: рукав (1) — частина <text:soft-page-break/>одягу, рукав (2) — ріки;</text:p>
        </text:list-item>
        <text:list-item>
          <text:p text:style-name="P142">концентрація значень фразеологічного звороту в одному опорному слові і в пропуску залежних від нього слів: температура — підвищена (висока температура)</text:p>
        </text:list-item>
        <text:list-item>
          <text:p text:style-name="P142"><text:span text:style-name="T99">існуючим словам дається значення, непов’язане з основним (умовна номінація):</text:span><text:span text:style-name="T99"><text:note text:id="ftn51" text:note-class="footnote"><text:note-citation>1</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99"> «Україна», «Галичина» (готелі), «Дзвін», «Сучасник» (журнали), «Зустріч», “Планета” (заклади харчування), «Промінь», «Сонечко» (дитячі садки), «Електрон», «Славутич» (телевізори).</text:span></text:p>
        </text:list-item>
      </text:list>
      <text:p text:style-name="Д_5f_Абзац_20_перед_20_рисунком"><text:span text:style-name="T99">При семантичному способі нових слів не виникає, переосмислюються значення наявних лексичних одиниць. Це дало підставу деяким мовознавцям розглядати цей спосіб як суто лексичне явище, пов’язане з темами «Полісемія», «Омонімія».</text:span><text:span text:style-name="T99"><text:note text:id="ftn52" text:note-class="footnote"><text:note-citation>2</text:note-citation><text:note-body><text:p text:style-name="P47">Потиха З. А. Современное русское словообразование. Пособие для учителя. — Москва, 1970. — С. 150</text:p></text:note-body></text:note></text:span><text:span text:style-name="T99"><text:note text:id="ftn53" text:note-class="footnote"><text:note-citation>3</text:note-citation><text:note-body><text:p text:style-name="Д_5f_Сноска_5f_Постраничная">Вакарюк Л., Панцьо С. Українська мова. Морфеміка і словотвір. — Тернопіль, 2004. — C. 172‑173</text:p></text:note-body></text:note></text:span></text:p>
      <text:h text:style-name="P28" text:outline-level="1"><text:bookmark text:name="__RefHeading__18045_1600925806"/><text:tab/><text:tab/>1.1.13 Універбаційний спосіб<text:bookmark-end text:name="__RefHeading__18045_1600925806"/></text:h>
      <text:p text:style-name="P40"><text:span text:style-name="T221">Універбація</text:span><text:span text:style-name="T221"> </text:span><text:span text:style-name="T221">є</text:span><text:span text:style-name="T221"> </text:span><text:span text:style-name="T221">одним</text:span><text:span text:style-name="T221"> </text:span><text:span text:style-name="T221">із</text:span><text:span text:style-name="T221"> </text:span><text:span text:style-name="T221">важливих</text:span><text:span text:style-name="T221"> </text:span><text:span text:style-name="T221">чинників</text:span><text:span text:style-name="T221"> </text:span><text:span text:style-name="T221">розвитку</text:span><text:span text:style-name="T221"> </text:span><text:span text:style-name="T221">лексикону</text:span><text:span text:style-name="T221"> </text:span><text:span text:style-name="T221">сучасної</text:span><text:span text:style-name="T221"> </text:span><text:span text:style-name="T221">української</text:span><text:span text:style-name="T221"> </text:span><text:span text:style-name="T221">мови</text:span><text:span text:style-name="T221">. </text:span><text:span text:style-name="T221">Спостереження</text:span><text:span text:style-name="T221"> </text:span><text:span text:style-name="T221">над</text:span><text:span text:style-name="T221"> </text:span><text:span text:style-name="T221">універбаційними</text:span><text:span text:style-name="T221"> </text:span><text:span text:style-name="T221">процесами</text:span><text:span text:style-name="T221"> </text:span><text:span text:style-name="T221">засвідчують</text:span><text:span text:style-name="T221"> </text:span><text:span text:style-name="T221">їх</text:span><text:span text:style-name="T221"> </text:span><text:span text:style-name="T221">продуктивність</text:span><text:span text:style-name="T221">, </text:span><text:span text:style-name="T221">особливо</text:span><text:span text:style-name="T221"> </text:span><text:span text:style-name="T221">в</text:span><text:span text:style-name="T221"> </text:span><text:span text:style-name="T221">розмовному</text:span><text:span text:style-name="T221"> </text:span><text:span text:style-name="T221">та</text:span><text:span text:style-name="T221"> </text:span><text:span text:style-name="T221">публіцистичному</text:span><text:span text:style-name="T221"> </text:span><text:span text:style-name="T221">стилях</text:span><text:span text:style-name="T221">.</text:span></text:p>
      <text:p text:style-name="Д_5f_Основной_20_текст"><text:span text:style-name="T221">Явище</text:span><text:span text:style-name="T221"> </text:span><text:span text:style-name="T221">універбації</text:span><text:span text:style-name="T221"> </text:span><text:span text:style-name="T221">в</text:span><text:span text:style-name="T221"> </text:span><text:span text:style-name="T221">мові</text:span><text:span text:style-name="T221"> </text:span><text:span text:style-name="T221">зумовлюється</text:span><text:span text:style-name="T221"> </text:span><text:span text:style-name="T221">як</text:span><text:span text:style-name="T221"> </text:span><text:span text:style-name="T221">внутрішньомовними</text:span><text:span text:style-name="T221">, </text:span><text:span text:style-name="T221">так</text:span><text:span text:style-name="T221"> </text:span><text:span text:style-name="T221">і</text:span><text:span text:style-name="T221"> </text:span><text:span text:style-name="T221">позамовними</text:span><text:span text:style-name="T221"> </text:span><text:span text:style-name="T221">чинниками</text:span><text:span text:style-name="T221">. </text:span><text:span text:style-name="T221">До</text:span><text:span text:style-name="T221"> </text:span><text:span text:style-name="T221">позамовних</text:span><text:span text:style-name="T221"> </text:span><text:span text:style-name="T221">факторів</text:span><text:span text:style-name="T221"> </text:span><text:span text:style-name="T221">належать</text:span><text:span text:style-name="T221">: </text:span><text:span text:style-name="T221">прагнення</text:span><text:span text:style-name="T221"> </text:span><text:span text:style-name="T221">до</text:span><text:span text:style-name="T221"> </text:span><text:span text:style-name="T221">економії</text:span><text:span text:style-name="T221"> </text:span><text:span text:style-name="T221">мовних</text:span><text:span text:style-name="T221"> </text:span><text:span text:style-name="T221">зусиль</text:span><text:span text:style-name="T221">, </text:span><text:span text:style-name="T221">обмеженість</text:span><text:span text:style-name="T221"> </text:span><text:span text:style-name="T221">оперативної</text:span><text:span text:style-name="T221"> </text:span><text:span text:style-name="T221">пам</text:span><text:span text:style-name="T221">’</text:span><text:span text:style-name="T221">яті</text:span><text:span text:style-name="T221"> </text:span><text:span text:style-name="T221">людини</text:span><text:span text:style-name="T221">, </text:span><text:span text:style-name="T221">прагнення</text:span><text:span text:style-name="T221"> </text:span><text:span text:style-name="T221">до</text:span><text:span text:style-name="T221"> </text:span><text:span text:style-name="T221">експресивності</text:span><text:span text:style-name="T221"> </text:span><text:span text:style-name="T221">найменування</text:span><text:span text:style-name="T221">.</text:span></text:p>
      <text:p text:style-name="P39"><text:span text:style-name="T221">Поряд</text:span><text:span text:style-name="T221"> </text:span><text:span text:style-name="T221">з</text:span><text:span text:style-name="T221"> </text:span><text:span text:style-name="T221">екстралінґвальними</text:span><text:span text:style-name="T221"> </text:span><text:span text:style-name="T221">факторами</text:span><text:span text:style-name="T221">, </text:span><text:span text:style-name="T221">що</text:span><text:span text:style-name="T221"> </text:span><text:span text:style-name="T221">зумовлюють</text:span><text:span text:style-name="T221"> </text:span><text:span text:style-name="T221">універбацію</text:span><text:span text:style-name="T221">, </text:span><text:span text:style-name="T221">існують</text:span><text:span text:style-name="T221"> </text:span><text:span text:style-name="T221">внутрішні</text:span><text:span text:style-name="T221"> </text:span><text:span text:style-name="T221">причини</text:span><text:span text:style-name="T221"> </text:span><text:span text:style-name="T221">цього</text:span><text:span text:style-name="T221"> </text:span><text:span text:style-name="T221">процесу</text:span><text:span text:style-name="T221">, </text:span><text:span text:style-name="T221">найактивнішою</text:span><text:span text:style-name="T221"> </text:span><text:span text:style-name="T221">з</text:span><text:span text:style-name="T221"> </text:span><text:span text:style-name="T221">яких</text:span><text:span text:style-name="T221"> </text:span><text:span text:style-name="T221">є</text:span><text:span text:style-name="T221"> </text:span><text:span text:style-name="T221">протиріччя</text:span><text:span text:style-name="T221"> </text:span><text:span text:style-name="T221">між</text:span><text:span text:style-name="T221"> </text:span><text:span text:style-name="T221">формою</text:span><text:span text:style-name="T221"> </text:span><text:span text:style-name="T221">і</text:span><text:span text:style-name="T221"> </text:span><text:span text:style-name="T221">значенням</text:span><text:span text:style-name="T221"> </text:span><text:span text:style-name="T221">мовних</text:span><text:span text:style-name="T221"> </text:span><text:span text:style-name="T221">одиниць</text:span><text:span text:style-name="T221">.</text:span></text:p>
      <text:p text:style-name="Д_5f_Основной_20_текст"><text:span text:style-name="T221">Наслідком</text:span><text:span text:style-name="T221"> </text:span><text:span text:style-name="T221">універбації</text:span><text:span text:style-name="T221"> </text:span><text:span text:style-name="T221">є</text:span><text:span text:style-name="T221"> </text:span><text:span text:style-name="T221">різні</text:span><text:span text:style-name="T221"> </text:span><text:span text:style-name="T221">за</text:span><text:span text:style-name="T221"> </text:span><text:span text:style-name="T221">способом</text:span><text:span text:style-name="T221"> </text:span><text:span text:style-name="T221">творення</text:span><text:span text:style-name="T221"> </text:span><text:span text:style-name="T221">конденсати</text:span><text:span text:style-name="T221">: </text:span><text:soft-page-break/><text:span text:style-name="T221">семантичні</text:span><text:span text:style-name="T221"> </text:span><text:span text:style-name="T221">і</text:span><text:span text:style-name="T221"> </text:span><text:span text:style-name="T221">лексичні</text:span><text:span text:style-name="T221">. </text:span><text:span text:style-name="T221">Семантичні</text:span><text:span text:style-name="T221"> </text:span><text:span text:style-name="T221">конденсати</text:span><text:span text:style-name="T221"> (</text:span><text:span text:style-name="T221">суфіксальні</text:span><text:span text:style-name="T221"> </text:span><text:span text:style-name="T221">універби</text:span><text:span text:style-name="T221"> </text:span><text:span text:style-name="T221">та</text:span><text:span text:style-name="T221"> </text:span><text:span text:style-name="T221">еліптичні</text:span><text:span text:style-name="T221"> </text:span><text:span text:style-name="T221">субстантиви</text:span><text:span text:style-name="T221">) —</text:span><text:span text:style-name="T221"> </text:span><text:span text:style-name="T221">це</text:span><text:span text:style-name="T221"> </text:span><text:span text:style-name="T221">здебільшого</text:span><text:span text:style-name="T221"> </text:span><text:span text:style-name="T221">прості</text:span><text:span text:style-name="T221"> </text:span><text:span text:style-name="T221">слова</text:span><text:span text:style-name="T221">, </text:span><text:span text:style-name="T221">що</text:span><text:span text:style-name="T221"> </text:span><text:span text:style-name="T221">складаються</text:span><text:span text:style-name="T221"> </text:span><text:span text:style-name="T221">з</text:span><text:span text:style-name="T221"> </text:span><text:span text:style-name="T221">основи</text:span><text:span text:style-name="T221"> </text:span><text:span text:style-name="T221">лише</text:span><text:span text:style-name="T221"> </text:span><text:span text:style-name="T221">одного</text:span><text:span text:style-name="T221"> </text:span><text:span text:style-name="T221">зі</text:span><text:span text:style-name="T221"> </text:span><text:span text:style-name="T221">складових</text:span><text:span text:style-name="T221"> </text:span><text:span text:style-name="T221">повного</text:span><text:span text:style-name="T221"> </text:span><text:span text:style-name="T221">найменування</text:span><text:span text:style-name="T221"> </text:span><text:span text:style-name="T221">слів</text:span><text:span text:style-name="T221"> </text:span><text:span text:style-name="T221">і</text:span><text:span text:style-name="T221"> </text:span><text:span text:style-name="T221">мають</text:span><text:span text:style-name="T221"> </text:span><text:span text:style-name="T221">включене</text:span><text:span text:style-name="T221"> (</text:span><text:span text:style-name="T221">імпліцитно</text:span><text:span text:style-name="T221"> </text:span><text:span text:style-name="T221">приховане</text:span><text:span text:style-name="T221">) </text:span><text:span text:style-name="T221">значення</text:span><text:span text:style-name="T221"> </text:span><text:span text:style-name="T221">пропущеного</text:span><text:span text:style-name="T221"> </text:span><text:span text:style-name="T221">члена</text:span><text:span text:style-name="T221"> </text:span><text:span text:style-name="T221">комплексної</text:span><text:span text:style-name="T221"> </text:span><text:span text:style-name="T77">назви</text:span><text:span text:style-name="T77">. </text:span><text:span text:style-name="T77">Лексичні</text:span><text:span text:style-name="T77"> </text:span><text:span text:style-name="T77">конденсати</text:span><text:span text:style-name="T77"> (</text:span><text:span text:style-name="T77">основоскладання</text:span><text:span text:style-name="T77">, </text:span><text:span text:style-name="T77">зрощення</text:span><text:span text:style-name="T77">, </text:span><text:span text:style-name="T77">абревіація</text:span><text:span text:style-name="T77">) </text:span><text:span text:style-name="T77">утворені</text:span><text:span text:style-name="T77"> </text:span><text:span text:style-name="T77">з</text:span><text:span text:style-name="T77"> </text:span><text:span text:style-name="T77">основ</text:span><text:span text:style-name="T77"> </text:span><text:span text:style-name="T77">двох</text:span><text:span text:style-name="T77"> (</text:span><text:span text:style-name="T77">чи</text:span><text:span text:style-name="T77"> </text:span><text:span text:style-name="T77">більше</text:span><text:span text:style-name="T77">) </text:span><text:span text:style-name="T77">слів</text:span><text:span text:style-name="T77"> </text:span><text:span text:style-name="T77">або</text:span><text:span text:style-name="T77"> </text:span><text:span text:style-name="T77">тільки</text:span><text:span text:style-name="T77"> </text:span><text:span text:style-name="T77">їх</text:span><text:span text:style-name="T77"> </text:span><text:span text:style-name="T77">частин</text:span><text:span text:style-name="T77"> </text:span><text:span text:style-name="T77">і</text:span><text:span text:style-name="T77"> </text:span><text:span text:style-name="T77">експліцитно</text:span><text:span text:style-name="T77"> </text:span><text:span text:style-name="T77">відображають</text:span><text:span text:style-name="T77"> </text:span><text:span text:style-name="T77">значення</text:span><text:span text:style-name="T77"> </text:span><text:span text:style-name="T77">кожного</text:span><text:span text:style-name="T78"> </text:span><text:span text:style-name="T77">члена</text:span><text:span text:style-name="T77"> </text:span><text:span text:style-name="T77">мотивуючої</text:span><text:span text:style-name="T77"> </text:span><text:span text:style-name="T77">конструкції</text:span><text:span text:style-name="T77">.</text:span></text:p>
      <text:p text:style-name="P40"><text:span text:style-name="T221">Суфіксальна</text:span><text:span text:style-name="T221"> </text:span><text:span text:style-name="T221">універбація</text:span><text:span text:style-name="T221"> —</text:span><text:span text:style-name="T221"> </text:span><text:span text:style-name="T221">найпоширеніший</text:span><text:span text:style-name="T221"> </text:span><text:span text:style-name="T221">засіб</text:span><text:span text:style-name="T221"> </text:span><text:span text:style-name="T221">стягнення</text:span><text:span text:style-name="T221"> </text:span><text:span text:style-name="T221">двокомпонентного</text:span><text:span text:style-name="T221"> </text:span><text:span text:style-name="T221">найменування</text:span><text:span text:style-name="T221"> </text:span><text:span text:style-name="T221">в</text:span><text:span text:style-name="T221"> </text:span><text:span text:style-name="T221">однослівну</text:span><text:span text:style-name="T221"> </text:span><text:span text:style-name="T221">назву</text:span><text:span text:style-name="T221"> </text:span><text:span text:style-name="T221">з</text:span><text:span text:style-name="T221"> </text:span><text:span text:style-name="T221">допомогою</text:span><text:span text:style-name="T221"> </text:span><text:span text:style-name="T221">словотворчих</text:span><text:span text:style-name="T221"> </text:span><text:span text:style-name="T221">морфів</text:span><text:span text:style-name="T221">.</text:span></text:p>
      <text:p text:style-name="Д_5f_Абзац_20_перед_20_рисунком"><text:span text:style-name="T221">Серед</text:span><text:span text:style-name="T221"> </text:span><text:span text:style-name="T221">суфіксальних</text:span><text:span text:style-name="T221"> </text:span><text:span text:style-name="T221">універбів</text:span><text:span text:style-name="T221"> </text:span><text:span text:style-name="T221">виділяються</text:span><text:span text:style-name="T221"> </text:span><text:span text:style-name="T221">слова</text:span><text:span text:style-name="T221"> </text:span><text:span text:style-name="T221">з</text:span><text:span text:style-name="T221"> </text:span><text:span text:style-name="T221">конкретними</text:span><text:span text:style-name="T221"> </text:span><text:span text:style-name="T221">й</text:span><text:span text:style-name="T221"> </text:span><text:span text:style-name="T221">абстрактними</text:span><text:span text:style-name="T221"> </text:span><text:span text:style-name="T221">значеннями</text:span><text:span text:style-name="T221">, </text:span><text:span text:style-name="T221">назви</text:span><text:span text:style-name="T221"> </text:span><text:span text:style-name="T221">істот</text:span><text:span text:style-name="T221"> </text:span><text:span text:style-name="T221">та</text:span><text:span text:style-name="T221"> </text:span><text:span text:style-name="T221">неістот</text:span><text:span text:style-name="T221">, </text:span><text:span text:style-name="T221">власні</text:span><text:span text:style-name="T221"> </text:span><text:span text:style-name="T221">і</text:span><text:span text:style-name="T221"> </text:span><text:span text:style-name="T221">загальні</text:span><text:span text:style-name="T221"> </text:span><text:span text:style-name="T221">імена</text:span><text:span text:style-name="T221">.</text:span><text:span text:style-name="T221"><text:note text:id="ftn54" text:note-class="footnote"><text:note-citation>1</text:note-citation><text:note-body><text:p text:style-name="P48">Думчак І. М. Універбація в українській мові: автореф. дис. на здобуття наук. ступеня канд. філол. наук: 10.02.01 «Українська мова» / І. М. Думчак — Івано-Франківськ, 1998. — C. 8‑16</text:p></text:note-body></text:note></text:span></text:p>
      <text:h text:style-name="P28" text:outline-level="1"><text:bookmark text:name="__RefHeading__18047_1600925806"/><text:tab/><text:tab/>1.1.14 Конверсійний спосіб<text:bookmark-end text:name="__RefHeading__18047_1600925806"/></text:h>
      <text:p text:style-name="Д_5f_Основной_20_текст"><text:span text:style-name="T99">Термін «</text:span><text:span text:style-name="T104">конверсія</text:span><text:span text:style-name="T99">» вживається у вузькому і широкому значенні. При вузькому розумінні конверсією називають лише випадки повного структурного збігу початкових форм твірного і похідного слів: прикметник </text:span><text:span text:style-name="T106">майбутнє</text:span><text:span text:style-name="T99"> (майбутнє життя) і іменник </text:span><text:span text:style-name="T106">майбутнє</text:span><text:span text:style-name="T99"> (наше майбутнє), дієприкметник </text:span><text:span text:style-name="T106">придане</text:span><text:span text:style-name="T99"> (майно нареченої) й іменник </text:span><text:span text:style-name="T106">придане</text:span><text:span text:style-name="T99"> (посаг нареченої — її придане). При широкому розумінні до конверсії відносять і випадки структурного збігу тільки основ твірних і похідних слів у їх початковій формі: </text:span><text:span text:style-name="T104">золот-о</text:span><text:span text:style-name="T99"> і </text:span><text:span text:style-name="T104">золот-ий</text:span><text:span text:style-name="T99">, </text:span><text:span text:style-name="T104">сіль</text:span><text:span text:style-name="T118">Ø</text:span><text:span text:style-name="T99"> і </text:span><text:span text:style-name="T104">сол-и-ти</text:span><text:span text:style-name="T99">.</text:span></text:p>
      <text:p text:style-name="Д_5f_Основной_20_текст">Конверсія — це різновид транспозиції. За її допомогою в українській мові утворюються:</text:p>
      <text:list xml:id="list579689373" text:style-name="L32">
        <text:list-item>
          <text:p text:style-name="P143">відприкметникові іменники — так звані субстантивовані прикметники: молода, молодий, бідний, багатий, ситий, голодний, мудрий, майбутнє, учительська, набережна, черговий;</text:p>
        </text:list-item>
        <text:list-item>
          <text:p text:style-name="P143">відіменникові прикметники: вулиця Шевченка (вулиця яка? — <text:soft-page-break/>Шевченка), майдан Незалежності (майдан який? — Незалежності);</text:p>
        </text:list-item>
        <text:list-item>
          <text:p text:style-name="P127">відприкметникові топоніми на <text:span text:style-name="T51">-ин</text:span>, <text:span text:style-name="T51">-ів</text:span> та ін.: Батура → Батурин — місто Батурин, Чигар → Чигирин — місто Чигирин;</text:p>
        </text:list-item>
        <text:list-item>
          <text:p text:style-name="P127">відприкметникові прізвища на <text:span text:style-name="T51">-ів</text:span>, <text:span text:style-name="T51">-ин</text:span>: прикметник Сеня → Сенів — прізвище Сенів, прикметник Степан → Степанів — прізвище Степанів; прикметник Іваниха → Іванишин — прізвище Іванишин;</text:p>
        </text:list-item>
        <text:list-item>
          <text:p text:style-name="P143">віддієприкметникові іменники: наречена, наречений, придане, гнані, ранені, підданий, хрещена (мати), хрещений (батько) (субстантивація дієприкметників);</text:p>
        </text:list-item>
        <text:list-item>
          <text:p text:style-name="P143">віддієприкметникові прикметники: пекучий, палаючий, сипучий, зрячий, любимий, невловимий, мислимий, терпимий, зримий, непримиримий, зрілий, загорілий (ад’єктивація дієприкметників);</text:p>
        </text:list-item>
        <text:list-item>
          <text:p text:style-name="P143">віддієприслівникові прислівники: лежачи, стоячи (пор. у Т. Г. Шевченка: «де люди плачуть живучи»);</text:p>
        </text:list-item>
        <text:list-item>
          <text:p text:style-name="P102">відіменникові вигуки: Боже!, Господи!, жах!, горе!, лихо!, матінко!, нене!, мамо! (інтер’єктивація).<text:note text:id="ftn55" text:note-class="footnote"><text:note-citation>1</text:note-citation><text:note-body><text:p text:style-name="Д_5f_Сноска_5f_Постраничная">Горпинич В. О. Українська словотвірна дериватологія. — Дніпропетровськ, 1998. — С. 126‑127</text:p></text:note-body></text:note></text:p>
        </text:list-item>
      </text:list>
      <text:h text:style-name="P28" text:outline-level="1"><text:bookmark text:name="__RefHeading__18049_1600925806"/><text:tab/><text:tab/>1.1.15 Флективний спосіб<text:bookmark-end text:name="__RefHeading__18049_1600925806"/></text:h>
      <text:p text:style-name="Д_5f_Основной_20_текст"><text:span text:style-name="T99">Своєрідність цього способу полягає у тому, що флексія виконує не лише свою основну формотворчу роль, а ще й словотворчу. Словотворчим засобом служить не ізольована морфема, а система флексій, які утворюють парадигму слова.</text:span><text:span text:style-name="T99"><text:note text:id="ftn56" text:note-class="footnote"><text:note-citation>2</text:note-citation><text:note-body><text:p text:style-name="P47">Ващук В. О. Флективний спосіб словотворення похідних іменників. // УМЛШ. — 1973. — № 10. — С. 39‑42</text:p></text:note-body></text:note></text:span></text:p>
      <text:p text:style-name="Д_5f_Основной_20_текст">До словотворчих флексій відносять:</text:p>
      <text:list xml:id="list1092727407" text:style-name="L33">
        <text:list-item>
          <text:p text:style-name="P128">іменникову флексію <text:span text:style-name="T51">-а</text:span> із семантико-граматичним значенням особи жіночої статі: змій → змія;</text:p>
        </text:list-item>
        <text:list-item>
          <text:p text:style-name="P128">іменникову флексію <text:span text:style-name="T51">-а</text:span> з ономастичним значенням: Володимир → Володимира;</text:p>
        </text:list-item>
        <text:list-item>
          <text:p text:style-name="P144"><text:soft-page-break/>прикметникові флексії із семантико-граматичним значенням відносності <text:span text:style-name="T51">-ий</text:span>, <text:span text:style-name="T51">-а</text:span>, <text:span text:style-name="T51">-е</text:span>: зло → злий; присвійності: куниця → куничий; флексію <text:span text:style-name="T51">-ий</text:span> у порядкових числівниках: десять → десятий.</text:p>
        </text:list-item>
      </text:list>
      <text:p text:style-name="Д_5f_Основной_20_текст">У цьому ж способі виділяють такі різновиди:</text:p>
      <text:list xml:id="list1174263097" text:style-name="L34">
        <text:list-item>
          <text:p text:style-name="P145">утворення нових слів тієї ж частини мови: Олександр → Олександра;</text:p>
        </text:list-item>
        <text:list-item>
          <text:p text:style-name="P145"><text:span text:style-name="T99">утворення нових слів іншої частини мови: золото → золотий.</text:span><text:span text:style-name="T99"><text:note text:id="ftn57" text:note-class="footnote"><text:note-citation>1</text:note-citation><text:note-body><text:p text:style-name="Д_5f_Сноска_5f_Постраничная">Вакарюк Л., Панцьо С. Українська мова. Морфеміка і словотвір. — Тернопіль, 2004. — C. 151‑152</text:p></text:note-body></text:note></text:span></text:p>
        </text:list-item>
      </text:list>
      <text:h text:style-name="P25" text:outline-level="1"><text:bookmark text:name="__RefHeading__18053_1600925806"/><text:span text:style-name="T187">2. Розділ ІІ. </text:span><text:span text:style-name="T79">Індивідуально-авторське словотворення у збірці В. Стуса «Палімпсести»</text:span><text:bookmark-end text:name="__RefHeading__18053_1600925806"/></text:h>
      <text:p text:style-name="Д_5f_Основной_20_текст"><text:span text:style-name="T6">І. Огієнко формулює основну причину, що спонукає митців художнього слова до продукування нового, зауважуючи: «Кожна літературна мова вільно поповнюється новими словами, так званими новотворами (неологізмами), які дає нам біжуче життя безперервно, дає головно в творах письменників, менше від самого народу. Коли б не поставали в нашій мові новотвори, літературна мова остаточно завмерла б. Культурне людське духовне життя невпинно зростає й потребує нових слів на своє означення, а тому й постають новотвори. Звичайно, кожна людина мислить значно ширше, аніж можна висловити те своїми словами, — їй завжди бракує слів, а тому вона кидається й до новотворів, щоб таки висловити можливо повно свою думку».</text:span><text:span text:style-name="T6"><text:note text:id="ftn58" text:note-class="footnote"><text:note-citation>1</text:note-citation><text:note-body><text:p text:style-name="Д_5f_Сноска_5f_Постраничная">Огієнко І. І. Історія української літературної мови. — К.: Либідь, 1995. — С. 221</text:p></text:note-body></text:note></text:span></text:p>
      <text:p text:style-name="Д_5f_Основной_20_текст">П. Горецький у «Курсі сучасної української літературної мови» розглядає неологізми як нові слова, що переважно вносяться в літературну мову окремими особами — ученими певних ділянок знання, письменниками, перекладачами.<text:note text:id="ftn59" text:note-class="footnote"><text:note-citation>2</text:note-citation><text:note-body><text:p text:style-name="Д_5f_Сноска_5f_Постраничная">Курс сучасної української літературної мови / За заг. ред. Л. А. Булаховського. — К.: Рад. Школа, 1951. — Т. 1. — С. 99</text:p></text:note-body></text:note></text:p>
      <text:p text:style-name="Д_5f_Основной_20_текст">Науковець обстоює «право на з’явлення» індивідуально-авторських новотворів, наголошуючи: «Значне число неологізмів у художній мові свідчить, що до з’явлення їх не можна ставитися як до якоїсь примхи, як до небажаної поетичної сваволі. У неологізмах їх творці шукають засобу дати поетично-образне виявлення своєї думки, почуття, настрою новим словом, утворити своєрідний змістовий і звуковий, «етимологічний» або «морфологічний» ефект».<text:note text:id="ftn60" text:note-class="footnote"><text:note-citation>3</text:note-citation><text:note-body><text:p text:style-name="Д_5f_Сноска_5f_Постраничная"><text:span text:style-name="T56">Курс сучасної української літературної мови / За заг. ред. Л. А. Булаховського. — К.: Рад. Школа, 1951. — Т. 1. — С. </text:span><text:span text:style-name="T54">103</text:span></text:p></text:note-body></text:note></text:p>
      <text:p text:style-name="Д_5f_Основной_20_текст">Подібну позицію підтримував і Л. Булаховський. Про художні неологізми він писав: «Хай вигадані відповідними художниками нові слова залишаються назавжди тільки їх словами, хай вони не поступають до активного фонду загальної мови, — але там, де їх ужито, вони живуть і довго <text:soft-page-break/>житимуть своїм повним художньо-естетичним життям, на своєму місці вони є збагаченням мови як засобу служити виявом певної дієвої образності та емоційності і, подобаючись хоча б певному колу читачів, тим самим виправдовують своє народження і своє існування».<text:note text:id="ftn61" text:note-class="footnote"><text:note-citation>1</text:note-citation><text:note-body><text:p text:style-name="Д_5f_Сноска_5f_Постраничная">Булаховський Л. А. Виникнення і розвиток літературних мов // Мовознавство. — 1947. — Т. 4‑5. — С. 136</text:p></text:note-body></text:note></text:p>
      <text:p text:style-name="Д_5f_Основной_20_текст"><text:span text:style-name="T6">Василь Стус зумів активізувати багато рідкісних, призабутих слів, у такий спосіб естетично збагативши свої тексти та стилістично увиразнивши тексти творів, наприклад: </text:span><text:span text:style-name="T177">благовістувати</text:span>, <text:span text:style-name="T177">благостиня</text:span>, <text:span text:style-name="T177">вої</text:span>, <text:span text:style-name="T177">глас</text:span>, <text:span text:style-name="T177">десниця</text:span>, <text:span text:style-name="T177">длань</text:span>, <text:span text:style-name="T177">єдваб</text:span>, <text:span text:style-name="T177">кимвали</text:span>, <text:span text:style-name="T177">комоні</text:span>, <text:span text:style-name="T177">ладо</text:span>, <text:span text:style-name="T177">ліпота</text:span> <text:span text:style-name="T6">тощо.</text:span></text:p>
      <text:p text:style-name="Д_5f_Основной_20_текст"><text:span text:style-name="T6">Поет виявляє себе знавцем багатьох рідковживаних слів типу </text:span><text:span text:style-name="T177">мосяж</text:span>, <text:span text:style-name="T177">вільглий</text:span>, <text:span text:style-name="T177">рахманний</text:span>, <text:span text:style-name="T177">шамотіти</text:span>, <text:span text:style-name="T177">скруші</text:span>, <text:span text:style-name="T177">літепло</text:span> <text:span text:style-name="T6">та багато ін., що в поетичному дискурсі митця зумовлюють неординарну атмосферу світосприйняття, впливають на стиль поетичного мислення, набуваючи значення поетизмів — слів особливого естетичного змісту, що витворюють специфічне враження, породжують стан духовного піднесення, а отже, творять естетичну категорію піднесеного.</text:span></text:p>
      <text:p text:style-name="Д_5f_Основной_20_текст"><text:span text:style-name="T6">З метою підсилення поетичного, незвичного, віддаленого від приземленої реальності звучання тексту, створення враження давнини описуваного або просто окреслення таких реалій, назв яких немає у сучасній українській літературній мові, автор часто звертається й до діалектизмів, наприклад: </text:span><text:span text:style-name="T177">басан</text:span>, <text:span text:style-name="T177">брость</text:span>, <text:span text:style-name="T177">вижини</text:span>, <text:span text:style-name="T177">зимно</text:span>, <text:span text:style-name="T177">куріти</text:span>, <text:span text:style-name="T177">кушпелити</text:span>, <text:span text:style-name="T177">марчіти</text:span>, <text:span text:style-name="T177">мева</text:span>, <text:span text:style-name="T177">ненатлий</text:span> <text:span text:style-name="T6">тощо. Таким чином, для В. Стуса діалектний зріз загальнонародної мови — це природне середовище, що гармонує з його внутрішнім світом. Діалектні, рідковживані лексеми постають у ліричних творах митця не варіантами, а єдиною формою вираження думок.</text:span></text:p>
      <text:p text:style-name="Д_5f_Основной_20_текст">В. Стус створив новотвори, значення яких є настільки прозорим, вони настільки влучно підкреслюють думку автора та органічно вплітаються в зміст твору, що сприймаються, як давно відомі, і не можна уявити, якими іншими одиницями можна було б їх замінити (напр. <text:span text:style-name="T177">білота</text:span>, <text:span text:style-name="T177">вискалок</text:span> <text:span text:style-name="T177">ізвомплений</text:span> тощо).</text:p>
      <text:p text:style-name="Д_5f_Основной_20_текст"><text:soft-page-break/>Індивідуально-авторські неологізми Стуса художньо відтворюють високу напругу внутрішнього життя, для точного і глибокого осмислення якого, здається, бракує звичайних слів.</text:p>
      <text:p text:style-name="Д_5f_Основной_20_текст"><text:span text:style-name="T6">Хоча лексичний внесок В. Стуса в сучасну українську літературну мову не обмежується його власними новотворами, проте саме на цьому аспекті творчості поета ми зосередимо увагу у нашій дипломній роботі.</text:span><text:span text:style-name="T36"><text:note text:id="ftn62" text:note-class="footnote"><text:note-citation>1</text:note-citation><text:note-body><text:p text:style-name="P51">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36">Нами було укладено словник, до реєстру якого внесено індивідуально-авторські новотвори — оказіоналізми — як характерну ознаку лірики письменника. Укладаючи словник, ми користувалися наробками попередніх досліджень, що стосуються нашої теми.</text:span><text:span text:style-name="T36"><text:note text:id="ftn63" text:note-class="footnote"><text:note-citation>2</text:note-citation><text:note-body><text:p text:style-name="P51">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59">Д</text:span><text:span text:style-name="T56">ля підтвердження існування слова в поетичній мові Василя Стуса, для точнішого й повнішого розкриття його значення, синтаксичних зв’язків, вживання в певному контексті й з певним стилістичним забарвленням до слів реєстру даються ілюстрації — приклади використання їх у збірці автора.</text:span></text:p>
      <text:p text:style-name="Д_5f_Основной_20_текст">При цитатах-ілюстраціях у круглих дужках вказується джерело (назва поетичної збірки, том, сторінка). Пропуски слів у цитатах позначаються трьома крапками. Назва поетичної збірки подається скорочено:</text:p>
      <text:list xml:id="list1769761359" text:style-name="L35">
        <text:list-header>
          <text:p text:style-name="P147"><text:span text:style-name="T56">П, І — «Палімпсести, книга 1».</text:span><text:span text:style-name="T56"><text:note text:id="ftn64" text:note-class="footnote"><text:note-citation>3</text:note-citation><text:note-body><text:p text:style-name="Д_5f_Сноска_5f_Постраничная">Стус В. Зібрання творів: У 4‑х т., 6‑ти кн. — Львів: Просвіта, 1999. — Т. 3., кн. 1. — 486 с.</text:p></text:note-body></text:note></text:span></text:p>
          <text:p text:style-name="P103"><text:span text:style-name="T56">П, ІІ — «Палімпсести, книга 2»</text:span><text:span text:style-name="T46">.</text:span><text:span text:style-name="T46"><text:note text:id="ftn65" text:note-class="footnote"><text:note-citation>4</text:note-citation><text:note-body><text:p text:style-name="Д_5f_Сноска_5f_Постраничная">Стус В. Зібрання творів: У 4‑х т., 6‑ти кн. — Львів: Просвіта, 1999. — Т. 3., кн. 2. — 495 с.</text:p></text:note-body></text:note></text:span></text:p>
        </text:list-header>
      </text:list>
      <text:h text:style-name="Д_5f_Згл._20_Пункт" text:outline-level="1"><text:bookmark text:name="__RefHeading__18055_1600925806"/><text:tab/>2.1 Словникова стаття. Характеристика слів реєстру<text:bookmark-end text:name="__RefHeading__18055_1600925806"/></text:h>
      <text:list xml:id="list553598886" text:continue-numbering="true" text:style-name="L35">
        <text:list-item>
          <text:p text:style-name="P146">Слова вносяться до реєстру словника за алфавітом.</text:p>
        </text:list-item>
        <text:list-item>
          <text:p text:style-name="P146">Відмінювані слова вносяться до реєстру словника в початковій граматичній формі:</text:p>
          <text:list>
            <text:list-item>
              <text:p text:style-name="P146">іменники — в називному відмінку однини;</text:p>
            </text:list-item>
            <text:list-item>
              <text:p text:style-name="P146"><text:soft-page-break/>іменники, що вживаються тільки в множині, — в називному відмінку множини;</text:p>
            </text:list-item>
            <text:list-item>
              <text:p text:style-name="P146"><text:span text:style-name="T56">прикметники</text:span><text:span text:style-name="T61"> </text:span><text:span text:style-name="T56">та дієприкметники — в чоловічому роді однини;</text:span></text:p>
            </text:list-item>
            <text:list-item>
              <text:p text:style-name="P146">дієслова — в інфінітиві.</text:p>
            </text:list-item>
          </text:list>
        </text:list-item>
        <text:list-item>
          <text:p text:style-name="P146"><text:span text:style-name="T56">При відмінюваних іменниках наводиться (скорочено або повністю) форма родового відмінка однини</text:span><text:span text:style-name="T59">.</text:span></text:p>
          <text:list>
            <text:list-item>
              <text:p text:style-name="P146">Граматичні форми відмінюваних слів подаються найчастіше скорочено, тільки в кінцевих змінних частинах, які потрібні для показу основи слова, належності його до певної граматичної категорії, типу його відмінювання і його наголошення.</text:p>
            </text:list-item>
            <text:list-item>
              <text:p text:style-name="P146"><text:span text:style-name="T56">При іменниках, які не відмінюються, ставиться позначка </text:span><text:span text:style-name="T63">незм</text:span><text:span text:style-name="T54">.</text:span></text:p>
            </text:list-item>
            <text:list-item>
              <text:p text:style-name="P146"><text:span text:style-name="T56">При іменниках, що вживаються тільки в множині, дається (скорочено або повністю) родовий відмінок множини й ставиться позначка </text:span><text:span text:style-name="T63">мн</text:span><text:span text:style-name="T54">.</text:span></text:p>
            </text:list-item>
            <text:list-item>
              <text:p text:style-name="P146"><text:span text:style-name="T56">При збірних іменниках ставиться позначка </text:span><text:span text:style-name="T63">збірн</text:span><text:span text:style-name="T54">.</text:span></text:p>
            </text:list-item>
          </text:list>
        </text:list-item>
        <text:list-item>
          <text:p text:style-name="P146"><text:span text:style-name="T56">При розробці іменників визначається їх рід: </text:span><text:span text:style-name="T63">ч</text:span><text:span text:style-name="T68">.</text:span><text:span text:style-name="T56"> (чоловічий), </text:span><text:span text:style-name="T63">ж</text:span><text:span text:style-name="T54">. </text:span><text:span text:style-name="T56">(жіночий), </text:span><text:span text:style-name="T63">с</text:span><text:span text:style-name="T54">. </text:span><text:span text:style-name="T56">(середній)</text:span><text:span text:style-name="T69">.</text:span></text:p>
        </text:list-item>
        <text:list-item>
          <text:p text:style-name="P146"><text:span text:style-name="T56">Після граматичних форм дієслова позначається його вид — </text:span><text:span text:style-name="T63">недок</text:span><text:span text:style-name="T54">. </text:span><text:span text:style-name="T56">(недоконаний) або </text:span><text:span text:style-name="T63">док</text:span><text:span text:style-name="T68">.</text:span><text:span text:style-name="T56"> (доконаний)</text:span><text:span text:style-name="T69">.</text:span></text:p>
        </text:list-item>
        <text:list-item>
          <text:p text:style-name="P146"><text:span text:style-name="T56">При дієсловах, що вживаються з прямим додатком, подається позначка </text:span><text:span text:style-name="T63">перех</text:span><text:span text:style-name="T54">. </text:span><text:span text:style-name="T56">(перехідне дієслово)</text:span><text:span text:style-name="T54">.</text:span></text:p>
        </text:list-item>
        <text:list-item>
          <text:p text:style-name="P146"><text:span text:style-name="T56">При початкових формах прикметників та дієприкметників подаються їхні закінчення у формах жіночого або середнього роду</text:span><text:span text:style-name="T57">.</text:span></text:p>
        </text:list-item>
        <text:list-item>
          <text:p text:style-name="P146"><text:span text:style-name="T56">Прислівники подаються з позначкою </text:span><text:span text:style-name="T63">присл</text:span><text:span text:style-name="T54">. </text:span><text:span text:style-name="T56">(з відповідним тлумаченням і прикладами).</text:span></text:p>
        </text:list-item>
        <text:list-item>
          <text:p text:style-name="P146"><text:span text:style-name="T56">Лексичні елементи, властиві поетичній мові, подаються з позначкою </text:span><text:span text:style-name="T63">поет</text:span><text:span text:style-name="T54">.</text:span></text:p>
        </text:list-item>
        <text:list-item>
          <text:p text:style-name="P146"><text:span text:style-name="T56">При індивідуально-авторських новотворах подається позначка </text:span><text:span text:style-name="T63">інд.-авт.</text:span></text:p>
        </text:list-item>
        <text:list-item>
          <text:p text:style-name="P146">У кожній словниковій статті подається спосіб словотворення.</text:p>
        </text:list-item>
        <text:list-item>
          <text:p text:style-name="P103"><text:soft-page-break/><text:span text:style-name="T56">Значення ряду похідних слів розкривається через посилання на основі слова, з яким вони етимологічно пов’язані. Так, дієслівні іменники на -</text:span><text:span text:style-name="T61">ння, </text:span><text:span text:style-name="T59">-</text:span><text:span text:style-name="T61">ття </text:span><text:span text:style-name="T56">зі значенням дії тлумачаться через відповідні дієслова</text:span><text:span text:style-name="T59">.</text:span></text:p>
        </text:list-item>
      </text:list>
      <text:h text:style-name="Д_5f_Згл._20_Пункт" text:outline-level="1"><text:bookmark text:name="__RefHeading__18057_1600925806"/><text:tab/>2.2 Умовні позначення<text:bookmark-end text:name="__RefHeading__18057_1600925806"/></text:h>
      <text:list xml:id="list1926130584" text:style-name="L36">
        <text:list-item>
          <text:p text:style-name="P148"><text:span text:style-name="T177">дієпр.</text:span> — дієприкметник;</text:p>
        </text:list-item>
        <text:list-item>
          <text:p text:style-name="P148"><text:span text:style-name="T177">дієприсл.</text:span> — дієприслівник;</text:p>
        </text:list-item>
        <text:list-item>
          <text:p text:style-name="P148"><text:span text:style-name="T177">дієсл.</text:span> — дієслово;</text:p>
        </text:list-item>
        <text:list-item>
          <text:p text:style-name="P148"><text:span text:style-name="T177">дія за знач.</text:span> — дія за значенням;</text:p>
        </text:list-item>
        <text:list-item>
          <text:p text:style-name="P148"><text:span text:style-name="T177">док.</text:span> — доконаний вид;</text:p>
        </text:list-item>
        <text:list-item>
          <text:p text:style-name="P148"><text:span text:style-name="T177">ж.</text:span> — жіночий рід;</text:p>
        </text:list-item>
        <text:list-item>
          <text:p text:style-name="P148"><text:span text:style-name="T177">збірн.</text:span> — збірне слово;</text:p>
        </text:list-item>
        <text:list-item>
          <text:p text:style-name="P148"><text:span text:style-name="T177">ім.</text:span> — іменник;</text:p>
        </text:list-item>
        <text:list-item>
          <text:p text:style-name="P148"><text:span text:style-name="T177">інд.-авт.</text:span> — індивідуально-авторське слово;</text:p>
        </text:list-item>
        <text:list-item>
          <text:p text:style-name="P148"><text:span text:style-name="T177">мин. ч. </text:span>— минулий час;</text:p>
        </text:list-item>
        <text:list-item>
          <text:p text:style-name="P148"><text:span text:style-name="T177">недок. </text:span>— недоконаний вид;</text:p>
        </text:list-item>
        <text:list-item>
          <text:p text:style-name="P148"><text:span text:style-name="T177">незм.</text:span> — незмінне слово;</text:p>
        </text:list-item>
        <text:list-item>
          <text:p text:style-name="P148"><text:span text:style-name="T177">неперех.</text:span> — неперехідне дієслово;</text:p>
        </text:list-item>
        <text:list-item>
          <text:p text:style-name="P148"><text:span text:style-name="T177">одн.</text:span> — однина;</text:p>
        </text:list-item>
        <text:list-item>
          <text:p text:style-name="P148"><text:span text:style-name="T177">пас.</text:span> — пасивний стан;</text:p>
        </text:list-item>
        <text:list-item>
          <text:p text:style-name="P148"><text:span text:style-name="T177">перех.</text:span> — перехідне дієслово;</text:p>
        </text:list-item>
        <text:list-item>
          <text:p text:style-name="P148"><text:span text:style-name="T177">поет.</text:span> — поетичне слово;</text:p>
        </text:list-item>
        <text:list-item>
          <text:p text:style-name="P148"><text:span text:style-name="T177">прикм.</text:span> — прикметник;</text:p>
        </text:list-item>
        <text:list-item>
          <text:p text:style-name="P148"><text:span text:style-name="T177">присл.</text:span> — прислівник;</text:p>
        </text:list-item>
        <text:list-item>
          <text:p text:style-name="P148"><text:span text:style-name="T177">с.</text:span> — середній рід;</text:p>
        </text:list-item>
        <text:list-item>
          <text:p text:style-name="P148"><text:span text:style-name="T177">теп. ч.</text:span> — теперішній час;</text:p>
        </text:list-item>
        <text:list-item>
          <text:p text:style-name="P148"><text:soft-page-break/><text:span text:style-name="T83">ч.</text:span><text:span text:style-name="T79"> — чоловічий рід.</text:span><text:span text:style-name="T79"><text:note text:id="ftn66" text:note-class="footnote"><text:note-citation>1</text:note-citation><text:note-body><text:p text:style-name="P45">Словник поетичної мови Василя Стуса. Рідковживані слова та індивідуально-авторські новотвори / Уклад. Л. В. Оліфіренко. — К.: Абрис, 2003. — С. 2‑6.</text:p></text:note-body></text:note></text:span></text:p>
        </text:list-item>
      </text:list>
      <text:h text:style-name="P26" text:outline-level="1"><text:bookmark text:name="__RefHeading__18059_1600925806"/><text:tab/>2.3 Словник індивідуально‑авторських новотворів В. Стуса<text:bookmark-end text:name="__RefHeading__18059_1600925806"/></text:h>
      <table:table table:name="Dictionary" table:style-name="Dictionary">
        <table:table-column table:style-name="Dictionary.A"/>
        <table:table-column table:style-name="Dictionary.B"/>
        <table:table-row>
          <table:table-cell table:style-name="Dictionary.A1" table:number-rows-spanned="2" office:value-type="string">
            <text:p text:style-name="P69"><text:span text:style-name="T72">АРХІТРА́ВИ</text:span></text:p>
            <text:p text:style-name="P69"><text:span text:style-name="T72"/></text:p>
            <text:p text:style-name="P71"><text:span text:style-name="T72">Сни</text:span><text:span text:style-name="T73"> </text:span><text:span text:style-name="T72">самознищення</text:span><text:span text:style-name="T73"> </text:span><text:span text:style-name="T72">і</text:span><text:span text:style-name="T73"> </text:span><text:span text:style-name="T72">сни,</text:span></text:p>
            <text:p text:style-name="P71">де<text:span text:style-name="T263"> </text:span>тільки<text:span text:style-name="T263"> </text:span>самолють.</text:p>
            <text:p text:style-name="P71">Смертельно-хорі<text:span text:style-name="T263"> </text:span>кажани</text:p>
            <text:p text:style-name="P70"><text:span text:style-name="T64">об</text:span><text:span text:style-name="T67"> </text:span><text:span text:style-name="T66">архітрави</text:span><text:span text:style-name="T67"> </text:span><text:span text:style-name="T64">б</text:span><text:span text:style-name="T67">’</text:span><text:span text:style-name="T64">ють</text:span><text:span text:style-name="T73"> </text:span><text:span text:style-name="T72">[</text:span><text:span text:style-name="T47">2</text:span><text:span text:style-name="T72">;</text:span><text:span text:style-name="T48"> </text:span><text:span text:style-name="T72">90]</text:span></text:p>
          </table:table-cell>
          <table:table-cell table:style-name="Dictionary.B1" office:value-type="string">
            <text:p text:style-name="P21"><text:span text:style-name="T193">а́рхі</text:span><text:span text:style-name="T190"> (не подано у словнику)</text:span></text:p>
          </table:table-cell>
        </table:table-row>
        <table:table-row>
          <table:covered-table-cell/>
          <table:table-cell table:style-name="Dictionary.B2" office:value-type="string">
            <text:h text:style-name="P157" text:outline-level="2"><text:span text:style-name="T49">трав</text:span><text:span text:style-name="T264">а</text:span></text:h>
            <text:p text:style-name="P72"><text:a xlink:type="simple" xlink:href="http://www.lingvo.ua/uk/LingvoDictionaries/Details?dictionary=Explanatory%20(Uk-Uk)"><text:span text:style-name="T171">Explanatory (Uk-Uk)</text:span></text:a></text:p>
            <text:p text:style-name="P73"><text:span text:style-name="T265">-и, </text:span><text:span text:style-name="T266">ж.</text:span></text:p>
            <text:p text:style-name="P73">1) Рослина з однорічними зеленими м'якими пагінцями, які не дерев'яніють. || <text:span text:style-name="T266">збірн.</text:span> || Уживається в складі наукових і народних назв таких рослин. <text:span text:style-name="T175">Морська трава</text:span>. || Зелений покрив землі з таких рослин. || <text:span text:style-name="T266">перен.</text:span> Про кого-небудь скромного, нічим не помітного, про щось незначне, скороминуще.</text:p>
            <text:p text:style-name="P75"><text:span text:style-name="T103">2) </text:span><text:span text:style-name="T173">перев.</text:span><text:span text:style-name="T103"> </text:span><text:span text:style-name="T173">мн.</text:span><text:span text:style-name="T103">, </text:span><text:span text:style-name="T173">розм.</text:span><text:span text:style-name="T103"> Настій, відвар і т. ін. з лікарських рослин або самі ці рослини, що їх застосовують як ліки.</text:span></text:p>
          </table:table-cell>
        </table:table-row>
        <table:table-row>
          <table:table-cell table:style-name="Dictionary.A2" office:value-type="string">
            <text:p text:style-name="P14">БАСАМА́НИТИ</text:p>
            <text:p text:style-name="P18"><text:span text:style-name="T6">-ню, -ниш,</text:span> <text:span text:style-name="T177">інд.-авт.,</text:span></text:p>
            <text:p text:style-name="P18"><text:span text:style-name="T8">утворене суфіксальним способом, похідне від слова </text:span><text:span text:style-name="T49">басама́н.</text:span></text:p>
            <text:p text:style-name="P19">Гойдається вечора зламана віть,</text:p>
            <text:p text:style-name="P19">і синню тяжкою в осінній пожежі</text:p>
            <text:p text:style-name="P14"><text:span text:style-name="T177">мій дух басаманить</text:span><text:span text:style-name="T60"> (П,</text:span><text:span text:style-name="T6"> І, 27)</text:span></text:p>
          </table:table-cell>
          <table:table-cell table:style-name="Dictionary.B2" office:value-type="string">
            <text:p text:style-name="P21">басама́н</text:p>
            <text:p text:style-name="P18"><text:span text:style-name="T125">-у, </text:span><text:span text:style-name="T141">ч.</text:span><text:span text:style-name="T125">, </text:span><text:span text:style-name="T141">розм.</text:span></text:p>
            <text:p text:style-name="P18">Смуга на тілі від удару. || Смуга на тканині і т. ін. <text:span text:style-name="T58">(ВТСУМ,</text:span><text:span text:style-name="T193"> 63)</text:span></text:p>
          </table:table-cell>
        </table:table-row>
        <table:table-row>
          <table:table-cell table:style-name="Dictionary.A2" table:number-rows-spanned="2" office:value-type="string">
            <text:p text:style-name="P14">БІ́ЛЬ-ЖАДА́</text:p>
            <text:p text:style-name="P18"><text:span text:style-name="T2">-и́,</text:span><text:span text:style-name="T176"> ім., ж., інд.-авт.,</text:span></text:p>
            <text:p text:style-name="P18"><text:span text:style-name="T2">утворене способом словоскладання, похідне від слів:</text:span><text:span text:style-name="T195"> </text:span><text:span text:style-name="T52">бі́ль</text:span><text:span text:style-name="T195"> і </text:span><text:span text:style-name="T52">жада́</text:span><text:span text:style-name="T198">.</text:span></text:p>
            <text:p text:style-name="P19"><text:span text:style-name="T123">Рі́</text:span>чки тепла ковбаня,</text:p>
            <text:p text:style-name="P19">літеплена вода.</text:p>
            <text:p text:style-name="P19">Ось тобі, сну — смеркання,</text:p>
            <text:p text:style-name="P18"><text:span text:style-name="T177">спогад твій — </text:span><text:span text:style-name="T179">біль-жада</text:span><text:span text:style-name="T41"> (П,</text:span> ІІ, 28)</text:p>
          </table:table-cell>
          <table:table-cell table:style-name="Dictionary.B2" office:value-type="string">
            <text:p text:style-name="P14">біль</text:p>
            <text:p text:style-name="P18"><text:span text:style-name="T148">I </text:span><text:span text:style-name="T149">бо́лю, </text:span><text:span text:style-name="T153">ч.</text:span></text:p>
            <text:p text:style-name="P18">Відчуття фізичного страждання. || Своєрідний психофізіологічний стан людини, який проявляється в неприємному, гнітючому, інколи нестерпному відчутті. || Відчуття прикрості, образи, смутку<text:span text:style-name="T39"> (ВТСУМ,</text:span><text:span text:style-name="T203"> 81)</text:span></text:p>
          </table:table-cell>
        </table:table-row>
        <table:table-row>
          <table:covered-table-cell/>
          <table:table-cell table:style-name="Dictionary.B2" office:value-type="string">
            <text:p text:style-name="P21">жага́ (жада́)</text:p>
            <text:p text:style-name="P18"><text:soft-page-break/><text:span text:style-name="T149">-и, </text:span><text:span text:style-name="T153">ч.</text:span></text:p>
            <text:p text:style-name="P18">1) Велике бажання пити; спрага.</text:p>
            <text:p text:style-name="P18"><text:span text:style-name="T186">2) </text:span><text:span text:style-name="T182">перен.</text:span><text:span text:style-name="T186"> Велике, нестримне бажання чого-небудь. || </text:span><text:span text:style-name="T182">до чого</text:span><text:span text:style-name="T186">, </text:span><text:span text:style-name="T182">чого</text:span><text:span text:style-name="T186">. Прагнення до чого-небудь, до володіння чим-небудь, до досягнення якоїсь мети</text:span><text:span text:style-name="T39"> (ВТСУМ,</text:span><text:span text:style-name="T189"> 363)</text:span></text:p>
          </table:table-cell>
        </table:table-row>
        <table:table-row>
          <table:table-cell table:style-name="Dictionary.A2" table:number-rows-spanned="2" office:value-type="string">
            <text:p text:style-name="P14">БІ́ЛЬ-САМОТА́</text:p>
            <text:p text:style-name="P18">-и́, <text:span text:style-name="T176">ім., ж., інд.-авт.,</text:span></text:p>
            <text:p text:style-name="P18">утворене способом словоскладання, похідне від слів: <text:span text:style-name="T51">бі́ль</text:span> і <text:span text:style-name="T51">самота́</text:span><text:span text:style-name="T199">.</text:span></text:p>
            <text:p text:style-name="P19">…і вже ти, як цятка, і вже над пітьмою</text:p>
            <text:p text:style-name="P18"><text:span text:style-name="T177">спалахуєш зойками </text:span><text:span text:style-name="T179">біль-самоти</text:span><text:span text:style-name="T41"> (П,</text:span> ІІ, 18).</text:p>
          </table:table-cell>
          <table:table-cell table:style-name="Dictionary.B2" office:value-type="string">
            <text:p text:style-name="P18"><text:span text:style-name="T51">бі́ль </text:span><text:span text:style-name="T187">(див. </text:span><text:span text:style-name="T51">БІ́ЛЬ-ЖАДА́</text:span><text:span text:style-name="T187">)</text:span></text:p>
          </table:table-cell>
        </table:table-row>
        <table:table-row>
          <table:covered-table-cell/>
          <table:table-cell table:style-name="Dictionary.B2" office:value-type="string">
            <text:p text:style-name="P15">самота́</text:p>
            <text:p text:style-name="P18"><text:span text:style-name="T149">-и, </text:span><text:span text:style-name="T153">ж.</text:span></text:p>
            <text:p text:style-name="P18">1) Стан за знач. самітний, самотній; самотність. || Гостре відчуття відокремленості, ізольованості від кого-, чого-небудь.</text:p>
            <text:p text:style-name="P18"><text:span text:style-name="T125">2) </text:span><text:span text:style-name="T141">у знач.</text:span><text:span text:style-name="T125"> </text:span><text:span text:style-name="T141">присл.</text:span><text:span text:style-name="T125"> самотою. Без нікого; наодинці. || Без сім’ї, рідних, близьких, друзів; сам. || Окремо від інших; осібно</text:span><text:span text:style-name="T163"> (ВТСУМ,</text:span><text:span text:style-name="T127"> 1291)</text:span></text:p>
          </table:table-cell>
        </table:table-row>
        <table:table-row>
          <table:table-cell table:style-name="Dictionary.A2" office:value-type="string">
            <text:p text:style-name="P60"><text:span text:style-name="T228">Блакитинка</text:span></text:p>
            <text:p text:style-name="P60"><text:span text:style-name="T228"/></text:p>
            <text:p text:style-name="P62">У<text:span text:style-name="T263"> </text:span>пару<text:span text:style-name="T263"> </text:span>пневматичних<text:span text:style-name="T263"> </text:span>молотків</text:p>
            <text:p text:style-name="P60"><text:span text:style-name="T232">у</text:span><text:span text:style-name="T232">дарило.</text:span><text:span text:style-name="T233"> </text:span><text:span text:style-name="T232">Спливають</text:span><text:span text:style-name="T233"> </text:span><text:span text:style-name="T232">сосон</text:span><text:span text:style-name="T233"> </text:span><text:span text:style-name="T232">крони,</text:span></text:p>
            <text:p text:style-name="P60"><text:span text:style-name="T232">м</text:span><text:span text:style-name="T232">ов</text:span><text:span text:style-name="T233"> </text:span><text:span text:style-name="T232">однокрилі</text:span><text:span text:style-name="T233"> </text:span><text:span text:style-name="T232">ворони</text:span><text:span text:style-name="T233"> – </text:span><text:span text:style-name="T232">в</text:span><text:span text:style-name="T233"> </text:span><text:span text:style-name="T232">пітьму.</text:span></text:p>
            <text:p text:style-name="P60"><text:span text:style-name="T232">І</text:span><text:span text:style-name="T233"> </text:span><text:span text:style-name="T232">залоскоче</text:span><text:span text:style-name="T233"> </text:span><text:span text:style-name="T232">серце</text:span><text:span text:style-name="T233"> </text:span><text:span text:style-name="T232">язичок</text:span><text:span text:style-name="T233"> –</text:span></text:p>
            <text:p text:style-name="P60"><text:span text:style-name="T228">м</text:span><text:span text:style-name="T228">аленькою</text:span><text:span text:style-name="T229"> </text:span><text:span text:style-name="T230">блакитинкою</text:span><text:span text:style-name="T229"> </text:span><text:span text:style-name="T238">[2</text:span><text:span text:style-name="T228">;</text:span><text:span text:style-name="T239"> </text:span><text:span text:style-name="T238">210]</text:span><text:span text:style-name="T228">.</text:span></text:p>
          </table:table-cell>
          <table:table-cell table:style-name="Dictionary.B2" office:value-type="string">
            <text:h text:style-name="P157" text:outline-level="2"><text:span text:style-name="T49">блак</text:span><text:span text:style-name="T264">и</text:span><text:span text:style-name="T49">тний</text:span></text:h>
            <text:p text:style-name="P72"><text:a xlink:type="simple" xlink:href="http://www.lingvo.ua/uk/LingvoDictionaries/Details?dictionary=Explanatory%20(Uk-Uk)"><text:span text:style-name="T171">Explanatory (Uk-Uk)</text:span></text:a></text:p>
            <text:p text:style-name="P74">-а, -е.</text:p>
            <text:p text:style-name="P73">Небесно-голубого кольору; голубий.</text:p>
            <text:p text:style-name="P15"/>
          </table:table-cell>
        </table:table-row>
        <table:table-row>
          <table:table-cell table:style-name="Dictionary.A2" office:value-type="string">
            <text:p text:style-name="P80"><text:span text:style-name="T241">Вглиблення</text:span></text:p>
            <text:p text:style-name="P80"><text:soft-page-break/><text:span text:style-name="T241"/></text:p>
            <text:p text:style-name="P81">О<text:span text:style-name="T263"> </text:span>що<text:span text:style-name="T263"> </text:span>то<text:span text:style-name="T263"> – </text:span>єдність<text:span text:style-name="T263"> </text:span>душ?<text:span text:style-name="T263"> </text:span>О<text:span text:style-name="T263"> </text:span>що<text:span text:style-name="T263"> </text:span>то<text:span text:style-name="T263"> – </text:span>щирість?</text:p>
            <text:p text:style-name="P81">Довіра?<text:span text:style-name="T263"> </text:span>Приязнь?<text:span text:style-name="T263"> </text:span>Що<text:span text:style-name="T263"> </text:span>то<text:span text:style-name="T263"> </text:span>є<text:span text:style-name="T263"> </text:span>любов?</text:p>
            <text:p text:style-name="P81">То<text:span text:style-name="T263"> </text:span>рівновага<text:span text:style-name="T263"> </text:span>звички.<text:span text:style-name="T263"> </text:span>Скам<text:span text:style-name="T263">’</text:span>яніле</text:p>
            <text:p text:style-name="P81">здивовання,<text:span text:style-name="T263"> </text:span>подовжене<text:span text:style-name="T263"> </text:span>в<text:span text:style-name="T263"> </text:span>віки.</text:p>
            <text:p text:style-name="P79"><text:span text:style-name="T240">...і</text:span><text:span text:style-name="T243"> </text:span><text:span text:style-name="T240">тільки</text:span><text:span text:style-name="T243"> </text:span><text:span text:style-name="T240">те</text:span><text:span text:style-name="T243"> </text:span><text:span text:style-name="T240">?</text:span><text:span text:style-name="T243"> </text:span><text:span text:style-name="T240">а</text:span><text:span text:style-name="T243"> </text:span><text:span text:style-name="T245">вглиблення</text:span><text:span text:style-name="T246"> </text:span><text:span text:style-name="T240">чуття</text:span><text:span text:style-name="T243"> </text:span><text:span text:style-name="T240">?</text:span></text:p>
            <text:p text:style-name="P81">а<text:span text:style-name="T263"> </text:span>самороздаровування<text:span text:style-name="T263"> – </text:span>замість</text:p>
            <text:p text:style-name="P81">самозбереження?<text:span text:style-name="T263"> </text:span>а<text:span text:style-name="T263"> </text:span>крик<text:span text:style-name="T263"> </text:span>добра<text:span text:style-name="T263"> –</text:span></text:p>
            <text:p text:style-name="P82"><text:span text:style-name="T241">ці</text:span><text:span text:style-name="T185"> </text:span><text:span text:style-name="T241">щедрі</text:span><text:span text:style-name="T185"> </text:span><text:span text:style-name="T241">іскри</text:span><text:span text:style-name="T185"> </text:span><text:span text:style-name="T241">самопрозрівання?</text:span><text:span text:style-name="T185"> </text:span><text:span text:style-name="T241">[2;</text:span><text:span text:style-name="T185"> </text:span><text:span text:style-name="T241">46]</text:span></text:p>
          </table:table-cell>
          <table:table-cell table:style-name="Dictionary.B2" office:value-type="string">
            <text:h text:style-name="P157" text:outline-level="2"><text:span text:style-name="T49">глиб</text:span><text:span text:style-name="T264">и</text:span><text:span text:style-name="T49">ти</text:span></text:h>
            <text:p text:style-name="P72"><text:soft-page-break/><text:a xlink:type="simple" xlink:href="http://www.lingvo.ua/uk/LingvoDictionaries/Details?dictionary=Explanatory%20(Uk-Uk)"><text:span text:style-name="T171">Explanatory (Uk-Uk)</text:span></text:a></text:p>
            <text:p text:style-name="P73"><text:span text:style-name="T265">-блю, -биш; </text:span><text:span text:style-name="T266">мн.</text:span> <text:span text:style-name="T265">глиблять; </text:span><text:span text:style-name="T266">недок.</text:span><text:span text:style-name="T265">, </text:span><text:span text:style-name="T266">перех.</text:span><text:span text:style-name="T265">, </text:span><text:span text:style-name="T266">діал.</text:span></text:p>
            <text:p text:style-name="P73">Заглиблювати.</text:p>
          </table:table-cell>
        </table:table-row>
        <table:table-row>
          <table:table-cell table:style-name="Dictionary.A2" office:value-type="string">
            <text:p text:style-name="P80"><text:span text:style-name="T241">Вивістря</text:span></text:p>
            <text:p text:style-name="P80"><text:span text:style-name="T241"/></text:p>
            <text:p text:style-name="P79"><text:span text:style-name="T240">А</text:span><text:span text:style-name="T243"> </text:span><text:span text:style-name="T240">вискочиш</text:span><text:span text:style-name="T243"> </text:span><text:span text:style-name="T240">на</text:span><text:span text:style-name="T243"> </text:span><text:span text:style-name="T245">вивістря</text:span><text:span text:style-name="T243"> </text:span><text:span text:style-name="T240">ножа,</text:span></text:p>
            <text:p text:style-name="P81">де<text:span text:style-name="T263"> </text:span>стогону<text:span text:style-name="T263"> </text:span>ясне<text:span text:style-name="T263"> </text:span>палахкотіння,</text:p>
            <text:p text:style-name="P81">не<text:span text:style-name="T263"> </text:span>забувай,<text:span text:style-name="T263"> </text:span>що<text:span text:style-name="T263"> </text:span>є<text:span text:style-name="T263"> </text:span>велике<text:span text:style-name="T263"> </text:span>вміння</text:p>
            <text:p text:style-name="P81">пізнати,<text:span text:style-name="T263"> </text:span>де<text:span text:style-name="T263"> </text:span>провалля,<text:span text:style-name="T263"> </text:span>де<text:span text:style-name="T263"> </text:span>межа</text:p>
            <text:p text:style-name="P82"><text:span text:style-name="T241">між</text:span><text:span text:style-name="T185"> </text:span><text:span text:style-name="T241">духом</text:span><text:span text:style-name="T185"> </text:span><text:span text:style-name="T241">і</text:span><text:span text:style-name="T185"> </text:span><text:span text:style-name="T241">зухвальством</text:span><text:span text:style-name="T185"> </text:span><text:span text:style-name="T241">[2;</text:span><text:span text:style-name="T185"> </text:span><text:span text:style-name="T241">73].</text:span></text:p>
          </table:table-cell>
          <table:table-cell table:style-name="Dictionary.B2" office:value-type="string">
            <text:h text:style-name="P157" text:outline-level="2"><text:span text:style-name="T49">в</text:span><text:span text:style-name="T264">і</text:span><text:span text:style-name="T49">стря</text:span></text:h>
            <text:p text:style-name="P72"><text:a xlink:type="simple" xlink:href="http://www.lingvo.ua/uk/LingvoDictionaries/Details?dictionary=Explanatory%20(Uk-Uk)"><text:span text:style-name="T171">Explanatory (Uk-Uk)</text:span></text:a></text:p>
            <text:p text:style-name="P73"><text:span text:style-name="T265">-я, </text:span><text:span text:style-name="T266">с.</text:span></text:p>
            <text:p text:style-name="P73">1) Тонкий, загострений або звужений кінець якогось предмета.</text:p>
            <text:p text:style-name="P73">2) Гострий, різальний бік якого-небудь знаряддя; лезо.</text:p>
          </table:table-cell>
        </table:table-row>
        <table:table-row>
          <table:table-cell table:style-name="Dictionary.A2" office:value-type="string">
            <text:p text:style-name="P80"><text:span text:style-name="T241">Вискалок</text:span></text:p>
            <text:p text:style-name="P80"><text:span text:style-name="T241"/></text:p>
            <text:p text:style-name="P81">Бредуть<text:span text:style-name="T263"> </text:span>берези,<text:span text:style-name="T263"> </text:span>калюжі,<text:span text:style-name="T263"> </text:span>сонця<text:span text:style-name="T263"> –</text:span></text:p>
            <text:p text:style-name="P81">і<text:span text:style-name="T263"> </text:span>в<text:span text:style-name="T263"> </text:span>покотьолі<text:span text:style-name="T263"> </text:span>провесни<text:span text:style-name="T263"> </text:span>шаленім</text:p>
            <text:p text:style-name="P79"><text:soft-page-break/><text:span text:style-name="T240">ти</text:span><text:span text:style-name="T243"> – </text:span><text:span text:style-name="T240">з</text:span><text:span text:style-name="T243"> </text:span><text:span text:style-name="T240">себе</text:span><text:span text:style-name="T243"> </text:span><text:span text:style-name="T240">скалок.</text:span><text:span text:style-name="T243"> </text:span><text:span text:style-name="T245">Вискалки</text:span><text:span text:style-name="T243"> </text:span><text:span text:style-name="T240">твої</text:span></text:p>
            <text:p text:style-name="P82"><text:span text:style-name="T241">мов</text:span><text:span text:style-name="T185"> </text:span><text:span text:style-name="T241">зайчики</text:span><text:span text:style-name="T185"> </text:span><text:span text:style-name="T241">у</text:span><text:span text:style-name="T185"> </text:span><text:span text:style-name="T241">чорнім</text:span><text:span text:style-name="T185"> </text:span><text:span text:style-name="T241">вируванні</text:span><text:span text:style-name="T185"> </text:span><text:span text:style-name="T241">[2;</text:span><text:span text:style-name="T185"> </text:span><text:span text:style-name="T241">129].</text:span></text:p>
          </table:table-cell>
          <table:table-cell table:style-name="Dictionary.B2" office:value-type="string">
            <text:h text:style-name="P157" text:outline-level="2"><text:span text:style-name="T49">ск</text:span><text:span text:style-name="T264">а</text:span><text:span text:style-name="T49">лка</text:span></text:h>
            <text:p text:style-name="P72"><text:a xlink:type="simple" xlink:href="http://www.lingvo.ua/uk/LingvoDictionaries/Details?dictionary=Explanatory%20(Uk-Uk)"><text:span text:style-name="T171">Explanatory (Uk-Uk)</text:span></text:a></text:p>
            <text:p text:style-name="P73"><text:span text:style-name="T265">-и, </text:span><text:span text:style-name="T266">ж.</text:span></text:p>
            <text:p text:style-name="P73">1) Відколотий, відбитий шматок чого-небудь твердого; осколок. || Осколок снаряда, бомби і т. ін. || <text:span text:style-name="T175">чого</text:span>, <text:span text:style-name="T266">перен.</text:span>, <text:span text:style-name="T175">рідко</text:span>. Те, що збереглося від минулого; залишки, уривки чого-небудь.</text:p>
          </table:table-cell>
        </table:table-row>
        <table:table-row>
          <table:table-cell table:style-name="Dictionary.A2" office:value-type="string">
            <text:p text:style-name="P80"><text:span text:style-name="T241">Витерп</text:span></text:p>
            <text:p text:style-name="P80"><text:span text:style-name="T241"/></text:p>
            <text:p text:style-name="P79"><text:span text:style-name="T240">Ні</text:span><text:span text:style-name="T243"> </text:span><text:span text:style-name="T245">витерпу</text:span><text:span text:style-name="T243"> </text:span><text:span text:style-name="T240">немає,</text:span></text:p>
            <text:p text:style-name="P81">ні<text:span text:style-name="T263"> </text:span>розради.</text:p>
            <text:p text:style-name="P81">Снігопаду!</text:p>
            <text:p text:style-name="P81">Шамотіння!</text:p>
            <text:p text:style-name="P81">Безтелесих</text:p>
            <text:p text:style-name="P81">слів!</text:p>
            <text:p text:style-name="P81">Нічного<text:span text:style-name="T263"> </text:span>шепотіння</text:p>
            <text:p text:style-name="P82"><text:span text:style-name="T241">зір!</text:span><text:span text:style-name="T185"> </text:span><text:span text:style-name="T241">[2;</text:span><text:span text:style-name="T185"> </text:span><text:span text:style-name="T241">96]</text:span></text:p>
          </table:table-cell>
          <table:table-cell table:style-name="Dictionary.B2" office:value-type="string">
            <text:h text:style-name="P157" text:outline-level="2"><text:span text:style-name="T49">терп</text:span><text:span text:style-name="T264">і</text:span><text:span text:style-name="T49">ння</text:span></text:h>
            <text:p text:style-name="P72"><text:a xlink:type="simple" xlink:href="http://www.lingvo.ua/uk/LingvoDictionaries/Details?dictionary=Explanatory%20(Uk-Uk)"><text:span text:style-name="T171">Explanatory (Uk-Uk)</text:span></text:a></text:p>
            <text:p text:style-name="P73"><text:span text:style-name="T265">-я, </text:span><text:span text:style-name="T266">с.</text:span></text:p>
            <text:p text:style-name="P73">1) Здатність стійко, без нарікань витримувати фізичні або моральні страждання, життєві злигодні тощо. || Уміння довго та спокійно витримувати щось нудне, неприємне, небажане тощо. <text:span text:style-name="T175">Втрачати терпіння</text:span>.</text:p>
            <text:p text:style-name="P73">2) Здатність довго й наполегливо робити що-небудь, займатися чимось. <text:span text:style-name="T175">Набратися терпіння</text:span>.</text:p>
          </table:table-cell>
        </table:table-row>
        <table:table-row>
          <table:table-cell table:style-name="Dictionary.A2" office:value-type="string">
            <text:p text:style-name="P14">ВИ́ЧАМРІЛИЙ</text:p>
            <text:p text:style-name="P18">-а, -е, <text:span text:style-name="T177">дієпр. пас. мин. ч., інд.-авт.,</text:span></text:p>
            <text:p text:style-name="P18"><text:span text:style-name="T9">утворене суфіксальним способом, похідне від слова </text:span><text:span text:style-name="T51">ви́чамріти.</text:span></text:p>
            <text:p text:style-name="P19">…оце Дніпро, це жайвірна — Софія,</text:p>
            <text:p text:style-name="P18"><text:span text:style-name="T177">а це Ярила </text:span><text:span text:style-name="T179">вичамрілий</text:span><text:span text:style-name="T177"> яр</text:span><text:span text:style-name="T41"> (П,</text:span> ІІ, 195)</text:p>
          </table:table-cell>
          <table:table-cell table:style-name="Dictionary.B2" office:value-type="string">
            <text:p text:style-name="P18"><text:span text:style-name="T51">ви́чамріти </text:span><text:span text:style-name="T187">(не подано у словнику)</text:span></text:p>
          </table:table-cell>
        </table:table-row>
        <table:table-row>
          <table:table-cell table:style-name="Dictionary.A2" table:number-rows-spanned="2" office:value-type="string">
            <text:p text:style-name="P14">ВІДТОНКОГОЛÓСИТИ</text:p>
            <text:p text:style-name="P18"><text:span text:style-name="T6">-шу, -сиш,</text:span><text:span text:style-name="T176"> дієсл., </text:span><text:span text:style-name="T177">недок., перех., інд.-авт.,</text:span></text:p>
            <text:p text:style-name="P18"><text:span text:style-name="T14">утворене способом зрощення і префіксальним, похідне від слів:</text:span> <text:span text:style-name="T51">тóнко</text:span> і <text:span text:style-name="T51">голóсити.</text:span></text:p>
            <text:p text:style-name="P19"><text:soft-page-break/>Нехай-но і помру - </text:p>
            <text:p text:style-name="P19">та він за мене <text:span text:style-name="T50">відтонкоголосить</text:span></text:p>
            <text:p text:style-name="P18"><text:span text:style-name="T177">три тисячі пропащих вечорів…</text:span><text:span text:style-name="T41"> (П,</text:span><text:span text:style-name="T2"> І, 47)</text:span></text:p>
          </table:table-cell>
          <table:table-cell table:style-name="Dictionary.B2" office:value-type="string">
            <text:p text:style-name="P15">то́нко</text:p>
            <text:p text:style-name="P18"><text:span text:style-name="T177">Присл.</text:span> до тонкий<text:span text:style-name="T39"> (ВТСУМ,</text:span><text:span text:style-name="T203"> 1460)</text:span></text:p>
          </table:table-cell>
        </table:table-row>
        <table:table-row>
          <table:covered-table-cell/>
          <table:table-cell table:style-name="Dictionary.B2" office:value-type="string">
            <text:p text:style-name="P15">голоси́ти</text:p>
            <text:p text:style-name="P18"><text:span text:style-name="T148">I </text:span><text:span text:style-name="T149">-ошу, -осиш, </text:span><text:span text:style-name="T153">недок.</text:span></text:p>
            <text:p text:style-name="P18">1) Голосно плакати.</text:p>
            <text:p text:style-name="P18"><text:span text:style-name="T125">3) Кричати, вигукувати що-небудь. </text:span><text:soft-page-break/><text:span text:style-name="T141">Ґвалтом голосити</text:span><text:span text:style-name="T163"> (ВТСУМ,</text:span><text:span text:style-name="T127"> 251)</text:span></text:p>
          </table:table-cell>
        </table:table-row>
        <table:table-row>
          <table:table-cell table:style-name="Dictionary.A2" office:value-type="string">
            <text:p text:style-name="P79"><text:span text:style-name="T241">Водь</text:span></text:p>
            <text:p text:style-name="P79"><text:span text:style-name="T241"/></text:p>
            <text:p text:style-name="P79"><text:span text:style-name="T240">Зазираю</text:span><text:span text:style-name="T243"> </text:span><text:span text:style-name="T240">в</text:span><text:span text:style-name="T243"> </text:span><text:span text:style-name="T240">завтра</text:span><text:span text:style-name="T237"> </text:span><text:span text:style-name="T240">-</text:span><text:span text:style-name="T237"> </text:span><text:span text:style-name="T240">тьма</text:span><text:span text:style-name="T243"> </text:span><text:span text:style-name="T240">і</text:span><text:span text:style-name="T243"> </text:span><text:span text:style-name="T240">тьмуща</text:span></text:p>
            <text:p text:style-name="P81">тьма.<text:span text:style-name="T263"> </text:span>І<text:span text:style-name="T263"> </text:span>тьмуща<text:span text:style-name="T263"> </text:span>тьма.<text:span text:style-name="T263"> </text:span>І<text:span text:style-name="T263"> </text:span>тьмуща<text:span text:style-name="T263"> </text:span>тьма.</text:p>
            <text:p text:style-name="P79"><text:span text:style-name="T240">Тільки</text:span><text:span text:style-name="T243"> </text:span><text:span text:style-name="T240">чорна</text:span><text:span text:style-name="T243"> </text:span><text:span text:style-name="T245">водь</text:span><text:span text:style-name="T240">.</text:span><text:span text:style-name="T243"> </text:span><text:span text:style-name="T240">І</text:span><text:span text:style-name="T243"> </text:span><text:span text:style-name="T240">чорна</text:span><text:span text:style-name="T243"> </text:span><text:span text:style-name="T240">пуща.</text:span></text:p>
            <text:p text:style-name="P79"><text:span text:style-name="T241">А</text:span><text:span text:style-name="T242"> </text:span><text:span text:style-name="T241">твого</text:span><text:span text:style-name="T242"> </text:span><text:span text:style-name="T241">Святошина</text:span><text:span text:style-name="T242"> </text:span><text:span text:style-name="T241">-</text:span><text:span text:style-name="T242"> </text:span><text:span text:style-name="T241">нема</text:span><text:span text:style-name="T242"> </text:span><text:span text:style-name="T244">[</text:span><text:span text:style-name="T238">2</text:span><text:span text:style-name="T241">;</text:span><text:span text:style-name="T239"> </text:span><text:span text:style-name="T244">196].</text:span></text:p>
          </table:table-cell>
          <table:table-cell table:style-name="Dictionary.B2" office:value-type="string">
            <text:p text:style-name="P15">вода́</text:p>
            <text:p text:style-name="P18"><text:span text:style-name="T149">-и, </text:span><text:span text:style-name="T153">ж.</text:span></text:p>
            <text:p text:style-name="P18">2) <text:span text:style-name="T175">перев.</text:span> <text:span text:style-name="T175">мн.</text:span> Водна маса джерел, озер, річок, морів, океанів. || Водна поверхня морів, озер, річок. || Водні простори, ділянки морів, озер, річок<text:span text:style-name="T58"> (ВТСУМ,</text:span><text:span text:style-name="T193"> 197)</text:span></text:p>
          </table:table-cell>
        </table:table-row>
        <table:table-row>
          <table:table-cell table:style-name="Dictionary.A2" table:number-rows-spanned="2" office:value-type="string">
            <text:p text:style-name="P79"><text:span text:style-name="T241">Водотеча</text:span></text:p>
            <text:p text:style-name="P79"><text:span text:style-name="T241"/></text:p>
            <text:p text:style-name="P81">Цей<text:span text:style-name="T263"> </text:span>корабель<text:span text:style-name="T263"> </text:span>виготовили<text:span text:style-name="T263"> </text:span>з<text:span text:style-name="T263"> </text:span>людських<text:span text:style-name="T263"> </text:span>тіл.</text:p>
            <text:p text:style-name="P81">Геть<text:span text:style-name="T263"> </text:span>усе:<text:span text:style-name="T263"> </text:span>палубу,<text:span text:style-name="T263"> </text:span>трюм,<text:span text:style-name="T263"> </text:span>щогли</text:p>
            <text:p text:style-name="P81">і<text:span text:style-name="T263"> </text:span>навіть<text:span text:style-name="T263"> </text:span>машинне<text:span text:style-name="T263"> </text:span>відділення.</text:p>
            <text:p text:style-name="P81">Морока<text:span text:style-name="T263"> </text:span>була<text:span text:style-name="T263"> </text:span>з<text:span text:style-name="T263"> </text:span>обшивкою.</text:p>
            <text:p text:style-name="P81">Особливо<text:span text:style-name="T263"> </text:span>погано<text:span text:style-name="T263"> </text:span>держали<text:span text:style-name="T263"> </text:span>воду<text:span text:style-name="T263"> </text:span>місця,</text:p>
            <text:p text:style-name="P81">де<text:span text:style-name="T263"> </text:span>попадалися<text:span text:style-name="T263"> </text:span>людські<text:span text:style-name="T263"> </text:span>голови.</text:p>
            <text:p text:style-name="P79"><text:span text:style-name="T240">Коли</text:span><text:span text:style-name="T243"> </text:span><text:span text:style-name="T240">утворювалась</text:span><text:span text:style-name="T243"> </text:span><text:span text:style-name="T240">потужна</text:span><text:span text:style-name="T243"> </text:span><text:span text:style-name="T245">водотеча</text:span><text:span text:style-name="T240">,</text:span></text:p>
            <text:p text:style-name="P81"><text:span text:style-name="T176">діру</text:span><text:span text:style-name="T185"> </text:span><text:span text:style-name="T176">затикали</text:span><text:span text:style-name="T185"> </text:span><text:span text:style-name="T176">кимось</text:span><text:span text:style-name="T185"> </text:span><text:span text:style-name="T176">із</text:span><text:span text:style-name="T185"> </text:span><text:span text:style-name="T176">екіпажу</text:span><text:span text:style-name="T185"> </text:span><text:span text:style-name="T176">[2;</text:span><text:span text:style-name="T185"> </text:span><text:span text:style-name="T176">179].</text:span></text:p>
          </table:table-cell>
          <table:table-cell table:style-name="Dictionary.B2" office:value-type="string">
            <text:p text:style-name="P15">вода́<text:span text:style-name="T187"> (див. Водь)</text:span></text:p>
          </table:table-cell>
        </table:table-row>
        <table:table-row>
          <table:covered-table-cell/>
          <table:table-cell table:style-name="Dictionary.B2" office:value-type="string">
            <text:p text:style-name="P15">текти́</text:p>
            <text:p text:style-name="P18"><text:span text:style-name="T149">тече; </text:span><text:span text:style-name="T153">мин. ч.</text:span><text:span text:style-name="T149"> тік, текла, текло; </text:span><text:span text:style-name="T153">наказ. сп.</text:span><text:span text:style-name="T149"> течи; </text:span><text:span text:style-name="T153">недок.</text:span></text:p>
            <text:p text:style-name="P18"><text:span text:style-name="T125">2) Струменіти, литися (про рідину). || </text:span><text:span text:style-name="T141">безос.</text:span><text:span text:style-name="T125"> || </text:span><text:span text:style-name="T141">перен.</text:span><text:span text:style-name="T125"> Поширюватися в повітрі (про світло, запах тощо). || </text:span><text:span text:style-name="T141">перен.</text:span><text:span text:style-name="T125"> Звучати плавно, рівно та безперервно (про звуки, слова тощо). || </text:span><text:span text:style-name="T141">перен.</text:span><text:span text:style-name="T125"> Виникати в певній послідовності, іти одна за одною (про думки). || </text:span><text:span text:style-name="T141">перен.</text:span><text:span text:style-name="T125"> Відбуватися (про розмову, бесіду). || </text:span><text:span text:style-name="T141">перен.</text:span><text:span text:style-name="T125"> Хвилеподібно спадати (про волосся)</text:span><text:span text:style-name="T146"> (ВТСУМ,</text:span><text:span text:style-name="T127"> 1436)</text:span></text:p>
          </table:table-cell>
        </table:table-row>
        <text:soft-page-break/>
        <table:table-row>
          <table:table-cell table:style-name="Dictionary.A2" table:number-rows-spanned="2" office:value-type="string">
            <text:p text:style-name="P79"><text:span text:style-name="T241">Воєнраб</text:span></text:p>
            <text:p text:style-name="P79"><text:span text:style-name="T241"/></text:p>
            <text:p text:style-name="P81">Тагіл.<text:span text:style-name="T263"> </text:span>Зима.<text:span text:style-name="T263"> </text:span>Шістдесят<text:span text:style-name="T263"> </text:span>перший<text:span text:style-name="T263"> </text:span>рік.</text:p>
            <text:p text:style-name="P81">І<text:span text:style-name="T263"> </text:span>я<text:span text:style-name="T263"> </text:span>солдат,<text:span text:style-name="T263"> </text:span>що<text:span text:style-name="T263"> </text:span>після<text:span text:style-name="T263"> </text:span>всіх<text:span text:style-name="T263"> </text:span>скорочень</text:p>
            <text:p text:style-name="P81">попав<text:span text:style-name="T263"> </text:span>сюди<text:span text:style-name="T263"> – </text:span>окантувати<text:span text:style-name="T263"> </text:span>строку,</text:p>
            <text:p text:style-name="P79"><text:span text:style-name="T240">одержав</text:span><text:span text:style-name="T243"> </text:span><text:span text:style-name="T240">за</text:span><text:span text:style-name="T243"> </text:span><text:span text:style-name="T240">зразкове</text:span><text:span text:style-name="T243"> </text:span><text:span text:style-name="T245">воєнробство</text:span></text:p>
            <text:p text:style-name="P79"><text:span text:style-name="T240">(були</text:span><text:span text:style-name="T243"> </text:span><text:span text:style-name="T240">солдатські</text:span><text:span text:style-name="T243"> </text:span><text:span text:style-name="T240">жарти</text:span><text:span text:style-name="T243"> </text:span><text:span text:style-name="T240">-</text:span><text:span text:style-name="T243"> </text:span><text:span text:style-name="T245">воєнраб</text:span><text:span text:style-name="T240">)</text:span></text:p>
            <text:p text:style-name="P81"><text:span text:style-name="T241">увільнення</text:span><text:span text:style-name="T185"> </text:span><text:span text:style-name="T241">[2;</text:span><text:span text:style-name="T185"> </text:span><text:span text:style-name="T241">183].</text:span></text:p>
          </table:table-cell>
          <table:table-cell table:style-name="Dictionary.B2" office:value-type="string">
            <text:h text:style-name="P157" text:outline-level="2"><text:span text:style-name="T49">во</text:span><text:span text:style-name="T264">є</text:span><text:span text:style-name="T49">нний</text:span></text:h>
            <text:p text:style-name="P72"><text:a xlink:type="simple" xlink:href="http://www.lingvo.ua/uk/LingvoDictionaries/Details?dictionary=Explanatory%20(Uk-Uk)"><text:span text:style-name="T171">Explanatory (Uk-Uk)</text:span></text:a></text:p>
            <text:p text:style-name="P74">-а, -е.</text:p>
            <text:p text:style-name="P76"><text:span text:style-name="T102">Стос. до війни, пов'язаний з нею.</text:span></text:p>
          </table:table-cell>
        </table:table-row>
        <table:table-row>
          <table:covered-table-cell/>
          <table:table-cell table:style-name="Dictionary.B2" office:value-type="string">
            <text:h text:style-name="P159" text:outline-level="2">раб</text:h>
            <text:p text:style-name="P72"><text:a xlink:type="simple" xlink:href="http://www.lingvo.ua/uk/LingvoDictionaries/Details?dictionary=Explanatory%20(Uk-Uk)"><text:span text:style-name="T171">Explanatory (Uk-Uk)</text:span></text:a></text:p>
            <text:p text:style-name="P73"><text:span text:style-name="T265">-а, </text:span><text:span text:style-name="T266">ч.</text:span></text:p>
            <text:p text:style-name="P73">1) У рабовласницькому суспільстві – людина, яка була позбавлена будь-яких прав і засобів виробництва й перебувала у повній власності рабовласника. || Селянин-кріпак або слуга кріпосника. || Людина, яка потрапила в економічну, політичну залежність від кого-небудь, втратила свої права, свободу дій.</text:p>
            <text:p text:style-name="P73">2) <text:span text:style-name="T266">перен.</text:span> Той, хто сліпо виконує волю вищестоящої особи, осіб, плазує перед ними.</text:p>
            <text:p text:style-name="P76"><text:span text:style-name="T102">3) </text:span><text:span text:style-name="T172">перен.</text:span><text:span text:style-name="T102"> Той, хто повністю підпорядковує чому-небудь свою волю, вчинки і т. ін.</text:span></text:p>
          </table:table-cell>
        </table:table-row>
        <table:table-row>
          <table:table-cell table:style-name="Dictionary.A2" table:number-rows-spanned="2" office:value-type="string">
            <text:p text:style-name="P79"><text:span text:style-name="T241">Воєнробство</text:span></text:p>
            <text:p text:style-name="P79"><text:span text:style-name="T241"/></text:p>
            <text:p text:style-name="P81">Тагіл.<text:span text:style-name="T263"> </text:span>Зима.<text:span text:style-name="T263"> </text:span>Шістдесят<text:span text:style-name="T263"> </text:span>перший<text:span text:style-name="T263"> </text:span>рік.</text:p>
            <text:p text:style-name="P81">І<text:span text:style-name="T263"> </text:span>я<text:span text:style-name="T263"> </text:span>солдат,<text:span text:style-name="T263"> </text:span>що<text:span text:style-name="T263"> </text:span>після<text:span text:style-name="T263"> </text:span>всіх<text:span text:style-name="T263"> </text:span>скорочень</text:p>
            <text:p text:style-name="P81">попав<text:span text:style-name="T263"> </text:span>сюди<text:span text:style-name="T263"> – </text:span>окантувати<text:span text:style-name="T263"> </text:span>строку,</text:p>
            <text:p text:style-name="P79"><text:span text:style-name="T240">одержав</text:span><text:span text:style-name="T243"> </text:span><text:span text:style-name="T240">за</text:span><text:span text:style-name="T243"> </text:span><text:span text:style-name="T240">зразкове</text:span><text:span text:style-name="T243"> </text:span><text:span text:style-name="T245">воєнробство</text:span></text:p>
            <text:p text:style-name="P79"><text:span text:style-name="T240">(були</text:span><text:span text:style-name="T243"> </text:span><text:span text:style-name="T240">солдатські</text:span><text:span text:style-name="T243"> </text:span><text:span text:style-name="T240">жарти</text:span><text:span text:style-name="T243"> </text:span><text:span text:style-name="T240">-</text:span><text:span text:style-name="T243"> </text:span><text:span text:style-name="T245">воєнраб</text:span><text:span text:style-name="T240">)</text:span></text:p>
            <text:p text:style-name="P81"><text:span text:style-name="T241">увільнення</text:span><text:span text:style-name="T185"> </text:span><text:span text:style-name="T241">[2;</text:span><text:span text:style-name="T185"> </text:span><text:span text:style-name="T241">183].</text:span></text:p>
          </table:table-cell>
          <table:table-cell table:style-name="Dictionary.B2" office:value-type="string">
            <text:h text:style-name="P157" text:outline-level="2"><text:span text:style-name="T49">во</text:span><text:span text:style-name="T264">є</text:span><text:span text:style-name="T49">нний</text:span><text:span text:style-name="T205"> (див. </text:span><text:span text:style-name="T254">Воєнраб</text:span><text:span text:style-name="T205">)</text:span></text:h>
          </table:table-cell>
        </table:table-row>
        <table:table-row>
          <table:covered-table-cell/>
          <table:table-cell table:style-name="Dictionary.B2" office:value-type="string">
            <text:h text:style-name="P157" text:outline-level="2"><text:span text:style-name="T49">роб</text:span><text:span text:style-name="T264">о</text:span><text:span text:style-name="T49">та</text:span></text:h>
            <text:p text:style-name="P72"><text:a xlink:type="simple" xlink:href="http://www.lingvo.ua/uk/LingvoDictionaries/Details?dictionary=Explanatory%20(Uk-Uk)"><text:span text:style-name="T171">Explanatory (Uk-Uk)</text:span></text:a></text:p>
            <text:p text:style-name="P73"><text:span text:style-name="T265">-и, </text:span><text:span text:style-name="T266">ж.</text:span></text:p>
            <text:p text:style-name="P78"><text:span text:style-name="T121">1) Дія за знач. </text:span><text:a xlink:type="simple" xlink:href="http://www.lingvo.ua/uk/Translate/uk-uk/робити"><text:span text:style-name="T170">робити</text:span></text:a><text:span text:style-name="T121"> 1-3), 7), 8). || Процес, дія, функціонування.</text:span></text:p>
            <text:p text:style-name="P73">5) Праця, заняття, служба на якому-небудь підприємстві, в якійсь установі як засіб існування, джерело заробітку.</text:p>
          </table:table-cell>
        </table:table-row>
        <table:table-row>
          <table:table-cell table:style-name="Dictionary.A2" table:number-rows-spanned="2" office:value-type="string">
            <text:p text:style-name="P2">ВСЕБЕЗО́ДНЯ</text:p>
            <text:p text:style-name="P18">-і, <text:span text:style-name="T176">ім., ж., інд.-авт.,</text:span></text:p>
            <text:p text:style-name="P18"><text:span text:style-name="T9">утворене способом основословоскладання, похідне від </text:span><text:soft-page-break/><text:span text:style-name="T9">слів:</text:span> <text:span text:style-name="T51">все</text:span><text:span text:style-name="T187"> і</text:span><text:span text:style-name="T51"> безо́дня.</text:span></text:p>
            <text:p text:style-name="P19">Земля посовгнулась. Пливе</text:p>
            <text:p text:style-name="P18"><text:span text:style-name="T177">розщілиною </text:span><text:span text:style-name="T179">всебезодні</text:span><text:span text:style-name="T41"> (П,</text:span> І, 185)</text:p>
          </table:table-cell>
          <table:table-cell table:style-name="Dictionary.B2" office:value-type="string">
            <text:p text:style-name="P14">весь (все)</text:p>
            <text:p text:style-name="P18"><text:span text:style-name="T148">I </text:span><text:span text:style-name="T149">(ввесь, увесь), всього (усього), </text:span><text:span text:style-name="T153">ч.</text:span><text:span text:style-name="T149">, вся (уся), всієї (усієї), </text:span><text:span text:style-name="T153">ж.</text:span><text:span text:style-name="T149">, все (усе), всього (усього), </text:span><text:span text:style-name="T153">с.</text:span><text:span text:style-name="T149">, </text:span><text:span text:style-name="T153">займ.</text:span><text:span text:style-name="T149"> </text:span><text:span text:style-name="T153">означ.</text:span><text:span text:style-name="T149">,</text:span></text:p>
            <text:p text:style-name="P18"><text:soft-page-break/>1) Означає щось як ціле, неподільне, взяте повністю. || Означає цілковите охоплення чим-небудь якоїсь особи, предмета, явища. || всі, всіх, <text:span text:style-name="T175">мн.</text:span> Означає цілковите охоплення окремих однорідних осіб, предметів, явищ — кожного у нерозривному зв’язку з іншим. || <text:span text:style-name="T175">у сполуч.</text:span> <text:span text:style-name="T175">з абстр.</text:span> <text:span text:style-name="T175">ім.</text:span> Означає вищий ступінь виявлення якості, стану і т. ін.</text:p>
            <text:p text:style-name="P18">2) <text:span text:style-name="T175">у знач.</text:span> <text:span text:style-name="T175">ім.</text:span> все, всього, <text:span text:style-name="T175">с.</text:span> Вичерпне охоплення, сукупність предметів, явищ, дій, понять; те, що є, без винятку. || всі, всіх, <text:span text:style-name="T175">мн.</text:span> У повному складі, без винятку. || все, <text:span text:style-name="T175">мн.</text:span> всі. Уживається як узагальнююче слово в переліку.</text:p>
            <text:p text:style-name="P18">3) <text:span text:style-name="T175">при ім.</text:span> <text:span text:style-name="T175">з прийм.</text:span> з (зо), на. Утворює сполуки способу дії, що означають повноту, посилений перебіг дії<text:span text:style-name="T39"> (ВТСУМ,</text:span><text:span text:style-name="T203"> 124)</text:span></text:p>
          </table:table-cell>
        </table:table-row>
        <table:table-row>
          <table:covered-table-cell/>
          <table:table-cell table:style-name="Dictionary.B2" office:value-type="string">
            <text:p text:style-name="P15">безо́дня</text:p>
            <text:p text:style-name="P18"><text:span text:style-name="T149">-і, </text:span><text:span text:style-name="T153">ж.</text:span></text:p>
            <text:p text:style-name="P18">1) Глибоке провалля; прірва.</text:p>
            <text:p text:style-name="P18">2) <text:span text:style-name="T175">чого</text:span>, <text:span text:style-name="T175">перен.</text:span> Про дуже велику кількість, найвищий ступінь вияву чого-небудь<text:span text:style-name="T39"> (ВТСУМ,</text:span><text:span text:style-name="T193"> 70)</text:span></text:p>
          </table:table-cell>
        </table:table-row>
        <table:table-row>
          <table:table-cell table:style-name="Dictionary.A2" table:number-rows-spanned="3" office:value-type="string">
            <text:p text:style-name="P2">ВСЕБЕ́ЗРУХ</text:p>
            <text:p text:style-name="P18"><text:soft-page-break/>-у, <text:span text:style-name="T176">ім., ч., інд.-авт.,</text:span></text:p>
            <text:p text:style-name="P18"><text:span text:style-name="T9">утворене способом основоскладання, похідне від слів:</text:span> <text:span text:style-name="T51">все</text:span><text:span text:style-name="T187">,</text:span><text:span text:style-name="T51"> без </text:span><text:span text:style-name="T187">і</text:span><text:span text:style-name="T51"> рух.</text:span></text:p>
            <text:p text:style-name="P19">У штольнях ночей вертикальних</text:p>
            <text:p text:style-name="P19">іде схарапуджене дляння</text:p>
            <text:p text:style-name="P18"><text:span text:style-name="T179">всебезруху</text:span><text:span text:style-name="T177">…</text:span><text:span text:style-name="T39"> (П,</text:span> І, 87)</text:p>
          </table:table-cell>
          <table:table-cell table:style-name="Dictionary.B2" office:value-type="string">
            <text:p text:style-name="P18"><text:span text:style-name="T51">все</text:span> <text:span text:style-name="T186">(див. </text:span><text:span text:style-name="T51">ВСЕБЕЗО́ДНЯ</text:span><text:span text:style-name="T186">)</text:span></text:p>
          </table:table-cell>
        </table:table-row>
        <table:table-row>
          <table:covered-table-cell/>
          <table:table-cell table:style-name="Dictionary.B2" office:value-type="string">
            <text:p text:style-name="P14">без</text:p>
            <text:p text:style-name="P18"><text:span text:style-name="T148">I </text:span><text:span text:style-name="T153">прийм.</text:span><text:span text:style-name="T149">, </text:span><text:span text:style-name="T153">з род. в.</text:span></text:p>
            <text:p text:style-name="P18"><text:span text:style-name="T124">1) Вказує на відсутність кого-, чого-небудь. || </text:span><text:span text:style-name="T140">у сполуч.</text:span><text:span text:style-name="T124"> </text:span><text:span text:style-name="T140">з ім.</text:span><text:span text:style-name="T124"> </text:span><text:span text:style-name="T140">у род. в.</text:span><text:span text:style-name="T124">Уживається як означення (предмета або особи). || </text:span><text:span text:style-name="T140">у сполуч.</text:span><text:span text:style-name="T124"> </text:span><text:span text:style-name="T140">з деякимиім.</text:span><text:span text:style-name="T124"> Уживається у значенні прислівника від відповідного іменника з префіксом без або не. || </text:span><text:span text:style-name="T140">у сполуч.</text:span><text:span text:style-name="T124"> </text:span><text:span text:style-name="T140">з абстр.</text:span><text:span text:style-name="T124"> </text:span><text:span text:style-name="T140">ім.</text:span><text:span text:style-name="T124"> </text:span><text:span text:style-name="T140">перев.</text:span><text:span text:style-name="T124"> </text:span><text:span text:style-name="T140">із знач.</text:span><text:span text:style-name="T124"> </text:span><text:span text:style-name="T140">дії або стану</text:span><text:span text:style-name="T124">. Передає заперечення дії</text:span><text:span text:style-name="T163"> (ВТСУМ,</text:span><text:span text:style-name="T135"> 65)</text:span></text:p>
          </table:table-cell>
        </table:table-row>
        <table:table-row>
          <table:covered-table-cell/>
          <table:table-cell table:style-name="Dictionary.B2" office:value-type="string">
            <text:p text:style-name="P14">рух</text:p>
            <text:p text:style-name="P18"><text:span text:style-name="T149">-у, </text:span><text:span text:style-name="T153">ч.</text:span></text:p>
            <text:p text:style-name="P18">1) <text:span text:style-name="T175">філос.</text:span> Спосіб існування матерії, який полягає в безперервній зміні всього сущого і виявляється в безпосередній єдності перервності й неперервності простору і часу.</text:p>
            <text:p text:style-name="P18">6) Зміна в душевному стані, викликана яким-небудь почуттям, переживанням і т. ін. || Розвиток процесу мислення в людини<text:span text:style-name="T39"> (ВТСУМ,</text:span><text:span text:style-name="T193"> 1280)</text:span></text:p>
          </table:table-cell>
        </table:table-row>
        <table:table-row>
          <table:table-cell table:style-name="Dictionary.A1" table:number-rows-spanned="2" office:value-type="string">
            <text:p text:style-name="P2">ВСЕБІ́ДИЙ</text:p>
            <text:p text:style-name="P18">-а, -е, <text:span text:style-name="T177">прикм., інд.-авт.,</text:span></text:p>
            <text:p text:style-name="P18">утворене складнофлективним способом, похідне від слів: <text:span text:style-name="T51">все </text:span><text:span text:style-name="T187">і</text:span><text:span text:style-name="T51"> бі́дний.</text:span></text:p>
            <text:p text:style-name="P19"><text:soft-page-break/>Тож — в неба провалля в бездоння, бездолий</text:p>
            <text:p text:style-name="P19">нагірний, невірний, западистий рай,</text:p>
            <text:p text:style-name="P19"><text:span text:style-name="T50">всебідий</text:span>, всегнівний, всещедрий, всекволий.</text:p>
            <text:p text:style-name="P18"><text:span text:style-name="T177">А що під крилом твоїм? Кара — карай</text:span><text:span text:style-name="T41"> (П,</text:span> І, 98)</text:p>
          </table:table-cell>
          <table:table-cell table:style-name="Dictionary.B1"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бі́дний</text:p>
            <text:p text:style-name="P18">-а, -е.</text:p>
            <text:p text:style-name="P18">1) Який живе в нужді, нестатках; убогий; <text:span text:style-name="T175">прот.</text:span> багатий. || Недостатньо <text:soft-page-break/>забезпечений матеріально; небагатий, незаможний. || <text:span text:style-name="T175">у знач.</text:span> <text:span text:style-name="T175">ім.</text:span> бідний, -ного, <text:span text:style-name="T175">ч.</text:span> Убога людина, бідняк.</text:p>
            <text:p text:style-name="P18">2) Такий, як у бідняка, <text:span text:style-name="T175">власт.</text:span> біднякові; недорогий, непишний.</text:p>
            <text:p text:style-name="P18">3) Невеликий кількістю, недостатній.</text:p>
            <text:p text:style-name="P18">4) Який має в незначній кількості потрібні риси, ознаки.</text:p>
            <text:p text:style-name="P18">5) <text:span text:style-name="T175">на що</text:span>, <text:span text:style-name="T175">чим</text:span>. Який має, містить мало, недостатньо чого-небудь.</text:p>
            <text:p text:style-name="P18">6) Який викликає співчуття; нещасний, бідолашний<text:span text:style-name="T39"> (ВТСУМ,</text:span><text:span text:style-name="T193"> 79)</text:span></text:p>
          </table:table-cell>
        </table:table-row>
        <table:table-row>
          <table:table-cell table:style-name="Dictionary.A2" table:number-rows-spanned="2" office:value-type="string">
            <text:p text:style-name="P14">ВСЕВЕЛЬМО́ЖНИЙ (УСЕВЕЛЬМО́ЖНИЙ)</text:p>
            <text:p text:style-name="P18">-а, -е, <text:span text:style-name="T177">прикм., </text:span><text:span text:style-name="T176">інд.-авт.,</text:span></text:p>
            <text:p text:style-name="P18"><text:span text:style-name="T9">утворене способом основоскладання, похідне від слів:</text:span> <text:span text:style-name="T51">все</text:span> і <text:span text:style-name="T51">вельмо́жний.</text:span></text:p>
            <text:p text:style-name="P19">Розкоше світу, йми мене в полон,</text:p>
            <text:p text:style-name="P19">адже і ти така, як я, порожня.</text:p>
            <text:p text:style-name="P19">Тож полони мене, <text:span text:style-name="T50">усевельможна</text:span>,</text:p>
            <text:p text:style-name="P18"><text:span text:style-name="T177">дай перейти з тобою Рубікон</text:span><text:span text:style-name="T41"> (П,</text:span> І, 88)</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вельмо́жний</text:p>
            <text:p text:style-name="P18"><text:span text:style-name="T149">-а, -е, </text:span><text:span text:style-name="T153">заст.</text:span></text:p>
            <text:p text:style-name="P18">1) Родовитий, знатний, багатий, який має значну владу. || <text:span text:style-name="T175">у знач.</text:span> <text:span text:style-name="T175">ім. </text:span>вельможний, -ного, <text:span text:style-name="T175">ч.</text:span>; вельможна, -ної, <text:span text:style-name="T175">ж.</text:span></text:p>
            <text:p text:style-name="P18"><text:span text:style-name="T125">2) </text:span><text:span text:style-name="T141">у сполуч.</text:span><text:span text:style-name="T125"> </text:span><text:span text:style-name="T141">зі сл.</text:span><text:span text:style-name="T125"> пан, пані. Вживалось у звертанні до особи (або в розмові про неї), яка посідала високе суспільне становище, мала значну </text:span><text:span text:style-name="T125">владу</text:span><text:span text:style-name="T163"> (ВТСУМ,</text:span><text:span text:style-name="T127"> 120)</text:span></text:p>
          </table:table-cell>
        </table:table-row>
        <table:table-row>
          <table:table-cell table:style-name="Dictionary.A2" table:number-rows-spanned="2" office:value-type="string">
            <text:p text:style-name="P14">ВСЕВІДРА́ДА</text:p>
            <text:p text:style-name="P18">-и, <text:span text:style-name="T176">ім., інд.-авт.,</text:span></text:p>
            <text:p text:style-name="P18"><text:span text:style-name="T2">утворене способом </text:span><text:soft-page-break/><text:span text:style-name="T2">основословоскладання, похідне від слів:</text:span> <text:span text:style-name="T51">все</text:span> і <text:span text:style-name="T51">відра́да.</text:span></text:p>
            <text:p text:style-name="P19">Треба щедро — серцем одним, устами</text:p>
            <text:p text:style-name="P19">ледь розпуклими — розпелюстити втіхи гін,</text:p>
            <text:p text:style-name="P19"><text:span text:style-name="T50">всевідради</text:span>! Сонце бо йде — за нами<text:span text:style-name="T39"> (П,</text:span><text:span text:style-name="T6"> І, 106);</text:span></text:p>
            <text:p text:style-name="P19">Снують думок рої,</text:p>
            <text:p text:style-name="P19">котрим немає ради</text:p>
            <text:p text:style-name="P19">(смертельні перепади!),</text:p>
            <text:p text:style-name="P19">а сонце <text:span text:style-name="T50">всевідради</text:span></text:p>
            <text:p text:style-name="P18"><text:span text:style-name="T177">всеглядно постає</text:span><text:span text:style-name="T41"> (П,</text:span> І, 179)</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відра́да</text:p>
            <text:p text:style-name="P18"><text:span text:style-name="T149">-и, </text:span><text:span text:style-name="T153">ж.</text:span></text:p>
            <text:p text:style-name="P18"><text:soft-page-break/>Те, що заспокоює, сповнює радістю; втіха, задоволення<text:span text:style-name="T39"> (ВТСУМ,</text:span><text:span text:style-name="T193"> 178)</text:span></text:p>
          </table:table-cell>
        </table:table-row>
        <table:table-row>
          <table:table-cell table:style-name="Dictionary.A2" table:number-rows-spanned="2" office:value-type="string">
            <text:p text:style-name="P14">ВСЕВІКИ́ (ВСЕВІ́К)</text:p>
            <text:p text:style-name="P19">присл., інд.-авт.</text:p>
            <text:p text:style-name="P18"><text:span text:style-name="T2">утворене способом основоскладання, похідне від слів:</text:span> <text:span text:style-name="T51">все</text:span> і <text:span text:style-name="T51">віки́</text:span><text:span text:style-name="T198">.</text:span></text:p>
            <text:p text:style-name="P19">Задосить. Приостань. Упився гроз?</text:p>
            <text:p text:style-name="P19">Від правіків на <text:span text:style-name="T50">всевіки</text:span> упився?<text:span text:style-name="T39"> (П,</text:span><text:span text:style-name="T6"> І, 165);</text:span></text:p>
            <text:p text:style-name="P19">Забарні слова,</text:p>
            <text:p text:style-name="P19">що з тіла мертвого летіли</text:p>
            <text:p text:style-name="P19">і споминами душу гріли,</text:p>
            <text:p text:style-name="P19">що, наче дошка гробова,</text:p>
            <text:p text:style-name="P18"><text:span text:style-name="T177">позаклякала на </text:span><text:span text:style-name="T179">всевік</text:span><text:span text:style-name="T41"> (П,</text:span> ІІ, 19)</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4">вік</text:p>
            <text:p text:style-name="P18"><text:span text:style-name="T149">-у, </text:span><text:span text:style-name="T153">ч.</text:span></text:p>
            <text:p text:style-name="P18">1) Тривалість життя людини, тварини, рослини. || Період, ступінь у рості, розвитку людини; літа. || Відрізок життя людини від зрілого періоду до смерті.</text:p>
            <text:p text:style-name="P18">2) Те саме, що сторіччя.</text:p>
            <text:p text:style-name="P18">3) <text:span text:style-name="T175">з означ.</text:span> Період часу, виокремлений за певними ознаками; епоха.<text:span text:style-name="T175">Середні </text:span><text:span text:style-name="T175">віки</text:span>. || Відрізок часу, який відповідає геологічному ярусові Землі.</text:p>
            <text:p text:style-name="P18">4) <text:span text:style-name="T175">розм.</text:span> Надзвичайно довгий час; <text:soft-page-break/>вічність.</text:p>
            <text:p text:style-name="P14"><text:span text:style-name="T125">5) </text:span><text:span text:style-name="T141">у знач.</text:span><text:span text:style-name="T125"> </text:span><text:span text:style-name="T141">присл.</text:span><text:span text:style-name="T125"> Надзвичайно довго; завжди</text:span><text:span text:style-name="T163"> (ВТСУМ,</text:span><text:span text:style-name="T126"> 187)</text:span></text:p>
          </table:table-cell>
        </table:table-row>
        <table:table-row>
          <table:table-cell table:style-name="Dictionary.A2" table:number-rows-spanned="2" office:value-type="string">
            <text:p text:style-name="P14">ВСЕВІ́КНА</text:p>
            <text:p text:style-name="P18">всеві́кон, <text:span text:style-name="T176">ім., мн., інд.-авт.,</text:span></text:p>
            <text:p text:style-name="P18"><text:span text:style-name="T2">утворене способом основоскладання, похідне від слів:</text:span> <text:span text:style-name="T51">все</text:span> і <text:span text:style-name="T51">вікно́</text:span><text:span text:style-name="T198">.</text:span></text:p>
            <text:p text:style-name="P19">Заплакані вікна. <text:span text:style-name="T50">Всевікна</text:span> твої.</text:p>
            <text:p text:style-name="P18"><text:span text:style-name="T177">Готуйся до злету. Кінець животінню</text:span><text:span text:style-name="T41"> (П,</text:span><text:span text:style-name="T2"> І, 98)</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вікно́</text:p>
            <text:p text:style-name="P18"><text:span text:style-name="T149">-а, </text:span><text:span text:style-name="T153">с.</text:span></text:p>
            <text:p text:style-name="P18">1) Отвір для світла й повітря в стіні приміщення (будинку, вагона тощо), куди вставлено раму з шибками. || Шибки. || Підвіконня<text:span text:style-name="T39"> (ВТСУМ,</text:span><text:span text:style-name="T193"> 187)</text:span></text:p>
          </table:table-cell>
        </table:table-row>
        <table:table-row>
          <table:table-cell table:style-name="Dictionary.A2" table:number-rows-spanned="2" office:value-type="string">
            <text:p text:style-name="P14">ВСЕГÍН</text:p>
            <text:p text:style-name="P18">-гóну, <text:span text:style-name="T176">ім., ч., інд.-авт.,</text:span></text:p>
            <text:p text:style-name="P18"><text:span text:style-name="T9">утворене способом основоскладання, похідне від слів:</text:span> <text:span text:style-name="T51">все</text:span> і <text:span text:style-name="T51">гін.</text:span></text:p>
            <text:p text:style-name="P19">Ця дорога вседороги</text:p>
            <text:p text:style-name="P19">всенезустрічі — <text:span text:style-name="T50">всегону</text:span>.</text:p>
            <text:p text:style-name="P19">Позирай із заквагону</text:p>
            <text:p text:style-name="P18"><text:span text:style-name="T177">за сузір’ям Козерога</text:span><text:span text:style-name="T41"> (П,</text:span><text:span text:style-name="T2"> І, 67)</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4">гін</text:p>
            <text:p text:style-name="P18"><text:span text:style-name="T149">го́ну, </text:span><text:span text:style-name="T153">ч.</text:span></text:p>
            <text:p text:style-name="P18">1) Дія за знач. гнати і гнатися<text:span text:style-name="T39"> (ВТСУМ,</text:span><text:span text:style-name="T203"> 239)</text:span></text:p>
          </table:table-cell>
        </table:table-row>
        <table:table-row>
          <table:table-cell table:style-name="Dictionary.A2" office:value-type="string">
            <text:p text:style-name="P14">ВСЕГЛЯ́ДНО</text:p>
            <text:p text:style-name="P19">присл., інд.-авт.,</text:p>
            <text:p text:style-name="P18"><text:span text:style-name="T8">утворене суфіксальним способом, </text:span><text:span text:style-name="T8">похідне від слова</text:span><text:span text:style-name="T11"> </text:span><text:span text:style-name="T52">всегля́дний.</text:span></text:p>
            <text:p text:style-name="P19">Снують думок рої,</text:p>
            <text:p text:style-name="P19">котрим немає ради</text:p>
            <text:p text:style-name="P19">(смертельні перепади!),</text:p>
            <text:p text:style-name="P19"><text:soft-page-break/>а сонце всевідради</text:p>
            <text:p text:style-name="P18"><text:span text:style-name="T179">всеглядно</text:span><text:span text:style-name="T177"> постає</text:span><text:span text:style-name="T41"> (П,</text:span><text:span text:style-name="T2"> І, 179)</text:span></text:p>
          </table:table-cell>
          <table:table-cell table:style-name="Dictionary.B2" office:value-type="string">
            <text:p text:style-name="P18"><text:span text:style-name="T52">всегля́дний </text:span><text:span text:style-name="T188">(не подано у словнику)</text:span></text:p>
          </table:table-cell>
        </table:table-row>
        <table:table-row>
          <table:table-cell table:style-name="Dictionary.A2" table:number-rows-spanned="2" office:value-type="string">
            <text:p text:style-name="P14">ВСЕГНІ́ВНИЙ</text:p>
            <text:p text:style-name="P18">-а, -е, <text:span text:style-name="T177">прикм., </text:span><text:span text:style-name="T176">інд.-авт.,</text:span></text:p>
            <text:p text:style-name="P18"><text:span text:style-name="T8">утворене складносуфіксальним способом або способом основословоскладання, похідне від </text:span><text:span text:style-name="T8">слів:</text:span> <text:span text:style-name="T51">все</text:span> і <text:span text:style-name="T51">гні́вний.</text:span></text:p>
            <text:p text:style-name="P3">Тож — в неба провалля в бездоння, бездолий</text:p>
            <text:p text:style-name="P3">нагірний, невірний, западистий рай,</text:p>
            <text:p text:style-name="P4"><text:span text:style-name="T63">всебідий, </text:span><text:span text:style-name="T65">всегнівний</text:span><text:span text:style-name="T63">, всещедрий, всекволий.</text:span></text:p>
            <text:p text:style-name="P4"><text:span text:style-name="T63">А що під крилом твоїм? Кара — карай</text:span><text:span text:style-name="T41"> (П,</text:span><text:span text:style-name="T55"> І, 98)</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гні́вний</text:p>
            <text:p text:style-name="P18">-а, -е.</text:p>
            <text:p text:style-name="P18">Який перебуває в стані нервового збудження, гніву. || Який виражає гнів, перейнятий гнівом<text:span text:style-name="T39"> (ВТСУМ,</text:span><text:span text:style-name="T193"> 248)</text:span></text:p>
          </table:table-cell>
        </table:table-row>
        <table:table-row>
          <table:table-cell table:style-name="Dictionary.A2" table:number-rows-spanned="2" office:value-type="string">
            <text:p text:style-name="P14">ВСЕГОЛО́ДНИЙ</text:p>
            <text:p text:style-name="P18">-а, -е, <text:span text:style-name="T177">прикм., </text:span><text:span text:style-name="T176">інд.-авт.,</text:span></text:p>
            <text:p text:style-name="P18"><text:span text:style-name="T8">утворене складносуфіксальним способом або способом </text:span><text:span text:style-name="T8">основословоскладання, похідне від слів:</text:span> <text:span text:style-name="T51">все </text:span>і <text:span text:style-name="T51">голо́дний</text:span></text:p>
            <text:p text:style-name="P19">Народжені мої бажання,</text:p>
            <text:p text:style-name="P19">усенестерпні, <text:span text:style-name="T50">всеголодні</text:span>,</text:p>
            <text:p text:style-name="P19">такі вітри зняли довкола,</text:p>
            <text:p text:style-name="P18"><text:span text:style-name="T177">що все несеться шкереберть</text:span><text:span text:style-name="T41"> (П,</text:span><text:span text:style-name="T2"> ІІ, 195)</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голо́дний</text:p>
            <text:p text:style-name="P18">-а, -е.</text:p>
            <text:p text:style-name="P18">1) Який відчуває голод (у 1 <text:span text:style-name="T175">знач.</text:span>). || Який виражає голод. || <text:span text:style-name="T175">у знач.ім.</text:span> голодний, -ного, <text:span text:style-name="T175">ч.</text:span> Той, хто відчуває голод, постійно голодує.</text:p>
            <text:p text:style-name="P18">2) Який настає від голоду; викликаний голодом<text:span text:style-name="T39"> (ВТСУМ,</text:span><text:span text:style-name="T193"> 251)</text:span></text:p>
          </table:table-cell>
        </table:table-row>
        <table:table-row>
          <table:table-cell table:style-name="Dictionary.A2" table:number-rows-spanned="2" office:value-type="string">
            <text:p text:style-name="P14">ВСЕДОБРО́</text:p>
            <text:p text:style-name="P18"><text:soft-page-break/>-а́, <text:span text:style-name="T176">ім., с., інд.-авт.,</text:span></text:p>
            <text:p text:style-name="P18"><text:span text:style-name="T2">утворене способом основословоскладання, похідне від </text:span><text:span text:style-name="T2">слів:</text:span> <text:span text:style-name="T51">все</text:span> і <text:span text:style-name="T51">добро́</text:span><text:span text:style-name="T198">.</text:span></text:p>
            <text:p text:style-name="P19">Спасенної тримайся криги,</text:p>
            <text:p text:style-name="P19">пречистої тримайся туги,</text:p>
            <text:p text:style-name="P19">шаленої тримайся муки</text:p>
            <text:p text:style-name="P18"><text:span text:style-name="T177">і так існуй — на </text:span><text:span text:style-name="T179">вседобро</text:span><text:span text:style-name="T41"> (П,</text:span><text:span text:style-name="T2"> ІІ, 83)</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добро́</text:p>
            <text:p text:style-name="P18"><text:span text:style-name="T149">-а, </text:span><text:span text:style-name="T153">с.</text:span></text:p>
            <text:p text:style-name="P18"><text:span text:style-name="T125">1) Усе позитивне в житті людей, що відповідає їхнім інтересам, бажанням, мріям; благо; </text:span><text:span text:style-name="T141">прот.</text:span><text:span text:style-name="T125"> лихо, зло. || Добра, корисна справа, вчинок і т. ін. </text:span><text:span text:style-name="T163">(ВТСУМ,</text:span><text:span text:style-name="T127"> 307)</text:span></text:p>
          </table:table-cell>
        </table:table-row>
        <table:table-row>
          <table:table-cell table:style-name="Dictionary.A2" table:number-rows-spanned="2" office:value-type="string">
            <text:p text:style-name="P14">ВСЕДОРО́ГА</text:p>
            <text:p text:style-name="P18">-и́, <text:span text:style-name="T176">ім., ж., інд.-авт.,</text:span></text:p>
            <text:p text:style-name="P18"><text:span text:style-name="T9">утворене способом основоскладання, похідне від слів:</text:span> <text:span text:style-name="T51">все</text:span> і <text:span text:style-name="T51">доро́га.</text:span></text:p>
            <text:p text:style-name="P19">Ця дорога <text:span text:style-name="T50">вседороги</text:span></text:p>
            <text:p text:style-name="P19">всенезустрічі — всегону.</text:p>
            <text:p text:style-name="P19">Позирай із заквагону</text:p>
            <text:p text:style-name="P19">за сузір’ям Козерога<text:span text:style-name="T39"> (П,</text:span><text:span text:style-name="T6"> І, 67);</text:span></text:p>
            <text:p text:style-name="P19">Ламка і витка всеспадна <text:span text:style-name="T50">вседорога</text:span>.</text:p>
            <text:p text:style-name="P18"><text:span text:style-name="T177">Дорога до Бога — ламка і витка</text:span><text:span text:style-name="T41"> (П,</text:span><text:span text:style-name="T2"> І, 98)</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доро́га</text:p>
            <text:p text:style-name="P18"><text:span text:style-name="T149">-и, </text:span><text:span text:style-name="T153">ж.</text:span></text:p>
            <text:p text:style-name="P18">1) Смуга землі, по якій їздять і ходять. || Смуга, що лишається як слід після руху кого-, чого-небудь.</text:p>
            <text:p text:style-name="P18">2) Місце для проходу, проїзду. || <text:span text:style-name="T175">перен.</text:span> Доступ куди-небудь, можливість потрапити куди-небудь.</text:p>
            <text:p text:style-name="P18">3) Перебування в русі (йдучи або їдучи куди-небудь).</text:p>
            <text:p text:style-name="P20">4) <text:span text:style-name="T175">у знач.</text:span> <text:span text:style-name="T175">присл.</text:span> дорогою. Під час руху, подорожування куди-небудь.</text:p>
            <text:p text:style-name="P20"><text:span text:style-name="T124">5) Правильний напрямок для руху </text:span><text:span text:style-name="T124">кого-небудь. || </text:span><text:span text:style-name="T140">перен.</text:span><text:span text:style-name="T124"> Напрямок діяльності, шлях розвитку</text:span><text:span text:style-name="T162"> (ВТСУМ,</text:span><text:span text:style-name="T136"> 320)</text:span></text:p>
          </table:table-cell>
        </table:table-row>
        <table:table-row>
          <table:table-cell table:style-name="Dictionary.A2" table:number-rows-spanned="2" office:value-type="string">
            <text:p text:style-name="P14">ВСЕДОРОГИ́Й</text:p>
            <text:p text:style-name="P18"><text:soft-page-break/>-а́, -е́, <text:span text:style-name="T177">прикм., </text:span><text:span text:style-name="T176">інд.-авт.,</text:span></text:p>
            <text:p text:style-name="P18"><text:span text:style-name="T9">утворене способом основоскладання, похідне від слів:</text:span> <text:span text:style-name="T51">все</text:span> і <text:span text:style-name="T51">дороги́й.</text:span></text:p>
            <text:p text:style-name="P19">Земля — хитлива і плавка — <text:span text:style-name="T50">вседорога</text:span> і всепрощальна - </text:p>
            <text:p text:style-name="P19">здоліла стати, щоб благальна помічена була рука<text:span text:style-name="T39"> (П,</text:span><text:span text:style-name="T6"> ІІ, 147);</text:span></text:p>
            <text:p text:style-name="P19">Який бо холод довкруги!</text:p>
            <text:p text:style-name="P19">Самотності! Ніде нікого.</text:p>
            <text:p text:style-name="P19">Одна підтримка — голос Бога</text:p>
            <text:p text:style-name="P18"><text:span text:style-name="T179">вседорогий, вседорогий</text:span><text:span text:style-name="T41"> (П,</text:span><text:span text:style-name="T2"> ІІ, 184)</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дороги́й</text:p>
            <text:p text:style-name="P18"><text:soft-page-break/>-а, -е.</text:p>
            <text:p text:style-name="P18">1) Який коштує великі гроші; <text:span text:style-name="T175">прот.</text:span> дешевий. || Високий (про ціну).</text:p>
            <text:p text:style-name="P18">2) <text:span text:style-name="T175">перен.</text:span> Який високо ціниться, оберігається, яким дорожать.</text:p>
            <text:p text:style-name="P18">3) Близький, милий серцю. || Бажаний, жданий (про гостей). || У звертанні — для вираження любові, приязні<text:span text:style-name="T39"> (ВТСУМ,</text:span><text:span text:style-name="T193"> 320)</text:span></text:p>
          </table:table-cell>
        </table:table-row>
        <table:table-row>
          <table:table-cell table:style-name="Dictionary.A2" table:number-rows-spanned="2" office:value-type="string">
            <text:p text:style-name="P14">ВСЕЗАДУ́́МА</text:p>
            <text:p text:style-name="P18">-и, <text:span text:style-name="T176">ім., ж., інд.-авт.,</text:span></text:p>
            <text:p text:style-name="P18"><text:span text:style-name="T9">утворене способом основоскладання, похідне від слів:</text:span> <text:span text:style-name="T51">все</text:span> і <text:span text:style-name="T51">заду́ма.</text:span></text:p>
            <text:p text:style-name="P19">Пірни</text:p>
            <text:p text:style-name="P18"><text:span text:style-name="T177">у </text:span><text:span text:style-name="T179">всезадуму</text:span><text:span text:style-name="T177"> і збавляй безчасся</text:span><text:span text:style-name="T41"> (П,</text:span><text:span text:style-name="T2"> І, 178)</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заду́ма</text:p>
            <text:p text:style-name="P18"><text:span text:style-name="T149">-и, </text:span><text:span text:style-name="T153">ж.</text:span></text:p>
            <text:p text:style-name="P18">Стан того, хто заглибився в думки, роздуми<text:span text:style-name="T39"> (ВТСУМ,</text:span><text:span text:style-name="T193"> 390)</text:span></text:p>
          </table:table-cell>
        </table:table-row>
        <table:table-row>
          <table:table-cell table:style-name="Dictionary.A2" table:number-rows-spanned="2" office:value-type="string">
            <text:p text:style-name="P14">ВСЕКВО́ЛИЙ</text:p>
            <text:p text:style-name="P18">-а, -е, <text:span text:style-name="T177">прикм., </text:span><text:span text:style-name="T176">інд.-авт.,</text:span></text:p>
            <text:p text:style-name="P18"><text:span text:style-name="T9">утворене способом основословоскладання, похідне від </text:span><text:span text:style-name="T9">слів:</text:span> <text:span text:style-name="T51">все </text:span>і <text:span text:style-name="T51">кво́лий.</text:span></text:p>
            <text:p text:style-name="P19">Тож — в неба провалля в бездоння, бездолий</text:p>
            <text:p text:style-name="P19">нагірний, невірний, западистий рай,</text:p>
            <text:p text:style-name="P19"><text:soft-page-break/>всебідий, всегнівний, всещедрий, <text:span text:style-name="T50">всекволий</text:span>.</text:p>
            <text:p text:style-name="P18"><text:span text:style-name="T177">А що під крилом твоїм? Кара — карай</text:span><text:span text:style-name="T43"> (П,</text:span><text:span text:style-name="T6"> І, 98)</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кво́лий</text:p>
            <text:p text:style-name="P18">-а, -е.</text:p>
            <text:p text:style-name="P18">1) Який має неміцну будову тіла, фізично нерозвинутий; тендітний. || Який утратив силу через хворобу, втому тощо; слабий, безсилий, немічний. || Неміцний, слабкий (про <text:soft-page-break/>здоров’я). || Який погано росте; негустий, невисокий, прив’ялий (про рослини). || Неміцний, нестійкий (про будівлі, їх частини).</text:p>
            <text:p text:style-name="P18"><text:span text:style-name="T124">2) </text:span><text:span text:style-name="T140">перен.</text:span><text:span text:style-name="T124"> Позбавлений душевної стійкості, твердості, сили волі. || Небадьорий, млявий</text:span><text:span text:style-name="T163"> (ВТСУМ,</text:span><text:span text:style-name="T137"> 534)</text:span></text:p>
          </table:table-cell>
        </table:table-row>
        <table:table-row>
          <table:table-cell table:style-name="Dictionary.A2" table:number-rows-spanned="2" office:value-type="string">
            <text:p text:style-name="P14">ВСЕМЕЖА́</text:p>
            <text:p text:style-name="P18">-и́, <text:span text:style-name="T176">ім., ж., інд.-авт.,</text:span></text:p>
            <text:p text:style-name="P18"><text:span text:style-name="T9">утворене способом основоскладання, похідне від слів:</text:span> <text:span text:style-name="T51">все</text:span> і <text:span text:style-name="T51">межа́</text:span><text:span text:style-name="T200">.</text:span></text:p>
            <text:p text:style-name="P19">Ти ще — ось-ось. Допіру-но ступив</text:p>
            <text:p text:style-name="P18"><text:span text:style-name="T177">за </text:span><text:span text:style-name="T179">всемежу</text:span><text:span text:style-name="T41"> (П,</text:span><text:span text:style-name="T2"> І, 182)</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межа́</text:p>
            <text:p text:style-name="P18"><text:span text:style-name="T149">-і, </text:span><text:span text:style-name="T153">ж.</text:span></text:p>
            <text:p text:style-name="P18"><text:span text:style-name="T124">1) Лінія поділу якої-небудь території; границя (у 1 </text:span><text:span text:style-name="T140">знач.</text:span><text:span text:style-name="T124">). || Лінія, що поділяє землі або води суміжних держав; кордон. || Лінія (умовна), що розділяє між собою якісь частини поверхні. || Зорова лінія, що відділяє що-небудь від чогось. || </text:span><text:span text:style-name="T140">перен.</text:span><text:span text:style-name="T124"> Уявна точка на сонячній орбіті, що поділяє лінію орбіти на відрізки, відповідні до ранку, дня або вечора. ||</text:span><text:span text:style-name="T140">між чим і чим</text:span><text:span text:style-name="T124">, </text:span><text:span text:style-name="T140">чого і чого</text:span><text:span text:style-name="T124">, </text:span><text:span text:style-name="T140">перен.</text:span><text:span text:style-name="T124"> Границя поділу, розрізнення яких-небудь явищ, предметів тощо</text:span><text:span text:style-name="T163"> (ВТСУМ,</text:span><text:span text:style-name="T137"> 656)</text:span></text:p>
          </table:table-cell>
        </table:table-row>
        <table:table-row>
          <table:table-cell table:style-name="Dictionary.A2" table:number-rows-spanned="2" office:value-type="string">
            <text:p text:style-name="P14">ВСЕМОЛОДИ́Й</text:p>
            <text:p text:style-name="P18">-а́, -е́, <text:span text:style-name="T177">прикм., </text:span><text:span text:style-name="T176">інд.-авт.,</text:span></text:p>
            <text:p text:style-name="P18"><text:span text:style-name="T2">утворене способом основоскладання, похідне від слів:</text:span> <text:span text:style-name="T51">все</text:span> і <text:span text:style-name="T51">молоди́й.</text:span></text:p>
            <text:p text:style-name="P19">Усесвіту пустеля</text:p>
            <text:p text:style-name="P19"><text:soft-page-break/>небавом нас огорне,</text:p>
            <text:p text:style-name="P19">і мертва не воскресне</text:p>
            <text:p text:style-name="P19"><text:span text:style-name="T50">всемолода</text:span> біда<text:span text:style-name="T39"> (П,</text:span><text:span text:style-name="T6"> І, 212);</text:span></text:p>
            <text:p text:style-name="P19">І, хилячи <text:span text:style-name="T50">всемолоде</text:span> чоло,</text:p>
            <text:p text:style-name="P18"><text:span text:style-name="T177">пройти під поглядом, немов під градом…</text:span><text:span text:style-name="T40"> (П,</text:span><text:span text:style-name="T2"> ІІ, 83)</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молоди́й</text:p>
            <text:p text:style-name="P18"><text:span text:style-name="T149">-а, -е, </text:span><text:span text:style-name="T153">нар.-поет.</text:span></text:p>
            <text:p text:style-name="P18"><text:span text:style-name="T150">1) Який має небагато років, не досяг зрілого віку; юний. || Не старий. || </text:span><text:span text:style-name="T154">у </text:span><text:soft-page-break/><text:span text:style-name="T154">знач.</text:span><text:span text:style-name="T150"> </text:span><text:span text:style-name="T154">ім.</text:span><text:span text:style-name="T150"> молодий, -дого, </text:span><text:span text:style-name="T154">ч.</text:span><text:span text:style-name="T150">; молода, -дої, </text:span><text:span text:style-name="T154">ж.</text:span><text:span text:style-name="T150">; молоде, -дого, </text:span><text:span text:style-name="T154">с.</text:span><text:span text:style-name="T150"> Той, хто має небагато років, ще не старий. || З прізвищем, прізвиськом і т. ін. — означає дітей (на відміну від батьків). || </text:span><text:span text:style-name="T154">у знач.</text:span><text:span text:style-name="T150"> </text:span><text:span text:style-name="T154">ім.</text:span><text:span text:style-name="T150"> молоді, -дих,</text:span><text:span text:style-name="T154">мн.</text:span><text:span text:style-name="T150"> Діти (</text:span><text:span text:style-name="T154">див.</text:span><text:span text:style-name="T150"> діти I 2)). || Стос. до молодості, належний, </text:span><text:span text:style-name="T154">власт.</text:span><text:span text:style-name="T150"> їй</text:span><text:span text:style-name="T161"> (ВТСУМ,</text:span><text:span text:style-name="T151"> 685)</text:span></text:p>
          </table:table-cell>
        </table:table-row>
        <table:table-row>
          <table:table-cell table:style-name="Dictionary.A2" table:number-rows-spanned="2" office:value-type="string">
            <text:p text:style-name="P14">ВСЕНАЧУВА́ННИЙ</text:p>
            <text:p text:style-name="P18"><text:span text:style-name="T187">-а, -е, </text:span><text:span text:style-name="T183">прикм., </text:span><text:span text:style-name="T184">інд.-авт.,</text:span></text:p>
            <text:p text:style-name="P18"><text:span text:style-name="T9">утворене складносуфіксальним способом, похідне від слів:</text:span> <text:span text:style-name="T51">все </text:span>і <text:span text:style-name="T51">начува́тися.</text:span></text:p>
            <text:p text:style-name="P19">І торопкі <text:span text:style-name="T50">всеначуванні</text:span> кроки,</text:p>
            <text:p text:style-name="P18"><text:span text:style-name="T177">то лис блукає — із хвостом рудим</text:span><text:span text:style-name="T41"> (П,</text:span><text:span text:style-name="T2"> ІІ, 156)</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начува́тися</text:p>
            <text:p text:style-name="P18"><text:span text:style-name="T149">-аюся, -аєшся, </text:span><text:span text:style-name="T153">недок.</text:span></text:p>
            <text:p text:style-name="P18"><text:span text:style-name="T125">Чекати розплати, помсти. || </text:span><text:span text:style-name="T141">чого</text:span><text:span text:style-name="T125">. Чекати чого-небудь неприємного</text:span><text:span text:style-name="T163"> (ВТСУМ,</text:span><text:span text:style-name="T127"> 745)</text:span></text:p>
          </table:table-cell>
        </table:table-row>
        <table:table-row>
          <table:table-cell table:style-name="Dictionary.A2" table:number-rows-spanned="3" office:value-type="string">
            <text:p text:style-name="P14">ВСЕНЕДОЧЕКА́ВШИСЯ</text:p>
            <text:p text:style-name="P19">дієприсл., док., інд.-авт.,</text:p>
            <text:p text:style-name="P18"><text:span text:style-name="T8">утворене способом основоскладання і суфіксально-префіксальним, похідне від слів:</text:span> <text:span text:style-name="T51">все</text:span> і <text:span text:style-name="T51">не дочека́тися.</text:span></text:p>
            <text:p text:style-name="P19">Ну й долечка! Прождати на життя -</text:p>
            <text:p text:style-name="P18"><text:span text:style-name="T177">і </text:span><text:span text:style-name="T179">всенедочекавшися</text:span><text:span text:style-name="T177"> — померти!</text:span><text:span text:style-name="T40"> </text:span><text:span text:style-name="T40">(П,</text:span><text:span text:style-name="T2"> І, 188)</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4">не</text:p>
            <text:p text:style-name="P18"><text:span text:style-name="T153">запереч.</text:span><text:span text:style-name="T149"> </text:span><text:span text:style-name="T153">част.</text:span></text:p>
            <text:p text:style-name="P18">1) Уживається перед присудком для повного заперечення змісту висловленого. || Уживається перед підметом або другорядним членом речення для повного заперечення їх змісту. || Уживається для повного заперечення чого-небудь після заперечних прислівників, займенників та деяких часток («навіть», «ще», «й» <text:soft-page-break/>і т. ін.), що підсилюють заперечення. || Уживається для повного заперечення чого-небудь у разі протиставлення. || Уживається для підсилення заперечення у поєднанні з повторюваним словом<text:span text:style-name="T39"> (ВТСУМ,</text:span><text:span text:style-name="T203"> 746)</text:span></text:p>
          </table:table-cell>
        </table:table-row>
        <table:table-row>
          <table:covered-table-cell/>
          <table:table-cell table:style-name="Dictionary.B2" office:value-type="string">
            <text:p text:style-name="P15">дочека́тися</text:p>
            <text:p text:style-name="P18"><text:span text:style-name="T149">-аюся, -аєшся, </text:span><text:span text:style-name="T153">док.</text:span><text:span text:style-name="T149">, дочікуватися, </text:span><text:span text:style-name="T149">-уюся, -уєшся, </text:span><text:span text:style-name="T153">недок.</text:span></text:p>
            <text:p text:style-name="P18">Пробути, прожити до того часу, поки настане, з’явиться очікуване; діждатися<text:span text:style-name="T39"> (ВТСУМ,</text:span><text:span text:style-name="T193"> 325)</text:span></text:p>
          </table:table-cell>
        </table:table-row>
        <table:table-row>
          <table:table-cell table:style-name="Dictionary.A1" table:number-rows-spanned="3" office:value-type="string">
            <text:p text:style-name="P14">ВСЕНЕНАЖДА́ННИЙ</text:p>
            <text:p text:style-name="P18"><text:span text:style-name="T187">-а, -е, </text:span><text:span text:style-name="T183">прикм., </text:span><text:span text:style-name="T184">інд.-авт.,</text:span></text:p>
            <text:p text:style-name="P18"><text:span text:style-name="T186">утворене способом основоскладання і суфіксально-префіксальним, похідне від слів:</text:span><text:span text:style-name="T187"> </text:span><text:span text:style-name="T51">все</text:span><text:span text:style-name="T187"> і </text:span><text:span text:style-name="T51">не</text:span> <text:span text:style-name="T51">жда́ти.</text:span></text:p>
            <text:p text:style-name="P19">я забуваюся, коли цнота</text:p>
            <text:p text:style-name="P19">пречистого пребілого паперу</text:p>
            <text:p text:style-name="P19">почне мене, відкривши добру еру</text:p>
            <text:p text:style-name="P19">натхнення в тиші, і коли мета</text:p>
            <text:p text:style-name="P18"><text:span text:style-name="T177">мене в полон імкне, </text:span><text:span text:style-name="T179">всененажданна</text:span><text:span text:style-name="T41"> (П,</text:span><text:span text:style-name="T2"> ІІ, 169)</text:span></text:p>
          </table:table-cell>
          <table:table-cell table:style-name="Dictionary.B1"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8"><text:span text:style-name="T51">не</text:span> <text:span text:style-name="T186">(див. </text:span><text:span text:style-name="T51">ВСЕНЕДОЧЕКА́ВШИСЯ</text:span><text:span text:style-name="T186">)</text:span></text:p>
          </table:table-cell>
        </table:table-row>
        <table:table-row>
          <table:covered-table-cell/>
          <table:table-cell table:style-name="Dictionary.B2" office:value-type="string">
            <text:p text:style-name="P15">жда́ти</text:p>
            <text:p text:style-name="P18"><text:span text:style-name="T149">жду, ждеш, </text:span><text:span text:style-name="T153">недок.</text:span></text:p>
            <text:p text:style-name="P18">1) <text:span text:style-name="T175">перех.</text:span> Перебувати де-небудь, щоб побачити когось, зустрітися з кимось; чекати, очікувати. || <text:span text:style-name="T175">перех.</text:span> <text:span text:style-name="T175">і неперех.</text:span>, <text:span text:style-name="T175">кого</text:span>, <text:span text:style-name="T175">чого</text:span>, <text:span text:style-name="T175">на кого </text:span>–<text:span text:style-name="T175">що</text:span>, <text:span text:style-name="T175">зі спол.</text:span> Розраховувати на чиє-небудь повернення, на прихід, появу когось, чогось, на здійснення чогось.</text:p>
            <text:p text:style-name="P18"><text:span text:style-name="T125">2) </text:span><text:span text:style-name="T141">перех.</text:span><text:span text:style-name="T125"> </text:span><text:span text:style-name="T141">і неперех.</text:span><text:span text:style-name="T125"> Надіятися на що-</text:span><text:span text:style-name="T125">небудь, сподіватися чогось; чекати</text:span><text:span text:style-name="T163"> (ВТСУМ,</text:span><text:span text:style-name="T127"> 365)</text:span></text:p>
          </table:table-cell>
        </table:table-row>
        <table:table-row>
          <table:table-cell table:style-name="Dictionary.A1" table:number-rows-spanned="3" office:value-type="string">
            <text:p text:style-name="P14">ВСЕНЕЗУ́́СТРІЧ</text:p>
            <text:p text:style-name="P18"><text:soft-page-break/>-і, <text:span text:style-name="T176">ім., ж., інд.-авт.,</text:span></text:p>
            <text:p text:style-name="P18"><text:span text:style-name="T9">утворене способом зрощення, похідне від слів:</text:span> <text:span text:style-name="T51">все</text:span> і <text:span text:style-name="T51">незу́стріч.</text:span></text:p>
            <text:p text:style-name="P19">Ця дорога вседороги</text:p>
            <text:p text:style-name="P19"><text:span text:style-name="T50">всенезустрічі</text:span> — всегону.</text:p>
            <text:p text:style-name="P19">Позирай із заквагону</text:p>
            <text:p text:style-name="P19">за сузір’ям Козерога<text:span text:style-name="T39"> (П,</text:span><text:span text:style-name="T6"> І, 67);</text:span></text:p>
            <text:p text:style-name="P19">Що мав — привиділось, причулося,</text:p>
            <text:p text:style-name="P18"><text:span text:style-name="T177">на </text:span><text:span text:style-name="T179">всенезустріч</text:span><text:span text:style-name="T177">, всепрощання</text:span><text:span text:style-name="T41"> (П,</text:span><text:span text:style-name="T2"> І, 199)</text:span></text:p>
          </table:table-cell>
          <table:table-cell table:style-name="Dictionary.B1"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4">не <text:span text:style-name="T186">(див. </text:span>ВСЕНЕДОЧЕКА́ВШИСЯ<text:span text:style-name="T186">)</text:span></text:p>
          </table:table-cell>
        </table:table-row>
        <table:table-row>
          <table:covered-table-cell/>
          <table:table-cell table:style-name="Dictionary.B2" office:value-type="string">
            <text:p text:style-name="P15">зу́стріч</text:p>
            <text:p text:style-name="P18"><text:span text:style-name="T149">-і, </text:span><text:span text:style-name="T153">ж.</text:span><text:span text:style-name="T149">, </text:span><text:span text:style-name="T153">кого</text:span><text:span text:style-name="T149">, </text:span><text:span text:style-name="T153">чого</text:span><text:span text:style-name="T149">, </text:span><text:span text:style-name="T153">з ким —</text:span><text:span text:style-name="T149"> </text:span><text:span text:style-name="T153">чим і без додатка</text:span><text:span text:style-name="T149">.</text:span></text:p>
            <text:p text:style-name="P18">1) Зближення з ким-, чим-небудь, хто (що) рухається навпроти.</text:p>
            <text:p text:style-name="P18"><text:span text:style-name="T124">2) Випадкове або наперед домовлене побачення з ким-небудь. || Тимчасове спільне перебування де-небудь з метою обговорення яких-небудь питань, для бесіди, наради і т. ін. || Спортивне змагання. || </text:span><text:span text:style-name="T140">рідко</text:span><text:span text:style-name="T124">. Знайомство</text:span><text:span text:style-name="T163"> (ВТСУМ,</text:span><text:span text:style-name="T137"> 483)</text:span></text:p>
          </table:table-cell>
        </table:table-row>
        <table:table-row>
          <table:table-cell table:style-name="Dictionary.A1" table:number-rows-spanned="2" office:value-type="string">
            <text:p text:style-name="P14">ВСЕНЕЗУ́́СТРІЧ-ВСЕГÍН</text:p>
            <text:p text:style-name="P18">-го́ну, <text:span text:style-name="T176">ім., ж., інд.-авт.,</text:span></text:p>
            <text:p text:style-name="P18"><text:span text:style-name="T9">утворене способом словоскладання, похідне від слів:</text:span><text:span text:style-name="T195"> </text:span><text:span text:style-name="T52">всенезу́стріч</text:span><text:span text:style-name="T195"> і </text:span><text:span text:style-name="T52">всегі́н.</text:span></text:p>
            <text:p text:style-name="P19">Ця дорога вседороги,</text:p>
            <text:p text:style-name="P19"><text:span text:style-name="T50">всенезустрічі-всегону</text:span>,</text:p>
            <text:p text:style-name="P19">позирай із зак-вагону</text:p>
            <text:p text:style-name="P18"><text:span text:style-name="T177">за сузір’ям Козерога</text:span><text:span text:style-name="T41"> (П,</text:span><text:span text:style-name="T2"> І, 118)</text:span></text:p>
          </table:table-cell>
          <table:table-cell table:style-name="Dictionary.B1" office:value-type="string">
            <text:p text:style-name="P18"><text:span text:style-name="T52">всенезу́стріч </text:span><text:span text:style-name="T188">(див. </text:span><text:span text:style-name="T52">ВСЕНЕЗУ́́СТРІЧ</text:span><text:span text:style-name="T188">)</text:span></text:p>
          </table:table-cell>
        </table:table-row>
        <table:table-row>
          <table:covered-table-cell/>
          <table:table-cell table:style-name="Dictionary.B2" office:value-type="string">
            <text:p text:style-name="P18"><text:span text:style-name="T52">всегі́н </text:span><text:span text:style-name="T188">(див. </text:span><text:span text:style-name="T52">ВСЕГÍН</text:span><text:span text:style-name="T188">)</text:span></text:p>
          </table:table-cell>
        </table:table-row>
        <table:table-row>
          <table:table-cell table:style-name="Dictionary.A2" table:number-rows-spanned="2" office:value-type="string">
            <text:p text:style-name="P14">ВСЕНЕПІ́ЗНАНИЙ</text:p>
            <text:p text:style-name="P18">-а, -е, <text:span text:style-name="T177">прикм., </text:span><text:span text:style-name="T176">інд.-авт.,</text:span></text:p>
            <text:p text:style-name="P18"><text:span text:style-name="T9">утворене способом основоскладання, похідне від слів:</text:span> <text:span text:style-name="T51">все</text:span> і <text:span text:style-name="T51">непі́знаний.</text:span></text:p>
            <text:p text:style-name="P19">…попелясті зозулі</text:p>
            <text:p text:style-name="P19"><text:soft-page-break/>вістили роки: жий однині</text:p>
            <text:p text:style-name="P18"><text:span text:style-name="T177">на </text:span><text:span text:style-name="T179">всенепізнаній</text:span><text:span text:style-name="T177"> землі</text:span><text:span text:style-name="T41"> (П,</text:span><text:span text:style-name="T2"> І, 128)</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непі́знаний</text:p>
            <text:p text:style-name="P18">-а, -е.</text:p>
            <text:p text:style-name="P18">Якого ще не пізнали, не вивчили<text:span text:style-name="T39"> (ВТСУМ,</text:span><text:span text:style-name="T193"> 772)</text:span></text:p>
          </table:table-cell>
        </table:table-row>
        <table:table-row>
          <table:table-cell table:style-name="Dictionary.A2" table:number-rows-spanned="2" office:value-type="string">
            <text:p text:style-name="P14">ВСЕНЕПОГА́СНИЙ</text:p>
            <text:p text:style-name="P18">-а, -е, <text:span text:style-name="T177">прикм., </text:span><text:span text:style-name="T176">інд.-авт.,</text:span></text:p>
            <text:p text:style-name="P18"><text:span text:style-name="T9">утворене способом основоскладання, похідне від слів:</text:span> <text:span text:style-name="T51">все</text:span> і <text:span text:style-name="T51">непога́́сний</text:span></text:p>
            <text:p text:style-name="P19">оце світіння полохких світань</text:p>
            <text:p text:style-name="P19">світів жертовних, що мене запалює</text:p>
            <text:p text:style-name="P19"><text:span text:style-name="T50">всенепогасним</text:span> і ламким, як крига,</text:p>
            <text:p text:style-name="P18"><text:span text:style-name="T177">огнем співучих надторосів — криг</text:span><text:span text:style-name="T41"> (П,</text:span><text:span text:style-name="T2"> І, 80)</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непога́сний</text:p>
            <text:p text:style-name="P18">-а, -е.</text:p>
            <text:p text:style-name="P18">1) Який не гасне, якого не можна погасити; невгасимий.</text:p>
            <text:p text:style-name="P18"><text:span text:style-name="T125">2) </text:span><text:span text:style-name="T141">перен.</text:span><text:span text:style-name="T125"> Який з часом не втрачає своєї сили; неослабний. || Якого не можна стримати, угамувати</text:span><text:span text:style-name="T163"> (ВТСУМ,</text:span><text:span text:style-name="T127"> 773)</text:span></text:p>
          </table:table-cell>
        </table:table-row>
        <table:table-row>
          <table:table-cell table:style-name="Dictionary.A2" table:number-rows-spanned="2" office:value-type="string">
            <text:p text:style-name="P14">ВСЕНЕПОКО́РА</text:p>
            <text:p text:style-name="P18">-и, <text:span text:style-name="T176">ім., ж., інд.-авт.,</text:span></text:p>
            <text:p text:style-name="P18"><text:span text:style-name="T9">утворене способом основоскладання, похідне від слів:</text:span> <text:span text:style-name="T51">все</text:span> і <text:span text:style-name="T51">непоко́ра.</text:span></text:p>
            <text:p text:style-name="P19">Страшна ковбаня — чорна і масна.</text:p>
            <text:p text:style-name="P19">І дух тяжкий повзе, немов потвора,</text:p>
            <text:p text:style-name="P19">в лещатах дум твоя <text:span text:style-name="T50">всенепокора</text:span>,</text:p>
            <text:p text:style-name="P18"><text:span text:style-name="T177">стою на кладці. Дозираю дна</text:span><text:span text:style-name="T41"> (П,</text:span><text:span text:style-name="T2"> І, 151)</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непоко́ра</text:p>
            <text:p text:style-name="P18"><text:span text:style-name="T149">-и, </text:span><text:span text:style-name="T153">ж.</text:span></text:p>
            <text:p text:style-name="P18">Небажання або відмова підкорятися кому-небудь, слухатися когось і т. ін. <text:span text:style-name="T39">(ВТСУМ,</text:span><text:span text:style-name="T193"> 774)</text:span></text:p>
          </table:table-cell>
        </table:table-row>
        <table:table-row>
          <table:table-cell table:style-name="Dictionary.A2" table:number-rows-spanned="2" office:value-type="string">
            <text:p text:style-name="P14">ВСЕНИЩІ́ВНІСТЬ</text:p>
            <text:p text:style-name="P18">-ності, <text:span text:style-name="T176">ім., ж., інд.-авт.,</text:span></text:p>
            <text:p text:style-name="P18"><text:span text:style-name="T9">утворене складносуфіксальним </text:span><text:span text:style-name="T9">способом, похідне від слів:</text:span><text:span text:style-name="T195"> </text:span><text:span text:style-name="T52">все </text:span><text:span text:style-name="T188">і </text:span><text:span text:style-name="T52">нищі́вний.</text:span></text:p>
            <text:p text:style-name="P19">І ти збагнеш</text:p>
            <text:p text:style-name="P18"><text:soft-page-break/><text:span text:style-name="T177">обнавіснілу </text:span><text:span text:style-name="T179">всенищівність</text:span><text:span text:style-name="T177"> роду</text:span><text:span text:style-name="T41"> (П,</text:span><text:span text:style-name="T2"> І, 144)</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нищівни́й</text:p>
            <text:p text:style-name="P18">-а, -е.</text:p>
            <text:p text:style-name="P18">Який має велику руйнівну, знищувальну силу. || Дуже великий, сильний. || Різкий, нещадний, <text:soft-page-break/>непримиренний. || Сповнений зневаги, осуду, презирства<text:span text:style-name="T39"> (ВТСУМ,</text:span><text:span text:style-name="T193"> 786)</text:span></text:p>
          </table:table-cell>
        </table:table-row>
        <table:table-row>
          <table:table-cell table:style-name="Dictionary.A2" table:number-rows-spanned="2" office:value-type="string">
            <text:p text:style-name="P14">ВСЕО́БРІЙ</text:p>
            <text:p text:style-name="P18">-ю, <text:span text:style-name="T176">ім., ч., інд.-авт.,</text:span></text:p>
            <text:p text:style-name="P18"><text:span text:style-name="T9">утворене способом основоскладання, похідне від слів:</text:span> <text:span text:style-name="T51">все </text:span>і <text:span text:style-name="T51">о́брій.</text:span></text:p>
            <text:p text:style-name="P19">Старечою ходою</text:p>
            <text:p text:style-name="P19">із костуром — іще бриниш мені</text:p>
            <text:p text:style-name="P18"><text:span text:style-name="T179">всеобрієм</text:span><text:span text:style-name="T41"> (П,</text:span><text:span text:style-name="T2"> І, 182)</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о́брій</text:p>
            <text:p text:style-name="P18"><text:span text:style-name="T149">-ю, </text:span><text:span text:style-name="T153">ч.</text:span></text:p>
            <text:p text:style-name="P18">1) Лінія позірного зіткнення неба з землею чи водною поверхнею; горизонт, небокрай. || Прилегла до землі частина небесного простору; небосхил.</text:p>
            <text:p text:style-name="P18">2) Простір, який постає перед очима на відкритій місцевості; видноколо<text:span text:style-name="T39"> (ВТСУМ,</text:span><text:span text:style-name="T193"> 816)</text:span></text:p>
          </table:table-cell>
        </table:table-row>
        <table:table-row>
          <table:table-cell table:style-name="Dictionary.A2" table:number-rows-spanned="2" office:value-type="string">
            <text:p text:style-name="P14">ВСЕОБРУША́ТИ</text:p>
            <text:p text:style-name="P18">-а́ю, -єш, дієсл., <text:span text:style-name="T177">недок., перех., інд.-авт.,</text:span></text:p>
            <text:p text:style-name="P18"><text:span text:style-name="T2">утворене способом основоскладання, похідне від слів:</text:span> <text:span text:style-name="T51">все</text:span> і <text:span text:style-name="T51">обруша́ти.</text:span></text:p>
            <text:p text:style-name="P19">Та <text:span text:style-name="T50">всеобрушає</text:span> нестерпно</text:p>
            <text:p text:style-name="P19">двопогляд. У ньому ти сущий,</text:p>
            <text:p text:style-name="P19">померлий, пантруєш живого,</text:p>
            <text:p text:style-name="P18"><text:span text:style-name="T177">зориш за померлим — живий</text:span><text:span text:style-name="T41"> (П,</text:span><text:span text:style-name="T2"> І, 87)</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22">обру́шувати</text:p>
            <text:p text:style-name="P18"><text:span text:style-name="T149">-ую, -уєш </text:span><text:span text:style-name="T153">і рідко </text:span><text:span text:style-name="T149">обрушати, -аю, -аєш, </text:span><text:span text:style-name="T153">недок.</text:span><text:span text:style-name="T149">, обрушити, -шу, -шиш,</text:span><text:span text:style-name="T153">док.</text:span><text:span text:style-name="T149">, </text:span><text:span text:style-name="T153">перех.</text:span></text:p>
            <text:p text:style-name="P18"><text:span text:style-name="T124">3) </text:span><text:span text:style-name="T140">перен.</text:span><text:span text:style-name="T124"> Навально спрямовувати щось (сили, удар і т. ін.) на кого-, що-небудь, проти кого-, чого-небудь. || Спрямовувати на кого-, що-небудь усю силу негативних почуттів (гніву, ненависті і т. ін.)</text:span><text:span text:style-name="T163"> (ВТСУМ,</text:span><text:span text:style-name="T137"> 817)</text:span></text:p>
          </table:table-cell>
        </table:table-row>
        <table:table-row>
          <table:table-cell table:style-name="Dictionary.A1" table:number-rows-spanned="2" office:value-type="string">
            <text:p text:style-name="P14">ВСЕО́ЧІ</text:p>
            <text:p text:style-name="P18">-чéй, <text:span text:style-name="T176">ім., мн., інд.-авт.,</text:span></text:p>
            <text:p text:style-name="P18"><text:span text:style-name="T9">утворене способом основоскладання, похідне від слів:</text:span> <text:span text:style-name="T51">все</text:span> і <text:span text:style-name="T51">о́чі.</text:span></text:p>
            <text:p text:style-name="P19"><text:soft-page-break/>Узорені, роздумані, прозорі -</text:p>
            <text:p text:style-name="P19">вони — одне високе чудування -</text:p>
            <text:p text:style-name="P19">недоторканна є оця зчужілість</text:p>
            <text:p text:style-name="P18"><text:span text:style-name="T177">і всепрозріння добрих </text:span><text:span text:style-name="T179">всеочей</text:span><text:span text:style-name="T41"> (П,</text:span><text:span text:style-name="T2"> ІІ, 198)</text:span></text:p>
          </table:table-cell>
          <table:table-cell table:style-name="Dictionary.B1"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21">О́ко (о́чі)</text:p>
            <text:p text:style-name="P18"><text:span text:style-name="T148">I </text:span><text:span text:style-name="T149">-а, </text:span><text:span text:style-name="T153">с.</text:span><text:span text:style-name="T149"> (</text:span><text:span text:style-name="T153">мн.</text:span><text:span text:style-name="T149"> очі, </text:span><text:span text:style-name="T153">рідко </text:span><text:span text:style-name="T149">вічі, очей — </text:span><text:span text:style-name="T153">перев.</text:span><text:span text:style-name="T149"> </text:span><text:span text:style-name="T153">з прийм.</text:span><text:span text:style-name="T149"> у).</text:span></text:p>
            <text:p text:style-name="P18"><text:soft-page-break/>1) Орган зору у людини, всіх хребетних та деяких безхребетних тварин. || Те саме, що погляд.</text:p>
            <text:p text:style-name="P18">2) <text:span text:style-name="T175">розм.</text:span> Здатність бачити; зір. || <text:span text:style-name="T175">тільки одн.</text:span> Особлива здатність бачення, властива людині завдяки певній професії, досвіду і т. ін.</text:p>
            <text:p text:style-name="P18"><text:span text:style-name="T125">3) </text:span><text:span text:style-name="T141">перен.</text:span><text:span text:style-name="T125">, </text:span><text:span text:style-name="T141">розм.</text:span><text:span text:style-name="T125"> Піклування, догляд</text:span><text:span text:style-name="T163"> (ВТСУМ,</text:span><text:span text:style-name="T127"> 837)</text:span></text:p>
          </table:table-cell>
        </table:table-row>
        <table:table-row>
          <table:table-cell table:style-name="Dictionary.A1" table:number-rows-spanned="2" office:value-type="string">
            <text:p text:style-name="P14">ВСЕПАМ’ЯТКИ́Й</text:p>
            <text:p text:style-name="P18">-á, -é, <text:span text:style-name="T177">прикм., </text:span><text:span text:style-name="T176">інд.-авт.,</text:span></text:p>
            <text:p text:style-name="P18"><text:span text:style-name="T9">утворене способом основоскладання, похідне від слів:</text:span> <text:span text:style-name="T51">все</text:span> і <text:span text:style-name="T52">пам’ятки́й.</text:span></text:p>
            <text:p text:style-name="P19">Володарю своєї смерті, доля - </text:p>
            <text:p text:style-name="P19"><text:span text:style-name="T50">всепам’ятка</text:span>, всечула, всевидюща - </text:p>
            <text:p text:style-name="P18"><text:span text:style-name="T177">нічого не забуде, не простить</text:span><text:span text:style-name="T41"> (П,</text:span><text:span text:style-name="T2"> І, 144)</text:span></text:p>
          </table:table-cell>
          <table:table-cell table:style-name="Dictionary.B1"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22">Пам’ятли́вий (пам’ятки́й)</text:p>
            <text:p text:style-name="P18">-а, -е.</text:p>
            <text:p text:style-name="P18">1) Який має добру пам’ять, здатний легко запам’ятовувати<text:span text:style-name="T39"> (ВТСУМ,</text:span><text:span text:style-name="T193"> 879)</text:span></text:p>
          </table:table-cell>
        </table:table-row>
        <table:table-row>
          <table:table-cell table:style-name="Dictionary.A1" table:number-rows-spanned="2" office:value-type="string">
            <text:p text:style-name="P14">ВСЕПЕКЕ́ЛЬНИЙ</text:p>
            <text:p text:style-name="P18">-а, -е, <text:span text:style-name="T177">прикм., </text:span><text:span text:style-name="T176">інд.-авт.,</text:span></text:p>
            <text:p text:style-name="P18"><text:span text:style-name="T186">утворене способом основоскладання, похідне від слів:</text:span> <text:span text:style-name="T51">все</text:span> і <text:span text:style-name="T51">пекéльний.</text:span></text:p>
            <text:p text:style-name="P19">Сяє срібне серце землі</text:p>
            <text:p text:style-name="P18"><text:span text:style-name="T179">всепекельними </text:span><text:span text:style-name="T177">калюжами</text:span><text:span text:style-name="T41"> (П,</text:span><text:span text:style-name="T2"> І, 173)</text:span></text:p>
          </table:table-cell>
          <table:table-cell table:style-name="Dictionary.B1"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пеке́льний</text:p>
            <text:p text:style-name="P18">-а, -е.</text:p>
            <text:p text:style-name="P18">1) Прикм. до пекло 1). || Який уявно спостерігається в пеклі.</text:p>
            <text:p text:style-name="P18">2) <text:span text:style-name="T175">перен.</text:span> Важкий, жахливий, нестерпний; такий, як у пеклі. || Надзвичайний за ступенем прояву; дуже великий.</text:p>
            <text:p text:style-name="P18"><text:span text:style-name="T125">3) </text:span><text:span text:style-name="T141">перен.</text:span><text:span text:style-name="T125"> Злий, підступний. || </text:span><text:span text:style-name="T141">розм.</text:span><text:span text:style-name="T125"> </text:span><text:soft-page-break/><text:span text:style-name="T125">Уживається як лайливе слово</text:span><text:span text:style-name="T163"> (ВТСУМ,</text:span><text:span text:style-name="T127"> 896-897)</text:span></text:p>
          </table:table-cell>
        </table:table-row>
        <table:table-row>
          <table:table-cell table:style-name="Dictionary.A2" table:number-rows-spanned="2" office:value-type="string">
            <text:p text:style-name="P14">ВСЕПЕРЕЛЕ́Т</text:p>
            <text:p text:style-name="P18">-у, <text:span text:style-name="T176">ім., ч., інд.-авт.,</text:span></text:p>
            <text:p text:style-name="P18"><text:span text:style-name="T9">утворене способом основоскладання, похідне від слів:</text:span><text:span text:style-name="T195"> </text:span><text:span text:style-name="T52">все</text:span><text:span text:style-name="T195"> і </text:span><text:span text:style-name="T52">перелі́т.</text:span></text:p>
            <text:p text:style-name="P19">Це божевілля пориву, ця рвань</text:p>
            <text:p text:style-name="P19"><text:span text:style-name="T50">всеперелетів</text:span> — з пекла і до раю,</text:p>
            <text:p text:style-name="P18"><text:span text:style-name="T177">це надвисання в смерть…</text:span><text:span text:style-name="T40"> (П,</text:span><text:span text:style-name="T2"> І, 144)</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перелі́т</text:p>
            <text:p text:style-name="P18"><text:span text:style-name="T149">-льоту, </text:span><text:span text:style-name="T153">ч.</text:span></text:p>
            <text:p text:style-name="P18">1) Дія і стан за знач. перелетіти 1), перелітати<text:span text:style-name="T39"> (ВТСУМ,</text:span><text:span text:style-name="T203"> 916)</text:span></text:p>
          </table:table-cell>
        </table:table-row>
        <table:table-row>
          <table:table-cell table:style-name="Dictionary.A2" table:number-rows-spanned="2" office:value-type="string">
            <text:p text:style-name="P14">ВСЕПЕРЕЛЯ́К</text:p>
            <text:p text:style-name="P18">-у, <text:span text:style-name="T176">ім., ч., інд.-авт.,</text:span></text:p>
            <text:p text:style-name="P18"><text:span text:style-name="T9">утворене способом основоскладання, похідне від слів:</text:span><text:span text:style-name="T195"> </text:span><text:span text:style-name="T52">все</text:span><text:span text:style-name="T195"> і </text:span><text:span text:style-name="T52">переля́к.</text:span></text:p>
            <text:p text:style-name="P19">Куди сховатись,</text:p>
            <text:p text:style-name="P19">аби втекти глухонімого болю</text:p>
            <text:p text:style-name="P19">і таємничого <text:span text:style-name="T50">Всепереляку</text:span></text:p>
            <text:p text:style-name="P18"><text:span text:style-name="T177">і ницого рятунку Порожнеч?</text:span><text:span text:style-name="T40"> (П,</text:span><text:span text:style-name="T2"> І, 136)</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переля́к</text:p>
            <text:p text:style-name="P18"><text:span text:style-name="T149">-у, </text:span><text:span text:style-name="T153">ч.</text:span></text:p>
            <text:p text:style-name="P18">Почуття страху, боязні. || Стан, викликаний таким почуттям; зовнішні ознаки такого почуття<text:span text:style-name="T39"> (ВТСУМ,</text:span><text:span text:style-name="T193"> 916)</text:span></text:p>
          </table:table-cell>
        </table:table-row>
        <table:table-row>
          <table:table-cell table:style-name="Dictionary.A2" table:number-rows-spanned="2" office:value-type="string">
            <text:p text:style-name="P14">ВСЕПОПÉРЕДУ</text:p>
            <text:p text:style-name="P19">присл., інд.-авт.,</text:p>
            <text:p text:style-name="P18"><text:span text:style-name="T8">утворене способом зрощення, похідне від слів:</text:span><text:span text:style-name="T195"> </text:span><text:span text:style-name="T52">все</text:span><text:span text:style-name="T195"> і </text:span><text:span text:style-name="T52">попéреду</text:span></text:p>
            <text:p text:style-name="P19">Іду до вас — ви <text:span text:style-name="T50">всепопереду</text:span>,</text:p>
            <text:p text:style-name="P18"><text:span text:style-name="T177">за заримим обрієм моїм</text:span><text:span text:style-name="T41"> (П,</text:span><text:span text:style-name="T2"> ІІ, 78)</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попе́реду</text:p>
            <text:p text:style-name="P18"><text:span text:style-name="T148">I </text:span><text:span text:style-name="T153">присл.</text:span></text:p>
            <text:p text:style-name="P18">1) Перед ким-, чим-небудь, на чолі когось, чогось; <text:span text:style-name="T175">прот.</text:span> позаду. || У передній частині чого-небудь. || У числі перших, передових, в авангарді.</text:p>
            <text:p text:style-name="P18">2) Раніше від кого-, чого-небудь; <text:soft-page-break/>спершу. || За якийсь час до чого-небудь; заздалегідь, наперед. || У минулому, раніше.</text:p>
            <text:p text:style-name="P18">3) На деякій відстані перед ким-, чим-небудь. || На значній віддалі на шляху під час пересування.</text:p>
            <text:p text:style-name="P18">4) У майбутньому<text:span text:style-name="T39"> (ВТСУМ,</text:span><text:span text:style-name="T193"> 1054)</text:span></text:p>
          </table:table-cell>
        </table:table-row>
        <table:table-row>
          <table:table-cell table:style-name="Dictionary.A2" table:number-rows-spanned="2" office:value-type="string">
            <text:p text:style-name="P14">ВСЕПРОЗРÍННЯ</text:p>
            <text:p text:style-name="P19">ім., с., інд.-авт.,</text:p>
            <text:p text:style-name="P18"><text:span text:style-name="T8">утворене способом основоскладання, похідне від слів:</text:span><text:span text:style-name="T195"> </text:span><text:span text:style-name="T52">все</text:span><text:span text:style-name="T195"> і </text:span><text:span text:style-name="T52">прозрíння.</text:span></text:p>
            <text:p text:style-name="P19">На всерозхресті люті і жаху,</text:p>
            <text:p text:style-name="P19">на <text:span text:style-name="T50">всепрозрінні</text:span> смертного скрику</text:p>
            <text:p text:style-name="P19">дай мені, Боже, чесного шляху,</text:p>
            <text:p text:style-name="P18"><text:span text:style-name="T177">дай мені, Боже, гордого лику!</text:span><text:span text:style-name="T40"> (П,</text:span><text:span text:style-name="T2"> І, 153);</text:span></text:p>
            <text:p text:style-name="P19">Узорені, роздумані, прозорі - </text:p>
            <text:p text:style-name="P19">вони — одне високе чудування - </text:p>
            <text:p text:style-name="P19">недоторканна є оця зчужілість</text:p>
            <text:p text:style-name="P18"><text:span text:style-name="T177">і </text:span><text:span text:style-name="T179">всепрозріння</text:span><text:span text:style-name="T177"> добрих всеочей</text:span><text:span text:style-name="T41"> (П,</text:span><text:span text:style-name="T2"> ІІ, 198)</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прозрі́ння</text:p>
            <text:p text:style-name="P18"><text:span text:style-name="T149">-я, </text:span><text:span text:style-name="T153">с.</text:span></text:p>
            <text:p text:style-name="P18">1) Дія і стан за знач. прозріти<text:span text:style-name="T39"> (ВТСУМ,</text:span><text:span text:style-name="T203"> 1153)</text:span></text:p>
          </table:table-cell>
        </table:table-row>
        <table:table-row>
          <table:table-cell table:style-name="Dictionary.A2" table:number-rows-spanned="2" office:value-type="string">
            <text:p text:style-name="P14">ВСЕПРОЩÁЛЬНИЙ</text:p>
            <text:p text:style-name="P18">-а, -е, <text:span text:style-name="T177">прикм., </text:span><text:span text:style-name="T176">інд.-авт.,</text:span></text:p>
            <text:p text:style-name="P18"><text:span text:style-name="T9">утворене способом основословоскладання, похідне від слів:</text:span><text:span text:style-name="T195"> </text:span><text:span text:style-name="T52">все</text:span><text:span text:style-name="T195"> і </text:span><text:span text:style-name="T52">прощáльний.</text:span></text:p>
            <text:p text:style-name="P19"><text:soft-page-break/>Земля — хитлива і плавка — вседорога і <text:span text:style-name="T50">всепрощальна</text:span> —</text:p>
            <text:p text:style-name="P18"><text:span text:style-name="T177">здоліла стати, щоб благальна помічена була рука</text:span><text:span text:style-name="T41"> (П,</text:span><text:span text:style-name="T2"> ІІ, 147)</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проща́льний</text:p>
            <text:p text:style-name="P18">-а, -е.</text:p>
            <text:p text:style-name="P18">1) Стос. до прощання. ||Викликаний прощанням. || Який буває, <text:soft-page-break/>відбувається тощо під час прощання з покійником. || Який влаштовується з нагоди від’їзду.</text:p>
            <text:p text:style-name="P18"><text:span text:style-name="T124">2) </text:span><text:span text:style-name="T140">перен.</text:span><text:span text:style-name="T124"> Останній</text:span><text:span text:style-name="T163"> (ВТСУМ,</text:span><text:span text:style-name="T137"> 1181)</text:span></text:p>
          </table:table-cell>
        </table:table-row>
        <table:table-row>
          <table:table-cell table:style-name="Dictionary.A2" table:number-rows-spanned="2" office:value-type="string">
            <text:p text:style-name="P14">ВСЕПРОЩÁННЯ</text:p>
            <text:p text:style-name="P18">-я, <text:span text:style-name="T176">ім., с., інд.-авт.,</text:span></text:p>
            <text:p text:style-name="P18"><text:span text:style-name="T9">утворене способом основословоскладання, похідне від </text:span><text:span text:style-name="T9">слів:</text:span><text:span text:style-name="T195"> </text:span><text:span text:style-name="T52">все</text:span><text:span text:style-name="T195"> і </text:span><text:span text:style-name="T52">прощáння.</text:span></text:p>
            <text:p text:style-name="P19">Що мав — привиділось, причулося,</text:p>
            <text:p text:style-name="P18"><text:span text:style-name="T177">на всенезустріч, </text:span><text:span text:style-name="T179">всепрощання</text:span><text:span text:style-name="T41"> (П,</text:span><text:span text:style-name="T2"> І, 199)</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проща́ння</text:p>
            <text:p text:style-name="P18"><text:span text:style-name="T149">-я, </text:span><text:span text:style-name="T153">с.</text:span></text:p>
            <text:p text:style-name="P18"><text:span text:style-name="T150">1) Дія за знач. прощатися 1). || Слова, </text:span><text:span text:style-name="T150">які вимовляються перед розлукою, розставанням. </text:span><text:span text:style-name="T154">Час прощання</text:span><text:span text:style-name="T150">.</text:span></text:p>
            <text:p text:style-name="P18"><text:span text:style-name="T125">2) </text:span><text:span text:style-name="T141">перен.</text:span><text:span text:style-name="T125"> Розставання з чим-небудь</text:span><text:span text:style-name="T163"> (ВТСУМ,</text:span><text:span text:style-name="T127"> 1181)</text:span></text:p>
          </table:table-cell>
        </table:table-row>
        <table:table-row>
          <table:table-cell table:style-name="Dictionary.A2" table:number-rows-spanned="2" office:value-type="string">
            <text:p text:style-name="P14">ВСЕРОЗЛУ́́КА</text:p>
            <text:p text:style-name="P18">-и, <text:span text:style-name="T176">ім., ж., інд.-авт.,</text:span></text:p>
            <text:p text:style-name="P18"><text:span text:style-name="T9">утворене способом основоскладання, похідне від слів:</text:span><text:span text:style-name="T195"> </text:span><text:span text:style-name="T52">все</text:span><text:span text:style-name="T195"> і </text:span><text:span text:style-name="T52">розлу́ка.</text:span></text:p>
            <text:p text:style-name="P18">Сягни рукою — і не досягнеш</text:p>
            <text:p text:style-name="P18"><text:span text:style-name="T176">ні краю </text:span><text:span text:style-name="T178">всерозлук</text:span><text:span text:style-name="T176">, ні муки краю</text:span><text:span text:style-name="T40"> (П,</text:span><text:span text:style-name="T2"> І, 149)</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розлу́ка</text:p>
            <text:p text:style-name="P18"><text:span text:style-name="T149">-и, </text:span><text:span text:style-name="T153">ж.</text:span></text:p>
            <text:p text:style-name="P18">1) Розставання, прощання з ким-, чим-небудь близьким, дорогим.</text:p>
            <text:p text:style-name="P18">2) Тимчасове перебування далеко від кого-, чого-небудь близького, дорогого<text:span text:style-name="T39"> (ВТСУМ,</text:span><text:span text:style-name="T193"> 1250)</text:span></text:p>
          </table:table-cell>
        </table:table-row>
        <table:table-row>
          <table:table-cell table:style-name="Dictionary.A2" table:number-rows-spanned="2" office:value-type="string">
            <text:p text:style-name="P14">ВСЕРОЗХРÉСТЯ</text:p>
            <text:p text:style-name="P18">-я, <text:span text:style-name="T176">ім., с., інд.-авт.,</text:span></text:p>
            <text:p text:style-name="P18"><text:span text:style-name="T9">утворене способом основоскладання, </text:span><text:span text:style-name="T9">префіксальним і нульсуфіксальним, </text:span><text:span text:style-name="T9">похідне від слів:</text:span><text:span text:style-name="T195"> </text:span><text:span text:style-name="T52">все</text:span><text:span text:style-name="T195"> і </text:span><text:span text:style-name="T52">хрест.</text:span></text:p>
            <text:p text:style-name="P19">На <text:span text:style-name="T50">всерозхресті</text:span> люті і жаху,</text:p>
            <text:p text:style-name="P19"><text:soft-page-break/>на всепрозрінні смертного скрику</text:p>
            <text:p text:style-name="P19">дай мені, Боже, чесного шляху,</text:p>
            <text:p text:style-name="P18"><text:span text:style-name="T177">дай мені, Боже, гордого лику!</text:span><text:span text:style-name="T40"> (П,</text:span><text:span text:style-name="T2"> І, 153)</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4">хрест</text:p>
            <text:p text:style-name="P18"><text:span text:style-name="T149">-а́, </text:span><text:span text:style-name="T153">ч.</text:span></text:p>
            <text:p text:style-name="P18">1) Предмет і символ культу християнської релігії, який являє собою стрижень з однією або кількома поперечками у верхній <text:soft-page-break/>половині. || Молитовний жест християн — знак, що нагадує такий предмет, зображується перехресним рухом особливим чином складених пальців правої руки.</text:p>
            <text:p text:style-name="P18"><text:span text:style-name="T125">5) </text:span><text:span text:style-name="T141">перен.</text:span><text:span text:style-name="T125"> Страждання, випробування, що випали на чиюсь долю</text:span><text:span text:style-name="T163"> (ВТСУМ,</text:span><text:span text:style-name="T127"> 1572)</text:span></text:p>
          </table:table-cell>
        </table:table-row>
        <table:table-row>
          <table:table-cell table:style-name="Dictionary.A2" office:value-type="string">
            <text:p text:style-name="P14">ВСЕСÁДНО</text:p>
            <text:p text:style-name="P19">присл., інд.-авт.,</text:p>
            <text:p text:style-name="P18"><text:span text:style-name="T8">утворене суфіксальним способом, похідне від слова</text:span><text:span text:style-name="T195"> </text:span><text:span text:style-name="T52">всесáдний.</text:span></text:p>
            <text:p text:style-name="P19">Меркавий<text:span text:style-name="T50"> </text:span>місяць був посів</text:p>
            <text:p text:style-name="P19">на всю околицю, <text:span text:style-name="T50">всесадно</text:span></text:p>
            <text:p text:style-name="P19">пишаючись і правив владно,</text:p>
            <text:p text:style-name="P18"><text:span text:style-name="T177">нічний мій сором чемно крив</text:span><text:span text:style-name="T41"> (П,</text:span><text:span text:style-name="T2"> ІІ, 296)</text:span></text:p>
          </table:table-cell>
          <table:table-cell table:style-name="Dictionary.B2" office:value-type="string">
            <text:p text:style-name="P18"><text:span text:style-name="T52">Всесáдний </text:span><text:span text:style-name="T188">(не подано у словнику)</text:span></text:p>
          </table:table-cell>
        </table:table-row>
        <table:table-row>
          <table:table-cell table:style-name="Dictionary.A2" table:number-rows-spanned="2" office:value-type="string">
            <text:p text:style-name="P14">ВСЕСПÁЛЕННЯ</text:p>
            <text:p text:style-name="P18">-я, <text:span text:style-name="T176">ім., с., інд.-авт.,</text:span></text:p>
            <text:p text:style-name="P18"><text:span text:style-name="T9">утворене способом основословоскладання, похідне від слів:</text:span><text:span text:style-name="T195"> </text:span><text:span text:style-name="T52">все</text:span><text:span text:style-name="T195"> і </text:span><text:span text:style-name="T52">спáлення.</text:span></text:p>
            <text:p text:style-name="P19"><text:span text:style-name="T50">Всеспалення</text:span> Твоє автодафе - </text:p>
            <text:p text:style-name="P19">перепочинок перед різнім святом,</text:p>
            <text:p text:style-name="P19">як ворогу назвешся рідним братом</text:p>
            <text:p text:style-name="P18"><text:span text:style-name="T177">і смерк розсуне лірою Орфей</text:span><text:span text:style-name="T41"> </text:span><text:soft-page-break/><text:span text:style-name="T41">(П,</text:span><text:span text:style-name="T2"> І, 134)</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спа́лення</text:p>
            <text:p text:style-name="P18"><text:span text:style-name="T149">-я, </text:span><text:span text:style-name="T153">с.</text:span></text:p>
            <text:p text:style-name="P18">Дія за знач. спалити<text:span text:style-name="T39"> (ВТСУМ,</text:span><text:span text:style-name="T203"> 1361)</text:span></text:p>
          </table:table-cell>
        </table:table-row>
        <table:table-row>
          <table:table-cell table:style-name="Dictionary.A2" table:number-rows-spanned="2" office:value-type="string">
            <text:p text:style-name="P14">ВСЕСПОГÁДУВАТИ</text:p>
            <text:p text:style-name="P18">-ую, -єш, дієсл., <text:span text:style-name="T176">недок., перех., інд.-авт.,</text:span></text:p>
            <text:p text:style-name="P18"><text:span text:style-name="T186">утворене способом основоскладання, похідне від слів:</text:span> <text:span text:style-name="T51">все</text:span> і <text:span text:style-name="T51">спогáдувати.</text:span></text:p>
            <text:p text:style-name="P19">Як лев, що причаївся в хащах обрію,</text:p>
            <text:p text:style-name="P19">заки й зблудив, отак і я валандаюсь,</text:p>
            <text:p text:style-name="P19">від тебе відмежований навіки,</text:p>
            <text:p text:style-name="P18"><text:span text:style-name="T177">і </text:span><text:span text:style-name="T179">всеспогадую</text:span><text:span text:style-name="T177"> — немов живу</text:span><text:span text:style-name="T41"> (П,</text:span><text:span text:style-name="T2"> І, 70)</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спога́дувати</text:p>
            <text:p text:style-name="P18"><text:span text:style-name="T149">-ую, -уєш, </text:span><text:span text:style-name="T153">недок.</text:span><text:span text:style-name="T149">, спогадати, -аю, -аєш, </text:span><text:span text:style-name="T153">док.</text:span><text:span text:style-name="T149">, </text:span><text:span text:style-name="T153">перех.</text:span><text:span text:style-name="T149">, </text:span><text:span text:style-name="T153">також із спол.</text:span><text:span text:style-name="T149">що, як, коли, </text:span><text:span text:style-name="T153">неперех.</text:span><text:span text:style-name="T149">, </text:span><text:span text:style-name="T153">про кого —</text:span><text:span text:style-name="T149"> </text:span><text:span text:style-name="T153">що</text:span><text:span text:style-name="T149">, </text:span><text:span text:style-name="T153">розм.</text:span><text:span text:style-name="T149"> </text:span><text:span text:style-name="T153">за кого —</text:span><text:span text:style-name="T149"> </text:span><text:span text:style-name="T153">що</text:span><text:span text:style-name="T149">, </text:span><text:span text:style-name="T153">розм.</text:span></text:p>
            <text:p text:style-name="P18"><text:span text:style-name="T150">1) Те саме, що згадувати. </text:span><text:span text:style-name="T154">Спогадувати добрим словом</text:span><text:span text:style-name="T150">.</text:span></text:p>
            <text:p text:style-name="P18">2) Думати, уявляти що-небудь<text:span text:style-name="T39"> (ВТСУМ,</text:span><text:span text:style-name="T193"> 1371)</text:span></text:p>
          </table:table-cell>
        </table:table-row>
        <table:table-row>
          <table:table-cell table:style-name="Dictionary.A2" table:number-rows-spanned="2" office:value-type="string">
            <text:p text:style-name="P14">ВСЕТРИВÓГА</text:p>
            <text:p text:style-name="P18">-и, <text:span text:style-name="T176">ім., ж., інд.-авт.,</text:span></text:p>
            <text:p text:style-name="P18"><text:span text:style-name="T9">утворене способом основоскладання, похідне від слів:</text:span><text:span text:style-name="T195"> </text:span><text:span text:style-name="T52">все</text:span><text:span text:style-name="T195"> і </text:span><text:span text:style-name="T52">тривóга.</text:span></text:p>
            <text:p text:style-name="P19">Надимляється дорога</text:p>
            <text:p text:style-name="P19">від диявола до Бога,</text:p>
            <text:p text:style-name="P19">вслід ступає <text:span text:style-name="T50">всетривога</text:span>,</text:p>
            <text:p text:style-name="P18"><text:span text:style-name="T177">і спинилась біла смерть</text:span><text:span text:style-name="T41"> (П,</text:span><text:span text:style-name="T2"> ІІ, 127);</text:span></text:p>
            <text:p text:style-name="P19">О ця займанщина душі!</text:p>
            <text:p text:style-name="P19">Спіши — з дороги і в дорогу.</text:p>
            <text:p text:style-name="P19">Годуй голодну <text:span text:style-name="T50">всетривогу</text:span></text:p>
            <text:p text:style-name="P18"><text:span text:style-name="T177">і спогаду не воруши</text:span><text:span text:style-name="T41"> (П,</text:span><text:span text:style-name="T2"> ІІ, 289)</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триво́га</text:p>
            <text:p text:style-name="P18"><text:span text:style-name="T149">-и, </text:span><text:span text:style-name="T153">ж.</text:span></text:p>
            <text:p text:style-name="P18">1) Неспокій, збентеження, викликані якимсь побоюванням, страхом перед чимось, передчуттям неприємного, небезпечного. || <text:span text:style-name="T175">перев.</text:span> <text:span text:style-name="T175">мн.</text:span>Хвилювання, переживання, що порушують душевний спокій.</text:p>
            <text:p text:style-name="P18">2) Метушня, шарпанина, переполох.</text:p>
            <text:p text:style-name="P18"><text:span text:style-name="T124">3) Стан, що вимагає активних дій; загроза, небезпека. || Умовний сигнал, що сповіщає про небезпеку, загрозу </text:span><text:span text:style-name="T124">або про битву, бій. </text:span><text:span text:style-name="T140">Бойова тривога</text:span><text:span text:style-name="T163"> </text:span><text:span text:style-name="T163">(ВТСУМ,</text:span><text:span text:style-name="T137"> 1473)</text:span></text:p>
          </table:table-cell>
        </table:table-row>
        <table:table-row>
          <table:table-cell table:style-name="Dictionary.A2" table:number-rows-spanned="2" office:value-type="string">
            <text:p text:style-name="P14">ВСЕЦÁРСТВІЄ</text:p>
            <text:p text:style-name="P18"><text:soft-page-break/>-я, <text:span text:style-name="T176">ім., с., інд.-авт.,</text:span></text:p>
            <text:p text:style-name="P18"><text:span text:style-name="T9">утворене способом основоскладання, похідне від слів:</text:span><text:span text:style-name="T195"> </text:span><text:span text:style-name="T52">все</text:span><text:span text:style-name="T195"> і </text:span><text:span text:style-name="T52">цáрствіє.</text:span></text:p>
            <text:p text:style-name="P19">Оце й бо він, твій люд. Оце й бо він, твій край.</text:p>
            <text:p text:style-name="P18"><text:span text:style-name="T179">Всецарствіє</text:span><text:span text:style-name="T177"> паскуд в сто горл реве: тримай</text:span><text:span text:style-name="T41"> (П,</text:span><text:span text:style-name="T2"> ІІ, 192)</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22">Ца́рство (ца́рствіє)</text:p>
            <text:p text:style-name="P18"><text:soft-page-break/><text:span text:style-name="T149">-а, </text:span><text:span text:style-name="T153">с.</text:span></text:p>
            <text:p text:style-name="P18">1) Держава, якою править цар (у 1 <text:span text:style-name="T175">знач.</text:span>).</text:p>
            <text:p text:style-name="P18"><text:span text:style-name="T124">2) </text:span><text:span text:style-name="T140">рідко</text:span><text:span text:style-name="T124">. Правління царя (у 1 </text:span><text:span text:style-name="T140">знач.</text:span><text:span text:style-name="T124">); царювання. || </text:span><text:span text:style-name="T140">перен.</text:span><text:span text:style-name="T124"> Сфера, ділянка, в якій хто-небудь почуває себе повновладним господарем</text:span><text:span text:style-name="T163"> (ВТСУМ,</text:span><text:span text:style-name="T137"> 1578)</text:span></text:p>
          </table:table-cell>
        </table:table-row>
        <table:table-row>
          <table:table-cell table:style-name="Dictionary.A1" table:number-rows-spanned="2" office:value-type="string">
            <text:p text:style-name="P14">ВСЕЧЕКÁННЯ</text:p>
            <text:p text:style-name="P18">-я, <text:span text:style-name="T176">ім., с., інд.-авт.,</text:span></text:p>
            <text:p text:style-name="P18"><text:span text:style-name="T9">утворене способом основоскладання, </text:span><text:span text:style-name="T9">похідне від слів:</text:span><text:span text:style-name="T195"> </text:span><text:span text:style-name="T52">все</text:span><text:span text:style-name="T195"> і </text:span><text:span text:style-name="T52">чекáння.</text:span></text:p>
            <text:p text:style-name="P19">Це все юрма. І ніч. І брат мій спить.</text:p>
            <text:p text:style-name="P18"><text:span text:style-name="T177">Росте під стелю </text:span><text:span text:style-name="T179">всечекання</text:span><text:span text:style-name="T41"> (П,</text:span><text:span text:style-name="T2"> І, 164)</text:span></text:p>
          </table:table-cell>
          <table:table-cell table:style-name="Dictionary.B1"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чека́ння</text:p>
            <text:p text:style-name="P18"><text:span text:style-name="T149">-я, </text:span><text:span text:style-name="T153">с.</text:span></text:p>
            <text:p text:style-name="P18">Стан за знач. чекати<text:span text:style-name="T39"> (ВТСУМ,</text:span><text:span text:style-name="T203"> 1596)</text:span></text:p>
          </table:table-cell>
        </table:table-row>
        <table:table-row>
          <table:table-cell table:style-name="Dictionary.A2" table:number-rows-spanned="2" office:value-type="string">
            <text:p text:style-name="P14">ВСЕЧУ́́ЛИЙ</text:p>
            <text:p text:style-name="P18">-а, -е, <text:span text:style-name="T177">дієпр., </text:span><text:span text:style-name="T176">інд.-авт.,</text:span></text:p>
            <text:p text:style-name="P18"><text:span text:style-name="T9">утворене складносуфіксальним способом, похідне від слів:</text:span><text:span text:style-name="T195"> </text:span><text:span text:style-name="T52">все</text:span><text:span text:style-name="T195"> і </text:span><text:span text:style-name="T52">чýти.</text:span></text:p>
            <text:p text:style-name="P19">Володарю своєї смерті, доля - </text:p>
            <text:p text:style-name="P19">всепам’ятка, <text:span text:style-name="T50">всечула</text:span>, всевидюща - </text:p>
            <text:p text:style-name="P18"><text:span text:style-name="T177">нічого не забуде, не простить</text:span><text:span text:style-name="T41"> </text:span><text:span text:style-name="T41">(П,</text:span><text:span text:style-name="T2"> І, 144)</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чу́ти</text:p>
            <text:p text:style-name="P18"><text:span text:style-name="T149">чую, чуєш, </text:span><text:span text:style-name="T153">недок.</text:span></text:p>
            <text:p text:style-name="P18">1) <text:span text:style-name="T175">перех.</text:span> Сприймати за допомогою органів слуху які-небудь звуки. ||<text:span text:style-name="T175">у знач.</text:span> <text:span text:style-name="T175">вставн. сл.</text:span> Чується.</text:p>
            <text:p text:style-name="P18">2) <text:span text:style-name="T175">неперех.</text:span> Мати слух.</text:p>
            <text:p text:style-name="P18"><text:span text:style-name="T125">3) </text:span><text:span text:style-name="T141">перех.</text:span><text:span text:style-name="T125"> Мати які-небудь дані, </text:span><text:span text:style-name="T125">відомості про кого-, що-небудь, знати </text:span><text:span text:style-name="T125">про кого-небудь із розмов, чуток </text:span><text:span text:style-name="T125">і т. ін. </text:span><text:span text:style-name="T163">(ВТСУМ,</text:span><text:span text:style-name="T127"> 1609)</text:span></text:p>
          </table:table-cell>
        </table:table-row>
        <table:table-row>
          <table:table-cell table:style-name="Dictionary.A2" table:number-rows-spanned="2" office:value-type="string">
            <text:p text:style-name="P14">ВСЕЩÉДРИЙ</text:p>
            <text:p text:style-name="P18"><text:soft-page-break/>-а, -е, <text:span text:style-name="T177">прикм., </text:span><text:span text:style-name="T176">інд.-авт.,</text:span></text:p>
            <text:p text:style-name="P18"><text:span text:style-name="T9">утворене способом основословоскладання, похідне від слів:</text:span><text:span text:style-name="T195"> </text:span><text:span text:style-name="T52">все</text:span><text:span text:style-name="T195"> і </text:span><text:span text:style-name="T52">щéдрий.</text:span></text:p>
            <text:p text:style-name="P19">Тож — в неба провалля в бездоння, бездолий</text:p>
            <text:p text:style-name="P19">нагірний, невірний, западистий рай,</text:p>
            <text:p text:style-name="P19">всебідий, всегнівний, <text:span text:style-name="T50">всещедрий</text:span>, всекволий.</text:p>
            <text:p text:style-name="P18"><text:span text:style-name="T177">А що під крилом твоїм? Кара — </text:span><text:span text:style-name="T177">карай</text:span><text:span text:style-name="T41"> (П,</text:span><text:span text:style-name="T2"> І, 98)</text:span></text:p>
          </table:table-cell>
          <table:table-cell table:style-name="Dictionary.B2" office:value-type="string">
            <text:p text:style-name="P14">все <text:span text:style-name="T186">(див. </text:span>ВСЕБЕЗО́ДНЯ<text:span text:style-name="T186">)</text:span></text:p>
          </table:table-cell>
        </table:table-row>
        <table:table-row>
          <table:covered-table-cell/>
          <table:table-cell table:style-name="Dictionary.B2" office:value-type="string">
            <text:p text:style-name="P15">ще́дрий</text:p>
            <text:p text:style-name="P18">-а, -е.</text:p>
            <text:p text:style-name="P18"><text:span text:style-name="T125">1) Який охоче ділиться своїм майном, коштами і т. ін., не шкодує витрачати що-небудь. || </text:span><text:span text:style-name="T141">у знач.</text:span><text:span text:style-name="T125"> </text:span><text:span text:style-name="T141">ім.</text:span><text:span text:style-name="T125"> щедрий, -рого, </text:span><text:span text:style-name="T141">ч.</text:span><text:span text:style-name="T125"> Той, хто не шкодує витрачати що-небудь. || </text:span><text:span text:style-name="T141">перен.</text:span><text:span text:style-name="T125">, </text:span><text:span text:style-name="T141">на що</text:span><text:span text:style-name="T125">, </text:span><text:span text:style-name="T141">в чому</text:span><text:span text:style-name="T125">. Який легко, охоче роздає щось, наділяє чимсь</text:span><text:span text:style-name="T163"> (ВТСУМ,</text:span><text:span text:style-name="T127"> 1638)</text:span></text:p>
          </table:table-cell>
        </table:table-row>
        <table:table-row>
          <table:table-cell table:style-name="Dictionary.A2" office:value-type="string">
            <text:p text:style-name="P14">ГЕТЬМÁНИТИСЯ</text:p>
            <text:p text:style-name="P18">-нюся, -нишся, <text:span text:style-name="T177">дієсл., недок., перех., інд.-авт.,</text:span></text:p>
            <text:p text:style-name="P18"><text:span text:style-name="T9">утворене суфіксально-постфіксальним способом, похідне від слова</text:span> <text:span text:style-name="T51">ге́тьман.</text:span><text:span text:style-name="T186"> Вивищуватися</text:span></text:p>
            <text:p text:style-name="P19">…той віщий пагорб, на котрому горді</text:p>
            <text:p text:style-name="P19"><text:span text:style-name="T50">гетьманяться</text:span> дуби — наснився з ночі,</text:p>
            <text:p text:style-name="P18"><text:span text:style-name="T177">аби розлуку близити мою</text:span><text:span text:style-name="T41"> (П,</text:span><text:span text:style-name="T2"> ІІ, 172)</text:span></text:p>
          </table:table-cell>
          <table:table-cell table:style-name="Dictionary.B2" office:value-type="string">
            <text:p text:style-name="P15">ге́тьман</text:p>
            <text:p text:style-name="P18">поет.</text:p>
            <text:p text:style-name="P18"><text:span text:style-name="T125">гетьма́н, -а, </text:span><text:span text:style-name="T141">ч.</text:span><text:span text:style-name="T125"> У 16 ст. — виборний ватажок козацького війська Запорізької Січі, від 17 ст. до 1764 р. — начальник козацького війська та верховний правитель України</text:span><text:span text:style-name="T163"> (ВТСУМ,</text:span><text:span text:style-name="T127"> 235)</text:span></text:p>
          </table:table-cell>
        </table:table-row>
        <table:table-row>
          <table:table-cell table:style-name="Dictionary.A2" table:number-rows-spanned="3" office:value-type="string">
            <text:p text:style-name="P14">ГЛИ́Б-СИ́НЬ-СЕ́РЦЕ</text:p>
            <text:p text:style-name="P18">-я, <text:span text:style-name="T177">ім., с. інд.-авт.,</text:span></text:p>
            <text:p text:style-name="P18"><text:span text:style-name="T10">утворене способом словоскладання, </text:span><text:span text:style-name="T10">похідне від слів:</text:span> <text:span text:style-name="T51">глиб</text:span>, <text:span text:style-name="T51">синь</text:span> і <text:span text:style-name="T51">се́рце.</text:span></text:p>
            <text:p text:style-name="P19"><text:span text:style-name="T186">Золотокінва</text:span> — пади-но,</text:p>
            <text:p text:style-name="P18"><text:soft-page-break/><text:span text:style-name="T177">спади з лиця в </text:span><text:span text:style-name="T180">глиб-синь-серця</text:span><text:span text:style-name="T41"> (П,</text:span><text:span text:style-name="T2"> ІІ, 191)</text:span></text:p>
          </table:table-cell>
          <table:table-cell table:style-name="Dictionary.B2" office:value-type="string">
            <text:p text:style-name="P15">глибина́ (глиб)</text:p>
            <text:p text:style-name="P18"><text:span text:style-name="T149">-и, </text:span><text:span text:style-name="T153">ж.</text:span></text:p>
            <text:p text:style-name="P18">1) Відстань зверху вниз від поверхні, краю чого-небудь.</text:p>
            <text:p text:style-name="P18"><text:span text:style-name="T125">5) </text:span><text:span text:style-name="T141">тільки одн.</text:span><text:span text:style-name="T125">, </text:span><text:span text:style-name="T141">перен.</text:span><text:span text:style-name="T125"> Про значущість, змістовність чого-небудь</text:span><text:span text:style-name="T163"> </text:span><text:soft-page-break/><text:span text:style-name="T163">(ВТСУМ,</text:span><text:span text:style-name="T128"> 244)</text:span></text:p>
          </table:table-cell>
        </table:table-row>
        <table:table-row>
          <table:covered-table-cell/>
          <table:table-cell table:style-name="Dictionary.B2" office:value-type="string">
            <text:p text:style-name="P15">си́нява (синь)</text:p>
            <text:p text:style-name="P18"><text:span text:style-name="T149">-и, </text:span><text:span text:style-name="T153">ж.</text:span></text:p>
            <text:p text:style-name="P18">1) Синій колір чого-небудь. || Ясне синє небо. || Серпанок. || <text:span text:style-name="T175">поет.</text:span>Сутінки.</text:p>
            <text:p text:style-name="P18">2) Синій простір, синя поверхня (про небо, море)<text:span text:style-name="T39"> (ВТСУМ,</text:span><text:span text:style-name="T203"> 1319)</text:span></text:p>
          </table:table-cell>
        </table:table-row>
        <table:table-row>
          <table:covered-table-cell/>
          <table:table-cell table:style-name="Dictionary.B2" office:value-type="string">
            <text:p text:style-name="P15">се́рце</text:p>
            <text:p text:style-name="P18"><text:span text:style-name="T149">-я, </text:span><text:span text:style-name="T153">с.</text:span></text:p>
            <text:p text:style-name="P18">2) Цей орган людини як символ зосередження почуттів, настроїв, переживань і т. ін. || Здатність почувати й розуміти інших; чуйність, сердечність. || Цей орган людини як символ любовних почуттів, любовної прив’язаності<text:span text:style-name="T39"> (ВТСУМ,</text:span><text:span text:style-name="T193"> 1310)</text:span></text:p>
          </table:table-cell>
        </table:table-row>
        <table:table-row>
          <table:table-cell table:style-name="Dictionary.A1" table:number-rows-spanned="2" office:value-type="string">
            <text:p text:style-name="P14">ГОРЛОЗГУ́́КИЙ</text:p>
            <text:p text:style-name="P18">-а, -е, <text:span text:style-name="T177">прикм., </text:span><text:span text:style-name="T176">інд.-авт.,</text:span></text:p>
            <text:p text:style-name="P18"><text:span text:style-name="T9">утворене складнофлективним способом, похідне від слів:</text:span><text:span text:style-name="T195"> </text:span><text:span text:style-name="T52">гóрло </text:span><text:span text:style-name="T195">і </text:span><text:span text:style-name="T52">згýкий (</text:span><text:span text:style-name="T195">від </text:span><text:span text:style-name="T52">звук).</text:span></text:p>
            <text:p text:style-name="P19">А обрій утікав. Я надбігав</text:p>
            <text:p text:style-name="P19">щосил моїх. Та обрій <text:span text:style-name="T50">горлозгукий</text:span></text:p>
            <text:p text:style-name="P18"><text:span text:style-name="T177">пустився впрост</text:span><text:span text:style-name="T41"> (П,</text:span><text:span text:style-name="T2"> І, 183)</text:span></text:p>
          </table:table-cell>
          <table:table-cell table:style-name="Dictionary.B1" office:value-type="string">
            <text:p text:style-name="P15">го́рло</text:p>
            <text:p text:style-name="P18"><text:span text:style-name="T149">-а, </text:span><text:span text:style-name="T153">с.</text:span></text:p>
            <text:p text:style-name="P18">1) Передня частина шиї, всередині якої знаходиться початок стравоходу і дихальних шляхів. || Хрящовий канал, який є початком стравоходу і дихальних шляхів<text:span text:style-name="T39"> (ВТСУМ,</text:span><text:span text:style-name="T203"> 254)</text:span></text:p>
          </table:table-cell>
        </table:table-row>
        <table:table-row>
          <table:covered-table-cell/>
          <table:table-cell table:style-name="Dictionary.B2" office:value-type="string">
            <text:p text:style-name="P14">звук</text:p>
            <text:p text:style-name="P18">ч.</text:p>
            <text:p text:style-name="P18">1) <text:span text:style-name="T175">род.</text:span> -у.Слухове відчуття, що <text:soft-page-break/>викликається механічними коливаннями; те, що людина чує, сприймає органом слуху. || Спів, музика. || <text:span text:style-name="T175">перев.</text:span> <text:span text:style-name="T175">мн.</text:span> Мелодія.</text:p>
            <text:p text:style-name="P18"><text:span text:style-name="T125">4) </text:span><text:span text:style-name="T141">род.</text:span><text:span text:style-name="T125"> -а, </text:span><text:span text:style-name="T141">лінгв.</text:span><text:span text:style-name="T125"> Членороздільний елемент людської мови, утворюваний за допомогою органів мовлення. </text:span><text:span text:style-name="T141">Голосні звуки</text:span><text:span text:style-name="T125">.</text:span><text:span text:style-name="T141">Альвеолярні звуки</text:span><text:span text:style-name="T163"> (ВТСУМ,</text:span><text:span text:style-name="T127"> 449)</text:span></text:p>
          </table:table-cell>
        </table:table-row>
        <table:table-row>
          <table:table-cell table:style-name="Dictionary.A2" table:number-rows-spanned="2" office:value-type="string">
            <text:p text:style-name="P14">ДВОПÓГЛЯД</text:p>
            <text:p text:style-name="P18">-у, <text:span text:style-name="T176">ім., ч., інд.-авт.,</text:span></text:p>
            <text:p text:style-name="P18"><text:span text:style-name="T9">утворене способом основоскладання, похідне від слів:</text:span><text:span text:style-name="T195"> </text:span><text:span text:style-name="T52">два</text:span><text:span text:style-name="T195"> і </text:span><text:span text:style-name="T52">пóгляд.</text:span></text:p>
            <text:p text:style-name="P19">Та всеобрушає нестерпно</text:p>
            <text:p text:style-name="P19"><text:span text:style-name="T50">двопогляд</text:span>. У ньому ти сущий,</text:p>
            <text:p text:style-name="P19">померлий, пантруєш живого,</text:p>
            <text:p text:style-name="P18"><text:span text:style-name="T177">зориш за померлим — живий</text:span><text:span text:style-name="T41"> (П,</text:span><text:span text:style-name="T2"> І, 87)</text:span></text:p>
          </table:table-cell>
          <table:table-cell table:style-name="Dictionary.B2" office:value-type="string">
            <text:p text:style-name="P18">два</text:p>
            <text:p text:style-name="P18"><text:span text:style-name="T153">ч.</text:span><text:span text:style-name="T149"> </text:span><text:span text:style-name="T153">і с.</text:span><text:span text:style-name="T149">, дві, </text:span><text:span text:style-name="T153">ж.</text:span><text:span text:style-name="T149">, двох, </text:span><text:span text:style-name="T153">числ.</text:span><text:span text:style-name="T149"> </text:span><text:span text:style-name="T153">кільк.</text:span></text:p>
            <text:p text:style-name="P18">1) Назва числа 2 і його цифрового позначення. || Кількість із двох одиниць<text:span text:style-name="T39"> (ВТСУМ,</text:span><text:span text:style-name="T203"> 274)</text:span></text:p>
          </table:table-cell>
        </table:table-row>
        <table:table-row>
          <table:covered-table-cell/>
          <table:table-cell table:style-name="Dictionary.B2" office:value-type="string">
            <text:p text:style-name="P15">по́гляд</text:p>
            <text:p text:style-name="P18"><text:span text:style-name="T149">-у, </text:span><text:span text:style-name="T153">ч.</text:span></text:p>
            <text:p text:style-name="P18">1) Спрямованість, скерованість зору на кого-, що-небудь. || Вираз очей, манера дивитися. <text:span text:style-name="T175">Відводити погляд</text:span>. <text:span text:style-name="T175">Зустрічатися поглядом</text:span>.</text:p>
            <text:p text:style-name="P18"><text:span text:style-name="T125">2) Думка, судження про що-небудь. || </text:span><text:span text:style-name="T141">тільки мн.</text:span><text:span text:style-name="T125"> Система переконань, уявлень; світогляд, світосприймання</text:span><text:span text:style-name="T163"> </text:span><text:span text:style-name="T163">(ВТСУМ,</text:span><text:span text:style-name="T127"> 1004)</text:span></text:p>
          </table:table-cell>
        </table:table-row>
        <table:table-row>
          <table:table-cell table:style-name="Dictionary.A2" table:number-rows-spanned="2" office:value-type="string">
            <text:p text:style-name="P14">ДЗЕНЬ-СТРУНÁ</text:p>
            <text:p text:style-name="P18">-и́, <text:span text:style-name="T176">ім., ж., інд.-авт.,</text:span></text:p>
            <text:p text:style-name="P18"><text:span text:style-name="T9">утворене способом словоскладання, </text:span><text:soft-page-break/><text:span text:style-name="T9">похідне від слів:</text:span><text:span text:style-name="T195"> </text:span><text:span text:style-name="T52">дзень</text:span><text:span text:style-name="T195"> і </text:span><text:span text:style-name="T52">струнá.</text:span></text:p>
            <text:p text:style-name="P19">І думою одною</text:p>
            <text:p text:style-name="P19">півсну кошлатить ся. І <text:span text:style-name="T50">дзень-струною</text:span></text:p>
            <text:p text:style-name="P18"><text:span text:style-name="T177">не йде це дивне диво з голови</text:span><text:span text:style-name="T41"> (П,</text:span><text:span text:style-name="T2"> ІІ, 194)</text:span></text:p>
          </table:table-cell>
          <table:table-cell table:style-name="Dictionary.B2" office:value-type="string">
            <text:p text:style-name="P14">дзень</text:p>
            <text:p text:style-name="P18">виг.</text:p>
            <text:p text:style-name="P18"><text:span text:style-name="T150">Уживається як присудок за </text:span><text:span text:style-name="T154">знач.</text:span><text:span text:style-name="T150"> </text:span><text:soft-page-break/><text:span text:style-name="T150">дзенькати</text:span><text:span text:style-name="T161"> (ВТСУМ,</text:span><text:span text:style-name="T152"> 292)</text:span></text:p>
          </table:table-cell>
        </table:table-row>
        <table:table-row>
          <table:covered-table-cell/>
          <table:table-cell table:style-name="Dictionary.B2" office:value-type="string">
            <text:p text:style-name="P15">струна́</text:p>
            <text:p text:style-name="P18"><text:span text:style-name="T149">-и́, </text:span><text:span text:style-name="T153">ж.</text:span></text:p>
            <text:p text:style-name="P18">1) Гнучка, пружна, туго натягнена нитка (металева, жильна і т. ін.) в музичних інструментах, що, коливаючись, створює звуки. || <text:span text:style-name="T175">тількимн.</text:span>, <text:span text:style-name="T175">перен.</text:span> Про звуки якого-небудь музичного інструмента; взагалі про музику, поезію.</text:p>
            <text:p text:style-name="P18"><text:span text:style-name="T125">2) </text:span><text:span text:style-name="T141">перен.</text:span><text:span text:style-name="T125"> Особливість кого-, чого-небудь, риса людини, властивість її характеру</text:span><text:span text:style-name="T163"> (ВТСУМ,</text:span><text:span text:style-name="T127"> 1405)</text:span></text:p>
          </table:table-cell>
        </table:table-row>
        <table:table-row>
          <table:table-cell table:style-name="Dictionary.A2" table:number-rows-spanned="2" office:value-type="string">
            <text:p text:style-name="P14">ДИВНОВЗÍР</text:p>
            <text:p text:style-name="P18">-зóру, <text:span text:style-name="T176">ім., ч., інд.-авт.,</text:span></text:p>
            <text:p text:style-name="P18"><text:span text:style-name="T9">утворене способом основоскладання і нульсуфіксальним, похідне від слів:</text:span><text:span text:style-name="T195"> </text:span><text:span text:style-name="T52">ди́вний</text:span><text:span text:style-name="T195"> і </text:span><text:span text:style-name="T52">взі́р.</text:span></text:p>
            <text:p text:style-name="P19">Там крила птаства рясно миготіли,</text:p>
            <text:p text:style-name="P19">мережилася зелень <text:span text:style-name="T50">дивновзором</text:span>,</text:p>
            <text:p text:style-name="P19">а душу вже поймав самодоходжень</text:p>
            <text:p text:style-name="P18"><text:span text:style-name="T177">зухвалий холод і зухвалий жах</text:span><text:span text:style-name="T41"> (П,</text:span><text:span text:style-name="T2"> ІІ, 118)</text:span></text:p>
          </table:table-cell>
          <table:table-cell table:style-name="Dictionary.B2" office:value-type="string">
            <text:p text:style-name="P15">ди́вний</text:p>
            <text:p text:style-name="P18">-а, -е.</text:p>
            <text:p text:style-name="P18">1) Який викликає подив. || Незвичайний якими-небудь якостями; чудний, незрозумілий. || Який не має подібних собі; рідкісний, кумедний.</text:p>
            <text:p text:style-name="P18">2) Дуже гарний; чудовий, чарівний<text:span text:style-name="T39"> (ВТСУМ,</text:span><text:span text:style-name="T203"> 294)</text:span></text:p>
          </table:table-cell>
        </table:table-row>
        <table:table-row>
          <table:covered-table-cell/>
          <table:table-cell table:style-name="Dictionary.B2" office:value-type="string">
            <text:p text:style-name="P14">взір</text:p>
            <text:p text:style-name="P18"><text:span text:style-name="T149">(узір), взору, </text:span><text:span text:style-name="T153">ч.</text:span><text:span text:style-name="T149">, </text:span><text:span text:style-name="T153">рідко</text:span><text:span text:style-name="T149">.</text:span></text:p>
            <text:p text:style-name="P18">1) Зовнішній вигляд кого-, чого-небудь.</text:p>
            <text:p text:style-name="P18"><text:span text:style-name="T125">3) </text:span><text:span text:style-name="T141">діал.</text:span><text:span text:style-name="T125"> Зір, погляд</text:span><text:span text:style-name="T163"> (ВТСУМ,</text:span><text:span text:style-name="T127"> 125)</text:span></text:p>
          </table:table-cell>
        </table:table-row>
        <table:table-row>
          <table:table-cell table:style-name="Dictionary.A2" office:value-type="string">
            <text:p text:style-name="P14">ДЛЯ́ННЯ</text:p>
            <text:p text:style-name="P18"><text:soft-page-break/><text:span text:style-name="T196">-</text:span>я, <text:span text:style-name="T176">ім., с., інд.-авт.,</text:span></text:p>
            <text:p text:style-name="P18"><text:span text:style-name="T9">утворене суфіксальним способом, похідне від слова</text:span> <text:span text:style-name="T51">для́ти.</text:span></text:p>
            <text:p text:style-name="P18">У штольнях ночей вертикальних</text:p>
            <text:p text:style-name="P18"><text:span text:style-name="T176">іде схарапуджене </text:span><text:span text:style-name="T178">дляння</text:span></text:p>
            <text:p text:style-name="P18"><text:span text:style-name="T176">всебезруху…</text:span><text:span text:style-name="T40"> (П,</text:span><text:span text:style-name="T2"> І, 87)</text:span></text:p>
          </table:table-cell>
          <table:table-cell table:style-name="Dictionary.B2" office:value-type="string">
            <text:p text:style-name="P15">для́ти</text:p>
            <text:p text:style-name="P18"><text:soft-page-break/><text:span text:style-name="T149">дляю, дляєш, </text:span><text:span text:style-name="T153">недок.</text:span><text:span text:style-name="T149">, </text:span><text:span text:style-name="T153">розм.</text:span><text:span text:style-name="T149">, </text:span><text:span text:style-name="T153">рідко</text:span><text:span text:style-name="T149">.</text:span></text:p>
            <text:p text:style-name="P18">Не поспішати робити що-небудь; затягувати<text:span text:style-name="T39"> (ВТСУМ,</text:span><text:span text:style-name="T193"> 306)</text:span></text:p>
          </table:table-cell>
        </table:table-row>
        <table:table-row>
          <table:table-cell table:style-name="Dictionary.A2" office:value-type="string">
            <text:p text:style-name="P14">ДОДÓСВІТ</text:p>
            <text:p text:style-name="P18">-у, ім., <text:span text:style-name="T176">ч., інд.-авт.,</text:span></text:p>
            <text:p text:style-name="P18"><text:span text:style-name="T9">утворене префіксальним способом, </text:span><text:span text:style-name="T9">похідне від слова</text:span> <text:span text:style-name="T51">до́світ.</text:span></text:p>
            <text:p text:style-name="P19">Там ще <text:span text:style-name="T50">додосвіт</text:span>. Смерком облягло</text:p>
            <text:p text:style-name="P18"><text:span text:style-name="T177">ледачі верби, сторожкі тополі…</text:span><text:span text:style-name="T40"> (П,</text:span><text:span text:style-name="T2"> ІІ, 13)</text:span></text:p>
          </table:table-cell>
          <table:table-cell table:style-name="Dictionary.B2" office:value-type="string">
            <text:p text:style-name="P15">до́світ</text:p>
            <text:p text:style-name="P18"><text:span text:style-name="T149">-у, </text:span><text:span text:style-name="T153">ч.</text:span></text:p>
            <text:p text:style-name="P18">Час доби перед сходом сонця, світанком<text:span text:style-name="T39"> (ВТСУМ,</text:span><text:span text:style-name="T193"> 321)</text:span></text:p>
          </table:table-cell>
        </table:table-row>
        <table:table-row>
          <table:table-cell table:style-name="Dictionary.A2" office:value-type="string">
            <text:p text:style-name="P85"><text:span text:style-name="T255">Докука</text:span></text:p>
            <text:p text:style-name="P85"><text:span text:style-name="T255"/></text:p>
            <text:p text:style-name="P79"><text:span text:style-name="T240">О</text:span><text:span text:style-name="T243"> </text:span><text:span text:style-name="T240">Боже</text:span><text:span text:style-name="T243"> </text:span><text:span text:style-name="T240">праведний,</text:span><text:span text:style-name="T243"> </text:span><text:span text:style-name="T240">важка</text:span><text:span text:style-name="T243"> </text:span><text:span text:style-name="T245">докука</text:span><text:span text:style-name="T243"> –</text:span></text:p>
            <text:p text:style-name="P81">сліпорожденним<text:span text:style-name="T263"> </text:span>розумом<text:span text:style-name="T263"> </text:span>збагнуть:</text:p>
            <text:p text:style-name="P81">ти<text:span text:style-name="T263"> </text:span>в<text:span text:style-name="T263"> </text:span>цьому<text:span text:style-name="T263"> </text:span>світі<text:span text:style-name="T263"> – </text:span>лиш<text:span text:style-name="T263"> </text:span>кавалок<text:span text:style-name="T263"> </text:span>муки,</text:p>
            <text:p text:style-name="P83"><text:span text:style-name="T255">отерплий</text:span><text:span text:style-name="T185"> </text:span><text:span text:style-name="T255">і</text:span><text:span text:style-name="T185"> </text:span><text:span text:style-name="T255">розріджений,</text:span><text:span text:style-name="T185"> </text:span><text:span text:style-name="T255">мов</text:span><text:span text:style-name="T185"> </text:span><text:span text:style-name="T255">ртуть</text:span><text:span text:style-name="T185"> </text:span><text:span text:style-name="T6">[2;</text:span><text:span text:style-name="T17"> </text:span><text:span text:style-name="T6">62].</text:span></text:p>
          </table:table-cell>
          <table:table-cell table:style-name="Dictionary.B2" office:value-type="string">
            <text:h text:style-name="P157" text:outline-level="2"><text:span text:style-name="T49">докуч</text:span><text:span text:style-name="T264">а</text:span><text:span text:style-name="T49">ти</text:span></text:h>
            <text:p text:style-name="P72"><text:a xlink:type="simple" xlink:href="http://www.lingvo.ua/uk/LingvoDictionaries/Details?dictionary=Explanatory%20(Uk-Uk)"><text:span text:style-name="T171">Explanatory (Uk-Uk)</text:span></text:a></text:p>
            <text:p text:style-name="P73"><text:span text:style-name="T265">-аю, -аєш, </text:span><text:span text:style-name="T266">недок.</text:span><text:span text:style-name="T265">, докучити, -чу, -чиш, </text:span><text:span text:style-name="T266">док.</text:span></text:p>
            <text:p text:style-name="P76"><text:span text:style-name="T102">Повторюванням, одноманітністю дій, слів і т. ін. неприємно вражати; набридати. || </text:span><text:span text:style-name="T172">перен.</text:span><text:span text:style-name="T102"> Не давати спокою, мучити, турбувати (про почуття, хвороби, думки і т. ін.).</text:span></text:p>
          </table:table-cell>
        </table:table-row>
        <table:table-row>
          <table:table-cell table:style-name="Dictionary.A2" table:number-rows-spanned="2" office:value-type="string">
            <text:p text:style-name="P14">ДУШЕКРÓНА</text:p>
            <text:p text:style-name="P18">-и, <text:span text:style-name="T176">ім., ж., інд.-авт.,</text:span></text:p>
            <text:p text:style-name="P18"><text:span text:style-name="T9">утворене способом </text:span><text:soft-page-break/><text:span text:style-name="T9">основословоскладання, похідне від слів:</text:span><text:span text:style-name="T195"> </text:span><text:span text:style-name="T52">душá</text:span><text:span text:style-name="T195"> і </text:span><text:span text:style-name="T52">крóна.</text:span></text:p>
            <text:p text:style-name="P19">Ця розлука душ - </text:p>
            <text:p text:style-name="P19">одна загасла, друга спалахнула</text:p>
            <text:p text:style-name="P19">(лиш не твоя, бо смертна павза вже</text:p>
            <text:p text:style-name="P18"><text:span text:style-name="T177">обтяла зароділу </text:span><text:span text:style-name="T179">душекрону</text:span><text:span text:style-name="T177">)…</text:span><text:span text:style-name="T40"> (П,</text:span><text:span text:style-name="T2"> І, 203)</text:span></text:p>
          </table:table-cell>
          <table:table-cell table:style-name="Dictionary.B2" office:value-type="string">
            <text:p text:style-name="P15">душа́</text:p>
            <text:p text:style-name="P18"><text:span text:style-name="T149">-і, </text:span><text:span text:style-name="T153">ж.</text:span></text:p>
            <text:p text:style-name="P18">1) Внутрішній психічний світ людини <text:soft-page-break/>з її настроями, переживаннями та почуттями. || За релігійними уявленнями — безсмертна нематеріальна основа в людині, що становить суть її життя, є джерелом психічних явищ і відрізняє її від тварини.</text:p>
            <text:p text:style-name="P18">2) Сукупність рис, якостей, властивих певній особі. || Людина як носій тих чи інших рис, якостей. || Почуття, натхнення, енергія. || Про людину з прекрасними рисами характеру<text:span text:style-name="T39"> (ВТСУМ,</text:span><text:span text:style-name="T203"> 333)</text:span></text:p>
          </table:table-cell>
        </table:table-row>
        <table:table-row>
          <table:covered-table-cell/>
          <table:table-cell table:style-name="Dictionary.B2" office:value-type="string">
            <text:p text:style-name="P15">кро́на</text:p>
            <text:p text:style-name="P18"><text:span text:style-name="T148">I </text:span><text:span text:style-name="T149">-и, </text:span><text:span text:style-name="T153">ж.</text:span></text:p>
            <text:p text:style-name="P18">Верхня частина дерева, що являє собою сукупність його гілок<text:span text:style-name="T39"> (ВТСУМ,</text:span><text:span text:style-name="T193"> 590)</text:span></text:p>
          </table:table-cell>
        </table:table-row>
        <table:table-row>
          <table:table-cell table:style-name="Dictionary.A2" table:number-rows-spanned="2" office:value-type="string">
            <text:p text:style-name="P79"><text:span text:style-name="T241">Жертво-кат</text:span></text:p>
            <text:p text:style-name="P79"><text:span text:style-name="T241"/></text:p>
            <text:p text:style-name="P81">Вмирає<text:span text:style-name="T263"> </text:span>пізно<text:span text:style-name="T263"> </text:span>чоловік,</text:p>
            <text:p text:style-name="P81">а<text:span text:style-name="T263"> </text:span>родиться<text:span text:style-name="T263"> </text:span>дочасно,<text:span text:style-name="T176">Жертво-кат</text:span></text:p>
            <text:p text:style-name="P81">тому<text:span text:style-name="T263"> </text:span>й<text:span text:style-name="T263"> </text:span>на<text:span text:style-name="T263"> </text:span>світі<text:span text:style-name="T263"> </text:span>жити<text:span text:style-name="T263"> </text:span>звик,</text:p>
            <text:p text:style-name="P81">як<text:span text:style-name="T263"> </text:span>раб<text:span text:style-name="T263"> </text:span>і<text:span text:style-name="T263"> </text:span>рабовласник.</text:p>
            <text:p text:style-name="P79"><text:span text:style-name="T240">Він</text:span><text:span text:style-name="T243"> </text:span><text:span text:style-name="T245">като-жертва</text:span><text:span text:style-name="T240">,</text:span><text:span text:style-name="T243"> </text:span><text:span text:style-name="T245">жертво-кат</text:span></text:p>
            <text:p text:style-name="P81">страждає<text:span text:style-name="T263"> </text:span>і<text:span text:style-name="T263"> </text:span>богує,</text:p>
            <text:p text:style-name="P81">іде<text:span text:style-name="T263"> </text:span>вперед,<text:span text:style-name="T263"> </text:span>немов<text:span text:style-name="T263"> </text:span>назад,</text:p>
            <text:p text:style-name="P81"><text:soft-page-break/><text:span text:style-name="T241">як</text:span><text:span text:style-name="T185"> </text:span><text:span text:style-name="T241">душу</text:span><text:span text:style-name="T185"> </text:span><text:span text:style-name="T241">гнів</text:span><text:span text:style-name="T185"> </text:span><text:span text:style-name="T241">руйнує</text:span><text:span text:style-name="T185"> </text:span><text:span text:style-name="T6">[2;</text:span><text:span text:style-name="T17"> </text:span><text:span text:style-name="T6">174].</text:span></text:p>
          </table:table-cell>
          <table:table-cell table:style-name="Dictionary.B2" office:value-type="string">
            <text:h text:style-name="P157" text:outline-level="2"><text:span text:style-name="T49">ж</text:span><text:span text:style-name="T264">е</text:span><text:span text:style-name="T49">ртва</text:span></text:h>
            <text:p text:style-name="P72"><text:a xlink:type="simple" xlink:href="http://www.lingvo.ua/uk/LingvoDictionaries/Details?dictionary=Explanatory%20(Uk-Uk)"><text:span text:style-name="T171">Explanatory (Uk-Uk)</text:span></text:a></text:p>
            <text:p text:style-name="P73"><text:span text:style-name="T265">-и, </text:span><text:span text:style-name="T266">ж.</text:span></text:p>
            <text:p text:style-name="P73">1) За релігійними обрядами деяких народів – предмет або жива істота, яких приносили в дар богам.</text:p>
            <text:p text:style-name="P76"><text:span text:style-name="T102">3) Той, хто загинув від нещасного випадку, від руки ворога і т. ін. || Той, над ким знущаються, проявляють насилля. || Про людей, тварин або комах, що перебувають у лапах хижака, у клітці, у сітці і т. ін. ||</text:span><text:span text:style-name="T172">перен.</text:span><text:span text:style-name="T102">, </text:span><text:span text:style-name="T105">кого</text:span><text:span text:style-name="T102">, </text:span><text:span text:style-name="T105">чого</text:span><text:span text:style-name="T102">. Той, хто переживає, терпить різні неприємності від кого-, чого-небудь.</text:span></text:p>
          </table:table-cell>
        </table:table-row>
        <table:table-row>
          <table:covered-table-cell/>
          <table:table-cell table:style-name="Dictionary.B2" office:value-type="string">
            <text:h text:style-name="P159" text:outline-level="2">кат</text:h>
            <text:p text:style-name="P72"><text:a xlink:type="simple" xlink:href="http://www.lingvo.ua/uk/LingvoDictionaries/Details?dictionary=Explanatory%20(Uk-Uk)"><text:span text:style-name="T171">Explanatory (Uk-Uk)</text:span></text:a></text:p>
            <text:p text:style-name="P73"><text:span text:style-name="T49">I </text:span><text:span text:style-name="T265">-а, </text:span><text:span text:style-name="T266">ч.</text:span></text:p>
            <text:p text:style-name="P73"><text:soft-page-break/>1) Той, хто здійснює смертні вироки або тілесне покарання, бере на тортури.</text:p>
            <text:p text:style-name="P76"><text:span text:style-name="T102">2) </text:span><text:span text:style-name="T172">перен.</text:span><text:span text:style-name="T102"> Той, хто тиранить, убиває, мучить; мучитель, недолюдок.</text:span></text:p>
          </table:table-cell>
        </table:table-row>
        <table:table-row>
          <table:table-cell table:style-name="Dictionary.A2" table:number-rows-spanned="2" office:value-type="string">
            <text:p text:style-name="P14">ЖИВОДНÍ</text:p>
            <text:p text:style-name="P18">-íв, <text:span text:style-name="T176">ім., мн., інд.-авт.,</text:span></text:p>
            <text:p text:style-name="P18"><text:span text:style-name="T9">утворене способом основоскладання, похідне від слів:</text:span><text:span text:style-name="T195"> </text:span><text:span text:style-name="T52">живи́й</text:span><text:span text:style-name="T195"> і </text:span><text:span text:style-name="T52">дні́.</text:span></text:p>
            <text:p text:style-name="P19">Коли протліла згага <text:span text:style-name="T50">живоднів</text:span></text:p>
            <text:p text:style-name="P19">ураз попустить серце, ніби напад</text:p>
            <text:p text:style-name="P19">нагальної недуги, в смертний запад,</text:p>
            <text:p text:style-name="P18"><text:span text:style-name="T177">у феєричні полиски жалів</text:span><text:span text:style-name="T41"> (П,</text:span><text:span text:style-name="T2"> І, 62)</text:span></text:p>
          </table:table-cell>
          <table:table-cell table:style-name="Dictionary.B2" office:value-type="string">
            <text:p text:style-name="P15">живи́й</text:p>
            <text:p text:style-name="P18">-а, -е.</text:p>
            <text:p text:style-name="P18"><text:span text:style-name="T125">1) Який існує, здійснює обмін речовин із зовнішнім середовищем, здатний рости, розмножуватися; </text:span><text:span text:style-name="T141">прот.</text:span><text:span text:style-name="T125"> мертвий. || Який є невід’ємною ознакою істоти, що живе, існує. || </text:span><text:span text:style-name="T141">у знач.</text:span><text:span text:style-name="T125"> </text:span><text:span text:style-name="T141">ім.</text:span><text:span text:style-name="T125"> живе, -вого, </text:span><text:span text:style-name="T141">с.</text:span><text:span text:style-name="T125"> Все, що виявляє ознаки життя, що живе, існує. || Якого створюють рослини, тварини, люди</text:span><text:span text:style-name="T163"> (ВТСУМ,</text:span><text:span text:style-name="T128"> 367)</text:span></text:p>
          </table:table-cell>
        </table:table-row>
        <table:table-row>
          <table:covered-table-cell/>
          <table:table-cell table:style-name="Dictionary.B2" office:value-type="string">
            <text:p text:style-name="P14">день</text:p>
            <text:p text:style-name="P18"><text:span text:style-name="T149">дня, </text:span><text:span text:style-name="T153">ч.</text:span></text:p>
            <text:p text:style-name="P18">1) Частина доби від сходу до заходу сонця, від ранку до вечора. || Про денне світло.</text:p>
            <text:p text:style-name="P18"><text:span text:style-name="T125">4) </text:span><text:span text:style-name="T141">тільки мн.</text:span><text:span text:style-name="T125">, </text:span><text:span text:style-name="T141">чого</text:span><text:span text:style-name="T125">, </text:span><text:span text:style-name="T141">які</text:span><text:span text:style-name="T125">. Час, період у </text:span><text:span text:style-name="T125">житті людини, народу. || </text:span><text:span text:style-name="T141">чиї</text:span><text:span text:style-name="T125">. Життя</text:span><text:span text:style-name="T163"> (ВТСУМ,</text:span><text:span text:style-name="T127"> 284)</text:span></text:p>
          </table:table-cell>
        </table:table-row>
        <table:table-row>
          <table:table-cell table:style-name="Dictionary.A2" table:number-rows-spanned="2" office:value-type="string">
            <text:p text:style-name="P14">ЖИТТЄСМÉРТЬ</text:p>
            <text:p text:style-name="P18">-і, <text:span text:style-name="T176">ім., ж., інд.-авт.,</text:span></text:p>
            <text:p text:style-name="P18"><text:span text:style-name="T9">утворене способом основоскладання, похідне від слів:</text:span><text:span text:style-name="T195"> </text:span><text:span text:style-name="T52">життя́</text:span><text:span text:style-name="T195"> і </text:span><text:span text:style-name="T52">сме́рть.</text:span></text:p>
            <text:p text:style-name="P19">Сховати ся од долі — не судилось.</text:p>
            <text:p text:style-name="P19"><text:soft-page-break/>Ударив грім — і зразу шкереберть</text:p>
            <text:p text:style-name="P19">пішло життя. І ось ти — все, що снилось,</text:p>
            <text:p text:style-name="P18"><text:span text:style-name="T177">як смертеіснування й </text:span><text:span text:style-name="T179">життєсмерть</text:span><text:span text:style-name="T41"> (П,</text:span><text:span text:style-name="T2"> І, 83)</text:span></text:p>
          </table:table-cell>
          <table:table-cell table:style-name="Dictionary.B2" office:value-type="string">
            <text:p text:style-name="P15">життя́</text:p>
            <text:p text:style-name="P18"><text:span text:style-name="T149">-я, </text:span><text:span text:style-name="T153">с.</text:span></text:p>
            <text:p text:style-name="P18">1) Вища форма існування матерії, найхарактернішими рисами якої є обмін речовин, самооновлення, самовідтворення. || Існування всього <text:soft-page-break/>живого; <text:span text:style-name="T175">прот.</text:span> смерть.</text:p>
            <text:p text:style-name="P18">2) Стан живого організму в стадії розвитку, зросту.</text:p>
            <text:p text:style-name="P18">3) Період існування кого-небудь; вік. || Все пережите, зроблене людиною за час її існування; біографія.</text:p>
            <text:p text:style-name="P18">4) Спосіб існування кого-небудь<text:span text:style-name="T39"> (ВТСУМ,</text:span><text:span text:style-name="T203"> 369)</text:span></text:p>
          </table:table-cell>
        </table:table-row>
        <table:table-row>
          <table:covered-table-cell/>
          <table:table-cell table:style-name="Dictionary.B2" office:value-type="string">
            <text:p text:style-name="P14">смерть</text:p>
            <text:p text:style-name="P18"><text:span text:style-name="T149">-і, </text:span><text:span text:style-name="T153">ж.</text:span></text:p>
            <text:p text:style-name="P18">1) Припинення життєдіяльності організму і загибель його; припинення біологічного обміну речовин в організмі або його частині. <text:span text:style-name="T175">Фізіологічна смерть</text:span>.</text:p>
            <text:p text:style-name="P18"><text:span text:style-name="T150">2) Припинення існування людини, тварини; </text:span><text:span text:style-name="T154">прот.</text:span><text:span text:style-name="T150"> життя; кончина, скін. || Те саме, що Смертна кара (</text:span><text:span text:style-name="T154">див.</text:span><text:span text:style-name="T150"> смертний). || </text:span><text:span text:style-name="T154">кому</text:span><text:span text:style-name="T150">. Уживається як </text:span><text:span text:style-name="T150">заклик до помсти, відплати. || </text:span><text:span text:style-name="T150">Персоніфікація кончини — людський скелет, звичайно з косою. || </text:span><text:span text:style-name="T154">перен.</text:span><text:span text:style-name="T150"> Загибель, припинення існування чого-небудь. || </text:span><text:span text:style-name="T154">перен.</text:span><text:span text:style-name="T150"> Занепад чого-небудь</text:span><text:span text:style-name="T161"> (ВТСУМ,</text:span><text:span text:style-name="T151"> 1348)</text:span></text:p>
          </table:table-cell>
        </table:table-row>
        <table:table-row>
          <table:table-cell table:style-name="Dictionary.A2" table:number-rows-spanned="2" office:value-type="string">
            <text:p text:style-name="P14">ЖИТТЄТÓКИ</text:p>
            <text:p text:style-name="P18">-ів, <text:span text:style-name="T176">ім., мн., інд.-авт.,</text:span></text:p>
            <text:p text:style-name="P18"><text:span text:style-name="T9">утворене способом основоскладання, </text:span><text:soft-page-break/><text:span text:style-name="T9">похідне від слів:</text:span><text:span text:style-name="T195"> </text:span><text:span text:style-name="T52">життя́</text:span><text:span text:style-name="T195"> і </text:span><text:span text:style-name="T52">тóки.</text:span></text:p>
            <text:p text:style-name="P19">Нарешті збір, нарешті збір померлих днів і років,</text:p>
            <text:p text:style-name="P18"><text:span text:style-name="T177">мов ґрати чорних спроневір і ярих </text:span><text:span text:style-name="T179">життєтоків</text:span><text:span text:style-name="T177">…</text:span><text:span text:style-name="T40"> (П,</text:span><text:span text:style-name="T2"> ІІ, 131)</text:span></text:p>
          </table:table-cell>
          <table:table-cell table:style-name="Dictionary.B2" office:value-type="string">
            <text:p text:style-name="P18"><text:span text:style-name="T52">життя́</text:span><text:span text:style-name="T195"> (див </text:span><text:span text:style-name="T52">ЖИТТЄСМÉРТЬ</text:span><text:span text:style-name="T195">)</text:span></text:p>
          </table:table-cell>
        </table:table-row>
        <table:table-row>
          <table:covered-table-cell/>
          <table:table-cell table:style-name="Dictionary.B2" office:value-type="string">
            <text:p text:style-name="P14">тік</text:p>
            <text:p text:style-name="P18"><text:span text:style-name="T149">то́ку, </text:span><text:span text:style-name="T153">ч.</text:span></text:p>
            <text:p text:style-name="P18"><text:soft-page-break/>1) Розчищене місце, спеціально підготовлений майданчик надворі або в приміщенні для молотьби, очищення і просушування зерна.</text:p>
            <text:p text:style-name="P18">2) Скирти, стіжки, ожереди і т. ін., що стоять на такому місці<text:span text:style-name="T39"> (ВТСУМ,</text:span><text:span text:style-name="T193"> 1453)</text:span></text:p>
          </table:table-cell>
        </table:table-row>
        <table:table-row>
          <table:table-cell table:style-name="Dictionary.A2" table:number-rows-spanned="2" office:value-type="string">
            <text:p text:style-name="P14">ЗА-СВІТИ́</text:p>
            <text:p text:style-name="P18">-і́в, <text:span text:style-name="T176">ім., мн. інд.-авт.,</text:span></text:p>
            <text:p text:style-name="P18"><text:span text:style-name="T9">утворене способом словоскладання, похідне від слів:</text:span><text:span text:style-name="T195"> </text:span><text:span text:style-name="T52">за</text:span><text:span text:style-name="T195"> і </text:span><text:span text:style-name="T52">світи́.</text:span></text:p>
            <text:p text:style-name="P19">І не держу надії в бозі,</text:p>
            <text:p text:style-name="P18"><text:span text:style-name="T177">коли пірвався в </text:span><text:span text:style-name="T179">за-світи</text:span><text:span text:style-name="T41"> (П,</text:span><text:span text:style-name="T2"> ІІ, 195)</text:span></text:p>
          </table:table-cell>
          <table:table-cell table:style-name="Dictionary.B2" office:value-type="string">
            <text:p text:style-name="P14">за</text:p>
            <text:p text:style-name="P18"><text:span text:style-name="T148">I </text:span><text:span text:style-name="T153">прийм.</text:span><text:span text:style-name="T149">, </text:span><text:span text:style-name="T153">з род.</text:span><text:span text:style-name="T149">, </text:span><text:span text:style-name="T153">знах.</text:span><text:span text:style-name="T149"> </text:span><text:span text:style-name="T153">і оруд.</text:span><text:span text:style-name="T149"> </text:span><text:span text:style-name="T153">відмінками</text:span><text:span text:style-name="T149">. Сполучення з </text:span><text:span text:style-name="T153">прийм.</text:span><text:span text:style-name="T149"> за виражають: Просторові відношення:</text:span></text:p>
            <text:p text:style-name="P18"><text:span text:style-name="T125">1) </text:span><text:span text:style-name="T141">із знах.</text:span><text:span text:style-name="T125"> </text:span><text:span text:style-name="T141">і оруд. в.</text:span><text:span text:style-name="T125"> Вказує на предмет, місце і т. ін.: а) за межі яких спрямовані дія, рух (</text:span><text:span text:style-name="T141">знах. в.</text:span><text:span text:style-name="T125">); б) позад, по той бік яких хто-, що-небудь знаходиться, міститься, перебуває або щось відбувається (</text:span><text:span text:style-name="T141">оруд. в.</text:span><text:span text:style-name="T125">). || У </text:span><text:span text:style-name="T141">сполуч.</text:span><text:span text:style-name="T125"> зі </text:span><text:span text:style-name="T141">сл.</text:span><text:span text:style-name="T125"> сідати (сидіти, сісти), стояти (стати) і т. ін. вказує на предмет, біля якого хто-небудь </text:span><text:span text:style-name="T125">розташовується, щоб виконати певну </text:span><text:span text:style-name="T125">дію, або хтось знаходиться, виконуючи що-небудь</text:span><text:span text:style-name="T163"> (ВТСУМ,</text:span><text:span text:style-name="T128"> 373)</text:span></text:p>
          </table:table-cell>
        </table:table-row>
        <table:table-row>
          <table:covered-table-cell/>
          <table:table-cell table:style-name="Dictionary.B2" office:value-type="string">
            <text:p text:style-name="P14">світ</text:p>
            <text:p text:style-name="P18"><text:span text:style-name="T148">II </text:span><text:span text:style-name="T149">-у </text:span><text:span text:style-name="T153">і заст.</text:span><text:span text:style-name="T149"> -а, </text:span><text:span text:style-name="T153">ч.</text:span></text:p>
            <text:p text:style-name="P18">1) Сукупність усіх форм матерії як єдине ціле; всесвіт. <text:span text:style-name="T175">Геоцентрична система світу</text:span><text:span text:style-name="T39"> (ВТСУМ,</text:span><text:span text:style-name="T193"> 1298-1299)</text:span></text:p>
          </table:table-cell>
        </table:table-row>
        <table:table-row>
          <table:table-cell table:style-name="Dictionary.A2" table:number-rows-spanned="2" office:value-type="string">
            <text:p text:style-name="P14">ЗИМНОСХÍД</text:p>
            <text:p text:style-name="P18"><text:soft-page-break/>-у, <text:span text:style-name="T176">ім., ч., інд.-авт.,</text:span></text:p>
            <text:p text:style-name="P18"><text:span text:style-name="T9">утворене способом основоскладання і нульсуфіксальним, похідне від слів:</text:span><text:span text:style-name="T195"> </text:span><text:span text:style-name="T52">зи́мно</text:span><text:span text:style-name="T195"> і </text:span><text:span text:style-name="T52">схо́дити.</text:span></text:p>
            <text:p text:style-name="P19">Довкруги - </text:p>
            <text:p text:style-name="P18"><text:span text:style-name="T177">лише вітри з шпаркого </text:span><text:span text:style-name="T179">зимносходу</text:span><text:span text:style-name="T41"> (П,</text:span><text:span text:style-name="T2"> І, 173)</text:span></text:p>
          </table:table-cell>
          <table:table-cell table:style-name="Dictionary.B2" office:value-type="string">
            <text:p text:style-name="P15">зи́мно</text:p>
            <text:p text:style-name="P18"><text:soft-page-break/><text:span text:style-name="T148">I </text:span><text:span text:style-name="T153">розм.</text:span></text:p>
            <text:p text:style-name="P18">1) <text:span text:style-name="T177">Присл.</text:span> до зимний <text:span text:style-name="T203">(ВТСУМ, 459)</text:span></text:p>
          </table:table-cell>
        </table:table-row>
        <table:table-row>
          <table:covered-table-cell/>
          <table:table-cell table:style-name="Dictionary.B2" office:value-type="string">
            <text:p text:style-name="P14">схо́дити</text:p>
            <text:p text:style-name="P18"><text:span text:style-name="T148">I </text:span><text:span text:style-name="T149">схо́дити</text:span></text:p>
            <text:p text:style-name="P18"><text:span text:style-name="T175">і рідше </text:span>зіходити, -джу, -диш, <text:span text:style-name="T175">недок.</text:span>, зійти, зійду, зійдеш, <text:span text:style-name="T175">док.</text:span></text:p>
            <text:p text:style-name="P18"><text:span text:style-name="T125">3) </text:span><text:span text:style-name="T141">перен.</text:span><text:span text:style-name="T125"> Наближатися, поширюючись, ніби опускаючись (про вечір, сутінки і т. ін.). || </text:span><text:span text:style-name="T141">на кого —</text:span><text:span text:style-name="T125"> </text:span><text:span text:style-name="T141">що</text:span><text:span text:style-name="T125">, </text:span><text:span text:style-name="T141">розм.</text:span><text:span text:style-name="T125"> </text:span><text:span text:style-name="T141">кому до чого</text:span><text:span text:style-name="T125">, </text:span><text:span text:style-name="T141">книжн.</text:span><text:span text:style-name="T125">Охоплювати кого-небудь, оволодівати кимсь (про почуття, стан і т. ін.)</text:span><text:span text:style-name="T163"> (ВТСУМ,</text:span><text:span text:style-name="T127"> 1421)</text:span></text:p>
          </table:table-cell>
        </table:table-row>
        <table:table-row>
          <table:table-cell table:style-name="Dictionary.A2" office:value-type="string">
            <text:p text:style-name="P14">ЗНЕГОЛОСНÍЛИЙ</text:p>
            <text:p text:style-name="P18">-а, -е, <text:span text:style-name="T177">прикм., </text:span><text:span text:style-name="T176">інд.-авт.,</text:span></text:p>
            <text:p text:style-name="P18"><text:span text:style-name="T9">утворене суфіксальним способом, похідне від слова</text:span><text:span text:style-name="T195"> </text:span><text:span text:style-name="T52">знеголосні́ти —</text:span><text:span text:style-name="T188"> позбавитися голосу.</text:span></text:p>
            <text:p text:style-name="P19">…це кождочасне поривання в смерть ,</text:p>
            <text:p text:style-name="P19">щоб з неї виринати в знавіснілий</text:p>
            <text:p text:style-name="P18"><text:span text:style-name="T177">хрипкий чи геть </text:span><text:span text:style-name="T179">знеголоснілий</text:span><text:span text:style-name="T177"> крик</text:span><text:span text:style-name="T41"> (П,</text:span><text:span text:style-name="T2"> І, 121)</text:span></text:p>
          </table:table-cell>
          <table:table-cell table:style-name="Dictionary.B2" office:value-type="string">
            <text:p text:style-name="P18"><text:span text:style-name="T52">Знеголосні́ти </text:span><text:span text:style-name="T188">(не подано у словнику)</text:span></text:p>
          </table:table-cell>
        </table:table-row>
        <table:table-row>
          <table:table-cell table:style-name="Dictionary.A2" table:number-rows-spanned="2" office:value-type="string">
            <text:p text:style-name="P14">ЗОЛОТОКÍНВА</text:p>
            <text:p text:style-name="P18">-и, <text:span text:style-name="T176">ім., ж., інд.-авт.,</text:span></text:p>
            <text:p text:style-name="P18"><text:span text:style-name="T9">утворене способом основоскладання, </text:span><text:soft-page-break/><text:span text:style-name="T9">похідне від слів:</text:span><text:span text:style-name="T195"> </text:span><text:span text:style-name="T52">золоти́й</text:span><text:span text:style-name="T195"> і </text:span><text:span text:style-name="T52">кíнва.</text:span></text:p>
            <text:p text:style-name="P19"><text:span text:style-name="T50">Золотокінва</text:span> — пади-но,</text:p>
            <text:p text:style-name="P18"><text:span text:style-name="T177">спади з лиця в глиб-синь-серця</text:span><text:span text:style-name="T41"> (П,</text:span><text:span text:style-name="T2"> ІІ, 191)</text:span></text:p>
          </table:table-cell>
          <table:table-cell table:style-name="Dictionary.B2" office:value-type="string">
            <text:p text:style-name="P15">золоти́й</text:p>
            <text:p text:style-name="P18">-а, -е.</text:p>
            <text:p text:style-name="P18">4) Який своїм кольором нагадує золото; блискучо-жовтий, <text:soft-page-break/>оранжевий.<text:span text:style-name="T175">Золота осінь</text:span>. <text:span text:style-name="T175">Золота рибка</text:span>.</text:p>
            <text:p text:style-name="P18">5) <text:span text:style-name="T175">перен.</text:span> Дуже цінний, вартий поваги (про людину, її характер і т. ін.). <text:span text:style-name="T175">Золоте серце</text:span>. <text:span text:style-name="T175">Золоті руки</text:span>.</text:p>
            <text:p text:style-name="P18">6) <text:span text:style-name="T175">перен.</text:span> Який дає людям радість, щастя; прекрасний, щасливий.<text:span text:style-name="T175">Золоте дитинство</text:span>.</text:p>
            <text:p text:style-name="P18"><text:span text:style-name="T125">7) </text:span><text:span text:style-name="T141">перен.</text:span><text:span text:style-name="T125"> Дорогий, любий (у </text:span><text:span text:style-name="T141">пестл.</text:span><text:span text:style-name="T125"> звертанні до кого-небудь)</text:span><text:span text:style-name="T163"> (ВТСУМ,</text:span><text:span text:style-name="T128"> 475)</text:span></text:p>
          </table:table-cell>
        </table:table-row>
        <table:table-row>
          <table:covered-table-cell/>
          <table:table-cell table:style-name="Dictionary.B2" office:value-type="string">
            <text:p text:style-name="P14">кінва́</text:p>
            <text:p text:style-name="P18"><text:span text:style-name="T148">II </text:span><text:span text:style-name="T149">кінва́</text:span></text:p>
            <text:p text:style-name="P18">-и, <text:span text:style-name="T175">ж.</text:span>, <text:span text:style-name="T175">розм.</text:span></text:p>
            <text:p text:style-name="P23"><text:span text:style-name="T156">Збірн. до </text:span><text:span text:style-name="T1">кінь</text:span><text:span text:style-name="T159"> (ВТСУМ,</text:span><text:span text:style-name="T157"> 540)</text:span></text:p>
          </table:table-cell>
        </table:table-row>
        <table:table-row>
          <table:table-cell table:style-name="Dictionary.A2" table:number-rows-spanned="2" office:value-type="string">
            <text:p text:style-name="P14">З-ПОНАДСВÍТНІЙ</text:p>
            <text:p text:style-name="P18">-я, -є, <text:span text:style-name="T177">прикм., </text:span><text:span text:style-name="T176">інд.-авт.,</text:span></text:p>
            <text:p text:style-name="P18"><text:span text:style-name="T9">утворене способом </text:span><text:span text:style-name="T9">основословоскладання, похідне від </text:span><text:span text:style-name="T9">слів:</text:span><text:span text:style-name="T195"> </text:span><text:span text:style-name="T52">з</text:span><text:span text:style-name="T188">-</text:span><text:span text:style-name="T52">по́над</text:span><text:span text:style-name="T195"> і </text:span><text:span text:style-name="T52">світ.</text:span></text:p>
            <text:p text:style-name="P19">…аж сіла зірка на дроту й щебече</text:p>
            <text:p text:style-name="P18"><text:span text:style-name="T177">і сяє горлом — </text:span><text:span text:style-name="T179">з-понадсвітній</text:span><text:span text:style-name="T177"> спів</text:span><text:span text:style-name="T41"> (П,</text:span><text:span text:style-name="T2"> ІІ, 120)</text:span></text:p>
          </table:table-cell>
          <table:table-cell table:style-name="Dictionary.B2" office:value-type="string">
            <text:p text:style-name="P15">з-по́над</text:p>
            <text:p text:style-name="P18"><text:span text:style-name="T153">прийм.</text:span><text:span text:style-name="T149">, </text:span><text:span text:style-name="T153">з род. в.</text:span></text:p>
            <text:p text:style-name="P18"><text:span text:style-name="T125">Вказує на предмет, через верхній край </text:span><text:span text:style-name="T125">якого спрямовано дію, рух. || Вказує </text:span><text:span text:style-name="T125">на предмет, місце, у безпосередній близькості від якого починається якась дія</text:span><text:span text:style-name="T163"> (ВТСУМ,</text:span><text:span text:style-name="T128"> 478)</text:span></text:p>
          </table:table-cell>
        </table:table-row>
        <table:table-row>
          <table:covered-table-cell/>
          <table:table-cell table:style-name="Dictionary.B2" office:value-type="string">
            <text:p text:style-name="P18"><text:span text:style-name="T51">світ</text:span><text:span text:style-name="T186"> (див. </text:span><text:span text:style-name="T51">ЗА-СВІТИ́</text:span><text:span text:style-name="T186">)</text:span></text:p>
          </table:table-cell>
        </table:table-row>
        <table:table-row>
          <table:table-cell table:style-name="Dictionary.A2" office:value-type="string">
            <text:p text:style-name="P79"><text:span text:style-name="T241">Інобуття</text:span></text:p>
            <text:p text:style-name="P79"><text:span text:style-name="T241"/></text:p>
            <text:p text:style-name="P81">Щоби<text:span text:style-name="T263"> </text:span>тьма</text:p>
            <text:p text:style-name="P81"><text:soft-page-break/>впокорення<text:span text:style-name="T263"> </text:span>мене<text:span text:style-name="T263"> </text:span>порятувала,</text:p>
            <text:p text:style-name="P79"><text:span text:style-name="T245">інобуттям</text:span><text:span text:style-name="T240">.</text:span><text:span text:style-name="T243"> </text:span><text:span text:style-name="T245">Іножиттям</text:span><text:span text:style-name="T240">.</text:span><text:span text:style-name="T243"> </text:span><text:span text:style-name="T240">Найменням</text:span></text:p>
            <text:p text:style-name="P81">уже<text:span text:style-name="T263"> </text:span>невласним:<text:span text:style-name="T263"> </text:span>ось<text:span text:style-name="T263"> </text:span>він,<text:span text:style-name="T263"> </text:span>той<text:span text:style-name="T263"> </text:span>загал,</text:p>
            <text:p text:style-name="P81">яким<text:span text:style-name="T263"> </text:span>кермує<text:span text:style-name="T263"> </text:span>той<text:span text:style-name="T263"> </text:span>шалений<text:span text:style-name="T263"> </text:span>бог,</text:p>
            <text:p text:style-name="P81"><text:span text:style-name="T241">котрий</text:span><text:span text:style-name="T185"> </text:span><text:span text:style-name="T241">в</text:span><text:span text:style-name="T185"> </text:span><text:span text:style-name="T241">мені</text:span><text:span text:style-name="T185"> </text:span><text:span text:style-name="T241">воліє</text:span><text:span text:style-name="T185"> </text:span><text:span text:style-name="T241">народитись</text:span><text:span text:style-name="T185"> </text:span><text:span text:style-name="T6">[2;</text:span><text:span text:style-name="T17"> </text:span><text:span text:style-name="T6">195].</text:span></text:p>
          </table:table-cell>
          <table:table-cell table:style-name="Dictionary.B2" office:value-type="string">
            <text:h text:style-name="P157" text:outline-level="2"><text:span text:style-name="T49">бутт</text:span><text:span text:style-name="T264">я</text:span></text:h>
            <text:p text:style-name="P72"><text:a xlink:type="simple" xlink:href="http://www.lingvo.ua/uk/LingvoDictionaries/Details?dictionary=Explanatory%20(Uk-Uk)"><text:span text:style-name="T171">Explanatory (Uk-Uk)</text:span></text:a></text:p>
            <text:p text:style-name="P73"><text:span text:style-name="T265">-я, </text:span><text:span text:style-name="T266">с.</text:span></text:p>
            <text:p text:style-name="P73">1) <text:span text:style-name="T266">філос.</text:span> Об'єктивна реальність, що існує незалежно від нашої свідомості; матерія, <text:soft-page-break/>природа.</text:p>
            <text:p text:style-name="P75"><text:span text:style-name="T103">3) </text:span><text:span text:style-name="T173">уроч.</text:span><text:span text:style-name="T103"> Життя, існування.</text:span></text:p>
          </table:table-cell>
        </table:table-row>
        <table:table-row>
          <table:table-cell table:style-name="Dictionary.A2" office:value-type="string">
            <text:p text:style-name="P79"><text:span text:style-name="T241">Іножиття</text:span></text:p>
            <text:p text:style-name="P79"><text:span text:style-name="T241"/></text:p>
            <text:p text:style-name="P81">Щоби<text:span text:style-name="T263"> </text:span>тьма</text:p>
            <text:p text:style-name="P81">впокорення<text:span text:style-name="T263"> </text:span>мене<text:span text:style-name="T263"> </text:span>порятувала,</text:p>
            <text:p text:style-name="P79"><text:span text:style-name="T245">інобуттям</text:span><text:span text:style-name="T240">.</text:span><text:span text:style-name="T243"> </text:span><text:span text:style-name="T245">Іножиттям</text:span><text:span text:style-name="T240">.</text:span><text:span text:style-name="T243"> </text:span><text:span text:style-name="T240">Найменням</text:span></text:p>
            <text:p text:style-name="P81">уже<text:span text:style-name="T263"> </text:span>невласним:<text:span text:style-name="T263"> </text:span>ось<text:span text:style-name="T263"> </text:span>він,<text:span text:style-name="T263"> </text:span>той<text:span text:style-name="T263"> </text:span>загал,</text:p>
            <text:p text:style-name="P81">яким<text:span text:style-name="T263"> </text:span>кермує<text:span text:style-name="T263"> </text:span>той<text:span text:style-name="T263"> </text:span>шалений<text:span text:style-name="T263"> </text:span>бог,</text:p>
            <text:p text:style-name="P81"><text:span text:style-name="T241">котрий</text:span><text:span text:style-name="T185"> </text:span><text:span text:style-name="T241">в</text:span><text:span text:style-name="T185"> </text:span><text:span text:style-name="T241">мені</text:span><text:span text:style-name="T185"> </text:span><text:span text:style-name="T241">воліє</text:span><text:span text:style-name="T185"> </text:span><text:span text:style-name="T241">народитись</text:span><text:span text:style-name="T185"> </text:span><text:span text:style-name="T241">[2;</text:span><text:span text:style-name="T185"> </text:span><text:span text:style-name="T241">195].</text:span></text:p>
          </table:table-cell>
          <table:table-cell table:style-name="Dictionary.B2" office:value-type="string">
            <text:p text:style-name="P18"><text:span text:style-name="T52">життя́</text:span><text:span text:style-name="T195"> (див </text:span><text:span text:style-name="T52">ЖИТТЄСМÉРТЬ</text:span><text:span text:style-name="T195">)</text:span></text:p>
          </table:table-cell>
        </table:table-row>
        <table:table-row>
          <table:table-cell table:style-name="Dictionary.A2" table:number-rows-spanned="2" office:value-type="string">
            <text:p text:style-name="P14">ІСПЕРЕДЛÍТ</text:p>
            <text:p text:style-name="P19">присл., інд.-авт.,</text:p>
            <text:p text:style-name="P18"><text:span text:style-name="T8">утворене способом основоскладання, похідне від слів:</text:span> <text:span text:style-name="T51">спе́ред</text:span> і <text:span text:style-name="T51">літ.</text:span></text:p>
            <text:p text:style-name="P19">Ось твоя подоба</text:p>
            <text:p text:style-name="P18"><text:span text:style-name="T177">подвижництво людське — </text:span><text:span text:style-name="T179">іспередліт</text:span><text:span text:style-name="T41"> </text:span><text:soft-page-break/><text:span text:style-name="T41">(П,</text:span><text:span text:style-name="T2"> ІІ, 158)</text:span></text:p>
          </table:table-cell>
          <table:table-cell table:style-name="Dictionary.B2" office:value-type="string">
            <text:p text:style-name="P16">спе́реду</text:p>
            <text:p text:style-name="P18"><text:span text:style-name="T149">3) </text:span><text:span text:style-name="T153">присл.</text:span><text:span text:style-name="T149">, </text:span><text:span text:style-name="T153">рідко</text:span><text:span text:style-name="T149">. Раніше, в минулому; перед цим.</text:span></text:p>
            <text:p text:style-name="P18"><text:span text:style-name="T123">4) </text:span><text:span text:style-name="T140">прийм.</text:span><text:span text:style-name="T123">, </text:span><text:span text:style-name="T140">з род. в.</text:span><text:span text:style-name="T123"> Уживається для означення місця перед ким-, чим-небудь; на передньому боці чогось</text:span><text:span text:style-name="T163"> (ВТСУМ,</text:span><text:span text:style-name="T144"> 1361-1364)</text:span></text:p>
          </table:table-cell>
        </table:table-row>
        <table:table-row>
          <table:covered-table-cell/>
          <table:table-cell table:style-name="Dictionary.B2" office:value-type="string">
            <text:p text:style-name="P15">літа́</text:p>
            <text:p text:style-name="P18"><text:span text:style-name="T149">літ, </text:span><text:span text:style-name="T153">мн.</text:span></text:p>
            <text:p text:style-name="P18">1) Період часу в кілька років; роки<text:span text:style-name="T39"> (ВТСУМ,</text:span><text:span text:style-name="T193"> 622)</text:span></text:p>
          </table:table-cell>
        </table:table-row>
        <table:table-row>
          <table:table-cell table:style-name="Dictionary.A2" table:number-rows-spanned="2" office:value-type="string">
            <text:p text:style-name="P79"><text:span text:style-name="T241">Като-жертва</text:span></text:p>
            <text:p text:style-name="P79"><text:span text:style-name="T241"/></text:p>
            <text:p text:style-name="P81">Вмирає<text:span text:style-name="T263"> </text:span>пізно<text:span text:style-name="T263"> </text:span>чоловік,</text:p>
            <text:p text:style-name="P81">а<text:span text:style-name="T263"> </text:span>родиться<text:span text:style-name="T263"> </text:span>дочасно,<text:span text:style-name="T176">Жертво-кат</text:span></text:p>
            <text:p text:style-name="P81">тому<text:span text:style-name="T263"> </text:span>й<text:span text:style-name="T263"> </text:span>на<text:span text:style-name="T263"> </text:span>світі<text:span text:style-name="T263"> </text:span>жити<text:span text:style-name="T263"> </text:span>звик,</text:p>
            <text:p text:style-name="P81">як<text:span text:style-name="T263"> </text:span>раб<text:span text:style-name="T263"> </text:span>і<text:span text:style-name="T263"> </text:span>рабовласник.</text:p>
            <text:p text:style-name="P79"><text:span text:style-name="T240">Він</text:span><text:span text:style-name="T243"> </text:span><text:span text:style-name="T245">като-жертва</text:span><text:span text:style-name="T240">,</text:span><text:span text:style-name="T243"> </text:span><text:span text:style-name="T245">жертво-кат</text:span></text:p>
            <text:p text:style-name="P81">страждає<text:span text:style-name="T263"> </text:span>і<text:span text:style-name="T263"> </text:span>богує,</text:p>
            <text:p text:style-name="P81">іде<text:span text:style-name="T263"> </text:span>вперед,<text:span text:style-name="T263"> </text:span>немов<text:span text:style-name="T263"> </text:span>назад,</text:p>
            <text:p text:style-name="P81"><text:span text:style-name="T241">як</text:span><text:span text:style-name="T185"> </text:span><text:span text:style-name="T241">душу</text:span><text:span text:style-name="T185"> </text:span><text:span text:style-name="T241">гнів</text:span><text:span text:style-name="T185"> </text:span><text:span text:style-name="T241">руйнує</text:span><text:span text:style-name="T185"> </text:span><text:span text:style-name="T6">[2;</text:span><text:span text:style-name="T17"> </text:span><text:span text:style-name="T6">174].</text:span></text:p>
          </table:table-cell>
          <table:table-cell table:style-name="Dictionary.B2" office:value-type="string">
            <text:p text:style-name="P86"><text:span text:style-name="T259">кат</text:span><text:span text:style-name="T260"> (див. </text:span><text:span text:style-name="T256">Жертво-кат</text:span><text:span text:style-name="T260">)</text:span></text:p>
          </table:table-cell>
        </table:table-row>
        <table:table-row>
          <table:covered-table-cell/>
          <table:table-cell table:style-name="Dictionary.B2" office:value-type="string">
            <text:p text:style-name="P86"><text:span text:style-name="T259">жертва</text:span><text:span text:style-name="T260"> (див. </text:span><text:span text:style-name="T256">Жертво-кат</text:span><text:span text:style-name="T260">)</text:span></text:p>
          </table:table-cell>
        </table:table-row>
        <table:table-row>
          <table:table-cell table:style-name="Dictionary.A2" office:value-type="string">
            <text:p text:style-name="P14">КРАЙÓКРАЙ</text:p>
            <text:p text:style-name="P18">крайóкраю, <text:span text:style-name="T176">ім., ч., інд.-авт.,</text:span></text:p>
            <text:p text:style-name="P18"><text:span text:style-name="T9">утворене способом основоскладання, похідне від слів:</text:span><text:span text:style-name="T195"> </text:span><text:span text:style-name="T52">край</text:span><text:span text:style-name="T195"> і </text:span><text:span text:style-name="T52">край.</text:span></text:p>
            <text:p text:style-name="P19">З <text:span text:style-name="T50">крайокраю</text:span>, з цієї високості,</text:p>
            <text:p text:style-name="P19">пади, згорнувши крила, до долин…<text:span text:style-name="T43"> (П,</text:span><text:span text:style-name="T6"> І, 40);</text:span></text:p>
            <text:p text:style-name="P19">Єси ти за <text:span text:style-name="T50">крайокраєм</text:span>, чаїшся</text:p>
            <text:p text:style-name="P18"><text:span text:style-name="T177">од мого неоговтаного погляду…</text:span><text:span text:style-name="T40"> (П,</text:span><text:span text:style-name="T2"> І, 91)</text:span></text:p>
          </table:table-cell>
          <table:table-cell table:style-name="Dictionary.B2" office:value-type="string">
            <text:p text:style-name="P14">край</text:p>
            <text:p text:style-name="P18"><text:span text:style-name="T148">I </text:span><text:span text:style-name="T149">-ю, </text:span><text:span text:style-name="T153">ч.</text:span></text:p>
            <text:p text:style-name="P18"><text:span text:style-name="T150">1) Лінія, що обмежує поверхню чого-небудь, а також те, що прилягає до цієї лінії; кінець (</text:span><text:span text:style-name="T154">див.</text:span><text:span text:style-name="T150"> кінець I 1)). || Верхній зріз стінок посудини, яких-небудь заглиблень і т. ін. || Найвіддаленіша від центру частина якої-небудь місцевості; околиця.</text:span></text:p>
            <text:p text:style-name="P18"><text:span text:style-name="T49">II </text:span><text:span text:style-name="T175">прийм.</text:span> <text:span text:style-name="T175">з род. в.</text:span></text:p>
            <text:p text:style-name="P18">Указує на місцезнаходження предмета поблизу іншого; біля, коло<text:span text:style-name="T39"> </text:span><text:soft-page-break/><text:span text:style-name="T39">(ВТСУМ,</text:span><text:span text:style-name="T193"> 582)</text:span></text:p>
          </table:table-cell>
        </table:table-row>
        <table:table-row>
          <table:table-cell table:style-name="Dictionary.A2" table:number-rows-spanned="2" office:value-type="string">
            <text:p text:style-name="P14">КРАЙСЕБÉ</text:p>
            <text:p text:style-name="P18"><text:span text:style-name="T177">присл., </text:span><text:span text:style-name="T176">інд.-авт.,</text:span></text:p>
            <text:p text:style-name="P18"><text:span text:style-name="T9">утворене способом зрощення, похідне від слів:</text:span><text:span text:style-name="T195"> </text:span><text:span text:style-name="T52">край</text:span><text:span text:style-name="T195"> і </text:span><text:span text:style-name="T52">себé.</text:span></text:p>
            <text:p text:style-name="P19">І не зайти за дальні далечі.</text:p>
            <text:p text:style-name="P18"><text:span text:style-name="T177">І за </text:span><text:span text:style-name="T179">крайсебе</text:span><text:span text:style-name="T177"> не зайти</text:span><text:span text:style-name="T41"> (П,</text:span><text:span text:style-name="T2"> І, 96)</text:span></text:p>
          </table:table-cell>
          <table:table-cell table:style-name="Dictionary.B2" office:value-type="string">
            <text:p text:style-name="P18"><text:span text:style-name="T52">край </text:span><text:span text:style-name="T191">(див. </text:span><text:span text:style-name="T52">КРАЙÓКРАЙ</text:span><text:span text:style-name="T191">)</text:span></text:p>
          </table:table-cell>
        </table:table-row>
        <table:table-row>
          <table:covered-table-cell/>
          <table:table-cell table:style-name="Dictionary.B2" office:value-type="string">
            <text:p text:style-name="P15">себе́</text:p>
            <text:p text:style-name="P18"><text:span text:style-name="T153">наз. в.</text:span><text:span text:style-name="T149"> </text:span><text:span text:style-name="T153">нема</text:span><text:span text:style-name="T149">, </text:span><text:span text:style-name="T153">одн.</text:span><text:span text:style-name="T149"> </text:span><text:span text:style-name="T153">і мн.</text:span><text:span text:style-name="T149">, </text:span><text:span text:style-name="T153">займ.</text:span><text:span text:style-name="T149"> </text:span><text:span text:style-name="T153">зворотний</text:span><text:span text:style-name="T149">.</text:span></text:p>
            <text:p text:style-name="P18">Вказує на спрямованість дії на самого виконавця дії, заміняючи за змістом особові займенники<text:span text:style-name="T39"> (ВТСУМ,</text:span><text:span text:style-name="T193"> 1301)</text:span></text:p>
          </table:table-cell>
        </table:table-row>
        <table:table-row>
          <table:table-cell table:style-name="Dictionary.A2" table:number-rows-spanned="2" office:value-type="string">
            <text:p text:style-name="P14">КРАЙЧÁС</text:p>
            <text:p text:style-name="P18"><text:span text:style-name="T177">присл., </text:span><text:span text:style-name="T176">інд.-авт.,</text:span></text:p>
            <text:p text:style-name="P18"><text:span text:style-name="T9">утворене способом зрощення, похідне від слів:</text:span><text:span text:style-name="T195"> </text:span><text:span text:style-name="T52">край</text:span><text:span text:style-name="T195"> і </text:span><text:span text:style-name="T52">час.</text:span></text:p>
            <text:p text:style-name="P19">Що б то нам</text:p>
            <text:p text:style-name="P19">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text:span text:style-name="T50">крайчасу</text:span>,</text:p>
            <text:p text:style-name="P18"><text:span text:style-name="T177">за прапервні</text:span><text:span text:style-name="T41"> (П,</text:span><text:span text:style-name="T2"> І, 57)</text:span></text:p>
          </table:table-cell>
          <table:table-cell table:style-name="Dictionary.B2" office:value-type="string">
            <text:p text:style-name="P18"><text:span text:style-name="T52">край </text:span><text:span text:style-name="T191">(див. </text:span><text:span text:style-name="T52">КРАЙÓКРАЙ</text:span><text:span text:style-name="T191">)</text:span></text:p>
          </table:table-cell>
        </table:table-row>
        <table:table-row>
          <table:covered-table-cell/>
          <table:table-cell table:style-name="Dictionary.B2" office:value-type="string">
            <text:p text:style-name="P14">час</text:p>
            <text:p text:style-name="P18"><text:span text:style-name="T149">-у, </text:span><text:span text:style-name="T153">ч.</text:span></text:p>
            <text:p text:style-name="P18"><text:span text:style-name="T125">1) </text:span><text:span text:style-name="T141">філос.</text:span><text:span text:style-name="T125"> Одна з основних об’єктивних форм існування матерії, яка виявляється в тривалості буття</text:span><text:span text:style-name="T163"> </text:span><text:span text:style-name="T163">(ВТСУМ,</text:span><text:span text:style-name="T127"> 1594)</text:span></text:p>
          </table:table-cell>
        </table:table-row>
        <table:table-row>
          <table:table-cell table:style-name="Dictionary.A2" table:number-rows-spanned="2" office:value-type="string">
            <text:p text:style-name="P14">КРИВОЛÉТ</text:p>
            <text:p text:style-name="P18">-у, <text:span text:style-name="T176">ім., ч., інд.-авт.,</text:span></text:p>
            <text:p text:style-name="P18"><text:span text:style-name="T9">утворене способом основоскладання, похідне від слів:</text:span><text:span text:style-name="T195"> </text:span><text:span text:style-name="T52">криви́й</text:span><text:span text:style-name="T195"> і </text:span><text:span text:style-name="T52">лет.</text:span></text:p>
            <text:p text:style-name="P19">…ця колотнеча</text:p>
            <text:p text:style-name="P19"><text:soft-page-break/>надій і спроневіри, <text:span text:style-name="T50">криволет</text:span></text:p>
            <text:p text:style-name="P19">лякливих ауспіцій, що в безгуччі</text:p>
            <text:p text:style-name="P19">шершаваими крильми прошерхотять </text:p>
            <text:p text:style-name="P18"><text:span text:style-name="T177">і всядуться на голові…</text:span><text:span text:style-name="T40"> (П,</text:span><text:span text:style-name="T2"> І, 121)</text:span></text:p>
          </table:table-cell>
          <table:table-cell table:style-name="Dictionary.B2" office:value-type="string">
            <text:p text:style-name="P15">криви́й</text:p>
            <text:p text:style-name="P18">-а, -е.</text:p>
            <text:p text:style-name="P18"><text:span text:style-name="T150">6) </text:span><text:span text:style-name="T154">перен.</text:span><text:span text:style-name="T150">, </text:span><text:span text:style-name="T154">розм.</text:span><text:span text:style-name="T150"> Те саме, що хибний; неправильний (у 2 </text:span><text:span text:style-name="T154">знач.</text:span><text:span text:style-name="T150">), помилковий</text:span><text:span text:style-name="T161"> </text:span><text:span text:style-name="T161">(ВТСУМ,</text:span><text:span text:style-name="T152"> 585)</text:span></text:p>
          </table:table-cell>
        </table:table-row>
        <table:table-row>
          <table:covered-table-cell/>
          <table:table-cell table:style-name="Dictionary.B2" office:value-type="string">
            <text:p text:style-name="P14">лет</text:p>
            <text:p text:style-name="P18"><text:soft-page-break/><text:span text:style-name="T149">-у, </text:span><text:span text:style-name="T153">ч.</text:span><text:span text:style-name="T149">, </text:span><text:span text:style-name="T153">поет.</text:span></text:p>
            <text:p text:style-name="P18"><text:span text:style-name="T150">Дія за знач. літати і летіти; літ (</text:span><text:span text:style-name="T154">див.</text:span><text:span text:style-name="T150"> літ I). </text:span><text:span text:style-name="T154">Зриватися в лет</text:span><text:span text:style-name="T161"> (ВТСУМ,</text:span><text:span text:style-name="T151"> 613)</text:span></text:p>
          </table:table-cell>
        </table:table-row>
        <table:table-row>
          <table:table-cell table:style-name="Dictionary.A2" table:number-rows-spanned="2" office:value-type="string">
            <text:p text:style-name="P79"><text:span text:style-name="T241">Кривоокість</text:span></text:p>
            <text:p text:style-name="P79"><text:span text:style-name="T241"/></text:p>
            <text:p text:style-name="P81">Двоїться<text:span text:style-name="T263"> </text:span>гуркіт<text:span text:style-name="T263"> </text:span>і<text:span text:style-name="T263"> </text:span>бордюр<text:span text:style-name="T263"> </text:span>двоїться,</text:p>
            <text:p text:style-name="P79"><text:span text:style-name="T240">і</text:span><text:span text:style-name="T243"> </text:span><text:span text:style-name="T240">ця</text:span><text:span text:style-name="T243"> </text:span><text:span text:style-name="T240">відчута</text:span><text:span text:style-name="T243"> </text:span><text:span text:style-name="T240">раптом</text:span><text:span text:style-name="T246"> </text:span><text:span text:style-name="T245">кривоокість</text:span></text:p>
            <text:p text:style-name="P81"><text:span text:style-name="T241">тобі</text:span><text:span text:style-name="T185"> </text:span><text:span text:style-name="T241">віщує</text:span><text:span text:style-name="T185"> </text:span><text:span text:style-name="T241">ночі</text:span><text:span text:style-name="T185"> </text:span><text:span text:style-name="T241">неспокійні</text:span><text:span text:style-name="T185"> </text:span><text:span text:style-name="T6">[2;</text:span><text:span text:style-name="T17"> </text:span><text:span text:style-name="T6">115].</text:span></text:p>
          </table:table-cell>
          <table:table-cell table:style-name="Dictionary.B2" office:value-type="string">
            <text:p text:style-name="P14">криви́й<text:span text:style-name="T187"> (див. </text:span>КРИВОЛÉТ<text:span text:style-name="T187">)</text:span></text:p>
          </table:table-cell>
        </table:table-row>
        <table:table-row>
          <table:covered-table-cell/>
          <table:table-cell table:style-name="Dictionary.B2" office:value-type="string">
            <text:p text:style-name="P14"><text:span text:style-name="T195">óко </text:span><text:span text:style-name="T188">(див. </text:span><text:span text:style-name="T195">ВСЕО́ЧІ</text:span><text:span text:style-name="T188">)</text:span></text:p>
          </table:table-cell>
        </table:table-row>
        <table:table-row>
          <table:table-cell table:style-name="Dictionary.A2" table:number-rows-spanned="2" office:value-type="string">
            <text:p text:style-name="P79"><text:span text:style-name="T241">Косопис</text:span></text:p>
            <text:p text:style-name="P79"><text:span text:style-name="T241"/></text:p>
            <text:p text:style-name="P81">Несамовито-синій<text:span text:style-name="T263"> </text:span>вороновий</text:p>
            <text:p text:style-name="P79"><text:span text:style-name="T240">розкрилений</text:span><text:span text:style-name="T246"> </text:span><text:span text:style-name="T245">косопис</text:span><text:span text:style-name="T243"> </text:span><text:span text:style-name="T240">напівкільний</text:span><text:span text:style-name="T243"> –</text:span></text:p>
            <text:p text:style-name="P81">душі<text:span text:style-name="T263"> </text:span>твоєї<text:span text:style-name="T263"> </text:span>витлілі<text:span text:style-name="T263"> </text:span>окрушини<text:span text:style-name="T263"> –</text:span></text:p>
            <text:p text:style-name="P81">з<text:span text:style-name="T263"> </text:span>кального<text:span text:style-name="T263"> </text:span>сонця<text:span text:style-name="T263"> </text:span>приспадає<text:span text:style-name="T263"> </text:span>тихо</text:p>
            <text:p text:style-name="P81"><text:span text:style-name="T241">і</text:span><text:span text:style-name="T185"> </text:span><text:span text:style-name="T241">важко</text:span><text:span text:style-name="T185"> </text:span><text:span text:style-name="T241">стрягне</text:span><text:span text:style-name="T185"> </text:span><text:span text:style-name="T241">в</text:span><text:span text:style-name="T185"> </text:span><text:span text:style-name="T241">молоду</text:span><text:span text:style-name="T185"> </text:span><text:span text:style-name="T241">траву.</text:span><text:span text:style-name="T185"> </text:span><text:span text:style-name="T6">[2;</text:span><text:span text:style-name="T17"> </text:span><text:span text:style-name="T6">140]</text:span></text:p>
          </table:table-cell>
          <table:table-cell table:style-name="Dictionary.B2" office:value-type="string">
            <text:h text:style-name="P158" text:outline-level="2"><text:span text:style-name="T49">к</text:span><text:span text:style-name="T264">о</text:span><text:span text:style-name="T49">сий</text:span></text:h>
            <text:p text:style-name="P72"><text:a xlink:type="simple" xlink:href="http://www.lingvo.ua/uk/LingvoDictionaries/Details?dictionary=Explanatory%20(Uk-Uk)"><text:span text:style-name="T171">Explanatory (Uk-Uk)</text:span></text:a></text:p>
            <text:p text:style-name="P74">-а, -е.</text:p>
            <text:p text:style-name="P73">3) Який має неоднаково спрямовані зіниці (про очі з такою вадою); зизий, зизоокий. || Про людину з такою вадою очей.</text:p>
            <text:p text:style-name="P76"><text:span text:style-name="T102">4) </text:span><text:span text:style-name="T172">перен.</text:span><text:span text:style-name="T102"> Який виражає неприязнь, ворожість (про очі, погляд і т. ін.).</text:span></text:p>
          </table:table-cell>
        </table:table-row>
        <table:table-row>
          <table:covered-table-cell/>
          <table:table-cell table:style-name="Dictionary.B2" office:value-type="string">
            <text:h text:style-name="P158" text:outline-level="2"><text:span text:style-name="T49">пис</text:span><text:span text:style-name="T264">а</text:span><text:span text:style-name="T49">ти</text:span></text:h>
            <text:p text:style-name="P72"><text:a xlink:type="simple" xlink:href="http://www.lingvo.ua/uk/LingvoDictionaries/Details?dictionary=Explanatory%20(Uk-Uk)"><text:span text:style-name="T171">Explanatory (Uk-Uk)</text:span></text:a></text:p>
            <text:p text:style-name="P73"><text:span text:style-name="T265">пишу, пишеш, </text:span><text:span text:style-name="T266">недок.</text:span></text:p>
            <text:p text:style-name="P73">1) <text:span text:style-name="T266">перех.</text:span> <text:span text:style-name="T175">і без додатка</text:span>. Зображувати рукою на папері або іншому матеріалі графічні знаки (літери, цифри і т. ін.). || Займатися писанням. || Відтворювати такі знаки за допомогою спеціального приладдя. <text:span text:style-name="T175">Писати крейдою</text:span>. <text:span text:style-name="T175">Писати олівцем</text:span>. || Передавати за допомогою таких знаків слова, текст і т. ін. || Дотримуватися певного написання. || Володіти письмом якої-небудь мови; уміти відтворювати систему письмових знаків цієї мови. || Робити записи музики спеціальними знаками. <text:span text:style-name="T175">Писати нотні знаки</text:span>. || <text:span text:style-name="T266">перен.</text:span> Бити кого-небудь. || Дотримуватися на письмі певних орфографічних правил, певного написання.</text:p>
            <text:p text:style-name="P73">4) <text:span text:style-name="T266">перех.</text:span> <text:span text:style-name="T175">і </text:span><text:span text:style-name="T266">неперех.</text:span> Займатися літературною діяльністю, бути письменником. || <text:span text:style-name="T175">до чого</text:span>. Вміщувати свої твори в якому-небудь <text:soft-page-break/>періодичному виданні. || Певним чином будувати письмову розповідь або використовувати який-небудь мовний стиль, якісь особливості мови.</text:p>
            <text:p text:style-name="P76"><text:span text:style-name="T102">5) </text:span><text:span text:style-name="T172">перех.</text:span><text:span text:style-name="T102"> </text:span><text:span text:style-name="T105">і без додатка</text:span><text:span text:style-name="T102">, </text:span><text:span text:style-name="T105">з кого </text:span><text:span text:style-name="T102">– </text:span><text:span text:style-name="T105">чого</text:span><text:span text:style-name="T102">. Створювати твір живопису. || </text:span><text:span text:style-name="T172">у сполуч.</text:span><text:span text:style-name="T102"> </text:span><text:span text:style-name="T105">зі </text:span><text:span text:style-name="T172">сл.</text:span><text:span text:style-name="T102"> писанка. Розписувати, прикрашати малюнками, візерунками. || </text:span><text:span text:style-name="T172">у сполуч.</text:span><text:span text:style-name="T102"> </text:span><text:span text:style-name="T105">зі </text:span><text:span text:style-name="T172">сл.</text:span><text:span text:style-name="T102"> ворота. Мазати дьогтем, щоби знеславити дівчину.</text:span></text:p>
          </table:table-cell>
        </table:table-row>
        <table:table-row>
          <table:table-cell table:style-name="Dictionary.A2" table:number-rows-spanned="2" office:value-type="string">
            <text:p text:style-name="P14">КРИК-ЗЕЛÓ</text:p>
            <text:p text:style-name="P18"><text:span text:style-name="T196">-</text:span>á, <text:span text:style-name="T176">ім., ч., інд.-авт.,</text:span></text:p>
            <text:p text:style-name="P18"><text:span text:style-name="T13">утворене способом словоскладання, похідне від слів:</text:span><text:span text:style-name="T195"> </text:span><text:span text:style-name="T52">крик</text:span><text:span text:style-name="T195"> і </text:span><text:span text:style-name="T52">зелó.</text:span></text:p>
            <text:p text:style-name="P19">Обміліла</text:p>
            <text:p text:style-name="P19">криниця. А верба пустила</text:p>
            <text:p text:style-name="P18"><text:span text:style-name="T177">гарячі брості — в </text:span><text:span text:style-name="T179">крик-зело</text:span><text:span text:style-name="T42"> (П,</text:span><text:span text:style-name="T2"> І, 84)</text:span></text:p>
          </table:table-cell>
          <table:table-cell table:style-name="Dictionary.B2" office:value-type="string">
            <text:p text:style-name="P14">крик</text:p>
            <text:p text:style-name="P18"><text:span text:style-name="T148">I -у, </text:span><text:span text:style-name="T155">ч.</text:span></text:p>
            <text:p text:style-name="P18">1) Сильний різкий звук голосу; зойк. || Вигук (у 1 <text:span text:style-name="T175">знач.</text:span>), вигуки. || Поклик. || Гамір, галас. || Ґвалт, лемент. || Про різкі звуки тварин, птахів.</text:p>
            <text:p text:style-name="P18"><text:span text:style-name="T49">II </text:span>-у, <text:span text:style-name="T175">ч.</text:span></text:p>
            <text:p text:style-name="P18">Річка, що пересихає, або тимчасовий водоток в Австралії<text:span text:style-name="T39"> (ВТСУМ,</text:span><text:span text:style-name="T203"> 586)</text:span></text:p>
          </table:table-cell>
        </table:table-row>
        <table:table-row>
          <table:covered-table-cell/>
          <table:table-cell table:style-name="Dictionary.B2" office:value-type="string">
            <text:p text:style-name="P15">зело́</text:p>
            <text:p text:style-name="P18"><text:span text:style-name="T148">I </text:span><text:span text:style-name="T149">-а, </text:span><text:span text:style-name="T153">с.</text:span><text:span text:style-name="T149">, </text:span><text:span text:style-name="T153">заст.</text:span><text:span text:style-name="T149">, </text:span><text:span text:style-name="T153">поет.</text:span></text:p>
            <text:p text:style-name="P18"><text:span text:style-name="T125">Зелень (у 1 </text:span><text:span text:style-name="T141">знач.</text:span><text:span text:style-name="T125">)</text:span><text:span text:style-name="T163"> (ВТСУМ,</text:span><text:span text:style-name="T127"> 457)</text:span></text:p>
          </table:table-cell>
        </table:table-row>
        <table:table-row>
          <table:table-cell table:style-name="Dictionary.A2" table:number-rows-spanned="2" office:value-type="string">
            <text:p text:style-name="P14">КРИЛАТОЛÉЗО</text:p>
            <text:p text:style-name="P18"><text:span text:style-name="T177">присл., </text:span><text:span text:style-name="T176">інд.-авт.,</text:span></text:p>
            <text:p text:style-name="P18"><text:span text:style-name="T9">утворене способом основословоскладання, похідне від слів:</text:span><text:span text:style-name="T195"> </text:span><text:span text:style-name="T52">крилáтий</text:span><text:span text:style-name="T195"> і </text:span><text:span text:style-name="T52">лéзо.</text:span></text:p>
            <text:p text:style-name="P19">Криваво рветься з нього вороння</text:p>
            <text:p text:style-name="P19">майбутнього. Летить <text:span text:style-name="T50">крилатолезо</text:span></text:p>
            <text:p text:style-name="P18"><text:span text:style-name="T177">понад проваллям яру…</text:span><text:span text:style-name="T40"> (П,</text:span><text:span text:style-name="T2"> І, 29)</text:span></text:p>
          </table:table-cell>
          <table:table-cell table:style-name="Dictionary.B2" office:value-type="string">
            <text:p text:style-name="P15">крила́тий</text:p>
            <text:p text:style-name="P18">-а, -е.</text:p>
            <text:p text:style-name="P18"><text:span text:style-name="T125">1) Який має крила (у 1, 3, 4 </text:span><text:span text:style-name="T141">знач.</text:span><text:span text:style-name="T125">). || </text:span><text:span text:style-name="T141">перен.</text:span><text:span text:style-name="T125"> Який надихає, підносить. </text:span><text:span text:style-name="T141">Крилаті ідеї</text:span><text:span text:style-name="T163"> (ВТСУМ,</text:span><text:span text:style-name="T128"> 586)</text:span></text:p>
          </table:table-cell>
        </table:table-row>
        <table:table-row>
          <table:covered-table-cell/>
          <table:table-cell table:style-name="Dictionary.B2" office:value-type="string">
            <text:p text:style-name="P15">ле́зо</text:p>
            <text:p text:style-name="P18"><text:span text:style-name="T149">-а, </text:span><text:span text:style-name="T153">с.</text:span></text:p>
            <text:p text:style-name="P18"><text:span text:style-name="T125">Гостра частина знаряддя, яким ріжуть, колють або рубають. || Уся різальна </text:span><text:span text:style-name="T125">частина такого знаряддя. </text:span><text:span text:style-name="T141">Лезо бритви</text:span><text:span text:style-name="T163"> </text:span><text:soft-page-break/><text:span text:style-name="T163">(ВТСУМ,</text:span><text:span text:style-name="T127"> 610)</text:span></text:p>
          </table:table-cell>
        </table:table-row>
        <table:table-row>
          <table:table-cell table:style-name="Dictionary.A2" table:number-rows-spanned="2" office:value-type="string">
            <text:p text:style-name="P14">КРИХКОКРИ́ЦЯ</text:p>
            <text:p text:style-name="P18">-і, <text:span text:style-name="T176">ім., ж., інд.-авт.,</text:span></text:p>
            <text:p text:style-name="P18"><text:span text:style-name="T9">утворене способом основоскладання, похідне від слів:</text:span><text:span text:style-name="T195"> </text:span><text:span text:style-name="T52">крихки́й</text:span><text:span text:style-name="T195"> і </text:span><text:span text:style-name="T52">кри́ця.</text:span></text:p>
            <text:p text:style-name="P19">І ти щербата доле <text:span text:style-name="T50">крихкокрице</text:span>,</text:p>
            <text:p text:style-name="P19">давно вже сонце перед нас зайшло,</text:p>
            <text:p text:style-name="P19">бо нашу путь пісками замело,</text:p>
            <text:p text:style-name="P18"><text:span text:style-name="T177">хто ж нам воздасть за битий шлях, сторице</text:span><text:span text:style-name="T41"> (П,</text:span><text:span text:style-name="T2"> ІІ, 292)</text:span></text:p>
          </table:table-cell>
          <table:table-cell table:style-name="Dictionary.B2" office:value-type="string">
            <text:p text:style-name="P15">крихки́й</text:p>
            <text:p text:style-name="P18">-а, -е.</text:p>
            <text:p text:style-name="P18">1) Який легко кришиться, розсипається. || Який не відзначається міцністю; трухлявий (про дерево тощо). <text:span text:style-name="T175">Крихкий метал</text:span>.</text:p>
            <text:p text:style-name="P18"><text:span text:style-name="T150">2) </text:span><text:span text:style-name="T154">перен.</text:span><text:span text:style-name="T150"> Те саме, що крихкотілий; тендітний</text:span><text:span text:style-name="T161"> (ВТСУМ,</text:span><text:span text:style-name="T152"> 588)</text:span></text:p>
          </table:table-cell>
        </table:table-row>
        <table:table-row>
          <table:covered-table-cell/>
          <table:table-cell table:style-name="Dictionary.B2" office:value-type="string">
            <text:p text:style-name="P15">кри́ця</text:p>
            <text:p text:style-name="P18"><text:span text:style-name="T149">-і, </text:span><text:span text:style-name="T153">ж.</text:span></text:p>
            <text:p text:style-name="P18">1) Те саме, що сталь. || Виріб із сталі.</text:p>
            <text:p text:style-name="P18"><text:span text:style-name="T150">3) </text:span><text:span text:style-name="T154">розм.</text:span><text:span text:style-name="T150">, </text:span><text:span text:style-name="T154">рідко</text:span><text:span text:style-name="T150">. Те саме, що кресало</text:span><text:span text:style-name="T161"> (ВТСУМ,</text:span><text:span text:style-name="T151"> 588)</text:span></text:p>
          </table:table-cell>
        </table:table-row>
        <table:table-row>
          <table:table-cell table:style-name="Dictionary.A2" office:value-type="string">
            <text:p text:style-name="P14">МАРНИ́ЧИТИ</text:p>
            <text:p text:style-name="P18">-чу, -чиш, <text:span text:style-name="T177">дієсл., недо</text:span><text:span text:style-name="T176">к., перех., інд.-авт.,</text:span></text:p>
            <text:p text:style-name="P18"><text:span text:style-name="T9">утворене суфіксальним способом, похідне від слова</text:span><text:span text:style-name="T187"> </text:span><text:span text:style-name="T51">марни́й.</text:span></text:p>
            <text:p text:style-name="P19">І двері на замку,</text:p>
            <text:p text:style-name="P19">ні душечки — довкола,</text:p>
            <text:p text:style-name="P19">лиш зозулі — ку-ку! - </text:p>
            <text:p text:style-name="P18"><text:span text:style-name="T179">марничать</text:span><text:span text:style-name="T177"> і спроквола</text:span><text:span text:style-name="T41"> (П,</text:span><text:span text:style-name="T2"> ІІ, 19)</text:span></text:p>
          </table:table-cell>
          <table:table-cell table:style-name="Dictionary.B2" office:value-type="string">
            <text:p text:style-name="P14">марний</text:p>
            <text:p text:style-name="P18"><text:span text:style-name="T148">II </text:span><text:span text:style-name="T149">ма́рни́й</text:span></text:p>
            <text:p text:style-name="P18">марна, марне, <text:span text:style-name="T175">розм.</text:span></text:p>
            <text:p text:style-name="P18">Худий, мізерний, блідий<text:span text:style-name="T39"> (ВТСУМ,</text:span><text:span text:style-name="T193"> 647)</text:span></text:p>
          </table:table-cell>
        </table:table-row>
        <table:table-row>
          <table:table-cell table:style-name="Dictionary.A2" table:number-rows-spanned="2" office:value-type="string">
            <text:p text:style-name="P14">МЕЖИГÓНИ</text:p>
            <text:p text:style-name="P18">-ів, <text:span text:style-name="T176">ім., мн., інд.-авт.,</text:span></text:p>
            <text:p text:style-name="P18"><text:soft-page-break/>утворене способом основоскладання, похідне від слів: <text:span text:style-name="T51">мéжи</text:span> і <text:span text:style-name="T51">гін.</text:span></text:p>
            <text:p text:style-name="P19">Що б то нам</text:p>
            <text:p text:style-name="P19">посовгнути — ці <text:span text:style-name="T50">межигони</text:span> часу,</text:p>
            <text:p text:style-name="P19">марудні <text:span text:style-name="T50">межигони</text:span>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крайчасу,</text:p>
            <text:p text:style-name="P18"><text:span text:style-name="T177">за прапервні</text:span><text:span text:style-name="T41"> (П,</text:span><text:span text:style-name="T2"> І, 57)</text:span></text:p>
          </table:table-cell>
          <table:table-cell table:style-name="Dictionary.B2" office:value-type="string">
            <text:p text:style-name="P14">Між (ме́жи)</text:p>
            <text:p text:style-name="P18"><text:span text:style-name="T149">межи, меж, </text:span><text:span text:style-name="T153">прийм.</text:span><text:span text:style-name="T149"> Уживається із </text:span><text:span text:style-name="T153">род.</text:span><text:span text:style-name="T149">, </text:span><text:span text:style-name="T153">знах.</text:span><text:span text:style-name="T149"> і </text:span><text:span text:style-name="T153">оруд.</text:span><text:span text:style-name="T149"> відмінками. Сполучення з </text:span><text:soft-page-break/><text:span text:style-name="T149">між, межи, меж виражають: Просторові відношення:</text:span></text:p>
            <text:p text:style-name="P18"><text:span text:style-name="T125">1) </text:span><text:span text:style-name="T141">з оруд.</text:span><text:span text:style-name="T125">, </text:span><text:span text:style-name="T141">рідше з род. в.</text:span><text:span text:style-name="T125"> Уживається на означення просторового розташування предмета чи вияву дії посередині чого-небудь</text:span><text:span text:style-name="T163"> (ВТСУМ,</text:span><text:span text:style-name="T128"> 670)</text:span></text:p>
          </table:table-cell>
        </table:table-row>
        <table:table-row>
          <table:covered-table-cell/>
          <table:table-cell table:style-name="Dictionary.B2" office:value-type="string">
            <text:p text:style-name="P18"><text:span text:style-name="T51">гін </text:span><text:span text:style-name="T186">(див. </text:span><text:span text:style-name="T51">ВСЕГÍН</text:span><text:span text:style-name="T186">)</text:span></text:p>
          </table:table-cell>
        </table:table-row>
        <table:table-row>
          <table:table-cell table:style-name="Dictionary.A2" table:number-rows-spanned="2" office:value-type="string">
            <text:p text:style-name="P14">МЕЖИСВÍТНІЙ</text:p>
            <text:p text:style-name="P18">-я, -є, <text:span text:style-name="T177">прикм., </text:span><text:span text:style-name="T176">інд.-авт.,</text:span></text:p>
            <text:p text:style-name="P18"><text:span text:style-name="T9">утворене складносуфіксальним способом, похідне від слів:</text:span><text:span text:style-name="T6"> </text:span><text:span text:style-name="T15">ме́жи</text:span><text:span text:style-name="T12"> і </text:span><text:span text:style-name="T15">світ.</text:span></text:p>
            <text:p text:style-name="P19">Ці сосни, вбрані в синій-синій іній,</text:p>
            <text:p text:style-name="P19">на взгір’я збіглі і завмерлі, мерехтом -</text:p>
            <text:p text:style-name="P19">чи то цвинтарним ачи <text:span text:style-name="T50">межисвітнім</text:span> -</text:p>
            <text:p text:style-name="P18"><text:span text:style-name="T177">мені відкрили візерунки душ…</text:span><text:span text:style-name="T40"> (П,</text:span><text:span text:style-name="T2"> І, 79)</text:span></text:p>
          </table:table-cell>
          <table:table-cell table:style-name="Dictionary.B2" office:value-type="string">
            <text:p text:style-name="P18"><text:span text:style-name="T51">ме́жи</text:span> <text:span text:style-name="T186">(див. </text:span><text:span text:style-name="T51">МЕЖИГÓНИ</text:span><text:span text:style-name="T186">)</text:span></text:p>
          </table:table-cell>
        </table:table-row>
        <table:table-row>
          <table:covered-table-cell/>
          <table:table-cell table:style-name="Dictionary.B2" office:value-type="string">
            <text:p text:style-name="P18"><text:span text:style-name="T51">світ</text:span><text:span text:style-name="T203"> </text:span><text:span text:style-name="T186">(див. </text:span><text:span text:style-name="T51">ЗА-СВІТИ́</text:span><text:span text:style-name="T186">)</text:span></text:p>
          </table:table-cell>
        </table:table-row>
        <table:table-row>
          <table:table-cell table:style-name="Dictionary.A2" table:number-rows-spanned="2" office:value-type="string">
            <text:p text:style-name="P14">МЕРТВОКР<text:span text:style-name="T195">И́</text:span>ЛИЙ</text:p>
            <text:p text:style-name="P18">-а, -е, <text:span text:style-name="T177">прикм., </text:span><text:span text:style-name="T176">інд.-авт.,</text:span></text:p>
            <text:p text:style-name="P18"><text:span text:style-name="T9">утворене складнофлективним способом, похідне від слів:</text:span><text:span text:style-name="T195"> </text:span><text:span text:style-name="T52">мéртвий</text:span><text:span text:style-name="T195"> і </text:span><text:span text:style-name="T52">крилó.</text:span></text:p>
            <text:p text:style-name="P19"><text:soft-page-break/>А <text:span text:style-name="T50">мертвокрилі</text:span> стугонять стимфали,</text:p>
            <text:p text:style-name="P19">напевну провіщаючи біду,</text:p>
            <text:p text:style-name="P19">що ослонила біле опахало</text:p>
            <text:p text:style-name="P18"><text:span text:style-name="T177">і по моєму нишпорить сліду</text:span><text:span text:style-name="T41"> (П,</text:span><text:span text:style-name="T2"> ІІ, 110)</text:span></text:p>
          </table:table-cell>
          <table:table-cell table:style-name="Dictionary.B2" office:value-type="string">
            <text:p text:style-name="P15">ме́ртвий</text:p>
            <text:p text:style-name="P18">-а, -е.</text:p>
            <text:p text:style-name="P18">1) Такий, у якому припинилося життя; померлий; <text:span text:style-name="T175">прот.</text:span> живий. || <text:span text:style-name="T175">у знач.</text:span> <text:span text:style-name="T175">ім.</text:span> мертвий, -вого, <text:span text:style-name="T175">ч.</text:span>; мертва, -вої, <text:span text:style-name="T175">ж.</text:span> <text:soft-page-break/>Мрець. || Про частини тіла мерця. || Засохлий, завмерлий, сухий (про рослинність). || <text:span text:style-name="T175">перен.</text:span>Надзвичайно схвильований, знесилений, стомлений (про людину).</text:p>
            <text:p text:style-name="P18"><text:span text:style-name="T125">3) </text:span><text:span text:style-name="T141">перен.</text:span><text:span text:style-name="T125"> Позбавлений ознак життя. || Порожній, спустілий (про дім, вулицю тощо). || Позбавлений руху; завмерлий, нерухомий (про машини, механізми, предмети). || Взагалі про все неживе на протилежність живому</text:span><text:span text:style-name="T163"> (ВТСУМ,</text:span><text:span text:style-name="T128"> 661)</text:span></text:p>
          </table:table-cell>
        </table:table-row>
        <table:table-row>
          <table:covered-table-cell/>
          <table:table-cell table:style-name="Dictionary.B2" office:value-type="string">
            <text:p text:style-name="P15">крило́</text:p>
            <text:p text:style-name="P18"><text:span text:style-name="T149">-а, </text:span><text:span text:style-name="T153">с.</text:span></text:p>
            <text:p text:style-name="P18">1) Літальний орган птахів, комах та деяких ссавців (напр., кажанів)<text:span text:style-name="T39"> (ВТСУМ,</text:span><text:span text:style-name="T193"> 587)</text:span></text:p>
          </table:table-cell>
        </table:table-row>
        <table:table-row>
          <table:table-cell table:style-name="Dictionary.A2" table:number-rows-spanned="2" office:value-type="string">
            <text:p text:style-name="P79"><text:span text:style-name="T241">Міжзорря</text:span></text:p>
            <text:p text:style-name="P79"><text:span text:style-name="T241"/></text:p>
            <text:p text:style-name="P81">Нерозважний<text:span text:style-name="T263"> </text:span>Ікаре!</text:p>
            <text:p text:style-name="P81">Виростаєш<text:span text:style-name="T263"> </text:span>ти<text:span text:style-name="T263"> </text:span>гордістю,</text:p>
            <text:p text:style-name="P81">Літами<text:span text:style-name="T263"> </text:span>караною.</text:p>
            <text:p text:style-name="P79"><text:span text:style-name="T240">Хай</text:span><text:span text:style-name="T243"> </text:span><text:span text:style-name="T240">не</text:span><text:span text:style-name="T243"> </text:span><text:span text:style-name="T240">перші</text:span><text:span text:style-name="T243"> </text:span><text:span text:style-name="T240">і</text:span><text:span text:style-name="T243"> </text:span><text:span text:style-name="T240">не</text:span><text:span text:style-name="T243"> </text:span><text:span text:style-name="T240">останні</text:span><text:span text:style-name="T243"> –</text:span></text:p>
            <text:p text:style-name="P81">Та<text:span text:style-name="T263"> </text:span>завзяттям<text:span text:style-name="T263"> </text:span>серця<text:span text:style-name="T263"> </text:span>насталені...</text:p>
            <text:p text:style-name="P79"><text:span text:style-name="T240">У</text:span><text:span text:style-name="T243"> </text:span><text:span text:style-name="T245">міжзорря</text:span><text:span text:style-name="T240">!</text:span><text:span text:style-name="T243"> </text:span><text:span text:style-name="T240">До</text:span><text:span text:style-name="T243"> </text:span><text:span text:style-name="T240">дальніх</text:span><text:span text:style-name="T243"> </text:span><text:span text:style-name="T240">гаваней</text:span></text:p>
            <text:p text:style-name="P81"><text:span text:style-name="T241">Вирушаймо!</text:span><text:span text:style-name="T185"> </text:span><text:span text:style-name="T6">[2;</text:span><text:span text:style-name="T17"> </text:span><text:span text:style-name="T6">212]</text:span></text:p>
          </table:table-cell>
          <table:table-cell table:style-name="Dictionary.B2" office:value-type="string">
            <text:p text:style-name="P15"><text:span text:style-name="T203">між</text:span> <text:span text:style-name="T186">(див. </text:span><text:span text:style-name="T203">МЕЖИГÓНИ</text:span><text:span text:style-name="T186">)</text:span></text:p>
          </table:table-cell>
        </table:table-row>
        <table:table-row>
          <table:covered-table-cell/>
          <table:table-cell table:style-name="Dictionary.B2" office:value-type="string">
            <text:h text:style-name="P157" text:outline-level="2"><text:span text:style-name="T49">зор</text:span><text:span text:style-name="T264">я</text:span></text:h>
            <text:p text:style-name="P72"><text:a xlink:type="simple" xlink:href="http://www.lingvo.ua/uk/LingvoDictionaries/Details?dictionary=Explanatory%20(Uk-Uk)"><text:span text:style-name="T171">Explanatory (Uk-Uk)</text:span></text:a></text:p>
            <text:p text:style-name="P73"><text:span text:style-name="T265">-і, </text:span><text:span text:style-name="T266">ж.</text:span></text:p>
            <text:p text:style-name="P78"><text:span text:style-name="T121">1) Те саме, що </text:span><text:a xlink:type="simple" xlink:href="http://www.lingvo.ua/uk/Translate/uk-uk/зірка"><text:span text:style-name="T170">зірка</text:span></text:a><text:span text:style-name="T121"> 1). || </text:span><text:span text:style-name="T174">нар.-поет.</text:span><text:span text:style-name="T121"> Пестливе звертання до дівчини, жінки.</text:span></text:p>
            <text:p text:style-name="P73">2) Яскраве освітлення горизонту перед сходом і після заходу сонця. || Час появи на горизонті такого освітлення.</text:p>
            <text:p text:style-name="P76"><text:span text:style-name="T102">3) </text:span><text:span text:style-name="T172">перен.</text:span><text:span text:style-name="T102">, </text:span><text:span text:style-name="T105">чого</text:span><text:span text:style-name="T102">. Початок, зародження чого-небудь.</text:span></text:p>
          </table:table-cell>
        </table:table-row>
        <table:table-row>
          <table:table-cell table:style-name="Dictionary.A2" table:number-rows-spanned="2" office:value-type="string">
            <text:p text:style-name="P79"><text:span text:style-name="T241">Міжхвилля</text:span></text:p>
            <text:p text:style-name="P79"><text:soft-page-break/><text:span text:style-name="T241"/></text:p>
            <text:p text:style-name="P81">Бо<text:span text:style-name="T263"> </text:span>той,<text:span text:style-name="T263"> </text:span>хто<text:span text:style-name="T263"> </text:span>зазнав<text:span text:style-name="T263"> </text:span>вагання,</text:p>
            <text:p text:style-name="P81">ніколи<text:span text:style-name="T263"> </text:span>в<text:span text:style-name="T263"> </text:span>житті<text:span text:style-name="T263"> </text:span>не<text:span text:style-name="T263"> </text:span>любив.</text:p>
            <text:p text:style-name="P81">Недаром,<text:span text:style-name="T263"> </text:span>недаром,<text:span text:style-name="T263"> </text:span>недаром</text:p>
            <text:p text:style-name="P79"><text:span text:style-name="T240">твій</text:span><text:span text:style-name="T243"> </text:span><text:span text:style-name="T240">човен</text:span><text:span text:style-name="T243"> </text:span><text:span text:style-name="T245">міжхвилля</text:span><text:span text:style-name="T246"> </text:span><text:span text:style-name="T240">гойда,</text:span></text:p>
            <text:p text:style-name="P81">в<text:span text:style-name="T263"> </text:span>тумані,<text:span text:style-name="T263"> </text:span>неначе<text:span text:style-name="T263"> </text:span>в<text:span text:style-name="T263"> </text:span>угарі,</text:p>
            <text:p text:style-name="P81"><text:span text:style-name="T241">змаячена,</text:span><text:span text:style-name="T185"> </text:span><text:span text:style-name="T241">плаче</text:span><text:span text:style-name="T185"> </text:span><text:span text:style-name="T241">вода.</text:span><text:span text:style-name="T185"> </text:span><text:span text:style-name="T6">[2;</text:span><text:span text:style-name="T17"> </text:span><text:span text:style-name="T6">138]</text:span></text:p>
          </table:table-cell>
          <table:table-cell table:style-name="Dictionary.B2" office:value-type="string">
            <text:p text:style-name="P15"><text:span text:style-name="T203">між</text:span> <text:span text:style-name="T186">(див. </text:span><text:span text:style-name="T203">МЕЖИГÓНИ</text:span><text:span text:style-name="T186">)</text:span></text:p>
          </table:table-cell>
        </table:table-row>
        <table:table-row>
          <table:covered-table-cell/>
          <table:table-cell table:style-name="Dictionary.B2" office:value-type="string">
            <text:h text:style-name="P157" text:outline-level="2"><text:span text:style-name="T49">хв</text:span><text:span text:style-name="T264">и</text:span><text:span text:style-name="T49">ля</text:span></text:h>
            <text:p text:style-name="P72"><text:a xlink:type="simple" xlink:href="http://www.lingvo.ua/uk/LingvoDictionaries/Details?dictionary=Explanatory%20(Uk-Uk)"><text:span text:style-name="T171">Explanatory (Uk-Uk)</text:span></text:a></text:p>
            <text:p text:style-name="P73"><text:span text:style-name="T49">I </text:span><text:span text:style-name="T265">-і, </text:span><text:span text:style-name="T266">ж.</text:span></text:p>
            <text:p text:style-name="P73">1) Водяний вал, що утворюється від коливання водної поверхні. ||<text:span text:style-name="T175">чого</text:span>. Те, що своїм рухом або формою нагадує водяний вал. || Потік якої-небудь легкої маси, що здіймається, поширюється в повітрі (туману, пари, диму і т. ін.). || Потоки світла, звуків, пахощів, що напливають, розходяться, ніби водяні вали. || Пасма (волосся). || Хвиляста складка, утворювана згином тканини, одягу тощо. || <text:span text:style-name="T175">кого</text:span>,<text:span text:style-name="T175">чого</text:span>, <text:span text:style-name="T175">яка</text:span>. Потік, лава кого-, чого-небудь, що рухається кудись одне за одним.</text:p>
            <text:p text:style-name="P73">2) <text:span text:style-name="T175">чого</text:span>, <text:span text:style-name="T266">перен.</text:span> Нестримне піднесення, посилений рух, вияв чого-небудь. || Наплив яких-небудь почуттів, думок, що визначають настрій людини.</text:p>
          </table:table-cell>
        </table:table-row>
        <table:table-row>
          <table:table-cell table:style-name="Dictionary.A2" table:number-rows-spanned="2" office:value-type="string">
            <text:p text:style-name="P14">МОЛОДОЩÁСТЯ</text:p>
            <text:p text:style-name="P18">-я, <text:span text:style-name="T176">ім., с., інд.-авт.,</text:span></text:p>
            <text:p text:style-name="P18"><text:span text:style-name="T9">утворене способом основоскладання, похідне від слів:</text:span><text:span text:style-name="T195"> </text:span><text:span text:style-name="T52">молоди́й</text:span><text:span text:style-name="T195"> і </text:span><text:span text:style-name="T52">щáстя.</text:span></text:p>
            <text:p text:style-name="P19">Ти десь живеш на призабутім березі</text:p>
            <text:p text:style-name="P19">моїх змілілих пам’ятей. Блукаєш</text:p>
            <text:p text:style-name="P19">пустелею моїх <text:span text:style-name="T50">молодощасть</text:span>,</text:p>
            <text:p text:style-name="P18"><text:span text:style-name="T177">як біла тінь суворої скорботи</text:span><text:span text:style-name="T41"> (П,</text:span><text:span text:style-name="T2"> І, 52)</text:span></text:p>
          </table:table-cell>
          <table:table-cell table:style-name="Dictionary.B2" office:value-type="string">
            <text:p text:style-name="P18"><text:span text:style-name="T52">молоди́й </text:span><text:span text:style-name="T191">(див. </text:span><text:span text:style-name="T52">ВСЕМОЛОДИ́Й</text:span><text:span text:style-name="T191">)</text:span></text:p>
          </table:table-cell>
        </table:table-row>
        <table:table-row>
          <table:covered-table-cell/>
          <table:table-cell table:style-name="Dictionary.B2" office:value-type="string">
            <text:p text:style-name="P15">ща́стя</text:p>
            <text:p text:style-name="P18"><text:span text:style-name="T149">-я, </text:span><text:span text:style-name="T153">с.</text:span></text:p>
            <text:p text:style-name="P18">1) Стан цілковитого задоволення життям, відчуття глибокого вдоволення та безмежної радості, яких зазнає хто-небудь. || Зовнішній вияв цього відчуття. || Радість від спілкування з ким-небудь близьким, коханим тощо. || Про того, хто дає радість кому-небудь, викликає гаряче почуття симпатії, любові. || Те, що викликає відчуття найвищого задоволення життям, дає радість кому-небудь<text:span text:style-name="T39"> (ВТСУМ,</text:span><text:span text:style-name="T193"> 1637)</text:span></text:p>
          </table:table-cell>
        </table:table-row>
        <table:table-row>
          <table:table-cell table:style-name="Dictionary.A2" table:number-rows-spanned="2" office:value-type="string">
            <text:p text:style-name="P14">НÁДВИЩ</text:p>
            <text:p text:style-name="P18">-і, <text:span text:style-name="T176">ім., ж., інд.-авт.,</text:span></text:p>
            <text:p text:style-name="P18"><text:soft-page-break/><text:span text:style-name="T9">утворене суфіксально-префіксальним способом, похідне від слів:</text:span><text:span text:style-name="T195"> </text:span><text:span text:style-name="T52">над</text:span><text:span text:style-name="T195"> і </text:span><text:span text:style-name="T52">ви́щий.</text:span></text:p>
            <text:p text:style-name="P19">У небо, у <text:span text:style-name="T50">надвищ</text:span>, за хмари за чорні</text:p>
            <text:p text:style-name="P18"><text:span text:style-name="T177">до сонця, Ікаре, спрямовуй свій лет!</text:span><text:span text:style-name="T40"> (П,</text:span><text:span text:style-name="T2"> І, 98)</text:span></text:p>
          </table:table-cell>
          <table:table-cell table:style-name="Dictionary.B2" office:value-type="string">
            <text:p text:style-name="P14">над</text:p>
            <text:p text:style-name="P18"><text:span text:style-name="T153">рідко </text:span><text:span text:style-name="T149">наді, надо, </text:span><text:span text:style-name="T153">прийм.</text:span><text:span text:style-name="T149">, </text:span><text:span text:style-name="T153">з оруд.</text:span><text:span text:style-name="T149"> </text:span><text:span text:style-name="T153">і знах. в.</text:span><text:span text:style-name="T149"> Сполучення з над виражають: </text:span><text:soft-page-break/><text:span text:style-name="T149">Просторові відношення:</text:span></text:p>
            <text:p text:style-name="P18">1) <text:span text:style-name="T175">з оруд. в.</text:span> Уживається для позначення предметів, осіб, вище яких відбувається дія. || Уживається для позначення предметів, осіб, до яких хто-небудь нахиляється, схиляється і т. ін. || Уживається для позначення місця, біля якого на вищому рівні щось розміщене.</text:p>
            <text:p text:style-name="P18">2) <text:span text:style-name="T175">із знах. в.</text:span> Уживається для позначення місця, куди спрямована дія. Об’єктні відношення:</text:p>
            <text:p text:style-name="P18"><text:span text:style-name="T125">5) </text:span><text:span text:style-name="T141">із знах.</text:span><text:span text:style-name="T125">, </text:span><text:span text:style-name="T141">рідко з оруд. в.</text:span><text:span text:style-name="T125"> Уживається для позначення вищої міри, ступеня порівняння, більшої кількості і т. ін. || Уживається для позначення предметів, осіб, яким надається перевага над ким-, чим-небудь. || Уживається для позначення перевищення якої-небудь міри, ступеня і т. ін. </text:span><text:span text:style-name="T141">Над усе</text:span><text:span text:style-name="T163"> (ВТСУМ,</text:span><text:span text:style-name="T128"> 709)</text:span></text:p>
          </table:table-cell>
        </table:table-row>
        <table:table-row>
          <table:covered-table-cell/>
          <table:table-cell table:style-name="Dictionary.B2" office:value-type="string">
            <text:p text:style-name="P15">ви́щий</text:p>
            <text:p text:style-name="P18">-а, -е.</text:p>
            <text:p text:style-name="P18">1) Вищ. ст. до високий<text:span text:style-name="T39"> (ВТСУМ,</text:span><text:span text:style-name="T203"> 162)</text:span></text:p>
          </table:table-cell>
        </table:table-row>
        <table:table-row>
          <table:table-cell table:style-name="Dictionary.A2" table:number-rows-spanned="2" office:value-type="string">
            <text:p text:style-name="P14">НАДНÉБО</text:p>
            <text:p text:style-name="P18">-а, <text:span text:style-name="T176">ім., с., інд.-авт.,</text:span></text:p>
            <text:p text:style-name="P18"><text:span text:style-name="T9">утворене префіксальним способом, похідне від слова</text:span><text:span text:style-name="T195"> </text:span><text:span text:style-name="T52">над</text:span><text:span text:style-name="T195"> і </text:span><text:span text:style-name="T52">нéбо.</text:span></text:p>
            <text:p text:style-name="P19"><text:soft-page-break/>Були мої моління всує - </text:p>
            <text:p text:style-name="P19">Бог не почув і не простив,</text:p>
            <text:p text:style-name="P19">і вже її душа прямує</text:p>
            <text:p text:style-name="P18"><text:span text:style-name="T177">в </text:span><text:span text:style-name="T179">наднеба</text:span><text:span text:style-name="T177"> синь</text:span><text:span text:style-name="T41"> (П,</text:span><text:span text:style-name="T2"> ІІ, 114)</text:span></text:p>
          </table:table-cell>
          <table:table-cell table:style-name="Dictionary.B2" office:value-type="string">
            <text:p text:style-name="P18"><text:span text:style-name="T52">над </text:span><text:span text:style-name="T191">(див. </text:span><text:span text:style-name="T52">НÁДВИЩ</text:span><text:span text:style-name="T191">)</text:span></text:p>
          </table:table-cell>
        </table:table-row>
        <table:table-row>
          <table:covered-table-cell/>
          <table:table-cell table:style-name="Dictionary.B2" office:value-type="string">
            <text:p text:style-name="P14">небо</text:p>
            <text:p text:style-name="P18"><text:span text:style-name="T148">I </text:span><text:span text:style-name="T149">не́бо</text:span></text:p>
            <text:p text:style-name="P18">-а, <text:span text:style-name="T175">с.</text:span></text:p>
            <text:p text:style-name="P18"><text:soft-page-break/>1) Видимий над поверхнею землі повітряний простір у формі шатра.</text:p>
            <text:p text:style-name="P18">2) За релігійними уявленнями — місцеперебування Бога, ангелів, святих; потойбічний світ, рай<text:span text:style-name="T39"> (ВТСУМ,</text:span><text:span text:style-name="T193"> 747)</text:span></text:p>
          </table:table-cell>
        </table:table-row>
        <table:table-row>
          <table:table-cell table:style-name="Dictionary.A2" table:number-rows-spanned="2" office:value-type="string">
            <text:p text:style-name="P14">НАДÓКРУЖ</text:p>
            <text:p text:style-name="P19">незм., присл., інд.-авт.,</text:p>
            <text:p text:style-name="P18"><text:span text:style-name="T8">утворене префіксальним способом, похідне від слова</text:span><text:span text:style-name="T6"> </text:span><text:span text:style-name="T15">о́круга.</text:span></text:p>
            <text:p text:style-name="P19">А <text:span text:style-name="T50">надокруж</text:span> — майстри заплічні</text:p>
            <text:p text:style-name="P18"><text:span text:style-name="T177">стежок — ганебних і величних</text:span><text:span text:style-name="T41"> (П,</text:span><text:span text:style-name="T2"> ІІ, 165)</text:span></text:p>
          </table:table-cell>
          <table:table-cell table:style-name="Dictionary.B2" office:value-type="string">
            <text:p text:style-name="P14"><text:span text:style-name="T195">над </text:span><text:span text:style-name="T191">(див. </text:span><text:span text:style-name="T195">НÁДВИЩ</text:span><text:span text:style-name="T191">)</text:span></text:p>
          </table:table-cell>
        </table:table-row>
        <table:table-row>
          <table:covered-table-cell/>
          <table:table-cell table:style-name="Dictionary.B2" office:value-type="string">
            <text:p text:style-name="P15">окру́га</text:p>
            <text:p text:style-name="P18"><text:span text:style-name="T149">-и, </text:span><text:span text:style-name="T153">ж.</text:span></text:p>
            <text:p text:style-name="P18">1) Навколишня місцевість<text:span text:style-name="T39"> </text:span><text:span text:style-name="T39">(ВТСУМ,</text:span><text:span text:style-name="T193"> 838)</text:span></text:p>
          </table:table-cell>
        </table:table-row>
        <table:table-row>
          <table:table-cell table:style-name="Dictionary.A2" table:number-rows-spanned="2" office:value-type="string">
            <text:p text:style-name="P14">НАДТОРÓСИ</text:p>
            <text:p text:style-name="P18">-ів, <text:span text:style-name="T176">ім., мн., інд.-авт.,</text:span></text:p>
            <text:p text:style-name="P18"><text:span text:style-name="T9">утворене префіксальним способом, похідне від слів:</text:span> <text:span text:style-name="T51">над</text:span> і <text:span text:style-name="T50">торóси.</text:span></text:p>
            <text:p text:style-name="P19">…оце світіння полохких світань</text:p>
            <text:p text:style-name="P19">світів жертовних, що мене запалює</text:p>
            <text:p text:style-name="P19">всенепогасним і ламким, як крига,</text:p>
            <text:p text:style-name="P18"><text:span text:style-name="T177">огнем співучих </text:span><text:span text:style-name="T179">надторосів</text:span><text:span text:style-name="T177"> — криг</text:span><text:span text:style-name="T41"> (П,</text:span><text:span text:style-name="T2"> І, 80)</text:span></text:p>
          </table:table-cell>
          <table:table-cell table:style-name="Dictionary.B2" office:value-type="string">
            <text:p text:style-name="P14"><text:span text:style-name="T195">над </text:span><text:span text:style-name="T191">(див. </text:span><text:span text:style-name="T195">НÁДВИЩ</text:span><text:span text:style-name="T191">)</text:span></text:p>
          </table:table-cell>
        </table:table-row>
        <table:table-row>
          <table:covered-table-cell/>
          <table:table-cell table:style-name="Dictionary.B2" office:value-type="string">
            <text:p text:style-name="P15">торо́с</text:p>
            <text:p text:style-name="P18"><text:span text:style-name="T149">-а, </text:span><text:span text:style-name="T153">ч.</text:span></text:p>
            <text:p text:style-name="P18">Нагромадження уламків криги на замерзлих морях і річках, що утворюється внаслідок стискання льоду<text:span text:style-name="T39"> (ВТСУМ,</text:span><text:span text:style-name="T193"> 1464)</text:span></text:p>
          </table:table-cell>
        </table:table-row>
        <table:table-row>
          <table:table-cell table:style-name="Dictionary.A2" office:value-type="string">
            <text:p text:style-name="P14">НÁКРИК</text:p>
            <text:p text:style-name="P18">-у, <text:span text:style-name="T176">ім., ч., інд.-авт.,</text:span></text:p>
            <text:p text:style-name="P18"><text:span text:style-name="T9">утворене префіксальним способом, похідне від слова</text:span><text:span text:style-name="T195"> </text:span><text:span text:style-name="T52">крик.</text:span></text:p>
            <text:p text:style-name="P19"><text:soft-page-break/>Отой прощальний змах тонкоголосий</text:p>
            <text:p text:style-name="P19">тремтливої руки, той голий <text:span text:style-name="T50">накрик</text:span> - </text:p>
            <text:p text:style-name="P19">пункти рами — щербати й яр, той пагорб - </text:p>
            <text:p text:style-name="P18"><text:span text:style-name="T177">яким зигзагом путь тобі значив?</text:span><text:span text:style-name="T40"> (П,</text:span><text:span text:style-name="T2"> І, 124)</text:span></text:p>
          </table:table-cell>
          <table:table-cell table:style-name="Dictionary.B2" office:value-type="string">
            <text:p text:style-name="P18"><text:span text:style-name="T52">крик </text:span><text:span text:style-name="T191">(див. </text:span><text:span text:style-name="T52">КРИК-ЗЕЛÓ</text:span><text:span text:style-name="T191">)</text:span></text:p>
          </table:table-cell>
        </table:table-row>
        <table:table-row>
          <table:table-cell table:style-name="Dictionary.A2" office:value-type="string">
            <text:p text:style-name="P14">НÁМЕРЗИ</text:p>
            <text:p text:style-name="P18">-ів, <text:span text:style-name="T176">ім., мн., інд.-авт.,</text:span></text:p>
            <text:p text:style-name="P18"><text:span text:style-name="T9">утворене нульсуфіксальним способом, похідне від слова</text:span><text:span text:style-name="T195"> </text:span><text:span text:style-name="T52">намерза́ти.</text:span></text:p>
            <text:p text:style-name="P19">О скрипки тьмавий гуд — мов скапує живиця,</text:p>
            <text:p text:style-name="P19">зникають <text:span text:style-name="T50">намерзи</text:span> і вже хмеліє гін</text:p>
            <text:p text:style-name="P18"><text:span text:style-name="T177">дзвінкого дерева…</text:span><text:span text:style-name="T40"> (П,</text:span><text:span text:style-name="T2"> ІІ, 155)</text:span></text:p>
          </table:table-cell>
          <table:table-cell table:style-name="Dictionary.B2" office:value-type="string">
            <text:p text:style-name="P15">намерза́ти</text:p>
            <text:p text:style-name="P18"><text:span text:style-name="T149">-ає, </text:span><text:span text:style-name="T153">недок.</text:span><text:span text:style-name="T149">, намерзнути </text:span><text:span text:style-name="T153">і </text:span><text:span text:style-name="T149">намерзти, -зне; </text:span><text:span text:style-name="T153">мин. ч.</text:span><text:span text:style-name="T149"> намерз, -ла, -ло; </text:span><text:span text:style-name="T153">док.</text:span></text:p>
            <text:p text:style-name="P18">1) Замерзаючи, вкривати поверхню чого-небудь або нагромаджуватися на чому-небудь (про лід, сніг і т. ін.). || Покриватися льодом<text:span text:style-name="T39"> (ВТСУМ,</text:span><text:span text:style-name="T193"> 723)</text:span></text:p>
          </table:table-cell>
        </table:table-row>
        <table:table-row>
          <table:table-cell table:style-name="Dictionary.A2" table:number-rows-spanned="2" office:value-type="string">
            <text:p text:style-name="P14">НАПІВБАЖÁННЯ</text:p>
            <text:p text:style-name="P18">-я, <text:span text:style-name="T176">ім., с., інд.-авт.,</text:span></text:p>
            <text:p text:style-name="P18"><text:span text:style-name="T9">утворене префіксальним способом, похідне від слів:</text:span><text:span text:style-name="T195"> </text:span><text:span text:style-name="T52">напíв</text:span><text:span text:style-name="T195"> і </text:span><text:span text:style-name="T52">бажáння.</text:span></text:p>
            <text:p text:style-name="P19">Напівступою,</text:p>
            <text:p text:style-name="P19">як над собою винесений крок</text:p>
            <text:p text:style-name="P19">задумався і скляк. <text:span text:style-name="T50">Напівбажання</text:span>,</text:p>
            <text:p text:style-name="P18"><text:span text:style-name="T177">на півваганні втяте</text:span><text:span text:style-name="T41"> (П,</text:span><text:span text:style-name="T2"> І, 57)</text:span></text:p>
          </table:table-cell>
          <table:table-cell table:style-name="Dictionary.B2" office:value-type="string">
            <text:p text:style-name="P15">Наполови́ну (напі́в)</text:p>
            <text:p text:style-name="P19">присл.</text:p>
            <text:p text:style-name="P18">1) У розмірі чи обсязі, що охоплює половину кого-, чого-небудь.</text:p>
            <text:p text:style-name="P18">2) Пополам з чим-небудь; з домішкою, з ознакою, з елементами чогось.</text:p>
            <text:p text:style-name="P18">3) Частково, не зовсім, не повністю або значною мірою<text:span text:style-name="T39"> (ВТСУМ,</text:span><text:span text:style-name="T203"> 730)</text:span></text:p>
          </table:table-cell>
        </table:table-row>
        <table:table-row>
          <table:covered-table-cell/>
          <table:table-cell table:style-name="Dictionary.B2" office:value-type="string">
            <text:p text:style-name="P15">бажа́ння</text:p>
            <text:p text:style-name="P18"><text:span text:style-name="T149">-я, </text:span><text:span text:style-name="T153">с.</text:span></text:p>
            <text:p text:style-name="P18">1) Прагнення, потяг до здійснення чого-небудь; хотіння<text:span text:style-name="T39"> (ВТСУМ,</text:span><text:span text:style-name="T193"> 55)</text:span></text:p>
          </table:table-cell>
        </table:table-row>
        <text:soft-page-break/>
        <table:table-row>
          <table:table-cell table:style-name="Dictionary.A2" table:number-rows-spanned="2" office:value-type="string">
            <text:p text:style-name="P14">НАПІВСТУПÁ</text:p>
            <text:p text:style-name="P18">-и́, <text:span text:style-name="T176">ім., </text:span><text:span text:style-name="T177">ж., інд.-авт.,</text:span></text:p>
            <text:p text:style-name="P18"><text:span text:style-name="T2">утворене префіксальним способом, похідне від слів:</text:span><text:span text:style-name="T195"> </text:span><text:span text:style-name="T52">напíв</text:span><text:span text:style-name="T195"> і </text:span><text:span text:style-name="T52">ступа́</text:span><text:span text:style-name="T16">.</text:span></text:p>
            <text:p text:style-name="P19"><text:span text:style-name="T50">Напівступою</text:span>,</text:p>
            <text:p text:style-name="P19">як над собою винесений крок</text:p>
            <text:p text:style-name="P19">задумався і скляк. Напівбажання,</text:p>
            <text:p text:style-name="P18"><text:span text:style-name="T177">на півваганні втяте</text:span><text:span text:style-name="T41"> (П,</text:span><text:span text:style-name="T2"> І, 57)</text:span></text:p>
          </table:table-cell>
          <table:table-cell table:style-name="Dictionary.B2" office:value-type="string">
            <text:p text:style-name="P18"><text:span text:style-name="T49">напі́в </text:span>(див. <text:span text:style-name="T51">НАПІВБАЖÁННЯ</text:span>)</text:p>
          </table:table-cell>
        </table:table-row>
        <table:table-row>
          <table:covered-table-cell/>
          <table:table-cell table:style-name="Dictionary.B2" office:value-type="string">
            <text:p text:style-name="P14">ступа́</text:p>
            <text:p text:style-name="P18"><text:span text:style-name="T148">II </text:span><text:span text:style-name="T149">ступа́</text:span></text:p>
            <text:p text:style-name="P18">-и, <text:span text:style-name="T175">ж.</text:span>, <text:span text:style-name="T175">перев.</text:span> <text:span text:style-name="T175">з означ.</text:span></text:p>
            <text:p text:style-name="P18">Манера ходити, ступати; хода. || Рух ногою вперед, убік або назад; крок. || Звуки від таких рухів. || Про спокійну, тиху ходу коня; найповільніший алюр<text:span text:style-name="T39"> (ВТСУМ,</text:span><text:span text:style-name="T193"> 1407)</text:span></text:p>
          </table:table-cell>
        </table:table-row>
        <table:table-row>
          <table:table-cell table:style-name="Dictionary.A2" office:value-type="string">
            <text:p text:style-name="P14">НÁХЛЮПИ</text:p>
            <text:p text:style-name="P18">-ів, <text:span text:style-name="T176">ім., мн., інд.-авт.,</text:span></text:p>
            <text:p text:style-name="P18"><text:span text:style-name="T9">утворене префіксальним і нульсуфіксальним способом, похідне від слова</text:span><text:span text:style-name="T195"> </text:span><text:span text:style-name="T52">хлю́пати.</text:span></text:p>
            <text:p text:style-name="P19">Покірні вітру, <text:span text:style-name="T50">нахлюпи</text:span> щедрот</text:p>
            <text:p text:style-name="P19">з убогого жебрацького бенкету,</text:p>
            <text:p text:style-name="P19">відвирувавши, котяться у Лету,</text:p>
            <text:p text:style-name="P18"><text:span text:style-name="T177">в таночок взявши кревних і заброд</text:span><text:span text:style-name="T40"> (П,</text:span><text:span text:style-name="T2"> І, 101)</text:span></text:p>
          </table:table-cell>
          <table:table-cell table:style-name="Dictionary.B2" office:value-type="string">
            <text:p text:style-name="P15">хлю́пати</text:p>
            <text:p text:style-name="P18"><text:span text:style-name="T149">-аю, -аєш, </text:span><text:span text:style-name="T153">недок.</text:span></text:p>
            <text:p text:style-name="P18">1) <text:span text:style-name="T175">неперех.</text:span> Плещучи, просочуючись, видавати характерні звуки (про воду, грязь і т. ін.). || З плескотом битися, ударятися об що-небудь. || Ударяючи по воді, з шумом занурюючись, падаючи в воду чи іншу рідину, створювати плескіт.</text:p>
            <text:p text:style-name="P18"><text:span text:style-name="T125">2) </text:span><text:span text:style-name="T141">перех.</text:span><text:span text:style-name="T125"> </text:span><text:span text:style-name="T141">і неперех.</text:span><text:span text:style-name="T125"> Рвучкими рухами лити, бризкати водою або іншою рідиною на кого-, що-небудь. || Розливатися, виливатися, </text:span><text:span text:style-name="T125">розпліскуватися. || Утворювати звуки, що нагадують хлипання.</text:span><text:span text:style-name="T141">Хлюпати носом</text:span><text:span text:style-name="T163"> (ВТСУМ,</text:span><text:span text:style-name="T127"> 1565)</text:span></text:p>
          </table:table-cell>
        </table:table-row>
        <table:table-row>
          <table:table-cell table:style-name="Dictionary.A2" table:number-rows-spanned="2" office:value-type="string">
            <text:p text:style-name="P87"><text:span text:style-name="T259">Невір</text:span></text:p>
            <text:p text:style-name="P87"><text:span text:style-name="T259"/></text:p>
            <text:p text:style-name="P81">Життя<text:span text:style-name="T263"> </text:span>симфонія,<text:span text:style-name="T263"> «</text:span>симфонія<text:span text:style-name="T263"> </text:span><text:soft-page-break/>весни<text:span text:style-name="T263">»</text:span></text:p>
            <text:p text:style-name="P81">і<text:span text:style-name="T263"> </text:span>сатанинський,<text:span text:style-name="T263"> </text:span>зойками<text:span text:style-name="T263"> – </text:span>Маневич...</text:p>
            <text:p text:style-name="P79"><text:span text:style-name="T240">Єврей</text:span><text:span text:style-name="T243"> </text:span><text:span text:style-name="T240">-</text:span><text:span text:style-name="T243"> </text:span><text:span text:style-name="T240">по</text:span><text:span text:style-name="T243"> </text:span><text:span text:style-name="T240">горло.</text:span><text:span text:style-name="T243"> </text:span><text:span text:style-name="T240">І</text:span><text:span text:style-name="T243"> </text:span><text:span text:style-name="T240">по</text:span><text:span text:style-name="T243"> </text:span><text:span text:style-name="T240">горло</text:span><text:span text:style-name="T243"> – </text:span><text:span text:style-name="T245">невір</text:span><text:span text:style-name="T240">,</text:span></text:p>
            <text:p text:style-name="P84"><text:span text:style-name="T259">по</text:span><text:span text:style-name="T263"> </text:span><text:span text:style-name="T259">горло</text:span><text:span text:style-name="T263"> – </text:span><text:span text:style-name="T259">маячний</text:span><text:span text:style-name="T263"> </text:span><text:span text:style-name="T259">і</text:span><text:span text:style-name="T263"> </text:span><text:span text:style-name="T259">мудрий</text:span><text:span text:style-name="T263"> </text:span><text:span text:style-name="T259">сніг.</text:span><text:span text:style-name="T263"> </text:span><text:span text:style-name="T6">[2;</text:span><text:span text:style-name="T17"> </text:span><text:span text:style-name="T6">205]</text:span></text:p>
          </table:table-cell>
          <table:table-cell table:style-name="Dictionary.B2" office:value-type="string">
            <text:p text:style-name="P14">не<text:span text:style-name="T187"> (див. </text:span>ВСЕНЕДОЧЕКА́ВШИСЯ)</text:p>
          </table:table-cell>
        </table:table-row>
        <table:table-row>
          <table:covered-table-cell/>
          <table:table-cell table:style-name="Dictionary.B2" office:value-type="string">
            <text:h text:style-name="P157" text:outline-level="2"><text:span text:style-name="T49">в</text:span><text:span text:style-name="T264">і</text:span><text:span text:style-name="T49">ра</text:span></text:h>
            <text:p text:style-name="P72"><text:a xlink:type="simple" xlink:href="http://www.lingvo.ua/uk/LingvoDictionaries/Details?dictionary=Explanatory%20(Uk-Uk)"><text:span text:style-name="T171">Explanatory (Uk-Uk)</text:span></text:a></text:p>
            <text:p text:style-name="P73"><text:soft-page-break/><text:span text:style-name="T49">I </text:span><text:span text:style-name="T265">-и, </text:span><text:span text:style-name="T266">ж.</text:span></text:p>
            <text:p text:style-name="P73">1) Упевненість у чомусь, у здійсненні чого-небудь. || <text:span text:style-name="T175">у кого</text:span>. Впевненість у позитивних якостях кого-небудь, у правильності, розумності чиєїсь поведінки.</text:p>
            <text:p text:style-name="P78"><text:span text:style-name="T121">2) Те саме, що </text:span><text:a xlink:type="simple" xlink:href="http://www.lingvo.ua/uk/Search?searchMode=Translate&amp;searchText=довір'я&amp;searchSrcLang=uk&amp;searchDestLang=uk"><text:span text:style-name="T170">довір'я</text:span></text:a><text:span text:style-name="T121">.</text:span></text:p>
            <text:p text:style-name="P76"><text:span text:style-name="T102">3) </text:span><text:span text:style-name="T172">рел.</text:span><text:span text:style-name="T102"> Визнання існування Бога, переконання в реальному існуванні чогось надприродного. || Те або інше релігійне вчення, віровизнання.</text:span></text:p>
          </table:table-cell>
        </table:table-row>
        <table:table-row>
          <table:table-cell table:style-name="Dictionary.A2" office:value-type="string">
            <text:p text:style-name="P87"><text:span text:style-name="T259">Незглибимість</text:span></text:p>
            <text:p text:style-name="P87"><text:span text:style-name="T259"/></text:p>
            <text:p text:style-name="P79"><text:span text:style-name="T240">Прозора</text:span><text:span text:style-name="T243"> </text:span><text:span text:style-name="T245">незглибимість</text:span><text:span text:style-name="T243"> </text:span><text:span text:style-name="T240">пойняла,</text:span></text:p>
            <text:p text:style-name="P81">оплівши<text:span text:style-name="T263"> </text:span>плеском<text:span text:style-name="T263"> </text:span>лоскотним<text:span text:style-name="T263"> </text:span>проміння</text:p>
            <text:p text:style-name="P81">дитинне<text:span text:style-name="T263"> </text:span>серце.<text:span text:style-name="T263"> </text:span>І<text:span text:style-name="T263"> </text:span>забутим<text:span text:style-name="T263"> </text:span>ранком</text:p>
            <text:p text:style-name="P81">човном<text:span text:style-name="T263"> </text:span>безвесельним<text:span text:style-name="T263"> </text:span>замрівся<text:span text:style-name="T263"> </text:span>світ.</text:p>
            <text:p text:style-name="P81">Вода<text:span text:style-name="T263"> </text:span>застигла.<text:span text:style-name="T263"> </text:span>Сонце<text:span text:style-name="T263"> </text:span>відтремтіло.</text:p>
            <text:p text:style-name="P84"><text:span text:style-name="T259">Дитинство</text:span><text:span text:style-name="T263"> </text:span><text:span text:style-name="T259">загубилось</text:span><text:span text:style-name="T263"> </text:span><text:span text:style-name="T259">серед</text:span><text:span text:style-name="T263"> </text:span><text:span text:style-name="T259">дня.</text:span><text:span text:style-name="T263"> </text:span><text:span text:style-name="T6">[2;</text:span><text:span text:style-name="T17"> </text:span><text:span text:style-name="T6">56]</text:span></text:p>
          </table:table-cell>
          <table:table-cell table:style-name="Dictionary.B2" office:value-type="string">
            <text:h text:style-name="P157" text:outline-level="2"><text:span text:style-name="T49">глибин</text:span><text:span text:style-name="T264">а</text:span></text:h>
            <text:p text:style-name="P72"><text:a xlink:type="simple" xlink:href="http://www.lingvo.ua/uk/LingvoDictionaries/Details?dictionary=Explanatory%20(Uk-Uk)"><text:span text:style-name="T171">Explanatory (Uk-Uk)</text:span></text:a></text:p>
            <text:p text:style-name="P73"><text:span text:style-name="T265">-и, </text:span><text:span text:style-name="T266">ж.</text:span></text:p>
            <text:p text:style-name="P73">1) Відстань зверху вниз від поверхні, краю чого-небудь.</text:p>
            <text:p text:style-name="P73">2) Простір, що знаходиться на великій відстані від поверхні до низу.</text:p>
            <text:p text:style-name="P73">3) <text:span text:style-name="T175">чого</text:span>. Місце, простір, які віддалені від чого-небудь або знаходяться всередині чогось.</text:p>
          </table:table-cell>
        </table:table-row>
        <table:table-row>
          <table:table-cell table:style-name="Dictionary.A2" table:number-rows-spanned="2" office:value-type="string">
            <text:p text:style-name="P14">ОБАКРÁЙ</text:p>
            <text:p text:style-name="P18">-ю, <text:span text:style-name="T176">ім., ч., інд.-авт.,</text:span></text:p>
            <text:p text:style-name="P18"><text:span text:style-name="T9">утворене способом зрощення, похідне від слів:</text:span><text:span text:style-name="T195"> </text:span><text:span text:style-name="T52">óба</text:span><text:span text:style-name="T195"> і </text:span><text:span text:style-name="T52">край.</text:span></text:p>
            <text:p text:style-name="P19">З ціложиттєвого ждання</text:p>
            <text:p text:style-name="P19">Ти смерть на кілька літ відтрутив,</text:p>
            <text:p text:style-name="P19">аби почути пахощ рути</text:p>
            <text:p text:style-name="P19"><text:soft-page-break/>і в неї впасти навмання - </text:p>
            <text:p text:style-name="P19">з усіх розлук — на <text:span text:style-name="T50">обакрай</text:span></text:p>
            <text:p text:style-name="P18"><text:span text:style-name="T177">Вітчизни — і яви, і мрії</text:span><text:span text:style-name="T41"> (П,</text:span><text:span text:style-name="T2"> ІІ, 19)</text:span></text:p>
          </table:table-cell>
          <table:table-cell table:style-name="Dictionary.B2" office:value-type="string">
            <text:p text:style-name="P18"><text:span text:style-name="T49">Оби́два (</text:span><text:span text:style-name="T52">óба</text:span><text:span text:style-name="T49">)</text:span></text:p>
            <text:p text:style-name="P18"><text:span text:style-name="T149">обох, </text:span><text:span text:style-name="T153">ч.</text:span><text:span text:style-name="T149"> </text:span><text:span text:style-name="T153">і с.</text:span><text:span text:style-name="T149">, обидві, обох, </text:span><text:span text:style-name="T153">ж.</text:span><text:span text:style-name="T149">, </text:span><text:span text:style-name="T153">числ.</text:span><text:span text:style-name="T149">, </text:span><text:span text:style-name="T153">збірн.</text:span></text:p>
            <text:p text:style-name="P18"><text:span text:style-name="T125">Означає кожний із двох названих або відомих предметів; один і другий; і той, і другий. </text:span><text:span text:style-name="T141">В обидва кінці</text:span><text:span text:style-name="T163"> (ВТСУМ,</text:span><text:span text:style-name="T128"> 804)</text:span></text:p>
          </table:table-cell>
        </table:table-row>
        <table:table-row>
          <table:covered-table-cell/>
          <table:table-cell table:style-name="Dictionary.B2" office:value-type="string">
            <text:p text:style-name="P18"><text:span text:style-name="T52">край </text:span><text:span text:style-name="T191">(див. </text:span><text:span text:style-name="T52">КРАЙÓКРАЙ</text:span><text:span text:style-name="T191">)</text:span><text:soft-page-break/></text:p>
          </table:table-cell>
        </table:table-row>
        <table:table-row>
          <table:table-cell table:style-name="Dictionary.A2" table:number-rows-spanned="2" office:value-type="string">
            <text:p text:style-name="P14">ОБОЮДОЖÁЛИЙ</text:p>
            <text:p text:style-name="P18">-а, -е, <text:span text:style-name="T177">прикм., </text:span><text:span text:style-name="T176">інд.-авт.,</text:span></text:p>
            <text:p text:style-name="P18"><text:span text:style-name="T9">утворене складносуфіксальним </text:span><text:span text:style-name="T9">способом, похідне від слів:</text:span><text:span text:style-name="T6"> </text:span><text:span text:style-name="T15">обою́до</text:span><text:span text:style-name="T6"> і </text:span><text:span text:style-name="T15">жалі́ти.</text:span></text:p>
            <text:p text:style-name="P19">Та мури, мов із мертвих всталі,</text:p>
            <text:p text:style-name="P19">похмуро мовили: чекай,</text:p>
            <text:p text:style-name="P19">ще обрадіє із печалі</text:p>
            <text:p text:style-name="P18"><text:span text:style-name="T177">твій </text:span><text:span text:style-name="T179">обоюдожалий</text:span><text:span text:style-name="T177"> край</text:span><text:span text:style-name="T41"> (П,</text:span><text:span text:style-name="T2"> І, 36)</text:span></text:p>
          </table:table-cell>
          <table:table-cell table:style-name="Dictionary.B2" office:value-type="string">
            <text:p text:style-name="P18"><text:span text:style-name="T15">Обою́до </text:span><text:span text:style-name="T12">(не подано у словнику)</text:span></text:p>
          </table:table-cell>
        </table:table-row>
        <table:table-row>
          <table:covered-table-cell/>
          <table:table-cell table:style-name="Dictionary.B2" office:value-type="string">
            <text:p text:style-name="P15">жалі́ти</text:p>
            <text:p text:style-name="P18"><text:span text:style-name="T149">-ію, -ієш, </text:span><text:span text:style-name="T153">недок.</text:span></text:p>
            <text:p text:style-name="P18">1) <text:span text:style-name="T175">перех.</text:span> <text:span text:style-name="T175">і без додатка</text:span>. Відчувати жалість, співчуття до кого-небудь.</text:p>
            <text:p text:style-name="P18">2) <text:span text:style-name="T175">неперех.</text:span> Нарікати на що-небудь, уболівати за чимось, за щось; шкодувати, жалкувати.</text:p>
            <text:p text:style-name="P18"><text:span text:style-name="T125">3) </text:span><text:span text:style-name="T141">перех.</text:span><text:span text:style-name="T125"> Берегти, оберігати кого-, що-небудь. || Неохоче витрачати що-небудь; шкодувати, жалкувати</text:span><text:span text:style-name="T163"> (ВТСУМ,</text:span><text:span text:style-name="T127"> 364)</text:span></text:p>
          </table:table-cell>
        </table:table-row>
        <table:table-row>
          <table:table-cell table:style-name="Dictionary.A2" office:value-type="string">
            <text:p text:style-name="P14">ОВÓГНЕНИЙ</text:p>
            <text:p text:style-name="P18">-а, -е, <text:span text:style-name="T177">дієпр., інд.-авт.,</text:span></text:p>
            <text:p text:style-name="P18"><text:span text:style-name="T8">утворене суфіксально-префіксальним способом, похідне від </text:span><text:span text:style-name="T9">в</text:span><text:span text:style-name="T195">ід неіснуючого дієслова </text:span><text:span text:style-name="T52">ово́гнити.</text:span></text:p>
            <text:p text:style-name="P19">Та за тобою небо запалало,</text:p>
            <text:p text:style-name="P18"><text:span text:style-name="T179">овогнене</text:span><text:span text:style-name="T177"> грозою стожалів</text:span><text:span text:style-name="T41"> (П,</text:span><text:span text:style-name="T2"> ІІ, 68)</text:span></text:p>
          </table:table-cell>
          <table:table-cell table:style-name="Dictionary.B2" office:value-type="string">
            <text:p text:style-name="P18"><text:span text:style-name="T52">Ово́гнити </text:span><text:span text:style-name="T188">(не подано у словнику)</text:span></text:p>
          </table:table-cell>
        </table:table-row>
        <table:table-row>
          <table:table-cell table:style-name="Dictionary.A2" office:value-type="string">
            <text:p text:style-name="P14">ОГРÁННЯ</text:p>
            <text:p text:style-name="P19">ім., с., інд.-авт.,</text:p>
            <text:p text:style-name="P18"><text:span text:style-name="T9">утворене суфіксальним способом, похідне від слова</text:span><text:span text:style-name="T6"> </text:span><text:span text:style-name="T51">огрáнювати.</text:span></text:p>
            <text:p text:style-name="P19"><text:soft-page-break/>У зашморзі бід</text:p>
            <text:p text:style-name="P19">аж зайшовся кривий од волання борлак,</text:p>
            <text:p text:style-name="P18"><text:span text:style-name="T177">аж </text:span><text:span text:style-name="T179">огранням</text:span><text:span text:style-name="T177"> дзеркал заросилася кров!</text:span><text:span text:style-name="T40"> (П,</text:span><text:span text:style-name="T2"> І, 33)</text:span></text:p>
          </table:table-cell>
          <table:table-cell table:style-name="Dictionary.B2" office:value-type="string">
            <text:p text:style-name="P18"><text:span text:style-name="T49">Ограно́вувати (</text:span><text:span text:style-name="T51">огрáнювати</text:span><text:span text:style-name="T49">)</text:span></text:p>
            <text:p text:style-name="P18"><text:span text:style-name="T149">-ую, -уєш, </text:span><text:span text:style-name="T153">недок.</text:span><text:span text:style-name="T149">, огранувати, -ую, -уєш, </text:span><text:span text:style-name="T153">док.</text:span><text:span text:style-name="T149">, </text:span><text:span text:style-name="T153">перех.</text:span><text:span text:style-name="T149">, </text:span><text:span text:style-name="T153">спец.</text:span></text:p>
            <text:p text:style-name="P18"><text:span text:style-name="T125">Шліфуючи поверхню чого-небудь, </text:span><text:soft-page-break/><text:span text:style-name="T125">робити на ній грані</text:span><text:span text:style-name="T163"> (ВТСУМ,</text:span><text:span text:style-name="T127"> 826)</text:span></text:p>
          </table:table-cell>
        </table:table-row>
        <table:table-row>
          <table:table-cell table:style-name="Dictionary.A2" office:value-type="string">
            <text:p text:style-name="P14">ОЗЛÍННЯ</text:p>
            <text:p text:style-name="P18">-я, <text:span text:style-name="T176">ім., ж., інд.-авт.,</text:span></text:p>
            <text:p text:style-name="P18"><text:span text:style-name="T186">утворене суфіксальним способом, похідне від слова</text:span> <text:span text:style-name="T51">озли́тися.</text:span></text:p>
            <text:p text:style-name="P19">А шал який! Яке <text:span text:style-name="T50">озління</text:span>!</text:p>
            <text:p text:style-name="P18"><text:span text:style-name="T177">О білий світе-блекота</text:span><text:span text:style-name="T41"> (П,</text:span><text:span text:style-name="T2"> І, 132)</text:span></text:p>
          </table:table-cell>
          <table:table-cell table:style-name="Dictionary.B2" office:value-type="string">
            <text:p text:style-name="P15">озли́тися</text:p>
            <text:p text:style-name="P18"><text:span text:style-name="T149">-люся, -лишся, </text:span><text:span text:style-name="T153">док.</text:span></text:p>
            <text:p text:style-name="P18">Стати розлюченим, роздратованим; розізлитися, розгніватися. || Стати злим, злостивим<text:span text:style-name="T39"> (ВТСУМ,</text:span><text:span text:style-name="T193"> 834)</text:span></text:p>
          </table:table-cell>
        </table:table-row>
        <table:table-row>
          <table:table-cell table:style-name="Dictionary.A2" office:value-type="string">
            <text:p text:style-name="P85"><text:span text:style-name="T255">Окрилля</text:span></text:p>
            <text:p text:style-name="P85"><text:span text:style-name="T255"/></text:p>
            <text:p text:style-name="P81">І<text:span text:style-name="T263"> </text:span>місячна<text:span text:style-name="T263"> </text:span>доріжка<text:span text:style-name="T263"> </text:span>ув<text:span text:style-name="T263"> </text:span>імлі</text:p>
            <text:p text:style-name="P81">лягла<text:span text:style-name="T263"> </text:span>сріблястим<text:span text:style-name="T263"> </text:span>спалахом<text:span text:style-name="T263"> </text:span>на<text:span text:style-name="T263"> </text:span>хвилі.</text:p>
            <text:p text:style-name="P79"><text:span text:style-name="T245">Окрилля</text:span><text:span text:style-name="T243"> </text:span><text:span text:style-name="T240">хвиль</text:span><text:span text:style-name="T243"> – </text:span><text:span text:style-name="T240">неначе</text:span><text:span text:style-name="T243"> </text:span><text:span text:style-name="T240">гуси</text:span><text:span text:style-name="T243"> </text:span><text:span text:style-name="T240">білі!</text:span><text:span text:style-name="T243"> –</text:span></text:p>
            <text:p text:style-name="P83"><text:span text:style-name="T255">проблисне</text:span><text:span text:style-name="T185"> </text:span><text:span text:style-name="T255">і</text:span><text:span text:style-name="T185"> </text:span><text:span text:style-name="T255">розтане</text:span><text:span text:style-name="T185"> </text:span><text:span text:style-name="T255">віддалі.</text:span><text:span text:style-name="T185"> </text:span><text:span text:style-name="T6">[2;</text:span><text:span text:style-name="T17"> </text:span><text:span text:style-name="T6">145]</text:span></text:p>
          </table:table-cell>
          <table:table-cell table:style-name="Dictionary.B2" office:value-type="string">
            <text:p text:style-name="P15">крило́<text:span text:style-name="T187"> (див. </text:span><text:span text:style-name="T203">МЕРТВОКР</text:span><text:span text:style-name="T204">И́</text:span><text:span text:style-name="T203">ЛИЙ</text:span><text:span text:style-name="T187">)</text:span></text:p>
          </table:table-cell>
        </table:table-row>
        <table:table-row>
          <table:table-cell table:style-name="Dictionary.A2" office:value-type="string">
            <text:p text:style-name="P58"><text:span text:style-name="T247">Опорятунок</text:span></text:p>
            <text:p text:style-name="P58"><text:span text:style-name="T247"/></text:p>
            <text:p text:style-name="P61">В<text:span text:style-name="T263"> </text:span>мені<text:span text:style-name="T263"> </text:span>уже<text:span text:style-name="T263"> </text:span>народжується<text:span text:style-name="T263"> </text:span>Бог</text:p>
            <text:p text:style-name="P59"><text:span text:style-name="T232">і</text:span><text:span text:style-name="T233"> </text:span><text:span text:style-name="T232">напівпам</text:span><text:span text:style-name="T233">’</text:span><text:span text:style-name="T232">ятний,</text:span><text:span text:style-name="T233"> </text:span><text:span text:style-name="T232">напівзабутий,</text:span></text:p>
            <text:p text:style-name="P59"><text:span text:style-name="T232">н</text:span><text:span text:style-name="T232">емов</text:span><text:span text:style-name="T233"> </text:span><text:span text:style-name="T232">і</text:span><text:span text:style-name="T233"> </text:span><text:span text:style-name="T232">не</text:span><text:span text:style-name="T233"> </text:span><text:span text:style-name="T232">в</text:span><text:span text:style-name="T233"> </text:span><text:span text:style-name="T232">мені,</text:span><text:span text:style-name="T233"> </text:span><text:span text:style-name="T232">а</text:span><text:span text:style-name="T233"> </text:span><text:span text:style-name="T232">скраю</text:span><text:span text:style-name="T233"> </text:span><text:span text:style-name="T232">смерти</text:span></text:p>
            <text:p text:style-name="P59"><text:span text:style-name="T232">к</text:span><text:span text:style-name="T232">уди</text:span><text:span text:style-name="T233"> </text:span><text:span text:style-name="T232">живому</text:span><text:span text:style-name="T233"> </text:span><text:span text:style-name="T232">зась</text:span><text:span text:style-name="T233"> – </text:span><text:span text:style-name="T232">мій</text:span><text:span text:style-name="T233"> </text:span><text:span text:style-name="T232">внук</text:span><text:span text:style-name="T233"> </text:span><text:span text:style-name="T232">і</text:span><text:span text:style-name="T233"> </text:span><text:span text:style-name="T232">прадід</text:span><text:span text:style-name="T233"> –</text:span></text:p>
            <text:p text:style-name="P59"><text:soft-page-break/><text:span text:style-name="T232">п</text:span><text:span text:style-name="T232">ережидає,</text:span><text:span text:style-name="T233"> </text:span><text:span text:style-name="T232">заки</text:span><text:span text:style-name="T233"> </text:span><text:span text:style-name="T232">я</text:span><text:span text:style-name="T233"> </text:span><text:span text:style-name="T232">помру.</text:span></text:p>
            <text:p text:style-name="P61">Я<text:span text:style-name="T263"> </text:span>з<text:span text:style-name="T263"> </text:span>ним<text:span text:style-name="T263"> </text:span>удвох<text:span text:style-name="T263"> </text:span>живу.<text:span text:style-name="T263"> </text:span>Удвох<text:span text:style-name="T263"> </text:span>існую,</text:p>
            <text:p text:style-name="P59"><text:span text:style-name="T232">к</text:span><text:span text:style-name="T232">оли</text:span><text:span text:style-name="T233"> </text:span><text:span text:style-name="T232">нікого.</text:span><text:span text:style-name="T233"> </text:span><text:span text:style-name="T232">І</text:span><text:span text:style-name="T233"> </text:span><text:span text:style-name="T232">гримить</text:span><text:span text:style-name="T233"> </text:span><text:span text:style-name="T232">біда,</text:span></text:p>
            <text:p text:style-name="P59"><text:span text:style-name="T232">м</text:span><text:span text:style-name="T232">ов</text:span><text:span text:style-name="T233"> </text:span><text:span text:style-name="T232">канонада.</text:span><text:span text:style-name="T233"> </text:span><text:span text:style-name="T232">Він</text:span><text:span text:style-name="T233"> </text:span><text:span text:style-name="T234">опорятунок</text:span><text:span text:style-name="T232">,</text:span></text:p>
            <text:p text:style-name="P59"><text:span text:style-name="T232">я</text:span><text:span text:style-name="T233"> </text:span><text:span text:style-name="T232">ж</text:span><text:span text:style-name="T233"> </text:span><text:span text:style-name="T232">білоусто</text:span><text:span text:style-name="T233"> </text:span><text:span text:style-name="T232">мовлю</text:span><text:span text:style-name="T233"> </text:span><text:span text:style-name="T232">порятуй,</text:span></text:p>
            <text:p text:style-name="P59"><text:span text:style-name="T232">м</text:span><text:span text:style-name="T232">ій</text:span><text:span text:style-name="T233"> </text:span><text:span text:style-name="T232">Господи.</text:span><text:span text:style-name="T233"> </text:span><text:span text:style-name="T232">Опорятуй</text:span><text:span text:style-name="T233"> </text:span><text:span text:style-name="T232">на</text:span><text:span text:style-name="T233"> </text:span><text:span text:style-name="T232">мить,</text:span></text:p>
            <text:p text:style-name="P59"><text:span text:style-name="T232">а</text:span><text:span text:style-name="T233"> </text:span><text:span text:style-name="T232">далі</text:span><text:span text:style-name="T233"> </text:span><text:span text:style-name="T232">я,</text:span><text:span text:style-name="T233"> </text:span><text:span text:style-name="T232">оговтаний,</text:span><text:span text:style-name="T233"> </text:span><text:span text:style-name="T232">врятую</text:span></text:p>
            <text:p text:style-name="P58"><text:span text:style-name="T247">себе</text:span><text:span text:style-name="T248"> </text:span><text:span text:style-name="T247">самого</text:span><text:span text:style-name="T248"> </text:span><text:span text:style-name="T247">сам.</text:span><text:span text:style-name="T248"> </text:span><text:span text:style-name="T247">Самого</text:span><text:span text:style-name="T248"> </text:span><text:span text:style-name="T247">-</text:span><text:span text:style-name="T248"> </text:span><text:span text:style-name="T247">сам.</text:span><text:span text:style-name="T248"> </text:span><text:span text:style-name="T252">[2;</text:span><text:span text:style-name="T253"> </text:span><text:span text:style-name="T252">195]</text:span></text:p>
          </table:table-cell>
          <table:table-cell table:style-name="Dictionary.B2" office:value-type="string">
            <text:h text:style-name="P157" text:outline-level="2"><text:span text:style-name="T49">порят</text:span><text:span text:style-name="T264">у</text:span><text:span text:style-name="T49">нок</text:span></text:h>
            <text:p text:style-name="P72"><text:a xlink:type="simple" xlink:href="http://www.lingvo.ua/uk/LingvoDictionaries/Details?dictionary=Explanatory%20(Uk-Uk)"><text:span text:style-name="T171">Explanatory (Uk-Uk)</text:span></text:a></text:p>
            <text:p text:style-name="P73"><text:span text:style-name="T265">-нку, </text:span><text:span text:style-name="T266">ч.</text:span></text:p>
            <text:p text:style-name="P73">1) Уникнення небезпеки, звільнення від загрози смерті, загибелі і т. ін. || Вихід із важкого, скрутного становища, звільнення від чого-небудь загрозливого, неприємного і т. ін.</text:p>
            <text:p text:style-name="P73">2) Відведення від кого-небудь небезпеки, загрози смерті, загибелі і т. ін. || Визволення кого-небудь із важкого, скрутного становища. || Усунення загрози знищення, зруйнування чого-<text:soft-page-break/>небудь.</text:p>
            <text:p text:style-name="P76"><text:span text:style-name="T102">3) Те, що усуває загрозу загибелі, небезпеку, забезпечує вихід з важкого, скрутного становища тощо. || Допомога в небезпеці, у важкому, скрутному становищі тощо.</text:span></text:p>
          </table:table-cell>
        </table:table-row>
        <table:table-row>
          <table:table-cell table:style-name="Dictionary.A2" office:value-type="string">
            <text:p text:style-name="P85"><text:span text:style-name="T255">Охвиля</text:span></text:p>
            <text:p text:style-name="P85"><text:span text:style-name="T255"/></text:p>
            <text:p text:style-name="P81">Самота<text:span text:style-name="T263"> </text:span>самоти.</text:p>
            <text:p text:style-name="P81">В<text:span text:style-name="T263"> </text:span>берег<text:span text:style-name="T263"> – </text:span>крига.<text:span text:style-name="T263"> </text:span>І<text:span text:style-name="T263"> </text:span>сонце<text:span text:style-name="T263"> </text:span>високе.</text:p>
            <text:p text:style-name="P81">Чорно-біла<text:span text:style-name="T263"> </text:span>весна</text:p>
            <text:p text:style-name="P85"><text:span text:style-name="T255">між</text:span><text:span text:style-name="T257"> </text:span><text:span text:style-name="T255">крижин,</text:span><text:span text:style-name="T257"> </text:span><text:span text:style-name="T255">рябуватих</text:span><text:span text:style-name="T257"> </text:span><text:span text:style-name="T258">охвиль</text:span><text:span text:style-name="T255">...</text:span><text:span text:style-name="T257"> </text:span><text:span text:style-name="T261">[2;</text:span><text:span text:style-name="T262"> </text:span><text:span text:style-name="T261">121]</text:span></text:p>
          </table:table-cell>
          <table:table-cell table:style-name="Dictionary.B2" office:value-type="string">
            <text:p text:style-name="P86"><text:span text:style-name="T259">хвиля</text:span><text:span text:style-name="T260"> (див. </text:span><text:span text:style-name="T259">МІЖХВИЛЛЯ)</text:span></text:p>
          </table:table-cell>
        </table:table-row>
        <table:table-row>
          <table:table-cell table:style-name="Dictionary.A2" office:value-type="string">
            <text:p text:style-name="P85"><text:span text:style-name="T255">Оцвіття</text:span></text:p>
            <text:p text:style-name="P85"><text:span text:style-name="T255"/></text:p>
            <text:p text:style-name="P81">Націлений<text:span text:style-name="T263"> </text:span>у<text:span text:style-name="T263"> </text:span>небо<text:span text:style-name="T263"> </text:span>обеліск,</text:p>
            <text:p text:style-name="P81">вода,<text:span text:style-name="T263"> </text:span>як<text:span text:style-name="T263"> </text:span>вічність,<text:span text:style-name="T263"> </text:span>літепло<text:span text:style-name="T263"> </text:span>струмує,</text:p>
            <text:p text:style-name="P79"><text:span text:style-name="T240">старий</text:span><text:span text:style-name="T243"> </text:span><text:span text:style-name="T240">ясмин</text:span><text:span text:style-name="T243"> – </text:span><text:span text:style-name="T245">оцвіттям</text:span><text:span text:style-name="T243"> </text:span><text:span text:style-name="T240">весь</text:span><text:span text:style-name="T243"> </text:span><text:span text:style-name="T240">німує,</text:span></text:p>
            <text:p text:style-name="P81">а<text:span text:style-name="T263"> </text:span>віддалі<text:span text:style-name="T263"> – </text:span>німує<text:span text:style-name="T263"> </text:span>чорний<text:span text:style-name="T263"> </text:span>ліс,</text:p>
            <text:p text:style-name="P81">а<text:span text:style-name="T263"> </text:span>навпіл<text:span text:style-name="T263"> </text:span>зламаний<text:span text:style-name="T263"> </text:span>іржавий<text:span text:style-name="T263"> </text:span>кріс</text:p>
            <text:p text:style-name="P83"><text:span text:style-name="T255">в</text:span><text:span text:style-name="T185"> </text:span><text:span text:style-name="T255">граніт</text:span><text:span text:style-name="T185"> </text:span><text:span text:style-name="T255">угрузлий</text:span><text:span text:style-name="T185"> – </text:span><text:span text:style-name="T255">ніби</text:span><text:span text:style-name="T185"> </text:span><text:span text:style-name="T255">розкошує.</text:span><text:span text:style-name="T185"> </text:span><text:span text:style-name="T6">[2;</text:span><text:span text:style-name="T17"> </text:span><text:span text:style-name="T6">194]</text:span></text:p>
          </table:table-cell>
          <table:table-cell table:style-name="Dictionary.B2" office:value-type="string">
            <text:h text:style-name="P160" text:outline-level="2">цвіт</text:h>
            <text:p text:style-name="P72"><text:a xlink:type="simple" xlink:href="http://www.lingvo.ua/uk/LingvoDictionaries/Details?dictionary=Explanatory%20(Uk-Uk)"><text:span text:style-name="T171">Explanatory (Uk-Uk)</text:span></text:a></text:p>
            <text:p text:style-name="P73"><text:span text:style-name="T49">I </text:span><text:span text:style-name="T265">-у, </text:span><text:span text:style-name="T266">ч.</text:span></text:p>
            <text:p text:style-name="P77"><text:span text:style-name="T99">1) </text:span><text:span text:style-name="T172">збірн.</text:span><text:span text:style-name="T99"> Квіти (пелюстки) на рослині в період цвітіння. || </text:span><text:span text:style-name="T172">перен.</text:span><text:span text:style-name="T99"> Про вияв душевного піднесення, почуття кохання тощо. || </text:span><text:span text:style-name="T172">перен.</text:span><text:span text:style-name="T99">Бурхливий розвиток. </text:span><text:span text:style-name="T105">Липовий цвіт</text:span><text:span text:style-name="T99">.</text:span></text:p>
          </table:table-cell>
        </table:table-row>
        <text:soft-page-break/>
        <table:table-row>
          <table:table-cell table:style-name="Dictionary.A2" office:value-type="string">
            <text:p text:style-name="P14">ОШРÓТТЯ</text:p>
            <text:p text:style-name="P18">-я, <text:span text:style-name="T176">ім., збірн., інд.-авт.,</text:span></text:p>
            <text:p text:style-name="P18"><text:span text:style-name="T9">утворене суфіксально-префіксальним способом, похідне від слова</text:span> <text:span text:style-name="T51">шріт.</text:span></text:p>
            <text:p text:style-name="P19">І тінь біжить — поверхи давніх днів.</text:p>
            <text:p text:style-name="P18"><text:span text:style-name="T177">І заволока — на </text:span><text:span text:style-name="T179">ошроття</text:span><text:span text:style-name="T177"> часу</text:span><text:span text:style-name="T41"> (П,</text:span><text:span text:style-name="T2"> І, 137)</text:span></text:p>
          </table:table-cell>
          <table:table-cell table:style-name="Dictionary.B2" office:value-type="string">
            <text:p text:style-name="P14">шріт</text:p>
            <text:p text:style-name="P18"><text:span text:style-name="T149">шроту, </text:span><text:span text:style-name="T153">ч.</text:span></text:p>
            <text:p text:style-name="P18">1) Дрібні свинцеві кульки для стрільби з мисливської рушниці; дріб<text:span text:style-name="T39"> (ВТСУМ,</text:span><text:span text:style-name="T193"> 1631)</text:span></text:p>
          </table:table-cell>
        </table:table-row>
        <table:table-row>
          <table:table-cell table:style-name="Dictionary.A2" table:number-rows-spanned="2" office:value-type="string">
            <text:p text:style-name="P14">ПÁВЕРХ</text:p>
            <text:p text:style-name="P18">-у, <text:span text:style-name="T176">ім., ч., інд.-авт.,</text:span></text:p>
            <text:p text:style-name="P18"><text:span text:style-name="T9">утворене префіксальним способом, похідне від слів:</text:span><text:span text:style-name="T195"> </text:span><text:span text:style-name="T52">па</text:span><text:span text:style-name="T195">... (“подібний”) і </text:span><text:span text:style-name="T52">верх.</text:span></text:p>
            <text:p text:style-name="P19">Тут <text:span text:style-name="T50">паверх</text:span>, паниз, пажиття і паскін,</text:p>
            <text:p text:style-name="P19">переступай лискуче лезо меж,</text:p>
            <text:p text:style-name="P19">і рідні лиця за порожні маски</text:p>
            <text:p text:style-name="P18"><text:span text:style-name="T177">тобі здадуться з понадгірних веж</text:span><text:span text:style-name="T41"> (П,</text:span><text:span text:style-name="T2"> І, 167)</text:span></text:p>
          </table:table-cell>
          <table:table-cell table:style-name="Dictionary.B2" office:value-type="string">
            <text:p text:style-name="P18"><text:span text:style-name="T138">Па</text:span><text:span text:style-name="T129">... </text:span><text:span text:style-name="T130">(не подано у словнику)</text:span></text:p>
          </table:table-cell>
        </table:table-row>
        <table:table-row>
          <table:covered-table-cell/>
          <table:table-cell table:style-name="Dictionary.B2" office:value-type="string">
            <text:p text:style-name="P14">верх</text:p>
            <text:p text:style-name="P18"><text:span text:style-name="T149">-у, </text:span><text:span text:style-name="T153">ч.</text:span></text:p>
            <text:p text:style-name="P18">1) Верхня, найвища частина чого-небудь; вершина. || Поверхня землі, якої-небудь рідини і т. ін. <text:span text:style-name="T39">(ВТСУМ,</text:span><text:span text:style-name="T193"> 123)</text:span></text:p>
          </table:table-cell>
        </table:table-row>
        <table:table-row>
          <table:table-cell table:style-name="Dictionary.A2" office:value-type="string">
            <text:p text:style-name="P14">ПАЖИТТЯ́</text:p>
            <text:p text:style-name="P18">-я, <text:span text:style-name="T176">ім., с., інд.-авт.,</text:span></text:p>
            <text:p text:style-name="P18"><text:span text:style-name="T9">утворене префіксальним способом, похідне від слів:</text:span><text:span text:style-name="T195"> </text:span><text:span text:style-name="T52">па</text:span><text:span text:style-name="T195">... (“подібний”) і </text:span><text:span text:style-name="T52">життя́.</text:span></text:p>
            <text:p text:style-name="P19">Тут паверх, паниз, <text:span text:style-name="T50">пажиття</text:span> і паскін,</text:p>
            <text:p text:style-name="P19">переступай лискуче лезо меж,</text:p>
            <text:p text:style-name="P19">і рідні лиця за порожні маски</text:p>
            <text:p text:style-name="P18"><text:soft-page-break/><text:span text:style-name="T177">тобі здадуться з понадгірних веж</text:span><text:span text:style-name="T41"> (П,</text:span><text:span text:style-name="T2"> І, 167)</text:span></text:p>
          </table:table-cell>
          <table:table-cell table:style-name="Dictionary.B2" office:value-type="string">
            <text:p text:style-name="P18"><text:span text:style-name="T52">життя́</text:span><text:span text:style-name="T191"> (див </text:span><text:span text:style-name="T52">ЖИТТЄСМÉРТЬ</text:span><text:span text:style-name="T191">)</text:span></text:p>
          </table:table-cell>
        </table:table-row>
        <table:table-row>
          <table:table-cell table:style-name="Dictionary.A2" office:value-type="string">
            <text:p text:style-name="P14">ПÁНИЗ</text:p>
            <text:p text:style-name="P18">-у, <text:span text:style-name="T176">ім., ч., інд.-авт.,</text:span></text:p>
            <text:p text:style-name="P18"><text:span text:style-name="T9">утворене префіксальним способом, </text:span><text:span text:style-name="T9">похідне від слів:</text:span><text:span text:style-name="T195"> </text:span><text:span text:style-name="T52">па</text:span><text:span text:style-name="T195">... (“подібний”) і </text:span><text:span text:style-name="T52">низ.</text:span></text:p>
            <text:p text:style-name="P19">Тут паверх, <text:span text:style-name="T50">паниз</text:span>, пажиття і паскін,</text:p>
            <text:p text:style-name="P19">переступай лискуче лезо меж,</text:p>
            <text:p text:style-name="P19">і рідні лиця за порожні маски</text:p>
            <text:p text:style-name="P18"><text:span text:style-name="T177">тобі здадуться з понадгірних веж</text:span><text:span text:style-name="T41"> (П,</text:span><text:span text:style-name="T2"> І, 167)</text:span></text:p>
          </table:table-cell>
          <table:table-cell table:style-name="Dictionary.B2" office:value-type="string">
            <text:p text:style-name="P14">низ</text:p>
            <text:p text:style-name="P18"><text:span text:style-name="T149">-у, </text:span><text:span text:style-name="T153">ч.</text:span></text:p>
            <text:p text:style-name="P18"><text:span text:style-name="T150">1) Нижня частина предмета. || </text:span><text:span text:style-name="T154">рідко</text:span><text:span text:style-name="T150">. </text:span><text:span text:style-name="T150">Те саме, що виворіт</text:span><text:span text:style-name="T161"> (ВТСУМ,</text:span><text:span text:style-name="T151"> 785)</text:span></text:p>
          </table:table-cell>
        </table:table-row>
        <table:table-row>
          <table:table-cell table:style-name="Dictionary.A2" office:value-type="string">
            <text:p text:style-name="P58"><text:span text:style-name="T247">Паніготь</text:span></text:p>
            <text:p text:style-name="P58"><text:span text:style-name="T247"/></text:p>
            <text:p text:style-name="P61">І<text:span text:style-name="T263"> </text:span>разом<text:span text:style-name="T263"> </text:span>з<text:span text:style-name="T263"> </text:span>тобою<text:span text:style-name="T263"> </text:span>ми<text:span text:style-name="T263"> </text:span>заходимося<text:span text:style-name="T263"> </text:span>визбирувати</text:p>
            <text:p text:style-name="P59"><text:span text:style-name="T232">р</text:span><text:span text:style-name="T232">оздаровані</text:span><text:span text:style-name="T233"> </text:span><text:span text:style-name="T232">уста,</text:span><text:span text:style-name="T233"> </text:span><text:span text:style-name="T232">очі,</text:span><text:span text:style-name="T233"> </text:span><text:span text:style-name="T232">пам</text:span><text:span text:style-name="T233">’</text:span><text:span text:style-name="T232">яті,</text:span></text:p>
            <text:p text:style-name="P59"><text:span text:style-name="T232">п</text:span><text:span text:style-name="T232">огляди,</text:span><text:span text:style-name="T233"> </text:span><text:span text:style-name="T232">губи,</text:span><text:span text:style-name="T233"> </text:span><text:span text:style-name="T232">плечі,</text:span></text:p>
            <text:p text:style-name="P59"><text:span text:style-name="T232">р</text:span><text:span text:style-name="T232">озшукаємо</text:span><text:span text:style-name="T233"> </text:span><text:span text:style-name="T232">все</text:span><text:span text:style-name="T233"> – </text:span><text:span text:style-name="T232">до</text:span><text:span text:style-name="T233"> </text:span><text:span text:style-name="T232">найменшого</text:span><text:span text:style-name="T233"> </text:span><text:span text:style-name="T234">панігтя</text:span><text:span text:style-name="T232">,</text:span></text:p>
            <text:p text:style-name="P59"><text:span text:style-name="T232">щ</text:span><text:span text:style-name="T232">об,</text:span><text:span text:style-name="T233"> </text:span><text:span text:style-name="T232">затиснена</text:span><text:span text:style-name="T233"> </text:span><text:span text:style-name="T232">в</text:span><text:span text:style-name="T233"> </text:span><text:span text:style-name="T232">себе</text:span><text:span text:style-name="T233"> </text:span><text:span text:style-name="T232">як</text:span><text:span text:style-name="T233"> </text:span><text:span text:style-name="T232">в</text:span><text:span text:style-name="T233"> </text:span><text:span text:style-name="T232">кулачок,</text:span></text:p>
            <text:p text:style-name="P59"><text:span text:style-name="T232">т</text:span><text:span text:style-name="T232">и</text:span><text:span text:style-name="T233"> </text:span><text:span text:style-name="T232">ставала</text:span><text:span text:style-name="T233"> </text:span><text:span text:style-name="T232">цільною</text:span><text:span text:style-name="T233"> </text:span><text:span text:style-name="T232">й</text:span><text:span text:style-name="T233"> </text:span><text:span text:style-name="T232">неушкодженою,</text:span></text:p>
            <text:p text:style-name="P59"><text:span text:style-name="T232">р</text:span><text:span text:style-name="T232">еставрована</text:span><text:span text:style-name="T233"> </text:span><text:span text:style-name="T232">для</text:span><text:span text:style-name="T233"> </text:span><text:span text:style-name="T232">мого</text:span><text:span text:style-name="T233"> </text:span><text:span text:style-name="T232">охриплого</text:span></text:p>
            <text:p text:style-name="P58"><text:span text:style-name="T247">г</text:span><text:span text:style-name="T247">орлового</text:span><text:span text:style-name="T248"> </text:span><text:span text:style-name="T247">шепоту</text:span><text:span text:style-name="T248"> </text:span><text:span text:style-name="T247">щастя.</text:span><text:span text:style-name="T248"> </text:span><text:span text:style-name="T252">[2;</text:span><text:span text:style-name="T253"> </text:span><text:span text:style-name="T252">58]</text:span></text:p>
          </table:table-cell>
          <table:table-cell table:style-name="Dictionary.B2" office:value-type="string">
            <text:h text:style-name="P158" text:outline-level="2"><text:span text:style-name="T49">н</text:span><text:span text:style-name="T264">і</text:span><text:span text:style-name="T49">готь</text:span></text:h>
            <text:p text:style-name="P72"><text:a xlink:type="simple" xlink:href="http://www.lingvo.ua/uk/LingvoDictionaries/Details?dictionary=Explanatory%20(Uk-Uk)"><text:span text:style-name="T171">Explanatory (Uk-Uk)</text:span></text:a></text:p>
            <text:p text:style-name="P73"><text:span text:style-name="T265">-гтя, </text:span><text:span text:style-name="T266">ч.</text:span></text:p>
            <text:p text:style-name="P76"><text:span text:style-name="T102">Рогове захисне покриття на кінцях пальців людини.</text:span></text:p>
          </table:table-cell>
        </table:table-row>
        <table:table-row>
          <table:table-cell table:style-name="Dictionary.A2" office:value-type="string">
            <text:p text:style-name="P14">ПАРУ́́РА</text:p>
            <text:p text:style-name="P18">-и, <text:span text:style-name="T176">ім., ж., інд.-авт.,</text:span></text:p>
            <text:p text:style-name="P18"><text:soft-page-break/><text:span text:style-name="T9">утворене префіксальним способом, похідне від слів:</text:span><text:span text:style-name="T195"> </text:span><text:span text:style-name="T52">па</text:span><text:span text:style-name="T195">... (“подібний”) і </text:span><text:span text:style-name="T52">рýра.</text:span></text:p>
            <text:p text:style-name="P19">Те безмежжя сил,</text:p>
            <text:p text:style-name="P19">розбурханих од молодого болю,</text:p>
            <text:p text:style-name="P18"><text:span text:style-name="T177">ті </text:span><text:span text:style-name="T179">парури</text:span><text:span text:style-name="T177"> зусиль…</text:span><text:span text:style-name="T40"> (П,</text:span><text:span text:style-name="T2"> І, 57)</text:span></text:p>
          </table:table-cell>
          <table:table-cell table:style-name="Dictionary.B2" office:value-type="string">
            <text:p text:style-name="P15">ру́ра</text:p>
            <text:p text:style-name="P18"><text:span text:style-name="T149">-и, </text:span><text:span text:style-name="T153">ж.</text:span></text:p>
            <text:p text:style-name="P23"><text:soft-page-break/><text:span text:style-name="T156">1) </text:span><text:span text:style-name="T158">зах.</text:span><text:span text:style-name="T156"> Те саме, що </text:span><text:span text:style-name="T1">труба</text:span><text:span text:style-name="T159"> (ВТСУМ,</text:span><text:span text:style-name="T157"> 1279)</text:span></text:p>
          </table:table-cell>
        </table:table-row>
        <table:table-row>
          <table:table-cell table:style-name="Dictionary.A2" office:value-type="string">
            <text:p text:style-name="P14">ПÁСКІН</text:p>
            <text:p text:style-name="P18">пáскону, <text:span text:style-name="T176">ім., ч., інд.-авт.,</text:span></text:p>
            <text:p text:style-name="P18"><text:span text:style-name="T9">утворене префіксальним способом, похідне від слів:</text:span><text:span text:style-name="T195"> </text:span><text:span text:style-name="T52">па</text:span><text:span text:style-name="T195">... (“подібний”) і </text:span><text:span text:style-name="T52">скін.</text:span></text:p>
            <text:p text:style-name="P19">Тут паверх, паниз, пажиття і <text:span text:style-name="T50">паскін</text:span>,</text:p>
            <text:p text:style-name="P19">переступай лискуче лезо меж,</text:p>
            <text:p text:style-name="P19">і рідні лиця за порожні маски</text:p>
            <text:p text:style-name="P18"><text:span text:style-name="T177">тобі здадуться з понадгірних веж</text:span><text:span text:style-name="T41"> (П,</text:span><text:span text:style-name="T2"> І, 167)</text:span></text:p>
          </table:table-cell>
          <table:table-cell table:style-name="Dictionary.B2" office:value-type="string">
            <text:p text:style-name="P14">скін</text:p>
            <text:p text:style-name="P18"><text:span text:style-name="T149">скону, </text:span><text:span text:style-name="T153">ч.</text:span><text:span text:style-name="T149">, </text:span><text:span text:style-name="T153">уроч.</text:span></text:p>
            <text:p text:style-name="P18">Те саме, що смерть. || Кінець, межа<text:span text:style-name="T39"> (ВТСУМ,</text:span><text:span text:style-name="T203"> 1330)</text:span></text:p>
          </table:table-cell>
        </table:table-row>
        <table:table-row>
          <table:table-cell table:style-name="Dictionary.A2" table:number-rows-spanned="2" office:value-type="string">
            <text:p text:style-name="P14">ПЕКЕЛЬНОЗÓРИЙ</text:p>
            <text:p text:style-name="P18">-а, -е, <text:span text:style-name="T177">прикм., </text:span><text:span text:style-name="T176">інд.-авт.,</text:span></text:p>
            <text:p text:style-name="P18"><text:span text:style-name="T9">утворене складнофлективним способом, похідне від слів:</text:span><text:span text:style-name="T195"> </text:span><text:span text:style-name="T52">пеке́льний </text:span><text:span text:style-name="T195">і </text:span><text:span text:style-name="T52">зір.</text:span></text:p>
            <text:p text:style-name="P19">Мигоче, мов відьмак, паркан <text:span text:style-name="T50">пекельнозорий</text:span>,</text:p>
            <text:p text:style-name="P18"><text:span text:style-name="T177">за голосом покори душа рушає вспак</text:span><text:span text:style-name="T41"> (П,</text:span><text:span text:style-name="T2"> ІІ, 31)</text:span></text:p>
          </table:table-cell>
          <table:table-cell table:style-name="Dictionary.B2" office:value-type="string">
            <text:p text:style-name="P18"><text:span text:style-name="T52">пеке́льний </text:span><text:span text:style-name="T188">(див. </text:span><text:span text:style-name="T52">ВСЕПЕКЕ́ЛЬНИЙ</text:span><text:span text:style-name="T188">)</text:span></text:p>
          </table:table-cell>
        </table:table-row>
        <table:table-row>
          <table:covered-table-cell/>
          <table:table-cell table:style-name="Dictionary.B2" office:value-type="string">
            <text:p text:style-name="P14">зір</text:p>
            <text:p text:style-name="P18"><text:span text:style-name="T149">зору, </text:span><text:span text:style-name="T153">ч.</text:span></text:p>
            <text:p text:style-name="P18">1) Одне з п’яти почуттів, органом якого є око. || Здатність бачити.</text:p>
            <text:p text:style-name="P18">2) Спрямованість очей на кого-, що-небудь; погляд.</text:p>
            <text:p text:style-name="P18">3) Те саме, що очі<text:span text:style-name="T39"> (ВТСУМ,</text:span><text:span text:style-name="T203"> 460)</text:span></text:p>
          </table:table-cell>
        </table:table-row>
        <table:table-row>
          <table:table-cell table:style-name="Dictionary.A2" office:value-type="string">
            <text:p text:style-name="P59"><text:span text:style-name="T228">Перехлип</text:span></text:p>
            <text:p text:style-name="P59"><text:soft-page-break/><text:span text:style-name="T228"/></text:p>
            <text:p text:style-name="P59"><text:span text:style-name="T232">Пливуть</text:span><text:span text:style-name="T233"> </text:span><text:span text:style-name="T232">над</text:span><text:span text:style-name="T233"> </text:span><text:span text:style-name="T232">ставом</text:span><text:span text:style-name="T233"> </text:span><text:span text:style-name="T234">перехлипи</text:span><text:span text:style-name="T233"> </text:span><text:span text:style-name="T232">тихі</text:span></text:p>
            <text:p text:style-name="P59"><text:span text:style-name="T228">і</text:span><text:span text:style-name="T229"> </text:span><text:span text:style-name="T228">дикі</text:span><text:span text:style-name="T229"> </text:span><text:span text:style-name="T228">перехлюпи</text:span><text:span text:style-name="T229"> </text:span><text:span text:style-name="T228">темних</text:span><text:span text:style-name="T229"> </text:span><text:span text:style-name="T228">рук.</text:span><text:span text:style-name="T229"> </text:span><text:span text:style-name="T235">[2;</text:span><text:span text:style-name="T236"> </text:span><text:span text:style-name="T235">53]</text:span></text:p>
          </table:table-cell>
          <table:table-cell table:style-name="Dictionary.B2" office:value-type="string">
            <text:h text:style-name="P158" text:outline-level="2"><text:span text:style-name="T49">хл</text:span><text:span text:style-name="T264">и</text:span><text:span text:style-name="T49">пати</text:span></text:h>
            <text:p text:style-name="P72"><text:soft-page-break/><text:a xlink:type="simple" xlink:href="http://www.lingvo.ua/uk/LingvoDictionaries/Details?dictionary=Explanatory%20(Uk-Uk)"><text:span text:style-name="T171">Explanatory (Uk-Uk)</text:span></text:a></text:p>
            <text:p text:style-name="P73"><text:span text:style-name="T265">-аю, -аєш, </text:span><text:span text:style-name="T266">недок.</text:span></text:p>
            <text:p text:style-name="P73">1) Посилено, судорожно вдихати, втягувати повітря, <text:span text:style-name="T266">перев.</text:span> від плачу або від сміху. || Плачучи або зітхаючи, поривчасто втягуючи повітря, говорити що-небудь. || <text:span text:style-name="T266">розм.</text:span> Плакати, голосно вдихаючи, втягуючи повітря.</text:p>
            <text:p text:style-name="P76"><text:span text:style-name="T102">2) Важко, голосно вдихати повітря чи дихати.</text:span></text:p>
          </table:table-cell>
        </table:table-row>
        <table:table-row>
          <table:table-cell table:style-name="Dictionary.A2" office:value-type="string">
            <text:p text:style-name="P59"><text:span text:style-name="T228">Перехлюп</text:span></text:p>
            <text:p text:style-name="P59"><text:span text:style-name="T228"/></text:p>
            <text:p text:style-name="P59"><text:span text:style-name="T232">П</text:span><text:span text:style-name="T232">ливуть</text:span><text:span text:style-name="T233"> </text:span><text:span text:style-name="T232">над</text:span><text:span text:style-name="T233"> </text:span><text:span text:style-name="T232">ставом</text:span><text:span text:style-name="T233"> </text:span><text:span text:style-name="T232">перехлипи</text:span><text:span text:style-name="T233"> </text:span><text:span text:style-name="T232">тихі</text:span></text:p>
            <text:p text:style-name="P59"><text:span text:style-name="T228">і</text:span><text:span text:style-name="T229"> </text:span><text:span text:style-name="T228">дикі</text:span><text:span text:style-name="T229"> </text:span><text:span text:style-name="T230">перехлюпи</text:span><text:span text:style-name="T229"> </text:span><text:span text:style-name="T228">темних</text:span><text:span text:style-name="T229"> </text:span><text:span text:style-name="T228">рук.</text:span><text:span text:style-name="T229"> </text:span><text:span text:style-name="T235">[2;</text:span><text:span text:style-name="T236"> </text:span><text:span text:style-name="T235">53]</text:span></text:p>
          </table:table-cell>
          <table:table-cell table:style-name="Dictionary.B2" office:value-type="string">
            <text:h text:style-name="P158" text:outline-level="2"><text:span text:style-name="T49">хл</text:span><text:span text:style-name="T264">ю</text:span><text:span text:style-name="T49">пати</text:span></text:h>
            <text:p text:style-name="P72"><text:a xlink:type="simple" xlink:href="http://www.lingvo.ua/uk/LingvoDictionaries/Details?dictionary=Explanatory%20(Uk-Uk)"><text:span text:style-name="T171">Explanatory (Uk-Uk)</text:span></text:a></text:p>
            <text:p text:style-name="P73"><text:span text:style-name="T265">-аю, -аєш, </text:span><text:span text:style-name="T266">недок.</text:span></text:p>
            <text:p text:style-name="P76"><text:span text:style-name="T102">1) </text:span><text:span text:style-name="T172">неперех.</text:span><text:span text:style-name="T102"> Плещучи, просочуючись, видавати характерні звуки (про воду, грязь і т. ін.). || З плескотом битися, ударятися об що-небудь. || Ударяючи по воді, з шумом занурюючись, падаючи в воду чи іншу рідину, створювати плескіт.</text:span></text:p>
          </table:table-cell>
        </table:table-row>
        <table:table-row>
          <table:table-cell table:style-name="Dictionary.A2" table:number-rows-spanned="2" office:value-type="string">
            <text:p text:style-name="P14">ПІВВАГÁННЯ</text:p>
            <text:p text:style-name="P18">-я, <text:span text:style-name="T176">ім., с., інд.-авт.,</text:span></text:p>
            <text:p text:style-name="P18"><text:span text:style-name="T9">утворене префіксальним способом, похідне від слів:</text:span><text:span text:style-name="T195"> </text:span><text:span text:style-name="T52">пів</text:span><text:span text:style-name="T195"> і </text:span><text:span text:style-name="T52">вагáння.</text:span></text:p>
            <text:p text:style-name="P19">Напівступою,</text:p>
            <text:p text:style-name="P19">як над собою винесений крок</text:p>
            <text:p text:style-name="P19">задумався і скляк. Напівбажання,</text:p>
            <text:p text:style-name="P18"><text:span text:style-name="T177">на </text:span><text:span text:style-name="T179">півваганні</text:span><text:span text:style-name="T177"> втяте</text:span><text:span text:style-name="T41"> (П,</text:span><text:span text:style-name="T2"> І, 57)</text:span></text:p>
          </table:table-cell>
          <table:table-cell table:style-name="Dictionary.B2" office:value-type="string">
            <text:p text:style-name="P18"><text:span text:style-name="T49">Полови́на </text:span><text:span text:style-name="T205">(пів)</text:span></text:p>
            <text:p text:style-name="P18"><text:span text:style-name="T149">-и, </text:span><text:span text:style-name="T153">ж.</text:span></text:p>
            <text:p text:style-name="P18">1) Одна з двох рівних частин чого-небудь. || Складова частина парного предмета. || Якась частина або певна кількість чого-небудь.</text:p>
            <text:p text:style-name="P18">2) Середина якої-небудь віддалі, якогось проміжку часу і т. ін. || Момент часу, який відповідає середині даної години<text:span text:style-name="T39"> (ВТСУМ,</text:span><text:span text:style-name="T203"> 1036)</text:span></text:p>
          </table:table-cell>
        </table:table-row>
        <table:table-row>
          <table:covered-table-cell/>
          <table:table-cell table:style-name="Dictionary.B2" office:value-type="string">
            <text:p text:style-name="P15">вага́ння</text:p>
            <text:p text:style-name="P18"><text:span text:style-name="T149">-я, </text:span><text:span text:style-name="T153">с.</text:span></text:p>
            <text:p text:style-name="P18">1) Дія за знач. вагатися.</text:p>
            <text:p text:style-name="P18">2) Неспроможність відразу вирішити щось; роздумування.</text:p>
            <text:p text:style-name="P18">3) Непослідовність у поглядах, хитання<text:span text:style-name="T39"> (ВТСУМ,</text:span><text:span text:style-name="T193"> 106)</text:span></text:p>
          </table:table-cell>
        </table:table-row>
        <text:soft-page-break/>
        <table:table-row>
          <table:table-cell table:style-name="Dictionary.A2" table:number-rows-spanned="2" office:value-type="string">
            <text:p text:style-name="P14">ПІВДУ́́ШІ</text:p>
            <text:p text:style-name="P18">півдýш, <text:span text:style-name="T176">ім., мн., інд.-авт.,</text:span></text:p>
            <text:p text:style-name="P18"><text:span text:style-name="T9">утворене префіксальним способом, похідне від слів:</text:span><text:span text:style-name="T195"> </text:span><text:span text:style-name="T52">пів</text:span><text:span text:style-name="T195"> і </text:span><text:span text:style-name="T52">ду́ші.</text:span></text:p>
            <text:p text:style-name="P19">О царство півсерць, півнадій, півпричалів,</text:p>
            <text:p text:style-name="P18"><text:span text:style-name="T177">півзамірів царство, півзмаг і </text:span><text:span text:style-name="T179">півдуш</text:span><text:span text:style-name="T177">!</text:span><text:span text:style-name="T40"> (П,</text:span><text:span text:style-name="T2"> І, 98)</text:span></text:p>
          </table:table-cell>
          <table:table-cell table:style-name="Dictionary.B2" office:value-type="string">
            <text:p text:style-name="P18"><text:span text:style-name="T52">пів </text:span><text:span text:style-name="T191">(див. </text:span><text:span text:style-name="T52">ПІВВАГÁННЯ</text:span><text:span text:style-name="T191">)</text:span></text:p>
          </table:table-cell>
        </table:table-row>
        <table:table-row>
          <table:covered-table-cell/>
          <table:table-cell table:style-name="Dictionary.B2" office:value-type="string">
            <text:p text:style-name="P18"><text:span text:style-name="T52">ду́ші </text:span><text:span text:style-name="T188">(див. </text:span><text:span text:style-name="T52">ДУШЕКРÓНА</text:span><text:span text:style-name="T188">)</text:span></text:p>
          </table:table-cell>
        </table:table-row>
        <table:table-row>
          <table:table-cell table:style-name="Dictionary.A2" table:number-rows-spanned="2" office:value-type="string">
            <text:p text:style-name="P14">ПІВЗÁМІРИ</text:p>
            <text:p text:style-name="P18">-ів, <text:span text:style-name="T176">ім., мн., інд.-авт.,</text:span></text:p>
            <text:p text:style-name="P18"><text:span text:style-name="T9">утворене префіксальним способом, похідне від слів:</text:span><text:span text:style-name="T195"> </text:span><text:span text:style-name="T52">пів</text:span><text:span text:style-name="T195"> і </text:span><text:span text:style-name="T52">зáміри.</text:span></text:p>
            <text:p text:style-name="P19">О царство півсерць, півнадій, півпричалів,</text:p>
            <text:p text:style-name="P18"><text:span text:style-name="T179">півзамірів</text:span><text:span text:style-name="T177"> царство, півзмаг і півдуш!</text:span><text:span text:style-name="T40"> (П,</text:span><text:span text:style-name="T2"> І, 98)</text:span></text:p>
          </table:table-cell>
          <table:table-cell table:style-name="Dictionary.B2" office:value-type="string">
            <text:p text:style-name="P18"><text:span text:style-name="T52">пів </text:span><text:span text:style-name="T191">(див. </text:span><text:span text:style-name="T52">ПІВВАГÁННЯ</text:span><text:span text:style-name="T191">)</text:span></text:p>
          </table:table-cell>
        </table:table-row>
        <table:table-row>
          <table:covered-table-cell/>
          <table:table-cell table:style-name="Dictionary.B2" office:value-type="string">
            <text:p text:style-name="P14">за́мір</text:p>
            <text:p text:style-name="P18"><text:span text:style-name="T148">I </text:span><text:span text:style-name="T149">за́мір</text:span></text:p>
            <text:p text:style-name="P18">-у, <text:span text:style-name="T175">ч.</text:span></text:p>
            <text:p text:style-name="P18"><text:span text:style-name="T125">Задум, бажання зробити щось; намір. || </text:span><text:span text:style-name="T141">перев.</text:span><text:span text:style-name="T125"> </text:span><text:span text:style-name="T141">мн.</text:span><text:span text:style-name="T125"> Таємні, підступні плани, спрямовані проти кого-, чого-небудь</text:span><text:span text:style-name="T163"> (ВТСУМ,</text:span><text:span text:style-name="T127"> 405)</text:span></text:p>
          </table:table-cell>
        </table:table-row>
        <table:table-row>
          <table:table-cell table:style-name="Dictionary.A2" table:number-rows-spanned="2" office:value-type="string">
            <text:p text:style-name="P14">ПІВЗМÁГИ</text:p>
            <text:p text:style-name="P19">ім., мн., інд.-авт.,</text:p>
            <text:p text:style-name="P18"><text:span text:style-name="T7">утворене префіксальним і нульсуфіксальним способом, похідне від слів:</text:span><text:span text:style-name="T194"> </text:span><text:span text:style-name="T53">пів</text:span><text:span text:style-name="T194"> і </text:span><text:span text:style-name="T53">змагáння.</text:span></text:p>
            <text:p text:style-name="P19">О царство півсерць, півнадій, півпричалів,</text:p>
            <text:p text:style-name="P18"><text:span text:style-name="T177">півзамірів царство, </text:span><text:span text:style-name="T179">півзмаг</text:span><text:span text:style-name="T177"> і півдуш!</text:span><text:span text:style-name="T40"> (П,</text:span><text:span text:style-name="T2"> І, 98)</text:span></text:p>
          </table:table-cell>
          <table:table-cell table:style-name="Dictionary.B2" office:value-type="string">
            <text:p text:style-name="P14"><text:span text:style-name="T195">пів </text:span><text:span text:style-name="T191">(див. </text:span><text:span text:style-name="T195">ПІВВАГÁННЯ</text:span><text:span text:style-name="T191">)</text:span></text:p>
          </table:table-cell>
        </table:table-row>
        <table:table-row>
          <table:covered-table-cell/>
          <table:table-cell table:style-name="Dictionary.B2" office:value-type="string">
            <text:p text:style-name="P15">змага́ння</text:p>
            <text:p text:style-name="P18"><text:span text:style-name="T149">-я, </text:span><text:span text:style-name="T153">с.</text:span></text:p>
            <text:p text:style-name="P18">1) Намагання перевершити, перемогти когось у чому-небудь, домагаючись кращих, ніж у когось, результатів, показників.</text:p>
            <text:p text:style-name="P18"><text:span text:style-name="T125">3) </text:span><text:span text:style-name="T141">перен.</text:span><text:span text:style-name="T125"> Сутичка, боротьба двох протилежних або ворожих сил</text:span><text:span text:style-name="T163"> (ВТСУМ,</text:span><text:span text:style-name="T127"> 464)</text:span></text:p>
          </table:table-cell>
        </table:table-row>
        <table:table-row>
          <table:table-cell table:style-name="Dictionary.A2" table:number-rows-spanned="2" office:value-type="string">
            <text:p text:style-name="P14">ПІВНАДÍЇ</text:p>
            <text:p text:style-name="P18"><text:soft-page-break/>півнадíй, <text:span text:style-name="T176">ім., мн., інд.-авт.,</text:span></text:p>
            <text:p text:style-name="P18"><text:span text:style-name="T9">утворене префіксальним способом, </text:span><text:span text:style-name="T9">похідне від слів:</text:span><text:span text:style-name="T195"> </text:span><text:span text:style-name="T52">пів</text:span><text:span text:style-name="T195"> і </text:span><text:span text:style-name="T52">надíї.</text:span></text:p>
            <text:p text:style-name="P19">О царство півсерць, <text:span text:style-name="T50">півнадій</text:span>, півпричалів,</text:p>
            <text:p text:style-name="P18"><text:span text:style-name="T177">півзамірів царство, півзмаг і півдуш!</text:span><text:span text:style-name="T40"> (П,</text:span><text:span text:style-name="T2"> І, 98)</text:span></text:p>
          </table:table-cell>
          <table:table-cell table:style-name="Dictionary.B2" office:value-type="string">
            <text:p text:style-name="P14"><text:span text:style-name="T195">пів </text:span><text:span text:style-name="T191">(див. </text:span><text:span text:style-name="T195">ПІВВАГÁННЯ</text:span><text:span text:style-name="T191">)</text:span></text:p>
          </table:table-cell>
        </table:table-row>
        <table:table-row>
          <table:covered-table-cell/>
          <table:table-cell table:style-name="Dictionary.B2" office:value-type="string">
            <text:p text:style-name="P15">наді́я</text:p>
            <text:p text:style-name="P18"><text:span text:style-name="T149">-ї, </text:span><text:span text:style-name="T153">ж.</text:span></text:p>
            <text:p text:style-name="P18">1) Впевненість у можливості здійснення чогось бажаного, потрібного, приємного; сподівання<text:span text:style-name="T39"> (ВТСУМ,</text:span><text:span text:style-name="T193"> 711)</text:span></text:p>
          </table:table-cell>
        </table:table-row>
        <table:table-row>
          <table:table-cell table:style-name="Dictionary.A2" table:number-rows-spanned="2" office:value-type="string">
            <text:p text:style-name="P14">ПІВНЕБÉС</text:p>
            <text:p text:style-name="P18">півнебéс, <text:span text:style-name="T176">ім., мн., інд.-авт.,</text:span></text:p>
            <text:p text:style-name="P18"><text:span text:style-name="T9">утворене префіксальним способом, похідне від слів:</text:span><text:span text:style-name="T195"> </text:span><text:span text:style-name="T52">пів</text:span><text:span text:style-name="T195"> і </text:span><text:span text:style-name="T52">небесá.</text:span></text:p>
            <text:p text:style-name="P19">І з тих затятих здвоєних ночей</text:p>
            <text:p text:style-name="P19">на <text:span text:style-name="T50">півнебес</text:span> зажевріло б іржання</text:p>
            <text:p text:style-name="P18"><text:span text:style-name="T177">чи сиваша чи привиду</text:span><text:span text:style-name="T41"> (П,</text:span><text:span text:style-name="T2"> І, 156)</text:span></text:p>
          </table:table-cell>
          <table:table-cell table:style-name="Dictionary.B2" office:value-type="string">
            <text:p text:style-name="P14"><text:span text:style-name="T195">пів </text:span><text:span text:style-name="T191">(див. </text:span><text:span text:style-name="T195">ПІВВАГÁННЯ</text:span><text:span text:style-name="T191">)</text:span></text:p>
          </table:table-cell>
        </table:table-row>
        <table:table-row>
          <table:covered-table-cell/>
          <table:table-cell table:style-name="Dictionary.B2" office:value-type="string">
            <text:p text:style-name="P18"><text:span text:style-name="T52">небесá </text:span><text:span text:style-name="T188">(див. </text:span><text:span text:style-name="T52">НАДНÉБО</text:span><text:span text:style-name="T188">)</text:span></text:p>
          </table:table-cell>
        </table:table-row>
        <table:table-row>
          <table:table-cell table:style-name="Dictionary.A2" table:number-rows-spanned="2" office:value-type="string">
            <text:p text:style-name="P14">ПІВПРИЧÁЛИ</text:p>
            <text:p text:style-name="P18">-ів, <text:span text:style-name="T176">ім., мн., інд.-авт.,</text:span></text:p>
            <text:p text:style-name="P18"><text:span text:style-name="T9">утворене префіксальним способом, </text:span><text:span text:style-name="T9">похідне від слів:</text:span><text:span text:style-name="T195"> </text:span><text:span text:style-name="T52">пів</text:span><text:span text:style-name="T195"> і </text:span><text:span text:style-name="T52">причáли.</text:span></text:p>
            <text:p text:style-name="P19">О царство півсерць, півнадій, <text:span text:style-name="T50">півпричалів</text:span>,</text:p>
            <text:p text:style-name="P18"><text:span text:style-name="T177">півзамірів царство, півзмаг і півдуш!</text:span><text:span text:style-name="T40"> (П,</text:span><text:span text:style-name="T2"> І, 98)</text:span></text:p>
          </table:table-cell>
          <table:table-cell table:style-name="Dictionary.B2" office:value-type="string">
            <text:p text:style-name="P14"><text:span text:style-name="T195">пів </text:span><text:span text:style-name="T191">(див. </text:span><text:span text:style-name="T195">ПІВВАГÁННЯ</text:span><text:span text:style-name="T191">)</text:span></text:p>
          </table:table-cell>
        </table:table-row>
        <table:table-row>
          <table:covered-table-cell/>
          <table:table-cell table:style-name="Dictionary.B2" office:value-type="string">
            <text:p text:style-name="P15">прича́л</text:p>
            <text:p text:style-name="P18"><text:span text:style-name="T149">-у, </text:span><text:span text:style-name="T153">ч.</text:span></text:p>
            <text:p text:style-name="P18"><text:span text:style-name="T125">2) </text:span><text:span text:style-name="T141">перен.</text:span><text:span text:style-name="T125"> Пристановище для кого-, чого-небудь; притулок</text:span><text:span text:style-name="T163"> (ВТСУМ,</text:span><text:span text:style-name="T127"> 1139)</text:span></text:p>
          </table:table-cell>
        </table:table-row>
        <table:table-row>
          <table:table-cell table:style-name="Dictionary.A2" table:number-rows-spanned="2" office:value-type="string">
            <text:p text:style-name="P14">ПОВНОГÓРЛЯ</text:p>
            <text:p text:style-name="P18">-я, <text:span text:style-name="T176">ім., с., інд.-авт.,</text:span></text:p>
            <text:p text:style-name="P18"><text:span text:style-name="T9">Утворене способом основоскладання і нульсуфіксальним, похідне від слів:</text:span><text:span text:style-name="T195"> </text:span><text:soft-page-break/><text:span text:style-name="T52">пóвний</text:span><text:span text:style-name="T195"> і </text:span><text:span text:style-name="T52">гóрло.</text:span></text:p>
            <text:p text:style-name="P19">До гори, до рік, до <text:span text:style-name="T50">повногорля</text:span>,</text:p>
            <text:p text:style-name="P19">повногруддям зобов’яж мене.</text:p>
            <text:p text:style-name="P19">Кожним днем боліти, кожним днем</text:p>
            <text:p text:style-name="P18"><text:span text:style-name="T177">виповняти серце власним горем</text:span><text:span text:style-name="T41"> (П,</text:span><text:span text:style-name="T2"> ІІ, 200)</text:span></text:p>
          </table:table-cell>
          <table:table-cell table:style-name="Dictionary.B2" office:value-type="string">
            <text:p text:style-name="P15">по́вний</text:p>
            <text:p text:style-name="P18">повен, -вна, -вне.</text:p>
            <text:p text:style-name="P18">1) У якому немає вільного місця, заповнений до краю. || У якому є, <text:soft-page-break/>міститься, вміщується порівняно багато кого-, чого-небудь. || У<text:span text:style-name="T175">сполуч.</text:span> з деякими <text:span text:style-name="T175">ім.</text:span> вживається на означення великої міри вияву дії, ознаки і т. ін. || Не порожній всередині (про зерно, плоди і т. ін.). || Який має велику кількість пелюсток (про квіти, цвіт і т. ін.). || <text:span text:style-name="T175">у знач.ім.</text:span> по́вна, -ної, <text:span text:style-name="T175">ж.</text:span>, <text:span text:style-name="T175">розм.</text:span> Наповнена по вінця чарка.</text:p>
            <text:p text:style-name="P18"><text:span text:style-name="T125">2) </text:span><text:span text:style-name="T141">перен.</text:span><text:span text:style-name="T125"> Цілком пройнятий, охоплений чим-небудь; сповнений чимсь. || Зайнятий, зацікавлений, захоплений ким-, чим-небудь. || Який відбиває, виражає якесь почуття, переживання і т. ін. (про погляд, вираз обличчя тощо). || Який має в собі багато чого-небудь. || Насичений чим-небудь. </text:span><text:span text:style-name="T141">Повне життя</text:span><text:span text:style-name="T163"> (ВТСУМ,</text:span><text:span text:style-name="T128"> 1000)</text:span></text:p>
          </table:table-cell>
        </table:table-row>
        <table:table-row>
          <table:covered-table-cell/>
          <table:table-cell table:style-name="Dictionary.B2" office:value-type="string">
            <text:p text:style-name="P15">го́рло</text:p>
            <text:p text:style-name="P18"><text:span text:style-name="T149">-а, </text:span><text:span text:style-name="T153">с.</text:span></text:p>
            <text:p text:style-name="P18">1) Передня частина шиї, всередині якої знаходиться початок стравоходу і дихальних шляхів. || Хрящовий канал, який є початком стравоходу і дихальних шляхів.</text:p>
            <text:p text:style-name="P18">2) Верхня звужена частина посуду.</text:p>
            <text:p text:style-name="P18">3) Протока між внутрішнім і окраїнним морями або при впадінні <text:soft-page-break/>річки в озеро чи море<text:span text:style-name="T39"> (ВТСУМ,</text:span><text:span text:style-name="T193"> 254)</text:span></text:p>
          </table:table-cell>
        </table:table-row>
        <table:table-row>
          <table:table-cell table:style-name="Dictionary.A2" office:value-type="string">
            <text:p text:style-name="P59"><text:span text:style-name="T228">Повесіння</text:span></text:p>
            <text:p text:style-name="P59"><text:span text:style-name="T228"/></text:p>
            <text:p text:style-name="P61">Чорнобривий</text:p>
            <text:p text:style-name="P61">засмучений</text:p>
            <text:p text:style-name="P61">біль</text:p>
            <text:p text:style-name="P61">сиву<text:span text:style-name="T263"> </text:span>голову<text:span text:style-name="T263"> </text:span>з<text:span text:style-name="T263"> </text:span>яру<text:span text:style-name="T263"> </text:span>вистромлює,</text:p>
            <text:p text:style-name="P59"><text:span text:style-name="T234">повесіння</text:span><text:span text:style-name="T233"> </text:span><text:span text:style-name="T232">вимолює</text:span></text:p>
            <text:p text:style-name="P59"><text:span text:style-name="T228">в</text:span><text:span text:style-name="T229"> </text:span><text:span text:style-name="T228">сотні</text:span><text:span text:style-name="T229"> </text:span><text:span text:style-name="T228">білих</text:span><text:span text:style-name="T229"> </text:span><text:span text:style-name="T228">збайдужених</text:span><text:span text:style-name="T229"> </text:span><text:span text:style-name="T228">більм.</text:span><text:span text:style-name="T229"> </text:span><text:span text:style-name="T235">[2;</text:span><text:span text:style-name="T236"> </text:span><text:span text:style-name="T235">121]</text:span></text:p>
          </table:table-cell>
          <table:table-cell table:style-name="Dictionary.B2" office:value-type="string">
            <text:h text:style-name="P157" text:outline-level="2"><text:span text:style-name="T49">весн</text:span><text:span text:style-name="T264">я</text:span><text:span text:style-name="T49">н</text:span><text:span text:style-name="T264">и</text:span><text:span text:style-name="T49">й</text:span></text:h>
            <text:p text:style-name="P72"><text:a xlink:type="simple" xlink:href="http://www.lingvo.ua/uk/LingvoDictionaries/Details?dictionary=Explanatory%20(Uk-Uk)"><text:span text:style-name="T171">Explanatory (Uk-Uk)</text:span></text:a></text:p>
            <text:p text:style-name="P73"><text:span text:style-name="T265">-яна, -яне.</text:span></text:p>
            <text:p text:style-name="P78"><text:span text:style-name="T121">Прикм. до </text:span><text:a xlink:type="simple" xlink:href="http://www.lingvo.ua/uk/Translate/uk-uk/весна"><text:span text:style-name="T170">весна</text:span></text:a><text:span text:style-name="T121"> 1), 2). </text:span><text:span text:style-name="T122">Весняна пора</text:span><text:span text:style-name="T121">. || Який буває, відбувається навесні.</text:span></text:p>
          </table:table-cell>
        </table:table-row>
        <table:table-row>
          <table:table-cell table:style-name="Dictionary.A2" table:number-rows-spanned="2" office:value-type="string">
            <text:p text:style-name="P14">ПОЗАПРÓСТІР</text:p>
            <text:p text:style-name="P18">-стору, <text:span text:style-name="T176">ім., ч., інд.-авт.,</text:span></text:p>
            <text:p text:style-name="P18"><text:span text:style-name="T9">утворене префіксальним способом, похідне від слів:</text:span><text:span text:style-name="T195"> </text:span><text:span text:style-name="T52">пóза</text:span><text:span text:style-name="T195"> і </text:span><text:span text:style-name="T52">прóстір.</text:span></text:p>
            <text:p text:style-name="P19">Як вікна в <text:span text:style-name="T50">позапростір</text:span>, позачас,</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77">у сяйва…</text:span><text:span text:style-name="T40"> (П,</text:span><text:span text:style-name="T2"> І, 66)</text:span></text:p>
          </table:table-cell>
          <table:table-cell table:style-name="Dictionary.B2" office:value-type="string">
            <text:p text:style-name="P15">по́за</text:p>
            <text:p text:style-name="P18"><text:span text:style-name="T148">II </text:span><text:span text:style-name="T153">прийм.</text:span><text:span text:style-name="T149">, </text:span><text:span text:style-name="T153">із знах.</text:span><text:span text:style-name="T149"> </text:span><text:span text:style-name="T153">і оруд. в.</text:span></text:p>
            <text:p text:style-name="P18"><text:span text:style-name="T125">4) </text:span><text:span text:style-name="T141">з оруд. в.</text:span><text:span text:style-name="T125"> Указує на існування, наявність кого-, чого-небудь або перебування когось за межами того, що названо іменником (займенником)</text:span><text:span text:style-name="T163"> (ВТСУМ,</text:span><text:span text:style-name="T128"> 1017)</text:span></text:p>
          </table:table-cell>
        </table:table-row>
        <table:table-row>
          <table:covered-table-cell/>
          <table:table-cell table:style-name="Dictionary.B2" office:value-type="string">
            <text:p text:style-name="P15">про́стір</text:p>
            <text:p text:style-name="P18"><text:span text:style-name="T149">простору, </text:span><text:span text:style-name="T153">ч.</text:span></text:p>
            <text:p text:style-name="P18">1) <text:span text:style-name="T175">тільки одн.</text:span>, <text:span text:style-name="T175">філос.</text:span> Одна з основних об’єктивних форм існування матерії, яка характеризується протяжністю та обсягом.</text:p>
            <text:p text:style-name="P18"><text:span text:style-name="T125">4) </text:span><text:span text:style-name="T141">перен.</text:span><text:span text:style-name="T125"> Відсутність яких-небудь обмежень, перешкод у чомусь; воля</text:span><text:span text:style-name="T163"> (ВТСУМ,</text:span><text:span text:style-name="T127"> 1170)</text:span></text:p>
          </table:table-cell>
        </table:table-row>
        <table:table-row>
          <table:table-cell table:style-name="Dictionary.A2" table:number-rows-spanned="2" office:value-type="string">
            <text:p text:style-name="P14">ПОЗАЧÁС</text:p>
            <text:p text:style-name="P18">-у, <text:span text:style-name="T176">ім., ч., інд.-авт.,</text:span></text:p>
            <text:p text:style-name="P18"><text:soft-page-break/><text:span text:style-name="T9">утворене префіксальним способом, похідне від слів:</text:span><text:span text:style-name="T195"> </text:span><text:span text:style-name="T52">пóза</text:span><text:span text:style-name="T195"> і </text:span><text:span text:style-name="T52">час.</text:span></text:p>
            <text:p text:style-name="P19">Як вікна в позапростір, <text:span text:style-name="T50">позачас</text:span>,</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77">у сяйва…</text:span><text:span text:style-name="T40"> (П,</text:span><text:span text:style-name="T2"> І, 66)</text:span></text:p>
          </table:table-cell>
          <table:table-cell table:style-name="Dictionary.B2" office:value-type="string">
            <text:p text:style-name="P18"><text:span text:style-name="T52">пóза </text:span><text:span text:style-name="T188">(див. </text:span><text:span text:style-name="T52">ПОЗАПРÓСТІР</text:span><text:span text:style-name="T188">)</text:span></text:p>
          </table:table-cell>
        </table:table-row>
        <table:table-row>
          <table:covered-table-cell/>
          <table:table-cell table:style-name="Dictionary.B2" office:value-type="string">
            <text:p text:style-name="P18"><text:span text:style-name="T52">час </text:span><text:span text:style-name="T188">(див. </text:span><text:span text:style-name="T52">КРАЙЧÁС</text:span><text:span text:style-name="T188">)</text:span></text:p>
          </table:table-cell>
        </table:table-row>
        <table:table-row>
          <table:table-cell table:style-name="Dictionary.A2" office:value-type="string">
            <text:p text:style-name="P59"><text:span text:style-name="T228">Помежів</text:span><text:span text:style-name="T229">’</text:span><text:span text:style-name="T228">я</text:span></text:p>
            <text:p text:style-name="P59"><text:span text:style-name="T228"/></text:p>
            <text:p text:style-name="P59"><text:span text:style-name="T232">...</text:span><text:span text:style-name="T232">Кажи</text:span><text:span text:style-name="T233"> – </text:span><text:span text:style-name="T232">аж</text:span><text:span text:style-name="T233"> </text:span><text:span text:style-name="T232">ні?</text:span><text:span text:style-name="T233"> </text:span><text:span text:style-name="T232">Кажи</text:span><text:span text:style-name="T233"> – </text:span><text:span text:style-name="T232">занадто</text:span></text:p>
            <text:p text:style-name="P59"><text:span text:style-name="T232">м</text:span><text:span text:style-name="T232">и</text:span><text:span text:style-name="T233"> </text:span><text:span text:style-name="T232">передовіряємо</text:span><text:span text:style-name="T233"> </text:span><text:span text:style-name="T232">себе</text:span></text:p>
            <text:p text:style-name="P59"><text:span text:style-name="T232">т</text:span><text:span text:style-name="T232">ому,</text:span><text:span text:style-name="T233"> </text:span><text:span text:style-name="T232">чому</text:span><text:span text:style-name="T233"> </text:span><text:span text:style-name="T232">наймення</text:span><text:span text:style-name="T233"> </text:span><text:span text:style-name="T232">ще</text:span><text:span text:style-name="T233"> </text:span><text:span text:style-name="T232">немає,</text:span></text:p>
            <text:p text:style-name="P59"><text:span text:style-name="T232">а</text:span><text:span text:style-name="T232">ле</text:span><text:span text:style-name="T233"> </text:span><text:span text:style-name="T232">яке</text:span><text:span text:style-name="T233"> </text:span><text:span text:style-name="T232">вже</text:span><text:span text:style-name="T233"> </text:span><text:span text:style-name="T232">суть</text:span><text:span text:style-name="T233"> </text:span><text:span text:style-name="T232">значить</text:span><text:span text:style-name="T233"> </text:span><text:span text:style-name="T232">свою</text:span></text:p>
            <text:p text:style-name="P59"><text:span text:style-name="T228">н</text:span><text:span text:style-name="T228">а</text:span><text:span text:style-name="T229"> </text:span><text:span text:style-name="T230">помежів</text:span><text:span text:style-name="T231">’</text:span><text:span text:style-name="T230">ї</text:span><text:span text:style-name="T231"> </text:span><text:span text:style-name="T228">шалу?</text:span><text:span text:style-name="T229"> </text:span><text:span text:style-name="T228">Але</text:span><text:span text:style-name="T229"> </text:span><text:span text:style-name="T228">ж</text:span><text:span text:style-name="T229"> </text:span><text:span text:style-name="T228">правда?</text:span><text:span text:style-name="T229"> </text:span><text:span text:style-name="T235">[2;</text:span><text:span text:style-name="T236"> </text:span><text:span text:style-name="T235">46]</text:span></text:p>
          </table:table-cell>
          <table:table-cell table:style-name="Dictionary.B2" office:value-type="string">
            <text:p text:style-name="P18"><text:span text:style-name="T52">межá </text:span><text:span text:style-name="T191">(див. </text:span><text:span text:style-name="T52">ВСЕМЕЖА</text:span><text:span text:style-name="T191">)</text:span></text:p>
          </table:table-cell>
        </table:table-row>
        <table:table-row>
          <table:table-cell table:style-name="Dictionary.A2" office:value-type="string">
            <text:p text:style-name="P59"><text:span text:style-name="T228">Поніч</text:span></text:p>
            <text:p text:style-name="P59"><text:span text:style-name="T228"/></text:p>
            <text:p text:style-name="P61">Рвав<text:span text:style-name="T263"> </text:span>вітер<text:span text:style-name="T263"> </text:span>на<text:span text:style-name="T263"> </text:span>шматки<text:span text:style-name="T263"> </text:span>далекий<text:span text:style-name="T263"> </text:span>трактор</text:p>
            <text:p text:style-name="P59"><text:span text:style-name="T228">і</text:span><text:span text:style-name="T229"> </text:span><text:span text:style-name="T230">поніч</text:span><text:span text:style-name="T229"> </text:span><text:span text:style-name="T228">рвав,</text:span><text:span text:style-name="T229"> </text:span><text:span text:style-name="T228">мов</text:span><text:span text:style-name="T229"> </text:span><text:span text:style-name="T228">стінки</text:span><text:span text:style-name="T229"> </text:span><text:span text:style-name="T228">хорих</text:span><text:span text:style-name="T229"> </text:span><text:span text:style-name="T228">бронх.</text:span><text:span text:style-name="T229"> </text:span><text:span text:style-name="T235">[2;</text:span><text:span text:style-name="T236"> </text:span><text:span text:style-name="T235">52]</text:span></text:p>
          </table:table-cell>
          <table:table-cell table:style-name="Dictionary.B2" office:value-type="string">
            <text:h text:style-name="P159" text:outline-level="2">ніч</text:h>
            <text:p text:style-name="P72"><text:a xlink:type="simple" xlink:href="http://www.lingvo.ua/uk/LingvoDictionaries/Details?dictionary=Explanatory%20(Uk-Uk)"><text:span text:style-name="T171">Explanatory (Uk-Uk)</text:span></text:a></text:p>
            <text:p text:style-name="P73"><text:span text:style-name="T265">ночі, </text:span><text:span text:style-name="T266">ж.</text:span></text:p>
            <text:p text:style-name="P75"><text:span text:style-name="T103">Частина доби від заходу до сходу сонця, з вечора до ранку. </text:span><text:span text:style-name="T107">Глупа ніч</text:span><text:span text:style-name="T103">.</text:span><text:span text:style-name="T107">Горобина ніч</text:span><text:span text:style-name="T103">.</text:span></text:p>
          </table:table-cell>
        </table:table-row>
        <table:table-row>
          <table:table-cell table:style-name="Dictionary.A2" table:number-rows-spanned="2" office:value-type="string">
            <text:p text:style-name="P14">ПОРОЖНЬОСÉРДИЙ</text:p>
            <text:p text:style-name="P18">-а, -е, <text:span text:style-name="T177">прикм., </text:span><text:span text:style-name="T176">інд.-авт.,</text:span></text:p>
            <text:p text:style-name="P18"><text:span text:style-name="T9">утворене складнофлективним способом, похідне від слів:</text:span><text:span text:style-name="T195"> </text:span><text:span text:style-name="T52">порóжній</text:span><text:span text:style-name="T195"> і </text:span><text:span text:style-name="T52">сéрце.</text:span></text:p>
            <text:p text:style-name="P19"><text:span text:style-name="T50">Порожньосердий</text:span> вибільшився світ,</text:p>
            <text:p text:style-name="P18"><text:soft-page-break/><text:span text:style-name="T177">мов простору запрагло німування…</text:span><text:span text:style-name="T40"> (П,</text:span><text:span text:style-name="T2"> ІІ, 174)</text:span></text:p>
          </table:table-cell>
          <table:table-cell table:style-name="Dictionary.B2" office:value-type="string">
            <text:p text:style-name="P15">поро́жній</text:p>
            <text:p text:style-name="P18">-я, -є.</text:p>
            <text:p text:style-name="P18"><text:span text:style-name="T125">3) </text:span><text:span text:style-name="T141">у сполуч.</text:span><text:span text:style-name="T125"> </text:span><text:span text:style-name="T141">зі сл.</text:span><text:span text:style-name="T125"> життя, світ </text:span><text:span text:style-name="T141">і т. ін.</text:span><text:span text:style-name="T125">, </text:span><text:span text:style-name="T141">перен.</text:span><text:span text:style-name="T125"> Ні для кого не корисний; марний. || Позбавлений змісту, убогий змістом; беззмістовний, пустий. || Який не відповідає об’єктивній </text:span><text:soft-page-break/><text:span text:style-name="T125">дійсності</text:span><text:span text:style-name="T163"> (ВТСУМ,</text:span><text:span text:style-name="T128"> 1067-1068)</text:span></text:p>
          </table:table-cell>
        </table:table-row>
        <table:table-row>
          <table:covered-table-cell/>
          <table:table-cell table:style-name="Dictionary.B2" office:value-type="string">
            <text:p text:style-name="P18"><text:span text:style-name="T52">сéрце </text:span><text:span text:style-name="T188">(див. </text:span><text:span text:style-name="T52">ГЛИ́Б-СИ́НЬ-СЕ́РЦЕ</text:span><text:span text:style-name="T188">)</text:span></text:p>
          </table:table-cell>
        </table:table-row>
        <table:table-row>
          <table:table-cell table:style-name="Dictionary.A2" table:number-rows-spanned="2" office:value-type="string">
            <text:p text:style-name="P14">ПОТАЙМИ́Р</text:p>
            <text:p text:style-name="P18">-у, <text:span text:style-name="T176">ім., ч., інд.-авт.,</text:span></text:p>
            <text:p text:style-name="P18"><text:span text:style-name="T186">Утворене способом зрощення або абревіатурним, похідне від слів:</text:span> <text:span text:style-name="T51">потаємни́й</text:span> і <text:span text:style-name="T51">мир</text:span> (можливо, <text:span text:style-name="T51">пота́й</text:span> — скорочення від <text:span text:style-name="T51">потає́мний</text:span>).</text:p>
            <text:p text:style-name="P19">І десь там гасне <text:span text:style-name="T50">потаймир</text:span>,</text:p>
            <text:p text:style-name="P19">а між торосами крижин</text:p>
            <text:p text:style-name="P18"><text:span text:style-name="T177">я сам-один і — враг-вражин…</text:span><text:span text:style-name="T40"> </text:span><text:span text:style-name="T40">(П,</text:span><text:span text:style-name="T2"> ІІ, 15)</text:span></text:p>
          </table:table-cell>
          <table:table-cell table:style-name="Dictionary.B2" office:value-type="string">
            <text:p text:style-name="P15">по́тай</text:p>
            <text:p text:style-name="P18"><text:span text:style-name="T153">присл.</text:span><text:span text:style-name="T149">, </text:span><text:span text:style-name="T153">від кого</text:span><text:span text:style-name="T149">, </text:span><text:span text:style-name="T153">заст.</text:span><text:span text:style-name="T149">, </text:span><text:span text:style-name="T153">рідко кого і без додатка</text:span><text:span text:style-name="T149">.</text:span></text:p>
            <text:p text:style-name="P18">Так, щоб ніхто не знав, не дізнався; таємно від когось або від усіх. || Так, щоб ніхто не побачив; непомітно для інших; крадькома. || Так, щоб ніхто не почув. || У глибині душі, не показуючи свого почуття іншим, ніяк не виявляючи зовні свого стану. || Не явно, не одверто, прикриваючись нещирими словами тощо; приховано<text:span text:style-name="T39"> (ВТСУМ,</text:span><text:span text:style-name="T203"> 1087)</text:span></text:p>
          </table:table-cell>
        </table:table-row>
        <table:table-row>
          <table:covered-table-cell/>
          <table:table-cell table:style-name="Dictionary.B2" office:value-type="string">
            <text:p text:style-name="P18">мир</text:p>
            <text:p text:style-name="P18"><text:span text:style-name="T148">II </text:span><text:span text:style-name="T149">-у, </text:span><text:span text:style-name="T153">ч.</text:span></text:p>
            <text:p text:style-name="P18"><text:span text:style-name="T125">1) </text:span><text:span text:style-name="T141">заст.</text:span><text:span text:style-name="T125"> Земля з усім, що на ній існує; світ</text:span><text:span text:style-name="T163"> (ВТСУМ,</text:span><text:span text:style-name="T127"> 667)</text:span></text:p>
          </table:table-cell>
        </table:table-row>
        <table:table-row>
          <table:table-cell table:style-name="Dictionary.A2" office:value-type="string">
            <text:p text:style-name="P59"><text:span text:style-name="T228">Потома</text:span></text:p>
            <text:p text:style-name="P59"><text:span text:style-name="T228"/></text:p>
            <text:p text:style-name="P61">Навіть<text:span text:style-name="T263"> </text:span>весни<text:span text:style-name="T263"> </text:span>бувають<text:span text:style-name="T263"> </text:span>печальні.</text:p>
            <text:p text:style-name="P59"><text:span text:style-name="T232">О</text:span><text:span text:style-name="T233"> </text:span><text:span text:style-name="T232">повечірня</text:span><text:span text:style-name="T233"> </text:span><text:span text:style-name="T234">потомо</text:span><text:span text:style-name="T232">!</text:span></text:p>
            <text:p text:style-name="P61">А<text:span text:style-name="T263"> </text:span>стомлені<text:span text:style-name="T263"> </text:span>люди<text:span text:style-name="T263"> –</text:span></text:p>
            <text:p text:style-name="P59"><text:span text:style-name="T232">м</text:span><text:span text:style-name="T232">овчать</text:span><text:span text:style-name="T233"> </text:span><text:span text:style-name="T232">і</text:span><text:span text:style-name="T233"> </text:span><text:span text:style-name="T232">мовчать</text:span><text:span text:style-name="T233"> – </text:span><text:span text:style-name="T232">самотні</text:span></text:p>
            <text:p text:style-name="P59"><text:span text:style-name="T228">с</text:span><text:span text:style-name="T228">погадують.</text:span><text:span text:style-name="T229"> </text:span><text:span text:style-name="T235">[2;</text:span><text:span text:style-name="T236"> </text:span><text:span text:style-name="T235">65]</text:span></text:p>
          </table:table-cell>
          <table:table-cell table:style-name="Dictionary.B2" office:value-type="string">
            <text:h text:style-name="P157" text:outline-level="2"><text:span text:style-name="T49">ут</text:span><text:span text:style-name="T264">о</text:span><text:span text:style-name="T49">ма</text:span></text:h>
            <text:p text:style-name="P72"><text:a xlink:type="simple" xlink:href="http://www.lingvo.ua/uk/LingvoDictionaries/Details?dictionary=Explanatory%20(Uk-Uk)"><text:span text:style-name="T171">Explanatory (Uk-Uk)</text:span></text:a></text:p>
            <text:p text:style-name="P73"><text:span text:style-name="T265">(втома), -и, </text:span><text:span text:style-name="T266">ж.</text:span></text:p>
            <text:p text:style-name="P73">1) Послаблення сил, викликане напруженою фізичною або розумовою працею, тривалим рухом і т. ін.</text:p>
            <text:p text:style-name="P78"><text:span text:style-name="T121">2) </text:span><text:span text:style-name="T174">мет.</text:span><text:span text:style-name="T121"> Те саме, що </text:span><text:a xlink:type="simple" xlink:href="http://www.lingvo.ua/uk/Translate/uk-uk/утомленість"><text:span text:style-name="T170">утомленість</text:span></text:a><text:span text:style-name="T121">.</text:span></text:p>
          </table:table-cell>
        </table:table-row>
        <table:table-row>
          <table:table-cell table:style-name="Dictionary.A2" office:value-type="string">
            <text:p text:style-name="P59"><text:span text:style-name="T228">Поц</text:span><text:span text:style-name="T228">іляння</text:span></text:p>
            <text:p text:style-name="P59"><text:span text:style-name="T228"/></text:p>
            <text:p text:style-name="P59"><text:span text:style-name="T232">О</text:span><text:span text:style-name="T233"> </text:span><text:span text:style-name="T232">першого</text:span><text:span text:style-name="T233"> </text:span><text:span text:style-name="T232">заїзду</text:span><text:span text:style-name="T233"> </text:span><text:span text:style-name="T232">ліпота!</text:span></text:p>
            <text:p text:style-name="P61"><text:soft-page-break/>Спіши<text:span text:style-name="T263"> </text:span>вперед,<text:span text:style-name="T263"> </text:span>зухвалості<text:span text:style-name="T263"> </text:span>ізгоє!</text:p>
            <text:p text:style-name="P59"><text:span text:style-name="T232">Ти</text:span><text:span text:style-name="T233"> </text:span><text:span text:style-name="T232">не</text:span><text:span text:style-name="T233"> </text:span><text:span text:style-name="T232">один.</text:span><text:span text:style-name="T233"> </text:span><text:span text:style-name="T232">Вас</text:span><text:span text:style-name="T233"> </text:span><text:span text:style-name="T232">щонайменше</text:span><text:span text:style-name="T233"> – </text:span><text:span text:style-name="T232">двоє,</text:span></text:p>
            <text:p text:style-name="P59"><text:span text:style-name="T232">р</text:span><text:span text:style-name="T232">аз</text:span><text:span text:style-name="T233"> </text:span><text:span text:style-name="T232">навпіл</text:span><text:span text:style-name="T233"> </text:span><text:span text:style-name="T232">розпанахує</text:span><text:span text:style-name="T233"> </text:span><text:span text:style-name="T232">мета.</text:span></text:p>
            <text:p text:style-name="P59"><text:span text:style-name="T232">Страшися</text:span><text:span text:style-name="T233"> </text:span><text:span text:style-name="T234">поціляння</text:span><text:span text:style-name="T232">.</text:span><text:span text:style-name="T233"> </text:span><text:span text:style-name="T232">Проминання</text:span><text:span text:style-name="T233"> –</text:span></text:p>
            <text:p text:style-name="P59"><text:span text:style-name="T228">в</text:span><text:span text:style-name="T228">оно</text:span><text:span text:style-name="T229"> </text:span><text:span text:style-name="T228">підносить.</text:span><text:span text:style-name="T229"> </text:span><text:span text:style-name="T235">[2;</text:span><text:span text:style-name="T236"> </text:span><text:span text:style-name="T235">73]</text:span></text:p>
          </table:table-cell>
          <table:table-cell table:style-name="Dictionary.B2" office:value-type="string">
            <text:h text:style-name="P157" text:outline-level="2"><text:span text:style-name="T49">поціл</text:span><text:span text:style-name="T264">я</text:span><text:span text:style-name="T49">ти</text:span></text:h>
            <text:p text:style-name="P72"><text:a xlink:type="simple" xlink:href="http://www.lingvo.ua/uk/LingvoDictionaries/Details?dictionary=Explanatory%20(Uk-Uk)"><text:span text:style-name="T171">Explanatory (Uk-Uk)</text:span></text:a></text:p>
            <text:p text:style-name="P73"><text:span text:style-name="T265">-яю, -яєш, </text:span><text:span text:style-name="T266">недок.</text:span><text:span text:style-name="T265">, поцілити, -лю, </text:span><text:soft-page-break/><text:span text:style-name="T265">-лиш, </text:span><text:span text:style-name="T266">док.</text:span><text:span text:style-name="T265">, </text:span><text:span text:style-name="T266">перех.</text:span> <text:span text:style-name="T266">і неперех.</text:span><text:span text:style-name="T265">, </text:span><text:span text:style-name="T266">розм.</text:span></text:p>
            <text:p text:style-name="P73">1) Кидаючи, спрямовуючи що-небудь у ціль, досягати її; влучати. || Потрапляти в ціль (про кулю, бомбу і т. ін.). || Ударяти когось чим-небудь.</text:p>
            <text:p text:style-name="P75"><text:span text:style-name="T103">2) </text:span><text:span text:style-name="T107">тільки </text:span><text:span text:style-name="T173">недок.</text:span><text:span text:style-name="T103">, </text:span><text:span text:style-name="T173">неперех.</text:span><text:span text:style-name="T103"> Цілитись у кого-, що-небудь. || </text:span><text:span text:style-name="T173">перен.</text:span><text:span text:style-name="T103">,</text:span><text:span text:style-name="T173">розм.</text:span><text:span text:style-name="T103"> Натякати на кого-, що-небудь; мати на увазі когось, щось.</text:span></text:p>
          </table:table-cell>
        </table:table-row>
        <table:table-row>
          <table:table-cell table:style-name="Dictionary.A2" table:number-rows-spanned="2" office:value-type="string">
            <text:p text:style-name="P14">ПРАЛІТÁ</text:p>
            <text:p text:style-name="P18">пралíт, <text:span text:style-name="T176">ім., мн., інд.-авт.,</text:span></text:p>
            <text:p text:style-name="P18"><text:span text:style-name="T9">утворене префіксальним способом, </text:span><text:span text:style-name="T9">похідне від слів:</text:span><text:span text:style-name="T195"> </text:span><text:span text:style-name="T52">пра</text:span><text:span text:style-name="T195">... і </text:span><text:span text:style-name="T52">літá.</text:span></text:p>
            <text:p text:style-name="P19">Забудься. Стань. І зачекай мене</text:p>
            <text:p text:style-name="P19">на самоті в такому велелюдді,</text:p>
            <text:p text:style-name="P19">де спогади стовбичать, наче судді,</text:p>
            <text:p text:style-name="P18"><text:span text:style-name="T177">і пам’ять чвалом </text:span><text:span text:style-name="T179">праліта</text:span><text:span text:style-name="T177"> жене</text:span><text:span text:style-name="T41"> (П,</text:span><text:span text:style-name="T2"> ІІ, 149)</text:span></text:p>
          </table:table-cell>
          <table:table-cell table:style-name="Dictionary.B2" office:value-type="string">
            <text:p text:style-name="P15">да́вній (пра...)</text:p>
            <text:p text:style-name="P18">-я, -є.</text:p>
            <text:p text:style-name="P18">1) Який давно минув; колишній. || Який застарів.</text:p>
            <text:p text:style-name="P18">2) Який існує вже багато часу; старий. || Здавна добре відомий; стародавній<text:span text:style-name="T39"> (ВТСУМ,</text:span><text:span text:style-name="T203"> 271)</text:span></text:p>
          </table:table-cell>
        </table:table-row>
        <table:table-row>
          <table:covered-table-cell/>
          <table:table-cell table:style-name="Dictionary.B2" office:value-type="string">
            <text:p text:style-name="P18"><text:span text:style-name="T52">літá </text:span><text:span text:style-name="T188">(див. </text:span><text:span text:style-name="T52">ІСПЕРЕДЛÍТ</text:span><text:span text:style-name="T188">)</text:span></text:p>
          </table:table-cell>
        </table:table-row>
        <table:table-row>
          <table:table-cell table:style-name="Dictionary.A2" table:number-rows-spanned="2" office:value-type="string">
            <text:p text:style-name="P14">ПРÁПЕРВНІ</text:p>
            <text:p text:style-name="P18">-ів, <text:span text:style-name="T176">ім., мн., інд.-авт.,</text:span></text:p>
            <text:p text:style-name="P18"><text:span text:style-name="T9">утворене префіксальним способом, похідне від слів:</text:span><text:span text:style-name="T195"> </text:span><text:span text:style-name="T52">пра</text:span><text:span text:style-name="T195">... і </text:span><text:span text:style-name="T51">пéрвень.</text:span></text:p>
            <text:p text:style-name="P19">Що б то нам</text:p>
            <text:p text:style-name="P19">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text:soft-page-break/>І хочеться сягнути за крайчасу,</text:p>
            <text:p text:style-name="P18"><text:span text:style-name="T177">за </text:span><text:span text:style-name="T179">прапервні</text:span><text:span text:style-name="T41"> (П,</text:span><text:span text:style-name="T2"> І, 57)</text:span></text:p>
          </table:table-cell>
          <table:table-cell table:style-name="Dictionary.B2" office:value-type="string">
            <text:p text:style-name="P18"><text:span text:style-name="T52">пра...</text:span><text:span text:style-name="T195"> </text:span><text:span text:style-name="T188">(див. </text:span><text:span text:style-name="T52">ПРАЛІТÁ</text:span><text:span text:style-name="T188">)</text:span></text:p>
          </table:table-cell>
        </table:table-row>
        <table:table-row>
          <table:covered-table-cell/>
          <table:table-cell table:style-name="Dictionary.B2" office:value-type="string">
            <text:p text:style-name="P18"><text:span text:style-name="T51">Пéрвень </text:span><text:span text:style-name="T187">(не подано у словнику)</text:span></text:p>
          </table:table-cell>
        </table:table-row>
        <table:table-row>
          <table:table-cell table:style-name="Dictionary.A2" table:number-rows-spanned="2" office:value-type="string">
            <text:p text:style-name="P14">ПРИЗÁХОДИ</text:p>
            <text:p text:style-name="P18">-ів, <text:span text:style-name="T176">ім., мн., інд.-авт.,</text:span></text:p>
            <text:p text:style-name="P18"><text:span text:style-name="T131">утворене префіксальним способом, похідне від слів:</text:span><text:span text:style-name="T125"> </text:span><text:span text:style-name="T139">при</text:span><text:span text:style-name="T125"> і </text:span><text:span text:style-name="T139">за́хід.</text:span></text:p>
            <text:p text:style-name="P19">Прижухлий клониться пирій</text:p>
            <text:p text:style-name="P18"><text:span text:style-name="T177">на </text:span><text:span text:style-name="T179">призаходи</text:span><text:span text:style-name="T177"> дня</text:span><text:span text:style-name="T41"> (П,</text:span><text:span text:style-name="T2"> ІІ, 92)</text:span></text:p>
          </table:table-cell>
          <table:table-cell table:style-name="Dictionary.B2" office:value-type="string">
            <text:p text:style-name="P14">при</text:p>
            <text:p text:style-name="P18"><text:span text:style-name="T153">прийм.</text:span><text:span text:style-name="T149">, </text:span><text:span text:style-name="T153">з місц. в.</text:span><text:span text:style-name="T149"> Сполучення з </text:span><text:span text:style-name="T153">прийм.</text:span><text:span text:style-name="T149"> при виражають: Просторові відношення:</text:span></text:p>
            <text:p text:style-name="P18"><text:span text:style-name="T125">5) Уживається з позначенням: а) події, дії, в момент якої щось відбувається; б) процесу, явища, одночасно з яким відбувається дія або виникає певний стан; в) дії, одночасно з якою </text:span><text:span text:style-name="T125">відбувається інша дія чи триває стан; г) моменту дії, пов’язаного з її початком або кінцем. </text:span><text:span text:style-name="T141">Сказати при кінці</text:span><text:span text:style-name="T163"> (ВТСУМ,</text:span><text:span text:style-name="T128"> 1108)</text:span></text:p>
          </table:table-cell>
        </table:table-row>
        <table:table-row>
          <table:covered-table-cell/>
          <table:table-cell table:style-name="Dictionary.B2" office:value-type="string">
            <text:p text:style-name="P15">за́хі́д</text:p>
            <text:p text:style-name="P18"><text:span text:style-name="T149">захо́ду, </text:span><text:span text:style-name="T153">ч.</text:span></text:p>
            <text:p text:style-name="P18">2) Час, коли заходить сонце<text:span text:style-name="T39"> (ВТСУМ,</text:span><text:span text:style-name="T193"> 433)</text:span></text:p>
          </table:table-cell>
        </table:table-row>
        <table:table-row>
          <table:table-cell table:style-name="Dictionary.A2" office:value-type="string">
            <text:p text:style-name="P59"><text:span text:style-name="T228">Присмута</text:span></text:p>
            <text:p text:style-name="P59"><text:span text:style-name="T228"/></text:p>
            <text:p text:style-name="P61">Чи<text:span text:style-name="T263"> </text:span>дружба<text:span text:style-name="T263"> </text:span>сфер<text:span text:style-name="T263"> – </text:span>і<text:span text:style-name="T263"> </text:span>неба,<text:span text:style-name="T263"> </text:span>і<text:span text:style-name="T263"> </text:span>землі<text:span text:style-name="T263"> –</text:span></text:p>
            <text:p text:style-name="P59"><text:span text:style-name="T232">з</text:span><text:span text:style-name="T232">оветься</text:span><text:span text:style-name="T233"> </text:span><text:span text:style-name="T232">лихоліттям,</text:span><text:span text:style-name="T233"> </text:span><text:span text:style-name="T232">я</text:span><text:span text:style-name="T233"> </text:span><text:span text:style-name="T232">не</text:span><text:span text:style-name="T233"> </text:span><text:span text:style-name="T232">знаю.</text:span></text:p>
            <text:p text:style-name="P59"><text:span text:style-name="T232">Та</text:span><text:span text:style-name="T233"> </text:span><text:span text:style-name="T234">присмута</text:span><text:span text:style-name="T233"> </text:span><text:span text:style-name="T232">і</text:span><text:span text:style-name="T233"> </text:span><text:span text:style-name="T232">по</text:span><text:span text:style-name="T233"> </text:span><text:span text:style-name="T232">розлуці</text:span><text:span text:style-name="T233"> </text:span><text:span text:style-name="T232">їсть:</text:span></text:p>
            <text:p text:style-name="P59"><text:span text:style-name="T232">д</text:span><text:span text:style-name="T232">есь</text:span><text:span text:style-name="T233"> </text:span><text:span text:style-name="T232">є</text:span><text:span text:style-name="T233"> </text:span><text:span text:style-name="T232">там</text:span><text:span text:style-name="T233"> </text:span><text:span text:style-name="T232">стіл,</text:span><text:span text:style-name="T233"> </text:span><text:span text:style-name="T232">де</text:span><text:span text:style-name="T233"> </text:span><text:span text:style-name="T232">матірня</text:span><text:span text:style-name="T233"> </text:span><text:span text:style-name="T232">рука</text:span></text:p>
            <text:p text:style-name="P59"><text:span text:style-name="T232">о</text:span><text:span text:style-name="T232">сліплим</text:span><text:span text:style-name="T233"> </text:span><text:span text:style-name="T232">болем</text:span><text:span text:style-name="T233"> </text:span><text:span text:style-name="T232">тихо</text:span><text:span text:style-name="T233"> </text:span><text:span text:style-name="T232">сновигає</text:span></text:p>
            <text:p text:style-name="P59"><text:span text:style-name="T228">в</text:span><text:span text:style-name="T228">здовж</text:span><text:span text:style-name="T229"> </text:span><text:span text:style-name="T228">по</text:span><text:span text:style-name="T229"> </text:span><text:span text:style-name="T228">стільниці.</text:span><text:span text:style-name="T229"> </text:span><text:span text:style-name="T228">Гірко.</text:span><text:span text:style-name="T229"> </text:span><text:span text:style-name="T228">Я</text:span><text:span text:style-name="T229"> </text:span><text:span text:style-name="T228">винюсь.</text:span><text:span text:style-name="T229"> </text:span><text:span text:style-name="T235">[2;</text:span><text:span text:style-name="T236"> </text:span><text:span text:style-name="T235">75]</text:span></text:p>
          </table:table-cell>
          <table:table-cell table:style-name="Dictionary.B2" office:value-type="string">
            <text:h text:style-name="P157" text:outline-level="2"><text:span text:style-name="T49">см</text:span><text:span text:style-name="T264">у</text:span><text:span text:style-name="T49">та</text:span></text:h>
            <text:p text:style-name="P72"><text:a xlink:type="simple" xlink:href="http://www.lingvo.ua/uk/LingvoDictionaries/Details?dictionary=Explanatory%20(Uk-Uk)"><text:span text:style-name="T171">Explanatory (Uk-Uk)</text:span></text:a></text:p>
            <text:p text:style-name="P73"><text:span text:style-name="T265">-и, </text:span><text:span text:style-name="T266">ж.</text:span></text:p>
            <text:p text:style-name="P76"><text:span text:style-name="T102">1) </text:span><text:span text:style-name="T172">розм.</text:span><text:span text:style-name="T102"> Невеселий, тяжкий настрій, викликаний горем, невдачею і т. ін.; сум, журба.</text:span></text:p>
          </table:table-cell>
        </table:table-row>
        <table:table-row>
          <table:table-cell table:style-name="Dictionary.A2" table:number-rows-spanned="2" office:value-type="string">
            <text:p text:style-name="P14">ПРИ́ТІНЬ</text:p>
            <text:p text:style-name="P18"><text:soft-page-break/>-і, <text:span text:style-name="T176">ім., ж., інд.-авт.,</text:span></text:p>
            <text:p text:style-name="P18"><text:span text:style-name="T131">утворене префіксальним способом, </text:span><text:span text:style-name="T131">похідне від слів:</text:span><text:span text:style-name="T125"> </text:span><text:span text:style-name="T139">при</text:span><text:span text:style-name="T125"> і </text:span><text:span text:style-name="T139">тінь.</text:span></text:p>
            <text:p text:style-name="P19">Ти тінь. Ти <text:span text:style-name="T50">притінь</text:span>. Смерк і довгий гуд</text:p>
            <text:p text:style-name="P18"><text:span text:style-name="T177">і зелень бань…</text:span><text:span text:style-name="T40"> (П,</text:span><text:span text:style-name="T2"> І, 134)</text:span></text:p>
          </table:table-cell>
          <table:table-cell table:style-name="Dictionary.B2" office:value-type="string">
            <text:p text:style-name="P18"><text:span text:style-name="T51">при</text:span> <text:span text:style-name="T187">(див. </text:span><text:span text:style-name="T51">ПРИ́ТІНЬ</text:span><text:span text:style-name="T187">)</text:span><text:soft-page-break/></text:p>
          </table:table-cell>
        </table:table-row>
        <table:table-row>
          <table:covered-table-cell/>
          <table:table-cell table:style-name="Dictionary.B2" office:value-type="string">
            <text:p text:style-name="P14">тінь</text:p>
            <text:p text:style-name="P18"><text:span text:style-name="T149">-і, </text:span><text:span text:style-name="T153">ж.</text:span></text:p>
            <text:p text:style-name="P18">1) Темний відбиток на чому-небудь від предмета, освітленого з протилежного боку. || Зображення такого відбитку в живопису; місце, що зображує на малюнку, картині найменш освітлену частину, ділянку чого-небудь. || <text:span text:style-name="T175">кого</text:span>, <text:span text:style-name="T175">чия</text:span>, <text:span text:style-name="T175">перен.</text:span> Про того, хто ніколи не покидає іншого, завжди буває з ним разом.</text:p>
            <text:p text:style-name="P18"><text:span text:style-name="T124">6) </text:span><text:span text:style-name="T140">перен.</text:span><text:span text:style-name="T124"> Ледве вловимий слід, найменша ознака чого-небудь, натяк на наявність чогось</text:span><text:span text:style-name="T163"> (ВТСУМ,</text:span><text:span text:style-name="T137"> 1454)</text:span></text:p>
          </table:table-cell>
        </table:table-row>
        <table:table-row>
          <table:table-cell table:style-name="Dictionary.A2" office:value-type="string">
            <text:p text:style-name="P59"><text:span text:style-name="T228">Провеснянка</text:span></text:p>
            <text:p text:style-name="P59"><text:span text:style-name="T228"/></text:p>
            <text:p text:style-name="P59"><text:span text:style-name="T232">Н</text:span><text:span text:style-name="T232">е</text:span><text:span text:style-name="T233"> </text:span><text:span text:style-name="T232">тримайся</text:span><text:span text:style-name="T233"> </text:span><text:span text:style-name="T232">стола.</text:span></text:p>
            <text:p text:style-name="P61">Не<text:span text:style-name="T263"> </text:span>тримайся<text:span text:style-name="T263"> </text:span>землі.</text:p>
            <text:p text:style-name="P59"><text:span text:style-name="T232">Самота</text:span><text:span text:style-name="T233"> – </text:span><text:span text:style-name="T234">провеснянка</text:span><text:span text:style-name="T232">.</text:span></text:p>
            <text:p text:style-name="P61">І<text:span text:style-name="T263"> </text:span>вітер<text:span text:style-name="T263"> </text:span>бурульки<text:span text:style-name="T263"> </text:span>похрупує.</text:p>
            <text:p text:style-name="P61">Хмари<text:span text:style-name="T263"> </text:span>чисті,<text:span text:style-name="T263"> </text:span>як<text:span text:style-name="T263"> </text:span>гуси,</text:p>
            <text:p text:style-name="P59"><text:span text:style-name="T228">б</text:span><text:span text:style-name="T228">редуть</text:span><text:span text:style-name="T229"> </text:span><text:span text:style-name="T228">калюжами</text:span><text:span text:style-name="T229"> </text:span><text:span text:style-name="T228">чорнявими.</text:span><text:span text:style-name="T229"> </text:span><text:span text:style-name="T235">[2;</text:span><text:span text:style-name="T236"> </text:span><text:span text:style-name="T235">120]</text:span></text:p>
          </table:table-cell>
          <table:table-cell table:style-name="Dictionary.B2" office:value-type="string">
            <text:h text:style-name="P158" text:outline-level="2"><text:span text:style-name="T49">весн</text:span><text:span text:style-name="T264">я</text:span><text:span text:style-name="T49">нка</text:span></text:h>
            <text:p text:style-name="P72"><text:a xlink:type="simple" xlink:href="http://www.lingvo.ua/uk/LingvoDictionaries/Details?dictionary=Explanatory%20(Uk-Uk)"><text:span text:style-name="T171">Explanatory (Uk-Uk)</text:span></text:a></text:p>
            <text:p text:style-name="P73"><text:span text:style-name="T49">I </text:span><text:span text:style-name="T265">-и, </text:span><text:span text:style-name="T266">ж.</text:span></text:p>
            <text:p text:style-name="P73">1) Хорова народнообрядова пісня, в якій оспівується пробудження природи, кохання, надії на врожай і т. ін.</text:p>
            <text:p text:style-name="P76"><text:span text:style-name="T102">2) Народна назва пташок, що прилітають рано навесні.</text:span></text:p>
          </table:table-cell>
        </table:table-row>
        <table:table-row>
          <table:table-cell table:style-name="Dictionary.A2" office:value-type="string">
            <text:p text:style-name="P14">ПРÓРОСТЕНЬ</text:p>
            <text:p text:style-name="P18">-стня, <text:span text:style-name="T176">ім., ч., інд.-авт.,</text:span></text:p>
            <text:p text:style-name="P18"><text:span text:style-name="T9">утворене суфіксальним способом, похідне від слова</text:span><text:span text:style-name="T6"> </text:span><text:span text:style-name="T51">проростáти.</text:span></text:p>
            <text:p text:style-name="P19"><text:soft-page-break/>І <text:span text:style-name="T50">проростень</text:span>, і бугила,</text:p>
            <text:p text:style-name="P19">і жалом жалощів тріпоче</text:p>
            <text:p text:style-name="P19">доба і не пустити хоче</text:p>
            <text:p text:style-name="P18"><text:span text:style-name="T177">стежина, терням поросла</text:span><text:span text:style-name="T41"> (П,</text:span><text:span text:style-name="T2"> ІІ, 122)</text:span></text:p>
          </table:table-cell>
          <table:table-cell table:style-name="Dictionary.B2" office:value-type="string">
            <text:p text:style-name="P15">пророста́ти</text:p>
            <text:p text:style-name="P18"><text:span text:style-name="T149">-ає, </text:span><text:span text:style-name="T153">недок.</text:span><text:span text:style-name="T149">, прорости, -те, </text:span><text:span text:style-name="T153">док.</text:span></text:p>
            <text:p text:style-name="P18"><text:span text:style-name="T125">3) </text:span><text:span text:style-name="T141">неперех.</text:span><text:span text:style-name="T125"> Покриватися рослинністю (про якусь територію, місцевість); заростати. || Ставати місцем, основою </text:span><text:soft-page-break/><text:span text:style-name="T125">для росту, появи чого-небудь</text:span><text:span text:style-name="T163"> (ВТСУМ,</text:span><text:span text:style-name="T127"> 1166)</text:span></text:p>
          </table:table-cell>
        </table:table-row>
        <table:table-row>
          <table:table-cell table:style-name="Dictionary.A2" table:number-rows-spanned="2" office:value-type="string">
            <text:p text:style-name="P18"><text:span text:style-name="T51">ПРОТИПОТÍК</text:span><text:span text:style-name="T197"> (</text:span><text:span text:style-name="T50">протипотóки</text:span><text:span text:style-name="T197">)</text:span></text:p>
            <text:p text:style-name="P18">-тóку, <text:span text:style-name="T176">ім., ч., інд.-авт.,</text:span></text:p>
            <text:p text:style-name="P18"><text:span text:style-name="T9">утворене префіксальним способом, похідне від слів:</text:span><text:span text:style-name="T195"> </text:span><text:span text:style-name="T52">прóти</text:span><text:span text:style-name="T195">... і </text:span><text:span text:style-name="T52">потíк.</text:span></text:p>
            <text:p text:style-name="P19">Розбратані <text:span text:style-name="T50">протипотоки</text:span></text:p>
            <text:p text:style-name="P19">’дне одного наздоганяють,</text:p>
            <text:p text:style-name="P19">годують себе проминанням</text:p>
            <text:p text:style-name="P18"><text:span text:style-name="T177">заказаних долею стріч</text:span><text:span text:style-name="T41"> (П,</text:span><text:span text:style-name="T2"> І, 86)</text:span></text:p>
          </table:table-cell>
          <table:table-cell table:style-name="Dictionary.B2" office:value-type="string">
            <text:p text:style-name="P15">про́ти</text:p>
            <text:p text:style-name="P18"><text:span text:style-name="T148">II </text:span><text:span text:style-name="T153">присл.</text:span></text:p>
            <text:p text:style-name="P18"><text:span text:style-name="T125">Не на підтримку, не на користь кого-, чого-небудь. || </text:span><text:span text:style-name="T141">у знач.</text:span><text:span text:style-name="T125"> </text:span><text:span text:style-name="T141">присудк. сл.</text:span><text:span text:style-name="T125"> || </text:span><text:span text:style-name="T141">у знач.</text:span><text:span text:style-name="T125"> </text:span><text:span text:style-name="T141">ім.</text:span><text:span text:style-name="T125">, </text:span><text:span text:style-name="T141">розм.</text:span><text:span text:style-name="T125"> Те, що є негативним чинником стосовно до чогось, заперечення чогось</text:span><text:span text:style-name="T163"> (ВТСУМ,</text:span><text:span text:style-name="T128"> 1173)</text:span></text:p>
          </table:table-cell>
        </table:table-row>
        <table:table-row>
          <table:covered-table-cell/>
          <table:table-cell table:style-name="Dictionary.B2" office:value-type="string">
            <text:p text:style-name="P15">поті́к</text:p>
            <text:p text:style-name="P18"><text:span text:style-name="T149">-току, </text:span><text:span text:style-name="T153">ч.</text:span></text:p>
            <text:p text:style-name="P18">1) Річка (<text:span text:style-name="T175">перев.</text:span> невелика), струмок із стрімкою течією. || Маса води, що стрімко тече. || Маса якої-небудь рідини, що швидко тече, виливається звідкись. || <text:span text:style-name="T175">чого</text:span>, <text:span text:style-name="T175">який</text:span>. Маса (повітря, світла, звуків і т. ін.), що поширюється звідкись, спрямовується кудись. || Фізична величина, що характеризує цей рух. <text:span text:style-name="T175">Магнітний потік</text:span>.</text:p>
            <text:p text:style-name="P18"><text:span text:style-name="T125">2) </text:span><text:span text:style-name="T141">кого</text:span><text:span text:style-name="T125">, </text:span><text:span text:style-name="T141">чого</text:span><text:span text:style-name="T125">, </text:span><text:span text:style-name="T141">який</text:span><text:span text:style-name="T125">, </text:span><text:span text:style-name="T141">перен.</text:span><text:span text:style-name="T125"> Велика кількість, маса кого-, чого-небудь, що рухається в одному напрямі. || Безперервний рух, надходження великої кількості чого-небудь</text:span><text:span text:style-name="T163"> (ВТСУМ,</text:span><text:span text:style-name="T127"> 1088-1089)</text:span></text:p>
          </table:table-cell>
        </table:table-row>
        <text:soft-page-break/>
        <table:table-row>
          <table:table-cell table:style-name="Dictionary.A2" table:number-rows-spanned="2" office:value-type="string">
            <text:p text:style-name="P59"><text:span text:style-name="T228">Протобажання</text:span></text:p>
            <text:p text:style-name="P59"><text:span text:style-name="T228"/></text:p>
            <text:p text:style-name="P59"><text:span text:style-name="T232">А</text:span><text:span text:style-name="T233"> </text:span><text:span text:style-name="T232">голоси</text:span><text:span text:style-name="T233"> </text:span><text:span text:style-name="T234">протобажань</text:span></text:p>
            <text:p text:style-name="P59"><text:span text:style-name="T232">л</text:span><text:span text:style-name="T232">иш</text:span><text:span text:style-name="T233"> </text:span><text:span text:style-name="T232">горло</text:span><text:span text:style-name="T233"> </text:span><text:span text:style-name="T232">перетнуть,</text:span></text:p>
            <text:p text:style-name="P59"><text:span text:style-name="T232">п</text:span><text:span text:style-name="T232">окрають</text:span><text:span text:style-name="T233"> </text:span><text:span text:style-name="T232">серце</text:span><text:span text:style-name="T233"> </text:span><text:span text:style-name="T232">без</text:span><text:span text:style-name="T233"> </text:span><text:span text:style-name="T232">ножа</text:span></text:p>
            <text:p text:style-name="P59"><text:span text:style-name="T232">і</text:span><text:span text:style-name="T233"> </text:span><text:span text:style-name="T232">мовчки</text:span><text:span text:style-name="T233"> </text:span><text:span text:style-name="T232">одійдуть,</text:span></text:p>
            <text:p text:style-name="P59"><text:span text:style-name="T232">л</text:span><text:span text:style-name="T232">ишивши,</text:span><text:span text:style-name="T233"> </text:span><text:span text:style-name="T232">як</text:span><text:span text:style-name="T233"> </text:span><text:span text:style-name="T232">загуслий</text:span><text:span text:style-name="T233"> </text:span><text:span text:style-name="T232">біль,</text:span></text:p>
            <text:p text:style-name="P59"><text:span text:style-name="T232">у</text:span><text:span text:style-name="T232">критий</text:span><text:span text:style-name="T233"> </text:span><text:span text:style-name="T232">смерком</text:span><text:span text:style-name="T233"> </text:span><text:span text:style-name="T232">гай,</text:span></text:p>
            <text:p text:style-name="P59"><text:span text:style-name="T232">д</text:span><text:span text:style-name="T232">е</text:span><text:span text:style-name="T233"> </text:span><text:span text:style-name="T232">тіні</text:span><text:span text:style-name="T233"> </text:span><text:span text:style-name="T232">товпляться</text:span><text:span text:style-name="T233"> </text:span><text:span text:style-name="T232">в</text:span><text:span text:style-name="T233"> </text:span><text:span text:style-name="T232">тобі,</text:span></text:p>
            <text:p text:style-name="P59"><text:span text:style-name="T228">п</text:span><text:span text:style-name="T228">роте,</text:span><text:span text:style-name="T229"> </text:span><text:span text:style-name="T228">не</text:span><text:span text:style-name="T229"> </text:span><text:span text:style-name="T228">потурай.</text:span><text:span text:style-name="T229"> </text:span><text:span text:style-name="T235">[2;</text:span><text:span text:style-name="T236"> </text:span><text:span text:style-name="T235">172]</text:span></text:p>
          </table:table-cell>
          <table:table-cell table:style-name="Dictionary.B2" office:value-type="string">
            <text:p text:style-name="P14">прото<text:span text:style-name="T187"> (не подано у словнику)</text:span></text:p>
          </table:table-cell>
        </table:table-row>
        <table:table-row>
          <table:covered-table-cell/>
          <table:table-cell table:style-name="Dictionary.B2" office:value-type="string">
            <text:h text:style-name="P157" text:outline-level="2"><text:span text:style-name="T49">баж</text:span><text:span text:style-name="T264">а</text:span><text:span text:style-name="T49">ння</text:span></text:h>
            <text:p text:style-name="P72"><text:a xlink:type="simple" xlink:href="http://www.lingvo.ua/uk/LingvoDictionaries/Details?dictionary=Explanatory%20(Uk-Uk)"><text:span text:style-name="T171">Explanatory (Uk-Uk)</text:span></text:a></text:p>
            <text:p text:style-name="P73"><text:span text:style-name="T265">-я, </text:span><text:span text:style-name="T266">с.</text:span></text:p>
            <text:p text:style-name="P73">1) Прагнення, потяг до здійснення чого-небудь; хотіння.</text:p>
            <text:p text:style-name="P73">2) Висловлювана ким-небудь думка про бажаність здійснення чого-небудь; побажання.</text:p>
            <text:p text:style-name="P76"><text:span text:style-name="T102">3) Любовний потяг, пристрасть.</text:span></text:p>
          </table:table-cell>
        </table:table-row>
        <table:table-row>
          <table:table-cell table:style-name="Dictionary.A2" table:number-rows-spanned="2" office:value-type="string">
            <text:p text:style-name="P14">ПРУЖНОГОЛÓСИЙ</text:p>
            <text:p text:style-name="P18">-а, -е, <text:span text:style-name="T177">прикм., </text:span><text:span text:style-name="T176">інд.-авт.,</text:span></text:p>
            <text:p text:style-name="P18"><text:span text:style-name="T9">утворене складнофлективним способом, похідне від слів:</text:span><text:span text:style-name="T195"> </text:span><text:span text:style-name="T52">прýжний</text:span><text:span text:style-name="T195"> і </text:span><text:span text:style-name="T52">гóлос.</text:span></text:p>
            <text:p text:style-name="P19">…янгольський мосянжний хор</text:p>
            <text:p text:style-name="P19">гучить на присілки і села</text:p>
            <text:p text:style-name="P19">і проста пісенька весела</text:p>
            <text:p text:style-name="P18"><text:span text:style-name="T179">пружноголосий</text:span><text:span text:style-name="T177"> барвить хор</text:span><text:span text:style-name="T41"> (П,</text:span><text:span text:style-name="T2"> ІІ, 277)</text:span></text:p>
          </table:table-cell>
          <table:table-cell table:style-name="Dictionary.B2" office:value-type="string">
            <text:p text:style-name="P15">пру́жни́й</text:p>
            <text:p text:style-name="P18">пружна, пружне.</text:p>
            <text:p text:style-name="P18"><text:span text:style-name="T125">3) </text:span><text:span text:style-name="T141">перен.</text:span><text:span text:style-name="T125"> Тугий, міцний (про тіло, м’язи і т. ін.). || З тугим, гнучким тілом, міцними м’язами</text:span><text:span text:style-name="T163"> (ВТСУМ,</text:span><text:span text:style-name="T128"> 1182)</text:span></text:p>
          </table:table-cell>
        </table:table-row>
        <table:table-row>
          <table:covered-table-cell/>
          <table:table-cell table:style-name="Dictionary.B2" office:value-type="string">
            <text:p text:style-name="P15">го́лос</text:p>
            <text:p text:style-name="P18"><text:span text:style-name="T149">-у, </text:span><text:span text:style-name="T153">ч.</text:span></text:p>
            <text:p text:style-name="P18">3) Звучання голосових зв’язок як матеріал вокального мистецтва<text:span text:style-name="T39"> (ВТСУМ,</text:span><text:span text:style-name="T193"> 251)</text:span></text:p>
          </table:table-cell>
        </table:table-row>
        <table:table-row>
          <table:table-cell table:style-name="Dictionary.A2" table:number-rows-spanned="2" office:value-type="string">
            <text:p text:style-name="P14">ПУРГ-СНІГИ́</text:p>
            <text:p text:style-name="P18">-і́в, <text:span text:style-name="T176">ім., мн., інд.-авт.,</text:span></text:p>
            <text:p text:style-name="P18"><text:span text:style-name="T9">утворене способом словоскладання, </text:span><text:span text:style-name="T9">похідне від слів:</text:span><text:span text:style-name="T195"> </text:span><text:span text:style-name="T52">пургá</text:span><text:span text:style-name="T195"> і </text:span><text:span text:style-name="T52">сніги́.</text:span></text:p>
            <text:p text:style-name="P19">Лиш модрини<text:span text:style-name="T206"> </text:span>гудуть, гудуть мо-</text:p>
            <text:p text:style-name="P19">дрини,</text:p>
            <text:p text:style-name="P19"><text:soft-page-break/>а вітри лекалами хуг</text:p>
            <text:p text:style-name="P19">піють,</text:p>
            <text:p text:style-name="P19">що заблуклий в сопках пестун</text:p>
            <text:p text:style-name="P19">скоро</text:p>
            <text:p text:style-name="P19">без ведмедиці в <text:span text:style-name="T50">пург-снігах</text:span></text:p>
            <text:p text:style-name="P18"><text:span text:style-name="T177">згине</text:span><text:span text:style-name="T41"> (П,</text:span><text:span text:style-name="T2"> ІІ, 17)</text:span></text:p>
          </table:table-cell>
          <table:table-cell table:style-name="Dictionary.B2" office:value-type="string">
            <text:p text:style-name="P15">пурга́</text:p>
            <text:p text:style-name="P18"><text:span text:style-name="T149">-и, </text:span><text:span text:style-name="T153">ж.</text:span></text:p>
            <text:p text:style-name="P18">1) Сильний вітер зі снігом; завірюха, хуртовина<text:span text:style-name="T39"> (ВТСУМ,</text:span><text:span text:style-name="T203"> 1189)</text:span></text:p>
          </table:table-cell>
        </table:table-row>
        <table:table-row>
          <table:covered-table-cell/>
          <table:table-cell table:style-name="Dictionary.B2" office:value-type="string">
            <text:p text:style-name="P14">сніг</text:p>
            <text:p text:style-name="P18"><text:span text:style-name="T149">-у, </text:span><text:span text:style-name="T153">ч.</text:span></text:p>
            <text:p text:style-name="P18">Атмосферні опади у вигляді білих <text:soft-page-break/>зіркоподібних кристалів чи пластівців, що становлять скупчення таких кристалів. || Суцільна маса таких опадів, що лежить на поверхні чого-небудь. || Холодний край<text:span text:style-name="T39"> (ВТСУМ,</text:span><text:span text:style-name="T193"> 1351)</text:span></text:p>
          </table:table-cell>
        </table:table-row>
        <table:table-row>
          <table:table-cell table:style-name="Dictionary.A2" table:number-rows-spanned="2" office:value-type="string">
            <text:p text:style-name="P59"><text:span text:style-name="T228">Пустограка</text:span></text:p>
            <text:p text:style-name="P59"><text:span text:style-name="T228"/></text:p>
            <text:p text:style-name="P61">А<text:span text:style-name="T263"> </text:span>коли<text:span text:style-name="T263"> </text:span>побачиш<text:span text:style-name="T263"> </text:span>трамвай,</text:p>
            <text:p text:style-name="P59"><text:span text:style-name="T232">цього</text:span><text:span text:style-name="T233"> </text:span><text:span text:style-name="T234">пустограку</text:span><text:span text:style-name="T232">-хлопчиська,</text:span></text:p>
            <text:p text:style-name="P61">що<text:span text:style-name="T263"> </text:span>проноситься</text:p>
            <text:p text:style-name="P59"><text:span text:style-name="T232">між</text:span><text:span text:style-name="T233"> «</text:span><text:span text:style-name="T232">Передачею»</text:span><text:span text:style-name="T233"> </text:span><text:span text:style-name="T232">і</text:span><text:span text:style-name="T233"> «</text:span><text:span text:style-name="T232">Главснабом</text:span><text:span text:style-name="T233">»</text:span></text:p>
            <text:p text:style-name="P61">...</text:p>
            <text:p text:style-name="P61">то<text:span text:style-name="T263"> </text:span>видасться:</text:p>
            <text:p text:style-name="P59"><text:span text:style-name="T228">ти</text:span><text:span text:style-name="T229"> </text:span><text:span text:style-name="T228">нікуди</text:span><text:span text:style-name="T229"> </text:span><text:span text:style-name="T228">звідси</text:span><text:span text:style-name="T229"> </text:span><text:span text:style-name="T228">й</text:span><text:span text:style-name="T229"> </text:span><text:span text:style-name="T228">не</text:span><text:span text:style-name="T229"> </text:span><text:span text:style-name="T228">виїздив.</text:span><text:span text:style-name="T229"> </text:span><text:span text:style-name="T235">[2;</text:span><text:span text:style-name="T236"> </text:span><text:span text:style-name="T235">121]</text:span></text:p>
          </table:table-cell>
          <table:table-cell table:style-name="Dictionary.B2" office:value-type="string">
            <text:h text:style-name="P158" text:outline-level="2"><text:span text:style-name="T49">пуст</text:span><text:span text:style-name="T264">и</text:span><text:span text:style-name="T49">й</text:span></text:h>
            <text:p text:style-name="P72"><text:a xlink:type="simple" xlink:href="http://www.lingvo.ua/uk/LingvoDictionaries/Details?dictionary=Explanatory%20(Uk-Uk)"><text:span text:style-name="T171">Explanatory (Uk-Uk)</text:span></text:a></text:p>
            <text:p text:style-name="P73"><text:span text:style-name="T265">-а, -е.</text:span></text:p>
            <text:p text:style-name="P73">1) Нічим не заповнений (про вмістище); порожній. || Без меблів, речей і т. ін. (про приміщення). || Безлюдний, ненаселений або малолюдний. || Ніким, нічим не зайнятий; вільний. || <text:span text:style-name="T266">розм.</text:span> Пригот. без м'яса, жирів і т. ін.; пісний. || <text:span text:style-name="T266">перен.</text:span> Позбавлений виразу (про очі, погляд).</text:p>
            <text:p text:style-name="P73">2) Який має всередині порожнину; порожній, порожнистий.</text:p>
            <text:p text:style-name="P76"><text:span text:style-name="T102">3) </text:span><text:span text:style-name="T172">перен.</text:span><text:span text:style-name="T102"> Позбавлений змісту, убогий змістом; беззмістовний, порожній. || Який не має значення, несуттєвий.</text:span></text:p>
          </table:table-cell>
        </table:table-row>
        <table:table-row>
          <table:covered-table-cell/>
          <table:table-cell table:style-name="Dictionary.B2" office:value-type="string">
            <text:h text:style-name="P158" text:outline-level="2"><text:span text:style-name="T49">гр</text:span><text:span text:style-name="T264">а</text:span><text:span text:style-name="T49">тися</text:span></text:h>
            <text:p text:style-name="P72"><text:a xlink:type="simple" xlink:href="http://www.lingvo.ua/uk/LingvoDictionaries/Details?dictionary=Explanatory%20(Uk-Uk)"><text:span text:style-name="T171">Explanatory (Uk-Uk)</text:span></text:a></text:p>
            <text:p text:style-name="P73"><text:span text:style-name="T265">граюся, граєшся, </text:span><text:span text:style-name="T266">недок.</text:span></text:p>
            <text:p text:style-name="P78"><text:span text:style-name="T121">1) </text:span><text:span text:style-name="T122">чим</text:span><text:span text:style-name="T121">, </text:span><text:span text:style-name="T122">з ким </text:span><text:span text:style-name="T121">– </text:span><text:span text:style-name="T122">чим і без додатка</text:span><text:span text:style-name="T121">. Проводити час, забавляючись, розважаючись.</text:span></text:p>
            <text:p text:style-name="P78"><text:span text:style-name="T121">4) Пас. до </text:span><text:a xlink:type="simple" xlink:href="http://www.lingvo.ua/uk/Translate/uk-uk/грати"><text:span text:style-name="T170">грати</text:span></text:a><text:span text:style-name="T121"> 1), 8).</text:span></text:p>
          </table:table-cell>
        </table:table-row>
        <table:table-row>
          <table:table-cell table:style-name="Dictionary.A2" table:number-rows-spanned="2" office:value-type="string">
            <text:p text:style-name="P14">РÁДОЩІ-ЖАЛÍ</text:p>
            <text:p text:style-name="P18">рáдоще-жалíв, <text:span text:style-name="T176">ім., мн., інд.-авт.,</text:span></text:p>
            <text:p text:style-name="P18"><text:span text:style-name="T9">утворене способом словоскладання, </text:span><text:span text:style-name="T9">похідне від слів:</text:span><text:span text:style-name="T195"> </text:span><text:span text:style-name="T52">рáдощі</text:span><text:span text:style-name="T195"> і </text:span><text:span text:style-name="T52">жалі́.</text:span></text:p>
            <text:p text:style-name="P19">…де розкошує маячня</text:p>
            <text:p text:style-name="P19">моїх далеких недобутих марень</text:p>
            <text:p text:style-name="P18"><text:span text:style-name="T177">в калейдоскопі </text:span><text:span text:style-name="T179">радоще-жалів</text:span><text:span text:style-name="T177">…</text:span><text:span text:style-name="T40"> </text:span><text:soft-page-break/><text:span text:style-name="T40">(П,</text:span><text:span text:style-name="T2"> І, 206-207)</text:span></text:p>
          </table:table-cell>
          <table:table-cell table:style-name="Dictionary.B2" office:value-type="string">
            <text:p text:style-name="P18"><text:span text:style-name="T49">Ра́дість (</text:span><text:span text:style-name="T52">рáдощі</text:span><text:span text:style-name="T49">)</text:span></text:p>
            <text:p text:style-name="P18"><text:span text:style-name="T149">-дості, </text:span><text:span text:style-name="T153">ж.</text:span></text:p>
            <text:p text:style-name="P18">1) Почуття задоволення, втіха, приємність<text:span text:style-name="T39"> (ВТСУМ,</text:span><text:span text:style-name="T203"> 1199)</text:span></text:p>
          </table:table-cell>
        </table:table-row>
        <table:table-row>
          <table:covered-table-cell/>
          <table:table-cell table:style-name="Dictionary.B2" office:value-type="string">
            <text:p text:style-name="P14">жаль</text:p>
            <text:p text:style-name="P18"><text:span text:style-name="T148">I </text:span><text:span text:style-name="T149">жалю, </text:span><text:span text:style-name="T153">ч.</text:span></text:p>
            <text:p text:style-name="P18">1) Важкий настрій, що викликається <text:soft-page-break/>якоюсь невдачею, горем і т. ін.; сум, печаль, скорбота<text:span text:style-name="T39"> (ВТСУМ,</text:span><text:span text:style-name="T193"> 364)</text:span></text:p>
          </table:table-cell>
        </table:table-row>
        <table:table-row>
          <table:table-cell table:style-name="Dictionary.A2" office:value-type="string">
            <text:p text:style-name="P14">РОЗБРÁТАНИЙ</text:p>
            <text:p text:style-name="P18">-а, -е, <text:span text:style-name="T177">дієпр. пас. мин. ч., інд.-авт.,</text:span></text:p>
            <text:p text:style-name="P18"><text:span text:style-name="T9">утворене суфіксальним способом, похідне від слова </text:span><text:span text:style-name="T51">розбратáти.</text:span></text:p>
            <text:p text:style-name="P19"><text:span text:style-name="T50">Розбратані</text:span> <text:span text:style-name="T186">протипотоки</text:span></text:p>
            <text:p text:style-name="P19">’дне одного наздоганяють,</text:p>
            <text:p text:style-name="P19">годують себе проминанням</text:p>
            <text:p text:style-name="P18"><text:span text:style-name="T177">заказаних долею стріч</text:span><text:span text:style-name="T41"> (П,</text:span><text:span text:style-name="T2"> І, 86)</text:span></text:p>
          </table:table-cell>
          <table:table-cell table:style-name="Dictionary.B2" office:value-type="string">
            <text:p text:style-name="P15">розбрата́ти</text:p>
            <text:p text:style-name="P18"><text:span text:style-name="T149">-аю, -аєш, </text:span><text:span text:style-name="T153">док.</text:span><text:span text:style-name="T149">, </text:span><text:span text:style-name="T153">розм.</text:span></text:p>
            <text:p text:style-name="P18">Перервати, припинити дружбу, посварити кого-небудь з кимсь<text:span text:style-name="T39"> (ВТСУМ,</text:span><text:span text:style-name="T193"> 1232)</text:span></text:p>
          </table:table-cell>
        </table:table-row>
        <table:table-row>
          <table:table-cell table:style-name="Dictionary.A2" office:value-type="string">
            <text:p text:style-name="P58"><text:span text:style-name="T247">Розвесіння</text:span></text:p>
            <text:p text:style-name="P58"><text:span text:style-name="T247"/></text:p>
            <text:p text:style-name="P61">Нашорошений<text:span text:style-name="T263"> </text:span>пролісок<text:span text:style-name="T263"> –</text:span></text:p>
            <text:p text:style-name="P61">Ніби<text:span text:style-name="T263"> </text:span>зайчик<text:span text:style-name="T263"> </text:span>уважний</text:p>
            <text:p text:style-name="P61">До<text:span text:style-name="T263"> </text:span>вітрів<text:span text:style-name="T263"> </text:span>і<text:span text:style-name="T263"> </text:span>до<text:span text:style-name="T263"> </text:span>шереху</text:p>
            <text:p text:style-name="P58"><text:span text:style-name="T251">Розвесіння</text:span><text:span text:style-name="T250"> </text:span><text:span text:style-name="T249">гіркого!</text:span><text:span text:style-name="T250"> </text:span><text:span text:style-name="T249">[2;</text:span><text:span text:style-name="T250"> </text:span><text:span text:style-name="T249">214]</text:span></text:p>
          </table:table-cell>
          <table:table-cell table:style-name="Dictionary.B2" office:value-type="string">
            <text:h text:style-name="P157" text:outline-level="2"><text:span text:style-name="T49">весн</text:span><text:span text:style-name="T264">а</text:span></text:h>
            <text:p text:style-name="P72"><text:a xlink:type="simple" xlink:href="http://www.lingvo.ua/uk/LingvoDictionaries/Details?dictionary=Explanatory%20(Uk-Uk)"><text:span text:style-name="T171">Explanatory (Uk-Uk)</text:span></text:a></text:p>
            <text:p text:style-name="P73"><text:span text:style-name="T265">-и, </text:span><text:span text:style-name="T266">ж.</text:span></text:p>
            <text:p text:style-name="P73">1) Пора року між зимою і літом, яка характеризується подовженням дня, потеплінням, появою перелітних птахів, розквітом рослин і т. ін.</text:p>
            <text:p text:style-name="P76"><text:span text:style-name="T102">2) </text:span><text:span text:style-name="T172">перен.</text:span><text:span text:style-name="T102"> Молодість, роки дитинства і юності. || Що-небудь початкове, яке провіщає розквіт, розвиток, перемогу чогось. || Світле, радісне почуття.</text:span></text:p>
          </table:table-cell>
        </table:table-row>
        <table:table-row>
          <table:table-cell table:style-name="Dictionary.A2" office:value-type="string">
            <text:p text:style-name="P58"><text:span text:style-name="T247">Розкрилля</text:span></text:p>
            <text:p text:style-name="P58"><text:span text:style-name="T247"/></text:p>
            <text:p text:style-name="P61">Перепочинь,<text:span text:style-name="T263"> </text:span>немає<text:span text:style-name="T263"> </text:span>більше<text:span text:style-name="T263"> </text:span>снів!</text:p>
            <text:p text:style-name="P61">І<text:span text:style-name="T263"> </text:span>гайвороння<text:span text:style-name="T263"> </text:span>геть<text:span text:style-name="T263"> </text:span>заговорило</text:p>
            <text:p text:style-name="P59"><text:span text:style-name="T232">нерадісним</text:span><text:span text:style-name="T233"> </text:span><text:span text:style-name="T232">шелепанням</text:span><text:span text:style-name="T233"> </text:span><text:span text:style-name="T234">розкрилля</text:span></text:p>
            <text:p text:style-name="P58"><text:span text:style-name="T247">нерадісну</text:span><text:span text:style-name="T248"> </text:span><text:span text:style-name="T247">покору</text:span><text:span text:style-name="T248"> </text:span><text:span text:style-name="T247">куширів.</text:span><text:span text:style-name="T248"> </text:span><text:span text:style-name="T252">[2;</text:span><text:span text:style-name="T253"> </text:span><text:span text:style-name="T252">109]</text:span></text:p>
          </table:table-cell>
          <table:table-cell table:style-name="Dictionary.B2" office:value-type="string">
            <text:p text:style-name="P15">крило́<text:span text:style-name="T187"> (див. </text:span><text:span text:style-name="T203">МЕРТВОКР</text:span><text:span text:style-name="T204">И́</text:span><text:span text:style-name="T203">ЛИЙ</text:span><text:span text:style-name="T187">)</text:span></text:p>
          </table:table-cell>
        </table:table-row>
        <table:table-row>
          <table:table-cell table:style-name="Dictionary.A2" table:number-rows-spanned="2" office:value-type="string">
            <text:p text:style-name="P58"><text:span text:style-name="T247">Розлукозустріч</text:span></text:p>
            <text:p text:style-name="P58"><text:span text:style-name="T247"/></text:p>
            <text:p text:style-name="P59"><text:span text:style-name="T234">Розлукозустріче</text:span><text:span text:style-name="T233"> </text:span><text:span text:style-name="T232">і</text:span><text:span text:style-name="T233"> </text:span><text:span text:style-name="T232">не-</text:span></text:p>
            <text:p text:style-name="P61"><text:soft-page-break/>пусти<text:span text:style-name="T263"> </text:span>і<text:span text:style-name="T263"> </text:span>зупини,</text:p>
            <text:p text:style-name="P61">і<text:span text:style-name="T263"> </text:span>вже<text:span text:style-name="T263"> </text:span>навіки<text:span text:style-name="T263"> </text:span>поверни<text:span text:style-name="T263"> –</text:span></text:p>
            <text:p text:style-name="P58"><text:span text:style-name="T247">бодай</text:span><text:span text:style-name="T248"> </text:span><text:span text:style-name="T247">мене</text:span><text:span text:style-name="T248"> – </text:span><text:span text:style-name="T247">мені!</text:span><text:span text:style-name="T248"> </text:span><text:span text:style-name="T252">[2;</text:span><text:span text:style-name="T253"> </text:span><text:span text:style-name="T252">118]</text:span></text:p>
          </table:table-cell>
          <table:table-cell table:style-name="Dictionary.B2" office:value-type="string">
            <text:p text:style-name="P14">розлу́́ка<text:span text:style-name="T187"> (див. </text:span>ВСЕРОЗЛУ́́КА)</text:p>
          </table:table-cell>
        </table:table-row>
        <table:table-row>
          <table:covered-table-cell/>
          <table:table-cell table:style-name="Dictionary.B2" office:value-type="string">
            <text:p text:style-name="P15"><text:span text:style-name="T204">зу́стріч </text:span><text:span text:style-name="T188">(див. </text:span><text:span text:style-name="T204">ВСЕНЕЗУ́́СТРІЧ</text:span><text:span text:style-name="T188">)</text:span></text:p>
          </table:table-cell>
        </table:table-row>
        <table:table-row>
          <table:table-cell table:style-name="Dictionary.A2" office:value-type="string">
            <text:p text:style-name="P14">РОЗПЕЛЮ́СТИТИ</text:p>
            <text:p text:style-name="P18">-щу, -щиш, дієсл., <text:span text:style-name="T176">док., перех., інд.-авт.,</text:span></text:p>
            <text:p text:style-name="P18"><text:span text:style-name="T9">утворене суфіксально-префіксальним способом, похідне від слова</text:span><text:span text:style-name="T195"> </text:span><text:span text:style-name="T52">пелюстки́.</text:span></text:p>
            <text:p text:style-name="P19">Треба щедро — серцем одним, устами</text:p>
            <text:p text:style-name="P19">ледь розпуклими — <text:span text:style-name="T50">розпелюстити</text:span> втіхи гін,</text:p>
            <text:p text:style-name="P18"><text:span text:style-name="T177">всевідради! Сонце бо йде — за нами</text:span><text:span text:style-name="T41"> (П,</text:span><text:span text:style-name="T2"> І, 106)</text:span></text:p>
          </table:table-cell>
          <table:table-cell table:style-name="Dictionary.B2" office:value-type="string">
            <text:p text:style-name="P15">пелю́стка</text:p>
            <text:p text:style-name="P18"><text:span text:style-name="T149">-и, </text:span><text:span text:style-name="T153">ж.</text:span></text:p>
            <text:p text:style-name="P18">1) Окремий листок із віночка квітки<text:span text:style-name="T39"> (ВТСУМ,</text:span><text:span text:style-name="T193"> 897)</text:span></text:p>
          </table:table-cell>
        </table:table-row>
        <table:table-row>
          <table:table-cell table:style-name="Dictionary.A2" office:value-type="string">
            <text:p text:style-name="P58"><text:span text:style-name="T247">Розтривога</text:span></text:p>
            <text:p text:style-name="P58"><text:span text:style-name="T247"/></text:p>
            <text:p text:style-name="P59"><text:span text:style-name="T234">Розтривого</text:span><text:span text:style-name="T233"> </text:span><text:span text:style-name="T232">моя</text:span><text:span text:style-name="T233"> </text:span><text:span text:style-name="T232">і</text:span><text:span text:style-name="T233"> </text:span><text:span text:style-name="T232">муко!</text:span></text:p>
            <text:p text:style-name="P61">Чом<text:span text:style-name="T263"> </text:span>не<text:span text:style-name="T263"> </text:span>можу<text:span text:style-name="T263"> </text:span>я<text:span text:style-name="T263"> </text:span>дать<text:span text:style-name="T263"> </text:span>тобі</text:p>
            <text:p text:style-name="P61">Своє<text:span text:style-name="T263"> </text:span>серце<text:span text:style-name="T263"> – </text:span>у<text:span text:style-name="T263"> </text:span>добрі<text:span text:style-name="T263"> </text:span>руки?</text:p>
            <text:p text:style-name="P58"><text:span text:style-name="T247">О,</text:span><text:span text:style-name="T248"> </text:span><text:span text:style-name="T247">коли</text:span><text:span text:style-name="T248"> </text:span><text:span text:style-name="T247">б</text:span><text:span text:style-name="T248"> </text:span><text:span text:style-name="T247">то,</text:span><text:span text:style-name="T248"> </text:span><text:span text:style-name="T247">коли</text:span><text:span text:style-name="T248"> </text:span><text:span text:style-name="T247">б</text:span><text:span text:style-name="T248"> </text:span><text:span text:style-name="T247">я</text:span><text:span text:style-name="T248"> </text:span><text:span text:style-name="T247">зміг!</text:span><text:span text:style-name="T248"> </text:span><text:span text:style-name="T252">[2;</text:span><text:span text:style-name="T253"> </text:span><text:span text:style-name="T252">204]</text:span></text:p>
          </table:table-cell>
          <table:table-cell table:style-name="Dictionary.B2" office:value-type="string">
            <text:p text:style-name="P14">тривóга<text:span text:style-name="T187"> (див. </text:span>ВСЕТРИВÓГА)</text:p>
          </table:table-cell>
        </table:table-row>
        <table:table-row>
          <table:table-cell table:style-name="Dictionary.A2" table:number-rows-spanned="2" office:value-type="string">
            <text:p text:style-name="P14">РЯСНОЧÓЛИЙ</text:p>
            <text:p text:style-name="P18">-а, -е, <text:span text:style-name="T177">прикм., </text:span><text:span text:style-name="T176">інд.-авт.,</text:span></text:p>
            <text:p text:style-name="P18"><text:span text:style-name="T9">утворене складнофлективним способом, похідне від слів:</text:span><text:span text:style-name="T195"> </text:span><text:span text:style-name="T52">рясни́й </text:span><text:span text:style-name="T195">і </text:span><text:span text:style-name="T52">чолó.</text:span></text:p>
            <text:p text:style-name="P19"><text:soft-page-break/>Я, певне, яблуня була,</text:p>
            <text:p text:style-name="P19">паморочила світ довкола,</text:p>
            <text:p text:style-name="P19">в рясному цвіті <text:span text:style-name="T50">рясночола</text:span></text:p>
            <text:p text:style-name="P18"><text:span text:style-name="T177">тужила, ніжилась, жила</text:span><text:span text:style-name="T41"> (П,</text:span><text:span text:style-name="T2"> ІІ, 296)</text:span></text:p>
          </table:table-cell>
          <table:table-cell table:style-name="Dictionary.B2" office:value-type="string">
            <text:p text:style-name="P15">рясни́й</text:p>
            <text:p text:style-name="P18">-а, -е.</text:p>
            <text:p text:style-name="P18">2) Багатий, високий (про урожай). || <text:span text:style-name="T175">перен.</text:span> Плідний на що-небудь, чимсь.</text:p>
            <text:p text:style-name="P18"><text:span text:style-name="T125">5) </text:span><text:span text:style-name="T141">розм.</text:span><text:span text:style-name="T125"> Дуже яскравий, кольористий (про розцвітку чого-небудь)</text:span><text:span text:style-name="T163"> </text:span><text:soft-page-break/><text:span text:style-name="T163">(ВТСУМ,</text:span><text:span text:style-name="T128"> 1281)</text:span></text:p>
          </table:table-cell>
        </table:table-row>
        <table:table-row>
          <table:covered-table-cell/>
          <table:table-cell table:style-name="Dictionary.B2" office:value-type="string">
            <text:p text:style-name="P15">чоло́</text:p>
            <text:p text:style-name="P18"><text:span text:style-name="T149">-а, </text:span><text:span text:style-name="T153">с.</text:span></text:p>
            <text:p text:style-name="P18"><text:span text:style-name="T125">1) Верхня надочна частина обличчя людини; лоб. || </text:span><text:span text:style-name="T141">перен.</text:span><text:span text:style-name="T125"> Вершина гори, дерева і т. ін., верхівка чого-небудь</text:span><text:span text:style-name="T163"> (ВТСУМ,</text:span><text:span text:style-name="T127"> 1604)</text:span></text:p>
          </table:table-cell>
        </table:table-row>
        <table:table-row>
          <table:table-cell table:style-name="Dictionary.A2" table:number-rows-spanned="2" office:value-type="string">
            <text:p text:style-name="P59"><text:span text:style-name="T228">Самобіль</text:span></text:p>
            <text:p text:style-name="P59"><text:span text:style-name="T228"/></text:p>
            <text:p text:style-name="P61">Сто<text:span text:style-name="T263"> </text:span>ночей</text:p>
            <text:p text:style-name="P59"><text:span text:style-name="T232">п</text:span><text:span text:style-name="T232">опереду</text:span><text:span text:style-name="T233"> </text:span><text:span text:style-name="T232">і</text:span><text:span text:style-name="T233"> </text:span><text:span text:style-name="T232">сто</text:span><text:span text:style-name="T233"> </text:span><text:span text:style-name="T232">ночей</text:span><text:span text:style-name="T233"> </text:span><text:span text:style-name="T232">позаду,</text:span></text:p>
            <text:p text:style-name="P59"><text:span text:style-name="T232">а</text:span><text:span text:style-name="T233"> </text:span><text:span text:style-name="T232">межи</text:span><text:span text:style-name="T233"> </text:span><text:span text:style-name="T232">ними</text:span><text:span text:style-name="T233"> – </text:span><text:span text:style-name="T232">лялечка</text:span><text:span text:style-name="T233"> </text:span><text:span text:style-name="T232">німа:</text:span></text:p>
            <text:p text:style-name="P59"><text:span text:style-name="T232">р</text:span><text:span text:style-name="T232">озпечена,</text:span><text:span text:style-name="T233"> </text:span><text:span text:style-name="T232">аж</text:span><text:span text:style-name="T233"> </text:span><text:span text:style-name="T232">біла</text:span><text:span text:style-name="T233"> </text:span><text:span text:style-name="T232">з</text:span><text:span text:style-name="T233"> </text:span><text:span text:style-name="T234">самоболю</text:span><text:span text:style-name="T232">,</text:span></text:p>
            <text:p text:style-name="P59"><text:span text:style-name="T232">я</text:span><text:span text:style-name="T232">к</text:span><text:span text:style-name="T233"> </text:span><text:span text:style-name="T232">цятка</text:span><text:span text:style-name="T233"> </text:span><text:span text:style-name="T232">пекла,</text:span><text:span text:style-name="T233"> </text:span><text:span text:style-name="T232">лаконічний</text:span><text:span text:style-name="T233"> </text:span><text:span text:style-name="T232">крик</text:span></text:p>
            <text:p text:style-name="P59"><text:span text:style-name="T232">у</text:span><text:span text:style-name="T232">сесвіту,</text:span><text:span text:style-name="T233"> </text:span><text:span text:style-name="T232">маленький</text:span><text:span text:style-name="T233"> </text:span><text:span text:style-name="T232">шротик</text:span><text:span text:style-name="T233"> </text:span><text:span text:style-name="T232">сонця,</text:span></text:p>
            <text:p text:style-name="P59"><text:span text:style-name="T232">з</text:span><text:span text:style-name="T232">чужілий</text:span><text:span text:style-name="T233"> </text:span><text:span text:style-name="T232">і</text:span><text:span text:style-name="T233"> </text:span><text:span text:style-name="T232">заблуканий</text:span><text:span text:style-name="T233"> </text:span><text:span text:style-name="T232">у</text:span><text:span text:style-name="T233"> </text:span><text:span text:style-name="T232">тілі.</text:span></text:p>
            <text:p text:style-name="P61">Ти<text:span text:style-name="T263"> </text:span>ждеш<text:span text:style-name="T263"> </text:span>іще<text:span text:style-name="T263"> </text:span>народження<text:span text:style-name="T263"> </text:span>для<text:span text:style-name="T263"> </text:span>себе,</text:p>
            <text:p text:style-name="P59"><text:span text:style-name="T228">а</text:span><text:span text:style-name="T229"> </text:span><text:span text:style-name="T228">смерть</text:span><text:span text:style-name="T229"> </text:span><text:span text:style-name="T228">ввійшла</text:span><text:span text:style-name="T229"> </text:span><text:span text:style-name="T228">у</text:span><text:span text:style-name="T229"> </text:span><text:span text:style-name="T228">тебе</text:span><text:span text:style-name="T229"> </text:span><text:span text:style-name="T228">вже</text:span><text:span text:style-name="T229"> </text:span><text:span text:style-name="T228">давно.</text:span><text:span text:style-name="T229"> </text:span><text:span text:style-name="T235">[2;</text:span><text:span text:style-name="T236"> </text:span><text:span text:style-name="T235">155]</text:span></text:p>
          </table:table-cell>
          <table:table-cell table:style-name="Dictionary.B2" office:value-type="string">
            <text:p text:style-name="P14">сам</text:p>
            <text:p text:style-name="P18"><text:span text:style-name="T153">рідше </text:span><text:span text:style-name="T149">самий, сама, само </text:span><text:span text:style-name="T153">і </text:span><text:span text:style-name="T149">саме; </text:span><text:span text:style-name="T153">мн.</text:span><text:span text:style-name="T149"> сами </text:span><text:span text:style-name="T153">і </text:span><text:span text:style-name="T149">самі; </text:span><text:span text:style-name="T153">займ.</text:span><text:span text:style-name="T149"> </text:span><text:span text:style-name="T153">означ.</text:span></text:p>
            <text:p text:style-name="P67"><text:span text:style-name="T133">1) Уживається з </text:span><text:span text:style-name="T142">ім.</text:span><text:span text:style-name="T133"> чи </text:span><text:span text:style-name="T142">особ.</text:span><text:span text:style-name="T133"> </text:span><text:span text:style-name="T142">займ.</text:span><text:span text:style-name="T133">, вказуючи на особу чи предмет, що безпосередньо є джерелом чи об’єктом дії, стану. || Уживається для більшої конкретизації, вирізнення особи чи предмета; власне хтось; власне щось. || Уживається в </text:span><text:span text:style-name="T142">знач.</text:span><text:span text:style-name="T133"> не хто інший, як, хтось власною особою. || Уживається для підкреслення, що дія або стан поширюються й на визначувану особу чи предмет; теж, також, і (й). || Уживається самостійно, заступаючи </text:span><text:span text:style-name="T142">ім.</text:span><text:span text:style-name="T133"> чи </text:span><text:span text:style-name="T142">особ.</text:span><text:span text:style-name="T133"> </text:span><text:span text:style-name="T142">займ.</text:span><text:span text:style-name="T133"> || Уживається на позначення відокремлення особи чи предмета від інших осіб або предметів (</text:span><text:span text:style-name="T142">перев.</text:span><text:span text:style-name="T133"> зі </text:span><text:span text:style-name="T142">спол.</text:span><text:span text:style-name="T133"> «а»)</text:span><text:span text:style-name="T147"> (ВТСУМ,</text:span><text:span text:style-name="T134"> 1286)</text:span></text:p>
          </table:table-cell>
        </table:table-row>
        <table:table-row>
          <table:covered-table-cell/>
          <table:table-cell table:style-name="Dictionary.B2" office:value-type="string">
            <text:p text:style-name="P18"><text:span text:style-name="T51">бі́ль </text:span><text:span text:style-name="T187">(див. </text:span><text:span text:style-name="T51">БІ́ЛЬ-ЖАДА́</text:span><text:span text:style-name="T187">)</text:span></text:p>
          </table:table-cell>
        </table:table-row>
        <text:soft-page-break/>
        <table:table-row>
          <table:table-cell table:style-name="Dictionary.A2" table:number-rows-spanned="2" office:value-type="string">
            <text:p text:style-name="P14">САМОВИВИ́ЩЕННЯ</text:p>
            <text:p text:style-name="P18">-я, <text:span text:style-name="T176">ім., с., інд.-авт.,</text:span></text:p>
            <text:p text:style-name="P18"><text:span text:style-name="T9">утворене способом основословоскладання, похідне від слів:</text:span><text:span text:style-name="T195"> </text:span><text:span text:style-name="T52">сáмо</text:span><text:span text:style-name="T195">... і </text:span><text:span text:style-name="T52">ви́вищення.</text:span></text:p>
            <text:p text:style-name="P19">Оце, життя, твої дороги</text:p>
            <text:p text:style-name="P18"><text:span text:style-name="T179">самовивищень</text:span><text:span text:style-name="T177">, як наруг</text:span><text:span text:style-name="T41"> (П,</text:span><text:span text:style-name="T2"> ІІ, 107)</text:span></text:p>
          </table:table-cell>
          <table:table-cell table:style-name="Dictionary.B2" office:value-type="string">
            <text:p text:style-name="P18"><text:span text:style-name="T52">сáмо... </text:span><text:span text:style-name="T191">(див. </text:span><text:span text:style-name="T52">САМОВИВИ́ЩЕННЯ</text:span><text:span text:style-name="T191">)</text:span></text:p>
          </table:table-cell>
        </table:table-row>
        <table:table-row>
          <table:covered-table-cell/>
          <table:table-cell table:style-name="Dictionary.B2" office:value-type="string">
            <text:p text:style-name="P15">ви́вищення</text:p>
            <text:p text:style-name="P18"><text:span text:style-name="T149">-я, </text:span><text:span text:style-name="T153">с.</text:span></text:p>
            <text:p text:style-name="P18"><text:span text:style-name="T150">Дія за знач. вивищувати, вивищуватися, ви́вищити і ви́вищитися</text:span><text:span text:style-name="T161"> (ВТСУМ,</text:span><text:span text:style-name="T151"> 129)</text:span></text:p>
          </table:table-cell>
        </table:table-row>
        <table:table-row>
          <table:table-cell table:style-name="Dictionary.A2" table:number-rows-spanned="2" office:value-type="string">
            <text:p text:style-name="P59"><text:span text:style-name="T228">Самовигнання</text:span></text:p>
            <text:p text:style-name="P59"><text:span text:style-name="T228"/></text:p>
            <text:p text:style-name="P61">Утрачені<text:span text:style-name="T263"> </text:span>останні<text:span text:style-name="T263"> </text:span>сподівання.</text:p>
            <text:p text:style-name="P61">Нарешті<text:span text:style-name="T263"> – </text:span>вільний,<text:span text:style-name="T263"> </text:span>вільний,<text:span text:style-name="T263"> </text:span>вільний<text:span text:style-name="T263"> </text:span>ти.</text:p>
            <text:p text:style-name="P59"><text:span text:style-name="T232">Тож</text:span><text:span text:style-name="T233"> </text:span><text:span text:style-name="T232">приспішись,</text:span><text:span text:style-name="T233"> </text:span><text:span text:style-name="T232">йдучи</text:span><text:span text:style-name="T233"> </text:span><text:span text:style-name="T232">в</text:span><text:span text:style-name="T233"> </text:span><text:span text:style-name="T234">самовигнання</text:span><text:span text:style-name="T232">:</text:span></text:p>
            <text:p text:style-name="P59"><text:span text:style-name="T232">б</text:span><text:span text:style-name="T232">езжально</text:span><text:span text:style-name="T233"> </text:span><text:span text:style-name="T232">спалюй,</text:span><text:span text:style-name="T233"> </text:span><text:span text:style-name="T232">душу</text:span><text:span text:style-name="T233"> </text:span><text:span text:style-name="T232">спалюй,</text:span><text:span text:style-name="T233"> </text:span><text:span text:style-name="T232">спалюй</text:span></text:p>
            <text:p text:style-name="P59"><text:span text:style-name="T228">с</text:span><text:span text:style-name="T228">вій</text:span><text:span text:style-name="T229"> </text:span><text:span text:style-name="T228">найчистіший,</text:span><text:span text:style-name="T229"> </text:span><text:span text:style-name="T228">горній</text:span><text:span text:style-name="T229"> </text:span><text:span text:style-name="T228">біль</text:span><text:span text:style-name="T229"> </text:span><text:span text:style-name="T228">-</text:span><text:span text:style-name="T229"> </text:span><text:span text:style-name="T228">пали.</text:span><text:span text:style-name="T229"> </text:span><text:span text:style-name="T235">[2;</text:span><text:span text:style-name="T236"> </text:span><text:span text:style-name="T235">178]</text:span></text:p>
          </table:table-cell>
          <table:table-cell table:style-name="Dictionary.B2" office:value-type="string">
            <text:p text:style-name="P18"><text:span text:style-name="T52">сáмо... </text:span><text:span text:style-name="T191">(див. </text:span><text:span text:style-name="T52">САМОВИВИ́ЩЕННЯ</text:span><text:span text:style-name="T191">)</text:span></text:p>
          </table:table-cell>
        </table:table-row>
        <table:table-row>
          <table:covered-table-cell/>
          <table:table-cell table:style-name="Dictionary.B2" office:value-type="string">
            <text:h text:style-name="P157" text:outline-level="2"><text:span text:style-name="T49">вигн</text:span><text:span text:style-name="T264">а</text:span><text:span text:style-name="T49">ння</text:span></text:h>
            <text:p text:style-name="P72"><text:a xlink:type="simple" xlink:href="http://www.lingvo.ua/uk/LingvoDictionaries/Details?dictionary=Explanatory%20(Uk-Uk)"><text:span text:style-name="T171">Explanatory (Uk-Uk)</text:span></text:a></text:p>
            <text:p text:style-name="P73"><text:span text:style-name="T265">-я, </text:span><text:span text:style-name="T266">с.</text:span></text:p>
            <text:p text:style-name="P78"><text:span text:style-name="T121">1) Дія за знач. </text:span><text:a xlink:type="simple" xlink:href="http://www.lingvo.ua/uk/Translate/uk-uk/вигнати"><text:span text:style-name="T170">вигнати</text:span></text:a><text:span text:style-name="T121"> 1).</text:span></text:p>
            <text:p text:style-name="P75"><text:span text:style-name="T103">2) Стан, становище вигнанця; заслання.</text:span></text:p>
          </table:table-cell>
        </table:table-row>
        <table:table-row>
          <table:table-cell table:style-name="Dictionary.A2" table:number-rows-spanned="2" office:value-type="string">
            <text:p text:style-name="P14">САМОВÓЛЯ</text:p>
            <text:p text:style-name="P18">-і, <text:span text:style-name="T176">ім., ж., інд.-авт.,</text:span></text:p>
            <text:p text:style-name="P18"><text:span text:style-name="T9">утворене способом основословоскладання, похідне від </text:span><text:span text:style-name="T9">слів:</text:span><text:span text:style-name="T195"> </text:span><text:span text:style-name="T52">сáмо</text:span><text:span text:style-name="T195">... і </text:span><text:span text:style-name="T52">вóля.</text:span></text:p>
            <text:p text:style-name="P19">Червона барка в чорноводді<text:span text:style-name="T206"> </text:span>доль</text:p>
            <text:p text:style-name="P19">загубиться. І фенікс довгоногий</text:p>
            <text:p text:style-name="P19">перенесе тебе в ясні чертоги</text:p>
            <text:p text:style-name="P18"><text:span text:style-name="T177">від </text:span><text:span text:style-name="T179">самоволь</text:span><text:span text:style-name="T177">, покори і сваволь</text:span><text:span text:style-name="T41"> </text:span><text:soft-page-break/><text:span text:style-name="T41">(П,</text:span><text:span text:style-name="T2"> І, 56)</text:span></text:p>
          </table:table-cell>
          <table:table-cell table:style-name="Dictionary.B2" office:value-type="string">
            <text:p text:style-name="P18"><text:span text:style-name="T52">сáмо... </text:span><text:span text:style-name="T191">(див. 129)</text:span></text:p>
          </table:table-cell>
        </table:table-row>
        <table:table-row>
          <table:covered-table-cell/>
          <table:table-cell table:style-name="Dictionary.B2" office:value-type="string">
            <text:p text:style-name="P15">во́ля</text:p>
            <text:p text:style-name="P18"><text:span text:style-name="T149">-і, </text:span><text:span text:style-name="T153">ж.</text:span></text:p>
            <text:p text:style-name="P18"><text:span text:style-name="T125">5) Свобода, незалежність; </text:span><text:span text:style-name="T141">прот.</text:span><text:span text:style-name="T125"> неволя, рабство. || Перебування не під арештом, не в клітці, не на ланцюгу і т. ін. </text:span><text:span text:style-name="T163">(ВТСУМ,</text:span><text:span text:style-name="T127"> 202)</text:span></text:p>
          </table:table-cell>
        </table:table-row>
        <table:table-row>
          <table:table-cell table:style-name="Dictionary.A2" table:number-rows-spanned="2" office:value-type="string">
            <text:p text:style-name="P14">САМОВОСКРЕСÍННЯ</text:p>
            <text:p text:style-name="P18">-я, <text:span text:style-name="T176">ім., с., інд.-авт.,</text:span></text:p>
            <text:p text:style-name="P18"><text:span text:style-name="T9">утворене способом основословоскладання, похідне від слів:</text:span><text:span text:style-name="T195"> </text:span><text:span text:style-name="T52">сáмо</text:span><text:span text:style-name="T195">... і </text:span><text:span text:style-name="T52">воскресíння.</text:span></text:p>
            <text:p text:style-name="P19">…перейде крізь страстотерпця тіні</text:p>
            <text:p text:style-name="P19">пророк, свого цураючись лиця,</text:p>
            <text:p text:style-name="P19">в передчуванні віщого кінця</text:p>
            <text:p text:style-name="P18"><text:span text:style-name="T177">самоофіри й </text:span><text:span text:style-name="T179">самовоскресіння</text:span><text:span text:style-name="T41"> (П,</text:span><text:span text:style-name="T2"> ІІ, 150)</text:span></text:p>
          </table:table-cell>
          <table:table-cell table:style-name="Dictionary.B2" office:value-type="string">
            <text:p text:style-name="P18"><text:span text:style-name="T52">сáмо... </text:span><text:span text:style-name="T191">(див. </text:span><text:span text:style-name="T52">САМОВИВИ́ЩЕННЯ</text:span><text:span text:style-name="T191">)</text:span></text:p>
          </table:table-cell>
        </table:table-row>
        <table:table-row>
          <table:covered-table-cell/>
          <table:table-cell table:style-name="Dictionary.B2" office:value-type="string">
            <text:p text:style-name="P15">воскресі́ння</text:p>
            <text:p text:style-name="P18"><text:span text:style-name="T149">-я, </text:span><text:span text:style-name="T153">с.</text:span></text:p>
            <text:p text:style-name="P18">Дія і стан за знач. воскреснути <text:span text:style-name="T203">(ВТСУМ, 203)</text:span></text:p>
          </table:table-cell>
        </table:table-row>
        <table:table-row>
          <table:table-cell table:style-name="Dictionary.A2" table:number-rows-spanned="2" office:value-type="string">
            <text:p text:style-name="P14">САМОВТÉЧА</text:p>
            <text:p text:style-name="P18">-і, <text:span text:style-name="T176">ім., ж., інд.-авт.,</text:span></text:p>
            <text:p text:style-name="P18"><text:span text:style-name="T9">утворене способом основословоскладання, похідне від слів:</text:span><text:span text:style-name="T195"> </text:span><text:span text:style-name="T52">сáмо</text:span><text:span text:style-name="T195">... і </text:span><text:span text:style-name="T52">втéча.</text:span></text:p>
            <text:p text:style-name="P19">Доброму і злому</text:p>
            <text:p text:style-name="P19">кажи межу і позначи шляхи</text:p>
            <text:p text:style-name="P18"><text:span text:style-name="T177">для </text:span><text:span text:style-name="T179">самовтечі</text:span><text:span text:style-name="T41"> (П,</text:span><text:span text:style-name="T2"> ІІ, 136)</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7">уте́ча</text:p>
            <text:p text:style-name="P18"><text:span text:style-name="T132">(вте́ча), -і, </text:span><text:span text:style-name="T143">ж.</text:span></text:p>
            <text:p text:style-name="P18">1) Швидкий відхід, біг, від’їзд і т. ін. з метою уникнення небезпеки, неприємного становища тощо.</text:p>
            <text:p text:style-name="P18">2) Таємний самовільний відхід, від’їзд<text:span text:style-name="T39"> (ВТСУМ,</text:span> 1519)</text:p>
          </table:table-cell>
        </table:table-row>
        <table:table-row>
          <table:table-cell table:style-name="Dictionary.A2" table:number-rows-spanned="2" office:value-type="string">
            <text:p text:style-name="P14">САМОДÓКÍР</text:p>
            <text:p text:style-name="P18">самодóкóру, <text:span text:style-name="T176">ім., ч., інд.-авт.,</text:span></text:p>
            <text:p text:style-name="P18"><text:span text:style-name="T9">утворене способом основословоскладання, похідне від </text:span><text:span text:style-name="T9">слів:</text:span><text:span text:style-name="T195"> </text:span><text:span text:style-name="T52">сáмо</text:span><text:span text:style-name="T195">... і </text:span><text:span text:style-name="T52">дóкíр.</text:span></text:p>
            <text:p text:style-name="P19">Не вір — ні долі, ні собі не вір,</text:p>
            <text:p text:style-name="P19">а спроневіра і <text:span text:style-name="T50">самодокір</text:span></text:p>
            <text:p text:style-name="P19"><text:soft-page-break/>і змерзлий крик, що грудкою у горлі</text:p>
            <text:p text:style-name="P19">засів мов кляп — то все неначе дріт</text:p>
            <text:p text:style-name="P18"><text:span text:style-name="T177">колючий</text:span><text:span text:style-name="T41"> (П,</text:span><text:span text:style-name="T2"> ІІ, 290)</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до́кі́р</text:p>
            <text:p text:style-name="P18"><text:span text:style-name="T149">до́ко́ру, </text:span><text:span text:style-name="T153">ч.</text:span></text:p>
            <text:p text:style-name="P18">Висловлене кому-небудь або передане в інший спосіб звинувачення в чомусь, незадоволення чимось і т. ін. <text:span text:style-name="T39">(ВТСУМ,</text:span><text:span text:style-name="T193"> 313)</text:span></text:p>
          </table:table-cell>
        </table:table-row>
        <table:table-row>
          <table:table-cell table:style-name="Dictionary.A2" table:number-rows-spanned="2" office:value-type="string">
            <text:p text:style-name="P14">САМОДОСÁДА</text:p>
            <text:p text:style-name="P18">-и, <text:span text:style-name="T176">ім., ж., інд.-авт.,</text:span></text:p>
            <text:p text:style-name="P18"><text:span text:style-name="T9">утворене способом основословоскладання, похідне від </text:span><text:span text:style-name="T9">слів:</text:span><text:span text:style-name="T195"> </text:span><text:span text:style-name="T52">сáмо</text:span><text:span text:style-name="T195">... і </text:span><text:span text:style-name="T52">досáда.</text:span></text:p>
            <text:p text:style-name="P19">…в мить крутого самопочезання</text:p>
            <text:p text:style-name="P19">він надто пильно стежив шлях утрат, - </text:p>
            <text:p text:style-name="P19">лиш так його спотворило дерзання</text:p>
            <text:p text:style-name="P19">тим виразом вибачливих жалів,</text:p>
            <text:p text:style-name="P18"><text:span text:style-name="T179">самодосад</text:span><text:span text:style-name="T177">…</text:span><text:span text:style-name="T40"> (П,</text:span><text:span text:style-name="T2"> І, 55)</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доса́да</text:p>
            <text:p text:style-name="P18"><text:span text:style-name="T149">-и, </text:span><text:span text:style-name="T153">ж.</text:span></text:p>
            <text:p text:style-name="P18">1) Почуття невдоволення, гіркоти, викликане чим-небудь<text:span text:style-name="T39"> (ВТСУМ,</text:span><text:span text:style-name="T193"> 321)</text:span></text:p>
          </table:table-cell>
        </table:table-row>
        <table:table-row>
          <table:table-cell table:style-name="Dictionary.A2" table:number-rows-spanned="2" office:value-type="string">
            <text:p text:style-name="P14">САМОДОХÓДЖЕННЯ</text:p>
            <text:p text:style-name="P18">-я, <text:span text:style-name="T176">ім., с., інд.-авт.,</text:span></text:p>
            <text:p text:style-name="P18"><text:span text:style-name="T9">утворене способом основословоскладання, похідне від слів:</text:span><text:span text:style-name="T195"> </text:span><text:span text:style-name="T52">сáмо</text:span><text:span text:style-name="T195">... і </text:span><text:span text:style-name="T52">дохóдження.</text:span></text:p>
            <text:p text:style-name="P19">Там крила птаства рясно миготіли,</text:p>
            <text:p text:style-name="P19">мережилася зелень дивновзором,</text:p>
            <text:p text:style-name="P19">а душу вже поймав <text:span text:style-name="T50">самодоходжень</text:span></text:p>
            <text:p text:style-name="P18"><text:span text:style-name="T177">зухвалий холод і зухвалий жах</text:span><text:span text:style-name="T41"> (П,</text:span><text:span text:style-name="T2"> ІІ, 118)</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дохо́дження</text:p>
            <text:p text:style-name="P18"><text:span text:style-name="T149">-я, </text:span><text:span text:style-name="T153">с.</text:span></text:p>
            <text:p text:style-name="P18">Дія за знач. доходити<text:span text:style-name="T39"> (ВТСУМ,</text:span><text:span text:style-name="T203"> 324)</text:span></text:p>
          </table:table-cell>
        </table:table-row>
        <table:table-row>
          <table:table-cell table:style-name="Dictionary.A2" table:number-rows-spanned="2" office:value-type="string">
            <text:p text:style-name="P14">САМОЗАБОРÓНА</text:p>
            <text:p text:style-name="P18">-и, <text:span text:style-name="T176">ім., ж., інд.-авт.,</text:span></text:p>
            <text:p text:style-name="P18"><text:soft-page-break/><text:span text:style-name="T9">утворене способом основословоскладання, похідне від слів:</text:span><text:span text:style-name="T195"> </text:span><text:span text:style-name="T52">сáмо</text:span><text:span text:style-name="T195">... і </text:span><text:span text:style-name="T52">заборóна.</text:span></text:p>
            <text:p text:style-name="P19">Нам ряд утрачено. Раптових спроб</text:p>
            <text:p text:style-name="P19">назубрені шпилі — ото єдине,</text:p>
            <text:p text:style-name="P19">що вирвалося з <text:span text:style-name="T50">самозаборон</text:span>,</text:p>
            <text:p text:style-name="P18"><text:span text:style-name="T177">які дарують небеса щедротні…</text:span><text:span text:style-name="T40"> </text:span><text:span text:style-name="T40">(П,</text:span><text:span text:style-name="T2"> ІІ, 100)</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заборо́на</text:p>
            <text:p text:style-name="P18"><text:soft-page-break/><text:span text:style-name="T149">-и, </text:span><text:span text:style-name="T153">ж.</text:span></text:p>
            <text:p text:style-name="P18">1) Наказ не робити чого-небудь<text:span text:style-name="T39"> (ВТСУМ,</text:span><text:span text:style-name="T193"> 376)</text:span></text:p>
          </table:table-cell>
        </table:table-row>
        <table:table-row>
          <table:table-cell table:style-name="Dictionary.A2" table:number-rows-spanned="2" office:value-type="string">
            <text:p text:style-name="P14">САМОНАБЛИ́ЖЕННЯ</text:p>
            <text:p text:style-name="P18">-я, <text:span text:style-name="T176">ім., с., інд.-авт.,</text:span></text:p>
            <text:p text:style-name="P18"><text:span text:style-name="T9">утворене способом основословоскладання, похідне від слів:</text:span><text:span text:style-name="T195"> </text:span><text:span text:style-name="T52">сáмо</text:span><text:span text:style-name="T195">... і </text:span><text:span text:style-name="T52">набли́ження.</text:span></text:p>
            <text:p text:style-name="P19">…весь той чар</text:p>
            <text:p text:style-name="P19"><text:span text:style-name="T50">самонаближень</text:span>, упізнань і врочень,</text:p>
            <text:p text:style-name="P19">що визріли у невіді душевній</text:p>
            <text:p text:style-name="P19">і стежать стежать стежать зизим оком,</text:p>
            <text:p text:style-name="P18"><text:span text:style-name="T177">ачи я втраплю на свою стежу…</text:span><text:span text:style-name="T40"> (П,</text:span><text:span text:style-name="T2"> І, 121)</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набли́ження</text:p>
            <text:p text:style-name="P18"><text:span text:style-name="T149">-я, </text:span><text:span text:style-name="T153">с.</text:span></text:p>
            <text:p text:style-name="P18">Дія за знач. наблизити, наближати і наблизитися, наближатися<text:span text:style-name="T39"> (ВТСУМ,</text:span><text:span text:style-name="T203"> 701)</text:span></text:p>
          </table:table-cell>
        </table:table-row>
        <table:table-row>
          <table:table-cell table:style-name="Dictionary.A2" table:number-rows-spanned="2" office:value-type="string">
            <text:p text:style-name="P14">САМОНАРІКÁННЯ</text:p>
            <text:p text:style-name="P18">-я, <text:span text:style-name="T176">ім., с., інд.-авт.,</text:span></text:p>
            <text:p text:style-name="P18"><text:span text:style-name="T9">утворене способом основословоскладання, похідне від слів:</text:span><text:span text:style-name="T195"> </text:span><text:span text:style-name="T52">сáмо</text:span><text:span text:style-name="T195">... і </text:span><text:span text:style-name="T52">нарікáння.</text:span></text:p>
            <text:p text:style-name="P19">Ні, не впадай у біль — до <text:soft-page-break/><text:span text:style-name="T50">самонаріканняи</text:span>.</text:p>
            <text:p text:style-name="P18"><text:span text:style-name="T177">О, не впадай у біль — його, як меч, піднось</text:span><text:span text:style-name="T41"> (П,</text:span><text:span text:style-name="T2"> ІІ, 155)</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наріка́ння</text:p>
            <text:p text:style-name="P18"><text:span text:style-name="T149">-я, </text:span><text:span text:style-name="T153">с.</text:span></text:p>
            <text:p text:style-name="P18">Дія за знач. нарікати<text:span text:style-name="T39"> (ВТСУМ,</text:span><text:span text:style-name="T203"> 733)</text:span></text:p>
          </table:table-cell>
        </table:table-row>
        <table:table-row>
          <table:table-cell table:style-name="Dictionary.A2" table:number-rows-spanned="2" office:value-type="string">
            <text:p text:style-name="P14">САМОНАРÓДЖЕННЯ</text:p>
            <text:p text:style-name="P18">-я, <text:span text:style-name="T176">ім., с., інд.-авт.,</text:span></text:p>
            <text:p text:style-name="P18"><text:span text:style-name="T9">утворене способом </text:span><text:span text:style-name="T9">основословоскладання, похідне від </text:span><text:span text:style-name="T9">слів:</text:span><text:span text:style-name="T195"> </text:span><text:span text:style-name="T52">сáмо</text:span><text:span text:style-name="T195">... і </text:span><text:span text:style-name="T52">нарóдження.</text:span></text:p>
            <text:p text:style-name="P19">Оце <text:span text:style-name="T50">самонародження</text:span> твоє</text:p>
            <text:p text:style-name="P19">то голос смерті: пристарайся, брате,</text:p>
            <text:p text:style-name="P19">бо вже заходить час твій вирушати,</text:p>
            <text:p text:style-name="P18"><text:span text:style-name="T177">пора і дописати житіє</text:span><text:span text:style-name="T41"> (П,</text:span><text:span text:style-name="T2"> ІІ, 117)</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наро́дження</text:p>
            <text:p text:style-name="P18"><text:span text:style-name="T149">-я, </text:span><text:span text:style-name="T153">с.</text:span></text:p>
            <text:p text:style-name="P18">1) Дія за знач. народити, народжувати і народитися, народжуватися. || Час появи на світ<text:span text:style-name="T39"> (ВТСУМ,</text:span><text:span text:style-name="T203"> 733)</text:span></text:p>
          </table:table-cell>
        </table:table-row>
        <table:table-row>
          <table:table-cell table:style-name="Dictionary.A2" table:number-rows-spanned="2" office:value-type="string">
            <text:p text:style-name="P14">САМОНАРОСТÁТИ</text:p>
            <text:p text:style-name="P18">-áю, -áєш, <text:span text:style-name="T177">дієсл., недок., перех., інд.-авт.,</text:span></text:p>
            <text:p text:style-name="P18">утворене способом основословоскладання, похідне від слів: сáмо... і наростáти</text:p>
            <text:p text:style-name="P19">Неначе дзвін — поезія. Гуде</text:p>
            <text:p text:style-name="P18"><text:span text:style-name="T177">і </text:span><text:span text:style-name="T179">самонаростає</text:span><text:span text:style-name="T177"> аж до повні…</text:span><text:span text:style-name="T40"> (П,</text:span><text:span text:style-name="T2"> ІІ, 150)</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нароста́ти</text:p>
            <text:p text:style-name="P18"><text:span text:style-name="T149">-ає, </text:span><text:span text:style-name="T153">недок.</text:span><text:span text:style-name="T149">, нарости, -те; </text:span><text:span text:style-name="T153">мин. ч.</text:span><text:span text:style-name="T149"> наріс, наросла, наросло; </text:span><text:span text:style-name="T153">док.</text:span></text:p>
            <text:p text:style-name="P18"><text:span text:style-name="T125">3) </text:span><text:span text:style-name="T141">перен.</text:span><text:span text:style-name="T125"> Збільшувати свій об’єм, свою кількість, силу вияву і т. ін. </text:span><text:span text:style-name="T163">(ВТСУМ,</text:span><text:span text:style-name="T127"> 733-734)</text:span></text:p>
          </table:table-cell>
        </table:table-row>
        <table:table-row>
          <table:table-cell table:style-name="Dictionary.A2" table:number-rows-spanned="2" office:value-type="string">
            <text:p text:style-name="P14">САМООФÍРА</text:p>
            <text:p text:style-name="P18">-и, <text:span text:style-name="T176">ім., ж., інд.-авт.,</text:span></text:p>
            <text:p text:style-name="P18"><text:span text:style-name="T9">утворене способом основословоскладання, похідне від </text:span><text:soft-page-break/><text:span text:style-name="T9">слів:</text:span><text:span text:style-name="T195"> </text:span><text:span text:style-name="T52">сáмо</text:span><text:span text:style-name="T195">... і </text:span><text:span text:style-name="T50">офíра.</text:span></text:p>
            <text:p text:style-name="P19">…перейде крізь страстотерпця тіні</text:p>
            <text:p text:style-name="P19">пророк, свого цураючись лиця,</text:p>
            <text:p text:style-name="P19">в передчуванні віщого кінця</text:p>
            <text:p text:style-name="P18"><text:span text:style-name="T179">самоофіри</text:span><text:span text:style-name="T177"> й самовоскресіння</text:span><text:span text:style-name="T41"> (П,</text:span><text:span text:style-name="T2"> ІІ, 150)</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21">же́ртва (офі́ра)</text:p>
            <text:p text:style-name="P18"><text:span text:style-name="T149">-и, </text:span><text:span text:style-name="T153">ж.</text:span></text:p>
            <text:p text:style-name="P18">1) За релігійними обрядами деяких <text:soft-page-break/>народів — предмет або жива істота, яких приносили в дар богам<text:span text:style-name="T39"> (ВТСУМ,</text:span><text:span text:style-name="T193"> 366)</text:span></text:p>
          </table:table-cell>
        </table:table-row>
        <table:table-row>
          <table:table-cell table:style-name="Dictionary.A2" table:number-rows-spanned="2" office:value-type="string">
            <text:p text:style-name="P14">САМОПАЛÁННЯ</text:p>
            <text:p text:style-name="P18">-я, <text:span text:style-name="T176">ім., с., інд.-авт.,</text:span></text:p>
            <text:p text:style-name="P18"><text:span text:style-name="T9">утворене способом основословоскладання, похідне від слів:</text:span><text:span text:style-name="T195"> </text:span><text:span text:style-name="T52">сáмо</text:span><text:span text:style-name="T195">... і </text:span><text:span text:style-name="T52">палáння.</text:span></text:p>
            <text:p text:style-name="P19">О як нестерпно хочеться подовжень</text:p>
            <text:p text:style-name="P18"><text:span text:style-name="T177">і невигасного </text:span><text:span text:style-name="T179">самопалання</text:span><text:span text:style-name="T177">!</text:span><text:span text:style-name="T40"> (П,</text:span><text:span text:style-name="T2"> ІІ, 130)</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пала́ння</text:p>
            <text:p text:style-name="P18"><text:span text:style-name="T149">-я, </text:span><text:span text:style-name="T153">с.</text:span></text:p>
            <text:p text:style-name="P18">Дія за знач. палати<text:span text:style-name="T39"> (ВТСУМ,</text:span><text:span text:style-name="T203"> 876)</text:span></text:p>
          </table:table-cell>
        </table:table-row>
        <table:table-row>
          <table:table-cell table:style-name="Dictionary.A2" table:number-rows-spanned="2" office:value-type="string">
            <text:p text:style-name="P14">САМОПЕРЕРОСТÁННЯ</text:p>
            <text:p text:style-name="P18">-я, <text:span text:style-name="T177">ім., с., інд.-авт.,</text:span></text:p>
            <text:p text:style-name="P18"><text:span text:style-name="T9">утворене способом основословоскладання, похідне від слів:</text:span><text:span text:style-name="T195"> </text:span><text:span text:style-name="T52">сáмо</text:span><text:span text:style-name="T195">... і </text:span><text:span text:style-name="T52">переростáння.</text:span></text:p>
            <text:p text:style-name="P19">Отак: живи — і скній, живи — і скній,</text:p>
            <text:p text:style-name="P19">і як дійдеш <text:span text:style-name="T51">самопереростання</text:span>,</text:p>
            <text:p text:style-name="P19">і як збагнеш: ти власна жертва й кат,</text:p>
            <text:p text:style-name="P19">тоді збагнеш і смерть, як припадання</text:p>
            <text:p text:style-name="P18"><text:span text:style-name="T177">до обрію, як утрату всіх утрат</text:span><text:span text:style-name="T41"> </text:span><text:soft-page-break/><text:span text:style-name="T41">(П,</text:span><text:span text:style-name="T2"> І, 203)</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перероста́ння</text:p>
            <text:p text:style-name="P18"><text:span text:style-name="T149">-я, </text:span><text:span text:style-name="T153">с.</text:span></text:p>
            <text:p text:style-name="P18">Дія за знач. переростати, перерости<text:span text:style-name="T39"> (ВТСУМ,</text:span><text:span text:style-name="T203"> 926)</text:span></text:p>
          </table:table-cell>
        </table:table-row>
        <table:table-row>
          <table:table-cell table:style-name="Dictionary.A2" table:number-rows-spanned="2" office:value-type="string">
            <text:p text:style-name="P14">САМОПІДТВÉРДЖУВАТИ</text:p>
            <text:p text:style-name="P18">-ую, -уєш, <text:span text:style-name="T177">дієсл., недок., перех., інд.-авт.,</text:span></text:p>
            <text:p text:style-name="P18"><text:span text:style-name="T9">утворене способом основословоскладання, похідне від </text:span><text:span text:style-name="T9">слів:</text:span><text:span text:style-name="T195"> </text:span><text:span text:style-name="T52">сáмо</text:span><text:span text:style-name="T195">... і </text:span><text:span text:style-name="T52">підтвéрджувати.</text:span></text:p>
            <text:p text:style-name="P19">Ще, слава Богу, тьмяний стовбур совісті</text:p>
            <text:p text:style-name="P19">признатись може весь до незбагненного,</text:p>
            <text:p text:style-name="P19">котре <text:span text:style-name="T50">самопідтверджує</text:span> її</text:p>
            <text:p text:style-name="P18"><text:span text:style-name="T177">і втаємничує…</text:span><text:span text:style-name="T40"> (П,</text:span><text:span text:style-name="T2"> ІІ, 101)</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підтве́рджувати</text:p>
            <text:p text:style-name="P18"><text:span text:style-name="T149">-ую, -уєш, </text:span><text:span text:style-name="T153">недок.</text:span><text:span text:style-name="T149">, підтвердити, -джу, -диш, </text:span><text:span text:style-name="T153">док.</text:span><text:span text:style-name="T149">, </text:span><text:span text:style-name="T153">перех.</text:span><text:span text:style-name="T149"> </text:span><text:span text:style-name="T153">і без додатка</text:span><text:span text:style-name="T149">.</text:span></text:p>
            <text:p text:style-name="P18">Визнавати, засвідчувати правильність, достовірність, істинність чого-небудь. || Доводити достовірність, істинність чого-небудь, підкріплюючи фактами, доказами і т. ін. || Служити доказом правильності, істинності чого-небудь<text:span text:style-name="T39"> (ВТСУМ,</text:span><text:span text:style-name="T193"> 967)</text:span></text:p>
          </table:table-cell>
        </table:table-row>
        <table:table-row>
          <table:table-cell table:style-name="Dictionary.A2" table:number-rows-spanned="2" office:value-type="string">
            <text:p text:style-name="P14">САМОПОГИ́БА</text:p>
            <text:p text:style-name="P18">-и, <text:span text:style-name="T176">ім., ж., інд.-авт.,</text:span></text:p>
            <text:p text:style-name="P18"><text:span text:style-name="T207">утворене способом основословоскладання, похідне від слів:</text:span><text:span text:style-name="T195"> </text:span><text:span text:style-name="T52">сáмо</text:span><text:span text:style-name="T195">... і </text:span><text:span text:style-name="T52">поги́ба.</text:span></text:p>
            <text:p text:style-name="P19">Господи, Господи, о осторонь</text:p>
            <text:p text:style-name="P19">душі гулкі, що, заслухані в тугу,</text:p>
            <text:p text:style-name="P19">немочі власної люблять наругу,</text:p>
            <text:p text:style-name="P18"><text:span text:style-name="T179">самопогиби</text:span><text:span text:style-name="T177"> високий огонь</text:span><text:span text:style-name="T41"> (П,</text:span><text:span text:style-name="T2"> ІІ, 74-75)</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Поги́бель (поги́ба)</text:p>
            <text:p text:style-name="P18"><text:span text:style-name="T153">і рідко </text:span><text:span text:style-name="T149">погибіль, -і, </text:span><text:span text:style-name="T153">ж.</text:span></text:p>
            <text:p text:style-name="P18"><text:span text:style-name="T125">Передчасна, насильницька смерть; гибель. || Руйнування, занепад, знищення чого-небудь. || </text:span><text:span text:style-name="T141">перен.</text:span><text:span text:style-name="T125"> Кінець існування чого-небудь; зникнення. </text:span><text:span text:style-name="T141">Згинати в три погибелі</text:span><text:span text:style-name="T163"> (ВТСУМ,</text:span><text:span text:style-name="T127"> 1003)</text:span></text:p>
          </table:table-cell>
        </table:table-row>
        <table:table-row>
          <table:table-cell table:style-name="Dictionary.A2" table:number-rows-spanned="2" office:value-type="string">
            <text:p text:style-name="P14">САМОПОДÓВЖЕНИЙ</text:p>
            <text:p text:style-name="P18"><text:span text:style-name="T6">-а, -е,</text:span><text:span text:style-name="T176"> </text:span><text:span text:style-name="T177">прикм., інд.-авт.,</text:span></text:p>
            <text:p text:style-name="P18">утворене способом <text:soft-page-break/>основословоскладання, похідне від слів: <text:span text:style-name="T51">сáмо</text:span>... і <text:span text:style-name="T51">подóвжений.</text:span></text:p>
            <text:p text:style-name="P19">Хто б збагнув</text:p>
            <text:p text:style-name="P19">оці дороги — без кінця і краю</text:p>
            <text:p text:style-name="P18"><text:span text:style-name="T179">самоподовжені</text:span><text:span text:style-name="T177">?</text:span><text:span text:style-name="T40"> (П,</text:span><text:span text:style-name="T2"> ІІ, 100)</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подо́вжений</text:p>
            <text:p text:style-name="P18">-а, -е.</text:p>
            <text:p text:style-name="P18"><text:soft-page-break/><text:span text:style-name="T150">1) Дієприкм. пас. мин. ч. до подовжити. || подо́вжено, </text:span><text:span text:style-name="T154">безос.</text:span><text:span text:style-name="T150"> </text:span><text:span text:style-name="T154">присудк. сл</text:span><text:span text:style-name="T161"> (ВТСУМ,</text:span><text:span text:style-name="T151"> 1009)</text:span></text:p>
          </table:table-cell>
        </table:table-row>
        <table:table-row>
          <table:table-cell table:style-name="Dictionary.A2" table:number-rows-spanned="2" office:value-type="string">
            <text:p text:style-name="P14">САМОПОМИНÁННЯ</text:p>
            <text:p text:style-name="P18">-я, <text:span text:style-name="T176">ім., с., інд.-авт.,</text:span></text:p>
            <text:p text:style-name="P18"><text:span text:style-name="T9">утворене способом </text:span><text:span text:style-name="T9">основословоскладання, похідне від слів:</text:span><text:span text:style-name="T195"> </text:span><text:span text:style-name="T52">сáмо</text:span><text:span text:style-name="T195">... і </text:span><text:span text:style-name="T52">поминáння.</text:span></text:p>
            <text:p text:style-name="P19">Ти загубився в горі — не знайтись</text:p>
            <text:p text:style-name="P19">у чорноводді змовклого волання,</text:p>
            <text:p text:style-name="P19">в ропі чекань і <text:span text:style-name="T50">самопоминання</text:span></text:p>
            <text:p text:style-name="P18"><text:span text:style-name="T177">і гуку, що доносить благовість</text:span><text:span text:style-name="T41"> (П,</text:span><text:span text:style-name="T2"> ІІ, 111)</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помина́ння</text:p>
            <text:p text:style-name="P18"><text:span text:style-name="T149">-я, </text:span><text:span text:style-name="T153">с.</text:span></text:p>
            <text:p text:style-name="P18">1) Дія за знач. поминати <text:span text:style-name="T203">(ВТСУМ, 1041)</text:span></text:p>
          </table:table-cell>
        </table:table-row>
        <table:table-row>
          <table:table-cell table:style-name="Dictionary.A2" table:number-rows-spanned="2" office:value-type="string">
            <text:p text:style-name="P14">САМОПОСТА́ННЯ</text:p>
            <text:p text:style-name="P18">-я, <text:span text:style-name="T176">ім., с., інд.-авт.,</text:span></text:p>
            <text:p text:style-name="P18"><text:span text:style-name="T9">утворене способом основословоскладання, похідне від </text:span><text:span text:style-name="T9">слів:</text:span><text:span text:style-name="T195"> </text:span><text:span text:style-name="T52">сáмо</text:span><text:span text:style-name="T195">... і </text:span><text:span text:style-name="T52">поста́ння </text:span><text:span text:style-name="T12">(від </text:span><text:span text:style-name="T15">постава́ти</text:span><text:span text:style-name="T12">).</text:span></text:p>
            <text:p text:style-name="P19">По ліву руку — древній, аж до ер</text:p>
            <text:p text:style-name="P19"><text:span text:style-name="T50">самопостання</text:span>, гоном безберегим,</text:p>
            <text:p text:style-name="P19">щовбом смертельним, що наліг на серце</text:p>
            <text:p text:style-name="P19">і наслухає втомлене буття - </text:p>
            <text:p text:style-name="P19"><text:soft-page-break/>той древній світ — і радісний і тужний - </text:p>
            <text:p text:style-name="P18"><text:span text:style-name="T177">непам’яті</text:span><text:span text:style-name="T41"> (П,</text:span><text:span text:style-name="T2"> ІІ, 136)</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постава́ти</text:p>
            <text:p text:style-name="P18"><text:span text:style-name="T148">I </text:span><text:span text:style-name="T149">-ає́, </text:span><text:span text:style-name="T153">недок.</text:span><text:span text:style-name="T149">, поста́ти, -а́не, </text:span><text:span text:style-name="T153">док.</text:span></text:p>
            <text:p text:style-name="P18">2) Зароджуватися, брати початок, походити від чого-небудь. || Виникати внаслідок яких-небудь причин, збігу відповідних умов, обставин і т. ін. || Ставати актуальним, першочерговим, набувати в певних умовах дуже великого значення<text:span text:style-name="T39"> (ВТСУМ,</text:span><text:span text:style-name="T193"> 1082)</text:span></text:p>
          </table:table-cell>
        </table:table-row>
        <table:table-row>
          <table:table-cell table:style-name="Dictionary.A2" table:number-rows-spanned="2" office:value-type="string">
            <text:p text:style-name="P14">САМОПРОМИНÁННЯ</text:p>
            <text:p text:style-name="P18">-я, <text:span text:style-name="T176">ім., с., інд.-авт.,</text:span></text:p>
            <text:p text:style-name="P18"><text:span text:style-name="T9">утворене способом </text:span><text:span text:style-name="T9">основословоскладання, похідне від слів:</text:span><text:span text:style-name="T195"> </text:span><text:span text:style-name="T52">сáмо</text:span><text:span text:style-name="T195">... і </text:span><text:span text:style-name="T52">проминáння.</text:span></text:p>
            <text:p text:style-name="P19">В дорозі довгих <text:span text:style-name="T50">самопроминань</text:span></text:p>
            <text:p text:style-name="P19">під знадою земного притягання</text:p>
            <text:p text:style-name="P18"><text:span text:style-name="T177">проносяться від ранку до смеркання</text:span><text:span text:style-name="T41"> (П,</text:span><text:span text:style-name="T2"> І, 44)</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промина́ння</text:p>
            <text:p text:style-name="P18"><text:span text:style-name="T148">I </text:span><text:span text:style-name="T149">-я, </text:span><text:span text:style-name="T153">с.</text:span></text:p>
            <text:p text:style-name="P18">Дія за знач. проминати <text:span text:style-name="T203">(ВТСУМ, 1159)</text:span></text:p>
          </table:table-cell>
        </table:table-row>
        <table:table-row>
          <table:table-cell table:style-name="Dictionary.A2" table:number-rows-spanned="2" office:value-type="string">
            <text:p text:style-name="P14">САМОПРОТИСТОЯ́ННЯ</text:p>
            <text:p text:style-name="P18"><text:span text:style-name="T196">-</text:span>я, <text:span text:style-name="T176">ім., с., інд.-авт.,</text:span></text:p>
            <text:p text:style-name="P18"><text:span text:style-name="T9">утворене способом основословоскладання, похідне від слів:</text:span><text:span text:style-name="T195"> </text:span><text:span text:style-name="T52">сáмо</text:span><text:span text:style-name="T195">... і </text:span><text:span text:style-name="T52">протистоя́ння.</text:span></text:p>
            <text:p text:style-name="P19">О вирвись, залишивши вирву</text:p>
            <text:p text:style-name="P19">у грудях, і роздмухай грань</text:p>
            <text:p text:style-name="P19">моїх <text:span text:style-name="T50">самопротистоянь</text:span></text:p>
            <text:p text:style-name="P18"><text:span text:style-name="T177">і дай напитися з потиру</text:span><text:span text:style-name="T41"> (П,</text:span><text:span text:style-name="T2"> ІІ, 195)</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протистоя́ння</text:p>
            <text:p text:style-name="P18"><text:span text:style-name="T149">-я, </text:span><text:span text:style-name="T153">с.</text:span></text:p>
            <text:p text:style-name="P18">1) Дія за знач. протистояти<text:span text:style-name="T39"> (ВТСУМ,</text:span><text:span text:style-name="T203"> 1174)</text:span></text:p>
          </table:table-cell>
        </table:table-row>
        <table:table-row>
          <table:table-cell table:style-name="Dictionary.A2" table:number-rows-spanned="2" office:value-type="string">
            <text:p text:style-name="P14">САМОСТРÍЛ</text:p>
            <text:p text:style-name="P18">-у, <text:span text:style-name="T176">ім., ч., інд.-авт.,</text:span></text:p>
            <text:p text:style-name="P18"><text:span text:style-name="T9">утворене способом основословоскладання, похідне від слів:</text:span><text:span text:style-name="T6"> </text:span><text:span text:style-name="T52">сáмо</text:span><text:span text:style-name="T195">... і </text:span><text:span text:style-name="T52">стріл.</text:span></text:p>
            <text:p text:style-name="P19"><text:soft-page-break/>Як рура, кругла вулиця,</text:p>
            <text:p text:style-name="P19">гулка од гуду бджіл,</text:p>
            <text:p text:style-name="P19">маленький хлопчик щулиться,</text:p>
            <text:p text:style-name="P18"><text:span text:style-name="T177">бо ж сонце — </text:span><text:span text:style-name="T179">самостріл</text:span><text:span text:style-name="T41"> (П,</text:span><text:span text:style-name="T2"> ІІ, 275)</text:span></text:p>
          </table:table-cell>
          <table:table-cell table:style-name="Dictionary.B2" office:value-type="string">
            <text:p text:style-name="P20"><text:span text:style-name="T52">сáмо... </text:span><text:span text:style-name="T195">(див. </text:span><text:span text:style-name="T52">САМОВИВИ́ЩЕННЯ</text:span><text:span text:style-name="T195">)</text:span></text:p>
          </table:table-cell>
        </table:table-row>
        <table:table-row>
          <table:covered-table-cell/>
          <table:table-cell table:style-name="Dictionary.B2" office:value-type="string">
            <text:p text:style-name="P15">По́стріл (стріл)</text:p>
            <text:p text:style-name="P18"><text:span text:style-name="T149">-у, </text:span><text:span text:style-name="T153">ч.</text:span></text:p>
            <text:p text:style-name="P18">1) Виліт кулі або снаряда з каналу ствола вогнепальної зброї, <text:soft-page-break/>спричинений вибухом порохового заряду. || Виліт кульки з дула пневматичної зброї. || Звук від вибуху порохового заряду в каналі ствола вогнепальної зброї<text:span text:style-name="T39"> (ВТСУМ,</text:span><text:span text:style-name="T193"> 1085)</text:span></text:p>
          </table:table-cell>
        </table:table-row>
        <table:table-row>
          <table:table-cell table:style-name="Dictionary.A2" table:number-rows-spanned="2" office:value-type="string">
            <text:p text:style-name="P14">САМОСТРУМУВÁННЯ</text:p>
            <text:p text:style-name="P18">-я, <text:span text:style-name="T176">ім., с., інд.-авт.,</text:span></text:p>
            <text:p text:style-name="P18"><text:span text:style-name="T9">утворене способом основословоскладання, похідне від </text:span><text:span text:style-name="T9">слів:</text:span><text:span text:style-name="T195"> </text:span><text:span text:style-name="T52">сáмо</text:span><text:span text:style-name="T195">... і </text:span><text:span text:style-name="T52">струмувáння.</text:span></text:p>
            <text:p text:style-name="P19">…аби в останньому пориві,</text:p>
            <text:p text:style-name="P19">у плині <text:span text:style-name="T50">самострумувань</text:span></text:p>
            <text:p text:style-name="P19">ураз зайти за власну грань,</text:p>
            <text:p text:style-name="P18"><text:span text:style-name="T177">пірнути в смертні переливи</text:span><text:span text:style-name="T41"> (П,</text:span><text:span text:style-name="T2"> І, 169)</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струмува́ння</text:p>
            <text:p text:style-name="P18"><text:span text:style-name="T149">-я, </text:span><text:span text:style-name="T153">с.</text:span></text:p>
            <text:p text:style-name="P18"><text:span text:style-name="T150">Дія за знач. струмувати. </text:span><text:span text:style-name="T154">Струмування повітря</text:span><text:span text:style-name="T161"> (ВТСУМ,</text:span><text:span text:style-name="T151"> 1405)</text:span></text:p>
          </table:table-cell>
        </table:table-row>
        <table:table-row>
          <table:table-cell table:style-name="Dictionary.A2" office:value-type="string">
            <text:p text:style-name="P14">САМОТИ́ННИЙ</text:p>
            <text:p text:style-name="P18">-а, -е, <text:span text:style-name="T177">прикм., </text:span><text:span text:style-name="T176">інд.-авт.,</text:span></text:p>
            <text:p text:style-name="P18"><text:span text:style-name="T186">утворене суфіксальним способом, похідне від слова</text:span> <text:span text:style-name="T51">самоти́на.</text:span></text:p>
            <text:p text:style-name="P19">Спиваєш тугу <text:span text:style-name="T50">самотинну</text:span></text:p>
            <text:p text:style-name="P19">і душу, мов малу дитину,</text:p>
            <text:p text:style-name="P18"><text:span text:style-name="T177">до рання присипляєш: спи</text:span><text:span text:style-name="T41"> (П,</text:span><text:span text:style-name="T2"> ІІ, 182)</text:span></text:p>
          </table:table-cell>
          <table:table-cell table:style-name="Dictionary.B2" office:value-type="string">
            <text:p text:style-name="P18"><text:span text:style-name="T49">Самота́ (</text:span><text:span text:style-name="T181">самоти́на́</text:span><text:span text:style-name="T49">)</text:span></text:p>
            <text:p text:style-name="P18"><text:span text:style-name="T149">-и, </text:span><text:span text:style-name="T153">ж.</text:span></text:p>
            <text:p text:style-name="P18">1) Стан за знач. самітний, самотній; самотність. || Гостре відчуття відокремленості, ізольованості від кого-, чого-небудь<text:span text:style-name="T39"> (ВТСУМ,</text:span><text:span text:style-name="T203"> 1291)</text:span></text:p>
          </table:table-cell>
        </table:table-row>
        <table:table-row>
          <table:table-cell table:style-name="Dictionary.A2" table:number-rows-spanned="2" office:value-type="string">
            <text:p text:style-name="P14">САМОУНИКÁННЯ</text:p>
            <text:p text:style-name="P18">-я, <text:span text:style-name="T176">ім., с., інд.-авт.,</text:span></text:p>
            <text:p text:style-name="P18"><text:span text:style-name="T9">утворене способом основословоскладання, похідне від слів:</text:span><text:span text:style-name="T195"> </text:span><text:span text:style-name="T52">сáмо</text:span><text:span text:style-name="T195">... і </text:span><text:span text:style-name="T52">уникáння.</text:span></text:p>
            <text:p text:style-name="P19"><text:soft-page-break/>Коли спромога <text:span text:style-name="T50">самоуникань</text:span></text:p>
            <text:p text:style-name="P19">при узголів’ї спалахом прозріння</text:p>
            <text:p text:style-name="P19">відкриється тобі, як благостиня</text:p>
            <text:p text:style-name="P18"><text:span text:style-name="T177">прощень, опрощень, прощ і прощавань</text:span><text:span text:style-name="T41"> (П,</text:span><text:span text:style-name="T2"> І, 62)</text:span></text:p>
          </table:table-cell>
          <table:table-cell table:style-name="Dictionary.B2" office:value-type="string">
            <text:p text:style-name="P20"><text:span text:style-name="T52">сáмо... </text:span><text:span text:style-name="T195">(див. </text:span><text:span text:style-name="T52">САМОВИВИ́ЩЕННЯ</text:span><text:span text:style-name="T195">)</text:span></text:p>
          </table:table-cell>
        </table:table-row>
        <table:table-row>
          <table:covered-table-cell/>
          <table:table-cell table:style-name="Dictionary.B2" office:value-type="string">
            <text:p text:style-name="P15">уника́ння</text:p>
            <text:p text:style-name="P18"><text:span text:style-name="T149">-я, </text:span><text:span text:style-name="T153">с.</text:span></text:p>
            <text:p text:style-name="P18">Дія за знач. уникати<text:span text:style-name="T39"> (ВТСУМ,</text:span><text:span text:style-name="T203"> 1507)</text:span></text:p>
          </table:table-cell>
        </table:table-row>
        <table:table-row>
          <table:table-cell table:style-name="Dictionary.A2" table:number-rows-spanned="2" office:value-type="string">
            <text:p text:style-name="P14">СВІТИ́-ГАЛАЇ́</text:p>
            <text:p text:style-name="P18">світі́в-галаї́в, <text:span text:style-name="T176">ім., мн., інд.-авт.,</text:span></text:p>
            <text:p text:style-name="P18">утворене способом словоскладання, похідне від слів: <text:span text:style-name="T51">світ</text:span> і <text:span text:style-name="T51">гала́й </text:span><text:span text:style-name="T187">(від </text:span><text:span text:style-name="T51">гала́світа</text:span><text:span text:style-name="T187">).</text:span></text:p>
            <text:p text:style-name="P19">На тебе чатують <text:span text:style-name="T50">світи–галаї</text:span>.</text:p>
            <text:p text:style-name="P18"><text:span text:style-name="T177">Прощальний — як подим пожарищ — той спогад</text:span><text:span text:style-name="T41"> (П,</text:span><text:span text:style-name="T2"> І, 98)</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5">гала́світа</text:p>
            <text:p text:style-name="P18"><text:span text:style-name="T153">присл.</text:span><text:span text:style-name="T149">, </text:span><text:span text:style-name="T153">діал.</text:span></text:p>
            <text:p text:style-name="P18">Невідомо куди; кудись<text:span text:style-name="T39"> (ВТСУМ,</text:span><text:span text:style-name="T193"> 218)</text:span></text:p>
          </table:table-cell>
        </table:table-row>
        <table:table-row>
          <table:table-cell table:style-name="Dictionary.A2" table:number-rows-spanned="2" office:value-type="string">
            <text:p text:style-name="P14">СЕБЕКРÁЙ</text:p>
            <text:p text:style-name="P18">-ю, <text:span text:style-name="T176">ім., ч., інд.-авт.,</text:span></text:p>
            <text:p text:style-name="P18"><text:span text:style-name="T9">утворене способом зрощення, похідне від слів:</text:span><text:span text:style-name="T195"> </text:span><text:span text:style-name="T52">себé</text:span><text:span text:style-name="T195"> і </text:span><text:span text:style-name="T52">край.</text:span></text:p>
            <text:p text:style-name="P19">І все то — зá: дарунок сили</text:p>
            <text:p text:style-name="P19">за <text:span text:style-name="T50">себекраєм</text:span>: на, візьми,</text:p>
            <text:p text:style-name="P19">аби дороги доль гуділи</text:p>
            <text:p text:style-name="P18"><text:span text:style-name="T177">всіма серцями і грудьми</text:span><text:span text:style-name="T41"> (П,</text:span><text:span text:style-name="T5"> І, 100);</text:span></text:p>
            <text:p text:style-name="P18"><text:span text:style-name="T177">оця утеча геть за </text:span><text:span text:style-name="T179">себекрай</text:span><text:span text:style-name="T177"> - </text:span></text:p>
            <text:p text:style-name="P18"><text:span text:style-name="T177">то ніби виснений в дитинстві син…</text:span><text:span text:style-name="T40"> </text:span><text:span text:style-name="T40">(П,</text:span><text:span text:style-name="T2"> І, 203)</text:span></text:p>
          </table:table-cell>
          <table:table-cell table:style-name="Dictionary.B2" office:value-type="string">
            <text:p text:style-name="P14"><text:span text:style-name="T195">сáмо... </text:span><text:span text:style-name="T191">(див. </text:span><text:span text:style-name="T195">САМОВИВИ́ЩЕННЯ</text:span><text:span text:style-name="T191">)</text:span></text:p>
          </table:table-cell>
        </table:table-row>
        <table:table-row>
          <table:covered-table-cell/>
          <table:table-cell table:style-name="Dictionary.B2" office:value-type="string">
            <text:p text:style-name="P18"><text:span text:style-name="T52">край </text:span><text:span text:style-name="T188">(див. </text:span><text:span text:style-name="T52">КРАЙСЕБÉ</text:span><text:span text:style-name="T188">)</text:span></text:p>
          </table:table-cell>
        </table:table-row>
        <table:table-row>
          <table:table-cell table:style-name="Dictionary.A2" table:number-rows-spanned="2" office:value-type="string">
            <text:p text:style-name="P14">СЕМИГÓРИ</text:p>
            <text:p text:style-name="P18">-гíр, <text:span text:style-name="T176">ім., мн., інд.-авт.,</text:span></text:p>
            <text:p text:style-name="P18"><text:soft-page-break/><text:span text:style-name="T9">утворене способом основоскладання, похідне від слів:</text:span><text:span text:style-name="T195"> </text:span><text:span text:style-name="T52">сім</text:span><text:span text:style-name="T195"> і </text:span><text:span text:style-name="T52">гóри.</text:span></text:p>
            <text:p text:style-name="P19">І що кигиче в мертвій цій пустелі?</text:p>
            <text:p text:style-name="P19">Киги-киги — мов чайка з-над Дніпра.</text:p>
            <text:p text:style-name="P19">О <text:span text:style-name="T50">семигори</text:span> горя, цвинтар велій,</text:p>
            <text:p text:style-name="P18"><text:span text:style-name="T177">і я тут згину, як прийде пора?</text:span><text:span text:style-name="T41"> (П,</text:span><text:span text:style-name="T2"> І, 100)</text:span></text:p>
          </table:table-cell>
          <table:table-cell table:style-name="Dictionary.B2" office:value-type="string">
            <text:p text:style-name="P14">сім</text:p>
            <text:p text:style-name="P18"><text:span text:style-name="T148">I </text:span><text:span text:style-name="T149">семи </text:span><text:span text:style-name="T153">і </text:span><text:span text:style-name="T149">сімох, </text:span><text:span text:style-name="T153">числ.</text:span><text:span text:style-name="T149"> </text:span><text:span text:style-name="T153">кільк.</text:span></text:p>
            <text:p text:style-name="P18"><text:soft-page-break/><text:span text:style-name="T125">Назва числа і цифри 7. || </text:span><text:span text:style-name="T141">чого</text:span><text:span text:style-name="T125">. Кількість із 7 одиниць</text:span><text:span text:style-name="T163"> (ВТСУМ,</text:span><text:span text:style-name="T128"> 1323)</text:span></text:p>
          </table:table-cell>
        </table:table-row>
        <table:table-row>
          <table:covered-table-cell/>
          <table:table-cell table:style-name="Dictionary.B2" office:value-type="string">
            <text:p text:style-name="P15">гора́</text:p>
            <text:p text:style-name="P18"><text:span text:style-name="T149">-и, </text:span><text:span text:style-name="T153">ж.</text:span></text:p>
            <text:p text:style-name="P18">1) Значне підвищення над навколишньою місцевістю або серед інших підвищень. || <text:span text:style-name="T175">тільки мн.</text:span> Гориста місцевість, країна.</text:p>
            <text:p text:style-name="P18"><text:span text:style-name="T125">2) </text:span><text:span text:style-name="T141">чого</text:span><text:span text:style-name="T125">. Велика кількість чого-небудь </text:span><text:span text:style-name="T125">складеного в купу; багато чогось</text:span><text:span text:style-name="T163"> (ВТСУМ,</text:span><text:span text:style-name="T127"> 254)</text:span></text:p>
          </table:table-cell>
        </table:table-row>
        <table:table-row>
          <table:table-cell table:style-name="Dictionary.A2" table:number-rows-spanned="2" office:value-type="string">
            <text:p text:style-name="P14">СЕРЦЕÓКИЙ</text:p>
            <text:p text:style-name="P18">-а, -е, <text:span text:style-name="T177">прикм., </text:span><text:span text:style-name="T176">інд.-авт.,</text:span></text:p>
            <text:p text:style-name="P18"><text:span text:style-name="T9">утворене складнофлективним способом, похідне від слів:</text:span><text:span text:style-name="T195"> </text:span><text:span text:style-name="T52">сéрце</text:span><text:span text:style-name="T195"> і </text:span><text:span text:style-name="T52">óко.</text:span></text:p>
            <text:p text:style-name="P19">Сто плах перейди, <text:span text:style-name="T50">серцеокий</text:span>,</text:p>
            <text:p text:style-name="P18"><text:span text:style-name="T177">сто плах, сто багать, сто голгоф…</text:span><text:span text:style-name="T41"> (П,</text:span><text:span text:style-name="T2"> І, 180)</text:span></text:p>
          </table:table-cell>
          <table:table-cell table:style-name="Dictionary.B2" office:value-type="string">
            <text:p text:style-name="P18"><text:span text:style-name="T52">сéрце </text:span><text:span text:style-name="T188">(див. </text:span><text:span text:style-name="T52">ГЛИ́Б-СИ́НЬ-СЕ́РЦЕ</text:span><text:span text:style-name="T188">)</text:span></text:p>
          </table:table-cell>
        </table:table-row>
        <table:table-row>
          <table:covered-table-cell/>
          <table:table-cell table:style-name="Dictionary.B2" office:value-type="string">
            <text:p text:style-name="P18"><text:span text:style-name="T52">óко </text:span><text:span text:style-name="T188">(див. </text:span><text:span text:style-name="T52">ВСЕО́ЧІ</text:span><text:span text:style-name="T188">)</text:span></text:p>
          </table:table-cell>
        </table:table-row>
        <table:table-row>
          <table:table-cell table:style-name="Dictionary.A2" table:number-rows-spanned="2" office:value-type="string">
            <text:p text:style-name="P14">СЛОВОТÉЧА</text:p>
            <text:p text:style-name="P18">-і, <text:span text:style-name="T176">ім., ж., інд.-авт.,</text:span></text:p>
            <text:p text:style-name="P18"><text:span text:style-name="T9">утворене способом основоскладання і нульсуфіксальним, похідне від слів:</text:span><text:span text:style-name="T195"> </text:span><text:span text:style-name="T52">слóво</text:span><text:span text:style-name="T195"> і </text:span><text:span text:style-name="T52">текти́.</text:span></text:p>
            <text:p text:style-name="P19">Слова, слова, слова — задосить <text:span text:style-name="T50">словотечі</text:span>,</text:p>
            <text:p text:style-name="P18"><text:soft-page-break/><text:span text:style-name="T177">німують бо предтечі, доба гряде нова</text:span><text:span text:style-name="T41"> (П,</text:span><text:span text:style-name="T2"> ІІ, 292)</text:span></text:p>
          </table:table-cell>
          <table:table-cell table:style-name="Dictionary.B2" office:value-type="string">
            <text:p text:style-name="P15">сло́во</text:p>
            <text:p text:style-name="P18"><text:span text:style-name="T149">-а, </text:span><text:span text:style-name="T153">с.</text:span></text:p>
            <text:p text:style-name="P18">1) Мовна одиниця, що являє собою звукове вираження поняття про предмет або явище об’єктивного світу. || Заклинання, що, за марновірним уявленням, має магічну силу. || В обчислювальній техніці — <text:soft-page-break/>послідовність символів («літер») для позначення виду даних, повідомлення і т. ін.</text:p>
            <text:p text:style-name="P18"><text:span text:style-name="T125">4) Обіцянка виконати що-небудь. || Згода на шлюб. </text:span><text:span text:style-name="T141">Дотримати [свого] слова</text:span><text:span text:style-name="T163"> (ВТСУМ,</text:span><text:span text:style-name="T128"> 1344-1345)</text:span></text:p>
          </table:table-cell>
        </table:table-row>
        <table:table-row>
          <table:covered-table-cell/>
          <table:table-cell table:style-name="Dictionary.B2" office:value-type="string">
            <text:p text:style-name="P18"><text:span text:style-name="T49">текти́</text:span><text:span text:style-name="T187"> (див. </text:span><text:span text:style-name="T51">ВОДОТ</text:span><text:span text:style-name="T52">É</text:span><text:span text:style-name="T51">ЧА</text:span><text:span text:style-name="T187">)</text:span></text:p>
          </table:table-cell>
        </table:table-row>
        <table:table-row>
          <table:table-cell table:style-name="Dictionary.A2" table:number-rows-spanned="2" office:value-type="string">
            <text:p text:style-name="P14">СМЕРТЕІСНУВÁННЯ</text:p>
            <text:p text:style-name="P18">-я, <text:span text:style-name="T176">ім., с., інд.-авт.,</text:span></text:p>
            <text:p text:style-name="P18"><text:span text:style-name="T9">утворене способом основословоскладання, похідне від слів:</text:span><text:span text:style-name="T195"> </text:span><text:span text:style-name="T52">смерть</text:span><text:span text:style-name="T195"> і </text:span><text:span text:style-name="T52">існувáння.</text:span></text:p>
            <text:p text:style-name="P19">Сховатися од долі — не судилось.</text:p>
            <text:p text:style-name="P19">Ударив грім — і зразу шкереберть</text:p>
            <text:p text:style-name="P19">пішло життя. І ость ти — все, що снилось,</text:p>
            <text:p text:style-name="P18"><text:span text:style-name="T177">як </text:span><text:span text:style-name="T179">смертеіснування</text:span><text:span text:style-name="T177"> й життєсмерть</text:span><text:span text:style-name="T41"> (П,</text:span><text:span text:style-name="T2"> І, 83)</text:span></text:p>
          </table:table-cell>
          <table:table-cell table:style-name="Dictionary.B2" office:value-type="string">
            <text:p text:style-name="P18"><text:span text:style-name="T52">смерть </text:span><text:span text:style-name="T191">(див. </text:span><text:span text:style-name="T52">ЖИТТЄСМÉРТЬ</text:span><text:span text:style-name="T191">)</text:span></text:p>
          </table:table-cell>
        </table:table-row>
        <table:table-row>
          <table:covered-table-cell/>
          <table:table-cell table:style-name="Dictionary.B2" office:value-type="string">
            <text:p text:style-name="P15">існува́ння</text:p>
            <text:p text:style-name="P18"><text:span text:style-name="T149">-я, </text:span><text:span text:style-name="T153">с.</text:span></text:p>
            <text:p text:style-name="P18">1) <text:span text:style-name="T175">тільки одн.</text:span> Буття; наявність кого-, чого-небудь у дійсності.</text:p>
            <text:p text:style-name="P18">2) Життя, спосіб життя<text:span text:style-name="T39"> (ВТСУМ,</text:span><text:span text:style-name="T193"> 506)</text:span></text:p>
          </table:table-cell>
        </table:table-row>
        <table:table-row>
          <table:table-cell table:style-name="Dictionary.A2" office:value-type="string">
            <text:p text:style-name="P14">СНÍННЯ</text:p>
            <text:p text:style-name="P18">-нь, <text:span text:style-name="T176">ім., мн., інд.-авт.,</text:span></text:p>
            <text:p text:style-name="P18"><text:span text:style-name="T9">утворене суфіксальним способом, похідне від слова</text:span> <text:span text:style-name="T51">сон</text:span></text:p>
            <text:p text:style-name="P19">Немов рубін у чорнім адамашку,</text:p>
            <text:p text:style-name="P19">обачно критий білим німуванням,</text:p>
            <text:p text:style-name="P19">так <text:span text:style-name="T50">снінь</text:span> моїх озерце шарлатове</text:p>
            <text:p text:style-name="P18"><text:span text:style-name="T177">лямує обережок начувань…</text:span><text:span text:style-name="T41"> (П,</text:span><text:span text:style-name="T2"> І, 121)</text:span></text:p>
          </table:table-cell>
          <table:table-cell table:style-name="Dictionary.B2" office:value-type="string">
            <text:p text:style-name="P14">сон</text:p>
            <text:p text:style-name="P18"><text:span text:style-name="T148">I </text:span><text:span text:style-name="T149">сну, </text:span><text:span text:style-name="T153">ч.</text:span></text:p>
            <text:p text:style-name="P18"><text:span text:style-name="T150">1) Фізіологічний стан спокою організму людини і тварини, що настає періодично і супроводиться повною або частковою втратою </text:span><text:span text:style-name="T150">свідомості й ослабленням ряду фізіологічних процесів. || Те саме, що спання. || Те саме, що сплячка 1). || </text:span><text:soft-page-break/><text:span text:style-name="T154">спец.</text:span><text:span text:style-name="T150"> Стан рослини, за якого відбувається зміна в положенні листя або пелюсток квітки під впливом зміни освітлення і температури. || Зимове завмирання рослин.</text:span></text:p>
            <text:p text:style-name="P18"><text:span text:style-name="T125">2) Те, що сниться; сновидіння. || </text:span><text:span text:style-name="T141">перен.</text:span><text:span text:style-name="T125"> Те, про що мріє людина; мрія. || </text:span><text:span text:style-name="T141">перен.</text:span><text:span text:style-name="T125"> Те, що сприймається як нереальне, примарне, оманливе;</text:span><text:span text:style-name="T141">прот.</text:span><text:span text:style-name="T125"> дійсність</text:span><text:span text:style-name="T163"> (ВТСУМ,</text:span><text:span text:style-name="T127"> 1356)</text:span></text:p>
          </table:table-cell>
        </table:table-row>
        <table:table-row>
          <table:table-cell table:style-name="Dictionary.A2" table:number-rows-spanned="2" office:value-type="string">
            <text:p text:style-name="P14">СОЛОДКОМОЛÓКА</text:p>
            <text:p text:style-name="P18">-е, <text:span text:style-name="T177">прикм., </text:span><text:span text:style-name="T176">інд.-авт.,</text:span></text:p>
            <text:p text:style-name="P18"><text:span text:style-name="T9">утворене складнофлективним </text:span><text:span text:style-name="T9">способом, похідне від слів:</text:span><text:span text:style-name="T195"> </text:span><text:span text:style-name="T52">солóдкий</text:span><text:span text:style-name="T195"> і </text:span><text:span text:style-name="T52">молокó.</text:span></text:p>
            <text:p text:style-name="P19">Ти десь за край світу, як птаха моя білогруда,</text:p>
            <text:p text:style-name="P18"><text:span text:style-name="T179">солодкомолока</text:span><text:span text:style-name="T177">, два ока - мигдалі сумні</text:span><text:span text:style-name="T41"> (П,</text:span><text:span text:style-name="T2"> ІІ, 161)</text:span></text:p>
          </table:table-cell>
          <table:table-cell table:style-name="Dictionary.B2" office:value-type="string">
            <text:p text:style-name="P15">соло́дкий</text:p>
            <text:p text:style-name="P18">-а, -е.</text:p>
            <text:p text:style-name="P18">1) Який має приємний смак, <text:span text:style-name="T175">власт.</text:span> цукрові, медові і т. ін.; <text:span text:style-name="T175">прот.</text:span>гіркий, кислий, солоний. || Пригот. із цукром, медом, варенням і т. ін. (про їжу, питво). || <text:span text:style-name="T175">у знач.</text:span> <text:span text:style-name="T175">ім.</text:span> солодке, -кого, <text:span text:style-name="T175">с.</text:span> Їжа, яка має приємний смак, <text:span text:style-name="T175">власт.</text:span> цукрові, медові тощо, або пригот. із цукром, медом, варенням і т. ін. || <text:span text:style-name="T175">у знач.</text:span> <text:span text:style-name="T175">ім.</text:span> солодке, -кого, <text:span text:style-name="T175">с.</text:span> Фрукти, цукерки, тістечка і т. ін., що їх подають наприкінці обіду тощо; десерт. || Позбавлений солоного смаку (про воду і т. ін.). || Уживається у складі назв деяких рослин. <text:span text:style-name="T175">Солодкий </text:span><text:span text:style-name="T175">перець</text:span>.</text:p>
            <text:p text:style-name="P18"><text:span text:style-name="T125">4) </text:span><text:span text:style-name="T141">перен.</text:span><text:span text:style-name="T125"> Який дає відчуття приємності або виражає задоволення, </text:span><text:soft-page-break/><text:span text:style-name="T125">радість, насолоду (про думки, почуття, стан людини)</text:span><text:span text:style-name="T163"> (ВТСУМ,</text:span><text:span text:style-name="T128"> 1355)</text:span></text:p>
          </table:table-cell>
        </table:table-row>
        <table:table-row>
          <table:covered-table-cell/>
          <table:table-cell table:style-name="Dictionary.B2" office:value-type="string">
            <text:p text:style-name="P15">молоко́</text:p>
            <text:p text:style-name="P18"><text:span text:style-name="T149">-а, </text:span><text:span text:style-name="T153">с.</text:span></text:p>
            <text:p text:style-name="P18">2) Рідина, одержувана від деяких сільськогосподарських тварин як продукт харчування. || Коров’яче молоко як їжа<text:span text:style-name="T39"> (ВТСУМ,</text:span><text:span text:style-name="T193"> 686)</text:span></text:p>
          </table:table-cell>
        </table:table-row>
        <table:table-row>
          <table:table-cell table:style-name="Dictionary.A2" table:number-rows-spanned="2" office:value-type="string">
            <text:p text:style-name="P14">СОН-КОМИШÍ</text:p>
            <text:p text:style-name="P18">-ів, <text:span text:style-name="T176">ім., мн., інд.-авт.,</text:span></text:p>
            <text:p text:style-name="P18"><text:span text:style-name="T9">утворене способом словоскладання, </text:span><text:span text:style-name="T9">похідне від слів:</text:span><text:span text:style-name="T195"> </text:span><text:span text:style-name="T52">сон</text:span><text:span text:style-name="T195"> і </text:span><text:span text:style-name="T52">коми́ш.</text:span></text:p>
            <text:p text:style-name="P19">І в серця на споді, в осерді душі</text:p>
            <text:p text:style-name="P18"><text:span text:style-name="T177">ішли нашорошені </text:span><text:span text:style-name="T179">сон-комиші</text:span><text:span text:style-name="T41"> (П,</text:span><text:span text:style-name="T2"> ІІ, 61)</text:span></text:p>
          </table:table-cell>
          <table:table-cell table:style-name="Dictionary.B2" office:value-type="string">
            <text:p text:style-name="P18"><text:span text:style-name="T51">сон</text:span> <text:span text:style-name="T187">(див. </text:span><text:span text:style-name="T51">СНÍННЯ</text:span><text:span text:style-name="T187">)</text:span></text:p>
          </table:table-cell>
        </table:table-row>
        <table:table-row>
          <table:covered-table-cell/>
          <table:table-cell table:style-name="Dictionary.B2" office:value-type="string">
            <text:p text:style-name="P15">коми́ш</text:p>
            <text:p text:style-name="P18"><text:span text:style-name="T149">-у, </text:span><text:span text:style-name="T153">ч.</text:span></text:p>
            <text:p text:style-name="P18">1) Висока водяна чи болотяна багаторічна рослина родини осокових<text:span text:style-name="T39"> (ВТСУМ,</text:span><text:span text:style-name="T193"> 559)</text:span></text:p>
          </table:table-cell>
        </table:table-row>
        <table:table-row>
          <table:table-cell table:style-name="Dictionary.A2" table:number-rows-spanned="2" office:value-type="string">
            <text:p text:style-name="P14">СОНЦЕЛÉТ</text:p>
            <text:p text:style-name="P18">-у, <text:span text:style-name="T176">ім., ч., інд.-авт.,</text:span></text:p>
            <text:p text:style-name="P18"><text:span text:style-name="T9">утворене способом </text:span><text:span text:style-name="T9">основословоскладання, похідне від </text:span><text:span text:style-name="T9">слів:</text:span><text:span text:style-name="T195"> </text:span><text:span text:style-name="T52">сóнце </text:span><text:span text:style-name="T195">і </text:span><text:span text:style-name="T52">лет.</text:span></text:p>
            <text:p text:style-name="P19">Зворохобилися айстри</text:p>
            <text:p text:style-name="P19">приосіннім <text:span text:style-name="T50">сонцелетом</text:span>,</text:p>
            <text:p text:style-name="P19">проминальною порою</text:p>
            <text:p text:style-name="P18"><text:span text:style-name="T177">падолистом деручким</text:span><text:span text:style-name="T41"> (П,</text:span><text:span text:style-name="T2"> І, 92)</text:span></text:p>
          </table:table-cell>
          <table:table-cell table:style-name="Dictionary.B2" office:value-type="string">
            <text:p text:style-name="P15">со́нце</text:p>
            <text:p text:style-name="P18"><text:span text:style-name="T149">-я, </text:span><text:span text:style-name="T153">с.</text:span></text:p>
            <text:p text:style-name="P18">1) Центральне небесне світило Сонячної системи, що має форму гігантської розжареної кулі, яка випромінює світло й тепло<text:span text:style-name="T39"> (ВТСУМ,</text:span><text:span text:style-name="T203"> 1357)</text:span></text:p>
          </table:table-cell>
        </table:table-row>
        <table:table-row>
          <table:covered-table-cell/>
          <table:table-cell table:style-name="Dictionary.B2" office:value-type="string">
            <text:p text:style-name="P18"><text:span text:style-name="T51">лет</text:span> <text:span text:style-name="T187">(див. </text:span><text:span text:style-name="T51">КРИВОЛÉТ</text:span><text:span text:style-name="T187">)</text:span></text:p>
          </table:table-cell>
        </table:table-row>
        <table:table-row>
          <table:table-cell table:style-name="Dictionary.A2" table:number-rows-spanned="2" office:value-type="string">
            <text:p text:style-name="P14">СОНЦЕПРУ́́Г</text:p>
            <text:p text:style-name="P18"><text:soft-page-break/>-а, <text:span text:style-name="T176">ім., ч., інд.-авт.,</text:span></text:p>
            <text:p text:style-name="P18"><text:span text:style-name="T9">утворене способом основословоскладання, похідне від слів:</text:span><text:span text:style-name="T195"> </text:span><text:span text:style-name="T52">сóнце</text:span><text:span text:style-name="T195"> і </text:span><text:span text:style-name="T52">пруг.</text:span></text:p>
            <text:p text:style-name="P19">Як боляче ряхкоче <text:span text:style-name="T50">сонцепруг</text:span>!</text:p>
            <text:p text:style-name="P18"><text:span text:style-name="T177">Як — далина!</text:span><text:span text:style-name="T41"> (П,</text:span><text:span text:style-name="T2"> ІІ, 64)</text:span></text:p>
          </table:table-cell>
          <table:table-cell table:style-name="Dictionary.B2" office:value-type="string">
            <text:p text:style-name="P18"><text:span text:style-name="T52">сóнце </text:span><text:span text:style-name="T188">(див. </text:span><text:span text:style-name="T52">СОНЦЕЛÉТ</text:span><text:span text:style-name="T188">)</text:span></text:p>
          </table:table-cell>
        </table:table-row>
        <table:table-row>
          <table:covered-table-cell/>
          <table:table-cell table:style-name="Dictionary.B2" office:value-type="string">
            <text:p text:style-name="P14">пруг<text:soft-page-break/></text:p>
            <text:p text:style-name="P18"><text:span text:style-name="T149">-а, </text:span><text:span text:style-name="T153">ч.</text:span><text:span text:style-name="T149">, </text:span><text:span text:style-name="T153">розм.</text:span></text:p>
            <text:p text:style-name="P18"><text:span text:style-name="T125">1) Край чого-небудь. || Поздовжній вузький край, бік якогось предмета; ребро. </text:span><text:span text:style-name="T141">Пруг дошки</text:span><text:span text:style-name="T125">. || Ребро гранчастого предмета. || Верхній край (обріз) якої-небудь посудини (</text:span><text:span text:style-name="T141">перев.</text:span><text:span text:style-name="T125"> круглої форми); вінця. </text:span><text:span text:style-name="T141">Пруг відра</text:span><text:span text:style-name="T163"> (ВТСУМ,</text:span><text:span text:style-name="T127"> 1181)</text:span></text:p>
          </table:table-cell>
        </table:table-row>
        <table:table-row>
          <table:table-cell table:style-name="Dictionary.A2" office:value-type="string">
            <text:p text:style-name="P14">СПАХ</text:p>
            <text:p text:style-name="P18">-у, <text:span text:style-name="T176">ім., ч., інд.-авт.,</text:span></text:p>
            <text:p text:style-name="P18"><text:span text:style-name="T9">утворене нульсуфіксальним способом, похідне від слова</text:span><text:span text:style-name="T6"> </text:span><text:span text:style-name="T51">спалáхувати </text:span><text:span text:style-name="T187">(від </text:span><text:span text:style-name="T51">спахáти).</text:span></text:p>
            <text:p text:style-name="P19">По голубих лугах, мов голуб,</text:p>
            <text:p text:style-name="P18"><text:span text:style-name="T177">кошлатих сонць шугає </text:span><text:span text:style-name="T179">спах</text:span><text:span text:style-name="T41"> (П,</text:span><text:span text:style-name="T2"> І, 157)</text:span></text:p>
          </table:table-cell>
          <table:table-cell table:style-name="Dictionary.B2" office:value-type="string">
            <text:p text:style-name="P18"><text:span text:style-name="T49">спала́хувати (</text:span><text:span text:style-name="T51">спахáти</text:span><text:span text:style-name="T49">)</text:span></text:p>
            <text:p text:style-name="P18"><text:span text:style-name="T149">-ую, -уєш, </text:span><text:span text:style-name="T153">недок.</text:span><text:span text:style-name="T149">, спалахнути, -ну, -неш, </text:span><text:span text:style-name="T153">док.</text:span></text:p>
            <text:p text:style-name="P18"><text:span text:style-name="T150">1) </text:span><text:span text:style-name="T154">тільки </text:span><text:span text:style-name="T150">3 </text:span><text:span text:style-name="T154">ос.</text:span><text:span text:style-name="T150">, </text:span><text:span text:style-name="T154">чим і без </text:span><text:span text:style-name="T154">додатка</text:span><text:span text:style-name="T150">.Раптово і швидко загорятися яскравим полум’ям; займатися (</text:span><text:span text:style-name="T154">див.</text:span><text:span text:style-name="T150"> займатися II). || </text:span><text:span text:style-name="T154">безос.</text:span><text:span text:style-name="T150"> || </text:span><text:span text:style-name="T154">також у сполуч.</text:span><text:span text:style-name="T150"> </text:span><text:span text:style-name="T154">зі сл.</text:span><text:span text:style-name="T150"> вогонь, полум’я, пожежа, іскра і т. ін. || </text:span><text:span text:style-name="T154">тільки недок.</text:span><text:span text:style-name="T150">При млявому або нерівному горінні час від часу розгорятися сильніше; займатися (</text:span><text:span text:style-name="T154">див.</text:span><text:span text:style-name="T150"> займатися II) на мить</text:span><text:span text:style-name="T161"> </text:span><text:span text:style-name="T161">(ВТСУМ,</text:span><text:span text:style-name="T151"> 1361)</text:span></text:p>
          </table:table-cell>
        </table:table-row>
        <table:table-row>
          <table:table-cell table:style-name="Dictionary.A2" table:number-rows-spanned="2" office:value-type="string">
            <text:p text:style-name="P14">СПЕРЕДВІКÍВ</text:p>
            <text:p text:style-name="P18"><text:span text:style-name="T176">незм., </text:span><text:span text:style-name="T177">присл., </text:span><text:span text:style-name="T176">інд.-авт.,</text:span></text:p>
            <text:p text:style-name="P18"><text:span text:style-name="T9">утворене способом зрощення, похідне </text:span><text:span text:style-name="T9">від слів:</text:span><text:span text:style-name="T6"> </text:span><text:span text:style-name="T50">спе́ред </text:span><text:span text:style-name="T187">і </text:span><text:span text:style-name="T50">вікі́в.</text:span></text:p>
            <text:p text:style-name="P19">Ви вбивці, ви ненатлі нелюди</text:p>
            <text:p text:style-name="P19"><text:span text:style-name="T50">спередвіків</text:span>,</text:p>
            <text:p text:style-name="P19"><text:soft-page-break/>а ми припізнені аеди,</text:p>
            <text:p text:style-name="P18"><text:span text:style-name="T177">наш злочин — спів</text:span><text:span text:style-name="T41"> (П,</text:span><text:span text:style-name="T2"> ІІ, 94)</text:span></text:p>
          </table:table-cell>
          <table:table-cell table:style-name="Dictionary.B2" office:value-type="string">
            <text:p text:style-name="P18"><text:span text:style-name="T51">спе́ред</text:span><text:span text:style-name="T208"> </text:span><text:span text:style-name="T186">(див. </text:span><text:span text:style-name="T51">ІСПЕРЕДЛÍТ</text:span><text:span text:style-name="T186">)</text:span></text:p>
          </table:table-cell>
        </table:table-row>
        <table:table-row>
          <table:covered-table-cell/>
          <table:table-cell table:style-name="Dictionary.B2" office:value-type="string">
            <text:p text:style-name="P18"><text:span text:style-name="T51">вік</text:span> <text:span text:style-name="T187">(див. </text:span><text:span text:style-name="T51">ВСЕВІКИ́ (ВСЕВІ́К)</text:span><text:span text:style-name="T187">)</text:span></text:p>
          </table:table-cell>
        </table:table-row>
        <table:table-row>
          <table:table-cell table:style-name="Dictionary.A2" table:number-rows-spanned="2" office:value-type="string">
            <text:p text:style-name="P14">СПЕРЕДОДНЯ́</text:p>
            <text:p text:style-name="P18"><text:span text:style-name="T176">незм., </text:span><text:span text:style-name="T177">присл.,</text:span><text:span text:style-name="T6"> </text:span><text:span text:style-name="T176">інд.-авт.,</text:span></text:p>
            <text:p text:style-name="P18"><text:span text:style-name="T9">утворене способом зрощення, похідне від слів:</text:span><text:span text:style-name="T195"> </text:span><text:span text:style-name="T52">спéред</text:span><text:span text:style-name="T195"> і </text:span><text:span text:style-name="T52">день.</text:span></text:p>
            <text:p text:style-name="P19">Було ж: <text:span text:style-name="T50">спередодня</text:span></text:p>
            <text:p text:style-name="P19">так довго трембітало,</text:p>
            <text:p text:style-name="P19">за тим світати стало - </text:p>
            <text:p text:style-name="P18"><text:span text:style-name="T177">прожогом, навмання</text:span><text:span text:style-name="T41"> (П,</text:span><text:span text:style-name="T2"> І, 126)</text:span></text:p>
          </table:table-cell>
          <table:table-cell table:style-name="Dictionary.B2" office:value-type="string">
            <text:p text:style-name="P18"><text:span text:style-name="T51">спе́ред</text:span><text:span text:style-name="T192"> </text:span><text:span text:style-name="T186">(див. </text:span><text:span text:style-name="T51">ІСПЕРЕДЛÍТ</text:span><text:span text:style-name="T186">)</text:span></text:p>
          </table:table-cell>
        </table:table-row>
        <table:table-row>
          <table:covered-table-cell/>
          <table:table-cell table:style-name="Dictionary.B2" office:value-type="string">
            <text:p text:style-name="P18"><text:span text:style-name="T52">день</text:span><text:span text:style-name="T195"> </text:span><text:span text:style-name="T188">(див. </text:span><text:span text:style-name="T52">ЖИВОДНÍ</text:span><text:span text:style-name="T188">)</text:span></text:p>
          </table:table-cell>
        </table:table-row>
        <table:table-row>
          <table:table-cell table:style-name="Dictionary.A2" table:number-rows-spanned="2" office:value-type="string">
            <text:p text:style-name="P14">СТАВІТРИ́</text:p>
            <text:p text:style-name="P18">-íв, <text:span text:style-name="T176">ім., мн., інд.-авт.,</text:span></text:p>
            <text:p text:style-name="P18">утворене способом основословоскладання, похідне від слів: <text:span text:style-name="T51">сто</text:span> і <text:span text:style-name="T51">вітри́.</text:span></text:p>
            <text:p text:style-name="P19">На цих шалених <text:span text:style-name="T50">ставітрах</text:span>,</text:p>
            <text:p text:style-name="P19">де ні коня, ані дороги,</text:p>
            <text:p text:style-name="P19">звіряй свій крок за знаком Бога - </text:p>
            <text:p text:style-name="P18"><text:span text:style-name="T177">і попри смерть і попри жах</text:span><text:span text:style-name="T41"> (П,</text:span><text:span text:style-name="T2"> І, 131)</text:span></text:p>
          </table:table-cell>
          <table:table-cell table:style-name="Dictionary.B2" office:value-type="string">
            <text:p text:style-name="P14">сто</text:p>
            <text:p text:style-name="P18"><text:span text:style-name="T148">I </text:span><text:span text:style-name="T149">ста, </text:span><text:span text:style-name="T153">числ.</text:span><text:span text:style-name="T149"> </text:span><text:span text:style-name="T153">кільк.</text:span></text:p>
            <text:p text:style-name="P18">1) Назва числа 100 і його цифрового позначення. || <text:span text:style-name="T175">чого</text:span>. Кількість із 100 одиниць.</text:p>
            <text:p text:style-name="P18"><text:span text:style-name="T125">2) </text:span><text:span text:style-name="T141">розм.</text:span><text:span text:style-name="T125"> Багато, невизначено велика кількість кого-, чого-небудь</text:span><text:span text:style-name="T163"> (ВТСУМ,</text:span><text:span text:style-name="T128"> 1394)</text:span></text:p>
          </table:table-cell>
        </table:table-row>
        <table:table-row>
          <table:covered-table-cell/>
          <table:table-cell table:style-name="Dictionary.B2" office:value-type="string">
            <text:p text:style-name="P15">ві́тер</text:p>
            <text:p text:style-name="P18"><text:span text:style-name="T149">-тру, </text:span><text:span text:style-name="T153">ч.</text:span></text:p>
            <text:p text:style-name="P18">1) Рух потоку атмосферного повітря в горизонтальному напрямі<text:span text:style-name="T39"> (ВТСУМ,</text:span><text:span text:style-name="T193"> 190)</text:span></text:p>
          </table:table-cell>
        </table:table-row>
        <table:table-row>
          <table:table-cell table:style-name="Dictionary.A2" table:number-rows-spanned="2" office:value-type="string">
            <text:p text:style-name="P14">СТАСВІТИ́</text:p>
            <text:p text:style-name="P18">-ів, <text:span text:style-name="T176">ім., мн., інд.-авт.,</text:span></text:p>
            <text:p text:style-name="P18"><text:span text:style-name="T9">утворене способом </text:span><text:soft-page-break/><text:span text:style-name="T9">основословоскладання, похідне від слів:</text:span><text:span text:style-name="T195"> </text:span><text:span text:style-name="T52">сто</text:span><text:span text:style-name="T195"> і </text:span><text:span text:style-name="T52">світи́.</text:span></text:p>
            <text:p text:style-name="P19">О те моє відьомське вариво, та колотнеча <text:span text:style-name="T50">стасвітів</text:span>,</text:p>
            <text:p text:style-name="P19">о те чадне жагуче марево вгорнуло горло і до брів</text:p>
            <text:p text:style-name="P18"><text:span text:style-name="T177">сягнуло…</text:span><text:span text:style-name="T41"> (П,</text:span><text:span text:style-name="T2"> ІІ, 127)</text:span></text:p>
          </table:table-cell>
          <table:table-cell table:style-name="Dictionary.B2" office:value-type="string">
            <text:p text:style-name="P18"><text:span text:style-name="T52">сто </text:span><text:span text:style-name="T191">(див. </text:span><text:span text:style-name="T52">СТАВІТРИ́</text:span><text:span text:style-name="T191">)</text:span></text:p>
          </table:table-cell>
        </table:table-row>
        <table:table-row>
          <table:covered-table-cell/>
          <table:table-cell table:style-name="Dictionary.B2" office:value-type="string">
            <text:p text:style-name="P18"><text:span text:style-name="T52">світи́ </text:span><text:span text:style-name="T188">(див. </text:span><text:span text:style-name="T52">ЗА-СВІТИ́</text:span><text:span text:style-name="T188">)</text:span></text:p>
          </table:table-cell>
        </table:table-row>
        <table:table-row>
          <table:table-cell table:style-name="Dictionary.A2" table:number-rows-spanned="2" office:value-type="string">
            <text:p text:style-name="P14">СТОБАГÁТТЯ</text:p>
            <text:p text:style-name="P18">-я, <text:span text:style-name="T176">ім., с., інд.-авт.,</text:span></text:p>
            <text:p text:style-name="P18"><text:span text:style-name="T9">утворене способом основословоскладання, похідне від слів:</text:span><text:span text:style-name="T195"> </text:span><text:span text:style-name="T52">сто</text:span><text:span text:style-name="T195"> і </text:span><text:span text:style-name="T52">багáття.</text:span></text:p>
            <text:p text:style-name="P19">Я — незалежний, серце бо студене</text:p>
            <text:p text:style-name="P18"><text:span text:style-name="T177">згубило давній жар на </text:span><text:span text:style-name="T179">стобагатті</text:span><text:span text:style-name="T177"> мук</text:span><text:span text:style-name="T41"> (П,</text:span><text:span text:style-name="T2"> ІІ, 191)</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5">бага́ття</text:p>
            <text:p text:style-name="P18"><text:span text:style-name="T149">-я, </text:span><text:span text:style-name="T153">с.</text:span></text:p>
            <text:p text:style-name="P18">1) Купа дров, хмизу, ломаччя і т. ін., що горить; вогнище<text:span text:style-name="T39"> (ВТСУМ,</text:span><text:span text:style-name="T193"> 54)</text:span></text:p>
          </table:table-cell>
        </table:table-row>
        <table:table-row>
          <table:table-cell table:style-name="Dictionary.A2" table:number-rows-spanned="2" office:value-type="string">
            <text:p text:style-name="P14">СТОГÓРИ</text:p>
            <text:p text:style-name="P18">стогíр, <text:span text:style-name="T176">ім., мн., інд.-авт.,</text:span></text:p>
            <text:p text:style-name="P18"><text:span text:style-name="T9">утворене способом основословоскладання, похідне від </text:span><text:span text:style-name="T9">слів:</text:span><text:span text:style-name="T195"> </text:span><text:span text:style-name="T52">сто</text:span><text:span text:style-name="T195"> і </text:span><text:span text:style-name="T52">гóри.</text:span></text:p>
            <text:p text:style-name="P19">Я вийду в ніч, я позирну туди,</text:p>
            <text:p text:style-name="P18"><text:span text:style-name="T177">де захід за </text:span><text:span text:style-name="T179">стогорами</text:span><text:span text:style-name="T177"> палає</text:span><text:span text:style-name="T41"> (П,</text:span><text:span text:style-name="T2"> ІІ, 13);</text:span></text:p>
            <text:p text:style-name="P19">Там, за кандзюбою <text:span text:style-name="T50">стогір</text:span>,</text:p>
            <text:p text:style-name="P19">за кайданами стриму</text:p>
            <text:p text:style-name="P19">збігає вік — наперекір</text:p>
            <text:p text:style-name="P18"><text:soft-page-break/><text:span text:style-name="T177">огню притомі диму</text:span><text:span text:style-name="T41"> (П,</text:span><text:span text:style-name="T2"> ІІ, 285)</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8"><text:span text:style-name="T52">гóри </text:span><text:span text:style-name="T188">(див. </text:span><text:span text:style-name="T52">СЕМИГÓРИ</text:span><text:span text:style-name="T188">)</text:span></text:p>
          </table:table-cell>
        </table:table-row>
        <table:table-row>
          <table:table-cell table:style-name="Dictionary.A2" table:number-rows-spanned="2" office:value-type="string">
            <text:p text:style-name="P14">СТОДУ́́МНИЙ</text:p>
            <text:p text:style-name="P18">-а, -е, <text:span text:style-name="T177">прикм., </text:span><text:span text:style-name="T176">інд.-авт.,</text:span></text:p>
            <text:p text:style-name="P18"><text:span text:style-name="T9">утворене складносуфіксальним способом, похідне від слів:</text:span><text:span text:style-name="T195"> </text:span><text:span text:style-name="T52">сто</text:span><text:span text:style-name="T195"> і </text:span><text:span text:style-name="T52">дýмати.</text:span></text:p>
            <text:p text:style-name="P19">Як чорногуз при березі, <text:span text:style-name="T50">стодумний</text:span></text:p>
            <text:p text:style-name="P18"><text:span text:style-name="T177">став Пан-Господь і молиться…</text:span><text:span text:style-name="T2">(П, ІІ, 60)</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5">ду́мати</text:p>
            <text:p text:style-name="P18"><text:span text:style-name="T149">-аю, -аєш, </text:span><text:span text:style-name="T153">недок.</text:span></text:p>
            <text:p text:style-name="P18"><text:span text:style-name="T125">1) </text:span><text:span text:style-name="T141">без додатка</text:span><text:span text:style-name="T125">. Розмірковувати над чим-небудь; мислити</text:span><text:span text:style-name="T163"> (ВТСУМ,</text:span><text:span text:style-name="T127"> 331)</text:span></text:p>
          </table:table-cell>
        </table:table-row>
        <table:table-row>
          <table:table-cell table:style-name="Dictionary.A2" table:number-rows-spanned="2" office:value-type="string">
            <text:p text:style-name="P14">СТОЖАЛÍ</text:p>
            <text:p text:style-name="P18">-íв, <text:span text:style-name="T176">ім., мн., інд.-авт.,</text:span></text:p>
            <text:p text:style-name="P18"><text:span text:style-name="T9">утворене способом </text:span><text:span text:style-name="T9">основословоскладання, похідне від слів:</text:span><text:span text:style-name="T195"> </text:span><text:span text:style-name="T52">сто</text:span><text:span text:style-name="T195"> і </text:span><text:span text:style-name="T52">жалí.</text:span></text:p>
            <text:p text:style-name="P19">Та за тобою небо запалало,</text:p>
            <text:p text:style-name="P18"><text:span text:style-name="T177">овогнене грозою </text:span><text:span text:style-name="T179">стожалів</text:span><text:span text:style-name="T41"> (П,</text:span><text:span text:style-name="T2"> ІІ, 68)</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8"><text:span text:style-name="T52">жалí </text:span><text:span text:style-name="T188">(див. </text:span><text:span text:style-name="T52">РÁДОЩІ-ЖАЛÍ</text:span><text:span text:style-name="T188">)</text:span></text:p>
          </table:table-cell>
        </table:table-row>
        <table:table-row>
          <table:table-cell table:style-name="Dictionary.A2" table:number-rows-spanned="2" office:value-type="string">
            <text:p text:style-name="P14">СТОЖÁЛО</text:p>
            <text:p text:style-name="P19">присл., інд.-авт.,</text:p>
            <text:p text:style-name="P18"><text:span text:style-name="T8">утворене способом </text:span><text:span text:style-name="T8">основословоскладання, похідне від </text:span><text:span text:style-name="T8">слів:</text:span><text:span text:style-name="T195"> </text:span><text:span text:style-name="T52">сто</text:span><text:span text:style-name="T195"> і </text:span><text:span text:style-name="T52">жáло.</text:span></text:p>
            <text:p text:style-name="P19">Тота сльоза тебе іспопелить,</text:p>
            <text:p text:style-name="P19">і лютий зойк завруниться <text:span text:style-name="T50">стожало</text:span></text:p>
            <text:p text:style-name="P18"><text:span text:style-name="T177">ланами й луками</text:span><text:span text:style-name="T41"> (П,</text:span><text:span text:style-name="T2"> І, 144)</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5">жа́ло́</text:p>
            <text:p text:style-name="P18"><text:span text:style-name="T149">жа́ла, </text:span><text:span text:style-name="T153">с.</text:span></text:p>
            <text:p text:style-name="P18">1) Гостра частина органа захисту або нападу деяких комах, якою вони жалять.</text:p>
            <text:p text:style-name="P18">2) Хоботок деяких комах (комара, овода і т. ін.), яким вони колють і всмоктують кров.</text:p>
            <text:p text:style-name="P18">3) Роздвоєний на кінчику язик змії, яким вона, як помилково вважається, <text:soft-page-break/>жалить.</text:p>
            <text:p text:style-name="P18">4) <text:span text:style-name="T175">чого</text:span>, <text:span text:style-name="T175">перен.</text:span> Про щось дошкульне, різке.</text:p>
            <text:p text:style-name="P18">5) Гострий кінець інструмента, зброї і т. ін., який коле, ріже тощо; лезо<text:span text:style-name="T39"> (ВТСУМ,</text:span><text:span text:style-name="T193"> 364)</text:span></text:p>
          </table:table-cell>
        </table:table-row>
        <table:table-row>
          <table:table-cell table:style-name="Dictionary.A2" table:number-rows-spanned="2" office:value-type="string">
            <text:p text:style-name="P14">СТОЖÁЛЬНИЙ</text:p>
            <text:p text:style-name="P18">-а, -е, <text:span text:style-name="T177">прикм., </text:span><text:span text:style-name="T176">інд.-авт.,</text:span></text:p>
            <text:p text:style-name="P18"><text:span text:style-name="T9">утворене способом основословоскладання, похідне від слів:</text:span><text:span text:style-name="T195"> </text:span><text:span text:style-name="T52">сто</text:span><text:span text:style-name="T195"> і </text:span><text:span text:style-name="T52">жáльний.</text:span></text:p>
            <text:p text:style-name="P19">Куріє руїна. Кривавим стікає потоком,</text:p>
            <text:p text:style-name="P18"><text:span text:style-name="T177">і сонце татарське — </text:span><text:span text:style-name="T179">стожальне</text:span><text:span text:style-name="T177"> — разить наповал</text:span><text:span text:style-name="T41"> (П,</text:span><text:span text:style-name="T2"> І, 45)</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5">жа́льний</text:p>
            <text:p text:style-name="P18"><text:span text:style-name="T149">-а, -е, </text:span><text:span text:style-name="T153">рідко</text:span><text:span text:style-name="T149">.</text:span></text:p>
            <text:p text:style-name="P18">1) Який виражає тугу, печаль, смуток; жалібний, сумний.</text:p>
            <text:p text:style-name="P18">2) Який навіває смуток, журбу; журливий, сумовитий<text:span text:style-name="T39"> (ВТСУМ,</text:span><text:span text:style-name="T193"> 364)</text:span></text:p>
          </table:table-cell>
        </table:table-row>
        <table:table-row>
          <table:table-cell table:style-name="Dictionary.A2" table:number-rows-spanned="2" office:value-type="string">
            <text:p text:style-name="P14">СТОЖÁРНИЙ</text:p>
            <text:p text:style-name="P18">-а, -е, <text:span text:style-name="T177">прикм., </text:span><text:span text:style-name="T176">інд.-авт.,</text:span></text:p>
            <text:p text:style-name="P18"><text:span text:style-name="T9">утворене складносуфіксальним способом, похідне від слів:</text:span><text:span text:style-name="T195"> </text:span><text:span text:style-name="T52">сто</text:span><text:span text:style-name="T195"> і </text:span><text:span text:style-name="T52">жáрити.</text:span></text:p>
            <text:p text:style-name="P19">Сяде сонце на сопку, скаженіє бичарня,</text:p>
            <text:p text:style-name="P18"><text:span text:style-name="T177">заховайся в коробку там, де сонце </text:span><text:span text:style-name="T179">стожарне</text:span><text:span text:style-name="T177">…</text:span><text:span text:style-name="T41"> (П,</text:span><text:span text:style-name="T2"> ІІ, 166-167);</text:span></text:p>
            <text:p text:style-name="P19">Паду в траву — на цей цвинтарний</text:p>
            <text:p text:style-name="P19">кульбабин зойк, кульбабин пух,</text:p>
            <text:p text:style-name="P19"><text:soft-page-break/>на розсип рос і на <text:span text:style-name="T50">стожарний</text:span></text:p>
            <text:p text:style-name="P18"><text:span text:style-name="T177">пожежний виквіт довгих скрух</text:span><text:span text:style-name="T41"> (П,</text:span><text:span text:style-name="T2"> ІІ, 184).</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5">жа́рити</text:p>
            <text:p text:style-name="P18"><text:span text:style-name="T149">-рю, -риш, </text:span><text:span text:style-name="T153">недок.</text:span></text:p>
            <text:p text:style-name="P18">1) <text:span text:style-name="T175">перех.</text:span> Готувати їжу з жиром на вогні, на жару без використання води; смажити. || <text:span text:style-name="T175">розм.</text:span> Підпікати кого-, що-небудь на вогні, на жару.</text:p>
            <text:p text:style-name="P18"><text:span text:style-name="T125">2) </text:span><text:span text:style-name="T141">неперех.</text:span><text:span text:style-name="T125">, </text:span><text:span text:style-name="T141">розм.</text:span><text:span text:style-name="T125"> Сильно гріти, </text:span><text:span text:style-name="T125">пригрівати; пекти, палити (про сонце)</text:span><text:span text:style-name="T163"> (ВТСУМ,</text:span><text:span text:style-name="T127"> 364)</text:span></text:p>
          </table:table-cell>
        </table:table-row>
        <table:table-row>
          <table:table-cell table:style-name="Dictionary.A2" table:number-rows-spanned="2" office:value-type="string">
            <text:p text:style-name="P14">СТОЖУРБÁ</text:p>
            <text:p text:style-name="P18">-и́, <text:span text:style-name="T176">ім., ж., інд.-авт.,</text:span></text:p>
            <text:p text:style-name="P18"><text:span text:style-name="T186">утворене способом </text:span><text:span text:style-name="T186">основословоскладання, похідне від </text:span><text:span text:style-name="T186">слів:</text:span> <text:span text:style-name="T51">сто</text:span> і <text:span text:style-name="T51">журбá.</text:span></text:p>
            <text:p text:style-name="P19">Пропадіть, аеродроми,</text:p>
            <text:p text:style-name="P18"><text:span text:style-name="T177">спопеліться в </text:span><text:span text:style-name="T179">стожурбі</text:span><text:span text:style-name="T41"> (П,</text:span><text:span text:style-name="T2"> І, 159)</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5">журба́</text:p>
            <text:p text:style-name="P18"><text:span text:style-name="T149">-и, </text:span><text:span text:style-name="T153">ж.</text:span></text:p>
            <text:p text:style-name="P18">1) Невеселий настрій, тяжкі почуття; печаль, смуток<text:span text:style-name="T39"> (ВТСУМ,</text:span><text:span text:style-name="T193"> 371)</text:span></text:p>
          </table:table-cell>
        </table:table-row>
        <table:table-row>
          <table:table-cell table:style-name="Dictionary.A2" table:number-rows-spanned="3" office:value-type="string">
            <text:p text:style-name="P14">СТОЗЛОТОПЕЛЮСТКИ́</text:p>
            <text:p text:style-name="P18">-і́в, <text:span text:style-name="T176">ім., мн., інд.-авт.,</text:span></text:p>
            <text:p text:style-name="P18"><text:span text:style-name="T9">утворене способом основословоскладання, похідне від слів:</text:span><text:span text:style-name="T195"> </text:span><text:span text:style-name="T52">сто, золоти́й</text:span><text:span text:style-name="T195"> і </text:span><text:span text:style-name="T52">пелюстки́.</text:span></text:p>
            <text:p text:style-name="P19">Як сонях сонце п’є</text:p>
            <text:p text:style-name="P19"><text:span text:style-name="T50">стозлотопелюстками</text:span>,</text:p>
            <text:p text:style-name="P19">де хата постає - </text:p>
            <text:p text:style-name="P18"><text:span text:style-name="T177">ковчегом над роками</text:span><text:span text:style-name="T41"> (П,</text:span><text:span text:style-name="T2"> ІІ, 18)</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8"><text:span text:style-name="T52">золоти́й </text:span><text:span text:style-name="T188">(див. </text:span><text:span text:style-name="T52">ЗОЛОТОКÍНВА</text:span><text:span text:style-name="T188">)</text:span></text:p>
          </table:table-cell>
        </table:table-row>
        <table:table-row>
          <table:covered-table-cell/>
          <table:table-cell table:style-name="Dictionary.B2" office:value-type="string">
            <text:p text:style-name="P18"><text:span text:style-name="T52">пелюстки́ </text:span><text:span text:style-name="T188">(див. </text:span><text:span text:style-name="T52">РОЗПЕЛЮ́СТИТИ</text:span><text:span text:style-name="T188">)</text:span></text:p>
          </table:table-cell>
        </table:table-row>
        <table:table-row>
          <table:table-cell table:style-name="Dictionary.A1" table:number-rows-spanned="2" office:value-type="string">
            <text:p text:style-name="P14">СТОЗМÍЙ</text:p>
            <text:p text:style-name="P18">-я, <text:span text:style-name="T176">ім., ч., інд.-авт.,</text:span></text:p>
            <text:p text:style-name="P18"><text:span text:style-name="T9">утворене способом основословоскладання, похідне від </text:span><text:span text:style-name="T9">слів:</text:span><text:span text:style-name="T195"> </text:span><text:span text:style-name="T52">сто</text:span><text:span text:style-name="T195"> і </text:span><text:span text:style-name="T52">змій.</text:span></text:p>
            <text:p text:style-name="P19">Коли докучили ці втеки - </text:p>
            <text:p text:style-name="P19">в лет, до вогненної пащеки.</text:p>
            <text:p text:style-name="P18"><text:soft-page-break/><text:span text:style-name="T177">Як він ощирився, </text:span><text:span text:style-name="T179">стозмій</text:span><text:span text:style-name="T177">!</text:span><text:span text:style-name="T41"> (П,</text:span><text:span text:style-name="T2"> І, 73)</text:span></text:p>
          </table:table-cell>
          <table:table-cell table:style-name="Dictionary.B1"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4">змій</text:p>
            <text:p text:style-name="P18"><text:span text:style-name="T149">-я, </text:span><text:span text:style-name="T153">ч.</text:span></text:p>
            <text:p text:style-name="P18">2) Казкова істота з крилами і зміїним тулубом, наділена незвичайною силою; дракон<text:span text:style-name="T39"> (ВТСУМ,</text:span><text:span text:style-name="T193"> 466)</text:span></text:p>
          </table:table-cell>
        </table:table-row>
        <table:table-row>
          <table:table-cell table:style-name="Dictionary.A2" table:number-rows-spanned="2" office:value-type="string">
            <text:p text:style-name="P14">СТОЗÓРИЙ</text:p>
            <text:p text:style-name="P18">-а, -е, <text:span text:style-name="T177">прикм., </text:span><text:span text:style-name="T176">інд.-авт.,</text:span></text:p>
            <text:p text:style-name="P18"><text:span text:style-name="T9">утворене складнофлективним способом, похідне від слів:</text:span><text:span text:style-name="T195"> </text:span><text:span text:style-name="T52">сто</text:span><text:span text:style-name="T195"> і </text:span><text:span text:style-name="T52">зір.</text:span></text:p>
            <text:p text:style-name="P19">Тільки сіль, і вода, і житняк,</text:p>
            <text:p text:style-name="P19">і світанок, і ніч, і <text:span text:style-name="T50">стозора</text:span></text:p>
            <text:p text:style-name="P19">небезпека, і сонна і хора</text:p>
            <text:p text:style-name="P18"><text:span text:style-name="T177">ця душа — вирушає успак!</text:span><text:span text:style-name="T41"> (П,</text:span><text:span text:style-name="T2"> І, 105)</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8"><text:span text:style-name="T51">зір</text:span> <text:span text:style-name="T187">(див. </text:span><text:span text:style-name="T51">ПЕКЕЛЬНОЗÓРИЙ</text:span><text:span text:style-name="T187">)</text:span></text:p>
          </table:table-cell>
        </table:table-row>
        <table:table-row>
          <table:table-cell table:style-name="Dictionary.A2" table:number-rows-spanned="2" office:value-type="string">
            <text:p text:style-name="P14">СТОКÓЛО</text:p>
            <text:p text:style-name="P18">-а, <text:span text:style-name="T176">ім., с., інд.-авт.,</text:span></text:p>
            <text:p text:style-name="P18"><text:span text:style-name="T9">утворене способом </text:span><text:span text:style-name="T9">основословоскладання, похідне від слів:</text:span><text:span text:style-name="T195"> </text:span><text:span text:style-name="T52">сто</text:span><text:span text:style-name="T195"> і </text:span><text:span text:style-name="T52">кóло.</text:span></text:p>
            <text:p text:style-name="P19">Червоний біль од нагая</text:p>
            <text:p text:style-name="P19">в очах розходиться <text:span text:style-name="T50">стоколом</text:span>,</text:p>
            <text:p text:style-name="P19">а світ несеться покотьолом,</text:p>
            <text:p text:style-name="P18"><text:span text:style-name="T177">за світом — настрибом — змія…</text:span><text:span text:style-name="T41"> </text:span><text:span text:style-name="T41">(П,</text:span><text:span text:style-name="T2"> ІІ, 16)</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5">ко́ло</text:p>
            <text:p text:style-name="P18"><text:span text:style-name="T148">I </text:span><text:span text:style-name="T149">-а, </text:span><text:span text:style-name="T153">с.</text:span></text:p>
            <text:p text:style-name="P18">1) Замкнена крива, всі точки якої однаково віддалені від центра.</text:p>
            <text:p text:style-name="P18"><text:span text:style-name="T125">4) </text:span><text:span text:style-name="T141">у знач.</text:span><text:span text:style-name="T125"> </text:span><text:span text:style-name="T141">присл.</text:span><text:span text:style-name="T125"> колом. Утворюючи таку криву</text:span><text:span text:style-name="T163"> (ВТСУМ,</text:span><text:span text:style-name="T127"> 555)</text:span></text:p>
          </table:table-cell>
        </table:table-row>
        <table:table-row>
          <table:table-cell table:style-name="Dictionary.A2" table:number-rows-spanned="2" office:value-type="string">
            <text:p text:style-name="P14">СТОКРИ́К</text:p>
            <text:p text:style-name="P18">-у, <text:span text:style-name="T176">ім., ч., інд.-авт.,</text:span></text:p>
            <text:p text:style-name="P18"><text:span text:style-name="T9">утворене способом основословоскладання, похідне від </text:span><text:span text:style-name="T9">слів:</text:span><text:span text:style-name="T195"> </text:span><text:span text:style-name="T52">сто</text:span><text:span text:style-name="T195"> і </text:span><text:span text:style-name="T52">крик.</text:span></text:p>
            <text:p text:style-name="P19">…бо в горлі застуда, у грудях пітьма</text:p>
            <text:p text:style-name="P18"><text:span text:style-name="T177">і світ оступає </text:span><text:span text:style-name="T179">стокрик</text:span><text:span text:style-name="T177"> — Колима</text:span><text:span text:style-name="T41"> </text:span><text:soft-page-break/><text:span text:style-name="T41">(П,</text:span><text:span text:style-name="T2"> І, 135)</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8"><text:span text:style-name="T51">крик </text:span><text:span text:style-name="T186">(див. </text:span><text:span text:style-name="T51">КРИК-ЗЕЛÓ</text:span><text:span text:style-name="T186">)</text:span></text:p>
          </table:table-cell>
        </table:table-row>
        <table:table-row>
          <table:table-cell table:style-name="Dictionary.A2" table:number-rows-spanned="2" office:value-type="string">
            <text:p text:style-name="P14">СТОМЕЖÁ</text:p>
            <text:p text:style-name="P18">-і́, <text:span text:style-name="T176">ім., ж., інд.-авт.,</text:span></text:p>
            <text:p text:style-name="P18">утворене способом основословоскладання, похідне від слів: <text:span text:style-name="T51">сто</text:span> і <text:span text:style-name="T51">межá.</text:span></text:p>
            <text:p text:style-name="P19">Полон у полоні, межі <text:span text:style-name="T50">стомежа</text:span>,</text:p>
            <text:p text:style-name="P19">ти вся — за горбами-горбами</text:p>
            <text:p text:style-name="P19">натхнення і хорого серця ґанджа -</text:p>
            <text:p text:style-name="P18"><text:span text:style-name="T177">з синами, хрунями, рабами</text:span><text:span text:style-name="T41"> (П,</text:span><text:span text:style-name="T2"> І, 131)</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8"><text:span text:style-name="T52">межá </text:span><text:span text:style-name="T191">(див. </text:span><text:span text:style-name="T52">ВСЕМЕЖА</text:span><text:span text:style-name="T191">)</text:span></text:p>
          </table:table-cell>
        </table:table-row>
        <table:table-row>
          <table:table-cell table:style-name="Dictionary.A2" table:number-rows-spanned="2" office:value-type="string">
            <text:p text:style-name="P14">СТО-МОРÓЗИ</text:p>
            <text:p text:style-name="P18">-ів, <text:span text:style-name="T176">ім., мн., інд.-авт.,</text:span></text:p>
            <text:p text:style-name="P18"><text:span text:style-name="T9">утворене способом словоскладання, похідне від слів:</text:span><text:span text:style-name="T195"> </text:span><text:span text:style-name="T52">сто</text:span><text:span text:style-name="T195"> і </text:span><text:span text:style-name="T52">морóзи.</text:span></text:p>
            <text:p text:style-name="P19">Так стій і стій і стій і стій,</text:p>
            <text:p text:style-name="P19">дубій на <text:span text:style-name="T50">сто-морозах</text:span>,</text:p>
            <text:p text:style-name="P19">о будь ти проклят, часе мій,</text:p>
            <text:p text:style-name="P18"><text:span text:style-name="T177">в усіх своїх погрозах</text:span><text:span text:style-name="T41"> (П,</text:span><text:span text:style-name="T2"> ІІ, 24)</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5">моро́з</text:p>
            <text:p text:style-name="P18"><text:span text:style-name="T149">-у, </text:span><text:span text:style-name="T153">ч.</text:span></text:p>
            <text:p text:style-name="P18"><text:span text:style-name="T125">Холод, коли температура повітря спадає нижче нуля. || Температура повітря нижче нуля. || Місце, де є такий холод. || </text:span><text:span text:style-name="T141">перев.</text:span><text:span text:style-name="T125"> </text:span><text:span text:style-name="T141">мн.</text:span><text:span text:style-name="T125"> Холодна зимова погода; холоди</text:span><text:span text:style-name="T163"> (ВТСУМ,</text:span><text:span text:style-name="T127"> 690)</text:span></text:p>
          </table:table-cell>
        </table:table-row>
        <table:table-row>
          <table:table-cell table:style-name="Dictionary.A2" table:number-rows-spanned="2" office:value-type="string">
            <text:p text:style-name="P14">СТОНАСТÓРЧЕНИЙ</text:p>
            <text:p text:style-name="P18">-а, -е, <text:span text:style-name="T177">прикм., </text:span><text:span text:style-name="T176">інд.-авт.,</text:span></text:p>
            <text:p text:style-name="P18"><text:span text:style-name="T9">утворене способом основословоскладання, похідне від слів:</text:span><text:span text:style-name="T195"> </text:span><text:span text:style-name="T52">сто</text:span><text:span text:style-name="T195"> і </text:span><text:span text:style-name="T52">настóрчений.</text:span></text:p>
            <text:p text:style-name="P19">Кружеляє понад ними</text:p>
            <text:p text:style-name="P19">вечір, крила розкриливши,</text:p>
            <text:p text:style-name="P19">впав на горлицю із неба</text:p>
            <text:p text:style-name="P18"><text:soft-page-break/><text:span text:style-name="T179">стонасторчений</text:span><text:span text:style-name="T177"> коршак</text:span><text:span text:style-name="T41"> (П,</text:span><text:span text:style-name="T2"> І, 92)</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8"><text:span text:style-name="T52">настóрчений </text:span><text:span text:style-name="T188">(не подано у словнику)</text:span></text:p>
          </table:table-cell>
        </table:table-row>
        <table:table-row>
          <table:table-cell table:style-name="Dictionary.A2" table:number-rows-spanned="2" office:value-type="string">
            <text:p text:style-name="P14">СТОПРОВÁЛЛЯ</text:p>
            <text:p text:style-name="P18">-я, <text:span text:style-name="T176">ім., с., інд.-авт.,</text:span></text:p>
            <text:p text:style-name="P18"><text:span text:style-name="T9">утворене способом основословоскладання, похідне від слів:</text:span><text:span text:style-name="T195"> </text:span><text:span text:style-name="T52">сто</text:span><text:span text:style-name="T195"> і </text:span><text:span text:style-name="T52">провáлля.</text:span></text:p>
            <text:p text:style-name="P19">Якась лежить на нас печаль.</text:p>
            <text:p text:style-name="P19">І чим ми Бога прогнівили,</text:p>
            <text:p text:style-name="P19">Іване-брате? Скільки сили</text:p>
            <text:p text:style-name="P18"><text:span text:style-name="T177">втелющили до </text:span><text:span text:style-name="T179">стопроваль</text:span><text:span text:style-name="T41"> (П,</text:span><text:span text:style-name="T2"> ІІ, 160)</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5">прова́лля</text:p>
            <text:p text:style-name="P18"><text:span text:style-name="T149">-я, </text:span><text:span text:style-name="T153">с.</text:span></text:p>
            <text:p text:style-name="P18"><text:span text:style-name="T125">1) Глибока яма, яр, западина, розколина на земній поверхні. || </text:span><text:span text:style-name="T141">чого</text:span><text:span text:style-name="T125">. Безмежний простір, безмірна глибина. || Проміжок, незаповнений простір між чим-небудь. || </text:span><text:span text:style-name="T141">перен.</text:span><text:span text:style-name="T125"> Про глибоке розходження, незгоду між ким-небудь</text:span><text:span text:style-name="T163"> (ВТСУМ,</text:span><text:span text:style-name="T127"> 1144)</text:span></text:p>
          </table:table-cell>
        </table:table-row>
        <table:table-row>
          <table:table-cell table:style-name="Dictionary.A2" table:number-rows-spanned="2" office:value-type="string">
            <text:p text:style-name="P14">СТОПРОВÁЛЬНИЙ</text:p>
            <text:p text:style-name="P18">-а, -е, <text:span text:style-name="T177">прикм., </text:span><text:span text:style-name="T176">інд.-авт.,</text:span></text:p>
            <text:p text:style-name="P18"><text:span text:style-name="T9">утворене способом основословоскладання, похідне від слів:</text:span><text:span text:style-name="T195"> </text:span><text:span text:style-name="T52">сто</text:span><text:span text:style-name="T195"> і </text:span><text:span text:style-name="T52">провáльний.</text:span></text:p>
            <text:p text:style-name="P19">Око ока ми,</text:p>
            <text:p text:style-name="P19">не навчені подосі видивляти</text:p>
            <text:p text:style-name="P19">довкіл і не обрушувати горя</text:p>
            <text:p text:style-name="P18"><text:span text:style-name="T177">сухі тороси в </text:span><text:span text:style-name="T179">стопровальний</text:span><text:span text:style-name="T177"> діл</text:span><text:span text:style-name="T41"> </text:span><text:span text:style-name="T41">(П,</text:span><text:span text:style-name="T2"> ІІ, 64)</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5">прова́льний</text:p>
            <text:p text:style-name="P18">-а, -е.</text:p>
            <text:p text:style-name="P18"><text:span text:style-name="T125">Стос. до провалу (у 2 </text:span><text:span text:style-name="T141">знач.</text:span><text:span text:style-name="T125">); утворений унаслідок провалу (в ґрунті)</text:span><text:span text:style-name="T163"> (ВТСУМ,</text:span><text:span text:style-name="T127"> 1144)</text:span></text:p>
          </table:table-cell>
        </table:table-row>
        <table:table-row>
          <table:table-cell table:style-name="Dictionary.A2" table:number-rows-spanned="2" office:value-type="string">
            <text:p text:style-name="P14">СТОРÍКИ</text:p>
            <text:p text:style-name="P18">сторíк, <text:span text:style-name="T176">ім., мн., інд.-авт.,</text:span></text:p>
            <text:p text:style-name="P18"><text:span text:style-name="T9">утворене способом основословоскладання, похідне від слів:</text:span><text:span text:style-name="T195"> </text:span><text:span text:style-name="T52">сто</text:span><text:span text:style-name="T195"> і </text:span><text:span text:style-name="T52">рі́ки.</text:span></text:p>
            <text:p text:style-name="P19">Хай край святиться. За горою</text:p>
            <text:p text:style-name="P18"><text:soft-page-break/><text:span text:style-name="T179">сторіки</text:span><text:span text:style-name="T177"> чорної ропи</text:span><text:span text:style-name="T41"> (П,</text:span><text:span text:style-name="T2"> ІІ, 173)</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5">ріка́</text:p>
            <text:p text:style-name="P18"><text:span text:style-name="T149">-и́, </text:span><text:span text:style-name="T153">ж.</text:span></text:p>
            <text:p text:style-name="P18">1) Водний потік, що живиться із джерела або стоком атмосферних опадів і тече по видовжених <text:soft-page-break/>зниженнях рельєфу від верхів’я до гирла. || <text:span text:style-name="T175">чого</text:span>, <text:span text:style-name="T175">у сполуч.</text:span> <text:span text:style-name="T175">з ім.</text:span> <text:span text:style-name="T175">у род. в.</text:span> Уживається для образного позначення процесу, розвитку чого-небудь.</text:p>
            <text:p text:style-name="P18"><text:span text:style-name="T125">2) </text:span><text:span text:style-name="T141">чого</text:span><text:span text:style-name="T125">, </text:span><text:span text:style-name="T141">перен.</text:span><text:span text:style-name="T125"> Велика кількість чого-небудь такого, що тече, сиплеться і т. ін. || </text:span><text:span text:style-name="T141">кого</text:span><text:span text:style-name="T125">, </text:span><text:span text:style-name="T141">чого</text:span><text:span text:style-name="T125">, </text:span><text:span text:style-name="T141">яка</text:span><text:span text:style-name="T125">. Безперервний великий потік, маса кого-, чого-небудь, що рухається</text:span><text:span text:style-name="T163"> (ВТСУМ,</text:span><text:span text:style-name="T127"> 1228)</text:span></text:p>
          </table:table-cell>
        </table:table-row>
        <table:table-row>
          <table:table-cell table:style-name="Dictionary.A2" table:number-rows-spanned="2" office:value-type="string">
            <text:p text:style-name="P14">СТОРОЗТРИКЛЯ́ТИЙ</text:p>
            <text:p text:style-name="P18">-а, -е, <text:span text:style-name="T177">прикм., </text:span><text:span text:style-name="T176">інд.-авт.,</text:span></text:p>
            <text:p text:style-name="P18"><text:span text:style-name="T9">утворене способом </text:span><text:span text:style-name="T9">основословоскладання, похідне від слів:</text:span><text:span text:style-name="T195"> </text:span><text:span text:style-name="T52">сто</text:span><text:span text:style-name="T195"> і </text:span><text:span text:style-name="T52">розтрикля́тий.</text:span></text:p>
            <text:p text:style-name="P19">Аби лиш подолати гнів,</text:p>
            <text:p text:style-name="P19"><text:span text:style-name="T50">сторозтриклятий</text:span> гнів здолати,</text:p>
            <text:p text:style-name="P19">я б поіменно міг назвати</text:p>
            <text:p text:style-name="P18"><text:span text:style-name="T177">усіх братів, усіх катів</text:span><text:span text:style-name="T41"> (П,</text:span><text:span text:style-name="T2"> І, 30)</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5">розпрокля́тий</text:p>
            <text:p text:style-name="P18"><text:span text:style-name="T149">-а, -е, </text:span><text:span text:style-name="T153">розм.</text:span></text:p>
            <text:p text:style-name="P18">Якого клянуть, проклинають; огидний, ненависний<text:span text:style-name="T39"> (ВТСУМ,</text:span><text:span text:style-name="T193"> 1259)</text:span></text:p>
          </table:table-cell>
        </table:table-row>
        <table:table-row>
          <table:table-cell table:style-name="Dictionary.A2" table:number-rows-spanned="2" office:value-type="string">
            <text:p text:style-name="P14">СТОСИ́НІЙ</text:p>
            <text:p text:style-name="P18">-я, -є, <text:span text:style-name="T177">прикм., </text:span><text:span text:style-name="T176">інд.-авт.,</text:span></text:p>
            <text:p text:style-name="P18"><text:span text:style-name="T9">утворене способом основословоскладання, похідне від слів:</text:span><text:span text:style-name="T195"> </text:span><text:span text:style-name="T52">сто</text:span><text:span text:style-name="T195"> і </text:span><text:span text:style-name="T52">си́ній</text:span></text:p>
            <text:p text:style-name="P19">Червоним вином заливає мій погляд <text:span text:style-name="T50">стосиній</text:span>,</text:p>
            <text:p text:style-name="P19">спустошені губи залито червоним вином,</text:p>
            <text:p text:style-name="P19"><text:soft-page-break/>і видиться берег — далекий — у радісній піні,</text:p>
            <text:p text:style-name="P18"><text:span text:style-name="T177">і спокій приносить, і спокій обіцяний — бром</text:span><text:span text:style-name="T41"> (П,</text:span><text:span text:style-name="T2"> ІІ, 290)</text:span></text:p>
          </table:table-cell>
          <table:table-cell table:style-name="Dictionary.B2" office:value-type="string">
            <text:p text:style-name="P14"><text:span text:style-name="T195">сто </text:span><text:span text:style-name="T191">(див. </text:span><text:span text:style-name="T195">СТАВІТРИ́</text:span><text:span text:style-name="T191">)</text:span></text:p>
          </table:table-cell>
        </table:table-row>
        <table:table-row>
          <table:covered-table-cell/>
          <table:table-cell table:style-name="Dictionary.B2" office:value-type="string">
            <text:p text:style-name="P15">си́ній</text:p>
            <text:p text:style-name="P18">-я, -є.</text:p>
            <text:p text:style-name="P18"><text:span text:style-name="T125">1) Який має забарвлення одного з основних кольорів спектра — </text:span><text:span text:style-name="T125">середній між голубим і фіолетовим. || Який цвіте квітками такого кольору. || Зробл. із квіток такого кольору. || Який кольором наближається до синього; </text:span><text:soft-page-break/><text:span text:style-name="T125">який має відтінок синього кольору. || Уживається як постійний епітет до деяких назв</text:span><text:span text:style-name="T163"> (ВТСУМ,</text:span><text:span text:style-name="T127"> 1317)</text:span></text:p>
          </table:table-cell>
        </table:table-row>
        <table:table-row>
          <table:table-cell table:style-name="Dictionary.A2" table:number-rows-spanned="2" office:value-type="string">
            <text:p text:style-name="P14">СХРИПЛОКРÓННИЙ</text:p>
            <text:p text:style-name="P18">-а, -е, <text:span text:style-name="T177">прикм., </text:span><text:span text:style-name="T176">інд.-авт.,</text:span></text:p>
            <text:p text:style-name="P18"><text:span text:style-name="T9">утворене складносуфіксальним способом, похідне від слів:</text:span><text:span text:style-name="T195"> </text:span><text:span text:style-name="T52">схри́плий</text:span><text:span text:style-name="T195"> і </text:span><text:span text:style-name="T52">крóна.</text:span></text:p>
            <text:p text:style-name="P19">Пожухле листя опадає з віт,</text:p>
            <text:p text:style-name="P18"><text:span text:style-name="T177">голосить голий стовбур </text:span><text:span text:style-name="T179">схриплокронний</text:span><text:span text:style-name="T41"> (П,</text:span><text:span text:style-name="T2"> І, 161)</text:span></text:p>
          </table:table-cell>
          <table:table-cell table:style-name="Dictionary.B2" office:value-type="string">
            <text:p text:style-name="P15">схри́плий</text:p>
            <text:p text:style-name="P18"><text:span text:style-name="T149">-а, -е, </text:span><text:span text:style-name="T153">розм.</text:span></text:p>
            <text:p text:style-name="P18">1) Дієприкм. акт. мин. ч. до схрипнути.</text:p>
            <text:p text:style-name="P18"><text:span text:style-name="T125">2) </text:span><text:span text:style-name="T141">у знач.</text:span><text:span text:style-name="T125"> </text:span><text:span text:style-name="T141">прикм.</text:span><text:span text:style-name="T125"> Який звучить хрипло, з хрипотою; хрипкий</text:span><text:span text:style-name="T163"> (ВТСУМ,</text:span><text:span text:style-name="T128"> 1422)</text:span></text:p>
          </table:table-cell>
        </table:table-row>
        <table:table-row>
          <table:covered-table-cell/>
          <table:table-cell table:style-name="Dictionary.B2" office:value-type="string">
            <text:p text:style-name="P18"><text:span text:style-name="T52">крóна </text:span><text:span text:style-name="T188">(див. </text:span><text:span text:style-name="T52">ДУШЕКРÓНА</text:span><text:span text:style-name="T188">)</text:span></text:p>
          </table:table-cell>
        </table:table-row>
        <table:table-row>
          <table:table-cell table:style-name="Dictionary.A2" table:number-rows-spanned="2" office:value-type="string">
            <text:p text:style-name="P14">ТАМБÍК</text:p>
            <text:p text:style-name="P18">-бóку, <text:span text:style-name="T176">ім., ч., інд.-авт.,</text:span></text:p>
            <text:p text:style-name="P18"><text:span text:style-name="T9">утворене способом зрощення, похідне від слів:</text:span><text:span text:style-name="T195"> </text:span><text:span text:style-name="T52">там</text:span><text:span text:style-name="T195"> і </text:span><text:span text:style-name="T52">бік.</text:span><text:span text:style-name="T195"> На тому боці.</text:span></text:p>
            <text:p text:style-name="P19">А товщею, в кризі, в імлі,</text:p>
            <text:p text:style-name="P19">за <text:span text:style-name="T50">тамбоком</text:span>,</text:p>
            <text:p text:style-name="P19">сяє срібне серце землі</text:p>
            <text:p text:style-name="P18"><text:span text:style-name="T177">скорбним оком</text:span><text:span text:style-name="T41"> (П,</text:span><text:span text:style-name="T2"> І, 173)</text:span></text:p>
          </table:table-cell>
          <table:table-cell table:style-name="Dictionary.B2" office:value-type="string">
            <text:p text:style-name="P14">там</text:p>
            <text:p text:style-name="P18"><text:span text:style-name="T149">1) </text:span><text:span text:style-name="T153">присл.</text:span><text:span text:style-name="T149"> Указує на місце більш віддалене порівняно з іншим, ближчим; у тому місці, у тих місцях; </text:span><text:span text:style-name="T153">прот.</text:span><text:span text:style-name="T149"> тут. || Уживається в поєднанні з </text:span><text:span text:style-name="T153">пит.</text:span><text:span text:style-name="T149"> </text:span><text:span text:style-name="T153">займ.</text:span><text:span text:style-name="T149"> хто, що. || Вживається у </text:span><text:span text:style-name="T149">функції співвідносного слова в головному реченні, якому в підрядному реченні відповідають </text:span><text:span text:style-name="T149">сполучні </text:span><text:span text:style-name="T153">сл.</text:span><text:span text:style-name="T149"> де, куди. || Уживаючись на початку повторюваних речень або перед однорідними членами речення, </text:span><text:span text:style-name="T149">означає: в одному місці ..., в іншому місці .... || Уживається в </text:span><text:span text:style-name="T153">знач.вказ.</text:span><text:span text:style-name="T149"> </text:span><text:span text:style-name="T153">сл.</text:span><text:span text:style-name="T149">, що замінює відповідний йому член попереднього речення, </text:span><text:span text:style-name="T153">перев.</text:span><text:span text:style-name="T149"> </text:span><text:soft-page-break/><text:span text:style-name="T149">обставину місця</text:span><text:span text:style-name="T160"> (ВТСУМ,</text:span><text:span text:style-name="T152"> 1429)</text:span></text:p>
          </table:table-cell>
        </table:table-row>
        <table:table-row>
          <table:covered-table-cell/>
          <table:table-cell table:style-name="Dictionary.B2" office:value-type="string">
            <text:p text:style-name="P14">бік</text:p>
            <text:p text:style-name="P18"><text:span text:style-name="T149">боку, </text:span><text:span text:style-name="T153">ч.</text:span></text:p>
            <text:p text:style-name="P18">4) Напрямок або місцевість, що лежить у цьому напрямку<text:span text:style-name="T39"> (ВТСУМ,</text:span><text:span text:style-name="T193"> 80)</text:span></text:p>
          </table:table-cell>
        </table:table-row>
        <table:table-row>
          <table:table-cell table:style-name="Dictionary.A2" office:value-type="string">
            <text:p text:style-name="P14">ТИХОПЛИ́Н</text:p>
            <text:p text:style-name="P18">-у, <text:span text:style-name="T176">ім., ч., інд.-авт.,</text:span></text:p>
            <text:p text:style-name="P18"><text:span text:style-name="T9">утворене нульсуфіксальним способом, похідне від слова</text:span><text:span text:style-name="T6"> </text:span><text:span text:style-name="T51">тихопли́нний.</text:span></text:p>
            <text:p text:style-name="P19">Земного болю брилу — підбився я на силу</text:p>
            <text:p text:style-name="P19">разком сліпучих днин. Ти знаєш чий ти син?</text:p>
            <text:p text:style-name="P19">Атож, запевне знаю. А душу проминаю -</text:p>
            <text:p text:style-name="P18"><text:span text:style-name="T177">і власну в </text:span><text:span text:style-name="T179">тихоплин</text:span><text:span text:style-name="T41"> (П,</text:span><text:span text:style-name="T2"> ІІ, 280)</text:span></text:p>
          </table:table-cell>
          <table:table-cell table:style-name="Dictionary.B2" office:value-type="string">
            <text:p text:style-name="P15">тихопли́нний</text:p>
            <text:p text:style-name="P18"><text:span text:style-name="T149">-а, -е, </text:span><text:span text:style-name="T153">поет.</text:span></text:p>
            <text:p text:style-name="P18"><text:span text:style-name="T125">Який тихо плине. </text:span><text:span text:style-name="T141">Тихоплинна річка</text:span><text:span text:style-name="T125">. </text:span><text:span text:style-name="T141">Тихоплинні розмови</text:span><text:span text:style-name="T163"> (ВТСУМ,</text:span><text:span text:style-name="T127"> 1453)</text:span></text:p>
          </table:table-cell>
        </table:table-row>
        <table:table-row>
          <table:table-cell table:style-name="Dictionary.A2" table:number-rows-spanned="4" office:value-type="string">
            <text:p text:style-name="P14">ТОЙЯЩОБÁТЬКО</text:p>
            <text:p text:style-name="P18">-а, <text:span text:style-name="T176">ім., ч., інд.-авт.,</text:span></text:p>
            <text:p text:style-name="P18"><text:span text:style-name="T9">утворене способом зрощення, похідне від слів:</text:span><text:span text:style-name="T195"> </text:span><text:span text:style-name="T52">той, я, що</text:span><text:span text:style-name="T195"> і </text:span><text:span text:style-name="T52">бáтько.</text:span></text:p>
            <text:p text:style-name="P19">Я тіло нагострив на чаї та акридах,</text:p>
            <text:p text:style-name="P19">а душу — пошукай. І не питай.</text:p>
            <text:p text:style-name="P19">Тойящосин не чує вже мене.</text:p>
            <text:p text:style-name="P18"><text:span text:style-name="T179">Тойящобатько</text:span><text:span text:style-name="T177"> вже не чую сина</text:span><text:span text:style-name="T41"> </text:span><text:soft-page-break/><text:span text:style-name="T41">(П,</text:span><text:span text:style-name="T2"> ІІ, 191)</text:span></text:p>
          </table:table-cell>
          <table:table-cell table:style-name="Dictionary.B2" office:value-type="string">
            <text:p text:style-name="P14">той</text:p>
            <text:p text:style-name="P18"><text:span text:style-name="T148">I </text:span><text:span text:style-name="T149">того, </text:span><text:span text:style-name="T153">ч.</text:span><text:span text:style-name="T149">, та, тієї, </text:span><text:span text:style-name="T153">рідко </text:span><text:span text:style-name="T149">тої, </text:span><text:span text:style-name="T153">заст.</text:span><text:span text:style-name="T149"> тії, </text:span><text:span text:style-name="T153">ж.</text:span><text:span text:style-name="T149">, те, того, </text:span><text:span text:style-name="T153">с.</text:span><text:span text:style-name="T149">; </text:span><text:span text:style-name="T153">мн.</text:span><text:span text:style-name="T149"> ті, тих; </text:span><text:span text:style-name="T153">займ.</text:span></text:p>
            <text:p text:style-name="P18"><text:span text:style-name="T125">4) </text:span><text:span text:style-name="T141">вказ.</text:span><text:span text:style-name="T125"> Уживається для вказівки на один предмет, одну особу і т. ін. із двох або кількох подібних, з ряду </text:span><text:span text:style-name="T125">однорідних, коли їх перелічують або зіставляють. || </text:span><text:span text:style-name="T141">у знач.</text:span><text:span text:style-name="T125"> </text:span><text:span text:style-name="T141">ім.</text:span><text:span text:style-name="T125"> той, того, </text:span><text:span text:style-name="T141">ч.</text:span><text:span text:style-name="T125">; та, тієї, </text:span><text:span text:style-name="T141">ж.</text:span><text:span text:style-name="T125">; те, того, </text:span><text:span text:style-name="T141">с.</text:span><text:span text:style-name="T125">; ті, тих, </text:span><text:span text:style-name="T141">мн.</text:span><text:span text:style-name="T125"> Узагальнено вказує на предмет, особу, </text:span><text:soft-page-break/><text:span text:style-name="T125">явище (без попередньої згадки про них) при переліченні або зіставленні в якійсь площині. || </text:span><text:span text:style-name="T141">у знач.</text:span><text:span text:style-name="T125"> </text:span><text:span text:style-name="T141">ім.</text:span><text:span text:style-name="T125"> те, того, </text:span><text:span text:style-name="T141">с.</text:span><text:span text:style-name="T125"> У </text:span><text:span text:style-name="T141">сполуч.</text:span><text:span text:style-name="T125"> зі </text:span><text:span text:style-name="T141">сл.</text:span><text:span text:style-name="T125"> все вказує на перелічувані предмети, виконуючи функцію узагальнюючого слова</text:span><text:span text:style-name="T163"> (ВТСУМ,</text:span><text:span text:style-name="T128"> 1458)</text:span></text:p>
          </table:table-cell>
        </table:table-row>
        <table:table-row>
          <table:covered-table-cell/>
          <table:table-cell table:style-name="Dictionary.B2" office:value-type="string">
            <text:p text:style-name="P14">я</text:p>
            <text:p text:style-name="P18"><text:span text:style-name="T148">II </text:span><text:span text:style-name="T149">мене, </text:span><text:span text:style-name="T153">займ.</text:span><text:span text:style-name="T149"> </text:span><text:span text:style-name="T153">особ.</text:span><text:span text:style-name="T149"> 1 </text:span><text:span text:style-name="T153">ос.</text:span><text:span text:style-name="T149"> </text:span><text:span text:style-name="T153">одн.</text:span></text:p>
            <text:p text:style-name="P18">1) Уживається мовцем для називання самого себе.</text:p>
            <text:p text:style-name="P18"><text:span text:style-name="T125">2) </text:span><text:span text:style-name="T141">у знач.</text:span><text:span text:style-name="T125"> </text:span><text:span text:style-name="T141">ім.</text:span><text:span text:style-name="T125">, </text:span><text:span text:style-name="T141">невідм.</text:span><text:span text:style-name="T125">, </text:span><text:span text:style-name="T141">с.</text:span><text:span text:style-name="T125"> Уживається </text:span><text:span text:style-name="T125">для позначення усвідомлюваної людиною власної сутності, себе в навколишньому світі. || </text:span><text:span text:style-name="T141">філос.</text:span><text:span text:style-name="T125">Уживається для визначення суб’єкта</text:span><text:span text:style-name="T163"> (ВТСУМ,</text:span><text:span text:style-name="T128"> 1645)</text:span></text:p>
          </table:table-cell>
        </table:table-row>
        <table:table-row>
          <table:covered-table-cell/>
          <table:table-cell table:style-name="Dictionary.B2" office:value-type="string">
            <text:p text:style-name="P14">що</text:p>
            <text:p text:style-name="P18">II</text:p>
            <text:p text:style-name="P18"><text:span text:style-name="T125">1) </text:span><text:span text:style-name="T141">з’ясувальний</text:span><text:span text:style-name="T125">. Уживається для зв’язку підрядного додаткового з присудком або іншим членом </text:span><text:span text:style-name="T125">головного речення</text:span><text:span text:style-name="T163"> (ВТСУМ,</text:span><text:span text:style-name="T128"> 1640)</text:span></text:p>
          </table:table-cell>
        </table:table-row>
        <table:table-row>
          <table:covered-table-cell/>
          <table:table-cell table:style-name="Dictionary.B2" office:value-type="string">
            <text:p text:style-name="P15">ба́тько</text:p>
            <text:p text:style-name="P18"><text:span text:style-name="T149">-а, </text:span><text:span text:style-name="T153">ч.</text:span></text:p>
            <text:p text:style-name="P18">1) Чоловік стосовно до своїх дітей<text:span text:style-name="T39"> (ВТСУМ,</text:span><text:span text:style-name="T193"> 64)</text:span></text:p>
          </table:table-cell>
        </table:table-row>
        <table:table-row>
          <table:table-cell table:style-name="Dictionary.A2" table:number-rows-spanned="4" office:value-type="string">
            <text:p text:style-name="P14">ТОЙЯЩОСИ́Н</text:p>
            <text:p text:style-name="P18"><text:soft-page-break/>-а, <text:span text:style-name="T176">ім., ч., інд.-авт.,</text:span></text:p>
            <text:p text:style-name="P18"><text:span text:style-name="T9">утворене способом зрощення, похідне від слів:</text:span><text:span text:style-name="T195"> </text:span><text:span text:style-name="T52">той, я, що</text:span><text:span text:style-name="T195"> і </text:span><text:span text:style-name="T52">син.</text:span></text:p>
            <text:p text:style-name="P19">Я тіло нагострив на чаї та акридах,</text:p>
            <text:p text:style-name="P19">а душу — пошукай. І не питай.</text:p>
            <text:p text:style-name="P19"><text:span text:style-name="T50">Тойящосин</text:span> не чує вже мене.</text:p>
            <text:p text:style-name="P18"><text:span text:style-name="T177">Тойящобатько вже не чую сина</text:span><text:span text:style-name="T41"> (П,</text:span><text:span text:style-name="T2"> ІІ, 191)</text:span></text:p>
          </table:table-cell>
          <table:table-cell table:style-name="Dictionary.B2" office:value-type="string">
            <text:p text:style-name="P18"><text:span text:style-name="T52">той </text:span><text:span text:style-name="T188">(див. </text:span><text:span text:style-name="T52">ТОЙЯЩОБÁТЬКО</text:span><text:span text:style-name="T188">)</text:span></text:p>
          </table:table-cell>
        </table:table-row>
        <table:table-row>
          <table:covered-table-cell/>
          <table:table-cell table:style-name="Dictionary.B2" office:value-type="string">
            <text:p text:style-name="P18"><text:span text:style-name="T52">я </text:span><text:span text:style-name="T188">(див. </text:span><text:span text:style-name="T52">ТОЙЯЩОБÁТЬКО</text:span><text:span text:style-name="T188">)</text:span></text:p>
          </table:table-cell>
        </table:table-row>
        <table:table-row>
          <table:covered-table-cell/>
          <table:table-cell table:style-name="Dictionary.B2" office:value-type="string">
            <text:p text:style-name="P18"><text:span text:style-name="T52">що </text:span><text:span text:style-name="T188">(див. </text:span><text:span text:style-name="T52">ТОЙЯЩОБÁТЬКО</text:span><text:span text:style-name="T188">)</text:span></text:p>
          </table:table-cell>
        </table:table-row>
        <table:table-row>
          <table:covered-table-cell/>
          <table:table-cell table:style-name="Dictionary.B2" office:value-type="string">
            <text:p text:style-name="P14">син</text:p>
            <text:p text:style-name="P18"><text:span text:style-name="T149">-а, </text:span><text:span text:style-name="T153">ч.</text:span></text:p>
            <text:p text:style-name="P18"><text:span text:style-name="T125">1) Особа чоловічої статі стосовно своїх батьків. || Ласкаве звертання батьків до сина. || </text:span><text:span text:style-name="T141">перев.</text:span><text:span text:style-name="T125"> </text:span><text:span text:style-name="T141">мн.</text:span><text:span text:style-name="T125">, </text:span><text:span text:style-name="T141">у сполуч.</text:span><text:span text:style-name="T125"> </text:span><text:span text:style-name="T141">зі сл.</text:span><text:span text:style-name="T125"> сокіл, орел, </text:span><text:span text:style-name="T141">нар.-поет.</text:span><text:span text:style-name="T125">Ласкаве називання синів</text:span><text:span text:style-name="T163"> (ВТСУМ,</text:span><text:span text:style-name="T127"> 1316)</text:span></text:p>
          </table:table-cell>
        </table:table-row>
        <table:table-row>
          <table:table-cell table:style-name="Dictionary.A2" table:number-rows-spanned="2" office:value-type="string">
            <text:p text:style-name="P14">ТОНКОЖÁЛО</text:p>
            <text:p text:style-name="P19">присл., інд.-авт.,</text:p>
            <text:p text:style-name="P18"><text:span text:style-name="T8">утворене способом </text:span><text:span text:style-name="T8">основословоскладання, похідне від слів:</text:span><text:span text:style-name="T195"> </text:span><text:span text:style-name="T52">тонки́й</text:span><text:span text:style-name="T195"> і </text:span><text:span text:style-name="T52">жáло</text:span></text:p>
            <text:p text:style-name="P19">І буде ще щось. Буде ще щось. День</text:p>
            <text:p text:style-name="P19">стоїть — гінкий, неначе телевежа,</text:p>
            <text:p text:style-name="P18"><text:span text:style-name="T177">і все вивищується </text:span><text:span text:style-name="T179">тонкожало</text:span><text:span text:style-name="T177">…</text:span><text:span text:style-name="T41"> </text:span><text:span text:style-name="T41">(П,</text:span><text:span text:style-name="T2"> ІІ, 103)</text:span></text:p>
          </table:table-cell>
          <table:table-cell table:style-name="Dictionary.B2" office:value-type="string">
            <text:p text:style-name="P18"><text:span text:style-name="T52">тонки́й </text:span><text:span text:style-name="T188">(див. </text:span><text:span text:style-name="T52">ВІДТОНКОГОЛÓСИТИ</text:span><text:span text:style-name="T188">)</text:span></text:p>
          </table:table-cell>
        </table:table-row>
        <table:table-row>
          <table:covered-table-cell/>
          <table:table-cell table:style-name="Dictionary.B2" office:value-type="string">
            <text:p text:style-name="P18"><text:span text:style-name="T52">жáло </text:span><text:span text:style-name="T188">(див. </text:span><text:span text:style-name="T52">СТОЖÁЛО</text:span><text:span text:style-name="T188">)</text:span></text:p>
          </table:table-cell>
        </table:table-row>
        <table:table-row>
          <table:table-cell table:style-name="Dictionary.A2" office:value-type="string">
            <text:p text:style-name="P14">ТРЕМТ</text:p>
            <text:p text:style-name="P18">-у, <text:span text:style-name="T176">ім., ч., інд.-авт.,</text:span></text:p>
            <text:p text:style-name="P18"><text:span text:style-name="T9">утворене нульсуфіксальним способом, </text:span><text:span text:style-name="T9">похідне від слова</text:span><text:span text:style-name="T6"> </text:span><text:span text:style-name="T51">тремті́ння.</text:span></text:p>
            <text:p text:style-name="P19">…опуст, розпадання</text:p>
            <text:p text:style-name="P19">материка, раптовий зсув і дляння,</text:p>
            <text:p text:style-name="P18"><text:span text:style-name="T177">і </text:span><text:span text:style-name="T179">трепет</text:span><text:span text:style-name="T177"> рук, і тремт повік німий</text:span><text:span text:style-name="T41"> (П,</text:span><text:span text:style-name="T2"> І, 37)</text:span></text:p>
          </table:table-cell>
          <table:table-cell table:style-name="Dictionary.B2" office:value-type="string">
            <text:p text:style-name="P15">тремті́ння</text:p>
            <text:p text:style-name="P18"><text:span text:style-name="T149">-я, </text:span><text:span text:style-name="T153">с.</text:span></text:p>
            <text:p text:style-name="P18">1) Дія за знач. тремтіти 1-3).</text:p>
            <text:p text:style-name="P18">2) Посилене биття серця, прискорене пульсування крові, спричинені хвилюванням, переживанням; схвильований стан<text:span text:style-name="T39"> (ВТСУМ,</text:span><text:span text:style-name="T193"> 1472)</text:span></text:p>
          </table:table-cell>
        </table:table-row>
        <table:table-row>
          <table:table-cell table:style-name="Dictionary.A2" table:number-rows-spanned="3" office:value-type="string">
            <text:p text:style-name="P14">УВОДНОРЯ́Д<text:soft-page-break/></text:p>
            <text:p text:style-name="P19">присл., інд.-авт.,</text:p>
            <text:p text:style-name="P18"><text:span text:style-name="T8">утворене способом зрощення, похідне від слів:</text:span><text:span text:style-name="T6"> </text:span><text:span text:style-name="T15">у</text:span><text:span text:style-name="T6">, </text:span><text:span text:style-name="T15">оди́н</text:span><text:span text:style-name="T6"> і </text:span><text:span text:style-name="T15">ряд</text:span></text:p>
            <text:p text:style-name="P19">Тепер ти сам, як вулій цей гулкий,</text:p>
            <text:p text:style-name="P19">стаєш <text:span text:style-name="T50">уводноряд</text:span> до цілосвіту,</text:p>
            <text:p text:style-name="P19">коли з грудей твоїх несамовитих</text:p>
            <text:p text:style-name="P18"><text:span text:style-name="T177">усі повийшли зашпори-голки</text:span><text:span text:style-name="T41"> (П,</text:span><text:span text:style-name="T2"> ІІ, 181)</text:span></text:p>
          </table:table-cell>
          <table:table-cell table:style-name="Dictionary.B2" office:value-type="string">
            <text:p text:style-name="P14">в<text:soft-page-break/></text:p>
            <text:p text:style-name="P18"><text:span text:style-name="T148">II </text:span><text:span text:style-name="T149">(у), </text:span><text:span text:style-name="T153">рідко </text:span><text:span text:style-name="T149">ув — </text:span><text:span text:style-name="T153">із знах.</text:span><text:span text:style-name="T149">, </text:span><text:span text:style-name="T153">місц.</text:span><text:span text:style-name="T149"> </text:span><text:span text:style-name="T153">і род.</text:span><text:span text:style-name="T149"> </text:span><text:span text:style-name="T153">відмінками</text:span><text:span text:style-name="T149">; </text:span><text:span text:style-name="T153">рідко </text:span><text:span text:style-name="T149">вві (уві), ві — </text:span><text:span text:style-name="T153">іззнах.</text:span><text:span text:style-name="T149"> </text:span><text:span text:style-name="T153">і місц.</text:span><text:span text:style-name="T149"> </text:span><text:span text:style-name="T153">відмінками</text:span><text:span text:style-name="T149">; </text:span><text:span text:style-name="T153">прийм.</text:span><text:span text:style-name="T149"> Сполучення з в (у) виражають: Просторові відношення:</text:span></text:p>
            <text:p text:style-name="P18"><text:span text:style-name="T125">1) </text:span><text:span text:style-name="T141">із знах.</text:span><text:span text:style-name="T125"> </text:span><text:span text:style-name="T141">і місц. в.</text:span><text:span text:style-name="T125"> Уживається на означення предмета, місця, простору: а) всередину якого, куди спрямована дія (</text:span><text:span text:style-name="T141">знах. в.</text:span><text:span text:style-name="T125">)</text:span><text:span text:style-name="T163"> (ВТСУМ,</text:span><text:span text:style-name="T128"> 106)</text:span></text:p>
          </table:table-cell>
        </table:table-row>
        <table:table-row>
          <table:covered-table-cell/>
          <table:table-cell table:style-name="Dictionary.B2" office:value-type="string">
            <text:p text:style-name="P15">оди́н</text:p>
            <text:p text:style-name="P18"><text:span text:style-name="T149">одного, </text:span><text:span text:style-name="T153">ч.</text:span><text:span text:style-name="T149">; одна, однієї </text:span><text:span text:style-name="T153">і </text:span><text:span text:style-name="T149">одної, </text:span><text:span text:style-name="T153">ж.</text:span><text:span text:style-name="T149">; одно </text:span><text:span text:style-name="T153">і </text:span><text:span text:style-name="T149">одне, одного, </text:span><text:span text:style-name="T153">с.</text:span><text:span text:style-name="T149"> (</text:span><text:span text:style-name="T153">мн.</text:span><text:span text:style-name="T149"> одні, </text:span><text:span text:style-name="T149">одних), </text:span><text:span text:style-name="T153">числ.</text:span><text:span text:style-name="T149"> </text:span><text:span text:style-name="T153">кільк.</text:span></text:p>
            <text:p text:style-name="P18"><text:span text:style-name="T125">4) </text:span><text:span text:style-name="T141">у знач.</text:span><text:span text:style-name="T125"> </text:span><text:span text:style-name="T141">займ.</text:span><text:span text:style-name="T125"> </text:span><text:span text:style-name="T141">вказ.</text:span><text:span text:style-name="T125"> Той самий. || Однаковий, тотожний. || </text:span><text:span text:style-name="T141">у знач.ім.</text:span><text:span text:style-name="T125"> одно́ (одне́), одного́, </text:span><text:span text:style-name="T141">с.</text:span><text:span text:style-name="T125"> Те саме</text:span><text:span text:style-name="T163"> (ВТСУМ,</text:span><text:span text:style-name="T128"> 827)</text:span></text:p>
          </table:table-cell>
        </table:table-row>
        <table:table-row>
          <table:covered-table-cell/>
          <table:table-cell table:style-name="Dictionary.B2" office:value-type="string">
            <text:p text:style-name="P14">ряд</text:p>
            <text:p text:style-name="P18"><text:span text:style-name="T149">-у, </text:span><text:span text:style-name="T153">ч.</text:span></text:p>
            <text:p text:style-name="P18"><text:span text:style-name="T150">1) Сукупність однорідних предметів або живих істот, розташованих одне </text:span><text:span text:style-name="T150">поруч з одним, одне за одним, витягнутих в одну лінію. || Те саме, що гряда. || </text:span><text:span text:style-name="T154">у знач.</text:span><text:span text:style-name="T150"> </text:span><text:span text:style-name="T154">присл.</text:span><text:span text:style-name="T150"> рядом, </text:span><text:span text:style-name="T150">рядами. Один повз одного, один за одним, один біля одного, в одну лінію</text:span><text:span text:style-name="T161"> (ВТСУМ,</text:span><text:span text:style-name="T151"> 1281)</text:span></text:p>
          </table:table-cell>
        </table:table-row>
        <text:soft-page-break/>
        <table:table-row>
          <table:table-cell table:style-name="Dictionary.A1" table:number-rows-spanned="2" office:value-type="string">
            <text:p text:style-name="P14">УСЕБЛАГИ́Й</text:p>
            <text:p text:style-name="P18">-а, -е, <text:span text:style-name="T177">прикм., </text:span><text:span text:style-name="T176">інд.-авт.,</text:span></text:p>
            <text:p text:style-name="P18"><text:span text:style-name="T9">утворене способом зрощення, похідне від слів:</text:span><text:span text:style-name="T195"> </text:span><text:span text:style-name="T52">усé</text:span><text:span text:style-name="T195"> і </text:span><text:span text:style-name="T52">благи́й</text:span></text:p>
            <text:p text:style-name="P19">І снився Кар — зажурений такий,</text:p>
            <text:p text:style-name="P19">немов отетерілий од докуки,</text:p>
            <text:p text:style-name="P19">допоки мати заламає руки,</text:p>
            <text:p text:style-name="P18"><text:span text:style-name="T177">наш гріх відпустить Бог </text:span><text:span text:style-name="T179">усеблагий</text:span><text:span text:style-name="T41"> (П,</text:span><text:span text:style-name="T2"> ІІ, 128)</text:span></text:p>
          </table:table-cell>
          <table:table-cell table:style-name="Dictionary.B1" office:value-type="string">
            <text:p text:style-name="P14">все</text:p>
            <text:p text:style-name="P18"><text:span text:style-name="T148">II </text:span><text:span text:style-name="T149">(усе), </text:span><text:span text:style-name="T153">присл.</text:span><text:span text:style-name="T149">, </text:span><text:span text:style-name="T153">розм.</text:span></text:p>
            <text:p text:style-name="P18">1) Постійно, завжди. || Досить довго.</text:p>
            <text:p text:style-name="P18">2) Скрізь, усюди<text:span text:style-name="T39"> (ВТСУМ,</text:span><text:span text:style-name="T203"> 207)</text:span></text:p>
          </table:table-cell>
        </table:table-row>
        <table:table-row>
          <table:covered-table-cell/>
          <table:table-cell table:style-name="Dictionary.B2" office:value-type="string">
            <text:p text:style-name="P15">благи́й</text:p>
            <text:p text:style-name="P18">-а, -е.</text:p>
            <text:p text:style-name="P18">2) <text:span text:style-name="T175">заст.</text:span> Добрий, добросердий, лагідний<text:span text:style-name="T39"> (ВТСУМ,</text:span><text:span text:style-name="T193"> 86)</text:span></text:p>
          </table:table-cell>
        </table:table-row>
        <table:table-row>
          <table:table-cell table:style-name="Dictionary.A2" table:number-rows-spanned="2" office:value-type="string">
            <text:p text:style-name="P14">УСЕВИТÓНЧУВАНИЙ</text:p>
            <text:p text:style-name="P18">-а, -е, <text:span text:style-name="T177">прикм., </text:span><text:span text:style-name="T176">інд.-авт.,</text:span></text:p>
            <text:p text:style-name="P18"><text:span text:style-name="T9">утворене способом зрощення, похідне </text:span><text:span text:style-name="T9">від слів:</text:span><text:span text:style-name="T195"> </text:span><text:span text:style-name="T52">усé</text:span><text:span text:style-name="T195"> і </text:span><text:span text:style-name="T52">витóнчуваний </text:span><text:span text:style-name="T188">(від </text:span><text:span text:style-name="T52">витóнчувати</text:span><text:span text:style-name="T188">)</text:span></text:p>
            <text:p text:style-name="P19"><text:span text:style-name="T50">Усевитончуваний</text:span> зойк,</text:p>
            <text:p text:style-name="P19">крик крику, крику крик.</text:p>
            <text:p text:style-name="P19">Задосить. Спекайся морок,</text:p>
            <text:p text:style-name="P18"><text:span text:style-name="T177">хоч як до них і звик</text:span><text:span text:style-name="T41"> (П,</text:span><text:span text:style-name="T2"> ІІ, 96)</text:span></text:p>
          </table:table-cell>
          <table:table-cell table:style-name="Dictionary.B2" office:value-type="string">
            <text:p text:style-name="P18"><text:span text:style-name="T52">усé </text:span><text:span text:style-name="T191">(див. </text:span><text:span text:style-name="T52">ВСЕБЕЗО́ДНЯ</text:span><text:span text:style-name="T191">)</text:span></text:p>
          </table:table-cell>
        </table:table-row>
        <table:table-row>
          <table:covered-table-cell/>
          <table:table-cell table:style-name="Dictionary.B2" office:value-type="string">
            <text:p text:style-name="P15">вито́нчувати</text:p>
            <text:p text:style-name="P18"><text:span text:style-name="T149">-ую, -уєш, </text:span><text:span text:style-name="T153">недок.</text:span><text:span text:style-name="T149">, витончити, -чу, </text:span><text:span text:style-name="T149">-чиш, </text:span><text:span text:style-name="T153">док.</text:span><text:span text:style-name="T149">, </text:span><text:span text:style-name="T153">перех.</text:span></text:p>
            <text:p text:style-name="P18">1) Робити тоншим.</text:p>
            <text:p text:style-name="P18">2) Робити розвиненішим, гострішим<text:span text:style-name="T39"> (ВТСУМ,</text:span><text:span text:style-name="T193"> 157)</text:span></text:p>
          </table:table-cell>
        </table:table-row>
        <table:table-row>
          <table:table-cell table:style-name="Dictionary.A2" table:number-rows-spanned="2" office:value-type="string">
            <text:p text:style-name="P14">УСЕВЛАДУ́́ЩЕ</text:p>
            <text:p text:style-name="P18">-щого, <text:span text:style-name="T176">ім., с., інд.-авт.,</text:span></text:p>
            <text:p text:style-name="P18"><text:span text:style-name="T9">утворене способом зрощення, похідне від слів:</text:span><text:span text:style-name="T195"> </text:span><text:span text:style-name="T52">усé</text:span><text:span text:style-name="T195"> і </text:span><text:span text:style-name="T52">владýще</text:span><text:span text:style-name="T195"> (від </text:span><text:span text:style-name="T52">владу́щий</text:span><text:span text:style-name="T195">).</text:span></text:p>
            <text:p text:style-name="P19">Коли прищухло довкруги, поближнє</text:p>
            <text:p text:style-name="P19"><text:span text:style-name="T50">усевладуще</text:span> ревом так реве,</text:p>
            <text:p text:style-name="P19"><text:soft-page-break/>ану збагни — суворе ачи ніжне</text:p>
            <text:p text:style-name="P18"><text:span text:style-name="T177">те, що тебе всевладно так зове</text:span><text:span text:style-name="T41"> (П,</text:span><text:span text:style-name="T2"> ІІ, 120)</text:span></text:p>
          </table:table-cell>
          <table:table-cell table:style-name="Dictionary.B2" office:value-type="string">
            <text:p text:style-name="P14"><text:span text:style-name="T195">усé </text:span><text:span text:style-name="T191">(див. </text:span><text:span text:style-name="T195">ВСЕБЕЗО́ДНЯ</text:span><text:span text:style-name="T191">)</text:span></text:p>
          </table:table-cell>
        </table:table-row>
        <table:table-row>
          <table:covered-table-cell/>
          <table:table-cell table:style-name="Dictionary.B2" office:value-type="string">
            <text:p text:style-name="P15">владу́щий</text:p>
            <text:p text:style-name="P18">-а, -е.</text:p>
            <text:p text:style-name="P18"><text:span text:style-name="T125">Який має владу; панівний. </text:span><text:span text:style-name="T141">Владущий клас</text:span><text:span text:style-name="T163"> (ВТСУМ,</text:span><text:span text:style-name="T127"> 193)</text:span></text:p>
          </table:table-cell>
        </table:table-row>
        <table:table-row>
          <table:table-cell table:style-name="Dictionary.A2" table:number-rows-spanned="2" office:value-type="string">
            <text:p text:style-name="P14">УСЕНЕСТÉРПНИЙ</text:p>
            <text:p text:style-name="P18">-а, -е, <text:span text:style-name="T177">прикм., </text:span><text:span text:style-name="T176">інд.-авт.,</text:span></text:p>
            <text:p text:style-name="P18"><text:span text:style-name="T9">утворене способом зрощення, похідне </text:span><text:span text:style-name="T9">від слів:</text:span><text:span text:style-name="T195"> </text:span><text:span text:style-name="T52">усé</text:span><text:span text:style-name="T195"> і </text:span><text:span text:style-name="T52">нестéрпний</text:span></text:p>
            <text:p text:style-name="P19">Народжені мої бажання,</text:p>
            <text:p text:style-name="P19"><text:span text:style-name="T50">усенестерпні</text:span>, всеголодні,</text:p>
            <text:p text:style-name="P19">такі вітри зняли довкола,</text:p>
            <text:p text:style-name="P18"><text:span text:style-name="T177">що все несеться шкереберть</text:span><text:span text:style-name="T41"> (П,</text:span><text:span text:style-name="T2"> ІІ, 195)</text:span></text:p>
          </table:table-cell>
          <table:table-cell table:style-name="Dictionary.B2" office:value-type="string">
            <text:p text:style-name="P18"><text:span text:style-name="T52">усé </text:span><text:span text:style-name="T188">(див. </text:span><text:span text:style-name="T52">УСЕБЛАГИ́Й</text:span><text:span text:style-name="T188">)</text:span></text:p>
          </table:table-cell>
        </table:table-row>
        <table:table-row>
          <table:covered-table-cell/>
          <table:table-cell table:style-name="Dictionary.B2" office:value-type="string">
            <text:p text:style-name="P15">несте́рпний</text:p>
            <text:p text:style-name="P18">-а, -е.</text:p>
            <text:p text:style-name="P18">Якого важко або неможливо витерпіти, знести. || Дії та вчинки якого не терплять, не зносять інші<text:span text:style-name="T39"> (ВТСУМ,</text:span><text:span text:style-name="T193"> 781)</text:span></text:p>
          </table:table-cell>
        </table:table-row>
        <table:table-row>
          <table:table-cell table:style-name="Dictionary.A2" table:number-rows-spanned="2" office:value-type="string">
            <text:p text:style-name="P14">УСЕПОКÓРА (ВСЕПОКÓРА)</text:p>
            <text:p text:style-name="P18">-и, <text:span text:style-name="T176">ім., ж., інд.-авт.,</text:span></text:p>
            <text:p text:style-name="P18"><text:span text:style-name="T9">утворене способом зрощення, похідне від слів:</text:span><text:span text:style-name="T195"> </text:span><text:span text:style-name="T52">усé</text:span><text:span text:style-name="T195"> і </text:span><text:span text:style-name="T52">покóра</text:span></text:p>
            <text:p text:style-name="P19">В квадратах жертв — чистописом журби - </text:p>
            <text:p text:style-name="P19"><text:span text:style-name="T50">усепокора</text:span>, майже невідпорна.</text:p>
            <text:p text:style-name="P19">Свічадо спить. У ньому спить свіча,</text:p>
            <text:p text:style-name="P18"><text:span text:style-name="T177">розплатана метеликом, акантом</text:span><text:span text:style-name="T41"> </text:span><text:span text:style-name="T41">(П,</text:span><text:span text:style-name="T2"> І, 59);</text:span></text:p>
            <text:p text:style-name="P19">Як вікна в позапростір, позачас,</text:p>
            <text:p text:style-name="P19">за мури німоти і <text:span text:style-name="T50">всепокори</text:span>,</text:p>
            <text:p text:style-name="P19">так світяться свічада, світлом хорі,</text:p>
            <text:p text:style-name="P19"><text:soft-page-break/>і пильно задивляються крізь нас</text:p>
            <text:p text:style-name="P18"><text:span text:style-name="T177">у сяйва…</text:span><text:span text:style-name="T41"> (П,</text:span><text:span text:style-name="T2"> І, 66)</text:span></text:p>
          </table:table-cell>
          <table:table-cell table:style-name="Dictionary.B2" office:value-type="string">
            <text:p text:style-name="P14"><text:span text:style-name="T195">усé </text:span><text:span text:style-name="T191">(див. </text:span><text:span text:style-name="T195">ВСЕБЕЗО́ДНЯ</text:span><text:span text:style-name="T191">)</text:span></text:p>
          </table:table-cell>
        </table:table-row>
        <table:table-row>
          <table:covered-table-cell/>
          <table:table-cell table:style-name="Dictionary.B2" office:value-type="string">
            <text:p text:style-name="P15">поко́ра</text:p>
            <text:p text:style-name="P18"><text:span text:style-name="T149">-и, </text:span><text:span text:style-name="T153">ж.</text:span></text:p>
            <text:p text:style-name="P18"><text:span text:style-name="T125">Беззаперечна готовність виконувати чужі накази, розпорядження, вимоги </text:span><text:span text:style-name="T125">і т. ін.; шаноблива підлеглість. || Поступливість, слухняність, покірливість. || Непротивлення долі; смиренність. </text:span><text:span text:style-name="T141">Тримати в покорі</text:span><text:span text:style-name="T163"> (ВТСУМ,</text:span><text:span text:style-name="T127"> 1027)</text:span></text:p>
          </table:table-cell>
        </table:table-row>
        <table:table-row>
          <table:table-cell table:style-name="Dictionary.A2" table:number-rows-spanned="2" office:value-type="string">
            <text:p text:style-name="P14">УСЕСТРІМКИ́Й</text:p>
            <text:p text:style-name="P18">-а, -е, <text:span text:style-name="T177">прикм., </text:span><text:span text:style-name="T176">інд.-авт.,</text:span></text:p>
            <text:p text:style-name="P18"><text:span text:style-name="T9">утворене способом зрощення, похідне від слів:</text:span><text:span text:style-name="T195"> </text:span><text:span text:style-name="T52">усé</text:span><text:span text:style-name="T195"> і </text:span><text:span text:style-name="T52">стрімки́й.</text:span></text:p>
            <text:p text:style-name="P19">Ескорт і почет, кожен челядин</text:p>
            <text:p text:style-name="P19">не помічає ні ночей ні днин,</text:p>
            <text:p text:style-name="P18"><text:span text:style-name="T177">спинився час — в </text:span><text:span text:style-name="T179">усестрімкому</text:span><text:span text:style-name="T177"> леті</text:span><text:span text:style-name="T41"> (П,</text:span><text:span text:style-name="T2"> ІІ, 295)</text:span></text:p>
          </table:table-cell>
          <table:table-cell table:style-name="Dictionary.B2" office:value-type="string">
            <text:p text:style-name="P14"><text:span text:style-name="T195">усé </text:span><text:span text:style-name="T188">(див. </text:span><text:span text:style-name="T195">УСЕБЛАГИ́Й</text:span><text:span text:style-name="T188">)</text:span></text:p>
          </table:table-cell>
        </table:table-row>
        <table:table-row>
          <table:covered-table-cell/>
          <table:table-cell table:style-name="Dictionary.B2" office:value-type="string">
            <text:p text:style-name="P15">стрімки́й</text:p>
            <text:p text:style-name="P18">-а, -е.</text:p>
            <text:p text:style-name="P18"><text:span text:style-name="T125">2) Який відзначається великою швидкістю, динамічністю (про рух, яку-небудь дію, якийсь процес). || Який має велику швидкість руху (про транспортні засоби, течію річки і т. ін.). || Швидкий у рухах, жвавий, рухливий (про живу істоту). || Дуже швидкий, значний за силою, ступенем вияву тощо (про темпи розвитку, ріст і т. ін. чого-небудь)</text:span><text:span text:style-name="T163"> (ВТСУМ,</text:span><text:span text:style-name="T127"> 1403)</text:span></text:p>
          </table:table-cell>
        </table:table-row>
        <table:table-row>
          <table:table-cell table:style-name="Dictionary.A2" table:number-rows-spanned="2" office:value-type="string">
            <text:p text:style-name="P14">ЦІЛОЖИТТЄ́ВИЙ</text:p>
            <text:p text:style-name="P18">-а, -е, <text:span text:style-name="T177">прикм., </text:span><text:span text:style-name="T176">інд.-авт.,</text:span></text:p>
            <text:p text:style-name="P18"><text:span text:style-name="T186">утворене способом основословоскладання, похідне від </text:span><text:span text:style-name="T186">слів:</text:span> <text:span text:style-name="T51">цíлий</text:span> і <text:span text:style-name="T51">життє́вий.</text:span></text:p>
            <text:p text:style-name="P19">З <text:span text:style-name="T50">ціложиттєвого</text:span> ждання</text:p>
            <text:p text:style-name="P19">Ти смерть на кілька літ відтрутив,</text:p>
            <text:p text:style-name="P19">аби почути пахощ рути</text:p>
            <text:p text:style-name="P19">і в неї впасти навмання - </text:p>
            <text:p text:style-name="P19">з усіх розлук — на обакрай</text:p>
            <text:p text:style-name="P18"><text:span text:style-name="T177">Вітчизни — і яви, і мрії</text:span><text:span text:style-name="T41"> (П,</text:span><text:span text:style-name="T2"> ІІ, 19)</text:span></text:p>
          </table:table-cell>
          <table:table-cell table:style-name="Dictionary.B2" office:value-type="string">
            <text:p text:style-name="P15">ці́лий</text:p>
            <text:p text:style-name="P18">-а, -е.</text:p>
            <text:p text:style-name="P14"><text:span text:style-name="T125">1) Такий, від якого нічого не відділено, не відокремлено; не </text:span><text:span text:style-name="T125">розділений, не роздроблений. || Наповнений до країв, по вінця; повний. || Який не був у користуванні, не початий. || У повному складі, без </text:span><text:span text:style-name="T125">винятку. || Весь від початку до кінця (про певний проміжок часу). || Узятий повністю (про предмети, явища, </text:span><text:span text:style-name="T125">простір і т. ін.). || </text:span><text:span text:style-name="T141">діал.</text:span><text:span text:style-name="T125"> Увесь (про людину). || </text:span><text:span text:style-name="T141">у сполуч.</text:span><text:span text:style-name="T125"> </text:span><text:span text:style-name="T141">з ім.</text:span><text:span text:style-name="T125"> Означає </text:span><text:soft-page-break/><text:span text:style-name="T125">вищий ступінь виявлення якості, стану і т. ін. || Указує на величину, значущість чого-небудь: а) при кількісних позначеннях; б) при позначенні сукупності яких-небудь предметів, істот, дій; в) при позначенні складності змісту чого-небудь</text:span><text:span text:style-name="T163"> (ВТСУМ,</text:span><text:span text:style-name="T125"> 1587)</text:span></text:p>
          </table:table-cell>
        </table:table-row>
        <table:table-row>
          <table:covered-table-cell/>
          <table:table-cell table:style-name="Dictionary.B2" office:value-type="string">
            <text:p text:style-name="P15">життє́вий</text:p>
            <text:p text:style-name="P18">-а, -е, життьовий, -а, -е.</text:p>
            <text:p text:style-name="P18">1) Прикм. до життя 2), 3). || Характерний для щоденного, буденного життя; повсякденний.</text:p>
            <text:p text:style-name="P18">2) <text:span text:style-name="T175">перен.</text:span> Дуже важливий у житті, для життя; основний<text:span text:style-name="T39"> (ВТСУМ,</text:span><text:span text:style-name="T193"> 369)</text:span></text:p>
          </table:table-cell>
        </table:table-row>
        <table:table-row>
          <table:table-cell table:style-name="Dictionary.A2" table:number-rows-spanned="2" office:value-type="string">
            <text:p text:style-name="P14">ЦІЛОСВÍТ</text:p>
            <text:p text:style-name="P18">-у, <text:span text:style-name="T177">ім., ч., інд.-авт.,</text:span></text:p>
            <text:p text:style-name="P18"><text:span text:style-name="T10">утворене способом основословоскладання, похідне від </text:span><text:span text:style-name="T10">слів:</text:span><text:span text:style-name="T195"> </text:span><text:span text:style-name="T52">цíлий</text:span><text:span text:style-name="T195"> і </text:span><text:span text:style-name="T52">світ.</text:span></text:p>
            <text:p text:style-name="P19">Тепер ти сам, як вулій цей гулкий,</text:p>
            <text:p text:style-name="P19">стаєш уводноряд до цілосвіту,</text:p>
            <text:p text:style-name="P19">коли з грудей твоїх несамовитих</text:p>
            <text:p text:style-name="P18"><text:span text:style-name="T177">усі повийшли зашпори-голки</text:span><text:span text:style-name="T41"> (П,</text:span><text:span text:style-name="T2"> ІІ, 181)</text:span></text:p>
          </table:table-cell>
          <table:table-cell table:style-name="Dictionary.B2" office:value-type="string">
            <text:p text:style-name="P18"><text:span text:style-name="T52">цíлий </text:span><text:span text:style-name="T188">(див. </text:span><text:span text:style-name="T52">ЦІЛОЖИТТЄ́ВИЙ</text:span><text:span text:style-name="T188">)</text:span></text:p>
          </table:table-cell>
        </table:table-row>
        <table:table-row>
          <table:covered-table-cell/>
          <table:table-cell table:style-name="Dictionary.B2" office:value-type="string">
            <text:p text:style-name="P18"><text:span text:style-name="T52">світ </text:span><text:span text:style-name="T191">(див. </text:span><text:span text:style-name="T52">ЗА-СВІТИ́</text:span><text:span text:style-name="T191">)</text:span></text:p>
          </table:table-cell>
        </table:table-row>
        <table:table-row>
          <table:table-cell table:style-name="Dictionary.A2" table:number-rows-spanned="2" office:value-type="string">
            <text:p text:style-name="P14">ЧОРНОВÓДДЯ</text:p>
            <text:p text:style-name="P18">-я, <text:span text:style-name="T176">ім., с., інд.-авт.,</text:span></text:p>
            <text:p text:style-name="P18"><text:soft-page-break/><text:span text:style-name="T9">утворене способом основоскладання і нульсуфіксальним, похідне від слів:</text:span><text:span text:style-name="T195"> </text:span><text:span text:style-name="T52">чóрний</text:span><text:span text:style-name="T195"> і </text:span><text:span text:style-name="T52">вóддя</text:span><text:span text:style-name="T195"> (від </text:span><text:span text:style-name="T52">водá</text:span><text:span text:style-name="T195">).</text:span></text:p>
            <text:p text:style-name="P19">Червона барка в <text:span text:style-name="T50">чорноводді </text:span>доль</text:p>
            <text:p text:style-name="P19">загубиться. І фенікс довгоногий</text:p>
            <text:p text:style-name="P19">перенесе тебе в ясні чертоги</text:p>
            <text:p text:style-name="P19">від самоволь, покори і сваволь<text:span text:style-name="T39"> (П,</text:span><text:span text:style-name="T6"> І, 56);</text:span></text:p>
            <text:p text:style-name="P19">…Підтале <text:span text:style-name="T50">чорноводдя</text:span> зелен-криги</text:p>
            <text:p text:style-name="P18"><text:span text:style-name="T177">займається світанням на щоці</text:span><text:span text:style-name="T41"> (П,</text:span><text:span text:style-name="T2"> І, 77)</text:span></text:p>
          </table:table-cell>
          <table:table-cell table:style-name="Dictionary.B2" office:value-type="string">
            <text:p text:style-name="P15">чо́рний</text:p>
            <text:p text:style-name="P18">-а, -е.</text:p>
            <text:p text:style-name="P18"><text:soft-page-break/>2) Темний, темніший порівняно зі звичайним кольором. || Не осяяний світлом, темний. || Непроглядний, густий, темний (про хмару, дим, воду і т. ін.). || Затемнений (про скло). || Огорнутий, оповитий темрявою, дуже темний, похмурий.</text:p>
            <text:p text:style-name="P18">7) Брудний, покритий брудом, сажею, кіптявою і т. ін. || Не випраний; нечистий<text:span text:style-name="T39"> (ВТСУМ,</text:span><text:span text:style-name="T203"> 1605)</text:span></text:p>
          </table:table-cell>
        </table:table-row>
        <table:table-row>
          <table:covered-table-cell/>
          <table:table-cell table:style-name="Dictionary.B2" office:value-type="string">
            <text:p text:style-name="P18"><text:span text:style-name="T49">вода́</text:span><text:span text:style-name="T187"> (див. </text:span><text:span text:style-name="T51">В</text:span><text:span text:style-name="T52">Ó</text:span><text:span text:style-name="T51">ДЬ</text:span><text:span text:style-name="T187">)</text:span></text:p>
          </table:table-cell>
        </table:table-row>
        <table:table-row>
          <table:table-cell table:style-name="Dictionary.A2" table:number-rows-spanned="2" office:value-type="string">
            <text:p text:style-name="P14">ЯСНОДЖЕРÉЛЬНИЙ</text:p>
            <text:p text:style-name="P18">-а, -е, <text:span text:style-name="T177">прикм., </text:span><text:span text:style-name="T176">інд.-авт.,</text:span></text:p>
            <text:p text:style-name="P18"><text:span text:style-name="T9">утворене способом основословоскладання, похідне від слів:</text:span><text:span text:style-name="T195"> </text:span><text:span text:style-name="T52">я́сний</text:span><text:span text:style-name="T195"> і </text:span><text:span text:style-name="T52">джерéльний.</text:span></text:p>
            <text:p text:style-name="P19">Там буриться похмурий амарант</text:p>
            <text:p text:style-name="P19">і айстри у покірній непокорі</text:p>
            <text:p text:style-name="P19">останні долітовують прозорі</text:p>
            <text:p text:style-name="P18"><text:span text:style-name="T177">дні вересня — </text:span><text:span text:style-name="T179">ясноджерельний</text:span><text:span text:style-name="T177"> кант</text:span><text:span text:style-name="T41"> (П,</text:span><text:span text:style-name="T2"> І, 61)</text:span></text:p>
          </table:table-cell>
          <table:table-cell table:style-name="Dictionary.B2" office:value-type="string">
            <text:p text:style-name="P15">я́сни́й</text:p>
            <text:p text:style-name="P18">ясна, ясне.</text:p>
            <text:p text:style-name="P18">2) Нічим не затьмарений; світлий, чистий. || Чітко видний завдяки світлу, прозорості повітря. || Те саме, що погожий 1). || Безхмарний (про небо). || Чистий, прозорий, не каламутний (про рідину).</text:p>
            <text:p text:style-name="P18"><text:span text:style-name="T125">3) </text:span><text:span text:style-name="T141">перен.</text:span><text:span text:style-name="T125"> Нічим не засмучений, не </text:span><text:span text:style-name="T125">затьмарений; спокійний, безтурботний. || Радісний, збуджений. || Сповнений лагідності, спокою, щирості, відвертості (про погляд, усмішку і т. ін.)</text:span><text:span text:style-name="T163"> (ВТСУМ,</text:span><text:span text:style-name="T128"> 1649)</text:span></text:p>
          </table:table-cell>
        </table:table-row>
        <table:table-row>
          <table:covered-table-cell/>
          <table:table-cell table:style-name="Dictionary.B2" office:value-type="string">
            <text:p text:style-name="P15">джере́льний</text:p>
            <text:p text:style-name="P18">-а, -е.</text:p>
            <text:p text:style-name="P18"><text:soft-page-break/>Прикм. до джерело 1). || Який виходить із джерела. || Власт. джерелу; прохолодний, освіжний<text:span text:style-name="T39"> (ВТСУМ,</text:span><text:span text:style-name="T203"> 291)</text:span></text:p>
          </table:table-cell>
        </table:table-row>
      </table:table>
      <text:h text:style-name="P25" text:outline-level="1"><text:bookmark text:name="__RefHeading__18061_1600925806"/>3. Розділ ІІІ. <text:span text:style-name="T80">Структурно‑семантичні та стилістичні функції індивідуально‑авторської лексики В. Стуса</text:span><text:bookmark-end text:name="__RefHeading__18061_1600925806"/></text:h>
      <text:p text:style-name="Д_5f_Основной_20_текст">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67" text:note-class="footnote"><text:note-citation>1</text:note-citation><text:note-body><text:p text:style-name="Д_5f_Сноска_5f_Постраничная">Українська мова: Енциклопедія. / Редкол.: Русанівський В. М., Тараненко О. О., Зяблюк М. П. та ін.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Д_5f_Основной_20_текст"><text:span text:style-name="T51">По-перше</text:span>, багато дослідників спирається на факти окремо взятого стилю (переважно художнього, рідше — публіцистичного).</text:p>
      <text:p text:style-name="Д_5f_Основной_20_текст"><text:span text:style-name="T51">По-друге</text:span>, категорію оказіональності обмежують передусім виявом на лексичному рівні.</text:p>
      <text:p text:style-name="Д_5f_Основной_20_текст"><text:span text:style-name="T51">По-третє</text:span>, увагу фокусують насамперед на словотвірному аспекті як механізмі утворення «одноразових» одиниць.</text:p>
      <text:p text:style-name="Д_5f_Основной_20_текст">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широкому витлумаченні) та теорії дериваційних відношень.</text:p>
      <text:p text:style-name="Д_5f_Основной_20_текст"><text:soft-page-break/>Оказіональна деривація ілюструє те, що стабільність мовної системи є 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68" text:note-class="footnote"><text:note-citation>1</text:note-citation><text:note-body><text:p text:style-name="Д_5f_Сноска_5f_Постраничная">Матезиус В. О необходимости стабильности литературного языка: Пер. с чешск. // Пражский лингвистический кружок / Под ред. Н. А. Кондрашова. — Москва: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69" text:note-class="footnote"><text:note-citation>2</text:note-citation><text:note-body><text:p text:style-name="Д_5f_Сноска_5f_Постраничная">Колоїз Ж. В. Українська оказіональна деривація: Монографія. — Київ: Акцент, 2007. — С. 8‑9</text:p></text:note-body></text:note></text:p>
      <text:p text:style-name="Д_5f_Основной_20_текст">Поезія Василя Стуса сповнена великою кількістю оказіоналізмів. Словник авторських новотворів письменника, поданий у <text:span text:style-name="T187">розділі ІІ</text:span>, містить <text:span text:style-name="T51">209 словникових статтей</text:span>.</text:p>
      <text:p text:style-name="Д_5f_Абзац_20_перед_20_рисунком">На основі даних про частиномовну належність та спосіб словотворення ми створили такі діаграми (ПЕРЕВІРИТИ ДАНІ!!!):</text:p>
      <text:p text:style-name="P13"><draw:frame draw:style-name="fr1" draw:name="Объект2" text:anchor-type="paragraph" svg:width="6.2984in" svg:height="3.5429in" draw:z-index="0"><draw:object xlink:href="./Object 1" xlink:type="simple" xlink:show="embed" xlink:actuate="onLoad"/><draw:image xlink:href="./ObjectReplacements/Object 1" xlink:type="simple" xlink:show="embed" xlink:actuate="onLoad"/><svg:desc>chart</svg:desc></draw:frame></text:p>
      <text:p text:style-name="Д_5f_Абзац_20_после_20_таблицы"><draw:frame draw:style-name="fr2" draw:name="Объект1" text:anchor-type="paragraph" svg:x="-0.1965in" svg:y="-0.1118in" svg:width="6.2984in" svg:height="3.5429in" draw:z-index="1"><draw:object xlink:href="./Object 2" xlink:type="simple" xlink:show="embed" xlink:actuate="onLoad"/><draw:image xlink:href="./ObjectReplacements/Object 2" xlink:type="simple" xlink:show="embed" xlink:actuate="onLoad"/><svg:desc>chart</svg:desc></draw:frame><text:soft-page-break/>У словнику, який ми уклали, найбільш уживаними частинами мови є:</text:p>
      <text:list xml:id="list1823123890" text:style-name="L37">
        <text:list-item>
          <text:p text:style-name="P149"><text:span text:style-name="T70">Іменник (138): </text:span><text:span text:style-name="T63">біль-жадá</text:span><text:span text:style-name="T54">, </text:span><text:span text:style-name="T63">чорновóддя</text:span><text:span text:style-name="T54">.</text:span></text:p>
        </text:list-item>
        <text:list-item>
          <text:p text:style-name="P149"><text:span text:style-name="T70">Прикметник (46): </text:span><text:span text:style-name="T63">всебíдий</text:span><text:span text:style-name="T54">, </text:span><text:span text:style-name="T63">ясноджерéльний</text:span><text:span text:style-name="T54">.</text:span></text:p>
        </text:list-item>
        <text:list-item>
          <text:p text:style-name="P149"><text:span text:style-name="T70">Прислівник (14): </text:span><text:span text:style-name="T63">всевіки</text:span><text:span text:style-name="T54">, </text:span><text:span text:style-name="T63">уводноряд</text:span><text:span text:style-name="T54">.</text:span></text:p>
        </text:list-item>
        <text:list-item>
          <text:p text:style-name="P149"><text:span text:style-name="T54">Дієслово</text:span><text:span text:style-name="T201"> (9)</text:span><text:span text:style-name="T202">: </text:span><text:span text:style-name="T63">басамáнити</text:span><text:span text:style-name="T54">, </text:span><text:span text:style-name="T63">тонкоголóсити</text:span><text:span text:style-name="T54">.</text:span></text:p>
        </text:list-item>
        <text:list-item>
          <text:p text:style-name="P149"><text:span text:style-name="T70">Дієприкметник (4): </text:span><text:span text:style-name="T63">вичамрілий</text:span><text:span text:style-name="T54">, </text:span><text:span text:style-name="T63">розбрáтаний</text:span><text:span text:style-name="T54">.</text:span></text:p>
        </text:list-item>
        <text:list-item>
          <text:p text:style-name="P149"><text:span text:style-name="T70">Дієприслівник (1): </text:span><text:span text:style-name="T63">всенедочекáвшися</text:span><text:span text:style-name="T54">.</text:span></text:p>
        </text:list-item>
      </text:list>
      <text:p text:style-name="Д_5f_Основной_20_текст">Автор найчастіше використовує такі способи словотворення:</text:p>
      <text:list xml:id="list1187068910" text:style-name="L38">
        <text:list-item>
          <text:p text:style-name="P150">Основоскладання <text:span text:style-name="T209">(70): </text:span><text:span text:style-name="T177">всеглядно</text:span>, <text:span text:style-name="T177">цілосвíт</text:span>.</text:p>
        </text:list-item>
        <text:list-item>
          <text:p text:style-name="P150">Зрощення <text:span text:style-name="T209">(59): </text:span><text:span text:style-name="T177">всебезóдня</text:span>, <text:span text:style-name="T177">усестрімкий</text:span>.</text:p>
        </text:list-item>
        <text:list-item>
          <text:p text:style-name="P150">Префіксальний <text:span text:style-name="T209">(16): </text:span><text:span text:style-name="T177">нáкрик</text:span>, <text:span text:style-name="T177">притінь</text:span>.</text:p>
        </text:list-item>
        <text:list-item>
          <text:p text:style-name="P150">Суфіксальний <text:span text:style-name="T209">(13): </text:span><text:span text:style-name="T177">всенищíвність</text:span><text:span text:style-name="T6">.</text:span></text:p>
        </text:list-item>
        <text:list-item>
          <text:p text:style-name="P150">Словоскладання <text:span text:style-name="T209">(11): </text:span><text:span text:style-name="T177">біль-самотá</text:span>, <text:span text:style-name="T177">сто-морóзи</text:span>.</text:p>
        </text:list-item>
        <text:list-item>
          <text:p text:style-name="P150">Суфіксально-префіксальний <text:span text:style-name="T209">(4): </text:span><text:span text:style-name="T177">овóгнений</text:span>, <text:span text:style-name="T177">розпелюстити</text:span>.</text:p>
        </text:list-item>
      </text:list>
      <text:p text:style-name="Д_5f_Основной_20_текст">Поезія В. Стуса багата на неологізми, утворені поєднанням двох основ слів, часто здавалося б протилежних за значенням, які незвично звучать разом, але 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text:soft-page-break/>підсилюють гостроту думки, наприклад:</text:p>
      <text:p text:style-name="Д_5f_Основной_20_текст"><text:span text:style-name="T63">смертеіснувáння</text:span><text:span text:style-name="T54"> (похідне від смерть і існувáння);</text:span></text:p>
      <text:p text:style-name="Д_5f_Основной_20_текст"><text:span text:style-name="T63">життєсмéрть</text:span><text:span text:style-name="T54"> (похідне від життя і смерть);</text:span></text:p>
      <text:p text:style-name="Д_5f_Основной_20_текст"><text:span text:style-name="T63">всеóчі</text:span><text:span text:style-name="T54"> (похідне від все і óчі);</text:span></text:p>
      <text:p text:style-name="Д_5f_Основной_20_текст"><text:span text:style-name="T63">наднéбо</text:span><text:span text:style-name="T54"> (похідне від над і нéбо);</text:span></text:p>
      <text:p text:style-name="Д_5f_Основной_20_текст"><text:span text:style-name="T63">пажиття</text:span><text:span text:style-name="T54"> (похідне від па... («подібний») і життя);</text:span></text:p>
      <text:p text:style-name="Д_5f_Основной_20_текст"><text:span text:style-name="T63">півдуші</text:span><text:span text:style-name="T54"> (похідне від пів і душі);</text:span></text:p>
      <text:p text:style-name="Д_5f_Основной_20_текст"><text:span text:style-name="T63">самоуникáння</text:span><text:span text:style-name="T54"> (похідне від сáмо... і уникáння);</text:span></text:p>
      <text:p text:style-name="Д_5f_Основной_20_текст"><text:span text:style-name="T63">стосиній</text:span><text:span text:style-name="T54"> (похідне від сто і синій);</text:span></text:p>
      <text:p text:style-name="Д_5f_Основной_20_текст"><text:span text:style-name="T177">усенестéрпний</text:span> (похідне від усé і нестéрпний).</text:p>
      <text:p text:style-name="Д_5f_Основной_20_текст"><text:span text:style-name="T59">У творенні поетичних неологізмів активну роль беруть афікси, префіксоїди, продуктивними є композити.</text:span><text:span text:style-name="T38"><text:note text:id="ftn70" text:note-class="footnote"><text:note-citation>1</text:note-citation><text:note-body><text:p text:style-name="P45">Словник поетичної мови Василя Стуса. Рідковживані слова та індивідуально-авторські новотвори / Уклад. Л. В. Оліфіренко. — К.: Абрис, 2003. — С. 1</text:p></text:note-body></text:note></text:span></text:p>
      <text:p text:style-name="Д_5f_Основной_20_текст"><text:span text:style-name="T37">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37"><text:note text:id="ftn71" text:note-class="footnote"><text:note-citation>2</text:note-citation><text:note-body><text:p text:style-name="Д_5f_Сноска_5f_Постраничная"><text:span text:style-name="T119">Стус В. Зимові дерева: Перша збірка поезій / Вступ, ст. А. Шум. — Брюс</text:span><text:span text:style-name="T120">сель, «Література і мистецтво», 1970. — С. 1</text:span></text:p></text:note-body></text:note></text:span></text:p>
      <text:p text:style-name="Д_5f_Основной_20_текст">Чільне місце у творчості Стуса посідають роздуми про цілісність духу. 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text:note text:id="ftn72" text:note-class="footnote"><text:note-citation>3</text:note-citation><text:note-body><text:p text:style-name="P55">Дзюба І. Свіча у кам’яній пітьмі // Стус В. Палімпсест: Вибране. — К.: Факт, 2003. — <text:s/>С. 18</text:p></text:note-body></text:note> Цим зумовлений і підбір синтаксичних засобів для характеристики предметів оточуючого світу. Особливо яскраво 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77">І світ — </text:span><text:span text:style-name="T180">далекий —</text:span><text:span text:style-name="T177"> посиротіє од </text:span><text:soft-page-break/><text:span text:style-name="T177">холоду розлуки, і од стужі, і од навічних сліпосяйних</text:span> <text:span text:style-name="T177">щасть</text:span><text:note text:id="ftn73" text:note-class="footnote"><text:note-citation>1</text:note-citation><text:note-body><text:p text:style-name="P55">Стус В. Палімпсест: Вибране. — К.: Факт, 2003. — С. 258</text:p></text:note-body></text:note>). Ще більшої стилістичної ваги набуває ширше за обсягом відокремлене означення (<text:span text:style-name="T177">І даленіє дальня Україна — </text:span><text:span text:style-name="T180">ошукана, оспала, навісна</text:span><text:note text:id="ftn74" text:note-class="footnote"><text:note-citation>2</text:note-citation><text:note-body><text:p text:style-name="P55">Стус В. Палімпсест: Вибране. — К.: Факт, 2003. — С. 205</text:p></text:note-body></text:note>).<text:note text:id="ftn75" text:note-class="footnote"><text:note-citation>3</text:note-citation><text:note-body><text:p text:style-name="Д_5f_Сноска_5f_Постраничная"><text:span text:style-name="T54">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103">// Молода нація. — 2006. — № 1. Василь Стус. Двадцять років після смерті: сучасне сприйняття і переосмислення. — С. </text:span><text:span text:style-name="T54">2‑3 ???</text:span></text:p></text:note-body></text:note></text:p>
      <text:p text:style-name="Д_5f_Основной_20_текст">У поезії Стуса як стилістичний прийом поширене звертання до неживого суб’єкта: <text:span text:style-name="T176">Пам’яте, верни із чебрецю, із липня жаротою</text:span><text:note text:id="ftn76" text:note-class="footnote"><text:note-citation>4</text:note-citation><text:note-body><text:p text:style-name="P55">Стус В. Палімпсест: Вибране. — К.: Факт, 2003. — С. 201</text:p></text:note-body></text:note>. При цьому виникає явище персоніфікації, і контекст набуває емоційного забарвлення: <text:span text:style-name="T176">Ізвомплена душе, ярій!</text:span><text:note text:id="ftn77" text:note-class="footnote"><text:note-citation>5</text:note-citation><text:note-body><text:p text:style-name="P55">Стус В. Палімпсест: Вибране. — К.: Факт, 2003. — С. 248</text:p></text:note-body></text:note>.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text:p>
      <text:p text:style-name="Д_5f_Основной_20_текст">Іноді звертань у реченні буває декілька і вони можуть розташовуватись у градаційному порядку, посилюючи таким чином експресивність тексту:<text:note text:id="ftn78" text:note-class="footnote"><text:note-citation>6</text:note-citation><text:note-body><text:p text:style-name="Д_5f_Сноска_5f_Постраничная"><text:span text:style-name="T101">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103">// Молода нація. — 2006. — № 1. Василь Стус. Двадцять років після смерті: сучасне сприйняття і переосмислення. — С. 4 ???</text:span></text:p></text:note-body></text:note></text:p>
      <text:p text:style-name="P29">Прощайте ви, чотири мури,</text:p>
      <text:p text:style-name="P29">три двері, ґрачене вікно</text:p>
      <text:p text:style-name="P29">і ти, мовчазний і понурий</text:p>
      <text:p text:style-name="P29">мій столе, й ти, вільготне дно</text:p>
      <text:p text:style-name="Д_5f_Основной_20_текст"><text:span text:style-name="T177">ночей тюремних. Прощавайте</text:span>.<text:note text:id="ftn79" text:note-class="footnote"><text:note-citation>7</text:note-citation><text:note-body><text:p text:style-name="P55">Стус В. Палімпсест: Вибране. — К.: Факт, 2003. — С. 250</text:p></text:note-body></text:note></text:p>
      <text:p text:style-name="Д_5f_Основной_20_текст">Оцінний ефект має перелік антонімічних звертань: <text:span text:style-name="T176">Прощай, Україно, моя Україно, чужа Україно, навіки прощай</text:span>.<text:span text:style-name="T176"><text:note text:id="ftn80" text:note-class="footnote"><text:note-citation>8</text:note-citation><text:note-body><text:p text:style-name="P55">Стус В. Палімпсест: Вибране. — К.: Факт, 2003. — С. 251</text:p></text:note-body></text:note></text:span></text:p>
      <text:p text:style-name="Д_5f_Основной_20_текст"><text:span text:style-name="T210">Якщо у попередніх збірках («Зимові дерева», «Веселий цвинтар») поет намагається своє життя спрямувати у правильне річище сам, то </text:span><text:span text:style-name="T212">в</text:span><text:span text:style-name="T210"> «Палімпсестах» вже більше опирається на волю Божу. В поезіях почастішали звертання до Бога — в них він шукає захисту й духовної </text:span><text:soft-page-break/><text:span text:style-name="T210">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210"><text:note text:id="ftn81" text:note-class="footnote"><text:note-citation>1</text:note-citation><text:note-body><text:p text:style-name="Д_5f_Сноска_5f_Постраничная">Рарицький О. «Палімпсести» Василя Стуса: духовна домінанта // Слово і час, 1999. — № 12. — С. 62‑64</text:p></text:note-body></text:note></text:span></text:p>
      <text:p text:style-name="Д_5f_Основной_20_текст">Для поета Бог стає вищим моральним орієнтиром, він прагне знайти йому постійний прихисток у своєму серці: <text:span text:style-name="T176">Дякую, Боже, за мить торжества!</text:span><text:note text:id="ftn82" text:note-class="footnote"><text:note-citation>2</text:note-citation><text:note-body><text:p text:style-name="P56">Стус В. Палімпсест: Вибране. — К.: Факт, 2003. — С. 266</text:p></text:note-body></text:note> У житті Стус іде поруч із Богом. За найважчих обставин Бог стає для поета «опорятунком»:</text:p>
      <text:p text:style-name="P29">Боже, не літості — лютості,</text:p>
      <text:p text:style-name="P29">Боже, не ласки, а мсти,</text:p>
      <text:p text:style-name="P29">Дай розірвати нам пута ці,</text:p>
      <text:p text:style-name="Д_5f_Основной_20_текст"><text:span text:style-name="T177">Ретязі ці рознести</text:span>.<text:note text:id="ftn83" text:note-class="footnote"><text:note-citation>3</text:note-citation><text:note-body><text:p text:style-name="P55">Стус В. Палімпсест: Вибране. — К.: Факт, 2003. — С. 231</text:p></text:note-body></text:note></text:p>
      <text:p text:style-name="Д_5f_Основной_20_текст">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note text:id="ftn84" text:note-class="footnote"><text:note-citation>4</text:note-citation><text:note-body><text:p text:style-name="Д_5f_Сноска_5f_Постраничная"><text:span text:style-name="T101">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103">// Молода нація, 2006. — № 1. Василь Стус. Двадцять років після смерті: сучасне сприйняття і переосмислення. — С. 4 ???</text:span></text:p></text:note-body></text:note></text:p>
      <text:p text:style-name="P29">На всерозхресті люті і жаху,</text:p>
      <text:p text:style-name="P29">На всепрозрінні смертного крику</text:p>
      <text:p text:style-name="P29">Дай мені, Боже, чесного шляху,</text:p>
      <text:p text:style-name="Д_5f_Основной_20_текст"><text:span text:style-name="T177">Дай мені, Боже, гордого лику!</text:span><text:note text:id="ftn85" text:note-class="footnote"><text:note-citation>5</text:note-citation><text:note-body><text:p text:style-name="P55">Стус В. Палімпсест: Вибране. — К.: Факт, 2003. — С. 320</text:p></text:note-body></text:note></text:p>
      <text:p text:style-name="Д_5f_Основной_20_текст">Дослідження індивідуально-авторського стилю постає актуальним з 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Д_5f_Основной_20_текст"><text:soft-page-break/>Головним організуючим компонентом мовленнєво-художнього 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Д_5f_Основной_20_текст">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86" text:note-class="footnote"><text:note-citation>1</text:note-citation><text:note-body><text:p text:style-name="Д_5f_Сноска_5f_Постраничная"><text:span text:style-name="T70">Дубовик Л. І.</text:span><text:span text:style-name="T219"> </text:span><text:span text:style-name="T100">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Д_5f_Основной_20_текст">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уможливлює виразність та індивідуальність стильової манери поета.<text:note text:id="ftn87" text:note-class="footnote"><text:note-citation>2</text:note-citation><text:note-body><text:p text:style-name="P50"><text:span text:style-name="T112">Дубовик Л. І.</text:span><text:span text:style-name="T114"> </text:span><text:span text:style-name="T112">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214">251</text:span></text:p></text:note-body></text:note></text:p>
      <text:p text:style-name="Д_5f_Основной_20_текст">Вірші Стуса багаті на барви, тони і образи, які мають логічний сенс в його поетиці. Малюючи образи, наповнені символічного, внутрішнього <text:soft-page-break/>значення, Стус не може обійтися без найосновніших в образності мови тропів та фігур, особливо метафори і порівняння.<text:span text:style-name="T44"><text:note text:id="ftn88" text:note-class="footnote"><text:note-citation>1</text:note-citation><text:note-body><text:p text:style-name="Д_5f_Сноска_5f_Постраничная"><text:span text:style-name="T119">Стус В. Зимові дерева: Перша збірка поезій / Вступ. ст. А. Шум. — Брюс</text:span><text:span text:style-name="T120">сель, «Література і мистецтво», 1970. — С. 4</text:span></text:p></text:note-body></text:note></text:span></text:p>
      <text:p text:style-name="Д_5f_Основной_20_текст"><text:span text:style-name="T44">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span><text:span text:style-name="T44"><text:note text:id="ftn89" text:note-class="footnote"><text:note-citation>2</text:note-citation><text:note-body><text:p text:style-name="Д_5f_Сноска_5f_Постраничная"><text:span text:style-name="T54">Лопушинський І., Ковнір О. </text:span><text:span text:style-name="T70">Метафора у структурі поетичного тексту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214">— С. 5 ???</text:span></text:p></text:note-body></text:note></text:span></text:p>
      <text:p text:style-name="Д_5f_Основной_20_текст"><text:span text:style-name="T44">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span><text:span text:style-name="T44"><text:note text:id="ftn90" text:note-class="footnote"><text:note-citation>3</text:note-citation><text:note-body><text:p text:style-name="Д_5f_Сноска_5f_Постраничная"><text:span text:style-name="T119">Стус В. Зимові дерева: Перша збірка поезій / Вступ. ст. А. Шум. — Брюс</text:span><text:span text:style-name="T120">сель, «Література і мистецтво», 1970. — С. 5</text:span></text:p></text:note-body></text:note></text:span></text:p>
      <text:p text:style-name="Д_5f_Основной_20_текст">Порівняння в Стуса трапляються і дуже прості, і дуже складні. До простих належать такі як «<text:span text:style-name="T177">...ранок білий, як божевілля</text:span>». Бувають в Стуса порівняння, які творять цілу стилістичну «піраміду», так вони нагромаджені одні на других.<text:note text:id="ftn91" text:note-class="footnote"><text:note-citation>4</text:note-citation><text:note-body><text:p text:style-name="Д_5f_Сноска_5f_Постраничная"><text:span text:style-name="T119">Стус В. Зимові дерева: Перша збірка поезій / Вступ. ст. А. Шум. — Брюс</text:span><text:span text:style-name="T120">сель, «Література і мистецтво», 1970. — С. 4</text:span></text:p></text:note-body></text:note></text:p>
      <text:p text:style-name="Д_5f_Основной_20_текст">Одним із найпотужніших образотворчих засобів у художніх текстах поета дослідники вважають метафору.</text:p>
      <text:p text:style-name="Д_5f_Основной_20_текст"><text:span text:style-name="T71">Метафора</text:span><text:span text:style-name="T54"> (грецьк. </text:span><text:span text:style-name="T45">metaphora</text:span><text:span text:style-name="T54"> — перенесення) — один із основних тропів поетичного мовлення. У метафорі слова та словосполучення </text:span><text:span text:style-name="T54">розкривають сутність одних явищ та предметів через інші за схожістю та контрастністю (2,456).</text:span><text:span text:style-name="T54"><text:note text:id="ftn92" text:note-class="footnote"><text:note-citation>5</text:note-citation><text:note-body><text:p text:style-name="P52">Літературознавчий словник-довідник / За ред. Р. Т. Гром’яка, Ю. І. Коваліва, В. І. Теремка [та ін.] — К.: Академія, 2007. — С. 456</text:p></text:note-body></text:note></text:span></text:p>
      <text:p text:style-name="Д_5f_Основной_20_текст">Первинна функція метафори в художньому тексті — тропеїчна, образотворча, спрямована на формування художньої якості.</text:p>
      <text:p text:style-name="Д_5f_Основной_20_текст"><text:soft-page-break/>Ще в працях Арістотеля, Ціцерона, Квінтіліана серед виражальних засобів мови центральне місце належить метафорі. Ціцерон стверджував: «Нема тропа блискучішого, такого, що надавав би мові більшої кількості яскравих образів, ніж метафора».<text:note text:id="ftn93" text:note-class="footnote"><text:note-citation>1</text:note-citation><text:note-body><text:p text:style-name="Д_5f_Сноска_5f_Постраничная"><text:span text:style-name="T54">Античные теории языка и стиля / Под общ. ред. О. М. Фрейденберг, — Москва; Ленинград, 1936. </text:span><text:span text:style-name="T62">То же — </text:span><text:span text:style-name="Emphasis"><text:span text:style-name="T62">Санкт</text:span></text:span><text:span text:style-name="T62">-</text:span><text:span text:style-name="Emphasis"><text:span text:style-name="T62">Петербург</text:span></text:span><text:span text:style-name="T62">, 1996. — </text:span><text:span text:style-name="T54">С. 217</text:span></text:p></text:note-body></text:note>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text:note text:id="ftn94" text:note-class="footnote"><text:note-citation>2</text:note-citation><text:note-body><text:p text:style-name="P52">Потебня А. А. Из записок по теории словесности — Харьков, 1905. — С. 104</text:p></text:note-body></text:note></text:p>
      <text:p text:style-name="Д_5f_Основной_20_текст">Поетичні твори Василя Стуса надзвичайно насичені метафорами, причому певна їх частина є закритою.<text:span text:style-name="T45">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95" text:note-class="footnote"><text:note-citation>3</text:note-citation><text:note-body><text:p text:style-name="Д_5f_Сноска_5f_Постраничная"><text:span text:style-name="T54">Лопушинський І., Ковнір О. </text:span><text:span text:style-name="T70">Метафора у структурі поетичного тексту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214">— С. </text:span>1 ???</text:p></text:note-body></text:note></text:p>
      <text:p text:style-name="Д_5f_Основной_20_текст"><text:span text:style-name="T218">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text:span><text:span text:style-name="T218">переносному вживанні, викликається спільністю стилістичного </text:span><text:span text:style-name="T218">завдання.</text:span><text:span text:style-name="T218"><text:note text:id="ftn96" text:note-class="footnote"><text:note-citation>4</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p></text:note-body></text:note></text:span></text:p>
      <text:p text:style-name="Д_5f_Основной_20_текст">До стилістичних синонімів входить велика кількість слів та фразеологізмів. <text:span text:style-name="T211">Оскільки синоніміка становить собою певну систему </text:span><text:soft-page-break/><text:span text:style-name="T211">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text:span><text:span text:style-name="T211">Отже, синонімічний ряд можна розглядати як певну мікросистему в синонімічній системі мови (5).</text:span><text:span text:style-name="T211"><text:note text:id="ftn97" text:note-class="footnote"><text:note-citation>1</text:note-citation><text:note-body><text:p text:style-name="P52">Палевская М. Ф. Проблема синонимического ряда, его границ и возможности выделения доминанты. — Москва, 1967. — С. 97.</text:p></text:note-body></text:note></text:span></text:p>
      <text:p text:style-name="Д_5f_Основной_20_текст">Вивчення синонімів, їх сутності, особливостей — це все те, що допомагає нам зрозуміти використання синонімів, а також їх стилістичну роль.</text:p>
      <text:p text:style-name="Д_5f_Основной_20_текст"><text:span text:style-name="T218">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218"><text:note text:id="ftn98" text:note-class="footnote"><text:note-citation>2</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p></text:note-body></text:note></text:span></text:p>
      <text:p text:style-name="Д_5f_Основной_20_текст">У поетичному дискурсі Василя Стуса широко вживається <text:span text:style-name="T51">антитеза</text:span>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text:note text:id="ftn99" text:note-class="footnote"><text:note-citation>3</text:note-citation><text:note-body><text:p text:style-name="P50">Літературознавчий словник-довідник / За ред. Р. Т. Гром’яка, Ю. І. Коваліва, В. І. Теремка [та ін.] — К.: Академія, 2007. — С. 48</text:p></text:note-body></text:note> яка підсилює мовну експресію ліричних творів митця, відбиває особливості його двоїстого світовідчуття.</text:p>
      <text:p text:style-name="Д_5f_Основной_20_текст">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яскравіше виявляються їхні якості»,<text:note text:id="ftn100" text:note-class="footnote"><text:note-citation>4</text:note-citation><text:note-body><text:p text:style-name="P50">Доломан С. Є. Антитеза в мові художньої літератури // Культура слова. Вип. 24. — К.: Наукова думка, 1983. — С. 18</text:p></text:note-body></text:note> пор.: <text:span text:style-name="T177">Прощай, Україно, моя Україно,/ чужа Україно, щаслива бувай </text:span>(П, І, 223). У цій антитезі, що виражає образно-парадоксальну ідею, наявна пара антитетичних епітетів: <text:span text:style-name="T177">моя і чужа</text:span>. Такий притаманний для антитези поділ на звичне/незвичне репрезентується й в <text:soft-page-break/>інших антитетичних лексемних парах: <text:span text:style-name="T177">злет-падіння, стовбур-крона, там-тут, життя-смерть, близько-далеко, зима-літо, лютість-кохання, живий-мрець</text:span> та ін., пор.: <text:span text:style-name="T177">Одна гора — зима, а друга — літо,/ а я стою, мов осінь, — посеред</text:span> (П І, 132).<text:note text:id="ftn101" text:note-class="footnote"><text:note-citation>1</text:note-citation><text:note-body><text:p text:style-name="P50">Оліфіренко Л. Антитетичність у поетиці Василя Стуса як відображення світогляду митця <text:span text:style-name="T113">// Молода нація, 2006. — № 1. Василь Стус. Двадцять років після смерті: сучасне сприйняття і переосмислення. — С. 1 ???</text:span></text:p></text:note-body></text:note></text:p>
      <text:p text:style-name="Д_5f_Основной_20_текст">Стислість і висока емоційність антитези надають багатьом висловам В. Стуса виразності, афористичності: <text:span text:style-name="T177">Життя — повище зір, життя — понижче пекла... </text:span><text:span text:style-name="T195">(П, ІІ, 57); </text:span><text:span text:style-name="T177">Який високий злет! Яке падіння</text:span>!..;<text:note text:id="ftn102" text:note-class="footnote"><text:note-citation>2</text:note-citation><text:note-body><text:p text:style-name="P53">Стус В. Зібрання творів: У 4‑х т., 6‑ти кн. — Львів: Просвіта, 1995. — Т. 2. — С. 63</text:p></text:note-body></text:note> <text:span text:style-name="T177">Живі — у домовині. Мертві — ні,/ хоча тюремним муром всіх притисло</text:span><text:note text:id="ftn103" text:note-class="footnote"><text:note-citation>3</text:note-citation><text:note-body><text:p text:style-name="P53">Стус В. Зібрання творів: У 4‑х т., 6‑ти кн. — Львів: Просвіта, 1994. — Т. 1., кн. 1. — С 81</text:p></text:note-body></text:note> тощо.</text:p>
      <text:p text:style-name="Д_5f_Основной_20_текст">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Д_5f_Основной_20_текст">1) використовуються прийомом вставленого речення для витворення ємнішого висловлення: <text:span text:style-name="T177">Регочи на кутні — буде </text:span><text:span text:style-name="T180">легше</text:span><text:span text:style-name="T177">/ (а як буде </text:span><text:span text:style-name="T180">важче —</text:span><text:span text:style-name="T177"> теж не гріх)</text:span>;<text:note text:id="ftn104" text:note-class="footnote"><text:note-citation>4</text:note-citation><text:note-body><text:p text:style-name="P53">Стус В. Зібрання творів: У 4‑х т., 6‑ти кн. — Львів: Просвіта, 1994. — Т. 1., кн. 1. — С 62</text:p></text:note-body></text:note></text:p>
      <text:list xml:id="list175720652" text:style-name="WW8Num2">
        <text:list-item>
          <text:p text:style-name="P151">перехресно повторюються: <text:span text:style-name="T177">Що </text:span><text:span text:style-name="T180">чуже —</text:span><text:span text:style-name="T177"> то </text:span><text:span text:style-name="T180">наше</text:span><text:span text:style-name="T177">./ А що </text:span><text:span text:style-name="T180">наше —</text:span><text:span text:style-name="T177"> нам же й </text:span><text:span text:style-name="T180">чуже</text:span>;<text:note text:id="ftn105" text:note-class="footnote"><text:note-citation>5</text:note-citation><text:note-body><text:p text:style-name="P53">Стус В. Зібрання творів: У 4‑х т., 6‑ти кн. — Львів: Просвіта, 1994. — Т. 1., кн. 1. — С 83</text:p></text:note-body></text:note></text:p>
        </text:list-item>
        <text:list-item>
          <text:p text:style-name="P151">посилюються атрибутами, що, в свою чергу, є антонімічними: …<text:span text:style-name="T177">по кураях, по </text:span><text:span text:style-name="T180">рідних</text:span><text:span text:style-name="T177"> селах, по містах,/ </text:span><text:span text:style-name="T180">чужих</text:span><text:span text:style-name="T177"> містах — ти так і кляк і </text:span><text:span text:style-name="T177">однокрило ріс угору</text:span>;<text:note text:id="ftn106" text:note-class="footnote"><text:note-citation>6</text:note-citation><text:note-body><text:p text:style-name="P53">Стус В. Зібрання творів: У 4‑х т., 6‑ти кн. — Львів: Просвіта, 1994. — Т. 1., кн. 1. — С 110</text:p></text:note-body></text:note></text:p>
        </text:list-item>
        <text:list-item>
          <text:p text:style-name="P151">парцелюються: <text:span text:style-name="T177">Як став — то вплав,/ як брід — то вслід,/ як мур — то хоч нурця…</text:span> (П, І, 30);</text:p>
        </text:list-item>
        <text:list-item>
          <text:p text:style-name="P151">підтримуються повтором: <text:span text:style-name="T177">Жертовна молитва, жертовна клятьба,/ жертовна любов і прокльони —/ довіку не буде із мене раба,/ душа </text:span><text:soft-page-break/><text:span text:style-name="T177">поневажить полони</text:span> (П, ІІ, 74).</text:p>
        </text:list-item>
      </text:list>
      <text:p text:style-name="Д_5f_Основной_20_текст">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text:note text:id="ftn107" text:note-class="footnote"><text:note-citation>1</text:note-citation><text:note-body><text:p text:style-name="P50">Оліфіренко Л. Антитетичність у поетиці Василя Стуса як відображення світогляду митця <text:span text:style-name="T113">// Молода нація. — 2006. — № 1. Василь Стус. Двадцять років після смерті: сучасне сприйняття і переосмислення. — С. 2</text:span></text:p></text:note-body></text:note> <text:span text:style-name="T177">Я — сам. А ти — лиш тінь./ Я є добро, а ти — труха і тлінь,/ а спільне в нас — що в’язні ми обоє/ дверей обабоки</text:span>;<text:note text:id="ftn108" text:note-class="footnote"><text:note-citation>2</text:note-citation><text:note-body><text:p text:style-name="P53">Стус В. Зібрання творів: У 4‑х т., 6‑ти кн. — Львів: Просвіта, 1995. —Т. 2. — С. 27</text:p></text:note-body></text:note> <text:span text:style-name="T177">Ти – не птаха невеличка. Ти – заманливий порив!</text:span><text:note text:id="ftn109" text:note-class="footnote"><text:note-citation>3</text:note-citation><text:note-body><text:p text:style-name="P53">Стус В. Зібрання творів: У 4‑х т., 6‑ти кн. — Львів: Просвіта, 1994. —Т. 1., кн. 1. — С. 203</text:p></text:note-body></text:note></text:p>
      <text:p text:style-name="Д_5f_Основной_20_текст">Поняття антитетичності дуже тісно пов’язане з <text:span text:style-name="T51">контрастуванням</text:span>.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77">Тільки сіль, і вода, і житняк,/ і світанок, і ніч, і стозора/ небезпека, і сонна і хора/ ця душа — вирушає успак!</text:span> (П, І, 105); <text:span text:style-name="T176">З калини сопілка і гілка бузку,/ і перша гагілка, і перше ку-ку </text:span>(П, ІІ,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контрастуючих елементів речення. До того ж, вона може підсилюватися супровідною антонімізацією (<text:span text:style-name="T177">і світанок, і ніч</text:span>), римою (<text:span text:style-name="T177">сопілка — гілка — гагілка, гілка бузку — ку-ку</text:span>).</text:p>
      <text:p text:style-name="Д_5f_Основной_20_текст">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text:soft-page-break/>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110" text:note-class="footnote"><text:note-citation>1</text:note-citation><text:note-body><text:p text:style-name="P50">Оліфіренко Л. Антитетичність у поетиці Василя Стуса як відображення світогляду митця <text:span text:style-name="T113">// Молода нація. — 2006. — № 1. Василь Стус. Двадцять років після смерті: сучасне сприйняття і переосмислення. — С. 3</text:span></text:p></text:note-body></text:note></text:p>
      <text:p text:style-name="Д_5f_Основной_20_текст"><text:span text:style-name="T218">У вірші «Вільготно гойдається зламана віть...»</text:span><text:span text:style-name="T217"> (П,</text:span><text:span text:style-name="T218"> І, 27)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218"><text:note text:id="ftn111" text:note-class="footnote"><text:note-citation>2</text:note-citation><text:note-body><text:p text:style-name="Д_5f_Сноска_5f_Постраничная"><text:span text:style-name="T54">Плющ Л. Вільготно гойдається зламана віть... // «Слово і час», № 11, 1991. </text:span><text:span text:style-name="T215">— С. 44</text:span></text:p></text:note-body></text:note></text:span></text:p>
      <text:p text:style-name="Д_5f_Основной_20_текст">У процесі дослідження ідіостилю Василя Стуса, специфіки ліричного фонду поета вияскравлюється неоднорідність стилю митця, цілковита 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Д_5f_Основной_20_текст">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підрядні частини зазначених речень повідомляють додаткову, уточнюючу інформацію про істоту, яка є об’єктом (найчастіше) або суб’єктом речення.</text:p>
      <text:p text:style-name="Д_5f_Основной_20_текст"><text:span text:style-name="T218">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text:span><text:span text:style-name="T218">собі значення додаткової інформації про суб’єкт/об’єкт:</text:span><text:span text:style-name="T218"><text:note text:id="ftn112" text:note-class="footnote"><text:note-citation>3</text:note-citation><text:note-body><text:p text:style-name="Д_5f_Сноска_5f_Постраничная"><text:span text:style-name="T54">Пономарьова Л. Стилетворчий потенціал складнопідрядних прислівних присубстантивно‑атрибутивних речень в ідіостилі Василя Стуса </text:span><text:span text:style-name="T215">//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Д_5f_Основной_20_текст"><text:soft-page-break/>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span text:style-name="T218"><text:note text:id="ftn113" text:note-class="footnote"><text:note-citation>4</text:note-citation><text:note-body><text:p text:style-name="Д_5f_Сноска_5f_Постраничная"><text:span text:style-name="T54">Могила С. Вияви інверсії в поетичних творах Василя Стуса </text:span><text:span text:style-name="T215">//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text:p text:style-name="P29">Бринить космічна музика струмка,</text:p>
      <text:p text:style-name="P29">Неначе ним усесвіт обізвався</text:p>
      <text:p text:style-name="P29">до себе. Сядь напоруч і змалій</text:p>
      <text:p text:style-name="P29">до крем’яха. І най тебе омиє</text:p>
      <text:p text:style-name="P29">вода прозора...</text:p>
      <text:p text:style-name="P41">(П, ІІ, 27)</text:p>
      <text:p text:style-name="P41"/>
      <text:p text:style-name="P41"/>
      <text:p text:style-name="P41"/>
      <text:p text:style-name="P41"/>
      <text:p text:style-name="P41"/>
      <text:p text:style-name="P41"/>
      <text:p text:style-name="P41"/>
      <text:p text:style-name="P41"/>
      <text:p text:style-name="P41"/>
      <text:p text:style-name="P41"/>
      <text:p text:style-name="Д_5f_Основной_20_текст"/>
      <text:p text:style-name="Д_5f_Основной_20_текст">Виявлені індивідуально-авторські новотвори різноманітні за значенням, семантичними групами та будовою. Спільною рисою для усіх описаних неологізмів є вживання їх переважно в переносному значенні, що ускладнює поділ на семантичні групи.</text:p>
      <text:p text:style-name="Д_5f_Основной_20_текст">Серед них:</text:p>
      <text:list xml:id="list1101726983" text:style-name="L39">
        <text:list-item>
          <text:list>
            <text:list-item>
              <text:list>
                <text:list-item>
                  <text:p text:style-name="P152"><text:soft-page-break/>назви речей: вивістря, вискалок; рослин: архітрави, оцвіття;</text:p>
                </text:list-item>
                <text:list-item>
                  <text:p text:style-name="P152">осіб: воєнраб, жертво-кат, като-жертва, невір, надлюдина, пустограка;</text:p>
                </text:list-item>
                <text:list-item>
                  <text:p text:style-name="P152">почуттів: докука, протобажання, присмута, потома, розтривога, самобіль, самолють;</text:p>
                </text:list-item>
                <text:list-item>
                  <text:p text:style-name="P152">стану людини: кривоокість, незглибимість;</text:p>
                </text:list-item>
                <text:list-item>
                  <text:p text:style-name="P152">пір року: повесіння, розвесіння;</text:p>
                </text:list-item>
                <text:list-item>
                  <text:p text:style-name="P152">складових навколишньої природи: водь, міжзорря, міжхвилля, охвилля.</text:p>
                </text:list-item>
              </text:list>
            </text:list-item>
          </text:list>
        </text:list-item>
      </text:list>
      <text:p text:style-name="Д_5f_Основной_20_текст">Крім цього, між деякими з аналізованих іменників-оказіоналізмів встановлюємо <text:span text:style-name="T51">синонімічні</text:span> (витерп і стерп, перехлип і перехлюп, іножиття та інобуття) та <text:span text:style-name="T51">антонімічні</text:span> (жертво-кат і като-жертва, повесіння і розвесіння, самонародження і самосмерть, самодар і самовтрата) відношення.</text:p>
      <text:p text:style-name="Д_5f_Основной_20_текст">Значну кількість становлять іменники-назви опредмеченої дії: вглиблення, косопис, опорятунок, перехлюп, перехлип, самовигнання, самозгасання, самонародження та ін. Проте найбільш чисельною серед даних неологізмів є група абстрактних іменників (воєнробство, витерп, іножиття, інобуття, кривоокість, незглибимість, самовтрата, самозрада). Серед даного переліку іменників-оказіоналізмів наявні також і збірні: міжзорря, міжхвилля, окрилля, оцвіття, помежів’я, розкрилля.</text:p>
      <text:p text:style-name="Д_5f_Основной_20_текст">За будовою найчисельнішу групу становлять двокомпонентні неологізми, такі як архітрави, воєнраб, воєнробство, водотеча, вискалок, витерп, вивістря, жертво-кат, като-жертва, іножиття, інобуття, кривоокість, косопис, міжзорря, міжхвилля, недолюдина, невір.</text:p>
      <text:p text:style-name="Д_5f_Основной_20_текст">Значну частину становлять <text:span text:style-name="T51">суфіксальні</text:span> утворення (блакитинка, божата) та <text:span text:style-name="T51">префіксальні</text:span> (витерп, вискалок, вивістря, іножиття, інобуття, міжзорря, міжхвилля, невір, охвиля, окрилля, оцвіття, опорятунок, повесіння, провеснянка). Деякі префікси повторюються в кількох неологізмах, як-от <text:span text:style-name="T51">ви-</text:span>, <text:span text:style-name="T51">іно-</text:span>, <text:span text:style-name="T51">між-</text:span>, <text:span text:style-name="T51">о-</text:span>, <text:span text:style-name="T51">по-</text:span>, у словах вивістря, витерп, вискалок, іножиття, інобуття, міжзорря, міжхвилля, охвилля, окрилля, оцвіття, опорятунок, повесіння, <text:soft-page-break/>поціляння.</text:p>
      <text:p text:style-name="Д_5f_Основной_20_текст">Досить чисельна група іменників-неологізмів із першим компонентом <text:span text:style-name="T51">само-</text:span>, яка представлена такими словами, як самобіль, самовигнання, самовтрата, самодар, самозагасання, самозмалення, самозрада, самолють, самонародження, самопочезання, самопрозрівання, самороздаровування, самосмерть.</text:p>
      <text:p text:style-name="Д_5f_Основной_20_текст">Звернення уваги на морфемну будову допомагає точніше розкрити лексичне значення оказіоналізмів.</text:p>
      <text:p text:style-name="Д_5f_Основной_20_текст">Основним способом з’ясування семантики даних неологізмів є звернення до мотивуючих слів, використання їх значень.<text:note text:id="ftn114" text:note-class="footnote"><text:note-citation>1</text:note-citation><text:note-body><text:p text:style-name="Д_5f_Сноска_5f_Постраничная">Шміло. — С. 14</text:p></text:note-body></text:note></text:p>
      <text:h text:style-name="P24" text:outline-level="1"><text:bookmark text:name="__RefHeading__18063_1600925806"/>Висновки<text:bookmark-end text:name="__RefHeading__18063_1600925806"/></text:h>
      <text:p text:style-name="Д_5f_Основной_20_текст">Поезія Василя Стуса сповнена великою кількістю оказіоналізмів. Це свідчить про те, що творення неологізмів і їх вживання у поетичних творах є особливістю творчої манери Василя Стуса.<text:note text:id="ftn115" text:note-class="footnote"><text:note-citation>1</text:note-citation><text:note-body><text:p text:style-name="Д_5f_Сноска_5f_Постраничная">Шміло. — С. 14</text:p></text:note-body></text:note></text:p>
      <text:p text:style-name="Д_5f_Основной_20_текст"/>
      <text:p text:style-name="Д_5f_Основной_20_текст">Філософські поезії В. Стуса неможливо декодувати без знання світоглядного контексту його творчості. І лірику поета не слід сприймати спрощено, як художню ілюстрацію ідей екзистенціалізму чи української «філософії серця».<text:note text:id="ftn116" text:note-class="footnote"><text:note-citation>2</text:note-citation><text:note-body><text:p text:style-name="Д_5f_Сноска_5f_Постраничная"><text:span text:style-name="T87">Бондаренко А.</text:span><text:span text:style-name="T89"> </text:span><text:span text:style-name="T91">Спроба аналізу</text:span><text:span text:style-name="T95"> </text:span><text:span text:style-name="T91">філософських творів</text:span><text:span text:style-name="T95"> </text:span><text:span text:style-name="T91">Василя Стуса // «</text:span><text:span text:style-name="T92">Дивослово», № 8, 1998. — С. 1</text:span></text:p></text:note-body></text:note></text:p>
      <text:p text:style-name="Д_5f_Основной_20_текст"/>
      <text:p text:style-name="Д_5f_Основной_20_текст">Екзистенціалізм приваблював В. Стуса ідеєю стоїцизму, пов’язаною з темою «закиненості» людини у світі, згубності соціуму для особистості: важким умовам існування людина може протиставити свої внутрішні сили, свій духовний потенціал. Так сходяться у двобої «біль — білий світ» і дух людини, керований самонаказом: «Стій і стій, допоки скону, допоки світу й сонця — стій і стій». Поет повною мірою зазнав і відчув, як суспільство нищить, нівелює людину, обмежує її свободу, і протистояв цьому нищенню активною життєвою позицією, високими морально-етичними переконаннями і творчістю, яка, за постулатами екзистенціалізму, дає можливість досягти справжньої свободи. Провідна тема у цій творчості — становлення душі, духу. Екзистенціалісти твердять, що духовність людини є майже єдиною її метою. В. Стус теж вважав, що людина «твориться, самонароджується», що у важких умовах існування вона знаходить власну сутність.<text:note text:id="ftn117" text:note-class="footnote"><text:note-citation>3</text:note-citation><text:note-body><text:p text:style-name="Д_5f_Сноска_5f_Постраничная"><text:span text:style-name="T88">Бондаренко А.</text:span><text:span text:style-name="T90"> </text:span><text:span text:style-name="T92">Спроба аналізу</text:span><text:span text:style-name="T96"> </text:span><text:span text:style-name="T92">філософських творів</text:span><text:span text:style-name="T96"> </text:span><text:span text:style-name="T92">Василя Стуса // «Дивослово», № 8, 1998. — С. 5</text:span></text:p></text:note-body></text:note></text:p>
      <text:p text:style-name="Д_5f_Основной_20_текст"/>
      <text:p text:style-name="Д_5f_Основной_20_текст"><text:span text:style-name="T218">У поезії Стуса весь час нашаровуються різні стани душі, які на перший погляд</text:span><text:span text:style-name="T85"> </text:span><text:span text:style-name="T218">заперечують, «стирають» один одного. Але ж ні, той </text:span><text:soft-page-break/><text:span text:style-name="T218">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інш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інш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span text:style-name="T218"><text:note text:id="ftn118" text:note-class="footnote"><text:note-citation>1</text:note-citation><text:note-body><text:p text:style-name="P54"><text:span text:style-name="T54">Коцюбинська М. Х. Новітні Палімпсести (Кілька думок про феномен Василя Стуса) // «Філософська і соціологічна думка», 1990, № 2. </text:span><text:span text:style-name="T215">— </text:span><text:span text:style-name="T216">C. </text:span><text:span text:style-name="T213">101</text:span></text:p></text:note-body></text:note></text:span></text:p>
      <text:p text:style-name="P41"/>
      <text:p text:style-name="P36">Завдання дипломної роботи, які ми виконали:</text:p>
      <text:list xml:id="list2052696911" text:continue-list="list741498340" text:style-name="L2">
        <text:list-item>
          <text:p text:style-name="P106">опрацювати статті та книги відомих учених, науковців з даної теми;</text:p>
        </text:list-item>
        <text:list-item>
          <text:p text:style-name="P105">розглянути життєвий і творчий шлях письменника;</text:p>
        </text:list-item>
        <text:list-item>
          <text:p text:style-name="P105">розкрити теоретичні питання деривації та неології, підтверджувати їх прикладами;</text:p>
        </text:list-item>
        <text:list-item>
          <text:p text:style-name="P105">розглянути основні способи словотворення в сучасній українській літературній мові;</text:p>
        </text:list-item>
        <text:list-item>
          <text:p text:style-name="P106">розглянути основні критерії класифікації неологізмів;</text:p>
        </text:list-item>
        <text:list-item>
          <text:p text:style-name="P105"><text:span text:style-name="T75">познайомитися з матеріалами с</text:span><text:span text:style-name="T82">ловника поетичної мови Василя Стуса</text:span><text:span text:style-name="T82"><text:note text:id="ftn119" text:note-class="footnote"><text:note-citation>2</text:note-citation><text:note-body><text:p text:style-name="P45">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82">, використовувати його як джерельну базу;</text:span></text:p>
        </text:list-item>
        <text:list-item>
          <text:p text:style-name="P153">укласти словник індивідуально-авторських новотворів письменника.</text:p>
        </text:list-item>
      </text:list>
      <text:h text:style-name="P24" text:outline-level="1"><text:bookmark text:name="__RefHeading__55132_178389612"/>Список використаної літератури<text:bookmark-end text:name="__RefHeading__55132_178389612"/></text:h>
      <text:list xml:id="list432344806" text:style-name="L40">
        <text:list-item>
          <text:p text:style-name="P88">Античные теории языка и стиля / Под общ. ред. О. М. Фрейденберг, — Москва; Ленинград, 1936. <text:span text:style-name="T3">То же — </text:span><text:span text:style-name="Emphasis"><text:span text:style-name="T3">Санкт</text:span></text:span><text:span text:style-name="T3">-</text:span><text:span text:style-name="Emphasis"><text:span text:style-name="T3">Петербург</text:span></text:span><text:span text:style-name="T3">, 1996. — 344 с.</text:span></text:p>
        </text:list-item>
        <text:list-item>
          <text:p text:style-name="P88"><text:span text:style-name="T222">Бондаренко А.</text:span><text:span text:style-name="T225"> </text:span><text:span text:style-name="T222">Спроба аналізу</text:span><text:span text:style-name="T224"> </text:span><text:span text:style-name="T222">філософських творів</text:span><text:span text:style-name="T224"> </text:span><text:span text:style-name="T222">Василя Стуса // «</text:span><text:span text:style-name="T223">Дивослово», № 8, 1998, 62 с.</text:span></text:p>
        </text:list-item>
        <text:list-item>
          <text:p text:style-name="P89">Булаховський Л. А. Виникнення і розвиток літературних мов // Мовознавство. — 1947. — Т. 4‑5. — 223 с.</text:p>
        </text:list-item>
        <text:list-item>
          <text:p text:style-name="P89">Бусел В. Т. Великий тлумачний словник сучасної української мови. — Київ, Ірпінь. — Перун, 2005. — 1728 с.</text:p>
        </text:list-item>
        <text:list-item>
          <text:p text:style-name="P89">Вакарюк Л., Панцьо С. Українська мова. Морфеміка і словотвір. — Тернопіль, 2004. — 183 с.</text:p>
        </text:list-item>
        <text:list-item>
          <text:p text:style-name="P88">Ващук В. О. Флективний спосіб словотворення похідних іменників. // УМЛШ. — 1973. — № 10. — 42 с.</text:p>
        </text:list-item>
        <text:list-item>
          <text:p text:style-name="P89">Горпинич В. О. Сучасна українська літературна мова. Морфеміка. Словотвір. Морфонологія: Навч. посіб. — К.: Вища шк., 1999. — 207 с.</text:p>
        </text:list-item>
        <text:list-item>
          <text:p text:style-name="P89">Дзюба І. Свіча у кам’яній пітьмі // Стус В. Палімпсест: Вибране. — К.: Факт, 2003. — 432 с.</text:p>
        </text:list-item>
        <text:list-item>
          <text:p text:style-name="P88"><text:a xlink:type="simple" xlink:href="http://blog.i.ua/community/3252/752359/">Документальна трилогія «Просвітлої дороги свічка чорна». Пам’яті Василя Стуса</text:a><text:span text:style-name="T21">???</text:span></text:p>
        </text:list-item>
        <text:list-item>
          <text:p text:style-name="P90">Доломан С. Є. Антитеза в мові художньої літератури // Культура слова. Вип. 24. — К.: Наукова думка, 1983.</text:p>
        </text:list-item>
        <text:list-item>
          <text:p text:style-name="P88">Дубовик Л. І.<text:span text:style-name="T222"> </text:span><text:span text:style-name="T226">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245 с.</text:span></text:p>
        </text:list-item>
        <text:list-item>
          <text:p text:style-name="P89">Думчак І. М. Універбація в українській мові: автореф. дис. на здобуття наук. ступеня канд. філол. наук: 10.02.01 «Українська мова» / І. М. Думчак — Івано-Франківськ, 1998. — 16 с.</text:p>
        </text:list-item>
        <text:list-item>
          <text:p text:style-name="P88">Земская Е. А. Активные процессы современного словопроизводства // Русский язык конца ХХ столетия (1985‑1995). — Москва: Языки <text:soft-page-break/>русской культуры, 1996. — 141 с.</text:p>
        </text:list-item>
        <text:list-item>
          <text:p text:style-name="P89">Ковалик И. И. Вопросы словообразования имен существительных восточнославянских языков в сравнении с другими славянскими языками. — АДД: Львов, 1961.</text:p>
        </text:list-item>
        <text:list-item>
          <text:p text:style-name="P89">Ковалик І. І. Вступ. Дериватологія (словотвір) як самостійна лінгвістична дисципліна та її місце у системі науки про мову / Словотвір суч. укр. літ. Мови. — К.: Наукова думка, 1979. — 56 с.</text:p>
        </text:list-item>
        <text:list-item>
          <text:p text:style-name="P88"><text:span text:style-name="Emphasis"><text:span text:style-name="T109">Ковалик</text:span></text:span><text:span text:style-name="T166"> </text:span><text:span text:style-name="T167">І. І. </text:span><text:span text:style-name="Emphasis"><text:span text:style-name="T109">Вчення</text:span></text:span><text:span text:style-name="T166"> </text:span><text:span text:style-name="T167">про </text:span><text:span text:style-name="Emphasis"><text:span text:style-name="T109">словотвір</text:span></text:span><text:span text:style-name="T167">. — </text:span><text:span text:style-name="Emphasis"><text:span text:style-name="T109">Львів</text:span></text:span><text:span text:style-name="T167">: Вид‑во </text:span><text:span text:style-name="Emphasis"><text:span text:style-name="T109">Львів</text:span></text:span><text:span text:style-name="T167">. ун‑ту, </text:span><text:span text:style-name="Emphasis"><text:span text:style-name="T109">1961</text:span></text:span><text:span text:style-name="T167">. — </text:span><text:span text:style-name="Emphasis"><text:span text:style-name="T109">Вип</text:span></text:span><text:span text:style-name="T167">. </text:span><text:span text:style-name="Emphasis"><text:span text:style-name="T109">2</text:span></text:span><text:span text:style-name="T167">. — 84 с.</text:span></text:p>
        </text:list-item>
        <text:list-item>
          <text:p text:style-name="P88">Колоїз Ж. В. Українська оказіональна деривація: Монографія. — Київ: Акцент, 2007. — 310 с.</text:p>
        </text:list-item>
        <text:list-item>
          <text:p text:style-name="P88"><text:span text:style-name="T26">Коцюбинська М. Х. Новітні Палімпсести (Кілька думок про феномен Василя Стуса) // «Філософська і соціологічна думка», 1990, № 2. </text:span><text:span text:style-name="T25">— 102</text:span><text:span text:style-name="T27"> </text:span><text:span text:style-name="T28">с.</text:span></text:p>
        </text:list-item>
        <text:list-item>
          <text:p text:style-name="P89">Курс сучасної української літературної мови / За заг. ред. Л. А. Булаховського. — К.: Рад. Школа, 1951. — Т. 1. — 520 с.</text:p>
        </text:list-item>
        <text:list-item>
          <text:p text:style-name="P88">Лыков А. Г. Современная русская лексикология (русское окказиональное слово). — Москва: Высшая школа, 1976. — 119 с.</text:p>
        </text:list-item>
        <text:list-item>
          <text:p text:style-name="P88">Літературознавчий словник-довідник / За ред. Р. Т. Гром’яка, Ю. І. Коваліва, В. І. Теремка [та ін.] — К.: Академія, 2007. — 572 с.</text:p>
        </text:list-item>
        <text:list-item>
          <text:p text:style-name="P91">Лопушинський І., Ковнір О. Метафора у структурі поетичного тексту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p>
        </text:list-item>
        <text:list-item>
          <text:p text:style-name="P90">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text:p>
        </text:list-item>
        <text:list-item>
          <text:p text:style-name="P89">Матезиус В. О необходимости стабильности литературного языка: Пер. с чешск. // Пражский лингвистический кружок / Под ред. <text:soft-page-break/>Н. А. Кондрашова. — Москва: Прогресс, 1967. — 393 с.</text:p>
        </text:list-item>
        <text:list-item>
          <text:p text:style-name="P90">Могила С. Вияви інверсії в поетичних творах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p>
        </text:list-item>
        <text:list-item>
          <text:p text:style-name="P89">Огієнко І. І. Історія української літературної мови. — К.: Либідь, 1995. — 296 с.</text:p>
        </text:list-item>
        <text:list-item>
          <text:p text:style-name="P88"><text:span text:style-name="T222">Оліфіренко Л. Антитетичність у поетиці Василя Стуса як відображення світогляду митця </text:span><text:span text:style-name="T226">// Молода нація. — 2006. — № 1. Василь Стус. Двадцять років після смерті: сучасне сприйняття і переосмислення. — 400 с.</text:span></text:p>
        </text:list-item>
        <text:list-item>
          <text:p text:style-name="P88">Остапчук. Ю. Синтаксичний аспект Стусового «самособоюнаповнення» (стилістичні функції простого неелементарного речення у творчості письменника) <text:span text:style-name="T209">// Молода нація. — 2006. — № 1. Василь Стус. Двадцять років після смерті: сучасне сприйняття і переосмислення. — 400 с.</text:span></text:p>
        </text:list-item>
        <text:list-item>
          <text:p text:style-name="P90">Палевская М. Ф. Проблема синонимического ряда, его границ и возможности выделения доминанты. — Москва, 1967.</text:p>
        </text:list-item>
        <text:list-item>
          <text:p text:style-name="P92">Піддубська І.<text:span text:style-name="T54"> Функціональне навантаження дієслівних часових і способових форм у поезіях В. Стуса // </text:span>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p>
        </text:list-item>
        <text:list-item>
          <text:p text:style-name="P88"><text:span text:style-name="T226">Плющ Л. Вільготно гойдається зламана віть... // «Слово і час», № 11, 1991. </text:span><text:span text:style-name="T222">— 47 с.</text:span></text:p>
        </text:list-item>
        <text:list-item>
          <text:p text:style-name="P90">Пономарьова Л. Стилетворчий потенціал складнопідрядних прислівних присубстантивно‑атрибутивних речень в ідіостилі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p>
        </text:list-item>
        <text:list-item>
          <text:p text:style-name="P90"><text:soft-page-break/>Потебня А. А. Из записок по теории словесности — Харьков, 1905. — 652 с.</text:p>
        </text:list-item>
        <text:list-item>
          <text:p text:style-name="P89">Потиха З. А. Современное русское словообразование. Пособие для учителя. — Москва, 1970, 84 с.</text:p>
        </text:list-item>
        <text:list-item>
          <text:p text:style-name="P93">Рарицький О. «Палімпсести» Василя Стуса: духовна домінанта // Слово і час. — 1999. — № 12. — 64 с.</text:p>
        </text:list-item>
        <text:list-item>
          <text:p text:style-name="P93">Словник поетичної мови Василя Стуса. Рідковживані слова та індивідуально-авторські новотвори / Уклад. Л. В. Оліфіренко. — К.: Абрис, 2003. — 90 с.</text:p>
        </text:list-item>
        <text:list-item>
          <text:p text:style-name="P88"><text:span text:style-name="T227">Стус В. Зимові дерева: Перша збірка поезій / Вступ, ст. А. Шум. — Брюс</text:span><text:span text:style-name="T209">сель, «Література і мистецтво», 1970. — 206 с.</text:span></text:p>
        </text:list-item>
        <text:list-item>
          <text:p text:style-name="P93">Стус В. Зібрання творів: У 4‑х т., 6‑ти кн. — Львів: Просвіта, 1999.</text:p>
        </text:list-item>
        <text:list-item>
          <text:p text:style-name="P89">Стус В. Палімпсест: Вибране. — К.: Факт, 2003. — 432 с.</text:p>
        </text:list-item>
        <text:list-item>
          <text:p text:style-name="P88"><text:a xlink:type="simple" xlink:href="http://stus.kiev.ua/stusoznavstvo.files/7%20D.Stus2.zip">Стус Д. «ПАЛІМПСЕСТИ Василя Стуса</text:a><text:span text:style-name="T21">»???</text:span></text:p>
        </text:list-item>
        <text:list-item>
          <text:p text:style-name="P88">Сучасна українська літературна мова: Лексика і фразеологія / За заг. ред. І. К. Білодіда. — К.: Наукова думка, 1973. — 440 с.</text:p>
        </text:list-item>
        <text:list-item>
          <text:p text:style-name="P88">Українська мова: Енциклопедія. / Редкол.: Русанівський В. М., Тараненко О. О., Зяблюк М. П. та ін.  — К.: Українська енциклопедія, 2000. — 752 с.</text:p>
        </text:list-item>
        <text:list-item>
          <text:p text:style-name="P88">Фомина М. И. Новые слова и их типы // Современный русский язык: Лексикология. — Москва: Высшая школа, 1990. — 292 с.</text:p>
        </text:list-item>
        <text:list-item>
          <text:p text:style-name="P88">Шанский Н. М. Неологизмы // Лексикология современного русского языка: Пособие для студентов пед. ин‑тов. — Москва: Просвещение, 1964. — 164 с.</text:p>
        </text:list-item>
        <text:list-item>
          <text:p text:style-name="P88"><text:span text:style-name="T54">Шум А. Поезія Василя Стуса // «Зимові дерева», Брюссель, Література і мистецтво, 1970. — 206</text:span><text:span text:style-name="T209"> с.</text:span></text:p>
        </text:list-item>
      </text:list>
      <text:p text:style-name="P156">МІНІСТЕРСТВО ОСВІТИ І НАУКИ УКРАЇНИ</text:p>
      <text:p text:style-name="P35">ДЕРЖАВНИЙ ВИЩИЙ НАВЧАЛЬНИЙ ЗАКЛАД</text:p>
      <text:p text:style-name="P35">«УЖГОРОДСЬКИЙ НАЦІОНАЛЬНИЙ УНІВЕРСИТЕТ»</text:p>
      <text:p text:style-name="P35">ФІЛОЛОГІЧНИЙ ФАКУЛЬТЕТ</text:p>
      <text:p text:style-name="P35">КАФЕДРА УКРАЇНСЬКОЇ МОВИ</text:p>
      <text:p text:style-name="P35"/>
      <text:p text:style-name="P35"/>
      <text:p text:style-name="P33"/>
      <text:p text:style-name="P33"/>
      <text:p text:style-name="P33"/>
      <text:p text:style-name="P33"/>
      <text:p text:style-name="P35"/>
      <text:p text:style-name="P38"><text:bookmark text:name="__RefHeading__24486_1443281443"/>ІНДИВІДУАЛЬНО‑АВТОРСЬКІ НОВОТВОРИ<text:bookmark-end text:name="__RefHeading__24486_1443281443"/></text:p>
      <text:p text:style-name="P38"><text:bookmark text:name="__RefHeading__24488_1443281443"/>У ЗБІРЦІ В. СТУСА «ПАЛІМПСЕСТИ»<text:bookmark-end text:name="__RefHeading__24488_1443281443"/></text:p>
      <text:p text:style-name="P35"/>
      <text:p text:style-name="P35"/>
      <text:p text:style-name="P34">Дипломна робота<text:tab/><text:tab/></text:p>
      <text:p text:style-name="P34"><text:span text:style-name="T45">студента V </text:span>курсу<text:tab/><text:tab/></text:p>
      <text:p text:style-name="P34">Брези І. І.<text:tab/><text:tab/><text:tab/></text:p>
      <text:p text:style-name="P35"/>
      <text:p text:style-name="P37">Науковий керівник<text:tab/></text:p>
      <text:p text:style-name="P37">доц. Вовченко Г. І.<text:tab/></text:p>
      <text:p text:style-name="P35"/>
      <text:p text:style-name="P35"/>
      <text:p text:style-name="P35"/>
      <text:p text:style-name="P35"/>
      <text:p text:style-name="P35"/>
      <text:p text:style-name="P35"/>
      <text:p text:style-name="P35">Ужгород — 2012</text:p>
      <text:p text:style-name="P155"><text:soft-page-break/>замінити самовивищення на самобіль і перевірити див.-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Verdana" svg:font-family="Verdana, Geneva, sans-serif"/>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ody_20_Text_20_2" style:display-name="Body Text 2" style:family="paragraph" style:parent-style-name="Standard">
      <style:paragraph-properties fo:margin-left="0in" fo:margin-right="0in" fo:margin-top="0.0835in" fo:margin-bottom="0in" fo:text-align="justify" style:justify-single-word="false" fo:text-indent="0.5in" style:auto-text-indent="false"/>
      <style:text-properties fo:font-size="12pt" style:font-size-asian="12pt"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2" style:display-name="ListLabel 2" style:family="text">
      <style:text-properties style:font-name-complex="Times New Roman3"/>
    </style:style>
    <style:style style:name="ListLabel_20_3" style:display-name="ListLabel 3"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Д_5f_Верх.Колонтитул">
      <style:paragraph-properties fo:text-align="center" style:justify-single-word="false"/>
    </style:style>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43</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style:master-page style:name="Endnote" style:page-layout-name="Mpm4"/>
    <style:master-page style:name="Footnote" style:page-layout-name="Mpm4"/>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08:53:39</meta:creation-date>
    <meta:editing-duration>P1DT29M7S</meta:editing-duration>
    <meta:editing-cycles>75</meta:editing-cycles>
    <meta:generator>LibreOffice/3.4$Linux LibreOffice_project/340m1$Build-402</meta:generator>
    <dc:title>Diplom</dc:title>
    <dc:date>2012-05-07T17:06:14</dc:date>
    <meta:document-statistic meta:table-count="2" meta:image-count="0" meta:object-count="2" meta:page-count="177" meta:paragraph-count="3611" meta:word-count="31923" meta:character-count="216981" meta:non-whitespace-character-count="188924"/>
    <meta:user-defined meta:name="Поле 1"/>
    <meta:user-defined meta:name="Поле 2"/>
    <meta:user-defined meta:name="Поле 3"/>
    <meta:user-defined meta:name="Поле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4.2cm" style:legend-expansion="high" chart:style-name="ch2"/>
        <chart:plot-area chart:style-name="ch3" chart:data-source-has-labels="both" svg:x="0.769cm" svg:y="0.851cm" svg:width="11.613cm" svg:height="7.549cm">
          <chartooo:coordinate-region svg:x="3.348cm" svg:y="0.851cm" svg:width="8.754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Частини мови</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